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0.937cm" fo:min-width="2.54cm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vertical-align="top" fo:min-height="0.26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none" draw:fill="none" draw:textarea-vertical-align="top" fo:min-height="6.46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96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ffff00" draw:shadow="hidden"/>
    </style:style>
    <style:style style:name="gr10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0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341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solid" draw:fill-color="#000000" draw:shadow="hidden"/>
    </style:style>
    <style:style style:name="gr15" style:family="graphic" style:parent-style-name="standard">
      <style:graphic-properties draw:stroke="none" draw:fill="none" draw:textarea-vertical-align="top" fo:min-height="1.017cm" fo:min-width="2.54cm" fo:padding-top="0.035cm" fo:padding-bottom="0.035cm" fo:padding-left="0.035cm" fo:padding-right="0.035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0.778cm" fo:min-width="2.54cm" fo:padding-top="0.035cm" fo:padding-bottom="0.035cm" fo:padding-left="0.035cm" fo:padding-right="0.035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top" fo:min-height="0.519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none" draw:fill="none" draw:textarea-vertical-align="top" fo:min-height="0.219cm" fo:min-width="2.54cm" fo:padding-top="0.035cm" fo:padding-bottom="0.035cm" fo:padding-left="0.035cm" fo:padding-right="0.035cm"/>
      <style:paragraph-properties style:writing-mode="lr-tb"/>
    </style:style>
    <style:style style:name="gr20" style:family="graphic" style:parent-style-name="objectwithoutfill">
      <style:graphic-properties svg:stroke-width="0.007cm" svg:stroke-color="#000000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21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2.909cm" fo:min-width="2.22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135cm"/>
    </style:style>
    <style:style style:name="gr23" style:family="graphic" style:parent-style-name="objectwithoutfill">
      <style:graphic-properties svg:stroke-color="#000000" draw:fill="solid" draw:fill-color="#ffffff" draw:textarea-vertical-align="middle"/>
    </style:style>
    <style:style style:name="gr24" style:family="graphic" style:parent-style-name="objectwithoutfill">
      <style:graphic-properties svg:stroke-width="0.007cm" svg:stroke-color="#000000" draw:marker-start-width="0.21cm" draw:marker-end-width="0.21cm" draw:fill="solid" draw:fill-color="#ffffff" draw:textarea-vertical-align="middle" fo:padding-top="0.128cm" fo:padding-bottom="0.128cm" fo:padding-left="0.253cm" fo:padding-right="0.2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2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11cm"/>
      <style:paragraph-properties style:writing-mode="lr-tb"/>
    </style:style>
    <style:style style:name="gr32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0.344cm" fo:min-width="0.2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22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e8eef7"/>
    </style:style>
    <style:style style:name="P6" style:family="paragraph">
      <loext:graphic-properties draw:fill="solid" draw:fill-color="#ffff00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000000" style:font-name="Calibri1" fo:font-size="6pt" style:font-name-asian="Calibri1" style:font-size-asian="6pt" style:font-name-complex="Calibri1" style:font-size-complex="6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ff0000" style:font-name="Calibri1" fo:font-size="6pt" style:font-name-asian="Calibri1" style:font-size-asian="6pt" style:font-name-complex="Calibri1" style:font-size-complex="6pt"/>
    </style:style>
    <style:style style:name="T4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5" style:family="text">
      <style:text-properties fo:color="#000000" style:font-name="Calibri1" fo:font-size="5pt" style:font-name-asian="Calibri1" style:font-size-asian="5pt" style:font-name-complex="Calibri1" style:font-size-complex="5pt"/>
    </style:style>
    <style:style style:name="T6" style:family="text">
      <style:text-properties fo:color="#000000" style:font-name="Calibri1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lay" draw:style-name="dp1" draw:master-page-name="PM0">
        <draw:g>
          <draw:polygon draw:style-name="gr1" draw:text-style-name="P1" draw:layer="layout" svg:width="0.7cm" svg:height="1.7cm" svg:x="3.85cm" svg:y="7.5cm" svg:viewBox="0 0 701 1701" draw:points="0,1701 701,1701 701,0 0,0">
            <text:p/>
          </draw:polygon>
          <draw:polygon draw:style-name="gr2" draw:text-style-name="P2" draw:layer="layout" svg:width="0.7cm" svg:height="1.7cm" svg:x="3.85cm" svg:y="7.5cm" svg:viewBox="0 0 701 1701" draw:points="0,1701 701,1701 701,0 0,0">
            <text:p/>
          </draw:polygon>
        </draw:g>
        <draw:line draw:style-name="gr2" draw:text-style-name="P2" draw:layer="layout" svg:x1="4.1cm" svg:y1="7.801cm" svg:x2="4.301cm" svg:y2="7.7cm">
          <text:p/>
        </draw:line>
        <draw:path draw:style-name="gr2" draw:text-style-name="P2" draw:layer="layout" svg:width="0.998cm" svg:height="0cm" svg:x="3.7cm" svg:y="7.8cm" svg:viewBox="0 0 999 0" svg:d="M599 0h400M0 0h399">
          <text:p/>
        </draw:path>
        <draw:polyline draw:style-name="gr2" draw:text-style-name="P2" draw:layer="layout" svg:width="0.443cm" svg:height="0.105cm" svg:x="4.257cm" svg:y="7.65cm" svg:viewBox="0 0 444 106" draw:points="0,106 0,0 444,0">
          <text:p/>
        </draw:polyline>
        <draw:line draw:style-name="gr2" draw:text-style-name="P2" draw:layer="layout" svg:x1="4.1cm" svg:y1="8.101cm" svg:x2="4.301cm" svg:y2="8cm">
          <text:p/>
        </draw:line>
        <draw:path draw:style-name="gr2" draw:text-style-name="P2" draw:layer="layout" svg:width="0.998cm" svg:height="0cm" svg:x="3.7cm" svg:y="8.1cm" svg:viewBox="0 0 999 0" svg:d="M599 0h400M0 0h399">
          <text:p/>
        </draw:path>
        <draw:polyline draw:style-name="gr2" draw:text-style-name="P2" draw:layer="layout" svg:width="0.443cm" svg:height="0.105cm" svg:x="4.257cm" svg:y="7.95cm" svg:viewBox="0 0 444 106" draw:points="0,106 0,0 444,0">
          <text:p/>
        </draw:polyline>
        <draw:line draw:style-name="gr2" draw:text-style-name="P2" draw:layer="layout" svg:x1="4.1cm" svg:y1="8.401cm" svg:x2="4.301cm" svg:y2="8.3cm">
          <text:p/>
        </draw:line>
        <draw:path draw:style-name="gr2" draw:text-style-name="P2" draw:layer="layout" svg:width="0.998cm" svg:height="0cm" svg:x="3.7cm" svg:y="8.4cm" svg:viewBox="0 0 999 0" svg:d="M599 0h400M0 0h399">
          <text:p/>
        </draw:path>
        <draw:polyline draw:style-name="gr2" draw:text-style-name="P2" draw:layer="layout" svg:width="0.443cm" svg:height="0.105cm" svg:x="4.257cm" svg:y="8.25cm" svg:viewBox="0 0 444 106" draw:points="0,106 0,0 444,0">
          <text:p/>
        </draw:polyline>
        <draw:line draw:style-name="gr2" draw:text-style-name="P2" draw:layer="layout" svg:x1="4.1cm" svg:y1="8.701cm" svg:x2="4.301cm" svg:y2="8.6cm">
          <text:p/>
        </draw:line>
        <draw:path draw:style-name="gr2" draw:text-style-name="P2" draw:layer="layout" svg:width="0.998cm" svg:height="0cm" svg:x="3.7cm" svg:y="8.7cm" svg:viewBox="0 0 999 0" svg:d="M599 0h400M0 0h399">
          <text:p/>
        </draw:path>
        <draw:polyline draw:style-name="gr2" draw:text-style-name="P2" draw:layer="layout" svg:width="0.443cm" svg:height="0.105cm" svg:x="4.257cm" svg:y="8.55cm" svg:viewBox="0 0 444 106" draw:points="0,106 0,0 444,0">
          <text:p/>
        </draw:polyline>
        <draw:g>
          <draw:polygon draw:style-name="gr1" draw:text-style-name="P1" draw:layer="layout" svg:width="0.15cm" svg:height="0.15cm" svg:x="4cm" svg:y="8.875cm" svg:viewBox="0 0 151 151" draw:points="0,151 151,151 151,0 0,0">
            <text:p/>
          </draw:polygon>
          <draw:path draw:style-name="gr2" draw:text-style-name="P2" draw:layer="layout" svg:width="0.15cm" svg:height="0.15cm" svg:x="4cm" svg:y="8.875cm" svg:viewBox="0 0 151 151" svg:d="M23 41c0 0 1-1 1-2 2-10 5-18 9-23 4-6 9-9 14-9 4 0 9 3 13 9 4 5 7 13 9 23 3 10 4 21 4 32 0 1 0 1 0 1 0 4 0 7 0 11 0 11 1 22 3 32 3 10 6 18 10 24s9 9 13 9c5 0 10-3 14-9s7-14 9-24c2-7 3-14 4-22M0 151h151v-151h-151z">
            <text:p/>
          </draw:path>
        </draw:g>
        <draw:frame draw:style-name="gr3" draw:text-style-name="P2" draw:layer="layout" svg:width="0.03cm" svg:height="1.007cm" svg:x="4.083cm" svg:y="8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cm" svg:y="8.875cm" svg:viewBox="0 0 301 151" draw:points="0,151 301,151 301,0 0,0">
              <text:p/>
            </draw:polygon>
            <draw:polygon draw:style-name="gr2" draw:text-style-name="P2" draw:layer="layout" svg:width="0.3cm" svg:height="0.15cm" svg:x="4.15cm" svg:y="8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cm" svg:y="9.025cm">
            <draw:text-box>
              <text:p/>
            </draw:text-box>
          </draw:frame>
        </draw:g>
        <draw:line draw:style-name="gr2" draw:text-style-name="P2" draw:layer="layout" svg:x1="3.999cm" svg:y1="8.95cm" svg:x2="3.7cm" svg:y2="8.95cm">
          <text:p/>
        </draw:line>
        <draw:frame draw:style-name="gr4" draw:text-style-name="P4" draw:layer="layout" svg:width="0.515cm" svg:height="0.33cm" svg:x="3.285cm" svg:y="8.8cm">
          <draw:text-box>
            <text:p text:style-name="P3"><text:span text:style-name="T1">IN</text:span></text:p>
          </draw:text-box>
        </draw:frame>
        <draw:frame draw:style-name="gr4" draw:text-style-name="P4" draw:layer="layout" svg:width="0.395cm" svg:height="0.33cm" svg:x="3.352cm" svg:y="7.65cm">
          <draw:text-box>
            <text:p text:style-name="P3"><text:span text:style-name="T1">9</text:span></text:p>
          </draw:text-box>
        </draw:frame>
        <draw:frame draw:style-name="gr4" draw:text-style-name="P4" draw:layer="layout" svg:width="0.395cm" svg:height="0.33cm" svg:x="4.702cm" svg:y="7.459cm">
          <draw:text-box>
            <text:p text:style-name="P3"><text:span text:style-name="T1">1</text:span></text:p>
          </draw:text-box>
        </draw:frame>
        <draw:frame draw:style-name="gr4" draw:text-style-name="P4" draw:layer="layout" svg:width="0.395cm" svg:height="0.33cm" svg:x="4.7cm" svg:y="7.659cm">
          <draw:text-box>
            <text:p text:style-name="P3"><text:span text:style-name="T1">5</text:span></text:p>
          </draw:text-box>
        </draw:frame>
      </draw:page>
      <draw:page draw:name="ALU blocks" draw:style-name="dp1" draw:master-page-name="PM1">
        <draw:g>
          <draw:g>
            <draw:polygon draw:style-name="gr5" draw:text-style-name="P5" draw:layer="layout" svg:width="2cm" svg:height="6.75cm" svg:x="12.75cm" svg:y="3.75cm" svg:viewBox="0 0 2001 6751" draw:points="0,6751 2001,6751 2001,0 0,0">
              <text:p/>
            </draw:polygon>
            <draw:polygon draw:style-name="gr2" draw:text-style-name="P2" draw:layer="layout" svg:width="2cm" svg:height="6.75cm" svg:x="12.75cm" svg:y="3.75cm" svg:viewBox="0 0 2001 6751" draw:points="0,6751 2001,6751 2001,0 0,0">
              <text:p/>
            </draw:polygon>
          </draw:g>
          <draw:frame draw:style-name="gr6" draw:text-style-name="P4" draw:layer="layout" svg:width="2cm" svg:height="6.75cm" svg:x="12.75cm" svg:y="3.7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5" draw:layer="layout" svg:width="2cm" svg:height="6.75cm" svg:x="10.5cm" svg:y="3.75cm" svg:viewBox="0 0 2001 6751" draw:points="0,6751 2001,6751 2001,0 0,0">
            <text:p/>
          </draw:polygon>
          <draw:polygon draw:style-name="gr2" draw:text-style-name="P2" draw:layer="layout" svg:width="2cm" svg:height="6.75cm" svg:x="10.5cm" svg:y="3.75cm" svg:viewBox="0 0 2001 6751" draw:points="0,6751 2001,6751 2001,0 0,0">
            <text:p/>
          </draw:polygon>
        </draw:g>
        <draw:g>
          <draw:g>
            <draw:polygon draw:style-name="gr5" draw:text-style-name="P5" draw:layer="layout" svg:width="1.5cm" svg:height="1.5cm" svg:x="10.75cm" svg:y="5.5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5.5cm" svg:viewBox="0 0 1501 1501" draw:points="0,1501 1501,1501 1501,0 0,0">
              <text:p/>
            </draw:polygon>
          </draw:g>
          <draw:frame draw:style-name="gr7" draw:text-style-name="P4" draw:layer="layout" svg:width="1.5cm" svg:height="1.5cm" svg:x="10.75cm" svg:y="5.5cm">
            <draw:text-box>
              <text:p text:style-name="P3"><text:span text:style-name="T2">Adder</text:span></text:p>
            </draw:text-box>
          </draw:frame>
        </draw:g>
        <draw:g>
          <draw:g>
            <draw:polygon draw:style-name="gr5" draw:text-style-name="P5" draw:layer="layout" svg:width="1.5cm" svg:height="1.5cm" svg:x="10.75cm" svg:y="4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4cm" svg:viewBox="0 0 1501 1501" draw:points="0,1501 1501,1501 1501,0 0,0">
              <text:p/>
            </draw:polygon>
          </draw:g>
          <draw:frame draw:style-name="gr7" draw:text-style-name="P4" draw:layer="layout" svg:width="1.5cm" svg:height="1.5cm" svg:x="10.75cm" svg:y="4cm">
            <draw:text-box>
              <text:p text:style-name="P3"><text:span text:style-name="T2">Subtractor</text:span></text:p>
            </draw:text-box>
          </draw:frame>
        </draw:g>
        <draw:g>
          <draw:g>
            <draw:polygon draw:style-name="gr5" draw:text-style-name="P5" draw:layer="layout" svg:width="1.5cm" svg:height="3.25cm" svg:x="10.75cm" svg:y="7cm" svg:viewBox="0 0 1501 3251" draw:points="0,3251 1501,3251 1501,0 0,0">
              <text:p/>
            </draw:polygon>
            <draw:polygon draw:style-name="gr2" draw:text-style-name="P2" draw:layer="layout" svg:width="1.5cm" svg:height="3.25cm" svg:x="10.75cm" svg:y="7cm" svg:viewBox="0 0 1501 3251" draw:points="0,3251 1501,3251 1501,0 0,0">
              <text:p/>
            </draw:polygon>
          </draw:g>
          <draw:frame draw:style-name="gr8" draw:text-style-name="P4" draw:layer="layout" svg:width="1.5cm" svg:height="3.25cm" svg:x="10.75cm" svg:y="7cm">
            <draw:text-box>
              <text:p text:style-name="P3"><text:span text:style-name="T2">Logic</text:span></text:p>
            </draw:text-box>
          </draw:frame>
        </draw:g>
        <draw:g>
          <draw:g>
            <draw:polygon draw:style-name="gr9" draw:text-style-name="P6" draw:layer="layout" svg:width="1.15cm" svg:height="0.75cm" svg:x="7cm" svg:y="5.5cm" svg:viewBox="0 0 1151 751" draw:points="0,751 1151,751 1151,0 0,0">
              <text:p/>
            </draw:polygon>
            <draw:polygon draw:style-name="gr2" draw:text-style-name="P2" draw:layer="layout" svg:width="1.15cm" svg:height="0.75cm" svg:x="7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7cm" svg:y="5.5cm">
            <draw:text-box>
              <text:p text:style-name="P3"><text:span text:style-name="T2">CY</text:span></text:p>
            </draw:text-box>
          </draw:frame>
        </draw:g>
        <draw:frame draw:style-name="gr4" draw:text-style-name="P4" draw:layer="layout" svg:width="0.772cm" svg:height="0.33cm" svg:x="10.75cm" svg:y="2.5cm">
          <draw:text-box>
            <text:p text:style-name="P3"><text:span text:style-name="T3">Data1</text:span></text:p>
          </draw:text-box>
        </draw:frame>
        <draw:frame draw:style-name="gr4" draw:text-style-name="P4" draw:layer="layout" svg:width="0.772cm" svg:height="0.33cm" svg:x="11.478cm" svg:y="2.5cm">
          <draw:text-box>
            <text:p text:style-name="P3"><text:span text:style-name="T3">Data2</text:span></text:p>
          </draw:text-box>
        </draw:frame>
        <draw:g>
          <draw:polygon draw:style-name="gr5" draw:text-style-name="P5" draw:layer="layout" svg:width="0.5cm" svg:height="0.85cm" svg:x="10.9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0.9cm" svg:y="2.9cm" svg:viewBox="0 0 501 851" draw:points="250,851 501,600 336,600 335,0 165,0 166,600 0,600">
            <text:p/>
          </draw:polygon>
        </draw:g>
        <draw:g>
          <draw:polygon draw:style-name="gr5" draw:text-style-name="P5" draw:layer="layout" svg:width="0.5cm" svg:height="0.85cm" svg:x="11.6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1.6cm" svg:y="2.9cm" svg:viewBox="0 0 501 851" draw:points="250,851 501,600 336,600 335,0 165,0 166,600 0,600">
            <text:p/>
          </draw:polygon>
        </draw:g>
        <draw:g>
          <draw:g>
            <draw:polygon draw:style-name="gr5" draw:text-style-name="P5" draw:layer="layout" svg:width="1.25cm" svg:height="0.75cm" svg:x="8.15cm" svg:y="5.5cm" svg:viewBox="0 0 1251 751" draw:points="0,751 1251,751 1251,0 0,0">
              <text:p/>
            </draw:polygon>
            <draw:polygon draw:style-name="gr2" draw:text-style-name="P2" draw:layer="layout" svg:width="1.25cm" svg:height="0.75cm" svg:x="8.15cm" svg:y="5.5cm" svg:viewBox="0 0 1251 751" draw:points="0,751 1251,751 1251,0 0,0">
              <text:p/>
            </draw:polygon>
          </draw:g>
          <draw:frame draw:style-name="gr10" draw:text-style-name="P4" draw:layer="layout" svg:width="1.25cm" svg:height="0.75cm" svg:x="8.15cm" svg:y="5.5cm">
            <draw:text-box>
              <text:p text:style-name="P3"><text:span text:style-name="T2">Enable</text:span></text:p>
            </draw:text-box>
          </draw:frame>
        </draw:g>
        <draw:g>
          <draw:g>
            <draw:polygon draw:style-name="gr5" draw:text-style-name="P5" draw:layer="layout" svg:width="1.15cm" svg:height="0.75cm" svg:x="5.85cm" svg:y="5.5cm" svg:viewBox="0 0 1151 751" draw:points="0,751 1151,751 1151,0 0,0">
              <text:p/>
            </draw:polygon>
            <draw:polygon draw:style-name="gr2" draw:text-style-name="P2" draw:layer="layout" svg:width="1.15cm" svg:height="0.75cm" svg:x="5.85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5.85cm" svg:y="5.5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5" draw:layer="layout" svg:width="9cm" svg:height="1.312cm" svg:x="8.25cm" svg:y="11cm" svg:viewBox="0 0 9001 1313" draw:points="0,1313 9001,1313 9001,0 0,0">
              <text:p/>
            </draw:polygon>
            <draw:polygon draw:style-name="gr2" draw:text-style-name="P2" draw:layer="layout" svg:width="9cm" svg:height="1.312cm" svg:x="8.25cm" svg:y="11cm" svg:viewBox="0 0 9001 1313" draw:points="0,1313 9001,1313 9001,0 0,0">
              <text:p/>
            </draw:polygon>
          </draw:g>
          <draw:frame draw:style-name="gr11" draw:text-style-name="P4" draw:layer="layout" svg:width="9cm" svg:height="1.312cm" svg:x="8.25cm" svg:y="11cm">
            <draw:text-box>
              <text:p text:style-name="P3"><text:span text:style-name="T2">Decoder</text:span></text:p>
            </draw:text-box>
          </draw:frame>
        </draw:g>
        <draw:g>
          <draw:g>
            <draw:polygon draw:style-name="gr5" draw:text-style-name="P5" draw:layer="layout" svg:width="1.5cm" svg:height="0.5cm" svg:x="13cm" svg:y="4.5cm" svg:viewBox="0 0 1501 501" draw:points="0,501 1501,501 1501,0 0,0">
              <text:p/>
            </draw:polygon>
            <draw:polygon draw:style-name="gr2" draw:text-style-name="P2" draw:layer="layout" svg:width="1.5cm" svg:height="0.5cm" svg:x="13cm" svg:y="4.5cm" svg:viewBox="0 0 1501 501" draw:points="0,501 1501,501 1501,0 0,0">
              <text:p/>
            </draw:polygon>
          </draw:g>
          <draw:frame draw:style-name="gr12" draw:text-style-name="P4" draw:layer="layout" svg:width="1.5cm" svg:height="0.623cm" svg:x="13cm" svg:y="4.439cm">
            <draw:text-box>
              <text:p text:style-name="P3"><text:span text:style-name="T2">SUB/SBC</text:span></text:p>
            </draw:text-box>
          </draw:frame>
        </draw:g>
        <draw:g>
          <draw:g>
            <draw:polygon draw:style-name="gr5" draw:text-style-name="P5" draw:layer="layout" svg:width="1.5cm" svg:height="0.5cm" svg:x="13cm" svg:y="6cm" svg:viewBox="0 0 1501 501" draw:points="0,501 1501,501 1501,0 0,0">
              <text:p/>
            </draw:polygon>
            <draw:polygon draw:style-name="gr2" draw:text-style-name="P2" draw:layer="layout" svg:width="1.5cm" svg:height="0.5cm" svg:x="13cm" svg:y="6cm" svg:viewBox="0 0 1501 501" draw:points="0,501 1501,501 1501,0 0,0">
              <text:p/>
            </draw:polygon>
          </draw:g>
          <draw:frame draw:style-name="gr12" draw:text-style-name="P4" draw:layer="layout" svg:width="1.5cm" svg:height="0.623cm" svg:x="13cm" svg:y="5.939cm">
            <draw:text-box>
              <text:p text:style-name="P3"><text:span text:style-name="T2">ADD/ADC</text:span></text:p>
            </draw:text-box>
          </draw:frame>
        </draw:g>
        <draw:g>
          <draw:g>
            <draw:polygon draw:style-name="gr5" draw:text-style-name="P5" draw:layer="layout" svg:width="1cm" svg:height="0.5cm" svg:x="13cm" svg:y="7cm" svg:viewBox="0 0 1001 501" draw:points="0,501 1001,501 1001,0 0,0">
              <text:p/>
            </draw:polygon>
            <draw:polygon draw:style-name="gr2" draw:text-style-name="P2" draw:layer="layout" svg:width="1cm" svg:height="0.5cm" svg:x="13cm" svg:y="7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6.939cm">
            <draw:text-box>
              <text:p text:style-name="P3"><text:span text:style-name="T2">AND</text:span></text:p>
            </draw:text-box>
          </draw:frame>
        </draw:g>
        <draw:g>
          <draw:g>
            <draw:polygon draw:style-name="gr5" draw:text-style-name="P5" draw:layer="layout" svg:width="1cm" svg:height="0.5cm" svg:x="13cm" svg:y="7.5cm" svg:viewBox="0 0 1001 501" draw:points="0,501 1001,501 1001,0 0,0">
              <text:p/>
            </draw:polygon>
            <draw:polygon draw:style-name="gr2" draw:text-style-name="P2" draw:layer="layout" svg:width="1cm" svg:height="0.5cm" svg:x="13cm" svg:y="7.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7.439cm">
            <draw:text-box>
              <text:p text:style-name="P3"><text:span text:style-name="T2">OR</text:span></text:p>
            </draw:text-box>
          </draw:frame>
        </draw:g>
        <draw:g>
          <draw:g>
            <draw:polygon draw:style-name="gr5" draw:text-style-name="P5" draw:layer="layout" svg:width="1cm" svg:height="0.5cm" svg:x="13cm" svg:y="8cm" svg:viewBox="0 0 1001 501" draw:points="0,501 1001,501 1001,0 0,0">
              <text:p/>
            </draw:polygon>
            <draw:polygon draw:style-name="gr2" draw:text-style-name="P2" draw:layer="layout" svg:width="1cm" svg:height="0.5cm" svg:x="13cm" svg:y="8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7.939cm">
            <draw:text-box>
              <text:p text:style-name="P3"><text:span text:style-name="T2">XOR</text:span></text:p>
            </draw:text-box>
          </draw:frame>
        </draw:g>
        <draw:g>
          <draw:g>
            <draw:polygon draw:style-name="gr5" draw:text-style-name="P5" draw:layer="layout" svg:width="1cm" svg:height="0.5cm" svg:x="13cm" svg:y="8.75cm" svg:viewBox="0 0 1001 501" draw:points="0,501 1001,501 1001,0 0,0">
              <text:p/>
            </draw:polygon>
            <draw:polygon draw:style-name="gr2" draw:text-style-name="P2" draw:layer="layout" svg:width="1cm" svg:height="0.5cm" svg:x="13cm" svg:y="8.7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8.689cm">
            <draw:text-box>
              <text:p text:style-name="P3"><text:span text:style-name="T2">NOT</text:span></text:p>
            </draw:text-box>
          </draw:frame>
        </draw:g>
        <draw:g>
          <draw:g>
            <draw:polygon draw:style-name="gr5" draw:text-style-name="P5" draw:layer="layout" svg:width="1.536cm" svg:height="0.5cm" svg:x="13cm" svg:y="9.75cm" svg:viewBox="0 0 1537 501" draw:points="0,501 1537,501 1537,0 0,0">
              <text:p/>
            </draw:polygon>
            <draw:polygon draw:style-name="gr2" draw:text-style-name="P2" draw:layer="layout" svg:width="1.536cm" svg:height="0.5cm" svg:x="13cm" svg:y="9.75cm" svg:viewBox="0 0 1537 501" draw:points="0,501 1537,501 1537,0 0,0">
              <text:p/>
            </draw:polygon>
          </draw:g>
          <draw:frame draw:style-name="gr12" draw:text-style-name="P4" draw:layer="layout" svg:width="1.536cm" svg:height="0.623cm" svg:x="13cm" svg:y="9.689cm">
            <draw:text-box>
              <text:p text:style-name="P3"><text:span text:style-name="T2">SHR/RCR</text:span></text:p>
            </draw:text-box>
          </draw:frame>
        </draw:g>
        <draw:g>
          <draw:g>
            <draw:polygon draw:style-name="gr5" draw:text-style-name="P5" draw:layer="layout" svg:width="1cm" svg:height="0.5cm" svg:x="13cm" svg:y="9.25cm" svg:viewBox="0 0 1001 501" draw:points="0,501 1001,501 1001,0 0,0">
              <text:p/>
            </draw:polygon>
            <draw:polygon draw:style-name="gr2" draw:text-style-name="P2" draw:layer="layout" svg:width="1cm" svg:height="0.5cm" svg:x="13cm" svg:y="9.25cm" svg:viewBox="0 0 1001 501" draw:points="0,501 1001,501 1001,0 0,0">
              <text:p/>
            </draw:polygon>
          </draw:g>
          <draw:frame draw:style-name="gr12" draw:text-style-name="P4" draw:layer="layout" svg:width="1cm" svg:height="0.623cm" svg:x="13cm" svg:y="9.189cm">
            <draw:text-box>
              <text:p text:style-name="P3"><text:span text:style-name="T2">ROR</text:span></text:p>
            </draw:text-box>
          </draw:frame>
        </draw:g>
        <draw:g>
          <draw:polygon draw:style-name="gr5" draw:text-style-name="P5" draw:layer="layout" svg:width="0.75cm" svg:height="0.3cm" svg:x="12.25cm" svg:y="4.6cm" svg:viewBox="0 0 751 301" draw:points="751,150 601,0 601,99 0,99 0,201 601,201 601,301">
            <text:p/>
          </draw:polygon>
          <draw:polygon draw:style-name="gr2" draw:text-style-name="P2" draw:layer="layout" svg:width="0.75cm" svg:height="0.3cm" svg:x="12.25cm" svg:y="4.6cm" svg:viewBox="0 0 751 301" draw:points="751,150 601,0 601,99 0,99 0,201 601,201 601,301">
            <text:p/>
          </draw:polygon>
        </draw:g>
        <draw:g>
          <draw:polygon draw:style-name="gr5" draw:text-style-name="P5" draw:layer="layout" svg:width="0.75cm" svg:height="0.3cm" svg:x="12.25cm" svg:y="6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6.1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7.1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7.1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7.6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7.6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8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8.1cm" svg:viewBox="0 0 751 301" draw:points="751,150 601,0 601,99 0,100 0,202 601,201 601,301">
            <text:p/>
          </draw:polygon>
        </draw:g>
        <draw:g>
          <draw:polygon draw:style-name="gr5" draw:text-style-name="P5" draw:layer="layout" svg:width="0.75cm" svg:height="0.3cm" svg:x="12.25cm" svg:y="8.8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8.85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9.3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9.35cm" svg:viewBox="0 0 751 301" draw:points="751,150 600,0 601,99 0,100 0,202 601,201 601,301">
            <text:p/>
          </draw:polygon>
        </draw:g>
        <draw:g>
          <draw:polygon draw:style-name="gr5" draw:text-style-name="P5" draw:layer="layout" svg:width="0.75cm" svg:height="0.3cm" svg:x="12.25cm" svg:y="9.85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9.85cm" svg:viewBox="0 0 751 301" draw:points="751,150 601,0 601,99 0,100 0,202 601,201 601,301">
            <text:p/>
          </draw:polygon>
        </draw:g>
        <draw:g>
          <draw:g>
            <draw:polygon draw:style-name="gr9" draw:text-style-name="P6" draw:layer="layout" svg:width="1.15cm" svg:height="0.75cm" svg:x="16.1cm" svg:y="5.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5.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5.5cm">
            <draw:text-box>
              <text:p text:style-name="P3"><text:span text:style-name="T2">CY_RES</text:span></text:p>
            </draw:text-box>
          </draw:frame>
        </draw:g>
        <draw:g>
          <draw:g>
            <draw:polygon draw:style-name="gr9" draw:text-style-name="P6" draw:layer="layout" svg:width="1.15cm" svg:height="0.75cm" svg:x="16.1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6.2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6.25cm">
            <draw:text-box>
              <text:p text:style-name="P3"><text:span text:style-name="T2">RES</text:span></text:p>
            </draw:text-box>
          </draw:frame>
        </draw:g>
        <draw:polyline draw:style-name="gr13" draw:text-style-name="P2" draw:layer="layout" svg:width="10.175cm" svg:height="3.75cm" svg:x="6.5cm" svg:y="1.75cm" svg:viewBox="0 0 10176 3751" draw:points="10176,3751 10176,0 0,0 0,3751">
          <text:p/>
        </draw:polyline>
        <draw:frame draw:style-name="gr4" draw:text-style-name="P4" draw:layer="layout" svg:width="0.772cm" svg:height="0.33cm" svg:x="6.878cm" svg:y="4.468cm">
          <draw:text-box>
            <text:p text:style-name="P3"><text:span text:style-name="T3">CY</text:span></text:p>
          </draw:text-box>
        </draw:frame>
        <draw:g>
          <draw:polygon draw:style-name="gr5" draw:text-style-name="P5" draw:layer="layout" svg:width="1.35cm" svg:height="0.3cm" svg:x="14.75cm" svg:y="6.1cm" svg:viewBox="0 0 1351 301" draw:points="1351,150 1202,0 1202,100 0,100 0,201 1202,201 1202,301">
            <text:p/>
          </draw:polygon>
          <draw:polygon draw:style-name="gr2" draw:text-style-name="P2" draw:layer="layout" svg:width="1.35cm" svg:height="0.3cm" svg:x="14.75cm" svg:y="6.1cm" svg:viewBox="0 0 1351 301" draw:points="1351,150 1202,0 1202,100 0,100 0,201 1202,201 1202,301">
            <text:p/>
          </draw:polygon>
        </draw:g>
        <draw:g>
          <draw:g>
            <draw:polygon draw:style-name="gr5" draw:text-style-name="P5" draw:layer="layout" svg:width="1.15cm" svg:height="0.75cm" svg:x="16.1cm" svg:y="7cm" svg:viewBox="0 0 1151 751" draw:points="0,751 1151,751 1151,0 0,0">
              <text:p/>
            </draw:polygon>
            <draw:polygon draw:style-name="gr2" draw:text-style-name="P2" draw:layer="layout" svg:width="1.15cm" svg:height="0.75cm" svg:x="16.1cm" svg:y="7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6.1cm" svg:y="7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5" draw:layer="layout" svg:width="1.15cm" svg:height="0.75cm" svg:x="17.25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7.25cm" svg:y="6.25cm" svg:viewBox="0 0 1151 751" draw:points="0,751 1151,751 1151,0 0,0">
              <text:p/>
            </draw:polygon>
          </draw:g>
          <draw:frame draw:style-name="gr10" draw:text-style-name="P4" draw:layer="layout" svg:width="1.15cm" svg:height="0.75cm" svg:x="17.25cm" svg:y="6.2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5" draw:layer="layout" svg:width="0.9cm" svg:height="0.5cm" svg:x="18.4cm" svg:y="6.375cm" svg:viewBox="0 0 901 501" draw:points="901,250 650,0 650,166 0,166 0,335 650,335 650,501">
            <text:p/>
          </draw:polygon>
          <draw:polygon draw:style-name="gr2" draw:text-style-name="P2" draw:layer="layout" svg:width="0.9cm" svg:height="0.5cm" svg:x="18.4cm" svg:y="6.375cm" svg:viewBox="0 0 901 501" draw:points="901,250 650,0 650,166 0,166 0,335 650,335 650,501">
            <text:p/>
          </draw:polygon>
        </draw:g>
        <draw:frame draw:style-name="gr4" draw:text-style-name="P4" draw:layer="layout" svg:width="0.772cm" svg:height="0.33cm" svg:x="19.364cm" svg:y="6.468cm">
          <draw:text-box>
            <text:p text:style-name="P3"><text:span text:style-name="T3">Data1</text:span></text:p>
          </draw:text-box>
        </draw:frame>
        <draw:line draw:style-name="gr13" draw:text-style-name="P2" draw:layer="layout" svg:x1="8.75cm" svg:y1="11.001cm" svg:x2="8.776cm" svg:y2="6.25cm">
          <text:p/>
        </draw:line>
        <draw:line draw:style-name="gr13" draw:text-style-name="P2" draw:layer="layout" svg:x1="16.35cm" svg:y1="11cm" svg:x2="16.35cm" svg:y2="7.75cm">
          <text:p/>
        </draw:line>
        <draw:line draw:style-name="gr13" draw:text-style-name="P2" draw:layer="layout" svg:x1="16.099cm" svg:y1="7.5cm" svg:x2="14.75cm" svg:y2="7.5cm">
          <text:p/>
        </draw:line>
        <draw:g>
          <draw:polygon draw:style-name="gr5" draw:text-style-name="P5" draw:layer="layout" svg:width="0.5cm" svg:height="0.75cm" svg:x="12.5cm" svg:y="12.312cm" svg:viewBox="0 0 501 751" draw:points="250,0 0,250 165,250 165,751 335,751 336,250 501,250">
            <text:p/>
          </draw:polygon>
          <draw:polygon draw:style-name="gr2" draw:text-style-name="P2" draw:layer="layout" svg:width="0.5cm" svg:height="0.75cm" svg:x="12.5cm" svg:y="12.312cm" svg:viewBox="0 0 501 751" draw:points="250,0 0,250 165,250 165,751 335,751 336,250 501,250">
            <text:p/>
          </draw:polygon>
        </draw:g>
        <draw:frame draw:style-name="gr4" draw:text-style-name="P4" draw:layer="layout" svg:width="1.136cm" svg:height="0.33cm" svg:x="12.182cm" svg:y="13.1cm">
          <draw:text-box>
            <text:p text:style-name="P3"><text:span text:style-name="T3">Instruction</text:span></text:p>
          </draw:text-box>
        </draw:frame>
        <draw:frame draw:style-name="gr4" draw:text-style-name="P4" draw:layer="layout" svg:width="1.136cm" svg:height="0.33cm" svg:x="5.864cm" svg:y="7.038cm">
          <draw:text-box>
            <text:p text:style-name="P3"><text:span text:style-name="T3">LD_DST</text:span></text:p>
          </draw:text-box>
        </draw:frame>
        <draw:frame draw:style-name="gr4" draw:text-style-name="P4" draw:layer="layout" svg:width="1.136cm" svg:height="0.33cm" svg:x="16.364cm" svg:y="8.537cm">
          <draw:text-box>
            <text:p text:style-name="P3"><text:span text:style-name="T3">LD_RES</text:span></text:p>
          </draw:text-box>
        </draw:frame>
        <draw:frame draw:style-name="gr4" draw:text-style-name="P4" draw:layer="layout" svg:width="1.136cm" svg:height="0.33cm" svg:x="17.25cm" svg:y="7.787cm">
          <draw:text-box>
            <text:p text:style-name="P3"><text:span text:style-name="T3">LD_DST</text:span></text:p>
          </draw:text-box>
        </draw:frame>
        <draw:line draw:style-name="gr13" draw:text-style-name="P2" draw:layer="layout" svg:x1="16.1cm" svg:y1="6.625cm" svg:x2="15.5cm" svg:y2="6.625cm">
          <text:p/>
        </draw:line>
        <draw:line draw:style-name="gr13" draw:text-style-name="P2" draw:layer="layout" svg:x1="16.099cm" svg:y1="6.875cm" svg:x2="15.5cm" svg:y2="6.875cm">
          <text:p/>
        </draw:line>
        <draw:frame draw:style-name="gr4" draw:text-style-name="P4" draw:layer="layout" svg:width="0.772cm" svg:height="0.33cm" svg:x="14.978cm" svg:y="6.468cm">
          <draw:text-box>
            <text:p text:style-name="P3"><text:span text:style-name="T3">Z</text:span></text:p>
          </draw:text-box>
        </draw:frame>
        <draw:frame draw:style-name="gr4" draw:text-style-name="P4" draw:layer="layout" svg:width="0.772cm" svg:height="0.33cm" svg:x="14.978cm" svg:y="6.75cm">
          <draw:text-box>
            <text:p text:style-name="P3"><text:span text:style-name="T3">S</text:span></text:p>
          </draw:text-box>
        </draw:frame>
        <draw:line draw:style-name="gr13" draw:text-style-name="P2" draw:layer="layout" svg:x1="13.75cm" svg:y1="10.999cm" svg:x2="13.75cm" svg:y2="10.5cm">
          <text:p/>
        </draw:line>
        <draw:line draw:style-name="gr13" draw:text-style-name="P2" draw:layer="layout" svg:x1="17.825cm" svg:y1="7.75cm" svg:x2="17.825cm" svg:y2="7cm">
          <text:p/>
        </draw:line>
        <draw:line draw:style-name="gr13" draw:text-style-name="P2" draw:layer="layout" svg:x1="6.425cm" svg:y1="7cm" svg:x2="6.425cm" svg:y2="6.25cm">
          <text:p/>
        </draw:line>
        <draw:line draw:style-name="gr13" draw:text-style-name="P2" draw:layer="layout" svg:x1="16.9cm" svg:y1="8.5cm" svg:x2="16.9cm" svg:y2="7.75cm">
          <text:p/>
        </draw:line>
        <draw:line draw:style-name="gr13" draw:text-style-name="P2" draw:layer="layout" svg:x1="7.25cm" svg:y1="5.5cm" svg:x2="7.25cm" svg:y2="4.75cm">
          <text:p/>
        </draw:line>
        <draw:line draw:style-name="gr13" draw:text-style-name="P2" draw:layer="layout" svg:x1="9.4cm" svg:y1="5.875cm" svg:x2="10.499cm" svg:y2="5.875cm">
          <text:p/>
        </draw:line>
        <draw:line draw:style-name="gr13" draw:text-style-name="P2" draw:layer="layout" svg:x1="13.75cm" svg:y1="3cm" svg:x2="13.75cm" svg:y2="3.749cm">
          <text:p/>
        </draw:line>
        <draw:frame draw:style-name="gr4" draw:text-style-name="P4" draw:layer="layout" svg:width="1.136cm" svg:height="0.33cm" svg:x="13.182cm" svg:y="2.609cm">
          <draw:text-box>
            <text:p text:style-name="P3"><text:span text:style-name="T3">SEL_ALU</text:span></text:p>
          </draw:text-box>
        </draw:frame>
      </draw:page>
      <draw:page draw:name="CY storage" draw:style-name="dp1" draw:master-page-name="PM2">
        <draw:g>
          <draw:polygon draw:style-name="gr1" draw:text-style-name="P1" draw:layer="layout" svg:width="0.7cm" svg:height="1.7cm" svg:x="14.15cm" svg:y="9.7cm" svg:viewBox="0 0 701 1701" draw:points="0,1701 701,1701 701,0 0,0">
            <text:p/>
          </draw:polygon>
          <draw:polygon draw:style-name="gr2" draw:text-style-name="P2" draw:layer="layout" svg:width="0.7cm" svg:height="1.7cm" svg:x="14.15cm" svg:y="9.7cm" svg:viewBox="0 0 701 1701" draw:points="0,1701 701,1701 701,0 0,0">
            <text:p/>
          </draw:polygon>
        </draw:g>
        <draw:line draw:style-name="gr2" draw:text-style-name="P2" draw:layer="layout" svg:x1="14.4cm" svg:y1="10.001cm" svg:x2="14.601cm" svg:y2="9.9cm">
          <text:p/>
        </draw:line>
        <draw:path draw:style-name="gr2" draw:text-style-name="P2" draw:layer="layout" svg:width="0.998cm" svg:height="0cm" svg:x="14cm" svg:y="10cm" svg:viewBox="0 0 999 0" svg:d="M599 0h400M0 0h400">
          <text:p/>
        </draw:path>
        <draw:polyline draw:style-name="gr2" draw:text-style-name="P2" draw:layer="layout" svg:width="0.443cm" svg:height="0.105cm" svg:x="14.557cm" svg:y="9.85cm" svg:viewBox="0 0 444 106" draw:points="0,106 0,0 444,0">
          <text:p/>
        </draw:polyline>
        <draw:line draw:style-name="gr2" draw:text-style-name="P2" draw:layer="layout" svg:x1="14.4cm" svg:y1="10.301cm" svg:x2="14.601cm" svg:y2="10.2cm">
          <text:p/>
        </draw:line>
        <draw:path draw:style-name="gr2" draw:text-style-name="P2" draw:layer="layout" svg:width="0.998cm" svg:height="0cm" svg:x="14cm" svg:y="10.3cm" svg:viewBox="0 0 999 0" svg:d="M599 0h400M0 0h400">
          <text:p/>
        </draw:path>
        <draw:polyline draw:style-name="gr2" draw:text-style-name="P2" draw:layer="layout" svg:width="0.443cm" svg:height="0.105cm" svg:x="14.557cm" svg:y="10.15cm" svg:viewBox="0 0 444 106" draw:points="0,106 0,0 444,0">
          <text:p/>
        </draw:polyline>
        <draw:line draw:style-name="gr2" draw:text-style-name="P2" draw:layer="layout" svg:x1="14.4cm" svg:y1="10.601cm" svg:x2="14.601cm" svg:y2="10.5cm">
          <text:p/>
        </draw:line>
        <draw:path draw:style-name="gr2" draw:text-style-name="P2" draw:layer="layout" svg:width="0.998cm" svg:height="0cm" svg:x="14cm" svg:y="10.6cm" svg:viewBox="0 0 999 0" svg:d="M599 0h400M0 0h399">
          <text:p/>
        </draw:path>
        <draw:polyline draw:style-name="gr2" draw:text-style-name="P2" draw:layer="layout" svg:width="0.443cm" svg:height="0.105cm" svg:x="14.557cm" svg:y="10.45cm" svg:viewBox="0 0 444 106" draw:points="0,106 0,0 444,0">
          <text:p/>
        </draw:polyline>
        <draw:line draw:style-name="gr2" draw:text-style-name="P2" draw:layer="layout" svg:x1="14.4cm" svg:y1="10.901cm" svg:x2="14.601cm" svg:y2="10.8cm">
          <text:p/>
        </draw:line>
        <draw:path draw:style-name="gr2" draw:text-style-name="P2" draw:layer="layout" svg:width="0.998cm" svg:height="0cm" svg:x="14cm" svg:y="10.9cm" svg:viewBox="0 0 999 0" svg:d="M599 0h400M0 0h399">
          <text:p/>
        </draw:path>
        <draw:polyline draw:style-name="gr2" draw:text-style-name="P2" draw:layer="layout" svg:width="0.443cm" svg:height="0.105cm" svg:x="14.5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1.075cm" svg:viewBox="0 0 151 151" draw:points="0,151 151,151 151,0 0,0">
            <text:p/>
          </draw:polygon>
          <draw:path draw:style-name="gr2" draw:text-style-name="P2" draw:layer="layout" svg:width="0.15cm" svg:height="0.15cm" svg:x="14.3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1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1.225cm">
            <draw:text-box>
              <text:p/>
            </draw:text-box>
          </draw:frame>
        </draw:g>
        <draw:line draw:style-name="gr2" draw:text-style-name="P2" draw:layer="layout" svg:x1="14.299cm" svg:y1="11.15cm" svg:x2="14cm" svg:y2="11.15cm">
          <text:p/>
        </draw:line>
        <draw:g>
          <draw:polygon draw:style-name="gr1" draw:text-style-name="P1" draw:layer="layout" svg:width="0.7cm" svg:height="1.7cm" svg:x="16.35cm" svg:y="9.7cm" svg:viewBox="0 0 701 1701" draw:points="0,1701 701,1701 701,0 0,0">
            <text:p/>
          </draw:polygon>
          <draw:polygon draw:style-name="gr2" draw:text-style-name="P2" draw:layer="layout" svg:width="0.7cm" svg:height="1.7cm" svg:x="16.35cm" svg:y="9.7cm" svg:viewBox="0 0 701 1701" draw:points="0,1701 701,1701 701,0 0,0">
            <text:p/>
          </draw:polygon>
        </draw:g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400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line draw:style-name="gr2" draw:text-style-name="P2" draw:layer="layout" svg:x1="16.6cm" svg:y1="10.901cm" svg:x2="16.801cm" svg:y2="10.8cm">
          <text:p/>
        </draw:line>
        <draw:path draw:style-name="gr2" draw:text-style-name="P2" draw:layer="layout" svg:width="0.998cm" svg:height="0cm" svg:x="16.2cm" svg:y="10.9cm" svg:viewBox="0 0 999 0" svg:d="M599 0h400M0 0h399">
          <text:p/>
        </draw:path>
        <draw:polyline draw:style-name="gr2" draw:text-style-name="P2" draw:layer="layout" svg:width="0.443cm" svg:height="0.105cm" svg:x="16.7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6.5cm" svg:y="11.075cm" svg:viewBox="0 0 151 151" draw:points="0,151 151,151 151,0 0,0">
            <text:p/>
          </draw:polygon>
          <draw:path draw:style-name="gr2" draw:text-style-name="P2" draw:layer="layout" svg:width="0.15cm" svg:height="0.15cm" svg:x="16.5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1.075cm" svg:viewBox="0 0 301 151" draw:points="0,151 301,151 301,0 0,0">
              <text:p/>
            </draw:polygon>
            <draw:polygon draw:style-name="gr2" draw:text-style-name="P2" draw:layer="layout" svg:width="0.3cm" svg:height="0.15cm" svg:x="16.6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1.225cm">
            <draw:text-box>
              <text:p/>
            </draw:text-box>
          </draw:frame>
        </draw:g>
        <draw:line draw:style-name="gr2" draw:text-style-name="P2" draw:layer="layout" svg:x1="16.499cm" svg:y1="11.15cm" svg:x2="16.2cm" svg:y2="11.15cm">
          <text:p/>
        </draw:line>
        <draw:line draw:style-name="gr2" draw:text-style-name="P2" draw:layer="layout" svg:x1="16.2cm" svg:y1="11.15cm" svg:x2="16.2cm" svg:y2="12cm">
          <text:p/>
        </draw:line>
        <draw:g>
          <draw:polygon draw:style-name="gr1" draw:text-style-name="P1" draw:layer="layout" svg:width="0.7cm" svg:height="1.7cm" svg:x="14.15cm" svg:y="11.7cm" svg:viewBox="0 0 701 1701" draw:points="0,1701 701,1701 701,0 0,0">
            <text:p/>
          </draw:polygon>
          <draw:polygon draw:style-name="gr2" draw:text-style-name="P2" draw:layer="layout" svg:width="0.7cm" svg:height="1.7cm" svg:x="14.15cm" svg:y="11.7cm" svg:viewBox="0 0 701 1701" draw:points="0,1701 701,1701 701,0 0,0">
            <text:p/>
          </draw:polygon>
        </draw:g>
        <draw:line draw:style-name="gr2" draw:text-style-name="P2" draw:layer="layout" svg:x1="14.4cm" svg:y1="12.001cm" svg:x2="14.601cm" svg:y2="11.9cm">
          <text:p/>
        </draw:line>
        <draw:path draw:style-name="gr2" draw:text-style-name="P2" draw:layer="layout" svg:width="0.998cm" svg:height="0cm" svg:x="14cm" svg:y="12cm" svg:viewBox="0 0 999 0" svg:d="M599 0h400M0 0h400">
          <text:p/>
        </draw:path>
        <draw:polyline draw:style-name="gr2" draw:text-style-name="P2" draw:layer="layout" svg:width="0.443cm" svg:height="0.105cm" svg:x="14.557cm" svg:y="11.85cm" svg:viewBox="0 0 444 106" draw:points="0,106 0,0 444,0">
          <text:p/>
        </draw:polyline>
        <draw:line draw:style-name="gr2" draw:text-style-name="P2" draw:layer="layout" svg:x1="14.4cm" svg:y1="12.301cm" svg:x2="14.601cm" svg:y2="12.2cm">
          <text:p/>
        </draw:line>
        <draw:path draw:style-name="gr2" draw:text-style-name="P2" draw:layer="layout" svg:width="0.998cm" svg:height="0cm" svg:x="14cm" svg:y="12.3cm" svg:viewBox="0 0 999 0" svg:d="M599 0h400M0 0h400">
          <text:p/>
        </draw:path>
        <draw:polyline draw:style-name="gr2" draw:text-style-name="P2" draw:layer="layout" svg:width="0.443cm" svg:height="0.105cm" svg:x="14.557cm" svg:y="12.15cm" svg:viewBox="0 0 444 106" draw:points="0,106 0,0 444,0">
          <text:p/>
        </draw:polyline>
        <draw:line draw:style-name="gr2" draw:text-style-name="P2" draw:layer="layout" svg:x1="14.4cm" svg:y1="12.601cm" svg:x2="14.601cm" svg:y2="12.5cm">
          <text:p/>
        </draw:line>
        <draw:path draw:style-name="gr2" draw:text-style-name="P2" draw:layer="layout" svg:width="0.998cm" svg:height="0cm" svg:x="14cm" svg:y="12.6cm" svg:viewBox="0 0 999 0" svg:d="M599 0h400M0 0h399">
          <text:p/>
        </draw:path>
        <draw:polyline draw:style-name="gr2" draw:text-style-name="P2" draw:layer="layout" svg:width="0.443cm" svg:height="0.105cm" svg:x="14.557cm" svg:y="12.45cm" svg:viewBox="0 0 444 106" draw:points="0,106 0,0 444,0">
          <text:p/>
        </draw:polyline>
        <draw:line draw:style-name="gr2" draw:text-style-name="P2" draw:layer="layout" svg:x1="14.4cm" svg:y1="12.901cm" svg:x2="14.601cm" svg:y2="12.8cm">
          <text:p/>
        </draw:line>
        <draw:path draw:style-name="gr2" draw:text-style-name="P2" draw:layer="layout" svg:width="0.998cm" svg:height="0cm" svg:x="14cm" svg:y="12.9cm" svg:viewBox="0 0 999 0" svg:d="M599 0h400M0 0h399">
          <text:p/>
        </draw:path>
        <draw:polyline draw:style-name="gr2" draw:text-style-name="P2" draw:layer="layout" svg:width="0.443cm" svg:height="0.105cm" svg:x="14.557cm" svg:y="12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3.075cm" svg:viewBox="0 0 151 151" draw:points="0,151 151,151 151,0 0,0">
            <text:p/>
          </draw:polygon>
          <draw:path draw:style-name="gr2" draw:text-style-name="P2" draw:layer="layout" svg:width="0.15cm" svg:height="0.15cm" svg:x="14.3cm" svg:y="13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3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3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3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3.225cm">
            <draw:text-box>
              <text:p/>
            </draw:text-box>
          </draw:frame>
        </draw:g>
        <draw:line draw:style-name="gr2" draw:text-style-name="P2" draw:layer="layout" svg:x1="14.299cm" svg:y1="13.15cm" svg:x2="14cm" svg:y2="13.15cm">
          <text:p/>
        </draw:line>
        <draw:polyline draw:style-name="gr2" draw:text-style-name="P2" draw:layer="layout" svg:width="0.3cm" svg:height="1.85cm" svg:x="15cm" svg:y="10.9cm" svg:viewBox="0 0 301 1851" draw:points="0,0 301,0 301,1851 0,1851">
          <text:p/>
        </draw:polyline>
        <draw:frame draw:style-name="gr4" draw:text-style-name="P4" draw:layer="layout" svg:width="0.5cm" svg:height="0.33cm" svg:x="15.35cm" svg:y="11.218cm">
          <draw:text-box>
            <text:p text:style-name="P3"><text:span text:style-name="T1">Hold</text:span></text:p>
          </draw:text-box>
        </draw:frame>
        <draw:frame draw:style-name="gr4" draw:text-style-name="P4" draw:layer="layout" svg:width="1.25cm" svg:height="0.33cm" svg:x="15.6cm" svg:y="11.959cm">
          <draw:text-box>
            <text:p text:style-name="P3"><text:span text:style-name="T1">Select CY</text:span></text:p>
          </draw:text-box>
        </draw:frame>
        <draw:line draw:style-name="gr2" draw:text-style-name="P2" draw:layer="layout" svg:x1="15cm" svg:y1="10.6cm" svg:x2="16.2cm" svg:y2="10.6cm">
          <text:p/>
        </draw:line>
        <draw:line draw:style-name="gr2" draw:text-style-name="P2" draw:layer="layout" svg:x1="17.2cm" svg:y1="10.6cm" svg:x2="17.7cm" svg:y2="10.6cm">
          <text:p/>
        </draw:line>
        <draw:frame draw:style-name="gr4" draw:text-style-name="P4" draw:layer="layout" svg:width="1.04cm" svg:height="0.33cm" svg:x="17.7cm" svg:y="10.418cm">
          <draw:text-box>
            <text:p text:style-name="P3"><text:span text:style-name="T1">CY for ALU</text:span></text:p>
          </draw:text-box>
        </draw:frame>
        <draw:frame draw:style-name="gr4" draw:text-style-name="P4" draw:layer="layout" svg:width="0.3cm" svg:height="0.33cm" svg:x="13.73cm" svg:y="10.4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87cm" svg:height="0.25cm" svg:x="13.813cm" svg:y="10.9cm" svg:viewBox="0 0 188 251" draw:points="188,0 0,0 0,251 188,251">
          <text:p/>
        </draw:polyline>
        <draw:line draw:style-name="gr2" draw:text-style-name="P2" draw:layer="layout" svg:x1="14cm" svg:y1="13.15cm" svg:x2="14cm" svg:y2="14cm">
          <text:p/>
        </draw:line>
        <draw:frame draw:style-name="gr4" draw:text-style-name="P4" draw:layer="layout" svg:width="0.75cm" svg:height="0.33cm" svg:x="13.625cm" svg:y="14cm">
          <draw:text-box>
            <text:p text:style-name="P3"><text:span text:style-name="T3">LD_DST</text:span></text:p>
          </draw:text-box>
        </draw:frame>
        <draw:frame draw:style-name="gr4" draw:text-style-name="P4" draw:layer="layout" svg:width="0.3cm" svg:height="0.33cm" svg:x="13.7cm" svg:y="12.7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1.2cm" svg:height="0.15cm" svg:x="15cm" svg:y="10.3cm" svg:viewBox="0 0 1201 151" draw:points="1201,0 1013,0 1013,151 0,151">
          <text:p/>
        </draw:polyline>
        <draw:line draw:style-name="gr2" draw:text-style-name="P2" draw:layer="layout" svg:x1="17.2cm" svg:y1="10.3cm" svg:x2="17.699cm" svg:y2="10.3cm">
          <text:p/>
        </draw:line>
        <draw:frame draw:style-name="gr4" draw:text-style-name="P4" draw:layer="layout" svg:width="1.14cm" svg:height="0.33cm" svg:x="17.7cm" svg:y="10.118cm">
          <draw:text-box>
            <text:p text:style-name="P3"><text:span text:style-name="T1">~CY for ALU</text:span></text:p>
          </draw:text-box>
        </draw:frame>
        <draw:frame draw:style-name="gr4" draw:text-style-name="P4" draw:layer="layout" svg:width="0.512cm" svg:height="0.33cm" svg:x="14.244cm" svg:y="9.4cm">
          <draw:text-box>
            <text:p text:style-name="P3"><text:span text:style-name="T1">CY</text:span></text:p>
          </draw:text-box>
        </draw:frame>
        <draw:g>
          <draw:path draw:style-name="gr14" draw:text-style-name="P7" draw:layer="layout" svg:width="0.1cm" svg:height="0.1cm" svg:x="13.77cm" svg:y="10.8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77cm" svg:y="10.8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36cm" svg:y1="10.9cm" svg:x2="13.82cm" svg:y2="10.9cm">
          <text:p/>
        </draw:line>
        <draw:frame draw:style-name="gr4" draw:text-style-name="P4" draw:layer="layout" svg:width="0.852cm" svg:height="0.33cm" svg:x="12.574cm" svg:y="10.759cm">
          <draw:text-box>
            <text:p text:style-name="P3"><text:span text:style-name="T1">CY_RES</text:span></text:p>
          </draw:text-box>
        </draw:frame>
        <draw:frame draw:style-name="gr4" draw:text-style-name="P4" draw:layer="layout" svg:width="0.3cm" svg:height="0.33cm" svg:x="15.9cm" svg:y="9.818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2cm" svg:height="0.45cm" svg:x="17.2cm" svg:y="9.85cm" svg:viewBox="0 0 201 451" draw:points="0,0 201,0 201,451">
          <text:p/>
        </draw:polyline>
      </draw:page>
      <draw:page draw:name="Adder" draw:style-name="dp1" draw:master-page-name="PM3">
        <draw:g>
          <draw:polygon draw:style-name="gr1" draw:text-style-name="P1" draw:layer="layout" svg:width="0.7cm" svg:height="1.7cm" svg:x="25.287cm" svg:y="7.8cm" svg:viewBox="0 0 701 1701" draw:points="0,1701 701,1701 701,0 0,0">
            <text:p/>
          </draw:polygon>
          <draw:polygon draw:style-name="gr2" draw:text-style-name="P2" draw:layer="layout" svg:width="0.7cm" svg:height="1.7cm" svg:x="25.287cm" svg:y="7.8cm" svg:viewBox="0 0 701 1701" draw:points="0,1701 701,1701 701,0 0,0">
            <text:p/>
          </draw:polygon>
        </draw:g>
        <draw:line draw:style-name="gr2" draw:text-style-name="P2" draw:layer="layout" svg:x1="25.537cm" svg:y1="8.101cm" svg:x2="25.738cm" svg:y2="8cm">
          <text:p/>
        </draw:line>
        <draw:path draw:style-name="gr2" draw:text-style-name="P2" draw:layer="layout" svg:width="0.998cm" svg:height="0cm" svg:x="25.138cm" svg:y="8.1cm" svg:viewBox="0 0 999 0" svg:d="M599 0h400M0 0h399">
          <text:p/>
        </draw:path>
        <draw:polyline draw:style-name="gr2" draw:text-style-name="P2" draw:layer="layout" svg:width="0.443cm" svg:height="0.105cm" svg:x="25.695cm" svg:y="7.95cm" svg:viewBox="0 0 444 106" draw:points="0,106 0,0 444,0">
          <text:p/>
        </draw:polyline>
        <draw:line draw:style-name="gr2" draw:text-style-name="P2" draw:layer="layout" svg:x1="25.537cm" svg:y1="8.401cm" svg:x2="25.738cm" svg:y2="8.3cm">
          <text:p/>
        </draw:line>
        <draw:path draw:style-name="gr2" draw:text-style-name="P2" draw:layer="layout" svg:width="0.998cm" svg:height="0cm" svg:x="25.138cm" svg:y="8.4cm" svg:viewBox="0 0 999 0" svg:d="M599 0h400M0 0h399">
          <text:p/>
        </draw:path>
        <draw:polyline draw:style-name="gr2" draw:text-style-name="P2" draw:layer="layout" svg:width="0.443cm" svg:height="0.105cm" svg:x="25.695cm" svg:y="8.25cm" svg:viewBox="0 0 444 106" draw:points="0,106 0,0 444,0">
          <text:p/>
        </draw:polyline>
        <draw:line draw:style-name="gr2" draw:text-style-name="P2" draw:layer="layout" svg:x1="25.537cm" svg:y1="8.701cm" svg:x2="25.738cm" svg:y2="8.6cm">
          <text:p/>
        </draw:line>
        <draw:path draw:style-name="gr2" draw:text-style-name="P2" draw:layer="layout" svg:width="0.998cm" svg:height="0cm" svg:x="25.138cm" svg:y="8.7cm" svg:viewBox="0 0 999 0" svg:d="M599 0h400M0 0h399">
          <text:p/>
        </draw:path>
        <draw:polyline draw:style-name="gr2" draw:text-style-name="P2" draw:layer="layout" svg:width="0.443cm" svg:height="0.105cm" svg:x="25.695cm" svg:y="8.55cm" svg:viewBox="0 0 444 106" draw:points="0,106 0,0 444,0">
          <text:p/>
        </draw:polyline>
        <draw:line draw:style-name="gr2" draw:text-style-name="P2" draw:layer="layout" svg:x1="25.537cm" svg:y1="9.001cm" svg:x2="25.738cm" svg:y2="8.9cm">
          <text:p/>
        </draw:line>
        <draw:path draw:style-name="gr2" draw:text-style-name="P2" draw:layer="layout" svg:width="0.998cm" svg:height="0cm" svg:x="25.138cm" svg:y="9cm" svg:viewBox="0 0 999 0" svg:d="M599 0h400M0 0h400">
          <text:p/>
        </draw:path>
        <draw:polyline draw:style-name="gr2" draw:text-style-name="P2" draw:layer="layout" svg:width="0.443cm" svg:height="0.105cm" svg:x="25.695cm" svg:y="8.85cm" svg:viewBox="0 0 444 106" draw:points="0,106 0,0 444,0">
          <text:p/>
        </draw:polyline>
        <draw:g>
          <draw:polygon draw:style-name="gr1" draw:text-style-name="P1" draw:layer="layout" svg:width="0.15cm" svg:height="0.15cm" svg:x="25.438cm" svg:y="9.175cm" svg:viewBox="0 0 151 151" draw:points="0,151 151,151 151,0 0,0">
            <text:p/>
          </draw:polygon>
          <draw:path draw:style-name="gr2" draw:text-style-name="P2" draw:layer="layout" svg:width="0.15cm" svg:height="0.15cm" svg:x="25.438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9.175cm" svg:viewBox="0 0 301 151" draw:points="0,151 301,151 301,0 0,0">
              <text:p/>
            </draw:polygon>
            <draw:polygon draw:style-name="gr2" draw:text-style-name="P2" draw:layer="layout" svg:width="0.3cm" svg:height="0.15cm" svg:x="25.587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9.325cm">
            <draw:text-box>
              <text:p/>
            </draw:text-box>
          </draw:frame>
        </draw:g>
        <draw:line draw:style-name="gr2" draw:text-style-name="P2" draw:layer="layout" svg:x1="25.437cm" svg:y1="9.25cm" svg:x2="25.138cm" svg:y2="9.25cm">
          <text:p/>
        </draw:line>
        <draw:g>
          <draw:polygon draw:style-name="gr1" draw:text-style-name="P1" draw:layer="layout" svg:width="0.7cm" svg:height="1.7cm" svg:x="25.287cm" svg:y="10.1cm" svg:viewBox="0 0 701 1701" draw:points="0,1701 701,1701 701,0 0,0">
            <text:p/>
          </draw:polygon>
          <draw:polygon draw:style-name="gr2" draw:text-style-name="P2" draw:layer="layout" svg:width="0.7cm" svg:height="1.7cm" svg:x="25.287cm" svg:y="10.1cm" svg:viewBox="0 0 701 1701" draw:points="0,1701 701,1701 701,0 0,0">
            <text:p/>
          </draw:polygon>
        </draw:g>
        <draw:line draw:style-name="gr2" draw:text-style-name="P2" draw:layer="layout" svg:x1="25.537cm" svg:y1="10.401cm" svg:x2="25.738cm" svg:y2="10.3cm">
          <text:p/>
        </draw:line>
        <draw:path draw:style-name="gr2" draw:text-style-name="P2" draw:layer="layout" svg:width="0.998cm" svg:height="0cm" svg:x="25.138cm" svg:y="10.4cm" svg:viewBox="0 0 999 0" svg:d="M599 0h400M0 0h399">
          <text:p/>
        </draw:path>
        <draw:polyline draw:style-name="gr2" draw:text-style-name="P2" draw:layer="layout" svg:width="0.443cm" svg:height="0.105cm" svg:x="25.695cm" svg:y="10.25cm" svg:viewBox="0 0 444 106" draw:points="0,106 0,0 444,0">
          <text:p/>
        </draw:polyline>
        <draw:line draw:style-name="gr2" draw:text-style-name="P2" draw:layer="layout" svg:x1="25.537cm" svg:y1="10.701cm" svg:x2="25.738cm" svg:y2="10.6cm">
          <text:p/>
        </draw:line>
        <draw:path draw:style-name="gr2" draw:text-style-name="P2" draw:layer="layout" svg:width="0.998cm" svg:height="0cm" svg:x="25.138cm" svg:y="10.7cm" svg:viewBox="0 0 999 0" svg:d="M599 0h400M0 0h399">
          <text:p/>
        </draw:path>
        <draw:polyline draw:style-name="gr2" draw:text-style-name="P2" draw:layer="layout" svg:width="0.443cm" svg:height="0.105cm" svg:x="25.695cm" svg:y="10.55cm" svg:viewBox="0 0 444 106" draw:points="0,106 0,0 444,0">
          <text:p/>
        </draw:polyline>
        <draw:line draw:style-name="gr2" draw:text-style-name="P2" draw:layer="layout" svg:x1="25.537cm" svg:y1="11.001cm" svg:x2="25.738cm" svg:y2="10.9cm">
          <text:p/>
        </draw:line>
        <draw:path draw:style-name="gr2" draw:text-style-name="P2" draw:layer="layout" svg:width="0.998cm" svg:height="0cm" svg:x="25.138cm" svg:y="11cm" svg:viewBox="0 0 999 0" svg:d="M599 0h400M0 0h399">
          <text:p/>
        </draw:path>
        <draw:polyline draw:style-name="gr2" draw:text-style-name="P2" draw:layer="layout" svg:width="0.443cm" svg:height="0.105cm" svg:x="25.695cm" svg:y="10.85cm" svg:viewBox="0 0 444 106" draw:points="0,106 0,0 444,0">
          <text:p/>
        </draw:polyline>
        <draw:line draw:style-name="gr2" draw:text-style-name="P2" draw:layer="layout" svg:x1="25.537cm" svg:y1="11.301cm" svg:x2="25.738cm" svg:y2="11.2cm">
          <text:p/>
        </draw:line>
        <draw:path draw:style-name="gr2" draw:text-style-name="P2" draw:layer="layout" svg:width="0.998cm" svg:height="0cm" svg:x="25.138cm" svg:y="11.3cm" svg:viewBox="0 0 999 0" svg:d="M599 0h400M0 0h400">
          <text:p/>
        </draw:path>
        <draw:polyline draw:style-name="gr2" draw:text-style-name="P2" draw:layer="layout" svg:width="0.443cm" svg:height="0.105cm" svg:x="25.6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5.438cm" svg:y="11.475cm" svg:viewBox="0 0 151 151" draw:points="0,151 151,151 151,0 0,0">
            <text:p/>
          </draw:polygon>
          <draw:path draw:style-name="gr2" draw:text-style-name="P2" draw:layer="layout" svg:width="0.15cm" svg:height="0.15cm" svg:x="25.438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11.475cm" svg:viewBox="0 0 301 151" draw:points="0,151 301,151 301,0 0,0">
              <text:p/>
            </draw:polygon>
            <draw:polygon draw:style-name="gr2" draw:text-style-name="P2" draw:layer="layout" svg:width="0.3cm" svg:height="0.15cm" svg:x="25.587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11.625cm">
            <draw:text-box>
              <text:p/>
            </draw:text-box>
          </draw:frame>
        </draw:g>
        <draw:line draw:style-name="gr2" draw:text-style-name="P2" draw:layer="layout" svg:x1="25.437cm" svg:y1="11.55cm" svg:x2="25.138cm" svg:y2="11.55cm">
          <text:p/>
        </draw:line>
        <draw:path draw:style-name="gr2" draw:text-style-name="P2" draw:layer="layout" svg:width="0.55cm" svg:height="3.234cm" svg:x="24.587cm" svg:y="9.1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4.988cm" svg:y="11.55cm" svg:viewBox="0 0 151 851" draw:points="151,0 0,0 0,851">
          <text:p/>
        </draw:polyline>
        <draw:polyline draw:style-name="gr2" draw:text-style-name="P2" draw:layer="layout" svg:width="0.357cm" svg:height="3.6cm" svg:x="24.78cm" svg:y="7.4cm" svg:viewBox="0 0 358 3601" draw:points="0,0 0,3601 358,3601">
          <text:p/>
        </draw:polyline>
        <draw:polyline draw:style-name="gr2" draw:text-style-name="P2" draw:layer="layout" svg:width="0.55cm" svg:height="2.15cm" svg:x="26.138cm" svg:y="8.1cm" svg:viewBox="0 0 551 2151" draw:points="0,0 551,0 551,2151 0,2151">
          <text:p/>
        </draw:polyline>
        <draw:path draw:style-name="gr2" draw:text-style-name="P2" draw:layer="layout" svg:width="0.643cm" svg:height="2.45cm" svg:x="26.138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6.138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6.138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6.138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6.138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6.138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6.138cm" svg:y="10.55cm" svg:viewBox="0 0 151 751" draw:points="0,0 151,0 151,751 0,751">
          <text:p/>
        </draw:polyline>
        <draw:g>
          <draw:path draw:style-name="gr14" draw:text-style-name="P7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438cm" svg:y="10.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438cm" svg:y="10.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frame draw:style-name="gr4" draw:text-style-name="P4" draw:layer="layout" svg:width="0.305cm" svg:height="0.33cm" svg:x="24.9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4.994cm" svg:y="8.4cm" svg:viewBox="0 0 144 2001" draw:points="144,0 0,0 0,2001 144,2001">
          <text:p/>
        </draw:polyline>
        <draw:path draw:style-name="gr2" draw:text-style-name="P2" draw:layer="layout" svg:width="0.75cm" svg:height="2.684cm" svg:x="24.3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4.1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24.1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2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6.2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olyline draw:style-name="gr2" draw:text-style-name="P2" draw:layer="layout" svg:width="0.15cm" svg:height="0.15cm" svg:x="26.138cm" svg:y="8.4cm" svg:viewBox="0 0 151 151" draw:points="0,0 151,0 151,151">
          <text:p/>
        </draw:polyline>
        <draw:polyline draw:style-name="gr2" draw:text-style-name="P2" draw:layer="layout" svg:width="0.3cm" svg:height="0.45cm" svg:x="26.138cm" svg:y="8.25cm" svg:viewBox="0 0 301 451" draw:points="0,0 301,0 301,451">
          <text:p/>
        </draw:polyline>
        <draw:path draw:style-name="gr2" draw:text-style-name="P2" draw:layer="layout" svg:width="2.6cm" svg:height="1.5cm" svg:x="24.988cm" svg:y="8.1cm" svg:viewBox="0 0 2601 1501" svg:d="M0 1500h1617c0-23 6-45 17-65s28-36 48-48c19-11 42-17 65-17s45 6 65 17c19 12 36 28 47 48 12 20 18 42 18 65l126 1v-1c0-46 12-92 35-132 24-41 57-74 98-98 40-23 86-35 132-35 47 0 93 12 133 35 41 24 74 57 97 98 24 40 36 86 36 132h67v-1500">
          <text:p/>
        </draw:path>
        <draw:g>
          <draw:path draw:style-name="gr14" draw:text-style-name="P7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4.388cm" svg:y="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7.587cm" svg:y1="8.1cm" svg:x2="27.786cm" svg:y2="8.1cm">
          <text:p/>
        </draw:line>
        <draw:frame draw:style-name="gr4" draw:text-style-name="P4" draw:layer="layout" svg:width="0.453cm" svg:height="0.33cm" svg:x="24.361cm" svg:y="12.359cm">
          <draw:text-box>
            <text:p text:style-name="P3"><text:span text:style-name="T1">D0</text:span></text:p>
          </draw:text-box>
        </draw:frame>
        <draw:frame draw:style-name="gr4" draw:text-style-name="P4" draw:layer="layout" svg:width="0.453cm" svg:height="0.33cm" svg:x="24.761cm" svg:y="12.359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21.688cm" svg:y="7.8cm" svg:viewBox="0 0 701 1701" draw:points="0,1701 701,1701 701,0 0,0">
            <text:p/>
          </draw:polygon>
          <draw:polygon draw:style-name="gr2" draw:text-style-name="P2" draw:layer="layout" svg:width="0.7cm" svg:height="1.7cm" svg:x="21.688cm" svg:y="7.8cm" svg:viewBox="0 0 701 1701" draw:points="0,1701 701,1701 701,0 0,0">
            <text:p/>
          </draw:polygon>
        </draw:g>
        <draw:line draw:style-name="gr2" draw:text-style-name="P2" draw:layer="layout" svg:x1="21.937cm" svg:y1="8.101cm" svg:x2="22.138cm" svg:y2="8cm">
          <text:p/>
        </draw:line>
        <draw:path draw:style-name="gr2" draw:text-style-name="P2" draw:layer="layout" svg:width="0.998cm" svg:height="0cm" svg:x="21.537cm" svg:y="8.1cm" svg:viewBox="0 0 999 0" svg:d="M599 0h400M0 0h399">
          <text:p/>
        </draw:path>
        <draw:polyline draw:style-name="gr2" draw:text-style-name="P2" draw:layer="layout" svg:width="0.443cm" svg:height="0.105cm" svg:x="22.095cm" svg:y="7.95cm" svg:viewBox="0 0 444 106" draw:points="0,106 0,0 444,0">
          <text:p/>
        </draw:polyline>
        <draw:line draw:style-name="gr2" draw:text-style-name="P2" draw:layer="layout" svg:x1="21.937cm" svg:y1="8.401cm" svg:x2="22.138cm" svg:y2="8.3cm">
          <text:p/>
        </draw:line>
        <draw:path draw:style-name="gr2" draw:text-style-name="P2" draw:layer="layout" svg:width="0.998cm" svg:height="0cm" svg:x="21.537cm" svg:y="8.4cm" svg:viewBox="0 0 999 0" svg:d="M599 0h400M0 0h399">
          <text:p/>
        </draw:path>
        <draw:polyline draw:style-name="gr2" draw:text-style-name="P2" draw:layer="layout" svg:width="0.443cm" svg:height="0.105cm" svg:x="22.095cm" svg:y="8.25cm" svg:viewBox="0 0 444 106" draw:points="0,106 0,0 444,0">
          <text:p/>
        </draw:polyline>
        <draw:line draw:style-name="gr2" draw:text-style-name="P2" draw:layer="layout" svg:x1="21.937cm" svg:y1="8.701cm" svg:x2="22.138cm" svg:y2="8.6cm">
          <text:p/>
        </draw:line>
        <draw:path draw:style-name="gr2" draw:text-style-name="P2" draw:layer="layout" svg:width="0.998cm" svg:height="0cm" svg:x="21.537cm" svg:y="8.7cm" svg:viewBox="0 0 999 0" svg:d="M599 0h400M0 0h399">
          <text:p/>
        </draw:path>
        <draw:polyline draw:style-name="gr2" draw:text-style-name="P2" draw:layer="layout" svg:width="0.443cm" svg:height="0.105cm" svg:x="22.095cm" svg:y="8.55cm" svg:viewBox="0 0 444 106" draw:points="0,106 0,0 444,0">
          <text:p/>
        </draw:polyline>
        <draw:line draw:style-name="gr2" draw:text-style-name="P2" draw:layer="layout" svg:x1="21.937cm" svg:y1="9.001cm" svg:x2="22.138cm" svg:y2="8.9cm">
          <text:p/>
        </draw:line>
        <draw:path draw:style-name="gr2" draw:text-style-name="P2" draw:layer="layout" svg:width="0.998cm" svg:height="0cm" svg:x="21.537cm" svg:y="9cm" svg:viewBox="0 0 999 0" svg:d="M599 0h400M0 0h400">
          <text:p/>
        </draw:path>
        <draw:polyline draw:style-name="gr2" draw:text-style-name="P2" draw:layer="layout" svg:width="0.443cm" svg:height="0.105cm" svg:x="22.095cm" svg:y="8.85cm" svg:viewBox="0 0 444 106" draw:points="0,106 0,0 444,0">
          <text:p/>
        </draw:polyline>
        <draw:g>
          <draw:polygon draw:style-name="gr1" draw:text-style-name="P1" draw:layer="layout" svg:width="0.15cm" svg:height="0.15cm" svg:x="21.837cm" svg:y="9.175cm" svg:viewBox="0 0 151 151" draw:points="0,151 151,151 151,0 0,0">
            <text:p/>
          </draw:polygon>
          <draw:path draw:style-name="gr2" draw:text-style-name="P2" draw:layer="layout" svg:width="0.15cm" svg:height="0.15cm" svg:x="21.837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9.175cm" svg:viewBox="0 0 301 151" draw:points="0,151 301,151 301,0 0,0">
              <text:p/>
            </draw:polygon>
            <draw:polygon draw:style-name="gr2" draw:text-style-name="P2" draw:layer="layout" svg:width="0.3cm" svg:height="0.15cm" svg:x="21.988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9.325cm">
            <draw:text-box>
              <text:p/>
            </draw:text-box>
          </draw:frame>
        </draw:g>
        <draw:line draw:style-name="gr2" draw:text-style-name="P2" draw:layer="layout" svg:x1="21.836cm" svg:y1="9.25cm" svg:x2="21.537cm" svg:y2="9.25cm">
          <text:p/>
        </draw:line>
        <draw:g>
          <draw:polygon draw:style-name="gr1" draw:text-style-name="P1" draw:layer="layout" svg:width="0.7cm" svg:height="1.7cm" svg:x="21.688cm" svg:y="10.1cm" svg:viewBox="0 0 701 1701" draw:points="0,1701 701,1701 701,0 0,0">
            <text:p/>
          </draw:polygon>
          <draw:polygon draw:style-name="gr2" draw:text-style-name="P2" draw:layer="layout" svg:width="0.7cm" svg:height="1.7cm" svg:x="21.688cm" svg:y="10.1cm" svg:viewBox="0 0 701 1701" draw:points="0,1701 701,1701 701,0 0,0">
            <text:p/>
          </draw:polygon>
        </draw:g>
        <draw:line draw:style-name="gr2" draw:text-style-name="P2" draw:layer="layout" svg:x1="21.937cm" svg:y1="10.401cm" svg:x2="22.138cm" svg:y2="10.3cm">
          <text:p/>
        </draw:line>
        <draw:path draw:style-name="gr2" draw:text-style-name="P2" draw:layer="layout" svg:width="0.998cm" svg:height="0cm" svg:x="21.537cm" svg:y="10.4cm" svg:viewBox="0 0 999 0" svg:d="M599 0h400M0 0h399">
          <text:p/>
        </draw:path>
        <draw:polyline draw:style-name="gr2" draw:text-style-name="P2" draw:layer="layout" svg:width="0.443cm" svg:height="0.105cm" svg:x="22.095cm" svg:y="10.25cm" svg:viewBox="0 0 444 106" draw:points="0,106 0,0 444,0">
          <text:p/>
        </draw:polyline>
        <draw:line draw:style-name="gr2" draw:text-style-name="P2" draw:layer="layout" svg:x1="21.937cm" svg:y1="10.701cm" svg:x2="22.138cm" svg:y2="10.6cm">
          <text:p/>
        </draw:line>
        <draw:path draw:style-name="gr2" draw:text-style-name="P2" draw:layer="layout" svg:width="0.998cm" svg:height="0cm" svg:x="21.537cm" svg:y="10.7cm" svg:viewBox="0 0 999 0" svg:d="M599 0h400M0 0h399">
          <text:p/>
        </draw:path>
        <draw:polyline draw:style-name="gr2" draw:text-style-name="P2" draw:layer="layout" svg:width="0.443cm" svg:height="0.105cm" svg:x="22.095cm" svg:y="10.55cm" svg:viewBox="0 0 444 106" draw:points="0,106 0,0 444,0">
          <text:p/>
        </draw:polyline>
        <draw:line draw:style-name="gr2" draw:text-style-name="P2" draw:layer="layout" svg:x1="21.937cm" svg:y1="11.001cm" svg:x2="22.138cm" svg:y2="10.9cm">
          <text:p/>
        </draw:line>
        <draw:path draw:style-name="gr2" draw:text-style-name="P2" draw:layer="layout" svg:width="0.998cm" svg:height="0cm" svg:x="21.537cm" svg:y="11cm" svg:viewBox="0 0 999 0" svg:d="M599 0h400M0 0h399">
          <text:p/>
        </draw:path>
        <draw:polyline draw:style-name="gr2" draw:text-style-name="P2" draw:layer="layout" svg:width="0.443cm" svg:height="0.105cm" svg:x="22.095cm" svg:y="10.85cm" svg:viewBox="0 0 444 106" draw:points="0,106 0,0 444,0">
          <text:p/>
        </draw:polyline>
        <draw:line draw:style-name="gr2" draw:text-style-name="P2" draw:layer="layout" svg:x1="21.937cm" svg:y1="11.301cm" svg:x2="22.138cm" svg:y2="11.2cm">
          <text:p/>
        </draw:line>
        <draw:path draw:style-name="gr2" draw:text-style-name="P2" draw:layer="layout" svg:width="0.998cm" svg:height="0cm" svg:x="21.537cm" svg:y="11.3cm" svg:viewBox="0 0 999 0" svg:d="M599 0h400M0 0h400">
          <text:p/>
        </draw:path>
        <draw:polyline draw:style-name="gr2" draw:text-style-name="P2" draw:layer="layout" svg:width="0.443cm" svg:height="0.105cm" svg:x="22.0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1.837cm" svg:y="11.475cm" svg:viewBox="0 0 151 151" draw:points="0,151 151,151 151,0 0,0">
            <text:p/>
          </draw:polygon>
          <draw:path draw:style-name="gr2" draw:text-style-name="P2" draw:layer="layout" svg:width="0.15cm" svg:height="0.15cm" svg:x="21.837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11.475cm" svg:viewBox="0 0 301 151" draw:points="0,151 301,151 301,0 0,0">
              <text:p/>
            </draw:polygon>
            <draw:polygon draw:style-name="gr2" draw:text-style-name="P2" draw:layer="layout" svg:width="0.3cm" svg:height="0.15cm" svg:x="21.988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11.625cm">
            <draw:text-box>
              <text:p/>
            </draw:text-box>
          </draw:frame>
        </draw:g>
        <draw:line draw:style-name="gr2" draw:text-style-name="P2" draw:layer="layout" svg:x1="21.836cm" svg:y1="11.55cm" svg:x2="21.537cm" svg:y2="11.55cm">
          <text:p/>
        </draw:line>
        <draw:path draw:style-name="gr2" draw:text-style-name="P2" draw:layer="layout" svg:width="0.55cm" svg:height="3.234cm" svg:x="20.988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1.388cm" svg:y="11.55cm" svg:viewBox="0 0 151 851" draw:points="151,0 0,0 0,851">
          <text:p/>
        </draw:polyline>
        <draw:polyline draw:style-name="gr2" draw:text-style-name="P2" draw:layer="layout" svg:width="0.357cm" svg:height="3.6cm" svg:x="21.18cm" svg:y="7.4cm" svg:viewBox="0 0 358 3601" draw:points="0,0 0,3601 358,3601">
          <text:p/>
        </draw:polyline>
        <draw:polyline draw:style-name="gr2" draw:text-style-name="P2" draw:layer="layout" svg:width="0.55cm" svg:height="2.15cm" svg:x="22.537cm" svg:y="8.1cm" svg:viewBox="0 0 551 2151" draw:points="0,0 551,0 551,2151 0,2151">
          <text:p/>
        </draw:polyline>
        <draw:path draw:style-name="gr2" draw:text-style-name="P2" draw:layer="layout" svg:width="0.643cm" svg:height="2.45cm" svg:x="22.537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537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2.537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2.537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537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537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537cm" svg:y="10.55cm" svg:viewBox="0 0 151 751" draw:points="0,0 151,0 151,751 0,751">
          <text:p/>
        </draw:polyline>
        <draw:g>
          <draw:path draw:style-name="gr14" draw:text-style-name="P7" draw:layer="layout" svg:width="0.1cm" svg:height="0.101cm" svg:x="22.637cm" svg:y="11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637cm" svg:y="11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21.3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1.394cm" svg:y="8.4cm" svg:viewBox="0 0 144 2001" draw:points="144,0 0,0 0,2001 144,2001">
          <text:p/>
        </draw:polyline>
        <draw:path draw:style-name="gr2" draw:text-style-name="P2" draw:layer="layout" svg:width="0.75cm" svg:height="2.684cm" svg:x="20.7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20.5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20.5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6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637cm" svg:y="8.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olyline draw:style-name="gr2" draw:text-style-name="P2" draw:layer="layout" svg:width="0.15cm" svg:height="0.15cm" svg:x="22.537cm" svg:y="8.4cm" svg:viewBox="0 0 151 151" draw:points="0,0 151,0 151,151">
          <text:p/>
        </draw:polyline>
        <draw:polyline draw:style-name="gr2" draw:text-style-name="P2" draw:layer="layout" svg:width="0.3cm" svg:height="0.45cm" svg:x="22.537cm" svg:y="8.25cm" svg:viewBox="0 0 301 451" draw:points="0,0 301,0 301,451">
          <text:p/>
        </draw:polyline>
        <draw:path draw:style-name="gr2" draw:text-style-name="P2" draw:layer="layout" svg:width="2.6cm" svg:height="1.5cm" svg:x="21.388cm" svg:y="8.1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0.788cm" svg:y="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988cm" svg:y1="8.1cm" svg:x2="24.187cm" svg:y2="8.1cm">
          <text:p/>
        </draw:line>
        <draw:frame draw:style-name="gr4" draw:text-style-name="P4" draw:layer="layout" svg:width="0.453cm" svg:height="0.33cm" svg:x="20.761cm" svg:y="12.359cm">
          <draw:text-box>
            <text:p text:style-name="P3"><text:span text:style-name="T1">D1</text:span></text:p>
          </draw:text-box>
        </draw:frame>
        <draw:frame draw:style-name="gr4" draw:text-style-name="P4" draw:layer="layout" svg:width="0.453cm" svg:height="0.33cm" svg:x="21.161cm" svg:y="12.359cm">
          <draw:text-box>
            <text:p text:style-name="P3"><text:span text:style-name="T1">D9</text:span></text:p>
          </draw:text-box>
        </draw:frame>
        <draw:line draw:style-name="gr2" draw:text-style-name="P2" draw:layer="layout" svg:x1="18.261cm" svg:y1="8.1cm" svg:x2="18.012cm" svg:y2="8.1cm">
          <text:p/>
        </draw:line>
        <draw:g>
          <draw:polygon draw:style-name="gr1" draw:text-style-name="P1" draw:layer="layout" svg:width="0.7cm" svg:height="1.7cm" svg:x="15.725cm" svg:y="7.8cm" svg:viewBox="0 0 701 1701" draw:points="0,1701 701,1701 701,0 0,0">
            <text:p/>
          </draw:polygon>
          <draw:polygon draw:style-name="gr2" draw:text-style-name="P2" draw:layer="layout" svg:width="0.7cm" svg:height="1.7cm" svg:x="15.725cm" svg:y="7.8cm" svg:viewBox="0 0 701 1701" draw:points="0,1701 701,1701 701,0 0,0">
            <text:p/>
          </draw:polygon>
        </draw:g>
        <draw:line draw:style-name="gr2" draw:text-style-name="P2" draw:layer="layout" svg:x1="15.975cm" svg:y1="8.101cm" svg:x2="16.176cm" svg:y2="8cm">
          <text:p/>
        </draw:line>
        <draw:path draw:style-name="gr2" draw:text-style-name="P2" draw:layer="layout" svg:width="0.998cm" svg:height="0cm" svg:x="15.575cm" svg:y="8.1cm" svg:viewBox="0 0 999 0" svg:d="M599 0h400M0 0h400">
          <text:p/>
        </draw:path>
        <draw:polyline draw:style-name="gr2" draw:text-style-name="P2" draw:layer="layout" svg:width="0.443cm" svg:height="0.105cm" svg:x="16.132cm" svg:y="7.95cm" svg:viewBox="0 0 444 106" draw:points="0,106 0,0 444,0">
          <text:p/>
        </draw:polyline>
        <draw:line draw:style-name="gr2" draw:text-style-name="P2" draw:layer="layout" svg:x1="15.975cm" svg:y1="8.401cm" svg:x2="16.176cm" svg:y2="8.3cm">
          <text:p/>
        </draw:line>
        <draw:path draw:style-name="gr2" draw:text-style-name="P2" draw:layer="layout" svg:width="0.998cm" svg:height="0cm" svg:x="15.575cm" svg:y="8.4cm" svg:viewBox="0 0 999 0" svg:d="M599 0h400M0 0h400">
          <text:p/>
        </draw:path>
        <draw:polyline draw:style-name="gr2" draw:text-style-name="P2" draw:layer="layout" svg:width="0.443cm" svg:height="0.105cm" svg:x="16.132cm" svg:y="8.25cm" svg:viewBox="0 0 444 106" draw:points="0,106 0,0 444,0">
          <text:p/>
        </draw:polyline>
        <draw:line draw:style-name="gr2" draw:text-style-name="P2" draw:layer="layout" svg:x1="15.975cm" svg:y1="8.701cm" svg:x2="16.176cm" svg:y2="8.6cm">
          <text:p/>
        </draw:line>
        <draw:path draw:style-name="gr2" draw:text-style-name="P2" draw:layer="layout" svg:width="0.998cm" svg:height="0cm" svg:x="15.575cm" svg:y="8.7cm" svg:viewBox="0 0 999 0" svg:d="M599 0h400M0 0h399">
          <text:p/>
        </draw:path>
        <draw:polyline draw:style-name="gr2" draw:text-style-name="P2" draw:layer="layout" svg:width="0.443cm" svg:height="0.105cm" svg:x="16.132cm" svg:y="8.55cm" svg:viewBox="0 0 444 106" draw:points="0,106 0,0 444,0">
          <text:p/>
        </draw:polyline>
        <draw:line draw:style-name="gr2" draw:text-style-name="P2" draw:layer="layout" svg:x1="15.975cm" svg:y1="9.001cm" svg:x2="16.176cm" svg:y2="8.9cm">
          <text:p/>
        </draw:line>
        <draw:path draw:style-name="gr2" draw:text-style-name="P2" draw:layer="layout" svg:width="0.998cm" svg:height="0cm" svg:x="15.575cm" svg:y="9cm" svg:viewBox="0 0 999 0" svg:d="M599 0h400M0 0h399">
          <text:p/>
        </draw:path>
        <draw:polyline draw:style-name="gr2" draw:text-style-name="P2" draw:layer="layout" svg:width="0.443cm" svg:height="0.105cm" svg:x="16.132cm" svg:y="8.85cm" svg:viewBox="0 0 444 106" draw:points="0,106 0,0 444,0">
          <text:p/>
        </draw:polyline>
        <draw:g>
          <draw:polygon draw:style-name="gr1" draw:text-style-name="P1" draw:layer="layout" svg:width="0.15cm" svg:height="0.15cm" svg:x="15.875cm" svg:y="9.175cm" svg:viewBox="0 0 151 151" draw:points="0,151 151,151 151,0 0,0">
            <text:p/>
          </draw:polygon>
          <draw:path draw:style-name="gr2" draw:text-style-name="P2" draw:layer="layout" svg:width="0.15cm" svg:height="0.15cm" svg:x="15.875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9.175cm" svg:viewBox="0 0 301 151" draw:points="0,151 301,151 301,0 0,0">
              <text:p/>
            </draw:polygon>
            <draw:polygon draw:style-name="gr2" draw:text-style-name="P2" draw:layer="layout" svg:width="0.3cm" svg:height="0.15cm" svg:x="16.025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9.325cm">
            <draw:text-box>
              <text:p/>
            </draw:text-box>
          </draw:frame>
        </draw:g>
        <draw:line draw:style-name="gr2" draw:text-style-name="P2" draw:layer="layout" svg:x1="15.874cm" svg:y1="9.25cm" svg:x2="15.575cm" svg:y2="9.25cm">
          <text:p/>
        </draw:line>
        <draw:g>
          <draw:polygon draw:style-name="gr1" draw:text-style-name="P1" draw:layer="layout" svg:width="0.7cm" svg:height="1.7cm" svg:x="15.725cm" svg:y="10.1cm" svg:viewBox="0 0 701 1701" draw:points="0,1701 701,1701 701,0 0,0">
            <text:p/>
          </draw:polygon>
          <draw:polygon draw:style-name="gr2" draw:text-style-name="P2" draw:layer="layout" svg:width="0.7cm" svg:height="1.7cm" svg:x="15.725cm" svg:y="10.1cm" svg:viewBox="0 0 701 1701" draw:points="0,1701 701,1701 701,0 0,0">
            <text:p/>
          </draw:polygon>
        </draw:g>
        <draw:line draw:style-name="gr2" draw:text-style-name="P2" draw:layer="layout" svg:x1="15.975cm" svg:y1="10.401cm" svg:x2="16.176cm" svg:y2="10.3cm">
          <text:p/>
        </draw:line>
        <draw:path draw:style-name="gr2" draw:text-style-name="P2" draw:layer="layout" svg:width="0.998cm" svg:height="0cm" svg:x="15.575cm" svg:y="10.4cm" svg:viewBox="0 0 999 0" svg:d="M599 0h400M0 0h400">
          <text:p/>
        </draw:path>
        <draw:polyline draw:style-name="gr2" draw:text-style-name="P2" draw:layer="layout" svg:width="0.443cm" svg:height="0.105cm" svg:x="16.132cm" svg:y="10.25cm" svg:viewBox="0 0 444 106" draw:points="0,106 0,0 444,0">
          <text:p/>
        </draw:polyline>
        <draw:line draw:style-name="gr2" draw:text-style-name="P2" draw:layer="layout" svg:x1="15.975cm" svg:y1="10.701cm" svg:x2="16.176cm" svg:y2="10.6cm">
          <text:p/>
        </draw:line>
        <draw:path draw:style-name="gr2" draw:text-style-name="P2" draw:layer="layout" svg:width="0.998cm" svg:height="0cm" svg:x="15.575cm" svg:y="10.7cm" svg:viewBox="0 0 999 0" svg:d="M599 0h400M0 0h400">
          <text:p/>
        </draw:path>
        <draw:polyline draw:style-name="gr2" draw:text-style-name="P2" draw:layer="layout" svg:width="0.443cm" svg:height="0.105cm" svg:x="16.132cm" svg:y="10.55cm" svg:viewBox="0 0 444 106" draw:points="0,106 0,0 444,0">
          <text:p/>
        </draw:polyline>
        <draw:line draw:style-name="gr2" draw:text-style-name="P2" draw:layer="layout" svg:x1="15.975cm" svg:y1="11.001cm" svg:x2="16.176cm" svg:y2="10.9cm">
          <text:p/>
        </draw:line>
        <draw:path draw:style-name="gr2" draw:text-style-name="P2" draw:layer="layout" svg:width="0.998cm" svg:height="0cm" svg:x="15.575cm" svg:y="11cm" svg:viewBox="0 0 999 0" svg:d="M599 0h400M0 0h399">
          <text:p/>
        </draw:path>
        <draw:polyline draw:style-name="gr2" draw:text-style-name="P2" draw:layer="layout" svg:width="0.443cm" svg:height="0.105cm" svg:x="16.132cm" svg:y="10.85cm" svg:viewBox="0 0 444 106" draw:points="0,106 0,0 444,0">
          <text:p/>
        </draw:polyline>
        <draw:line draw:style-name="gr2" draw:text-style-name="P2" draw:layer="layout" svg:x1="15.975cm" svg:y1="11.301cm" svg:x2="16.176cm" svg:y2="11.2cm">
          <text:p/>
        </draw:line>
        <draw:path draw:style-name="gr2" draw:text-style-name="P2" draw:layer="layout" svg:width="0.998cm" svg:height="0cm" svg:x="15.575cm" svg:y="11.3cm" svg:viewBox="0 0 999 0" svg:d="M599 0h400M0 0h399">
          <text:p/>
        </draw:path>
        <draw:polyline draw:style-name="gr2" draw:text-style-name="P2" draw:layer="layout" svg:width="0.443cm" svg:height="0.105cm" svg:x="16.132cm" svg:y="11.15cm" svg:viewBox="0 0 444 106" draw:points="0,106 0,0 444,0">
          <text:p/>
        </draw:polyline>
        <draw:g>
          <draw:polygon draw:style-name="gr1" draw:text-style-name="P1" draw:layer="layout" svg:width="0.15cm" svg:height="0.15cm" svg:x="15.875cm" svg:y="11.475cm" svg:viewBox="0 0 151 151" draw:points="0,151 151,151 151,0 0,0">
            <text:p/>
          </draw:polygon>
          <draw:path draw:style-name="gr2" draw:text-style-name="P2" draw:layer="layout" svg:width="0.15cm" svg:height="0.15cm" svg:x="15.875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11.475cm" svg:viewBox="0 0 301 151" draw:points="0,151 301,151 301,0 0,0">
              <text:p/>
            </draw:polygon>
            <draw:polygon draw:style-name="gr2" draw:text-style-name="P2" draw:layer="layout" svg:width="0.3cm" svg:height="0.15cm" svg:x="16.025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11.625cm">
            <draw:text-box>
              <text:p/>
            </draw:text-box>
          </draw:frame>
        </draw:g>
        <draw:line draw:style-name="gr2" draw:text-style-name="P2" draw:layer="layout" svg:x1="15.874cm" svg:y1="11.55cm" svg:x2="15.575cm" svg:y2="11.55cm">
          <text:p/>
        </draw:line>
        <draw:path draw:style-name="gr2" draw:text-style-name="P2" draw:layer="layout" svg:width="0.55cm" svg:height="3.234cm" svg:x="15.025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5.425cm" svg:y="11.55cm" svg:viewBox="0 0 151 851" draw:points="151,0 0,0 0,851">
          <text:p/>
        </draw:polyline>
        <draw:polyline draw:style-name="gr2" draw:text-style-name="P2" draw:layer="layout" svg:width="0.357cm" svg:height="3.6cm" svg:x="15.218cm" svg:y="7.4cm" svg:viewBox="0 0 358 3601" draw:points="0,0 0,3601 358,3601">
          <text:p/>
        </draw:polyline>
        <draw:polyline draw:style-name="gr2" draw:text-style-name="P2" draw:layer="layout" svg:width="0.55cm" svg:height="2.15cm" svg:x="16.575cm" svg:y="8.1cm" svg:viewBox="0 0 551 2151" draw:points="0,0 551,0 551,2151 0,2151">
          <text:p/>
        </draw:polyline>
        <draw:path draw:style-name="gr2" draw:text-style-name="P2" draw:layer="layout" svg:width="0.643cm" svg:height="2.45cm" svg:x="16.575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6.575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16.575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6.575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6.575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6.575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6.575cm" svg:y="10.55cm" svg:viewBox="0 0 151 751" draw:points="0,0 151,0 151,751 0,751">
          <text:p/>
        </draw:polyline>
        <draw:g>
          <draw:path draw:style-name="gr14" draw:text-style-name="P7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305cm" svg:height="0.33cm" svg:x="15.372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5.432cm" svg:y="8.4cm" svg:viewBox="0 0 144 2001" draw:points="144,0 0,0 0,2001 144,2001">
          <text:p/>
        </draw:polyline>
        <draw:path draw:style-name="gr2" draw:text-style-name="P2" draw:layer="layout" svg:width="0.75cm" svg:height="2.684cm" svg:x="14.825cm" svg:y="8.6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4.625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15cm" svg:height="0.15cm" svg:x="16.575cm" svg:y="8.4cm" svg:viewBox="0 0 151 151" draw:points="0,0 151,0 151,151">
          <text:p/>
        </draw:polyline>
        <draw:polyline draw:style-name="gr2" draw:text-style-name="P2" draw:layer="layout" svg:width="0.3cm" svg:height="0.45cm" svg:x="16.575cm" svg:y="8.25cm" svg:viewBox="0 0 301 451" draw:points="0,0 301,0 301,451">
          <text:p/>
        </draw:polyline>
        <draw:path draw:style-name="gr2" draw:text-style-name="P2" draw:layer="layout" svg:width="2.6cm" svg:height="1.5cm" svg:x="15.425cm" svg:y="8.1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775cm" svg:y="9.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5cm" svg:y="9.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3.4cm" svg:height="0.8cm" svg:x="14.825cm" svg:y="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4.799cm" svg:y="12.359cm">
          <draw:text-box>
            <text:p text:style-name="P3"><text:span text:style-name="T1">D7</text:span></text:p>
          </draw:text-box>
        </draw:frame>
        <draw:frame draw:style-name="gr4" draw:text-style-name="P4" draw:layer="layout" svg:width="0.453cm" svg:height="0.33cm" svg:x="15.199cm" svg:y="12.359cm">
          <draw:text-box>
            <text:p text:style-name="P3"><text:span text:style-name="T1">D15</text:span></text:p>
          </draw:text-box>
        </draw:frame>
        <draw:frame draw:style-name="gr4" draw:text-style-name="P4" draw:layer="layout" svg:width="0.8cm" svg:height="0.33cm" svg:x="14.8cm" svg:y="7.1cm">
          <draw:text-box>
            <text:p text:style-name="P3"><text:span text:style-name="T1">Adder7</text:span></text:p>
          </draw:text-box>
        </draw:frame>
        <draw:frame draw:style-name="gr4" draw:text-style-name="P4" draw:layer="layout" svg:width="0.819cm" svg:height="0.33cm" svg:x="27.762cm" svg:y="7.918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35cm" svg:height="0.33cm" svg:x="27.662cm" svg:y="8.759cm">
          <draw:text-box>
            <text:p text:style-name="P3"><text:span text:style-name="T1">~CY_ALU</text:span></text:p>
          </draw:text-box>
        </draw:frame>
        <draw:frame draw:style-name="gr4" draw:text-style-name="P4" draw:layer="layout" svg:width="1.15cm" svg:height="0.33cm" svg:x="13.5cm" svg:y="7.968cm">
          <draw:text-box>
            <text:p text:style-name="P3"><text:span text:style-name="T1">CY_ADDER</text:span></text:p>
          </draw:text-box>
        </draw:frame>
        <draw:frame draw:style-name="gr4" draw:text-style-name="P4" draw:layer="layout" svg:width="0.8cm" svg:height="0.33cm" svg:x="20.762cm" svg:y="7.1cm">
          <draw:text-box>
            <text:p text:style-name="P3"><text:span text:style-name="T1">Adder1</text:span></text:p>
          </draw:text-box>
        </draw:frame>
        <draw:frame draw:style-name="gr4" draw:text-style-name="P4" draw:layer="layout" svg:width="0.8cm" svg:height="0.33cm" svg:x="24.362cm" svg:y="7.118cm">
          <draw:text-box>
            <text:p text:style-name="P3"><text:span text:style-name="T1">Adder0</text:span></text:p>
          </draw:text-box>
        </draw:frame>
        <draw:frame draw:style-name="gr15" draw:text-style-name="P4" draw:layer="layout" svg:width="1.35cm" svg:height="1.087cm" svg:x="18.762cm" svg:y="9.3cm">
          <draw:text-box>
            <text:p text:style-name="P3"><text:span text:style-name="T4">...</text:span></text:p>
          </draw:text-box>
        </draw:frame>
      </draw:page>
      <draw:page draw:name="Subtractor" draw:style-name="dp1" draw:master-page-name="PM4">
        <draw:g>
          <draw:polygon draw:style-name="gr1" draw:text-style-name="P1" draw:layer="layout" svg:width="0.7cm" svg:height="1.7cm" svg:x="21.189cm" svg:y="8.159cm" svg:viewBox="0 0 701 1701" draw:points="0,1701 701,1701 701,0 0,0">
            <text:p/>
          </draw:polygon>
          <draw:polygon draw:style-name="gr2" draw:text-style-name="P2" draw:layer="layout" svg:width="0.7cm" svg:height="1.7cm" svg:x="21.189cm" svg:y="8.159cm" svg:viewBox="0 0 701 1701" draw:points="0,1701 701,1701 701,0 0,0">
            <text:p/>
          </draw:polygon>
        </draw:g>
        <draw:line draw:style-name="gr2" draw:text-style-name="P2" draw:layer="layout" svg:x1="21.439cm" svg:y1="8.46cm" svg:x2="21.64cm" svg:y2="8.359cm">
          <text:p/>
        </draw:line>
        <draw:path draw:style-name="gr2" draw:text-style-name="P2" draw:layer="layout" svg:width="0.998cm" svg:height="0cm" svg:x="21.039cm" svg:y="8.459cm" svg:viewBox="0 0 999 0" svg:d="M599 0h400M0 0h399">
          <text:p/>
        </draw:path>
        <draw:polyline draw:style-name="gr2" draw:text-style-name="P2" draw:layer="layout" svg:width="0.443cm" svg:height="0.105cm" svg:x="21.596cm" svg:y="8.309cm" svg:viewBox="0 0 444 106" draw:points="0,106 0,0 444,0">
          <text:p/>
        </draw:polyline>
        <draw:line draw:style-name="gr2" draw:text-style-name="P2" draw:layer="layout" svg:x1="21.439cm" svg:y1="8.76cm" svg:x2="21.64cm" svg:y2="8.659cm">
          <text:p/>
        </draw:line>
        <draw:path draw:style-name="gr2" draw:text-style-name="P2" draw:layer="layout" svg:width="0.998cm" svg:height="0cm" svg:x="21.039cm" svg:y="8.759cm" svg:viewBox="0 0 999 0" svg:d="M599 0h400M0 0h399">
          <text:p/>
        </draw:path>
        <draw:polyline draw:style-name="gr2" draw:text-style-name="P2" draw:layer="layout" svg:width="0.443cm" svg:height="0.105cm" svg:x="21.596cm" svg:y="8.609cm" svg:viewBox="0 0 444 106" draw:points="0,106 0,0 444,0">
          <text:p/>
        </draw:polyline>
        <draw:line draw:style-name="gr2" draw:text-style-name="P2" draw:layer="layout" svg:x1="21.439cm" svg:y1="9.06cm" svg:x2="21.64cm" svg:y2="8.959cm">
          <text:p/>
        </draw:line>
        <draw:path draw:style-name="gr2" draw:text-style-name="P2" draw:layer="layout" svg:width="0.998cm" svg:height="0cm" svg:x="21.039cm" svg:y="9.059cm" svg:viewBox="0 0 999 0" svg:d="M599 0h400M0 0h399">
          <text:p/>
        </draw:path>
        <draw:polyline draw:style-name="gr2" draw:text-style-name="P2" draw:layer="layout" svg:width="0.443cm" svg:height="0.105cm" svg:x="21.596cm" svg:y="8.909cm" svg:viewBox="0 0 444 106" draw:points="0,106 0,0 444,0">
          <text:p/>
        </draw:polyline>
        <draw:line draw:style-name="gr2" draw:text-style-name="P2" draw:layer="layout" svg:x1="21.439cm" svg:y1="9.36cm" svg:x2="21.64cm" svg:y2="9.259cm">
          <text:p/>
        </draw:line>
        <draw:path draw:style-name="gr2" draw:text-style-name="P2" draw:layer="layout" svg:width="0.998cm" svg:height="0cm" svg:x="21.039cm" svg:y="9.359cm" svg:viewBox="0 0 999 0" svg:d="M599 0h400M0 0h400">
          <text:p/>
        </draw:path>
        <draw:polyline draw:style-name="gr2" draw:text-style-name="P2" draw:layer="layout" svg:width="0.443cm" svg:height="0.105cm" svg:x="21.596cm" svg:y="9.2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9.534cm" svg:viewBox="0 0 151 151" draw:points="0,151 151,151 151,0 0,0">
            <text:p/>
          </draw:polygon>
          <draw:path draw:style-name="gr2" draw:text-style-name="P2" draw:layer="layout" svg:width="0.15cm" svg:height="0.15cm" svg:x="21.339cm" svg:y="9.5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9.534cm" svg:viewBox="0 0 301 151" draw:points="0,151 301,151 301,0 0,0">
              <text:p/>
            </draw:polygon>
            <draw:polygon draw:style-name="gr2" draw:text-style-name="P2" draw:layer="layout" svg:width="0.3cm" svg:height="0.15cm" svg:x="21.4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9.684cm">
            <draw:text-box>
              <text:p/>
            </draw:text-box>
          </draw:frame>
        </draw:g>
        <draw:line draw:style-name="gr2" draw:text-style-name="P2" draw:layer="layout" svg:x1="21.338cm" svg:y1="9.609cm" svg:x2="21.039cm" svg:y2="9.609cm">
          <text:p/>
        </draw:line>
        <draw:g>
          <draw:polygon draw:style-name="gr1" draw:text-style-name="P1" draw:layer="layout" svg:width="0.7cm" svg:height="1.7cm" svg:x="21.189cm" svg:y="10.459cm" svg:viewBox="0 0 701 1701" draw:points="0,1701 701,1701 701,0 0,0">
            <text:p/>
          </draw:polygon>
          <draw:polygon draw:style-name="gr2" draw:text-style-name="P2" draw:layer="layout" svg:width="0.7cm" svg:height="1.7cm" svg:x="21.189cm" svg:y="10.459cm" svg:viewBox="0 0 701 1701" draw:points="0,1701 701,1701 701,0 0,0">
            <text:p/>
          </draw:polygon>
        </draw:g>
        <draw:line draw:style-name="gr2" draw:text-style-name="P2" draw:layer="layout" svg:x1="21.439cm" svg:y1="10.76cm" svg:x2="21.64cm" svg:y2="10.659cm">
          <text:p/>
        </draw:line>
        <draw:path draw:style-name="gr2" draw:text-style-name="P2" draw:layer="layout" svg:width="0.998cm" svg:height="0cm" svg:x="21.039cm" svg:y="10.759cm" svg:viewBox="0 0 999 0" svg:d="M599 0h400M0 0h399">
          <text:p/>
        </draw:path>
        <draw:polyline draw:style-name="gr2" draw:text-style-name="P2" draw:layer="layout" svg:width="0.443cm" svg:height="0.105cm" svg:x="21.596cm" svg:y="10.609cm" svg:viewBox="0 0 444 106" draw:points="0,106 0,0 444,0">
          <text:p/>
        </draw:polyline>
        <draw:line draw:style-name="gr2" draw:text-style-name="P2" draw:layer="layout" svg:x1="21.439cm" svg:y1="11.06cm" svg:x2="21.64cm" svg:y2="10.959cm">
          <text:p/>
        </draw:line>
        <draw:path draw:style-name="gr2" draw:text-style-name="P2" draw:layer="layout" svg:width="0.998cm" svg:height="0cm" svg:x="21.039cm" svg:y="11.059cm" svg:viewBox="0 0 999 0" svg:d="M599 0h400M0 0h399">
          <text:p/>
        </draw:path>
        <draw:polyline draw:style-name="gr2" draw:text-style-name="P2" draw:layer="layout" svg:width="0.443cm" svg:height="0.105cm" svg:x="21.596cm" svg:y="10.909cm" svg:viewBox="0 0 444 106" draw:points="0,106 0,0 444,0">
          <text:p/>
        </draw:polyline>
        <draw:line draw:style-name="gr2" draw:text-style-name="P2" draw:layer="layout" svg:x1="21.439cm" svg:y1="11.36cm" svg:x2="21.64cm" svg:y2="11.259cm">
          <text:p/>
        </draw:line>
        <draw:path draw:style-name="gr2" draw:text-style-name="P2" draw:layer="layout" svg:width="0.998cm" svg:height="0cm" svg:x="21.039cm" svg:y="11.359cm" svg:viewBox="0 0 999 0" svg:d="M599 0h400M0 0h399">
          <text:p/>
        </draw:path>
        <draw:polyline draw:style-name="gr2" draw:text-style-name="P2" draw:layer="layout" svg:width="0.443cm" svg:height="0.105cm" svg:x="21.596cm" svg:y="11.209cm" svg:viewBox="0 0 444 106" draw:points="0,106 0,0 444,0">
          <text:p/>
        </draw:polyline>
        <draw:line draw:style-name="gr2" draw:text-style-name="P2" draw:layer="layout" svg:x1="21.439cm" svg:y1="11.66cm" svg:x2="21.64cm" svg:y2="11.559cm">
          <text:p/>
        </draw:line>
        <draw:path draw:style-name="gr2" draw:text-style-name="P2" draw:layer="layout" svg:width="0.998cm" svg:height="0cm" svg:x="21.039cm" svg:y="11.659cm" svg:viewBox="0 0 999 0" svg:d="M599 0h400M0 0h400">
          <text:p/>
        </draw:path>
        <draw:polyline draw:style-name="gr2" draw:text-style-name="P2" draw:layer="layout" svg:width="0.443cm" svg:height="0.105cm" svg:x="21.5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11.834cm" svg:viewBox="0 0 151 151" draw:points="0,151 151,151 151,0 0,0">
            <text:p/>
          </draw:polygon>
          <draw:path draw:style-name="gr2" draw:text-style-name="P2" draw:layer="layout" svg:width="0.15cm" svg:height="0.15cm" svg:x="21.339cm" svg:y="11.8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11.834cm" svg:viewBox="0 0 301 151" draw:points="0,151 301,151 301,0 0,0">
              <text:p/>
            </draw:polygon>
            <draw:polygon draw:style-name="gr2" draw:text-style-name="P2" draw:layer="layout" svg:width="0.3cm" svg:height="0.15cm" svg:x="21.4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11.984cm">
            <draw:text-box>
              <text:p/>
            </draw:text-box>
          </draw:frame>
        </draw:g>
        <draw:line draw:style-name="gr2" draw:text-style-name="P2" draw:layer="layout" svg:x1="21.338cm" svg:y1="11.909cm" svg:x2="21.039cm" svg:y2="11.909cm">
          <text:p/>
        </draw:line>
        <draw:path draw:style-name="gr2" draw:text-style-name="P2" draw:layer="layout" svg:width="0.55cm" svg:height="3.234cm" svg:x="20.489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0.889cm" svg:y="11.909cm" svg:viewBox="0 0 151 851" draw:points="151,0 0,0 0,851">
          <text:p/>
        </draw:polyline>
        <draw:polyline draw:style-name="gr2" draw:text-style-name="P2" draw:layer="layout" svg:width="0.357cm" svg:height="3.6cm" svg:x="20.681cm" svg:y="7.759cm" svg:viewBox="0 0 358 3601" draw:points="0,0 0,3601 358,3601">
          <text:p/>
        </draw:polyline>
        <draw:polyline draw:style-name="gr2" draw:text-style-name="P2" draw:layer="layout" svg:width="0.55cm" svg:height="2.3cm" svg:x="22.039cm" svg:y="8.309cm" svg:viewBox="0 0 551 2301" draw:points="0,0 551,0 551,2301 0,2301">
          <text:p/>
        </draw:polyline>
        <draw:path draw:style-name="gr2" draw:text-style-name="P2" draw:layer="layout" svg:width="0.643cm" svg:height="2.384cm" svg:x="22.0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039cm" svg:y="10.609cm" svg:viewBox="0 0 351 451" svg:d="M351 0v451h-117c0-15-4-29-11-42s-18-23-31-30c-12-8-27-12-42-12-14 0-29 4-42 12-12 7-23 17-30 30-8 13-12 27-12 42h-66">
          <text:p/>
        </draw:path>
        <draw:path draw:style-name="gr2" draw:text-style-name="P2" draw:layer="layout" svg:width="1.3cm" svg:height="2.509cm" svg:x="22.0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22.0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0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0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039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20.8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0.895cm" svg:y="8.759cm" svg:viewBox="0 0 144 2001" draw:points="144,0 0,0 0,2001 144,2001">
          <text:p/>
        </draw:polyline>
        <draw:path draw:style-name="gr2" draw:text-style-name="P2" draw:layer="layout" svg:width="0.75cm" svg:height="2.684cm" svg:x="20.2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0.089cm" svg:y="9.276cm" svg:viewBox="0 0 951 85" svg:d="M0 85h116c0-15 4-29 11-42 8-13 18-24 31-31 13-8 27-12 42-12 14 0 29 4 42 12 12 7 23 18 30 31s11 27 11 42h227c0-15 3-29 11-42 7-13 18-24 30-31 13-8 27-12 42-12s29 4 42 12c13 7 23 18 31 31 7 13 11 27 11 42h47c0-15 4-29 11-42s18-24 31-31c12-8 27-12 41-12 15 0 29 4 42 12 13 7 23 18 31 31 7 13 11 27 11 42h60">
          <text:p/>
        </draw:path>
        <draw:path draw:style-name="gr2" draw:text-style-name="P2" draw:layer="layout" svg:width="0.95cm" svg:height="0.084cm" svg:x="20.0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2.039cm" svg:y="8.759cm" svg:viewBox="0 0 151 151" draw:points="0,0 151,0 151,151">
          <text:p/>
        </draw:polyline>
        <draw:polyline draw:style-name="gr2" draw:text-style-name="P2" draw:layer="layout" svg:width="0.3cm" svg:height="0.45cm" svg:x="22.039cm" svg:y="8.609cm" svg:viewBox="0 0 301 451" draw:points="0,0 301,0 301,451">
          <text:p/>
        </draw:polyline>
        <draw:path draw:style-name="gr2" draw:text-style-name="P2" draw:layer="layout" svg:width="2.6cm" svg:height="1.5cm" svg:x="20.8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20.2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489cm" svg:y1="8.459cm" svg:x2="23.688cm" svg:y2="8.459cm">
          <text:p/>
        </draw:line>
        <draw:frame draw:style-name="gr4" draw:text-style-name="P4" draw:layer="layout" svg:width="0.453cm" svg:height="0.33cm" svg:x="20.262cm" svg:y="12.718cm">
          <draw:text-box>
            <text:p text:style-name="P3"><text:span text:style-name="T1">D0</text:span></text:p>
          </draw:text-box>
        </draw:frame>
        <draw:frame draw:style-name="gr4" draw:text-style-name="P4" draw:layer="layout" svg:width="0.453cm" svg:height="0.33cm" svg:x="20.662cm" svg:y="12.718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17.589cm" svg:y="8.159cm" svg:viewBox="0 0 701 1701" draw:points="0,1701 701,1701 701,0 0,0">
            <text:p/>
          </draw:polygon>
          <draw:polygon draw:style-name="gr2" draw:text-style-name="P2" draw:layer="layout" svg:width="0.7cm" svg:height="1.7cm" svg:x="17.589cm" svg:y="8.159cm" svg:viewBox="0 0 701 1701" draw:points="0,1701 701,1701 701,0 0,0">
            <text:p/>
          </draw:polygon>
        </draw:g>
        <draw:line draw:style-name="gr2" draw:text-style-name="P2" draw:layer="layout" svg:x1="17.839cm" svg:y1="8.46cm" svg:x2="18.04cm" svg:y2="8.359cm">
          <text:p/>
        </draw:line>
        <draw:path draw:style-name="gr2" draw:text-style-name="P2" draw:layer="layout" svg:width="0.998cm" svg:height="0cm" svg:x="17.439cm" svg:y="8.459cm" svg:viewBox="0 0 999 0" svg:d="M599 0h400M0 0h400">
          <text:p/>
        </draw:path>
        <draw:polyline draw:style-name="gr2" draw:text-style-name="P2" draw:layer="layout" svg:width="0.443cm" svg:height="0.105cm" svg:x="17.996cm" svg:y="8.309cm" svg:viewBox="0 0 444 106" draw:points="0,106 0,0 444,0">
          <text:p/>
        </draw:polyline>
        <draw:line draw:style-name="gr2" draw:text-style-name="P2" draw:layer="layout" svg:x1="17.839cm" svg:y1="8.76cm" svg:x2="18.04cm" svg:y2="8.659cm">
          <text:p/>
        </draw:line>
        <draw:path draw:style-name="gr2" draw:text-style-name="P2" draw:layer="layout" svg:width="0.998cm" svg:height="0cm" svg:x="17.439cm" svg:y="8.759cm" svg:viewBox="0 0 999 0" svg:d="M599 0h400M0 0h400">
          <text:p/>
        </draw:path>
        <draw:polyline draw:style-name="gr2" draw:text-style-name="P2" draw:layer="layout" svg:width="0.443cm" svg:height="0.105cm" svg:x="17.996cm" svg:y="8.609cm" svg:viewBox="0 0 444 106" draw:points="0,106 0,0 444,0">
          <text:p/>
        </draw:polyline>
        <draw:line draw:style-name="gr2" draw:text-style-name="P2" draw:layer="layout" svg:x1="17.839cm" svg:y1="9.06cm" svg:x2="18.04cm" svg:y2="8.959cm">
          <text:p/>
        </draw:line>
        <draw:path draw:style-name="gr2" draw:text-style-name="P2" draw:layer="layout" svg:width="0.998cm" svg:height="0cm" svg:x="17.439cm" svg:y="9.059cm" svg:viewBox="0 0 999 0" svg:d="M599 0h400M0 0h399">
          <text:p/>
        </draw:path>
        <draw:polyline draw:style-name="gr2" draw:text-style-name="P2" draw:layer="layout" svg:width="0.443cm" svg:height="0.105cm" svg:x="17.996cm" svg:y="8.909cm" svg:viewBox="0 0 444 106" draw:points="0,106 0,0 444,0">
          <text:p/>
        </draw:polyline>
        <draw:line draw:style-name="gr2" draw:text-style-name="P2" draw:layer="layout" svg:x1="17.839cm" svg:y1="9.36cm" svg:x2="18.04cm" svg:y2="9.259cm">
          <text:p/>
        </draw:line>
        <draw:path draw:style-name="gr2" draw:text-style-name="P2" draw:layer="layout" svg:width="0.998cm" svg:height="0cm" svg:x="17.439cm" svg:y="9.359cm" svg:viewBox="0 0 999 0" svg:d="M599 0h400M0 0h399">
          <text:p/>
        </draw:path>
        <draw:polyline draw:style-name="gr2" draw:text-style-name="P2" draw:layer="layout" svg:width="0.443cm" svg:height="0.105cm" svg:x="17.996cm" svg:y="9.2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9.534cm" svg:viewBox="0 0 151 151" draw:points="0,151 151,151 151,0 0,0">
            <text:p/>
          </draw:polygon>
          <draw:path draw:style-name="gr2" draw:text-style-name="P2" draw:layer="layout" svg:width="0.15cm" svg:height="0.15cm" svg:x="17.739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9.534cm" svg:viewBox="0 0 301 151" draw:points="0,151 301,151 301,0 0,0">
              <text:p/>
            </draw:polygon>
            <draw:polygon draw:style-name="gr2" draw:text-style-name="P2" draw:layer="layout" svg:width="0.3cm" svg:height="0.15cm" svg:x="17.8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9.684cm">
            <draw:text-box>
              <text:p/>
            </draw:text-box>
          </draw:frame>
        </draw:g>
        <draw:line draw:style-name="gr2" draw:text-style-name="P2" draw:layer="layout" svg:x1="17.738cm" svg:y1="9.609cm" svg:x2="17.439cm" svg:y2="9.609cm">
          <text:p/>
        </draw:line>
        <draw:g>
          <draw:polygon draw:style-name="gr1" draw:text-style-name="P1" draw:layer="layout" svg:width="0.7cm" svg:height="1.7cm" svg:x="17.589cm" svg:y="10.459cm" svg:viewBox="0 0 701 1701" draw:points="0,1701 701,1701 701,0 0,0">
            <text:p/>
          </draw:polygon>
          <draw:polygon draw:style-name="gr2" draw:text-style-name="P2" draw:layer="layout" svg:width="0.7cm" svg:height="1.7cm" svg:x="17.589cm" svg:y="10.459cm" svg:viewBox="0 0 701 1701" draw:points="0,1701 701,1701 701,0 0,0">
            <text:p/>
          </draw:polygon>
        </draw:g>
        <draw:line draw:style-name="gr2" draw:text-style-name="P2" draw:layer="layout" svg:x1="17.839cm" svg:y1="10.76cm" svg:x2="18.04cm" svg:y2="10.659cm">
          <text:p/>
        </draw:line>
        <draw:path draw:style-name="gr2" draw:text-style-name="P2" draw:layer="layout" svg:width="0.998cm" svg:height="0cm" svg:x="17.439cm" svg:y="10.759cm" svg:viewBox="0 0 999 0" svg:d="M599 0h400M0 0h400">
          <text:p/>
        </draw:path>
        <draw:polyline draw:style-name="gr2" draw:text-style-name="P2" draw:layer="layout" svg:width="0.443cm" svg:height="0.105cm" svg:x="17.996cm" svg:y="10.609cm" svg:viewBox="0 0 444 106" draw:points="0,106 0,0 444,0">
          <text:p/>
        </draw:polyline>
        <draw:line draw:style-name="gr2" draw:text-style-name="P2" draw:layer="layout" svg:x1="17.839cm" svg:y1="11.06cm" svg:x2="18.04cm" svg:y2="10.959cm">
          <text:p/>
        </draw:line>
        <draw:path draw:style-name="gr2" draw:text-style-name="P2" draw:layer="layout" svg:width="0.998cm" svg:height="0cm" svg:x="17.439cm" svg:y="11.059cm" svg:viewBox="0 0 999 0" svg:d="M599 0h400M0 0h400">
          <text:p/>
        </draw:path>
        <draw:polyline draw:style-name="gr2" draw:text-style-name="P2" draw:layer="layout" svg:width="0.443cm" svg:height="0.105cm" svg:x="17.996cm" svg:y="10.909cm" svg:viewBox="0 0 444 106" draw:points="0,106 0,0 444,0">
          <text:p/>
        </draw:polyline>
        <draw:line draw:style-name="gr2" draw:text-style-name="P2" draw:layer="layout" svg:x1="17.839cm" svg:y1="11.36cm" svg:x2="18.04cm" svg:y2="11.259cm">
          <text:p/>
        </draw:line>
        <draw:path draw:style-name="gr2" draw:text-style-name="P2" draw:layer="layout" svg:width="0.998cm" svg:height="0cm" svg:x="17.439cm" svg:y="11.359cm" svg:viewBox="0 0 999 0" svg:d="M599 0h400M0 0h399">
          <text:p/>
        </draw:path>
        <draw:polyline draw:style-name="gr2" draw:text-style-name="P2" draw:layer="layout" svg:width="0.443cm" svg:height="0.105cm" svg:x="17.996cm" svg:y="11.209cm" svg:viewBox="0 0 444 106" draw:points="0,106 0,0 444,0">
          <text:p/>
        </draw:polyline>
        <draw:line draw:style-name="gr2" draw:text-style-name="P2" draw:layer="layout" svg:x1="17.839cm" svg:y1="11.66cm" svg:x2="18.04cm" svg:y2="11.559cm">
          <text:p/>
        </draw:line>
        <draw:path draw:style-name="gr2" draw:text-style-name="P2" draw:layer="layout" svg:width="0.998cm" svg:height="0cm" svg:x="17.439cm" svg:y="11.659cm" svg:viewBox="0 0 999 0" svg:d="M599 0h400M0 0h399">
          <text:p/>
        </draw:path>
        <draw:polyline draw:style-name="gr2" draw:text-style-name="P2" draw:layer="layout" svg:width="0.443cm" svg:height="0.105cm" svg:x="17.9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11.834cm" svg:viewBox="0 0 151 151" draw:points="0,151 151,151 151,0 0,0">
            <text:p/>
          </draw:polygon>
          <draw:path draw:style-name="gr2" draw:text-style-name="P2" draw:layer="layout" svg:width="0.15cm" svg:height="0.15cm" svg:x="17.739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11.834cm" svg:viewBox="0 0 301 151" draw:points="0,151 301,151 301,0 0,0">
              <text:p/>
            </draw:polygon>
            <draw:polygon draw:style-name="gr2" draw:text-style-name="P2" draw:layer="layout" svg:width="0.3cm" svg:height="0.15cm" svg:x="17.8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11.984cm">
            <draw:text-box>
              <text:p/>
            </draw:text-box>
          </draw:frame>
        </draw:g>
        <draw:line draw:style-name="gr2" draw:text-style-name="P2" draw:layer="layout" svg:x1="17.738cm" svg:y1="11.909cm" svg:x2="17.439cm" svg:y2="11.909cm">
          <text:p/>
        </draw:line>
        <draw:path draw:style-name="gr2" draw:text-style-name="P2" draw:layer="layout" svg:width="0.55cm" svg:height="3.234cm" svg:x="16.889cm" svg:y="9.526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7.289cm" svg:y="11.909cm" svg:viewBox="0 0 151 851" draw:points="151,0 0,0 0,851">
          <text:p/>
        </draw:polyline>
        <draw:polyline draw:style-name="gr2" draw:text-style-name="P2" draw:layer="layout" svg:width="0.357cm" svg:height="3.6cm" svg:x="17.082cm" svg:y="7.759cm" svg:viewBox="0 0 358 3601" draw:points="0,0 0,3601 358,3601">
          <text:p/>
        </draw:polyline>
        <draw:polyline draw:style-name="gr2" draw:text-style-name="P2" draw:layer="layout" svg:width="0.55cm" svg:height="2.3cm" svg:x="18.439cm" svg:y="8.309cm" svg:viewBox="0 0 551 2301" draw:points="0,0 551,0 551,2301 0,2301">
          <text:p/>
        </draw:polyline>
        <draw:path draw:style-name="gr2" draw:text-style-name="P2" draw:layer="layout" svg:width="0.643cm" svg:height="2.384cm" svg:x="18.4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8.439cm" svg:y="10.609cm" svg:viewBox="0 0 351 451" svg:d="M351 0v450l-117 1v-1c0-14-4-29-11-41-7-13-18-24-31-31-12-7-27-11-42-11-14 0-29 4-42 11-12 7-23 18-30 31-8 12-12 26-12 41h-66">
          <text:p/>
        </draw:path>
        <draw:path draw:style-name="gr2" draw:text-style-name="P2" draw:layer="layout" svg:width="1.3cm" svg:height="2.509cm" svg:x="18.4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8.4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8.4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8.4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8.439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18.539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539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7.2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7.295cm" svg:y="8.759cm" svg:viewBox="0 0 144 2001" draw:points="144,0 0,0 0,2001 144,2001">
          <text:p/>
        </draw:polyline>
        <draw:path draw:style-name="gr2" draw:text-style-name="P2" draw:layer="layout" svg:width="0.75cm" svg:height="2.684cm" svg:x="16.6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16.489cm" svg:y="9.276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16.4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539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539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8.439cm" svg:y="8.759cm" svg:viewBox="0 0 151 151" draw:points="0,0 151,0 151,151">
          <text:p/>
        </draw:polyline>
        <draw:polyline draw:style-name="gr2" draw:text-style-name="P2" draw:layer="layout" svg:width="0.3cm" svg:height="0.45cm" svg:x="18.439cm" svg:y="8.609cm" svg:viewBox="0 0 301 451" draw:points="0,0 301,0 301,451">
          <text:p/>
        </draw:polyline>
        <draw:path draw:style-name="gr2" draw:text-style-name="P2" draw:layer="layout" svg:width="2.6cm" svg:height="1.5cm" svg:x="17.2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16.6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9.889cm" svg:y1="8.459cm" svg:x2="20.088cm" svg:y2="8.459cm">
          <text:p/>
        </draw:line>
        <draw:frame draw:style-name="gr4" draw:text-style-name="P4" draw:layer="layout" svg:width="0.453cm" svg:height="0.33cm" svg:x="16.662cm" svg:y="12.718cm">
          <draw:text-box>
            <text:p text:style-name="P3"><text:span text:style-name="T1">D1</text:span></text:p>
          </draw:text-box>
        </draw:frame>
        <draw:frame draw:style-name="gr4" draw:text-style-name="P4" draw:layer="layout" svg:width="0.453cm" svg:height="0.33cm" svg:x="17.062cm" svg:y="12.718cm">
          <draw:text-box>
            <text:p text:style-name="P3"><text:span text:style-name="T1">D9</text:span></text:p>
          </draw:text-box>
        </draw:frame>
        <draw:line draw:style-name="gr2" draw:text-style-name="P2" draw:layer="layout" svg:x1="14.163cm" svg:y1="8.459cm" svg:x2="13.914cm" svg:y2="8.459cm">
          <text:p/>
        </draw:line>
        <draw:g>
          <draw:polygon draw:style-name="gr1" draw:text-style-name="P1" draw:layer="layout" svg:width="0.7cm" svg:height="1.7cm" svg:x="11.626cm" svg:y="8.159cm" svg:viewBox="0 0 701 1701" draw:points="0,1701 701,1701 701,0 0,0">
            <text:p/>
          </draw:polygon>
          <draw:polygon draw:style-name="gr2" draw:text-style-name="P2" draw:layer="layout" svg:width="0.7cm" svg:height="1.7cm" svg:x="11.626cm" svg:y="8.159cm" svg:viewBox="0 0 701 1701" draw:points="0,1701 701,1701 701,0 0,0">
            <text:p/>
          </draw:polygon>
        </draw:g>
        <draw:line draw:style-name="gr2" draw:text-style-name="P2" draw:layer="layout" svg:x1="11.876cm" svg:y1="8.46cm" svg:x2="12.077cm" svg:y2="8.359cm">
          <text:p/>
        </draw:line>
        <draw:path draw:style-name="gr2" draw:text-style-name="P2" draw:layer="layout" svg:width="0.998cm" svg:height="0cm" svg:x="11.476cm" svg:y="8.459cm" svg:viewBox="0 0 999 0" svg:d="M599 0h400M0 0h400">
          <text:p/>
        </draw:path>
        <draw:polyline draw:style-name="gr2" draw:text-style-name="P2" draw:layer="layout" svg:width="0.443cm" svg:height="0.105cm" svg:x="12.033cm" svg:y="8.309cm" svg:viewBox="0 0 444 106" draw:points="0,106 0,0 444,0">
          <text:p/>
        </draw:polyline>
        <draw:line draw:style-name="gr2" draw:text-style-name="P2" draw:layer="layout" svg:x1="11.876cm" svg:y1="8.76cm" svg:x2="12.077cm" svg:y2="8.659cm">
          <text:p/>
        </draw:line>
        <draw:path draw:style-name="gr2" draw:text-style-name="P2" draw:layer="layout" svg:width="0.998cm" svg:height="0cm" svg:x="11.476cm" svg:y="8.759cm" svg:viewBox="0 0 999 0" svg:d="M599 0h400M0 0h400">
          <text:p/>
        </draw:path>
        <draw:polyline draw:style-name="gr2" draw:text-style-name="P2" draw:layer="layout" svg:width="0.443cm" svg:height="0.105cm" svg:x="12.033cm" svg:y="8.609cm" svg:viewBox="0 0 444 106" draw:points="0,106 0,0 444,0">
          <text:p/>
        </draw:polyline>
        <draw:line draw:style-name="gr2" draw:text-style-name="P2" draw:layer="layout" svg:x1="11.876cm" svg:y1="9.06cm" svg:x2="12.077cm" svg:y2="8.959cm">
          <text:p/>
        </draw:line>
        <draw:path draw:style-name="gr2" draw:text-style-name="P2" draw:layer="layout" svg:width="0.998cm" svg:height="0cm" svg:x="11.476cm" svg:y="9.059cm" svg:viewBox="0 0 999 0" svg:d="M599 0h400M0 0h399">
          <text:p/>
        </draw:path>
        <draw:polyline draw:style-name="gr2" draw:text-style-name="P2" draw:layer="layout" svg:width="0.443cm" svg:height="0.105cm" svg:x="12.033cm" svg:y="8.909cm" svg:viewBox="0 0 444 106" draw:points="0,106 0,0 444,0">
          <text:p/>
        </draw:polyline>
        <draw:line draw:style-name="gr2" draw:text-style-name="P2" draw:layer="layout" svg:x1="11.876cm" svg:y1="9.36cm" svg:x2="12.077cm" svg:y2="9.259cm">
          <text:p/>
        </draw:line>
        <draw:path draw:style-name="gr2" draw:text-style-name="P2" draw:layer="layout" svg:width="0.998cm" svg:height="0cm" svg:x="11.476cm" svg:y="9.359cm" svg:viewBox="0 0 999 0" svg:d="M599 0h400M0 0h399">
          <text:p/>
        </draw:path>
        <draw:polyline draw:style-name="gr2" draw:text-style-name="P2" draw:layer="layout" svg:width="0.443cm" svg:height="0.105cm" svg:x="12.033cm" svg:y="9.2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9.534cm" svg:viewBox="0 0 151 151" draw:points="0,151 151,151 151,0 0,0">
            <text:p/>
          </draw:polygon>
          <draw:path draw:style-name="gr2" draw:text-style-name="P2" draw:layer="layout" svg:width="0.15cm" svg:height="0.15cm" svg:x="11.776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9.534cm" svg:viewBox="0 0 301 151" draw:points="0,151 301,151 301,0 0,0">
              <text:p/>
            </draw:polygon>
            <draw:polygon draw:style-name="gr2" draw:text-style-name="P2" draw:layer="layout" svg:width="0.3cm" svg:height="0.15cm" svg:x="11.926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9.684cm">
            <draw:text-box>
              <text:p/>
            </draw:text-box>
          </draw:frame>
        </draw:g>
        <draw:line draw:style-name="gr2" draw:text-style-name="P2" draw:layer="layout" svg:x1="11.775cm" svg:y1="9.609cm" svg:x2="11.476cm" svg:y2="9.609cm">
          <text:p/>
        </draw:line>
        <draw:g>
          <draw:polygon draw:style-name="gr1" draw:text-style-name="P1" draw:layer="layout" svg:width="0.7cm" svg:height="1.7cm" svg:x="11.626cm" svg:y="10.459cm" svg:viewBox="0 0 701 1701" draw:points="0,1701 701,1701 701,0 0,0">
            <text:p/>
          </draw:polygon>
          <draw:polygon draw:style-name="gr2" draw:text-style-name="P2" draw:layer="layout" svg:width="0.7cm" svg:height="1.7cm" svg:x="11.626cm" svg:y="10.459cm" svg:viewBox="0 0 701 1701" draw:points="0,1701 701,1701 701,0 0,0">
            <text:p/>
          </draw:polygon>
        </draw:g>
        <draw:line draw:style-name="gr2" draw:text-style-name="P2" draw:layer="layout" svg:x1="11.876cm" svg:y1="10.76cm" svg:x2="12.077cm" svg:y2="10.659cm">
          <text:p/>
        </draw:line>
        <draw:path draw:style-name="gr2" draw:text-style-name="P2" draw:layer="layout" svg:width="0.998cm" svg:height="0cm" svg:x="11.476cm" svg:y="10.759cm" svg:viewBox="0 0 999 0" svg:d="M599 0h400M0 0h400">
          <text:p/>
        </draw:path>
        <draw:polyline draw:style-name="gr2" draw:text-style-name="P2" draw:layer="layout" svg:width="0.443cm" svg:height="0.105cm" svg:x="12.033cm" svg:y="10.609cm" svg:viewBox="0 0 444 106" draw:points="0,106 0,0 444,0">
          <text:p/>
        </draw:polyline>
        <draw:line draw:style-name="gr2" draw:text-style-name="P2" draw:layer="layout" svg:x1="11.876cm" svg:y1="11.06cm" svg:x2="12.077cm" svg:y2="10.959cm">
          <text:p/>
        </draw:line>
        <draw:path draw:style-name="gr2" draw:text-style-name="P2" draw:layer="layout" svg:width="0.998cm" svg:height="0cm" svg:x="11.476cm" svg:y="11.059cm" svg:viewBox="0 0 999 0" svg:d="M599 0h400M0 0h400">
          <text:p/>
        </draw:path>
        <draw:polyline draw:style-name="gr2" draw:text-style-name="P2" draw:layer="layout" svg:width="0.443cm" svg:height="0.105cm" svg:x="12.033cm" svg:y="10.909cm" svg:viewBox="0 0 444 106" draw:points="0,106 0,0 444,0">
          <text:p/>
        </draw:polyline>
        <draw:line draw:style-name="gr2" draw:text-style-name="P2" draw:layer="layout" svg:x1="11.876cm" svg:y1="11.36cm" svg:x2="12.077cm" svg:y2="11.259cm">
          <text:p/>
        </draw:line>
        <draw:path draw:style-name="gr2" draw:text-style-name="P2" draw:layer="layout" svg:width="0.998cm" svg:height="0cm" svg:x="11.476cm" svg:y="11.359cm" svg:viewBox="0 0 999 0" svg:d="M599 0h400M0 0h399">
          <text:p/>
        </draw:path>
        <draw:polyline draw:style-name="gr2" draw:text-style-name="P2" draw:layer="layout" svg:width="0.443cm" svg:height="0.105cm" svg:x="12.033cm" svg:y="11.209cm" svg:viewBox="0 0 444 106" draw:points="0,106 0,0 444,0">
          <text:p/>
        </draw:polyline>
        <draw:line draw:style-name="gr2" draw:text-style-name="P2" draw:layer="layout" svg:x1="11.876cm" svg:y1="11.66cm" svg:x2="12.077cm" svg:y2="11.559cm">
          <text:p/>
        </draw:line>
        <draw:path draw:style-name="gr2" draw:text-style-name="P2" draw:layer="layout" svg:width="0.998cm" svg:height="0cm" svg:x="11.476cm" svg:y="11.659cm" svg:viewBox="0 0 999 0" svg:d="M599 0h400M0 0h399">
          <text:p/>
        </draw:path>
        <draw:polyline draw:style-name="gr2" draw:text-style-name="P2" draw:layer="layout" svg:width="0.443cm" svg:height="0.105cm" svg:x="12.033cm" svg:y="11.5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11.834cm" svg:viewBox="0 0 151 151" draw:points="0,151 151,151 151,0 0,0">
            <text:p/>
          </draw:polygon>
          <draw:path draw:style-name="gr2" draw:text-style-name="P2" draw:layer="layout" svg:width="0.15cm" svg:height="0.15cm" svg:x="11.776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11.834cm" svg:viewBox="0 0 301 151" draw:points="0,151 301,151 301,0 0,0">
              <text:p/>
            </draw:polygon>
            <draw:polygon draw:style-name="gr2" draw:text-style-name="P2" draw:layer="layout" svg:width="0.3cm" svg:height="0.15cm" svg:x="11.926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11.984cm">
            <draw:text-box>
              <text:p/>
            </draw:text-box>
          </draw:frame>
        </draw:g>
        <draw:line draw:style-name="gr2" draw:text-style-name="P2" draw:layer="layout" svg:x1="11.775cm" svg:y1="11.909cm" svg:x2="11.476cm" svg:y2="11.909cm">
          <text:p/>
        </draw:line>
        <draw:path draw:style-name="gr2" draw:text-style-name="P2" draw:layer="layout" svg:width="0.55cm" svg:height="3.234cm" svg:x="10.926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1.326cm" svg:y="11.909cm" svg:viewBox="0 0 151 851" draw:points="151,0 0,0 0,851">
          <text:p/>
        </draw:polyline>
        <draw:polyline draw:style-name="gr2" draw:text-style-name="P2" draw:layer="layout" svg:width="0.357cm" svg:height="3.6cm" svg:x="11.119cm" svg:y="7.759cm" svg:viewBox="0 0 358 3601" draw:points="0,0 0,3601 358,3601">
          <text:p/>
        </draw:polyline>
        <draw:polyline draw:style-name="gr2" draw:text-style-name="P2" draw:layer="layout" svg:width="0.55cm" svg:height="2.3cm" svg:x="12.476cm" svg:y="8.309cm" svg:viewBox="0 0 551 2301" draw:points="0,0 551,0 551,2301 0,2301">
          <text:p/>
        </draw:polyline>
        <draw:path draw:style-name="gr2" draw:text-style-name="P2" draw:layer="layout" svg:width="0.643cm" svg:height="2.384cm" svg:x="12.476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2.476cm" svg:y="10.609cm" svg:viewBox="0 0 351 451" svg:d="M351 0v451h-117c0-15-4-29-12-42-7-13-17-23-30-30-13-8-27-12-42-12s-29 4-42 12c-13 7-23 17-31 30-7 13-11 27-11 42h-66">
          <text:p/>
        </draw:path>
        <draw:path draw:style-name="gr2" draw:text-style-name="P2" draw:layer="layout" svg:width="1.3cm" svg:height="2.509cm" svg:x="12.476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2.476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2.476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2.476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2.476cm" svg:y="10.909cm" svg:viewBox="0 0 151 751" draw:points="0,0 151,0 151,751 0,751">
          <text:p/>
        </draw:polyline>
        <draw:g>
          <draw:path draw:style-name="gr14" draw:text-style-name="P7" draw:layer="layout" svg:width="0.1cm" svg:height="0.1cm" svg:x="12.576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576cm" svg:y="11.6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776cm" svg:y="10.5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76cm" svg:y="10.5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frame draw:style-name="gr4" draw:text-style-name="P4" draw:layer="layout" svg:width="0.305cm" svg:height="0.33cm" svg:x="11.274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1.333cm" svg:y="8.759cm" svg:viewBox="0 0 144 2001" draw:points="144,0 0,0 0,2001 144,2001">
          <text:p/>
        </draw:polyline>
        <draw:path draw:style-name="gr2" draw:text-style-name="P2" draw:layer="layout" svg:width="0.75cm" svg:height="2.684cm" svg:x="10.726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0.526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12.726cm" svg:y="9.0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26cm" svg:y="9.0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576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576cm" svg:y="8.85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2.476cm" svg:y="8.759cm" svg:viewBox="0 0 151 151" draw:points="0,0 151,0 151,151">
          <text:p/>
        </draw:polyline>
        <draw:polyline draw:style-name="gr2" draw:text-style-name="P2" draw:layer="layout" svg:width="0.3cm" svg:height="0.45cm" svg:x="12.476cm" svg:y="8.609cm" svg:viewBox="0 0 301 451" draw:points="0,0 301,0 301,451">
          <text:p/>
        </draw:polyline>
        <draw:path draw:style-name="gr2" draw:text-style-name="P2" draw:layer="layout" svg:width="2.6cm" svg:height="1.5cm" svg:x="11.326cm" svg:y="8.459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1.276cm" svg:y="9.90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276cm" svg:y="9.90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10.726cm" svg:y="9.35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0.7cm" svg:y="12.718cm">
          <draw:text-box>
            <text:p text:style-name="P3"><text:span text:style-name="T1">D7</text:span></text:p>
          </draw:text-box>
        </draw:frame>
        <draw:frame draw:style-name="gr4" draw:text-style-name="P4" draw:layer="layout" svg:width="0.453cm" svg:height="0.33cm" svg:x="11.1cm" svg:y="12.718cm">
          <draw:text-box>
            <text:p text:style-name="P3"><text:span text:style-name="T1">D15</text:span></text:p>
          </draw:text-box>
        </draw:frame>
        <draw:frame draw:style-name="gr4" draw:text-style-name="P4" draw:layer="layout" svg:width="0.8cm" svg:height="0.33cm" svg:x="10.701cm" svg:y="7.459cm">
          <draw:text-box>
            <text:p text:style-name="P3"><text:span text:style-name="T1">Sub7</text:span></text:p>
          </draw:text-box>
        </draw:frame>
        <draw:frame draw:style-name="gr4" draw:text-style-name="P4" draw:layer="layout" svg:width="0.819cm" svg:height="0.33cm" svg:x="23.664cm" svg:y="8.277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35cm" svg:height="0.33cm" svg:x="23.564cm" svg:y="9.118cm">
          <draw:text-box>
            <text:p text:style-name="P3"><text:span text:style-name="T1">~CY_ALU</text:span></text:p>
          </draw:text-box>
        </draw:frame>
        <draw:frame draw:style-name="gr4" draw:text-style-name="P4" draw:layer="layout" svg:width="1.15cm" svg:height="0.33cm" svg:x="9.401cm" svg:y="8.327cm">
          <draw:text-box>
            <text:p text:style-name="P3"><text:span text:style-name="T1">CY_SUB</text:span></text:p>
          </draw:text-box>
        </draw:frame>
        <draw:frame draw:style-name="gr4" draw:text-style-name="P4" draw:layer="layout" svg:width="0.8cm" svg:height="0.33cm" svg:x="16.664cm" svg:y="7.459cm">
          <draw:text-box>
            <text:p text:style-name="P3"><text:span text:style-name="T1">Sub1</text:span></text:p>
          </draw:text-box>
        </draw:frame>
        <draw:frame draw:style-name="gr4" draw:text-style-name="P4" draw:layer="layout" svg:width="0.8cm" svg:height="0.33cm" svg:x="20.264cm" svg:y="7.477cm">
          <draw:text-box>
            <text:p text:style-name="P3"><text:span text:style-name="T1">Sub0</text:span></text:p>
          </draw:text-box>
        </draw:frame>
        <draw:frame draw:style-name="gr15" draw:text-style-name="P4" draw:layer="layout" svg:width="1.35cm" svg:height="1.087cm" svg:x="14.664cm" svg:y="9.659cm">
          <draw:text-box>
            <text:p text:style-name="P3"><text:span text:style-name="T4">...</text:span></text:p>
          </draw:text-box>
        </draw:frame>
      </draw:page>
      <draw:page draw:name="Logic" draw:style-name="dp1" draw:master-page-name="PM5">
        <draw:g>
          <draw:polygon draw:style-name="gr1" draw:text-style-name="P1" draw:layer="layout" svg:width="0.7cm" svg:height="1.7cm" svg:x="12.758cm" svg:y="9.482cm" svg:viewBox="0 0 701 1701" draw:points="0,1701 701,1701 701,0 0,0">
            <text:p/>
          </draw:polygon>
          <draw:polygon draw:style-name="gr2" draw:text-style-name="P2" draw:layer="layout" svg:width="0.7cm" svg:height="1.7cm" svg:x="12.758cm" svg:y="9.482cm" svg:viewBox="0 0 701 1701" draw:points="0,1701 701,1701 701,0 0,0">
            <text:p/>
          </draw:polygon>
        </draw:g>
        <draw:line draw:style-name="gr2" draw:text-style-name="P2" draw:layer="layout" svg:x1="13.008cm" svg:y1="9.783cm" svg:x2="13.209cm" svg:y2="9.682cm">
          <text:p/>
        </draw:line>
        <draw:path draw:style-name="gr2" draw:text-style-name="P2" draw:layer="layout" svg:width="0.998cm" svg:height="0cm" svg:x="12.608cm" svg:y="9.782cm" svg:viewBox="0 0 999 0" svg:d="M599 0h400M0 0h400">
          <text:p/>
        </draw:path>
        <draw:polyline draw:style-name="gr2" draw:text-style-name="P2" draw:layer="layout" svg:width="0.443cm" svg:height="0.105cm" svg:x="13.165cm" svg:y="9.632cm" svg:viewBox="0 0 444 106" draw:points="0,106 0,0 444,0">
          <text:p/>
        </draw:polyline>
        <draw:line draw:style-name="gr2" draw:text-style-name="P2" draw:layer="layout" svg:x1="13.008cm" svg:y1="10.083cm" svg:x2="13.209cm" svg:y2="9.982cm">
          <text:p/>
        </draw:line>
        <draw:path draw:style-name="gr2" draw:text-style-name="P2" draw:layer="layout" svg:width="0.998cm" svg:height="0cm" svg:x="12.608cm" svg:y="10.082cm" svg:viewBox="0 0 999 0" svg:d="M599 0h400M0 0h400">
          <text:p/>
        </draw:path>
        <draw:polyline draw:style-name="gr2" draw:text-style-name="P2" draw:layer="layout" svg:width="0.443cm" svg:height="0.105cm" svg:x="13.165cm" svg:y="9.932cm" svg:viewBox="0 0 444 106" draw:points="0,106 0,0 444,0">
          <text:p/>
        </draw:polyline>
        <draw:line draw:style-name="gr2" draw:text-style-name="P2" draw:layer="layout" svg:x1="13.008cm" svg:y1="10.383cm" svg:x2="13.209cm" svg:y2="10.282cm">
          <text:p/>
        </draw:line>
        <draw:path draw:style-name="gr2" draw:text-style-name="P2" draw:layer="layout" svg:width="0.998cm" svg:height="0cm" svg:x="12.608cm" svg:y="10.382cm" svg:viewBox="0 0 999 0" svg:d="M599 0h400M0 0h399">
          <text:p/>
        </draw:path>
        <draw:polyline draw:style-name="gr2" draw:text-style-name="P2" draw:layer="layout" svg:width="0.443cm" svg:height="0.105cm" svg:x="13.165cm" svg:y="10.232cm" svg:viewBox="0 0 444 106" draw:points="0,106 0,0 444,0">
          <text:p/>
        </draw:polyline>
        <draw:line draw:style-name="gr2" draw:text-style-name="P2" draw:layer="layout" svg:x1="13.008cm" svg:y1="10.683cm" svg:x2="13.209cm" svg:y2="10.582cm">
          <text:p/>
        </draw:line>
        <draw:path draw:style-name="gr2" draw:text-style-name="P2" draw:layer="layout" svg:width="0.998cm" svg:height="0cm" svg:x="12.608cm" svg:y="10.682cm" svg:viewBox="0 0 999 0" svg:d="M599 0h400M0 0h399">
          <text:p/>
        </draw:path>
        <draw:polyline draw:style-name="gr2" draw:text-style-name="P2" draw:layer="layout" svg:width="0.443cm" svg:height="0.105cm" svg:x="13.1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10.857cm" svg:viewBox="0 0 151 151" draw:points="0,151 151,151 151,0 0,0">
            <text:p/>
          </draw:polygon>
          <draw:path draw:style-name="gr2" draw:text-style-name="P2" draw:layer="layout" svg:width="0.15cm" svg:height="0.15cm" svg:x="12.9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10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11.007cm">
            <draw:text-box>
              <text:p/>
            </draw:text-box>
          </draw:frame>
        </draw:g>
        <draw:line draw:style-name="gr2" draw:text-style-name="P2" draw:layer="layout" svg:x1="12.907cm" svg:y1="10.932cm" svg:x2="12.608cm" svg:y2="10.932cm">
          <text:p/>
        </draw:line>
        <draw:g>
          <draw:polygon draw:style-name="gr1" draw:text-style-name="P1" draw:layer="layout" svg:width="0.7cm" svg:height="1.7cm" svg:x="12.758cm" svg:y="7.482cm" svg:viewBox="0 0 701 1701" draw:points="0,1701 701,1701 701,0 0,0">
            <text:p/>
          </draw:polygon>
          <draw:polygon draw:style-name="gr2" draw:text-style-name="P2" draw:layer="layout" svg:width="0.7cm" svg:height="1.7cm" svg:x="12.758cm" svg:y="7.482cm" svg:viewBox="0 0 701 1701" draw:points="0,1701 701,1701 701,0 0,0">
            <text:p/>
          </draw:polygon>
        </draw:g>
        <draw:line draw:style-name="gr2" draw:text-style-name="P2" draw:layer="layout" svg:x1="13.008cm" svg:y1="7.783cm" svg:x2="13.209cm" svg:y2="7.682cm">
          <text:p/>
        </draw:line>
        <draw:path draw:style-name="gr2" draw:text-style-name="P2" draw:layer="layout" svg:width="0.998cm" svg:height="0cm" svg:x="12.608cm" svg:y="7.782cm" svg:viewBox="0 0 999 0" svg:d="M599 0h400M0 0h400">
          <text:p/>
        </draw:path>
        <draw:polyline draw:style-name="gr2" draw:text-style-name="P2" draw:layer="layout" svg:width="0.443cm" svg:height="0.105cm" svg:x="13.165cm" svg:y="7.632cm" svg:viewBox="0 0 444 106" draw:points="0,106 0,0 444,0">
          <text:p/>
        </draw:polyline>
        <draw:line draw:style-name="gr2" draw:text-style-name="P2" draw:layer="layout" svg:x1="13.008cm" svg:y1="8.083cm" svg:x2="13.209cm" svg:y2="7.982cm">
          <text:p/>
        </draw:line>
        <draw:path draw:style-name="gr2" draw:text-style-name="P2" draw:layer="layout" svg:width="0.998cm" svg:height="0cm" svg:x="12.608cm" svg:y="8.082cm" svg:viewBox="0 0 999 0" svg:d="M599 0h400M0 0h400">
          <text:p/>
        </draw:path>
        <draw:polyline draw:style-name="gr2" draw:text-style-name="P2" draw:layer="layout" svg:width="0.443cm" svg:height="0.105cm" svg:x="13.165cm" svg:y="7.932cm" svg:viewBox="0 0 444 106" draw:points="0,106 0,0 444,0">
          <text:p/>
        </draw:polyline>
        <draw:line draw:style-name="gr2" draw:text-style-name="P2" draw:layer="layout" svg:x1="13.008cm" svg:y1="8.383cm" svg:x2="13.209cm" svg:y2="8.282cm">
          <text:p/>
        </draw:line>
        <draw:path draw:style-name="gr2" draw:text-style-name="P2" draw:layer="layout" svg:width="0.998cm" svg:height="0cm" svg:x="12.608cm" svg:y="8.382cm" svg:viewBox="0 0 999 0" svg:d="M599 0h400M0 0h399">
          <text:p/>
        </draw:path>
        <draw:polyline draw:style-name="gr2" draw:text-style-name="P2" draw:layer="layout" svg:width="0.443cm" svg:height="0.105cm" svg:x="13.165cm" svg:y="8.232cm" svg:viewBox="0 0 444 106" draw:points="0,106 0,0 444,0">
          <text:p/>
        </draw:polyline>
        <draw:line draw:style-name="gr2" draw:text-style-name="P2" draw:layer="layout" svg:x1="13.008cm" svg:y1="8.683cm" svg:x2="13.209cm" svg:y2="8.582cm">
          <text:p/>
        </draw:line>
        <draw:path draw:style-name="gr2" draw:text-style-name="P2" draw:layer="layout" svg:width="0.998cm" svg:height="0cm" svg:x="12.608cm" svg:y="8.682cm" svg:viewBox="0 0 999 0" svg:d="M599 0h400M0 0h399">
          <text:p/>
        </draw:path>
        <draw:polyline draw:style-name="gr2" draw:text-style-name="P2" draw:layer="layout" svg:width="0.443cm" svg:height="0.105cm" svg:x="13.165cm" svg:y="8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8.857cm" svg:viewBox="0 0 151 151" draw:points="0,151 151,151 151,0 0,0">
            <text:p/>
          </draw:polygon>
          <draw:path draw:style-name="gr2" draw:text-style-name="P2" draw:layer="layout" svg:width="0.15cm" svg:height="0.15cm" svg:x="12.9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8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9.007cm">
            <draw:text-box>
              <text:p/>
            </draw:text-box>
          </draw:frame>
        </draw:g>
        <draw:line draw:style-name="gr2" draw:text-style-name="P2" draw:layer="layout" svg:x1="12.907cm" svg:y1="8.932cm" svg:x2="12.608cm" svg:y2="8.932cm">
          <text:p/>
        </draw:line>
        <draw:line draw:style-name="gr2" draw:text-style-name="P2" draw:layer="layout" svg:x1="12.608cm" svg:y1="10.932cm" svg:x2="12.608cm" svg:y2="11.782cm">
          <text:p/>
        </draw:line>
        <draw:path draw:style-name="gr2" draw:text-style-name="P2" draw:layer="layout" svg:width="0.514cm" svg:height="2.934cm" svg:x="12.0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11.9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4" draw:layer="layout" svg:width="0.305cm" svg:height="0.33cm" svg:x="11.653cm" svg:y="8.041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cm" svg:x="11.908cm" svg:y="8.3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908cm" svg:y="8.3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908cm" svg:y="8.6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908cm" svg:y="8.6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0.65cm" svg:height="0.084cm" svg:x="11.9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11.758cm" svg:y1="8.382cm" svg:x2="11.957cm" svg:y2="8.382cm">
          <text:p/>
        </draw:line>
        <draw:path draw:style-name="gr2" draw:text-style-name="P2" draw:layer="layout" svg:width="0.65cm" svg:height="0.084cm" svg:x="11.9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12.258cm" svg:y="7.182cm" svg:viewBox="0 0 351 3201" draw:points="0,0 0,3201 351,3201">
          <text:p/>
        </draw:polyline>
        <draw:polyline draw:style-name="gr2" draw:text-style-name="P2" draw:layer="layout" svg:width="0.15cm" svg:height="2.6cm" svg:x="12.458cm" svg:y="7.182cm" svg:viewBox="0 0 151 2601" draw:points="0,0 0,2601 151,2601">
          <text:p/>
        </draw:polyline>
        <draw:path draw:style-name="gr2" draw:text-style-name="P2" draw:layer="layout" svg:width="1.192cm" svg:height="1.35cm" svg:x="13.608cm" svg:y="7.182cm" svg:viewBox="0 0 1193 1351" svg:d="M0 1351h108c0-20 5-39 15-56s24-32 42-42c17-9 36-15 56-15s39 6 56 15c17 10 32 25 41 42 10 17 16 36 16 56h69c0-27 7-53 20-77 14-23 33-42 56-56 24-13 50-20 77-20s53 7 77 20c23 14 42 33 56 56 13 24 20 50 20 77h83c0-15 4-29 12-42 7-13 17-23 30-30 13-8 27-12 42-12s29 4 42 12c13 7 23 17 30 30 8 13 12 27 12 42h233v-1351">
          <text:p/>
        </draw:path>
        <draw:path draw:style-name="gr2" draw:text-style-name="P2" draw:layer="layout" svg:width="0.875cm" svg:height="2.084cm" svg:x="13.608cm" svg:y="7.699cm" svg:viewBox="0 0 876 2085" svg:d="M0 84h108c0-15 4-29 11-42 8-12 18-23 31-30 13-8 27-12 42-12 14 0 29 4 42 12 12 7 23 18 30 30 7 13 11 27 11 42h601v2001h-167c0-27-7-53-21-77-13-23-32-42-56-56-23-13-49-20-76-20s-54 7-77 20c-23 14-43 33-56 56-13 24-21 50-21 77h-69c0-15-3-29-11-42-7-12-18-23-30-30-13-8-28-12-42-12-15 0-29 4-42 12-13 7-23 18-31 30-7 13-11 27-11 42h-166">
          <text:p/>
        </draw:path>
        <draw:path draw:style-name="gr2" draw:text-style-name="P2" draw:layer="layout" svg:width="0.625cm" svg:height="2.534cm" svg:x="13.608cm" svg:y="7.849cm" svg:viewBox="0 0 626 2535" svg:d="M0 84h108c0-15 4-29 11-42 8-12 18-23 31-30 13-8 27-12 42-12 14 0 29 4 42 12 12 7 23 18 30 30 8 13 11 27 11 42h351v2451h-626">
          <text:p/>
        </draw:path>
        <draw:path draw:style-name="gr2" draw:text-style-name="P2" draw:layer="layout" svg:width="0.486cm" svg:height="2.234cm" svg:x="13.608cm" svg:y="7.999cm" svg:viewBox="0 0 487 2235" svg:d="M0 84h108c0-15 4-29 12-42 7-12 18-23 30-30 13-8 28-12 42-12 15 0 29 4 42 12 13 7 24 18 31 30 7 13 11 27 11 42h211v2151h-487">
          <text:p/>
        </draw:path>
        <draw:path draw:style-name="gr2" draw:text-style-name="P2" draw:layer="layout" svg:width="1.642cm" svg:height="2.9cm" svg:x="13.608cm" svg:y="7.182cm" svg:viewBox="0 0 1643 2901" svg:d="M0 2901h402c0-27 8-53 21-77 13-23 33-42 56-56 23-13 50-20 77-20s53 7 76 20c24 14 43 33 56 56 14 24 21 50 21 77h934v-2901">
          <text:p/>
        </draw:path>
        <draw:g>
          <draw:path draw:style-name="gr14" draw:text-style-name="P7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25cm" svg:height="1.7cm" svg:x="13.608cm" svg:y="8.382cm" svg:viewBox="0 0 251 1701" draw:points="0,0 251,0 251,1701">
          <text:p/>
        </draw:polyline>
        <draw:frame draw:style-name="gr4" draw:text-style-name="P4" draw:layer="layout" svg:width="0.391cm" svg:height="0.33cm" svg:x="11.867cm" svg:y="11.741cm">
          <draw:text-box>
            <text:p text:style-name="P3"><text:span text:style-name="T1">D0</text:span></text:p>
          </draw:text-box>
        </draw:frame>
        <draw:frame draw:style-name="gr4" draw:text-style-name="P4" draw:layer="layout" svg:width="0.42cm" svg:height="0.33cm" svg:x="12.439cm" svg:y="11.741cm">
          <draw:text-box>
            <text:p text:style-name="P3"><text:span text:style-name="T1">D8</text:span></text:p>
          </draw:text-box>
        </draw:frame>
        <draw:frame draw:style-name="gr4" draw:text-style-name="P4" draw:layer="layout" svg:width="0.648cm" svg:height="0.33cm" svg:x="14.476cm" svg:y="6.9cm">
          <draw:text-box>
            <text:p text:style-name="P3"><text:span text:style-name="T1">NOT0</text:span></text:p>
          </draw:text-box>
        </draw:frame>
        <draw:frame draw:style-name="gr4" draw:text-style-name="P4" draw:layer="layout" svg:width="0.662cm" svg:height="0.33cm" svg:x="12.327cm" svg:y="6.9cm">
          <draw:text-box>
            <text:p text:style-name="P3"><text:span text:style-name="T1">AND0</text:span></text:p>
          </draw:text-box>
        </draw:frame>
        <draw:frame draw:style-name="gr4" draw:text-style-name="P4" draw:layer="layout" svg:width="0.662cm" svg:height="0.33cm" svg:x="11.758cm" svg:y="6.9cm">
          <draw:text-box>
            <text:p text:style-name="P3"><text:span text:style-name="T1">XOR0</text:span></text:p>
          </draw:text-box>
        </draw:frame>
        <draw:frame draw:style-name="gr4" draw:text-style-name="P4" draw:layer="layout" svg:width="0.484cm" svg:height="0.33cm" svg:x="15.1cm" svg:y="6.9cm">
          <draw:text-box>
            <text:p text:style-name="P3"><text:span text:style-name="T1">OR0</text:span></text:p>
          </draw:text-box>
        </draw:frame>
        <draw:g>
          <draw:polygon draw:style-name="gr1" draw:text-style-name="P1" draw:layer="layout" svg:width="0.7cm" svg:height="1.7cm" svg:x="8.258cm" svg:y="9.482cm" svg:viewBox="0 0 701 1701" draw:points="0,1701 701,1701 701,0 0,0">
            <text:p/>
          </draw:polygon>
          <draw:polygon draw:style-name="gr2" draw:text-style-name="P2" draw:layer="layout" svg:width="0.7cm" svg:height="1.7cm" svg:x="8.258cm" svg:y="9.482cm" svg:viewBox="0 0 701 1701" draw:points="0,1701 701,1701 701,0 0,0">
            <text:p/>
          </draw:polygon>
        </draw:g>
        <draw:line draw:style-name="gr2" draw:text-style-name="P2" draw:layer="layout" svg:x1="8.508cm" svg:y1="9.783cm" svg:x2="8.709cm" svg:y2="9.682cm">
          <text:p/>
        </draw:line>
        <draw:path draw:style-name="gr2" draw:text-style-name="P2" draw:layer="layout" svg:width="0.998cm" svg:height="0cm" svg:x="8.108cm" svg:y="9.782cm" svg:viewBox="0 0 999 0" svg:d="M599 0h400M0 0h400">
          <text:p/>
        </draw:path>
        <draw:polyline draw:style-name="gr2" draw:text-style-name="P2" draw:layer="layout" svg:width="0.443cm" svg:height="0.105cm" svg:x="8.665cm" svg:y="9.632cm" svg:viewBox="0 0 444 106" draw:points="0,106 0,0 444,0">
          <text:p/>
        </draw:polyline>
        <draw:line draw:style-name="gr2" draw:text-style-name="P2" draw:layer="layout" svg:x1="8.508cm" svg:y1="10.083cm" svg:x2="8.709cm" svg:y2="9.982cm">
          <text:p/>
        </draw:line>
        <draw:path draw:style-name="gr2" draw:text-style-name="P2" draw:layer="layout" svg:width="0.998cm" svg:height="0cm" svg:x="8.108cm" svg:y="10.082cm" svg:viewBox="0 0 999 0" svg:d="M599 0h400M0 0h400">
          <text:p/>
        </draw:path>
        <draw:polyline draw:style-name="gr2" draw:text-style-name="P2" draw:layer="layout" svg:width="0.443cm" svg:height="0.105cm" svg:x="8.665cm" svg:y="9.932cm" svg:viewBox="0 0 444 106" draw:points="0,106 0,0 444,0">
          <text:p/>
        </draw:polyline>
        <draw:line draw:style-name="gr2" draw:text-style-name="P2" draw:layer="layout" svg:x1="8.508cm" svg:y1="10.383cm" svg:x2="8.709cm" svg:y2="10.282cm">
          <text:p/>
        </draw:line>
        <draw:path draw:style-name="gr2" draw:text-style-name="P2" draw:layer="layout" svg:width="0.998cm" svg:height="0cm" svg:x="8.108cm" svg:y="10.382cm" svg:viewBox="0 0 999 0" svg:d="M599 0h400M0 0h400">
          <text:p/>
        </draw:path>
        <draw:polyline draw:style-name="gr2" draw:text-style-name="P2" draw:layer="layout" svg:width="0.443cm" svg:height="0.105cm" svg:x="8.665cm" svg:y="10.232cm" svg:viewBox="0 0 444 106" draw:points="0,106 0,0 444,0">
          <text:p/>
        </draw:polyline>
        <draw:line draw:style-name="gr2" draw:text-style-name="P2" draw:layer="layout" svg:x1="8.508cm" svg:y1="10.683cm" svg:x2="8.709cm" svg:y2="10.582cm">
          <text:p/>
        </draw:line>
        <draw:path draw:style-name="gr2" draw:text-style-name="P2" draw:layer="layout" svg:width="0.998cm" svg:height="0cm" svg:x="8.108cm" svg:y="10.682cm" svg:viewBox="0 0 999 0" svg:d="M599 0h400M0 0h400">
          <text:p/>
        </draw:path>
        <draw:polyline draw:style-name="gr2" draw:text-style-name="P2" draw:layer="layout" svg:width="0.443cm" svg:height="0.105cm" svg:x="8.6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10.857cm" svg:viewBox="0 0 151 151" draw:points="0,151 151,151 151,0 0,0">
            <text:p/>
          </draw:polygon>
          <draw:path draw:style-name="gr2" draw:text-style-name="P2" draw:layer="layout" svg:width="0.15cm" svg:height="0.15cm" svg:x="8.4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10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11.007cm">
            <draw:text-box>
              <text:p/>
            </draw:text-box>
          </draw:frame>
        </draw:g>
        <draw:line draw:style-name="gr2" draw:text-style-name="P2" draw:layer="layout" svg:x1="8.407cm" svg:y1="10.932cm" svg:x2="8.108cm" svg:y2="10.932cm">
          <text:p/>
        </draw:line>
        <draw:g>
          <draw:polygon draw:style-name="gr1" draw:text-style-name="P1" draw:layer="layout" svg:width="0.7cm" svg:height="1.7cm" svg:x="8.258cm" svg:y="7.482cm" svg:viewBox="0 0 701 1701" draw:points="0,1701 701,1701 701,0 0,0">
            <text:p/>
          </draw:polygon>
          <draw:polygon draw:style-name="gr2" draw:text-style-name="P2" draw:layer="layout" svg:width="0.7cm" svg:height="1.7cm" svg:x="8.258cm" svg:y="7.482cm" svg:viewBox="0 0 701 1701" draw:points="0,1701 701,1701 701,0 0,0">
            <text:p/>
          </draw:polygon>
        </draw:g>
        <draw:line draw:style-name="gr2" draw:text-style-name="P2" draw:layer="layout" svg:x1="8.508cm" svg:y1="7.783cm" svg:x2="8.709cm" svg:y2="7.682cm">
          <text:p/>
        </draw:line>
        <draw:path draw:style-name="gr2" draw:text-style-name="P2" draw:layer="layout" svg:width="0.998cm" svg:height="0cm" svg:x="8.108cm" svg:y="7.782cm" svg:viewBox="0 0 999 0" svg:d="M599 0h400M0 0h400">
          <text:p/>
        </draw:path>
        <draw:polyline draw:style-name="gr2" draw:text-style-name="P2" draw:layer="layout" svg:width="0.443cm" svg:height="0.105cm" svg:x="8.665cm" svg:y="7.632cm" svg:viewBox="0 0 444 106" draw:points="0,106 0,0 444,0">
          <text:p/>
        </draw:polyline>
        <draw:line draw:style-name="gr2" draw:text-style-name="P2" draw:layer="layout" svg:x1="8.508cm" svg:y1="8.083cm" svg:x2="8.709cm" svg:y2="7.982cm">
          <text:p/>
        </draw:line>
        <draw:path draw:style-name="gr2" draw:text-style-name="P2" draw:layer="layout" svg:width="0.998cm" svg:height="0cm" svg:x="8.108cm" svg:y="8.082cm" svg:viewBox="0 0 999 0" svg:d="M599 0h400M0 0h400">
          <text:p/>
        </draw:path>
        <draw:polyline draw:style-name="gr2" draw:text-style-name="P2" draw:layer="layout" svg:width="0.443cm" svg:height="0.105cm" svg:x="8.665cm" svg:y="7.932cm" svg:viewBox="0 0 444 106" draw:points="0,106 0,0 444,0">
          <text:p/>
        </draw:polyline>
        <draw:line draw:style-name="gr2" draw:text-style-name="P2" draw:layer="layout" svg:x1="8.508cm" svg:y1="8.383cm" svg:x2="8.709cm" svg:y2="8.282cm">
          <text:p/>
        </draw:line>
        <draw:path draw:style-name="gr2" draw:text-style-name="P2" draw:layer="layout" svg:width="0.998cm" svg:height="0cm" svg:x="8.108cm" svg:y="8.382cm" svg:viewBox="0 0 999 0" svg:d="M599 0h400M0 0h400">
          <text:p/>
        </draw:path>
        <draw:polyline draw:style-name="gr2" draw:text-style-name="P2" draw:layer="layout" svg:width="0.443cm" svg:height="0.105cm" svg:x="8.665cm" svg:y="8.232cm" svg:viewBox="0 0 444 106" draw:points="0,106 0,0 444,0">
          <text:p/>
        </draw:polyline>
        <draw:line draw:style-name="gr2" draw:text-style-name="P2" draw:layer="layout" svg:x1="8.508cm" svg:y1="8.683cm" svg:x2="8.709cm" svg:y2="8.582cm">
          <text:p/>
        </draw:line>
        <draw:path draw:style-name="gr2" draw:text-style-name="P2" draw:layer="layout" svg:width="0.998cm" svg:height="0cm" svg:x="8.108cm" svg:y="8.682cm" svg:viewBox="0 0 999 0" svg:d="M599 0h400M0 0h400">
          <text:p/>
        </draw:path>
        <draw:polyline draw:style-name="gr2" draw:text-style-name="P2" draw:layer="layout" svg:width="0.443cm" svg:height="0.105cm" svg:x="8.665cm" svg:y="8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8.857cm" svg:viewBox="0 0 151 151" draw:points="0,151 151,151 151,0 0,0">
            <text:p/>
          </draw:polygon>
          <draw:path draw:style-name="gr2" draw:text-style-name="P2" draw:layer="layout" svg:width="0.15cm" svg:height="0.15cm" svg:x="8.4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8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9.007cm">
            <draw:text-box>
              <text:p/>
            </draw:text-box>
          </draw:frame>
        </draw:g>
        <draw:line draw:style-name="gr2" draw:text-style-name="P2" draw:layer="layout" svg:x1="8.407cm" svg:y1="8.932cm" svg:x2="8.108cm" svg:y2="8.932cm">
          <text:p/>
        </draw:line>
        <draw:line draw:style-name="gr2" draw:text-style-name="P2" draw:layer="layout" svg:x1="8.108cm" svg:y1="10.932cm" svg:x2="8.108cm" svg:y2="11.782cm">
          <text:p/>
        </draw:line>
        <draw:path draw:style-name="gr2" draw:text-style-name="P2" draw:layer="layout" svg:width="0.514cm" svg:height="2.934cm" svg:x="7.5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7.4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4" draw:layer="layout" svg:width="0.305cm" svg:height="0.33cm" svg:x="7.153cm" svg:y="8.041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01cm" svg:x="7.408cm" svg:y="8.33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7.408cm" svg:y="8.33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7.408cm" svg:y="8.63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7.408cm" svg:y="8.63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0.65cm" svg:height="0.084cm" svg:x="7.4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7.258cm" svg:y1="8.382cm" svg:x2="7.457cm" svg:y2="8.382cm">
          <text:p/>
        </draw:line>
        <draw:path draw:style-name="gr2" draw:text-style-name="P2" draw:layer="layout" svg:width="0.65cm" svg:height="0.084cm" svg:x="7.4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7.758cm" svg:y="7.182cm" svg:viewBox="0 0 351 3201" draw:points="0,0 0,3201 351,3201">
          <text:p/>
        </draw:polyline>
        <draw:polyline draw:style-name="gr2" draw:text-style-name="P2" draw:layer="layout" svg:width="0.15cm" svg:height="2.6cm" svg:x="7.958cm" svg:y="7.182cm" svg:viewBox="0 0 151 2601" draw:points="0,0 0,2601 151,2601">
          <text:p/>
        </draw:polyline>
        <draw:path draw:style-name="gr2" draw:text-style-name="P2" draw:layer="layout" svg:width="0.792cm" svg:height="1.35cm" svg:x="9.108cm" svg:y="7.182cm" svg:viewBox="0 0 793 1351" svg:d="M0 1350l37 1v-1c0-58 16-116 45-167 30-51 72-94 123-123 51-30 109-45 168-45s117 15 169 45c51 29 93 72 123 123 29 51 45 108 45 167h83v-1350">
          <text:p/>
        </draw:path>
        <draw:path draw:style-name="gr2" draw:text-style-name="P2" draw:layer="layout" svg:width="0.625cm" svg:height="2.083cm" svg:x="9.108cm" svg:y="7.699cm" svg:viewBox="0 0 626 2084" svg:d="M0 83h37c0-15 4-29 11-41 7-13 18-24 31-31 12-7 27-11 41-11 15 0 29 4 42 11 12 7 23 18 30 31 7 12 11 26 11 41h423v2001h-56c0-35-9-70-27-101-18-30-43-56-74-74-31-17-65-27-101-27-35 0-70 10-101 27-31 18-56 44-74 74-17 31-27 66-27 101h-166">
          <text:p/>
        </draw:path>
        <draw:path draw:style-name="gr2" draw:text-style-name="P2" draw:layer="layout" svg:width="0.375cm" svg:height="2.533cm" svg:x="9.108cm" svg:y="7.849cm" svg:viewBox="0 0 376 2534" svg:d="M0 83h37c0-15 4-29 11-41 8-13 18-24 31-31 12-7 27-11 41-11 15 0 29 4 42 11s23 18 30 31c8 12 12 26 12 41h172v2451h-376">
          <text:p/>
        </draw:path>
        <draw:path draw:style-name="gr2" draw:text-style-name="P2" draw:layer="layout" svg:width="0.486cm" svg:height="2.234cm" svg:x="9.108cm" svg:y="7.999cm" svg:viewBox="0 0 487 2235" svg:d="M0 84h37c0-15 4-29 11-41 8-13 18-24 31-31 12-7 27-11 41-11 15 0 29 4 42 11s23 18 31 31c7 12 11 26 11 41h88c0-15 4-29 11-42 8-12 18-23 31-30 13-8 27-12 42-12s29 4 42 12c13 7 23 18 31 30 7 13 11 27 11 42h27v2151h-27c0-15-4-29-11-42-8-12-18-23-31-30-13-8-27-12-42-12s-29 4-42 12c-13 7-23 18-31 30-7 13-11 27-11 42h-292">
          <text:p/>
        </draw:path>
        <draw:path draw:style-name="gr2" draw:text-style-name="P2" draw:layer="layout" svg:width="1.192cm" svg:height="2.9cm" svg:x="9.108cm" svg:y="7.182cm" svg:viewBox="0 0 1193 2901" svg:d="M0 2901h291c0-24 7-48 19-70 12-21 30-38 51-50 21-13 45-19 70-19 24 0 48 6 69 19 22 12 39 29 51 50 13 22 19 46 19 70h623v-2901">
          <text:p/>
        </draw:path>
        <draw:g>
          <draw:path draw:style-name="gr14" draw:text-style-name="P7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25cm" svg:height="1.783cm" svg:x="9.108cm" svg:y="8.299cm" svg:viewBox="0 0 251 1784" svg:d="M0 83h37c0-15 4-29 12-41 7-13 17-24 30-31s27-11 42-11 29 4 42 11 23 18 30 31c8 12 12 26 12 41h46v1701">
          <text:p/>
        </draw:path>
        <draw:frame draw:style-name="gr4" draw:text-style-name="P4" draw:layer="layout" svg:width="0.391cm" svg:height="0.33cm" svg:x="7.367cm" svg:y="11.741cm">
          <draw:text-box>
            <text:p text:style-name="P3"><text:span text:style-name="T1">D7</text:span></text:p>
          </draw:text-box>
        </draw:frame>
        <draw:frame draw:style-name="gr4" draw:text-style-name="P4" draw:layer="layout" svg:width="0.42cm" svg:height="0.33cm" svg:x="7.939cm" svg:y="11.741cm">
          <draw:text-box>
            <text:p text:style-name="P3"><text:span text:style-name="T1">D15</text:span></text:p>
          </draw:text-box>
        </draw:frame>
        <draw:frame draw:style-name="gr4" draw:text-style-name="P4" draw:layer="layout" svg:width="0.648cm" svg:height="0.33cm" svg:x="9.476cm" svg:y="6.918cm">
          <draw:text-box>
            <text:p text:style-name="P3"><text:span text:style-name="T1">NOT7</text:span></text:p>
          </draw:text-box>
        </draw:frame>
        <draw:frame draw:style-name="gr4" draw:text-style-name="P4" draw:layer="layout" svg:width="0.662cm" svg:height="0.33cm" svg:x="7.827cm" svg:y="6.9cm">
          <draw:text-box>
            <text:p text:style-name="P3"><text:span text:style-name="T1">AND7</text:span></text:p>
          </draw:text-box>
        </draw:frame>
        <draw:frame draw:style-name="gr4" draw:text-style-name="P4" draw:layer="layout" svg:width="0.662cm" svg:height="0.33cm" svg:x="7.258cm" svg:y="6.9cm">
          <draw:text-box>
            <text:p text:style-name="P3"><text:span text:style-name="T1">XOR7</text:span></text:p>
          </draw:text-box>
        </draw:frame>
        <draw:frame draw:style-name="gr4" draw:text-style-name="P4" draw:layer="layout" svg:width="0.484cm" svg:height="0.33cm" svg:x="10.058cm" svg:y="6.918cm">
          <draw:text-box>
            <text:p text:style-name="P3"><text:span text:style-name="T1">OR7</text:span></text:p>
          </draw:text-box>
        </draw:frame>
        <draw:frame draw:style-name="gr15" draw:text-style-name="P4" draw:layer="layout" svg:width="1.35cm" svg:height="1.087cm" svg:x="10.25cm" svg:y="8.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658cm" svg:height="0.402cm" svg:x="7.4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2cm" svg:height="1.682cm" svg:x="9.108cm" svg:y="7cm" svg:viewBox="0 0 121 1683" draw:points="0,1683 121,1683 121,0">
          <text:p/>
        </draw:polyline>
        <draw:frame draw:style-name="gr4" draw:text-style-name="P4" draw:layer="layout" svg:width="1.333cm" svg:height="0.33cm" svg:x="8.7cm" svg:y="6.7cm">
          <draw:text-box>
            <text:p text:style-name="P3"><text:span text:style-name="T1">SHIFTER_IN7</text:span></text:p>
          </draw:text-box>
        </draw:frame>
        <draw:g>
          <draw:path draw:style-name="gr14" draw:text-style-name="P7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658cm" svg:height="0.402cm" svg:x="11.9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92cm" svg:height="1.682cm" svg:x="13.608cm" svg:y="7cm" svg:viewBox="0 0 193 1683" draw:points="0,1683 193,1683 193,0">
          <text:p/>
        </draw:polyline>
        <draw:frame draw:style-name="gr4" draw:text-style-name="P4" draw:layer="layout" svg:width="1.333cm" svg:height="0.33cm" svg:x="13.333cm" svg:y="6.7cm">
          <draw:text-box>
            <text:p text:style-name="P3"><text:span text:style-name="T1">SHIFTER_IN0</text:span></text:p>
          </draw:text-box>
        </draw:frame>
      </draw:page>
      <draw:page draw:name="ALU result" draw:style-name="dp1" draw:master-page-name="PM6">
        <draw:g>
          <draw:polygon draw:style-name="gr1" draw:text-style-name="P1" draw:layer="layout" svg:width="0.7cm" svg:height="1.7cm" svg:x="12.83cm" svg:y="10.7cm" svg:viewBox="0 0 701 1701" draw:points="0,1701 701,1701 701,0 0,0">
            <text:p/>
          </draw:polygon>
          <draw:polygon draw:style-name="gr2" draw:text-style-name="P2" draw:layer="layout" svg:width="0.7cm" svg:height="1.7cm" svg:x="12.83cm" svg:y="10.7cm" svg:viewBox="0 0 701 1701" draw:points="0,1701 701,1701 701,0 0,0">
            <text:p/>
          </draw:polygon>
        </draw:g>
        <draw:line draw:style-name="gr2" draw:text-style-name="P2" draw:layer="layout" svg:x1="13.08cm" svg:y1="11.001cm" svg:x2="13.281cm" svg:y2="10.9cm">
          <text:p/>
        </draw:line>
        <draw:path draw:style-name="gr2" draw:text-style-name="P2" draw:layer="layout" svg:width="0.998cm" svg:height="0cm" svg:x="12.68cm" svg:y="11cm" svg:viewBox="0 0 999 0" svg:d="M599 0h400M0 0h400">
          <text:p/>
        </draw:path>
        <draw:polyline draw:style-name="gr2" draw:text-style-name="P2" draw:layer="layout" svg:width="0.443cm" svg:height="0.105cm" svg:x="13.237cm" svg:y="10.85cm" svg:viewBox="0 0 444 106" draw:points="0,106 0,0 444,0">
          <text:p/>
        </draw:polyline>
        <draw:line draw:style-name="gr2" draw:text-style-name="P2" draw:layer="layout" svg:x1="13.08cm" svg:y1="11.301cm" svg:x2="13.281cm" svg:y2="11.2cm">
          <text:p/>
        </draw:line>
        <draw:path draw:style-name="gr2" draw:text-style-name="P2" draw:layer="layout" svg:width="0.998cm" svg:height="0cm" svg:x="12.68cm" svg:y="11.3cm" svg:viewBox="0 0 999 0" svg:d="M599 0h400M0 0h400">
          <text:p/>
        </draw:path>
        <draw:polyline draw:style-name="gr2" draw:text-style-name="P2" draw:layer="layout" svg:width="0.443cm" svg:height="0.105cm" svg:x="13.237cm" svg:y="11.15cm" svg:viewBox="0 0 444 106" draw:points="0,106 0,0 444,0">
          <text:p/>
        </draw:polyline>
        <draw:line draw:style-name="gr2" draw:text-style-name="P2" draw:layer="layout" svg:x1="13.08cm" svg:y1="11.601cm" svg:x2="13.281cm" svg:y2="11.5cm">
          <text:p/>
        </draw:line>
        <draw:path draw:style-name="gr2" draw:text-style-name="P2" draw:layer="layout" svg:width="0.998cm" svg:height="0cm" svg:x="12.68cm" svg:y="11.6cm" svg:viewBox="0 0 999 0" svg:d="M599 0h400M0 0h399">
          <text:p/>
        </draw:path>
        <draw:polyline draw:style-name="gr2" draw:text-style-name="P2" draw:layer="layout" svg:width="0.443cm" svg:height="0.105cm" svg:x="13.237cm" svg:y="11.45cm" svg:viewBox="0 0 444 106" draw:points="0,106 0,0 444,0">
          <text:p/>
        </draw:polyline>
        <draw:line draw:style-name="gr2" draw:text-style-name="P2" draw:layer="layout" svg:x1="13.08cm" svg:y1="11.901cm" svg:x2="13.281cm" svg:y2="11.8cm">
          <text:p/>
        </draw:line>
        <draw:path draw:style-name="gr2" draw:text-style-name="P2" draw:layer="layout" svg:width="0.998cm" svg:height="0cm" svg:x="12.68cm" svg:y="11.9cm" svg:viewBox="0 0 999 0" svg:d="M599 0h400M0 0h399">
          <text:p/>
        </draw:path>
        <draw:polyline draw:style-name="gr2" draw:text-style-name="P2" draw:layer="layout" svg:width="0.443cm" svg:height="0.105cm" svg:x="13.2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2.98cm" svg:y="12.075cm" svg:viewBox="0 0 151 151" draw:points="0,151 151,151 151,0 0,0">
            <text:p/>
          </draw:polygon>
          <draw:path draw:style-name="gr2" draw:text-style-name="P2" draw:layer="layout" svg:width="0.15cm" svg:height="0.15cm" svg:x="12.9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2.075cm" svg:viewBox="0 0 301 151" draw:points="0,151 301,151 301,0 0,0">
              <text:p/>
            </draw:polygon>
            <draw:polygon draw:style-name="gr2" draw:text-style-name="P2" draw:layer="layout" svg:width="0.3cm" svg:height="0.15cm" svg:x="13.1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2.225cm">
            <draw:text-box>
              <text:p/>
            </draw:text-box>
          </draw:frame>
        </draw:g>
        <draw:line draw:style-name="gr2" draw:text-style-name="P2" draw:layer="layout" svg:x1="12.979cm" svg:y1="12.15cm" svg:x2="12.68cm" svg:y2="12.15cm">
          <text:p/>
        </draw:line>
        <draw:polyline draw:style-name="gr2" draw:text-style-name="P2" draw:layer="layout" svg:width="0.48cm" svg:height="0.25cm" svg:x="12.2cm" svg:y="11.9cm" svg:viewBox="0 0 481 251" draw:points="481,0 0,0 0,251 481,251">
          <text:p/>
        </draw:polyline>
        <draw:frame draw:style-name="gr4" draw:text-style-name="P4" draw:layer="layout" svg:width="1.2cm" svg:height="0.33cm" svg:x="11.6cm" svg:y="12.159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2.83cm" svg:y="12.58cm" svg:viewBox="0 0 701 1701" draw:points="0,1701 701,1701 701,0 0,0">
            <text:p/>
          </draw:polygon>
          <draw:polygon draw:style-name="gr2" draw:text-style-name="P2" draw:layer="layout" svg:width="0.7cm" svg:height="1.7cm" svg:x="12.83cm" svg:y="12.58cm" svg:viewBox="0 0 701 1701" draw:points="0,1701 701,1701 701,0 0,0">
            <text:p/>
          </draw:polygon>
        </draw:g>
        <draw:line draw:style-name="gr2" draw:text-style-name="P2" draw:layer="layout" svg:x1="13.08cm" svg:y1="12.881cm" svg:x2="13.281cm" svg:y2="12.78cm">
          <text:p/>
        </draw:line>
        <draw:path draw:style-name="gr2" draw:text-style-name="P2" draw:layer="layout" svg:width="0.998cm" svg:height="0cm" svg:x="12.68cm" svg:y="12.88cm" svg:viewBox="0 0 999 0" svg:d="M599 0h400M0 0h400">
          <text:p/>
        </draw:path>
        <draw:polyline draw:style-name="gr2" draw:text-style-name="P2" draw:layer="layout" svg:width="0.443cm" svg:height="0.105cm" svg:x="13.237cm" svg:y="12.73cm" svg:viewBox="0 0 444 106" draw:points="0,106 0,0 444,0">
          <text:p/>
        </draw:polyline>
        <draw:line draw:style-name="gr2" draw:text-style-name="P2" draw:layer="layout" svg:x1="13.08cm" svg:y1="13.181cm" svg:x2="13.281cm" svg:y2="13.08cm">
          <text:p/>
        </draw:line>
        <draw:path draw:style-name="gr2" draw:text-style-name="P2" draw:layer="layout" svg:width="0.998cm" svg:height="0cm" svg:x="12.68cm" svg:y="13.18cm" svg:viewBox="0 0 999 0" svg:d="M599 0h400M0 0h400">
          <text:p/>
        </draw:path>
        <draw:polyline draw:style-name="gr2" draw:text-style-name="P2" draw:layer="layout" svg:width="0.443cm" svg:height="0.105cm" svg:x="13.237cm" svg:y="13.03cm" svg:viewBox="0 0 444 106" draw:points="0,106 0,0 444,0">
          <text:p/>
        </draw:polyline>
        <draw:line draw:style-name="gr2" draw:text-style-name="P2" draw:layer="layout" svg:x1="13.08cm" svg:y1="13.481cm" svg:x2="13.281cm" svg:y2="13.38cm">
          <text:p/>
        </draw:line>
        <draw:path draw:style-name="gr2" draw:text-style-name="P2" draw:layer="layout" svg:width="0.998cm" svg:height="0cm" svg:x="12.68cm" svg:y="13.48cm" svg:viewBox="0 0 999 0" svg:d="M599 0h400M0 0h399">
          <text:p/>
        </draw:path>
        <draw:polyline draw:style-name="gr2" draw:text-style-name="P2" draw:layer="layout" svg:width="0.443cm" svg:height="0.105cm" svg:x="13.237cm" svg:y="13.33cm" svg:viewBox="0 0 444 106" draw:points="0,106 0,0 444,0">
          <text:p/>
        </draw:polyline>
        <draw:line draw:style-name="gr2" draw:text-style-name="P2" draw:layer="layout" svg:x1="13.08cm" svg:y1="13.781cm" svg:x2="13.281cm" svg:y2="13.68cm">
          <text:p/>
        </draw:line>
        <draw:path draw:style-name="gr2" draw:text-style-name="P2" draw:layer="layout" svg:width="0.998cm" svg:height="0cm" svg:x="12.68cm" svg:y="13.78cm" svg:viewBox="0 0 999 0" svg:d="M599 0h400M0 0h399">
          <text:p/>
        </draw:path>
        <draw:polyline draw:style-name="gr2" draw:text-style-name="P2" draw:layer="layout" svg:width="0.443cm" svg:height="0.105cm" svg:x="13.237cm" svg:y="13.63cm" svg:viewBox="0 0 444 106" draw:points="0,106 0,0 444,0">
          <text:p/>
        </draw:polyline>
        <draw:g>
          <draw:polygon draw:style-name="gr1" draw:text-style-name="P1" draw:layer="layout" svg:width="0.15cm" svg:height="0.15cm" svg:x="12.98cm" svg:y="13.955cm" svg:viewBox="0 0 151 151" draw:points="0,151 151,151 151,0 0,0">
            <text:p/>
          </draw:polygon>
          <draw:path draw:style-name="gr2" draw:text-style-name="P2" draw:layer="layout" svg:width="0.15cm" svg:height="0.15cm" svg:x="12.98cm" svg:y="13.95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3.99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3.955cm" svg:viewBox="0 0 301 151" draw:points="0,151 301,151 301,0 0,0">
              <text:p/>
            </draw:polygon>
            <draw:polygon draw:style-name="gr2" draw:text-style-name="P2" draw:layer="layout" svg:width="0.3cm" svg:height="0.15cm" svg:x="13.13cm" svg:y="13.95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4.105cm">
            <draw:text-box>
              <text:p/>
            </draw:text-box>
          </draw:frame>
        </draw:g>
        <draw:line draw:style-name="gr2" draw:text-style-name="P2" draw:layer="layout" svg:x1="12.979cm" svg:y1="14.03cm" svg:x2="12.68cm" svg:y2="14.03cm">
          <text:p/>
        </draw:line>
        <draw:frame draw:style-name="gr4" draw:text-style-name="P4" draw:layer="layout" svg:width="0.765cm" svg:height="0.33cm" svg:x="11.935cm" svg:y="13.9cm">
          <draw:text-box>
            <text:p text:style-name="P3"><text:span text:style-name="T3">LD_RES</text:span></text:p>
          </draw:text-box>
        </draw:frame>
        <draw:frame draw:style-name="gr4" draw:text-style-name="P4" draw:layer="layout" svg:width="0.359cm" svg:height="0.33cm" svg:x="12.321cm" svg:y="12.7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62cm" svg:height="0.83cm" svg:x="13.68cm" svg:y="11.9cm" svg:viewBox="0 0 63 831" draw:points="0,831 63,831 63,0 0,0">
          <text:p/>
        </draw:polyline>
        <draw:g>
          <draw:polygon draw:style-name="gr1" draw:text-style-name="P1" draw:layer="layout" svg:width="0.7cm" svg:height="1.7cm" svg:x="12.81cm" svg:y="8.6cm" svg:viewBox="0 0 701 1701" draw:points="0,1701 701,1701 701,0 0,0">
            <text:p/>
          </draw:polygon>
          <draw:polygon draw:style-name="gr2" draw:text-style-name="P2" draw:layer="layout" svg:width="0.7cm" svg:height="1.7cm" svg:x="12.81cm" svg:y="8.6cm" svg:viewBox="0 0 701 1701" draw:points="0,1701 701,1701 701,0 0,0">
            <text:p/>
          </draw:polygon>
        </draw:g>
        <draw:line draw:style-name="gr2" draw:text-style-name="P2" draw:layer="layout" svg:x1="13.06cm" svg:y1="8.901cm" svg:x2="13.261cm" svg:y2="8.8cm">
          <text:p/>
        </draw:line>
        <draw:path draw:style-name="gr2" draw:text-style-name="P2" draw:layer="layout" svg:width="0.998cm" svg:height="0cm" svg:x="12.66cm" svg:y="8.9cm" svg:viewBox="0 0 999 0" svg:d="M599 0h400M0 0h400">
          <text:p/>
        </draw:path>
        <draw:polyline draw:style-name="gr2" draw:text-style-name="P2" draw:layer="layout" svg:width="0.443cm" svg:height="0.105cm" svg:x="13.217cm" svg:y="8.75cm" svg:viewBox="0 0 444 106" draw:points="0,106 0,0 444,0">
          <text:p/>
        </draw:polyline>
        <draw:line draw:style-name="gr2" draw:text-style-name="P2" draw:layer="layout" svg:x1="13.06cm" svg:y1="9.201cm" svg:x2="13.261cm" svg:y2="9.1cm">
          <text:p/>
        </draw:line>
        <draw:path draw:style-name="gr2" draw:text-style-name="P2" draw:layer="layout" svg:width="0.998cm" svg:height="0cm" svg:x="12.66cm" svg:y="9.2cm" svg:viewBox="0 0 999 0" svg:d="M599 0h400M0 0h400">
          <text:p/>
        </draw:path>
        <draw:polyline draw:style-name="gr2" draw:text-style-name="P2" draw:layer="layout" svg:width="0.443cm" svg:height="0.105cm" svg:x="13.217cm" svg:y="9.05cm" svg:viewBox="0 0 444 106" draw:points="0,106 0,0 444,0">
          <text:p/>
        </draw:polyline>
        <draw:line draw:style-name="gr2" draw:text-style-name="P2" draw:layer="layout" svg:x1="13.06cm" svg:y1="9.501cm" svg:x2="13.261cm" svg:y2="9.4cm">
          <text:p/>
        </draw:line>
        <draw:path draw:style-name="gr2" draw:text-style-name="P2" draw:layer="layout" svg:width="0.998cm" svg:height="0cm" svg:x="12.66cm" svg:y="9.5cm" svg:viewBox="0 0 999 0" svg:d="M599 0h400M0 0h399">
          <text:p/>
        </draw:path>
        <draw:polyline draw:style-name="gr2" draw:text-style-name="P2" draw:layer="layout" svg:width="0.443cm" svg:height="0.105cm" svg:x="13.217cm" svg:y="9.35cm" svg:viewBox="0 0 444 106" draw:points="0,106 0,0 444,0">
          <text:p/>
        </draw:polyline>
        <draw:line draw:style-name="gr2" draw:text-style-name="P2" draw:layer="layout" svg:x1="13.06cm" svg:y1="9.801cm" svg:x2="13.261cm" svg:y2="9.7cm">
          <text:p/>
        </draw:line>
        <draw:path draw:style-name="gr2" draw:text-style-name="P2" draw:layer="layout" svg:width="0.998cm" svg:height="0cm" svg:x="12.66cm" svg:y="9.8cm" svg:viewBox="0 0 999 0" svg:d="M599 0h400M0 0h399">
          <text:p/>
        </draw:path>
        <draw:polyline draw:style-name="gr2" draw:text-style-name="P2" draw:layer="layout" svg:width="0.443cm" svg:height="0.105cm" svg:x="13.217cm" svg:y="9.65cm" svg:viewBox="0 0 444 106" draw:points="0,106 0,0 444,0">
          <text:p/>
        </draw:polyline>
        <draw:g>
          <draw:polygon draw:style-name="gr1" draw:text-style-name="P1" draw:layer="layout" svg:width="0.15cm" svg:height="0.15cm" svg:x="12.96cm" svg:y="9.975cm" svg:viewBox="0 0 151 151" draw:points="0,151 151,151 151,0 0,0">
            <text:p/>
          </draw:polygon>
          <draw:path draw:style-name="gr2" draw:text-style-name="P2" draw:layer="layout" svg:width="0.15cm" svg:height="0.15cm" svg:x="12.9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1cm" svg:y="9.975cm" svg:viewBox="0 0 301 151" draw:points="0,151 301,151 301,0 0,0">
              <text:p/>
            </draw:polygon>
            <draw:polygon draw:style-name="gr2" draw:text-style-name="P2" draw:layer="layout" svg:width="0.3cm" svg:height="0.15cm" svg:x="13.1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1cm" svg:y="10.125cm">
            <draw:text-box>
              <text:p/>
            </draw:text-box>
          </draw:frame>
        </draw:g>
        <draw:line draw:style-name="gr2" draw:text-style-name="P2" draw:layer="layout" svg:x1="12.959cm" svg:y1="10.05cm" svg:x2="12.66cm" svg:y2="10.05cm">
          <text:p/>
        </draw:line>
        <draw:polyline draw:style-name="gr2" draw:text-style-name="P2" draw:layer="layout" svg:width="1.4cm" svg:height="1.5cm" svg:x="12.46cm" svg:y="9.8cm" svg:viewBox="0 0 1401 1501" draw:points="200,0 0,0 0,801 1401,801 1401,1501 1221,1501">
          <text:p/>
        </draw:polylin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0.48cm" svg:height="0.25cm" svg:x="14.5cm" svg:y="11.9cm" svg:viewBox="0 0 481 251" draw:points="481,0 0,0 0,251 481,251">
          <text:p/>
        </draw:polyline>
        <draw:frame draw:style-name="gr4" draw:text-style-name="P4" draw:layer="layout" svg:width="1.412cm" svg:height="0.33cm" svg:x="13.774cm" svg:y="12.159cm">
          <draw:text-box>
            <text:p text:style-name="P3"><text:span text:style-name="T1">Out0 from ALU</text:span></text:p>
          </draw:text-box>
        </draw:fram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74cm" svg:height="2.4cm" svg:x="14.4cm" svg:y="8.9cm" svg:viewBox="0 0 1741 2401" draw:points="560,0 0,0 0,1701 1741,1701 1741,2401 1581,2401">
          <text:p/>
        </draw:polyline>
        <draw:path draw:style-name="gr2" draw:text-style-name="P2" draw:layer="layout" svg:width="2.3cm" svg:height="0.31cm" svg:x="12.66cm" svg:y="10.05cm" svg:viewBox="0 0 2301 311" svg:d="M0 0v311h1657c0-15 4-29 11-42s18-23 30-31c13-7 28-11 42-11 15 0 29 4 42 11 13 8 23 18 31 31 7 13 11 27 11 42h214v-311h263">
          <text:p/>
        </draw:path>
        <draw:g>
          <draw:path draw:style-name="gr14" draw:text-style-name="P7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96cm" svg:height="0.084cm" svg:x="11.7cm" svg:y="10.277cm" svg:viewBox="0 0 961 85" svg:d="M0 85h677c0-15 4-29 11-42s18-24 30-31c13-8 28-12 42-12 15 0 29 4 42 12 13 7 23 18 31 31 7 13 11 27 11 42h117">
          <text:p/>
        </draw:path>
        <draw:frame draw:style-name="gr4" draw:text-style-name="P4" draw:layer="layout" svg:width="0.8cm" svg:height="0.33cm" svg:x="11.2cm" svg:y="10cm">
          <draw:text-box>
            <text:p text:style-name="P3"><text:span text:style-name="T3">SEL_RES</text:span></text:p>
          </draw:text-box>
        </draw:frame>
        <draw:frame draw:style-name="gr4" draw:text-style-name="P4" draw:layer="layout" svg:width="0.412cm" svg:height="0.33cm" svg:x="15.888cm" svg:y="8.718cm">
          <draw:text-box>
            <text:p text:style-name="P3"><text:span text:style-name="T3">D0</text:span></text:p>
          </draw:text-box>
        </draw:frame>
        <draw:frame draw:style-name="gr4" draw:text-style-name="P4" draw:layer="layout" svg:width="0.412cm" svg:height="0.33cm" svg:x="15.9cm" svg:y="9.018cm">
          <draw:text-box>
            <text:p text:style-name="P3"><text:span text:style-name="T3">D1</text:span></text:p>
          </draw:text-box>
        </draw:frame>
        <draw:frame draw:style-name="gr4" draw:text-style-name="P4" draw:layer="layout" svg:width="0.412cm" svg:height="0.33cm" svg:x="15.9cm" svg:y="9.318cm">
          <draw:text-box>
            <text:p text:style-name="P3"><text:span text:style-name="T3">D2</text:span></text:p>
          </draw:text-box>
        </draw:frame>
        <draw:frame draw:style-name="gr4" draw:text-style-name="P4" draw:layer="layout" svg:width="0.412cm" svg:height="0.33cm" svg:x="15.9cm" svg:y="9.618cm">
          <draw:text-box>
            <text:p text:style-name="P3"><text:span text:style-name="T3">D3</text:span></text:p>
          </draw:text-box>
        </draw:frame>
        <draw:g>
          <draw:path draw:style-name="gr14" draw:text-style-name="P7" draw:layer="layout" svg:width="0.1cm" svg:height="0.1cm" svg:x="13.69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69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2.24cm" svg:height="0.84cm" svg:x="13.74cm" svg:y="11.9cm" svg:viewBox="0 0 2241 841" draw:points="0,841 2241,841 2241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8cm" svg:height="0.25cm" svg:x="17.074cm" svg:y="11.9cm" svg:viewBox="0 0 481 251" draw:points="481,0 0,0 0,251 481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1.77cm" svg:height="1.5cm" svg:x="17.159cm" svg:y="9.8cm" svg:viewBox="0 0 1771 1501" draw:points="375,0 0,0 0,761 1771,761 1771,1501 1396,1501">
          <text:p/>
        </draw:polyline>
        <draw:frame draw:style-name="gr4" draw:text-style-name="P4" draw:layer="layout" svg:width="0.412cm" svg:height="0.33cm" svg:x="18.462cm" svg:y="8.718cm">
          <draw:text-box>
            <text:p text:style-name="P3"><text:span text:style-name="T3">D4</text:span></text:p>
          </draw:text-box>
        </draw:frame>
        <draw:frame draw:style-name="gr4" draw:text-style-name="P4" draw:layer="layout" svg:width="0.412cm" svg:height="0.33cm" svg:x="18.474cm" svg:y="9.018cm">
          <draw:text-box>
            <text:p text:style-name="P3"><text:span text:style-name="T3">D5</text:span></text:p>
          </draw:text-box>
        </draw:frame>
        <draw:frame draw:style-name="gr4" draw:text-style-name="P4" draw:layer="layout" svg:width="0.412cm" svg:height="0.33cm" svg:x="18.474cm" svg:y="9.318cm">
          <draw:text-box>
            <text:p text:style-name="P3"><text:span text:style-name="T3">D6</text:span></text:p>
          </draw:text-box>
        </draw:frame>
        <draw:frame draw:style-name="gr4" draw:text-style-name="P4" draw:layer="layout" svg:width="0.412cm" svg:height="0.33cm" svg:x="18.474cm" svg:y="9.618cm">
          <draw:text-box>
            <text:p text:style-name="P3"><text:span text:style-name="T3">D7</text:span></text:p>
          </draw:text-box>
        </draw:frame>
        <draw:frame draw:style-name="gr4" draw:text-style-name="P4" draw:layer="layout" svg:width="1.44cm" svg:height="0.33cm" svg:x="16.24cm" svg:y="12.159cm">
          <draw:text-box>
            <text:p text:style-name="P3"><text:span text:style-name="T1">Out7 from ALU</text:span></text:p>
          </draw:text-box>
        </draw:frame>
        <draw:g>
          <draw:path draw:style-name="gr14" draw:text-style-name="P7" draw:layer="layout" svg:width="0.1cm" svg:height="0.1cm" svg:x="15.93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5.93cm" svg:y="12.6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2.761cm" svg:height="0.84cm" svg:x="15.98cm" svg:y="11.9cm" svg:viewBox="0 0 2762 841" draw:points="0,841 2762,841 2762,0 257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76c0-15 4-29 11-42s18-23 31-31c12-7 27-11 41-11 15 0 29 4 42 11 13 8 23 18 31 31 7 13 11 27 11 42h292v-311">
          <text:p/>
        </draw:path>
        <draw:frame draw:style-name="gr4" draw:text-style-name="P4" draw:layer="layout" svg:width="0.785cm" svg:height="0.33cm" svg:x="13.615cm" svg:y="9.618cm">
          <draw:text-box>
            <text:p text:style-name="P3"><text:span text:style-name="T1">CY_RES</text:span></text:p>
          </draw:text-box>
        </draw:frame>
        <draw:frame draw:style-name="gr4" draw:text-style-name="P4" draw:layer="layout" svg:width="0.359cm" svg:height="0.33cm" svg:x="14.6cm" svg:y="10.759cm">
          <draw:text-box>
            <text:p text:style-name="P3"><text:span text:style-name="T1">+V</text:span></text:p>
          </draw:text-box>
        </draw:frame>
        <draw:path draw:style-name="gr2" draw:text-style-name="P2" draw:layer="layout" svg:width="0.62cm" svg:height="0.084cm" svg:x="15.98cm" svg:y="10.767cm" svg:viewBox="0 0 621 85" svg:d="M0 85h76c0-15 4-29 11-42 8-13 18-24 31-31 13-8 27-12 42-12 14 0 29 4 42 12 12 7 23 18 30 31 8 13 11 27 11 42h378v-10">
          <text:p/>
        </draw:path>
        <draw:polyline draw:style-name="gr2" draw:text-style-name="P2" draw:layer="layout" svg:width="0.754cm" svg:height="0.14cm" svg:x="16.8cm" svg:y="10.86cm" svg:viewBox="0 0 755 141" draw:points="0,0 0,141 755,141">
          <text:p/>
        </draw:polyline>
        <draw:frame draw:style-name="gr4" draw:text-style-name="P4" draw:layer="layout" svg:width="0.26cm" svg:height="0.33cm" svg:x="18.54cm" svg:y="10.7cm">
          <draw:text-box>
            <text:p text:style-name="P3"><text:span text:style-name="T3">Z</text:span></text:p>
          </draw:text-box>
        </draw:frame>
        <draw:frame draw:style-name="gr4" draw:text-style-name="P4" draw:layer="layout" svg:width="0.26cm" svg:height="0.33cm" svg:x="18.9cm" svg:y="11.159cm">
          <draw:text-box>
            <text:p text:style-name="P3"><text:span text:style-name="T3">S</text:span></text:p>
          </draw:text-box>
        </draw:frame>
        <draw:frame draw:style-name="gr4" draw:text-style-name="P4" draw:layer="layout" svg:width="0.359cm" svg:height="0.33cm" svg:x="17.241cm" svg:y="11.1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4.601cm" svg:y="11.1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2.341cm" svg:y="11.118cm">
          <draw:text-box>
            <text:p text:style-name="P3"><text:span text:style-name="T1">+V</text:span></text:p>
          </draw:text-box>
        </draw:frame>
      </draw:page>
      <draw:page draw:name="ALU decoder" draw:style-name="dp1" draw:master-page-name="PM7">
        <draw:g>
          <draw:polygon draw:style-name="gr1" draw:text-style-name="P1" draw:layer="layout" svg:width="0.7cm" svg:height="1.7cm" svg:x="12.51cm" svg:y="9.5cm" svg:viewBox="0 0 701 1701" draw:points="0,1701 701,1701 701,0 0,0">
            <text:p/>
          </draw:polygon>
          <draw:polygon draw:style-name="gr2" draw:text-style-name="P2" draw:layer="layout" svg:width="0.7cm" svg:height="1.7cm" svg:x="12.51cm" svg:y="9.5cm" svg:viewBox="0 0 701 1701" draw:points="0,1701 701,1701 701,0 0,0">
            <text:p/>
          </draw:polygon>
        </draw:g>
        <draw:line draw:style-name="gr2" draw:text-style-name="P2" draw:layer="layout" svg:x1="12.76cm" svg:y1="9.801cm" svg:x2="12.961cm" svg:y2="9.7cm">
          <text:p/>
        </draw:line>
        <draw:path draw:style-name="gr2" draw:text-style-name="P2" draw:layer="layout" svg:width="0.998cm" svg:height="0cm" svg:x="12.36cm" svg:y="9.8cm" svg:viewBox="0 0 999 0" svg:d="M599 0h400M0 0h400">
          <text:p/>
        </draw:path>
        <draw:polyline draw:style-name="gr2" draw:text-style-name="P2" draw:layer="layout" svg:width="0.443cm" svg:height="0.105cm" svg:x="12.917cm" svg:y="9.65cm" svg:viewBox="0 0 444 106" draw:points="0,106 0,0 444,0">
          <text:p/>
        </draw:polyline>
        <draw:line draw:style-name="gr2" draw:text-style-name="P2" draw:layer="layout" svg:x1="12.76cm" svg:y1="10.101cm" svg:x2="12.961cm" svg:y2="10cm">
          <text:p/>
        </draw:line>
        <draw:path draw:style-name="gr2" draw:text-style-name="P2" draw:layer="layout" svg:width="0.998cm" svg:height="0cm" svg:x="12.36cm" svg:y="10.1cm" svg:viewBox="0 0 999 0" svg:d="M599 0h400M0 0h400">
          <text:p/>
        </draw:path>
        <draw:polyline draw:style-name="gr2" draw:text-style-name="P2" draw:layer="layout" svg:width="0.443cm" svg:height="0.105cm" svg:x="12.917cm" svg:y="9.95cm" svg:viewBox="0 0 444 106" draw:points="0,106 0,0 444,0">
          <text:p/>
        </draw:polyline>
        <draw:line draw:style-name="gr2" draw:text-style-name="P2" draw:layer="layout" svg:x1="12.76cm" svg:y1="10.401cm" svg:x2="12.961cm" svg:y2="10.3cm">
          <text:p/>
        </draw:line>
        <draw:path draw:style-name="gr2" draw:text-style-name="P2" draw:layer="layout" svg:width="0.998cm" svg:height="0cm" svg:x="12.36cm" svg:y="10.4cm" svg:viewBox="0 0 999 0" svg:d="M599 0h400M0 0h399">
          <text:p/>
        </draw:path>
        <draw:polyline draw:style-name="gr2" draw:text-style-name="P2" draw:layer="layout" svg:width="0.443cm" svg:height="0.105cm" svg:x="12.917cm" svg:y="10.25cm" svg:viewBox="0 0 444 106" draw:points="0,106 0,0 444,0">
          <text:p/>
        </draw:polyline>
        <draw:line draw:style-name="gr2" draw:text-style-name="P2" draw:layer="layout" svg:x1="12.76cm" svg:y1="10.701cm" svg:x2="12.961cm" svg:y2="10.6cm">
          <text:p/>
        </draw:line>
        <draw:path draw:style-name="gr2" draw:text-style-name="P2" draw:layer="layout" svg:width="0.998cm" svg:height="0cm" svg:x="12.36cm" svg:y="10.7cm" svg:viewBox="0 0 999 0" svg:d="M599 0h400M0 0h399">
          <text:p/>
        </draw:path>
        <draw:polyline draw:style-name="gr2" draw:text-style-name="P2" draw:layer="layout" svg:width="0.443cm" svg:height="0.105cm" svg:x="12.9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2.66cm" svg:y="10.875cm" svg:viewBox="0 0 151 151" draw:points="0,151 151,151 151,0 0,0">
            <text:p/>
          </draw:polygon>
          <draw:path draw:style-name="gr2" draw:text-style-name="P2" draw:layer="layout" svg:width="0.15cm" svg:height="0.15cm" svg:x="12.6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7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1cm" svg:y="10.875cm" svg:viewBox="0 0 301 151" draw:points="0,151 301,151 301,0 0,0">
              <text:p/>
            </draw:polygon>
            <draw:polygon draw:style-name="gr2" draw:text-style-name="P2" draw:layer="layout" svg:width="0.3cm" svg:height="0.15cm" svg:x="12.8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1cm" svg:y="11.025cm">
            <draw:text-box>
              <text:p/>
            </draw:text-box>
          </draw:frame>
        </draw:g>
        <draw:line draw:style-name="gr2" draw:text-style-name="P2" draw:layer="layout" svg:x1="12.659cm" svg:y1="10.95cm" svg:x2="12.36cm" svg:y2="10.95cm">
          <text:p/>
        </draw:line>
        <draw:line draw:style-name="gr2" draw:text-style-name="P2" draw:layer="layout" svg:x1="12.36cm" svg:y1="10.95cm" svg:x2="12.36cm" svg:y2="11.5cm">
          <text:p/>
        </draw:line>
        <draw:g>
          <draw:polygon draw:style-name="gr1" draw:text-style-name="P1" draw:layer="layout" svg:width="0.7cm" svg:height="1.7cm" svg:x="14.01cm" svg:y="9.5cm" svg:viewBox="0 0 701 1701" draw:points="0,1701 701,1701 701,0 0,0">
            <text:p/>
          </draw:polygon>
          <draw:polygon draw:style-name="gr2" draw:text-style-name="P2" draw:layer="layout" svg:width="0.7cm" svg:height="1.7cm" svg:x="14.01cm" svg:y="9.5cm" svg:viewBox="0 0 701 1701" draw:points="0,1701 701,1701 701,0 0,0">
            <text:p/>
          </draw:polygon>
        </draw:g>
        <draw:line draw:style-name="gr2" draw:text-style-name="P2" draw:layer="layout" svg:x1="14.26cm" svg:y1="9.801cm" svg:x2="14.461cm" svg:y2="9.7cm">
          <text:p/>
        </draw:line>
        <draw:path draw:style-name="gr2" draw:text-style-name="P2" draw:layer="layout" svg:width="0.998cm" svg:height="0cm" svg:x="13.86cm" svg:y="9.8cm" svg:viewBox="0 0 999 0" svg:d="M599 0h400M0 0h400">
          <text:p/>
        </draw:path>
        <draw:polyline draw:style-name="gr2" draw:text-style-name="P2" draw:layer="layout" svg:width="0.443cm" svg:height="0.105cm" svg:x="14.417cm" svg:y="9.65cm" svg:viewBox="0 0 444 106" draw:points="0,106 0,0 444,0">
          <text:p/>
        </draw:polyline>
        <draw:line draw:style-name="gr2" draw:text-style-name="P2" draw:layer="layout" svg:x1="14.26cm" svg:y1="10.101cm" svg:x2="14.461cm" svg:y2="10cm">
          <text:p/>
        </draw:line>
        <draw:path draw:style-name="gr2" draw:text-style-name="P2" draw:layer="layout" svg:width="0.998cm" svg:height="0cm" svg:x="13.86cm" svg:y="10.1cm" svg:viewBox="0 0 999 0" svg:d="M599 0h400M0 0h400">
          <text:p/>
        </draw:path>
        <draw:polyline draw:style-name="gr2" draw:text-style-name="P2" draw:layer="layout" svg:width="0.443cm" svg:height="0.105cm" svg:x="14.417cm" svg:y="9.95cm" svg:viewBox="0 0 444 106" draw:points="0,106 0,0 444,0">
          <text:p/>
        </draw:polyline>
        <draw:line draw:style-name="gr2" draw:text-style-name="P2" draw:layer="layout" svg:x1="14.26cm" svg:y1="10.401cm" svg:x2="14.461cm" svg:y2="10.3cm">
          <text:p/>
        </draw:line>
        <draw:path draw:style-name="gr2" draw:text-style-name="P2" draw:layer="layout" svg:width="0.998cm" svg:height="0cm" svg:x="13.86cm" svg:y="10.4cm" svg:viewBox="0 0 999 0" svg:d="M599 0h400M0 0h399">
          <text:p/>
        </draw:path>
        <draw:polyline draw:style-name="gr2" draw:text-style-name="P2" draw:layer="layout" svg:width="0.443cm" svg:height="0.105cm" svg:x="14.417cm" svg:y="10.25cm" svg:viewBox="0 0 444 106" draw:points="0,106 0,0 444,0">
          <text:p/>
        </draw:polyline>
        <draw:line draw:style-name="gr2" draw:text-style-name="P2" draw:layer="layout" svg:x1="14.26cm" svg:y1="10.701cm" svg:x2="14.461cm" svg:y2="10.6cm">
          <text:p/>
        </draw:line>
        <draw:path draw:style-name="gr2" draw:text-style-name="P2" draw:layer="layout" svg:width="0.998cm" svg:height="0cm" svg:x="13.86cm" svg:y="10.7cm" svg:viewBox="0 0 999 0" svg:d="M599 0h400M0 0h399">
          <text:p/>
        </draw:path>
        <draw:polyline draw:style-name="gr2" draw:text-style-name="P2" draw:layer="layout" svg:width="0.443cm" svg:height="0.105cm" svg:x="14.4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4.16cm" svg:y="10.875cm" svg:viewBox="0 0 151 151" draw:points="0,151 151,151 151,0 0,0">
            <text:p/>
          </draw:polygon>
          <draw:path draw:style-name="gr2" draw:text-style-name="P2" draw:layer="layout" svg:width="0.15cm" svg:height="0.15cm" svg:x="14.1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1cm" svg:y="10.875cm" svg:viewBox="0 0 301 151" draw:points="0,151 301,151 301,0 0,0">
              <text:p/>
            </draw:polygon>
            <draw:polygon draw:style-name="gr2" draw:text-style-name="P2" draw:layer="layout" svg:width="0.3cm" svg:height="0.15cm" svg:x="14.3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1cm" svg:y="11.025cm">
            <draw:text-box>
              <text:p/>
            </draw:text-box>
          </draw:frame>
        </draw:g>
        <draw:line draw:style-name="gr2" draw:text-style-name="P2" draw:layer="layout" svg:x1="14.159cm" svg:y1="10.95cm" svg:x2="13.86cm" svg:y2="10.95cm">
          <text:p/>
        </draw:line>
        <draw:line draw:style-name="gr2" draw:text-style-name="P2" draw:layer="layout" svg:x1="13.86cm" svg:y1="10.95cm" svg:x2="13.86cm" svg:y2="11.5cm">
          <text:p/>
        </draw:line>
        <draw:g>
          <draw:polygon draw:style-name="gr1" draw:text-style-name="P1" draw:layer="layout" svg:width="0.7cm" svg:height="1.7cm" svg:x="15.59cm" svg:y="9.5cm" svg:viewBox="0 0 701 1701" draw:points="0,1701 701,1701 701,0 0,0">
            <text:p/>
          </draw:polygon>
          <draw:polygon draw:style-name="gr2" draw:text-style-name="P2" draw:layer="layout" svg:width="0.7cm" svg:height="1.7cm" svg:x="15.59cm" svg:y="9.5cm" svg:viewBox="0 0 701 1701" draw:points="0,1701 701,1701 701,0 0,0">
            <text:p/>
          </draw:polygon>
        </draw:g>
        <draw:line draw:style-name="gr2" draw:text-style-name="P2" draw:layer="layout" svg:x1="15.84cm" svg:y1="9.801cm" svg:x2="16.041cm" svg:y2="9.7cm">
          <text:p/>
        </draw:line>
        <draw:path draw:style-name="gr2" draw:text-style-name="P2" draw:layer="layout" svg:width="0.998cm" svg:height="0cm" svg:x="15.44cm" svg:y="9.8cm" svg:viewBox="0 0 999 0" svg:d="M599 0h400M0 0h400">
          <text:p/>
        </draw:path>
        <draw:polyline draw:style-name="gr2" draw:text-style-name="P2" draw:layer="layout" svg:width="0.443cm" svg:height="0.105cm" svg:x="15.997cm" svg:y="9.65cm" svg:viewBox="0 0 444 106" draw:points="0,106 0,0 444,0">
          <text:p/>
        </draw:polyline>
        <draw:line draw:style-name="gr2" draw:text-style-name="P2" draw:layer="layout" svg:x1="15.84cm" svg:y1="10.101cm" svg:x2="16.041cm" svg:y2="10cm">
          <text:p/>
        </draw:line>
        <draw:path draw:style-name="gr2" draw:text-style-name="P2" draw:layer="layout" svg:width="0.998cm" svg:height="0cm" svg:x="15.44cm" svg:y="10.1cm" svg:viewBox="0 0 999 0" svg:d="M599 0h400M0 0h400">
          <text:p/>
        </draw:path>
        <draw:polyline draw:style-name="gr2" draw:text-style-name="P2" draw:layer="layout" svg:width="0.443cm" svg:height="0.105cm" svg:x="15.997cm" svg:y="9.95cm" svg:viewBox="0 0 444 106" draw:points="0,106 0,0 444,0">
          <text:p/>
        </draw:polyline>
        <draw:line draw:style-name="gr2" draw:text-style-name="P2" draw:layer="layout" svg:x1="15.84cm" svg:y1="10.401cm" svg:x2="16.041cm" svg:y2="10.3cm">
          <text:p/>
        </draw:line>
        <draw:path draw:style-name="gr2" draw:text-style-name="P2" draw:layer="layout" svg:width="0.998cm" svg:height="0cm" svg:x="15.44cm" svg:y="10.4cm" svg:viewBox="0 0 999 0" svg:d="M599 0h400M0 0h399">
          <text:p/>
        </draw:path>
        <draw:polyline draw:style-name="gr2" draw:text-style-name="P2" draw:layer="layout" svg:width="0.443cm" svg:height="0.105cm" svg:x="15.997cm" svg:y="10.25cm" svg:viewBox="0 0 444 106" draw:points="0,106 0,0 444,0">
          <text:p/>
        </draw:polyline>
        <draw:line draw:style-name="gr2" draw:text-style-name="P2" draw:layer="layout" svg:x1="15.84cm" svg:y1="10.701cm" svg:x2="16.041cm" svg:y2="10.6cm">
          <text:p/>
        </draw:line>
        <draw:path draw:style-name="gr2" draw:text-style-name="P2" draw:layer="layout" svg:width="0.998cm" svg:height="0cm" svg:x="15.44cm" svg:y="10.7cm" svg:viewBox="0 0 999 0" svg:d="M599 0h400M0 0h399">
          <text:p/>
        </draw:path>
        <draw:polyline draw:style-name="gr2" draw:text-style-name="P2" draw:layer="layout" svg:width="0.443cm" svg:height="0.105cm" svg:x="15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5.74cm" svg:y="10.875cm" svg:viewBox="0 0 151 151" draw:points="0,151 151,151 151,0 0,0">
            <text:p/>
          </draw:polygon>
          <draw:path draw:style-name="gr2" draw:text-style-name="P2" draw:layer="layout" svg:width="0.15cm" svg:height="0.15cm" svg:x="15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5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89cm" svg:y="11.025cm">
            <draw:text-box>
              <text:p/>
            </draw:text-box>
          </draw:frame>
        </draw:g>
        <draw:line draw:style-name="gr2" draw:text-style-name="P2" draw:layer="layout" svg:x1="15.739cm" svg:y1="10.95cm" svg:x2="15.44cm" svg:y2="10.95cm">
          <text:p/>
        </draw:line>
        <draw:line draw:style-name="gr2" draw:text-style-name="P2" draw:layer="layout" svg:x1="15.44cm" svg:y1="10.95cm" svg:x2="15.44cm" svg:y2="11.5cm">
          <text:p/>
        </draw:line>
        <draw:line draw:style-name="gr2" draw:text-style-name="P2" draw:layer="layout" svg:x1="13.36cm" svg:y1="10.7cm" svg:x2="13.86cm" svg:y2="10.7cm">
          <text:p/>
        </draw:line>
        <draw:polyline draw:style-name="gr2" draw:text-style-name="P2" draw:layer="layout" svg:width="0.5cm" svg:height="0.15cm" svg:x="13.36cm" svg:y="10.4cm" svg:viewBox="0 0 501 151" draw:points="0,151 187,151 187,0 501,0">
          <text:p/>
        </draw:polyline>
        <draw:line draw:style-name="gr2" draw:text-style-name="P2" draw:layer="layout" svg:x1="14.86cm" svg:y1="10.7cm" svg:x2="15.44cm" svg:y2="10.7cm">
          <text:p/>
        </draw:line>
        <draw:polyline draw:style-name="gr2" draw:text-style-name="P2" draw:layer="layout" svg:width="0.58cm" svg:height="0.15cm" svg:x="14.86cm" svg:y="10.4cm" svg:viewBox="0 0 581 151" draw:points="0,151 441,151 441,0 581,0">
          <text:p/>
        </draw:polyline>
        <draw:g>
          <draw:polygon draw:style-name="gr1" draw:text-style-name="P1" draw:layer="layout" svg:width="0.7cm" svg:height="1.7cm" svg:x="17.09cm" svg:y="9.5cm" svg:viewBox="0 0 701 1701" draw:points="0,1701 701,1701 701,0 0,0">
            <text:p/>
          </draw:polygon>
          <draw:polygon draw:style-name="gr2" draw:text-style-name="P2" draw:layer="layout" svg:width="0.7cm" svg:height="1.7cm" svg:x="17.09cm" svg:y="9.5cm" svg:viewBox="0 0 701 1701" draw:points="0,1701 701,1701 701,0 0,0">
            <text:p/>
          </draw:polygon>
        </draw:g>
        <draw:line draw:style-name="gr2" draw:text-style-name="P2" draw:layer="layout" svg:x1="17.34cm" svg:y1="9.801cm" svg:x2="17.541cm" svg:y2="9.7cm">
          <text:p/>
        </draw:line>
        <draw:path draw:style-name="gr2" draw:text-style-name="P2" draw:layer="layout" svg:width="0.998cm" svg:height="0cm" svg:x="16.94cm" svg:y="9.8cm" svg:viewBox="0 0 999 0" svg:d="M599 0h400M0 0h400">
          <text:p/>
        </draw:path>
        <draw:polyline draw:style-name="gr2" draw:text-style-name="P2" draw:layer="layout" svg:width="0.443cm" svg:height="0.105cm" svg:x="17.497cm" svg:y="9.65cm" svg:viewBox="0 0 444 106" draw:points="0,106 0,0 444,0">
          <text:p/>
        </draw:polyline>
        <draw:line draw:style-name="gr2" draw:text-style-name="P2" draw:layer="layout" svg:x1="17.34cm" svg:y1="10.101cm" svg:x2="17.541cm" svg:y2="10cm">
          <text:p/>
        </draw:line>
        <draw:path draw:style-name="gr2" draw:text-style-name="P2" draw:layer="layout" svg:width="0.998cm" svg:height="0cm" svg:x="16.94cm" svg:y="10.1cm" svg:viewBox="0 0 999 0" svg:d="M599 0h400M0 0h400">
          <text:p/>
        </draw:path>
        <draw:polyline draw:style-name="gr2" draw:text-style-name="P2" draw:layer="layout" svg:width="0.443cm" svg:height="0.105cm" svg:x="17.497cm" svg:y="9.95cm" svg:viewBox="0 0 444 106" draw:points="0,106 0,0 444,0">
          <text:p/>
        </draw:polyline>
        <draw:line draw:style-name="gr2" draw:text-style-name="P2" draw:layer="layout" svg:x1="17.34cm" svg:y1="10.401cm" svg:x2="17.541cm" svg:y2="10.3cm">
          <text:p/>
        </draw:line>
        <draw:path draw:style-name="gr2" draw:text-style-name="P2" draw:layer="layout" svg:width="0.998cm" svg:height="0cm" svg:x="16.94cm" svg:y="10.4cm" svg:viewBox="0 0 999 0" svg:d="M599 0h400M0 0h399">
          <text:p/>
        </draw:path>
        <draw:polyline draw:style-name="gr2" draw:text-style-name="P2" draw:layer="layout" svg:width="0.443cm" svg:height="0.105cm" svg:x="17.497cm" svg:y="10.25cm" svg:viewBox="0 0 444 106" draw:points="0,106 0,0 444,0">
          <text:p/>
        </draw:polyline>
        <draw:line draw:style-name="gr2" draw:text-style-name="P2" draw:layer="layout" svg:x1="17.34cm" svg:y1="10.701cm" svg:x2="17.541cm" svg:y2="10.6cm">
          <text:p/>
        </draw:line>
        <draw:path draw:style-name="gr2" draw:text-style-name="P2" draw:layer="layout" svg:width="0.998cm" svg:height="0cm" svg:x="16.94cm" svg:y="10.7cm" svg:viewBox="0 0 999 0" svg:d="M599 0h400M0 0h399">
          <text:p/>
        </draw:path>
        <draw:polyline draw:style-name="gr2" draw:text-style-name="P2" draw:layer="layout" svg:width="0.443cm" svg:height="0.105cm" svg:x="17.4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7.24cm" svg:y="10.875cm" svg:viewBox="0 0 151 151" draw:points="0,151 151,151 151,0 0,0">
            <text:p/>
          </draw:polygon>
          <draw:path draw:style-name="gr2" draw:text-style-name="P2" draw:layer="layout" svg:width="0.15cm" svg:height="0.15cm" svg:x="17.2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3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39cm" svg:y="10.875cm" svg:viewBox="0 0 301 151" draw:points="0,151 301,151 301,0 0,0">
              <text:p/>
            </draw:polygon>
            <draw:polygon draw:style-name="gr2" draw:text-style-name="P2" draw:layer="layout" svg:width="0.3cm" svg:height="0.15cm" svg:x="17.3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39cm" svg:y="11.025cm">
            <draw:text-box>
              <text:p/>
            </draw:text-box>
          </draw:frame>
        </draw:g>
        <draw:line draw:style-name="gr2" draw:text-style-name="P2" draw:layer="layout" svg:x1="17.239cm" svg:y1="10.95cm" svg:x2="16.94cm" svg:y2="10.95cm">
          <text:p/>
        </draw:line>
        <draw:line draw:style-name="gr2" draw:text-style-name="P2" draw:layer="layout" svg:x1="16.94cm" svg:y1="10.95cm" svg:x2="16.94cm" svg:y2="11.5cm">
          <text:p/>
        </draw:line>
        <draw:g>
          <draw:polygon draw:style-name="gr1" draw:text-style-name="P1" draw:layer="layout" svg:width="0.7cm" svg:height="1.7cm" svg:x="18.59cm" svg:y="9.5cm" svg:viewBox="0 0 701 1701" draw:points="0,1701 701,1701 701,0 0,0">
            <text:p/>
          </draw:polygon>
          <draw:polygon draw:style-name="gr2" draw:text-style-name="P2" draw:layer="layout" svg:width="0.7cm" svg:height="1.7cm" svg:x="18.59cm" svg:y="9.5cm" svg:viewBox="0 0 701 1701" draw:points="0,1701 701,1701 701,0 0,0">
            <text:p/>
          </draw:polygon>
        </draw:g>
        <draw:line draw:style-name="gr2" draw:text-style-name="P2" draw:layer="layout" svg:x1="18.84cm" svg:y1="9.801cm" svg:x2="19.041cm" svg:y2="9.7cm">
          <text:p/>
        </draw:line>
        <draw:path draw:style-name="gr2" draw:text-style-name="P2" draw:layer="layout" svg:width="0.998cm" svg:height="0cm" svg:x="18.44cm" svg:y="9.8cm" svg:viewBox="0 0 999 0" svg:d="M599 0h400M0 0h400">
          <text:p/>
        </draw:path>
        <draw:polyline draw:style-name="gr2" draw:text-style-name="P2" draw:layer="layout" svg:width="0.443cm" svg:height="0.105cm" svg:x="18.997cm" svg:y="9.65cm" svg:viewBox="0 0 444 106" draw:points="0,106 0,0 444,0">
          <text:p/>
        </draw:polyline>
        <draw:line draw:style-name="gr2" draw:text-style-name="P2" draw:layer="layout" svg:x1="18.84cm" svg:y1="10.101cm" svg:x2="19.041cm" svg:y2="10cm">
          <text:p/>
        </draw:line>
        <draw:path draw:style-name="gr2" draw:text-style-name="P2" draw:layer="layout" svg:width="0.998cm" svg:height="0cm" svg:x="18.44cm" svg:y="10.1cm" svg:viewBox="0 0 999 0" svg:d="M599 0h400M0 0h400">
          <text:p/>
        </draw:path>
        <draw:polyline draw:style-name="gr2" draw:text-style-name="P2" draw:layer="layout" svg:width="0.443cm" svg:height="0.105cm" svg:x="18.997cm" svg:y="9.95cm" svg:viewBox="0 0 444 106" draw:points="0,106 0,0 444,0">
          <text:p/>
        </draw:polyline>
        <draw:line draw:style-name="gr2" draw:text-style-name="P2" draw:layer="layout" svg:x1="18.84cm" svg:y1="10.401cm" svg:x2="19.041cm" svg:y2="10.3cm">
          <text:p/>
        </draw:line>
        <draw:path draw:style-name="gr2" draw:text-style-name="P2" draw:layer="layout" svg:width="0.998cm" svg:height="0cm" svg:x="18.44cm" svg:y="10.4cm" svg:viewBox="0 0 999 0" svg:d="M599 0h400M0 0h399">
          <text:p/>
        </draw:path>
        <draw:polyline draw:style-name="gr2" draw:text-style-name="P2" draw:layer="layout" svg:width="0.443cm" svg:height="0.105cm" svg:x="18.997cm" svg:y="10.25cm" svg:viewBox="0 0 444 106" draw:points="0,106 0,0 444,0">
          <text:p/>
        </draw:polyline>
        <draw:line draw:style-name="gr2" draw:text-style-name="P2" draw:layer="layout" svg:x1="18.84cm" svg:y1="10.701cm" svg:x2="19.041cm" svg:y2="10.6cm">
          <text:p/>
        </draw:line>
        <draw:path draw:style-name="gr2" draw:text-style-name="P2" draw:layer="layout" svg:width="0.998cm" svg:height="0cm" svg:x="18.44cm" svg:y="10.7cm" svg:viewBox="0 0 999 0" svg:d="M599 0h400M0 0h399">
          <text:p/>
        </draw:path>
        <draw:polyline draw:style-name="gr2" draw:text-style-name="P2" draw:layer="layout" svg:width="0.443cm" svg:height="0.105cm" svg:x="18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8.74cm" svg:y="10.875cm" svg:viewBox="0 0 151 151" draw:points="0,151 151,151 151,0 0,0">
            <text:p/>
          </draw:polygon>
          <draw:path draw:style-name="gr2" draw:text-style-name="P2" draw:layer="layout" svg:width="0.15cm" svg:height="0.15cm" svg:x="18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8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89cm" svg:y="11.025cm">
            <draw:text-box>
              <text:p/>
            </draw:text-box>
          </draw:frame>
        </draw:g>
        <draw:line draw:style-name="gr2" draw:text-style-name="P2" draw:layer="layout" svg:x1="18.739cm" svg:y1="10.95cm" svg:x2="18.44cm" svg:y2="10.95cm">
          <text:p/>
        </draw:line>
        <draw:line draw:style-name="gr2" draw:text-style-name="P2" draw:layer="layout" svg:x1="18.44cm" svg:y1="10.95cm" svg:x2="18.44cm" svg:y2="11.5cm">
          <text:p/>
        </draw:line>
        <draw:line draw:style-name="gr2" draw:text-style-name="P2" draw:layer="layout" svg:x1="17.94cm" svg:y1="10.7cm" svg:x2="18.44cm" svg:y2="10.7cm">
          <text:p/>
        </draw:line>
        <draw:polyline draw:style-name="gr2" draw:text-style-name="P2" draw:layer="layout" svg:width="0.5cm" svg:height="0.15cm" svg:x="17.94cm" svg:y="10.4cm" svg:viewBox="0 0 501 151" draw:points="0,151 187,151 187,0 501,0">
          <text:p/>
        </draw:polyline>
        <draw:line draw:style-name="gr2" draw:text-style-name="P2" draw:layer="layout" svg:x1="16.44cm" svg:y1="10.7cm" svg:x2="16.939cm" svg:y2="10.7cm">
          <text:p/>
        </draw:line>
        <draw:frame draw:style-name="gr4" draw:text-style-name="P4" draw:layer="layout" svg:width="0.385cm" svg:height="0.33cm" svg:x="15.1cm" svg:y="9.6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572cm" svg:height="0.33cm" svg:x="14.8cm" svg:y="10.059cm">
          <draw:text-box>
            <text:p text:style-name="P3"><text:span text:style-name="T1">ADD</text:span></text:p>
          </draw:text-box>
        </draw:frame>
        <draw:frame draw:style-name="gr4" draw:text-style-name="P4" draw:layer="layout" svg:width="0.572cm" svg:height="0.33cm" svg:x="14.794cm" svg:y="10.238cm">
          <draw:text-box>
            <text:p text:style-name="P3"><text:span text:style-name="T1">SUB</text:span></text:p>
          </draw:text-box>
        </draw:frame>
        <draw:frame draw:style-name="gr4" draw:text-style-name="P4" draw:layer="layout" svg:width="0.572cm" svg:height="0.33cm" svg:x="16.308cm" svg:y="10.239cm">
          <draw:text-box>
            <text:p text:style-name="P3"><text:span text:style-name="T1">OR</text:span></text:p>
          </draw:text-box>
        </draw:frame>
        <draw:frame draw:style-name="gr4" draw:text-style-name="P4" draw:layer="layout" svg:width="0.572cm" svg:height="0.33cm" svg:x="16.38cm" svg:y="10.078cm">
          <draw:text-box>
            <text:p text:style-name="P3"><text:span text:style-name="T1">AND</text:span></text:p>
          </draw:text-box>
        </draw:frame>
        <draw:frame draw:style-name="gr4" draw:text-style-name="P4" draw:layer="layout" svg:width="0.572cm" svg:height="0.33cm" svg:x="16.36cm" svg:y="10.418cm">
          <draw:text-box>
            <text:p text:style-name="P3"><text:span text:style-name="T1">XOR</text:span></text:p>
          </draw:text-box>
        </draw:frame>
        <draw:path draw:style-name="gr2" draw:text-style-name="P2" draw:layer="layout" svg:width="3.08cm" svg:height="0.641cm" svg:x="13.36cm" svg:y="9.31cm" svg:viewBox="0 0 3081 642" svg:d="M0 642h140v-558h123c0-15 4-29 11-42 8-12 18-23 31-30 13-8 27-12 42-12 14 0 29 4 42 12 12 7 23 18 30 30 7 13 11 27 11 42h2651v257">
          <text:p/>
        </draw:path>
        <draw:frame draw:style-name="gr4" draw:text-style-name="P4" draw:layer="layout" svg:width="1.045cm" svg:height="0.33cm" svg:x="11.3cm" svg:y="10.559cm">
          <draw:text-box>
            <text:p text:style-name="P3"><text:span text:style-name="T3">SEL_ALU</text:span></text:p>
          </draw:text-box>
        </draw:frame>
        <draw:frame draw:style-name="gr4" draw:text-style-name="P4" draw:layer="layout" svg:width="0.94cm" svg:height="0.33cm" svg:x="17.66cm" svg:y="12.159cm">
          <draw:text-box>
            <text:p text:style-name="P3"><text:span text:style-name="T1">SHR/RCR</text:span></text:p>
          </draw:text-box>
        </draw:frame>
        <draw:frame draw:style-name="gr4" draw:text-style-name="P4" draw:layer="layout" svg:width="0.572cm" svg:height="0.33cm" svg:x="19.372cm" svg:y="10.078cm">
          <draw:text-box>
            <text:p text:style-name="P3"><text:span text:style-name="T1">NOT</text:span></text:p>
          </draw:text-box>
        </draw:frame>
        <draw:frame draw:style-name="gr4" draw:text-style-name="P4" draw:layer="layout" svg:width="0.572cm" svg:height="0.33cm" svg:x="19.374cm" svg:y="10.24cm">
          <draw:text-box>
            <text:p text:style-name="P3"><text:span text:style-name="T1">ROR</text:span></text:p>
          </draw:text-box>
        </draw:frame>
        <draw:polyline draw:style-name="gr2" draw:text-style-name="P2" draw:layer="layout" svg:width="0.56cm" svg:height="1.5cm" svg:x="19.44cm" svg:y="9.2cm" svg:viewBox="0 0 561 1501" draw:points="0,1501 561,1501 561,0">
          <text:p/>
        </draw:polyline>
        <draw:polyline draw:style-name="gr2" draw:text-style-name="P2" draw:layer="layout" svg:width="6.64cm" svg:height="0.9cm" svg:x="13.36cm" svg:y="9.2cm" svg:viewBox="0 0 6641 901" draw:points="0,901 346,901 346,0 6641,0">
          <text:p/>
        </draw:polyline>
        <draw:frame draw:style-name="gr4" draw:text-style-name="P4" draw:layer="layout" svg:width="1.25cm" svg:height="0.33cm" svg:x="11.315cm" svg:y="9.94cm">
          <draw:text-box>
            <text:p text:style-name="P3"><text:span text:style-name="T1">Select CY</text:span></text:p>
          </draw:text-box>
        </draw:frame>
        <draw:frame draw:style-name="gr4" draw:text-style-name="P4" draw:layer="layout" svg:width="0.572cm" svg:height="0.33cm" svg:x="12.1cm" svg:y="11.459cm">
          <draw:text-box>
            <text:p text:style-name="P3"><text:span text:style-name="T1">OPB2</text:span></text:p>
          </draw:text-box>
        </draw:frame>
        <draw:frame draw:style-name="gr4" draw:text-style-name="P4" draw:layer="layout" svg:width="0.572cm" svg:height="0.33cm" svg:x="13.588cm" svg:y="11.458cm">
          <draw:text-box>
            <text:p text:style-name="P3"><text:span text:style-name="T1">OPB1</text:span></text:p>
          </draw:text-box>
        </draw:frame>
        <draw:frame draw:style-name="gr4" draw:text-style-name="P4" draw:layer="layout" svg:width="0.572cm" svg:height="0.33cm" svg:x="15.16cm" svg:y="11.458cm">
          <draw:text-box>
            <text:p text:style-name="P3"><text:span text:style-name="T1">OPB0</text:span></text:p>
          </draw:text-box>
        </draw:frame>
        <draw:frame draw:style-name="gr4" draw:text-style-name="P4" draw:layer="layout" svg:width="0.572cm" svg:height="0.33cm" svg:x="18.2cm" svg:y="11.459cm">
          <draw:text-box>
            <text:p text:style-name="P3"><text:span text:style-name="T1">OPU0</text:span></text:p>
          </draw:text-box>
        </draw:frame>
        <draw:frame draw:style-name="gr4" draw:text-style-name="P4" draw:layer="layout" svg:width="0.572cm" svg:height="0.33cm" svg:x="16.628cm" svg:y="11.459cm">
          <draw:text-box>
            <text:p text:style-name="P3"><text:span text:style-name="T1">OPU1</text:span></text:p>
          </draw:text-box>
        </draw:frame>
        <draw:g>
          <draw:path draw:style-name="gr14" draw:text-style-name="P7" draw:layer="layout" svg:width="0.1cm" svg:height="0.1cm" svg:x="18.05cm" svg:y="10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05cm" svg:y="10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8.1cm" svg:y1="10.7cm" svg:x2="18.1cm" svg:y2="12.199cm">
          <text:p/>
        </draw:line>
      </draw:page>
      <draw:page draw:name="ALU enable" draw:style-name="dp1" draw:master-page-name="PM8">
        <draw:g>
          <draw:polygon draw:style-name="gr1" draw:text-style-name="P1" draw:layer="layout" svg:width="0.7cm" svg:height="1.7cm" svg:x="13.29cm" svg:y="9.2cm" svg:viewBox="0 0 701 1701" draw:points="0,1701 701,1701 701,0 0,0">
            <text:p/>
          </draw:polygon>
          <draw:polygon draw:style-name="gr2" draw:text-style-name="P2" draw:layer="layout" svg:width="0.7cm" svg:height="1.7cm" svg:x="13.29cm" svg:y="9.2cm" svg:viewBox="0 0 701 1701" draw:points="0,1701 701,1701 701,0 0,0">
            <text:p/>
          </draw:polygon>
        </draw:g>
        <draw:line draw:style-name="gr2" draw:text-style-name="P2" draw:layer="layout" svg:x1="13.54cm" svg:y1="9.501cm" svg:x2="13.741cm" svg:y2="9.4cm">
          <text:p/>
        </draw:line>
        <draw:path draw:style-name="gr2" draw:text-style-name="P2" draw:layer="layout" svg:width="0.998cm" svg:height="0cm" svg:x="13.14cm" svg:y="9.5cm" svg:viewBox="0 0 999 0" svg:d="M599 0h400M0 0h400">
          <text:p/>
        </draw:path>
        <draw:polyline draw:style-name="gr2" draw:text-style-name="P2" draw:layer="layout" svg:width="0.443cm" svg:height="0.105cm" svg:x="13.697cm" svg:y="9.35cm" svg:viewBox="0 0 444 106" draw:points="0,106 0,0 444,0">
          <text:p/>
        </draw:polyline>
        <draw:line draw:style-name="gr2" draw:text-style-name="P2" draw:layer="layout" svg:x1="13.54cm" svg:y1="9.801cm" svg:x2="13.741cm" svg:y2="9.7cm">
          <text:p/>
        </draw:line>
        <draw:path draw:style-name="gr2" draw:text-style-name="P2" draw:layer="layout" svg:width="0.998cm" svg:height="0cm" svg:x="13.14cm" svg:y="9.8cm" svg:viewBox="0 0 999 0" svg:d="M599 0h400M0 0h400">
          <text:p/>
        </draw:path>
        <draw:polyline draw:style-name="gr2" draw:text-style-name="P2" draw:layer="layout" svg:width="0.443cm" svg:height="0.105cm" svg:x="13.697cm" svg:y="9.65cm" svg:viewBox="0 0 444 106" draw:points="0,106 0,0 444,0">
          <text:p/>
        </draw:polyline>
        <draw:line draw:style-name="gr2" draw:text-style-name="P2" draw:layer="layout" svg:x1="13.54cm" svg:y1="10.101cm" svg:x2="13.741cm" svg:y2="10cm">
          <text:p/>
        </draw:line>
        <draw:path draw:style-name="gr2" draw:text-style-name="P2" draw:layer="layout" svg:width="0.998cm" svg:height="0cm" svg:x="13.14cm" svg:y="10.1cm" svg:viewBox="0 0 999 0" svg:d="M599 0h400M0 0h399">
          <text:p/>
        </draw:path>
        <draw:polyline draw:style-name="gr2" draw:text-style-name="P2" draw:layer="layout" svg:width="0.443cm" svg:height="0.105cm" svg:x="13.697cm" svg:y="9.95cm" svg:viewBox="0 0 444 106" draw:points="0,106 0,0 444,0">
          <text:p/>
        </draw:polyline>
        <draw:line draw:style-name="gr2" draw:text-style-name="P2" draw:layer="layout" svg:x1="13.54cm" svg:y1="10.401cm" svg:x2="13.741cm" svg:y2="10.3cm">
          <text:p/>
        </draw:line>
        <draw:path draw:style-name="gr2" draw:text-style-name="P2" draw:layer="layout" svg:width="0.998cm" svg:height="0cm" svg:x="13.14cm" svg:y="10.4cm" svg:viewBox="0 0 999 0" svg:d="M599 0h400M0 0h399">
          <text:p/>
        </draw:path>
        <draw:polyline draw:style-name="gr2" draw:text-style-name="P2" draw:layer="layout" svg:width="0.443cm" svg:height="0.105cm" svg:x="13.6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3.44cm" svg:y="10.575cm" svg:viewBox="0 0 151 151" draw:points="0,151 151,151 151,0 0,0">
            <text:p/>
          </draw:polygon>
          <draw:path draw:style-name="gr2" draw:text-style-name="P2" draw:layer="layout" svg:width="0.15cm" svg:height="0.15cm" svg:x="13.4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0.575cm" svg:viewBox="0 0 301 151" draw:points="0,151 301,151 301,0 0,0">
              <text:p/>
            </draw:polygon>
            <draw:polygon draw:style-name="gr2" draw:text-style-name="P2" draw:layer="layout" svg:width="0.3cm" svg:height="0.15cm" svg:x="13.5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0.725cm">
            <draw:text-box>
              <text:p/>
            </draw:text-box>
          </draw:frame>
        </draw:g>
        <draw:line draw:style-name="gr2" draw:text-style-name="P2" draw:layer="layout" svg:x1="13.439cm" svg:y1="10.65cm" svg:x2="13.14cm" svg:y2="10.65cm">
          <text:p/>
        </draw:line>
        <draw:g>
          <draw:polygon draw:style-name="gr1" draw:text-style-name="P1" draw:layer="layout" svg:width="0.7cm" svg:height="1.7cm" svg:x="13.29cm" svg:y="7.3cm" svg:viewBox="0 0 701 1701" draw:points="0,1701 701,1701 701,0 0,0">
            <text:p/>
          </draw:polygon>
          <draw:polygon draw:style-name="gr2" draw:text-style-name="P2" draw:layer="layout" svg:width="0.7cm" svg:height="1.7cm" svg:x="13.29cm" svg:y="7.3cm" svg:viewBox="0 0 701 1701" draw:points="0,1701 701,1701 701,0 0,0">
            <text:p/>
          </draw:polygon>
        </draw:g>
        <draw:line draw:style-name="gr2" draw:text-style-name="P2" draw:layer="layout" svg:x1="13.54cm" svg:y1="7.601cm" svg:x2="13.741cm" svg:y2="7.5cm">
          <text:p/>
        </draw:line>
        <draw:path draw:style-name="gr2" draw:text-style-name="P2" draw:layer="layout" svg:width="0.998cm" svg:height="0cm" svg:x="13.14cm" svg:y="7.6cm" svg:viewBox="0 0 999 0" svg:d="M599 0h400M0 0h400">
          <text:p/>
        </draw:path>
        <draw:polyline draw:style-name="gr2" draw:text-style-name="P2" draw:layer="layout" svg:width="0.443cm" svg:height="0.105cm" svg:x="13.697cm" svg:y="7.45cm" svg:viewBox="0 0 444 106" draw:points="0,106 0,0 444,0">
          <text:p/>
        </draw:polyline>
        <draw:line draw:style-name="gr2" draw:text-style-name="P2" draw:layer="layout" svg:x1="13.54cm" svg:y1="7.901cm" svg:x2="13.741cm" svg:y2="7.8cm">
          <text:p/>
        </draw:line>
        <draw:path draw:style-name="gr2" draw:text-style-name="P2" draw:layer="layout" svg:width="0.998cm" svg:height="0cm" svg:x="13.14cm" svg:y="7.9cm" svg:viewBox="0 0 999 0" svg:d="M599 0h400M0 0h400">
          <text:p/>
        </draw:path>
        <draw:polyline draw:style-name="gr2" draw:text-style-name="P2" draw:layer="layout" svg:width="0.443cm" svg:height="0.105cm" svg:x="13.697cm" svg:y="7.75cm" svg:viewBox="0 0 444 106" draw:points="0,106 0,0 444,0">
          <text:p/>
        </draw:polyline>
        <draw:line draw:style-name="gr2" draw:text-style-name="P2" draw:layer="layout" svg:x1="13.54cm" svg:y1="8.201cm" svg:x2="13.741cm" svg:y2="8.1cm">
          <text:p/>
        </draw:line>
        <draw:path draw:style-name="gr2" draw:text-style-name="P2" draw:layer="layout" svg:width="0.998cm" svg:height="0cm" svg:x="13.14cm" svg:y="8.2cm" svg:viewBox="0 0 999 0" svg:d="M599 0h400M0 0h399">
          <text:p/>
        </draw:path>
        <draw:polyline draw:style-name="gr2" draw:text-style-name="P2" draw:layer="layout" svg:width="0.443cm" svg:height="0.105cm" svg:x="13.697cm" svg:y="8.05cm" svg:viewBox="0 0 444 106" draw:points="0,106 0,0 444,0">
          <text:p/>
        </draw:polyline>
        <draw:line draw:style-name="gr2" draw:text-style-name="P2" draw:layer="layout" svg:x1="13.54cm" svg:y1="8.501cm" svg:x2="13.741cm" svg:y2="8.4cm">
          <text:p/>
        </draw:line>
        <draw:path draw:style-name="gr2" draw:text-style-name="P2" draw:layer="layout" svg:width="0.998cm" svg:height="0cm" svg:x="13.14cm" svg:y="8.5cm" svg:viewBox="0 0 999 0" svg:d="M599 0h400M0 0h399">
          <text:p/>
        </draw:path>
        <draw:polyline draw:style-name="gr2" draw:text-style-name="P2" draw:layer="layout" svg:width="0.443cm" svg:height="0.105cm" svg:x="13.697cm" svg:y="8.35cm" svg:viewBox="0 0 444 106" draw:points="0,106 0,0 444,0">
          <text:p/>
        </draw:polyline>
        <draw:g>
          <draw:polygon draw:style-name="gr1" draw:text-style-name="P1" draw:layer="layout" svg:width="0.15cm" svg:height="0.15cm" svg:x="13.44cm" svg:y="8.675cm" svg:viewBox="0 0 151 151" draw:points="0,151 151,151 151,0 0,0">
            <text:p/>
          </draw:polygon>
          <draw:path draw:style-name="gr2" draw:text-style-name="P2" draw:layer="layout" svg:width="0.15cm" svg:height="0.15cm" svg:x="13.44cm" svg:y="8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8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8.675cm" svg:viewBox="0 0 301 151" draw:points="0,151 301,151 301,0 0,0">
              <text:p/>
            </draw:polygon>
            <draw:polygon draw:style-name="gr2" draw:text-style-name="P2" draw:layer="layout" svg:width="0.3cm" svg:height="0.15cm" svg:x="13.59cm" svg:y="8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8.825cm">
            <draw:text-box>
              <text:p/>
            </draw:text-box>
          </draw:frame>
        </draw:g>
        <draw:line draw:style-name="gr2" draw:text-style-name="P2" draw:layer="layout" svg:x1="13.439cm" svg:y1="8.75cm" svg:x2="13.14cm" svg:y2="8.75cm">
          <text:p/>
        </draw:line>
        <draw:g>
          <draw:polygon draw:style-name="gr1" draw:text-style-name="P1" draw:layer="layout" svg:width="0.7cm" svg:height="1.7cm" svg:x="13.29cm" svg:y="11.1cm" svg:viewBox="0 0 701 1701" draw:points="0,1701 701,1701 701,0 0,0">
            <text:p/>
          </draw:polygon>
          <draw:polygon draw:style-name="gr2" draw:text-style-name="P2" draw:layer="layout" svg:width="0.7cm" svg:height="1.7cm" svg:x="13.29cm" svg:y="11.1cm" svg:viewBox="0 0 701 1701" draw:points="0,1701 701,1701 701,0 0,0">
            <text:p/>
          </draw:polygon>
        </draw:g>
        <draw:line draw:style-name="gr2" draw:text-style-name="P2" draw:layer="layout" svg:x1="13.54cm" svg:y1="11.401cm" svg:x2="13.741cm" svg:y2="11.3cm">
          <text:p/>
        </draw:line>
        <draw:path draw:style-name="gr2" draw:text-style-name="P2" draw:layer="layout" svg:width="0.998cm" svg:height="0cm" svg:x="13.14cm" svg:y="11.4cm" svg:viewBox="0 0 999 0" svg:d="M599 0h400M0 0h400">
          <text:p/>
        </draw:path>
        <draw:polyline draw:style-name="gr2" draw:text-style-name="P2" draw:layer="layout" svg:width="0.443cm" svg:height="0.105cm" svg:x="13.697cm" svg:y="11.25cm" svg:viewBox="0 0 444 106" draw:points="0,106 0,0 444,0">
          <text:p/>
        </draw:polyline>
        <draw:line draw:style-name="gr2" draw:text-style-name="P2" draw:layer="layout" svg:x1="13.54cm" svg:y1="11.701cm" svg:x2="13.741cm" svg:y2="11.6cm">
          <text:p/>
        </draw:line>
        <draw:path draw:style-name="gr2" draw:text-style-name="P2" draw:layer="layout" svg:width="0.998cm" svg:height="0cm" svg:x="13.14cm" svg:y="11.7cm" svg:viewBox="0 0 999 0" svg:d="M599 0h400M0 0h400">
          <text:p/>
        </draw:path>
        <draw:polyline draw:style-name="gr2" draw:text-style-name="P2" draw:layer="layout" svg:width="0.443cm" svg:height="0.105cm" svg:x="13.697cm" svg:y="11.55cm" svg:viewBox="0 0 444 106" draw:points="0,106 0,0 444,0">
          <text:p/>
        </draw:polyline>
        <draw:line draw:style-name="gr2" draw:text-style-name="P2" draw:layer="layout" svg:x1="13.54cm" svg:y1="12.001cm" svg:x2="13.741cm" svg:y2="11.9cm">
          <text:p/>
        </draw:line>
        <draw:path draw:style-name="gr2" draw:text-style-name="P2" draw:layer="layout" svg:width="0.998cm" svg:height="0cm" svg:x="13.14cm" svg:y="12cm" svg:viewBox="0 0 999 0" svg:d="M599 0h400M0 0h399">
          <text:p/>
        </draw:path>
        <draw:polyline draw:style-name="gr2" draw:text-style-name="P2" draw:layer="layout" svg:width="0.443cm" svg:height="0.105cm" svg:x="13.697cm" svg:y="11.85cm" svg:viewBox="0 0 444 106" draw:points="0,106 0,0 444,0">
          <text:p/>
        </draw:polyline>
        <draw:line draw:style-name="gr2" draw:text-style-name="P2" draw:layer="layout" svg:x1="13.54cm" svg:y1="12.301cm" svg:x2="13.741cm" svg:y2="12.2cm">
          <text:p/>
        </draw:line>
        <draw:path draw:style-name="gr2" draw:text-style-name="P2" draw:layer="layout" svg:width="0.998cm" svg:height="0cm" svg:x="13.14cm" svg:y="12.3cm" svg:viewBox="0 0 999 0" svg:d="M599 0h400M0 0h399">
          <text:p/>
        </draw:path>
        <draw:polyline draw:style-name="gr2" draw:text-style-name="P2" draw:layer="layout" svg:width="0.443cm" svg:height="0.105cm" svg:x="13.6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3.44cm" svg:y="12.475cm" svg:viewBox="0 0 151 151" draw:points="0,151 151,151 151,0 0,0">
            <text:p/>
          </draw:polygon>
          <draw:path draw:style-name="gr2" draw:text-style-name="P2" draw:layer="layout" svg:width="0.15cm" svg:height="0.15cm" svg:x="13.4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2.475cm" svg:viewBox="0 0 301 151" draw:points="0,151 301,151 301,0 0,0">
              <text:p/>
            </draw:polygon>
            <draw:polygon draw:style-name="gr2" draw:text-style-name="P2" draw:layer="layout" svg:width="0.3cm" svg:height="0.15cm" svg:x="13.5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2.625cm">
            <draw:text-box>
              <text:p/>
            </draw:text-box>
          </draw:frame>
        </draw:g>
        <draw:line draw:style-name="gr2" draw:text-style-name="P2" draw:layer="layout" svg:x1="13.439cm" svg:y1="12.55cm" svg:x2="13.14cm" svg:y2="12.55cm">
          <text:p/>
        </draw:line>
        <draw:polyline draw:style-name="gr2" draw:text-style-name="P2" draw:layer="layout" svg:width="0.34cm" svg:height="0.55cm" svg:x="12.8cm" svg:y="12.55cm" svg:viewBox="0 0 341 551" draw:points="0,551 0,0 341,0">
          <text:p/>
        </draw:polyline>
        <draw:g>
          <draw:path draw:style-name="gr14" draw:text-style-name="P7" draw:layer="layout" svg:width="0.1cm" svg:height="0.1cm" svg:x="12.7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10.65cm" svg:viewBox="0 0 341 1911" draw:points="341,0 0,0 0,1911">
          <text:p/>
        </draw:polyline>
        <draw:g>
          <draw:path draw:style-name="gr14" draw:text-style-name="P7" draw:layer="layout" svg:width="0.1cm" svg:height="0.1cm" svg:x="12.75cm" svg:y="10.6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0.6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8.75cm" svg:viewBox="0 0 341 1911" draw:points="341,0 0,0 0,1911">
          <text:p/>
        </draw:polyline>
        <draw:path draw:style-name="gr2" draw:text-style-name="P2" draw:layer="layout" svg:width="0.74cm" svg:height="0.084cm" svg:x="12.4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0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7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4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2.4cm" svg:y1="8.5cm" svg:x2="13.14cm" svg:y2="8.5cm">
          <text:p/>
        </draw:line>
        <draw:frame draw:style-name="gr16" draw:text-style-name="P4" draw:layer="layout" svg:width="3.06cm" svg:height="0.848cm" svg:x="12.14cm" svg:y="6.459cm">
          <draw:text-box>
            <text:p text:style-name="P3"><text:span text:style-name="T1">Enable for Adder, </text:span></text:p>
            <text:p text:style-name="P3"><text:span text:style-name="T1">Subtractor, Shifter</text:span></text:p>
            <text:p text:style-name="P3"><text:span text:style-name="T1">(ADD, ADC, SUB, SBC, RCR, SHR)</text:span></text:p>
          </draw:text-box>
        </draw:frame>
        <draw:frame draw:style-name="gr4" draw:text-style-name="P4" draw:layer="layout" svg:width="0.565cm" svg:height="0.33cm" svg:x="12.5cm" svg:y="13.059cm">
          <draw:text-box>
            <text:p text:style-name="P3"><text:span text:style-name="T1">ADD</text:span></text:p>
          </draw:text-box>
        </draw:frame>
        <draw:frame draw:style-name="gr4" draw:text-style-name="P4" draw:layer="layout" svg:width="0.86cm" svg:height="0.33cm" svg:x="11.6cm" svg:y="12.159cm">
          <draw:text-box>
            <text:p text:style-name="P3"><text:span text:style-name="T1">Adder0</text:span></text:p>
          </draw:text-box>
        </draw:frame>
        <draw:frame draw:style-name="gr4" draw:text-style-name="P4" draw:layer="layout" svg:width="0.86cm" svg:height="0.33cm" svg:x="11.6cm" svg:y="11.818cm">
          <draw:text-box>
            <text:p text:style-name="P3"><text:span text:style-name="T1">Adder1</text:span></text:p>
          </draw:text-box>
        </draw:frame>
        <draw:frame draw:style-name="gr4" draw:text-style-name="P4" draw:layer="layout" svg:width="0.86cm" svg:height="0.33cm" svg:x="11.6cm" svg:y="11.518cm">
          <draw:text-box>
            <text:p text:style-name="P3"><text:span text:style-name="T1">Adder2</text:span></text:p>
          </draw:text-box>
        </draw:frame>
        <draw:frame draw:style-name="gr4" draw:text-style-name="P4" draw:layer="layout" svg:width="0.86cm" svg:height="0.33cm" svg:x="11.6cm" svg:y="11.218cm">
          <draw:text-box>
            <text:p text:style-name="P3"><text:span text:style-name="T1">Adder3</text:span></text:p>
          </draw:text-box>
        </draw:frame>
        <draw:frame draw:style-name="gr4" draw:text-style-name="P4" draw:layer="layout" svg:width="0.86cm" svg:height="0.33cm" svg:x="11.6cm" svg:y="10.218cm">
          <draw:text-box>
            <text:p text:style-name="P3"><text:span text:style-name="T1">Adder4</text:span></text:p>
          </draw:text-box>
        </draw:frame>
        <draw:frame draw:style-name="gr4" draw:text-style-name="P4" draw:layer="layout" svg:width="0.86cm" svg:height="0.33cm" svg:x="11.6cm" svg:y="9.918cm">
          <draw:text-box>
            <text:p text:style-name="P3"><text:span text:style-name="T1">Adder5</text:span></text:p>
          </draw:text-box>
        </draw:frame>
        <draw:frame draw:style-name="gr4" draw:text-style-name="P4" draw:layer="layout" svg:width="0.86cm" svg:height="0.33cm" svg:x="11.6cm" svg:y="9.618cm">
          <draw:text-box>
            <text:p text:style-name="P3"><text:span text:style-name="T1">Adder6</text:span></text:p>
          </draw:text-box>
        </draw:frame>
        <draw:frame draw:style-name="gr4" draw:text-style-name="P4" draw:layer="layout" svg:width="0.86cm" svg:height="0.33cm" svg:x="11.6cm" svg:y="9.318cm">
          <draw:text-box>
            <text:p text:style-name="P3"><text:span text:style-name="T1">Adder7</text:span></text:p>
          </draw:text-box>
        </draw:frame>
        <draw:frame draw:style-name="gr4" draw:text-style-name="P4" draw:layer="layout" svg:width="1.06cm" svg:height="0.33cm" svg:x="11.37cm" svg:y="8.34cm">
          <draw:text-box>
            <text:p text:style-name="P3"><text:span text:style-name="T1">CY_ADDER</text:span></text:p>
          </draw:text-box>
        </draw:frame>
        <draw:frame draw:style-name="gr4" draw:text-style-name="P4" draw:layer="layout" svg:width="0.86cm" svg:height="0.33cm" svg:x="13.98cm" svg:y="12.158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86cm" svg:height="0.33cm" svg:x="13.98cm" svg:y="11.838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86cm" svg:height="0.33cm" svg:x="13.98cm" svg:y="11.538cm">
          <draw:text-box>
            <text:p text:style-name="P3"><text:span text:style-name="T1">Out2</text:span></text:p>
          </draw:text-box>
        </draw:frame>
        <draw:frame draw:style-name="gr4" draw:text-style-name="P4" draw:layer="layout" svg:width="0.86cm" svg:height="0.33cm" svg:x="13.98cm" svg:y="11.238cm">
          <draw:text-box>
            <text:p text:style-name="P3"><text:span text:style-name="T1">Out3</text:span></text:p>
          </draw:text-box>
        </draw:frame>
        <draw:frame draw:style-name="gr4" draw:text-style-name="P4" draw:layer="layout" svg:width="0.86cm" svg:height="0.33cm" svg:x="13.98cm" svg:y="10.238cm">
          <draw:text-box>
            <text:p text:style-name="P3"><text:span text:style-name="T1">Out4</text:span></text:p>
          </draw:text-box>
        </draw:frame>
        <draw:frame draw:style-name="gr4" draw:text-style-name="P4" draw:layer="layout" svg:width="0.86cm" svg:height="0.33cm" svg:x="13.98cm" svg:y="9.938cm">
          <draw:text-box>
            <text:p text:style-name="P3"><text:span text:style-name="T1">Out5</text:span></text:p>
          </draw:text-box>
        </draw:frame>
        <draw:frame draw:style-name="gr4" draw:text-style-name="P4" draw:layer="layout" svg:width="0.86cm" svg:height="0.33cm" svg:x="13.98cm" svg:y="9.638cm">
          <draw:text-box>
            <text:p text:style-name="P3"><text:span text:style-name="T1">Out6</text:span></text:p>
          </draw:text-box>
        </draw:frame>
        <draw:frame draw:style-name="gr4" draw:text-style-name="P4" draw:layer="layout" svg:width="0.86cm" svg:height="0.33cm" svg:x="13.98cm" svg:y="9.338cm">
          <draw:text-box>
            <text:p text:style-name="P3"><text:span text:style-name="T1">Out7</text:span></text:p>
          </draw:text-box>
        </draw:frame>
        <draw:frame draw:style-name="gr4" draw:text-style-name="P4" draw:layer="layout" svg:width="1.16cm" svg:height="0.33cm" svg:x="14.14cm" svg:y="8.338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7.69cm" svg:y="9.2cm" svg:viewBox="0 0 701 1701" draw:points="0,1701 701,1701 701,0 0,0">
            <text:p/>
          </draw:polygon>
          <draw:polygon draw:style-name="gr2" draw:text-style-name="P2" draw:layer="layout" svg:width="0.7cm" svg:height="1.7cm" svg:x="17.69cm" svg:y="9.2cm" svg:viewBox="0 0 701 1701" draw:points="0,1701 701,1701 701,0 0,0">
            <text:p/>
          </draw:polygon>
        </draw:g>
        <draw:line draw:style-name="gr2" draw:text-style-name="P2" draw:layer="layout" svg:x1="17.94cm" svg:y1="9.501cm" svg:x2="18.141cm" svg:y2="9.4cm">
          <text:p/>
        </draw:line>
        <draw:path draw:style-name="gr2" draw:text-style-name="P2" draw:layer="layout" svg:width="0.998cm" svg:height="0cm" svg:x="17.54cm" svg:y="9.5cm" svg:viewBox="0 0 999 0" svg:d="M599 0h400M0 0h400">
          <text:p/>
        </draw:path>
        <draw:polyline draw:style-name="gr2" draw:text-style-name="P2" draw:layer="layout" svg:width="0.443cm" svg:height="0.105cm" svg:x="18.097cm" svg:y="9.35cm" svg:viewBox="0 0 444 106" draw:points="0,106 0,0 444,0">
          <text:p/>
        </draw:polyline>
        <draw:line draw:style-name="gr2" draw:text-style-name="P2" draw:layer="layout" svg:x1="17.94cm" svg:y1="9.801cm" svg:x2="18.141cm" svg:y2="9.7cm">
          <text:p/>
        </draw:line>
        <draw:path draw:style-name="gr2" draw:text-style-name="P2" draw:layer="layout" svg:width="0.998cm" svg:height="0cm" svg:x="17.54cm" svg:y="9.8cm" svg:viewBox="0 0 999 0" svg:d="M599 0h400M0 0h400">
          <text:p/>
        </draw:path>
        <draw:polyline draw:style-name="gr2" draw:text-style-name="P2" draw:layer="layout" svg:width="0.443cm" svg:height="0.105cm" svg:x="18.097cm" svg:y="9.65cm" svg:viewBox="0 0 444 106" draw:points="0,106 0,0 444,0">
          <text:p/>
        </draw:polyline>
        <draw:line draw:style-name="gr2" draw:text-style-name="P2" draw:layer="layout" svg:x1="17.94cm" svg:y1="10.101cm" svg:x2="18.141cm" svg:y2="10cm">
          <text:p/>
        </draw:line>
        <draw:path draw:style-name="gr2" draw:text-style-name="P2" draw:layer="layout" svg:width="0.998cm" svg:height="0cm" svg:x="17.54cm" svg:y="10.1cm" svg:viewBox="0 0 999 0" svg:d="M599 0h400M0 0h399">
          <text:p/>
        </draw:path>
        <draw:polyline draw:style-name="gr2" draw:text-style-name="P2" draw:layer="layout" svg:width="0.443cm" svg:height="0.105cm" svg:x="18.097cm" svg:y="9.95cm" svg:viewBox="0 0 444 106" draw:points="0,106 0,0 444,0">
          <text:p/>
        </draw:polyline>
        <draw:line draw:style-name="gr2" draw:text-style-name="P2" draw:layer="layout" svg:x1="17.94cm" svg:y1="10.401cm" svg:x2="18.141cm" svg:y2="10.3cm">
          <text:p/>
        </draw:line>
        <draw:path draw:style-name="gr2" draw:text-style-name="P2" draw:layer="layout" svg:width="0.998cm" svg:height="0cm" svg:x="17.54cm" svg:y="10.4cm" svg:viewBox="0 0 999 0" svg:d="M599 0h400M0 0h399">
          <text:p/>
        </draw:path>
        <draw:polyline draw:style-name="gr2" draw:text-style-name="P2" draw:layer="layout" svg:width="0.443cm" svg:height="0.105cm" svg:x="18.0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7.84cm" svg:y="10.575cm" svg:viewBox="0 0 151 151" draw:points="0,151 151,151 151,0 0,0">
            <text:p/>
          </draw:polygon>
          <draw:path draw:style-name="gr2" draw:text-style-name="P2" draw:layer="layout" svg:width="0.15cm" svg:height="0.15cm" svg:x="17.8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0.575cm" svg:viewBox="0 0 301 151" draw:points="0,151 301,151 301,0 0,0">
              <text:p/>
            </draw:polygon>
            <draw:polygon draw:style-name="gr2" draw:text-style-name="P2" draw:layer="layout" svg:width="0.3cm" svg:height="0.15cm" svg:x="17.9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0.725cm">
            <draw:text-box>
              <text:p/>
            </draw:text-box>
          </draw:frame>
        </draw:g>
        <draw:line draw:style-name="gr2" draw:text-style-name="P2" draw:layer="layout" svg:x1="17.839cm" svg:y1="10.65cm" svg:x2="17.54cm" svg:y2="10.65cm">
          <text:p/>
        </draw:line>
        <draw:g>
          <draw:polygon draw:style-name="gr1" draw:text-style-name="P1" draw:layer="layout" svg:width="0.7cm" svg:height="1.7cm" svg:x="17.69cm" svg:y="11.1cm" svg:viewBox="0 0 701 1701" draw:points="0,1701 701,1701 701,0 0,0">
            <text:p/>
          </draw:polygon>
          <draw:polygon draw:style-name="gr2" draw:text-style-name="P2" draw:layer="layout" svg:width="0.7cm" svg:height="1.7cm" svg:x="17.69cm" svg:y="11.1cm" svg:viewBox="0 0 701 1701" draw:points="0,1701 701,1701 701,0 0,0">
            <text:p/>
          </draw:polygon>
        </draw:g>
        <draw:line draw:style-name="gr2" draw:text-style-name="P2" draw:layer="layout" svg:x1="17.94cm" svg:y1="11.401cm" svg:x2="18.141cm" svg:y2="11.3cm">
          <text:p/>
        </draw:line>
        <draw:path draw:style-name="gr2" draw:text-style-name="P2" draw:layer="layout" svg:width="0.998cm" svg:height="0cm" svg:x="17.54cm" svg:y="11.4cm" svg:viewBox="0 0 999 0" svg:d="M599 0h400M0 0h400">
          <text:p/>
        </draw:path>
        <draw:polyline draw:style-name="gr2" draw:text-style-name="P2" draw:layer="layout" svg:width="0.443cm" svg:height="0.105cm" svg:x="18.097cm" svg:y="11.25cm" svg:viewBox="0 0 444 106" draw:points="0,106 0,0 444,0">
          <text:p/>
        </draw:polyline>
        <draw:line draw:style-name="gr2" draw:text-style-name="P2" draw:layer="layout" svg:x1="17.94cm" svg:y1="11.701cm" svg:x2="18.141cm" svg:y2="11.6cm">
          <text:p/>
        </draw:line>
        <draw:path draw:style-name="gr2" draw:text-style-name="P2" draw:layer="layout" svg:width="0.998cm" svg:height="0cm" svg:x="17.54cm" svg:y="11.7cm" svg:viewBox="0 0 999 0" svg:d="M599 0h400M0 0h400">
          <text:p/>
        </draw:path>
        <draw:polyline draw:style-name="gr2" draw:text-style-name="P2" draw:layer="layout" svg:width="0.443cm" svg:height="0.105cm" svg:x="18.097cm" svg:y="11.55cm" svg:viewBox="0 0 444 106" draw:points="0,106 0,0 444,0">
          <text:p/>
        </draw:polyline>
        <draw:line draw:style-name="gr2" draw:text-style-name="P2" draw:layer="layout" svg:x1="17.94cm" svg:y1="12.001cm" svg:x2="18.141cm" svg:y2="11.9cm">
          <text:p/>
        </draw:line>
        <draw:path draw:style-name="gr2" draw:text-style-name="P2" draw:layer="layout" svg:width="0.998cm" svg:height="0cm" svg:x="17.54cm" svg:y="12cm" svg:viewBox="0 0 999 0" svg:d="M599 0h400M0 0h399">
          <text:p/>
        </draw:path>
        <draw:polyline draw:style-name="gr2" draw:text-style-name="P2" draw:layer="layout" svg:width="0.443cm" svg:height="0.105cm" svg:x="18.097cm" svg:y="11.85cm" svg:viewBox="0 0 444 106" draw:points="0,106 0,0 444,0">
          <text:p/>
        </draw:polyline>
        <draw:line draw:style-name="gr2" draw:text-style-name="P2" draw:layer="layout" svg:x1="17.94cm" svg:y1="12.301cm" svg:x2="18.141cm" svg:y2="12.2cm">
          <text:p/>
        </draw:line>
        <draw:path draw:style-name="gr2" draw:text-style-name="P2" draw:layer="layout" svg:width="0.998cm" svg:height="0cm" svg:x="17.54cm" svg:y="12.3cm" svg:viewBox="0 0 999 0" svg:d="M599 0h400M0 0h399">
          <text:p/>
        </draw:path>
        <draw:polyline draw:style-name="gr2" draw:text-style-name="P2" draw:layer="layout" svg:width="0.443cm" svg:height="0.105cm" svg:x="18.0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7.84cm" svg:y="12.475cm" svg:viewBox="0 0 151 151" draw:points="0,151 151,151 151,0 0,0">
            <text:p/>
          </draw:polygon>
          <draw:path draw:style-name="gr2" draw:text-style-name="P2" draw:layer="layout" svg:width="0.15cm" svg:height="0.15cm" svg:x="17.8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2.475cm" svg:viewBox="0 0 301 151" draw:points="0,151 301,151 301,0 0,0">
              <text:p/>
            </draw:polygon>
            <draw:polygon draw:style-name="gr2" draw:text-style-name="P2" draw:layer="layout" svg:width="0.3cm" svg:height="0.15cm" svg:x="17.9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2.625cm">
            <draw:text-box>
              <text:p/>
            </draw:text-box>
          </draw:frame>
        </draw:g>
        <draw:line draw:style-name="gr2" draw:text-style-name="P2" draw:layer="layout" svg:x1="17.839cm" svg:y1="12.55cm" svg:x2="17.54cm" svg:y2="12.55cm">
          <text:p/>
        </draw:line>
        <draw:polyline draw:style-name="gr2" draw:text-style-name="P2" draw:layer="layout" svg:width="0.34cm" svg:height="0.55cm" svg:x="17.2cm" svg:y="12.55cm" svg:viewBox="0 0 341 551" draw:points="0,551 0,0 341,0">
          <text:p/>
        </draw:polyline>
        <draw:g>
          <draw:path draw:style-name="gr14" draw:text-style-name="P7" draw:layer="layout" svg:width="0.1cm" svg:height="0.1cm" svg:x="17.1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15cm" svg:y="12.5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4cm" svg:height="1.91cm" svg:x="17.2cm" svg:y="10.65cm" svg:viewBox="0 0 341 1911" draw:points="341,0 0,0 0,1911">
          <text:p/>
        </draw:polyline>
        <draw:path draw:style-name="gr2" draw:text-style-name="P2" draw:layer="layout" svg:width="0.74cm" svg:height="0.084cm" svg:x="16.8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3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6.8cm" svg:y1="10.4cm" svg:x2="17.54cm" svg:y2="10.4cm">
          <text:p/>
        </draw:line>
        <draw:line draw:style-name="gr2" draw:text-style-name="P2" draw:layer="layout" svg:x1="16.8cm" svg:y1="10.1cm" svg:x2="17.54cm" svg:y2="10.1cm">
          <text:p/>
        </draw:line>
        <draw:line draw:style-name="gr2" draw:text-style-name="P2" draw:layer="layout" svg:x1="16.8cm" svg:y1="9.8cm" svg:x2="17.54cm" svg:y2="9.8cm">
          <text:p/>
        </draw:line>
        <draw:line draw:style-name="gr2" draw:text-style-name="P2" draw:layer="layout" svg:x1="16.8cm" svg:y1="9.5cm" svg:x2="17.54cm" svg:y2="9.5cm">
          <text:p/>
        </draw:line>
        <draw:frame draw:style-name="gr17" draw:text-style-name="P4" draw:layer="layout" svg:width="2.611cm" svg:height="0.589cm" svg:x="16.745cm" svg:y="8.5cm">
          <draw:text-box>
            <text:p text:style-name="P3"><text:span text:style-name="T1">Enable for Logic</text:span></text:p>
            <text:p text:style-name="P3"><text:span text:style-name="T1">(AND, OR, XOR, NOT, ROR)</text:span></text:p>
          </draw:text-box>
        </draw:frame>
        <draw:frame draw:style-name="gr4" draw:text-style-name="P4" draw:layer="layout" svg:width="0.565cm" svg:height="0.33cm" svg:x="16.9cm" svg:y="13.059cm">
          <draw:text-box>
            <text:p text:style-name="P3"><text:span text:style-name="T1">XOR</text:span></text:p>
          </draw:text-box>
        </draw:frame>
        <draw:frame draw:style-name="gr4" draw:text-style-name="P4" draw:layer="layout" svg:width="0.86cm" svg:height="0.33cm" svg:x="16cm" svg:y="12.159cm">
          <draw:text-box>
            <text:p text:style-name="P3"><text:span text:style-name="T1">XOR0</text:span></text:p>
          </draw:text-box>
        </draw:frame>
        <draw:frame draw:style-name="gr4" draw:text-style-name="P4" draw:layer="layout" svg:width="0.86cm" svg:height="0.33cm" svg:x="16cm" svg:y="11.818cm">
          <draw:text-box>
            <text:p text:style-name="P3"><text:span text:style-name="T1">XOR1</text:span></text:p>
          </draw:text-box>
        </draw:frame>
        <draw:frame draw:style-name="gr4" draw:text-style-name="P4" draw:layer="layout" svg:width="0.86cm" svg:height="0.33cm" svg:x="16cm" svg:y="11.518cm">
          <draw:text-box>
            <text:p text:style-name="P3"><text:span text:style-name="T1">XOR2</text:span></text:p>
          </draw:text-box>
        </draw:frame>
        <draw:frame draw:style-name="gr4" draw:text-style-name="P4" draw:layer="layout" svg:width="0.86cm" svg:height="0.33cm" svg:x="16cm" svg:y="11.218cm">
          <draw:text-box>
            <text:p text:style-name="P3"><text:span text:style-name="T1">XOR3</text:span></text:p>
          </draw:text-box>
        </draw:frame>
        <draw:frame draw:style-name="gr4" draw:text-style-name="P4" draw:layer="layout" svg:width="0.86cm" svg:height="0.33cm" svg:x="16cm" svg:y="10.218cm">
          <draw:text-box>
            <text:p text:style-name="P3"><text:span text:style-name="T1">XOR4</text:span></text:p>
          </draw:text-box>
        </draw:frame>
        <draw:frame draw:style-name="gr4" draw:text-style-name="P4" draw:layer="layout" svg:width="0.86cm" svg:height="0.33cm" svg:x="16cm" svg:y="9.918cm">
          <draw:text-box>
            <text:p text:style-name="P3"><text:span text:style-name="T1">XOR5</text:span></text:p>
          </draw:text-box>
        </draw:frame>
        <draw:frame draw:style-name="gr4" draw:text-style-name="P4" draw:layer="layout" svg:width="0.86cm" svg:height="0.33cm" svg:x="16cm" svg:y="9.618cm">
          <draw:text-box>
            <text:p text:style-name="P3"><text:span text:style-name="T1">XOR6</text:span></text:p>
          </draw:text-box>
        </draw:frame>
        <draw:frame draw:style-name="gr4" draw:text-style-name="P4" draw:layer="layout" svg:width="0.86cm" svg:height="0.33cm" svg:x="16cm" svg:y="9.318cm">
          <draw:text-box>
            <text:p text:style-name="P3"><text:span text:style-name="T1">XOR7</text:span></text:p>
          </draw:text-box>
        </draw:frame>
        <draw:frame draw:style-name="gr4" draw:text-style-name="P4" draw:layer="layout" svg:width="0.86cm" svg:height="0.33cm" svg:x="18.38cm" svg:y="12.158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86cm" svg:height="0.33cm" svg:x="18.38cm" svg:y="11.838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86cm" svg:height="0.33cm" svg:x="18.38cm" svg:y="11.538cm">
          <draw:text-box>
            <text:p text:style-name="P3"><text:span text:style-name="T1">Out2</text:span></text:p>
          </draw:text-box>
        </draw:frame>
        <draw:frame draw:style-name="gr4" draw:text-style-name="P4" draw:layer="layout" svg:width="0.86cm" svg:height="0.33cm" svg:x="18.38cm" svg:y="11.238cm">
          <draw:text-box>
            <text:p text:style-name="P3"><text:span text:style-name="T1">Out3</text:span></text:p>
          </draw:text-box>
        </draw:frame>
        <draw:frame draw:style-name="gr4" draw:text-style-name="P4" draw:layer="layout" svg:width="0.86cm" svg:height="0.33cm" svg:x="18.38cm" svg:y="10.238cm">
          <draw:text-box>
            <text:p text:style-name="P3"><text:span text:style-name="T1">Out4</text:span></text:p>
          </draw:text-box>
        </draw:frame>
        <draw:frame draw:style-name="gr4" draw:text-style-name="P4" draw:layer="layout" svg:width="0.86cm" svg:height="0.33cm" svg:x="18.38cm" svg:y="9.938cm">
          <draw:text-box>
            <text:p text:style-name="P3"><text:span text:style-name="T1">Out5</text:span></text:p>
          </draw:text-box>
        </draw:frame>
        <draw:frame draw:style-name="gr4" draw:text-style-name="P4" draw:layer="layout" svg:width="0.86cm" svg:height="0.33cm" svg:x="18.38cm" svg:y="9.638cm">
          <draw:text-box>
            <text:p text:style-name="P3"><text:span text:style-name="T1">Out6</text:span></text:p>
          </draw:text-box>
        </draw:frame>
        <draw:frame draw:style-name="gr4" draw:text-style-name="P4" draw:layer="layout" svg:width="0.86cm" svg:height="0.33cm" svg:x="18.38cm" svg:y="9.338cm">
          <draw:text-box>
            <text:p text:style-name="P3"><text:span text:style-name="T1">Out7</text:span></text:p>
          </draw:text-box>
        </draw:frame>
      </draw:page>
      <draw:page draw:name="Shifter" draw:style-name="dp1" draw:master-page-name="PM9">
        <draw:frame draw:style-name="gr4" draw:text-style-name="P4" draw:layer="layout" svg:width="0.859cm" svg:height="0.33cm" svg:x="14cm" svg:y="9.059cm">
          <draw:text-box>
            <text:p text:style-name="P3"><text:span text:style-name="T1">SHR0</text:span></text:p>
          </draw:text-box>
        </draw:frame>
        <draw:frame draw:style-name="gr4" draw:text-style-name="P4" draw:layer="layout" svg:width="1.3cm" svg:height="0.33cm" svg:x="11.85cm" svg:y="8.759cm">
          <draw:text-box>
            <text:p text:style-name="P3"><text:span text:style-name="T1">SHIFTER_IN0</text:span></text:p>
          </draw:text-box>
        </draw:frame>
        <draw:frame draw:style-name="gr4" draw:text-style-name="P4" draw:layer="layout" svg:width="1.04cm" svg:height="0.33cm" svg:x="12.16cm" svg:y="11.159cm">
          <draw:text-box>
            <text:p text:style-name="P3"><text:span text:style-name="T1">CY_ALU</text:span></text:p>
          </draw:text-box>
        </draw:frame>
        <draw:frame draw:style-name="gr4" draw:text-style-name="P4" draw:layer="layout" svg:width="1.045cm" svg:height="0.33cm" svg:x="13.2cm" svg:y="8.259cm">
          <draw:text-box>
            <text:p text:style-name="P3"><text:span text:style-name="T1">SHR/RCR</text:span></text:p>
          </draw:text-box>
        </draw:frame>
        <draw:frame draw:style-name="gr4" draw:text-style-name="P4" draw:layer="layout" svg:width="1.04cm" svg:height="0.33cm" svg:x="14cm" svg:y="8.718cm">
          <draw:text-box>
            <text:p text:style-name="P3"><text:span text:style-name="T1">CY_SHR</text:span></text:p>
          </draw:text-box>
        </draw:frame>
        <draw:frame draw:style-name="gr4" draw:text-style-name="P4" draw:layer="layout" svg:width="0.859cm" svg:height="0.33cm" svg:x="14cm" svg:y="9.359cm">
          <draw:text-box>
            <text:p text:style-name="P3"><text:span text:style-name="T1">SHR1</text:span></text:p>
          </draw:text-box>
        </draw:frame>
        <draw:frame draw:style-name="gr4" draw:text-style-name="P4" draw:layer="layout" svg:width="0.859cm" svg:height="0.33cm" svg:x="14cm" svg:y="9.659cm">
          <draw:text-box>
            <text:p text:style-name="P3"><text:span text:style-name="T1">SHR2</text:span></text:p>
          </draw:text-box>
        </draw:frame>
        <draw:frame draw:style-name="gr4" draw:text-style-name="P4" draw:layer="layout" svg:width="0.859cm" svg:height="0.33cm" svg:x="14cm" svg:y="9.959cm">
          <draw:text-box>
            <text:p text:style-name="P3"><text:span text:style-name="T1">SHR3</text:span></text:p>
          </draw:text-box>
        </draw:frame>
        <draw:frame draw:style-name="gr4" draw:text-style-name="P4" draw:layer="layout" svg:width="0.859cm" svg:height="0.33cm" svg:x="14cm" svg:y="10.259cm">
          <draw:text-box>
            <text:p text:style-name="P3"><text:span text:style-name="T1">SHR4</text:span></text:p>
          </draw:text-box>
        </draw:frame>
        <draw:frame draw:style-name="gr4" draw:text-style-name="P4" draw:layer="layout" svg:width="0.859cm" svg:height="0.33cm" svg:x="14cm" svg:y="10.559cm">
          <draw:text-box>
            <text:p text:style-name="P3"><text:span text:style-name="T1">SHR5</text:span></text:p>
          </draw:text-box>
        </draw:frame>
        <draw:frame draw:style-name="gr4" draw:text-style-name="P4" draw:layer="layout" svg:width="0.859cm" svg:height="0.33cm" svg:x="14cm" svg:y="10.859cm">
          <draw:text-box>
            <text:p text:style-name="P3"><text:span text:style-name="T1">SHR6</text:span></text:p>
          </draw:text-box>
        </draw:frame>
        <draw:frame draw:style-name="gr4" draw:text-style-name="P4" draw:layer="layout" svg:width="0.859cm" svg:height="0.33cm" svg:x="14cm" svg:y="11.159cm">
          <draw:text-box>
            <text:p text:style-name="P3"><text:span text:style-name="T1">SHR7</text:span></text:p>
          </draw:text-box>
        </draw:frame>
        <draw:line draw:style-name="gr2" draw:text-style-name="P2" draw:layer="layout" svg:x1="13.1cm" svg:y1="8.9cm" svg:x2="14.099cm" svg:y2="8.9cm">
          <text:p/>
        </draw:line>
        <draw:line draw:style-name="gr2" draw:text-style-name="P2" draw:layer="layout" svg:x1="13.1cm" svg:y1="9.2cm" svg:x2="14.099cm" svg:y2="9.2cm">
          <text:p/>
        </draw:line>
        <draw:line draw:style-name="gr2" draw:text-style-name="P2" draw:layer="layout" svg:x1="13.1cm" svg:y1="9.5cm" svg:x2="14.099cm" svg:y2="9.5cm">
          <text:p/>
        </draw:line>
        <draw:line draw:style-name="gr2" draw:text-style-name="P2" draw:layer="layout" svg:x1="13.1cm" svg:y1="9.8cm" svg:x2="14.099cm" svg:y2="9.8cm">
          <text:p/>
        </draw:line>
        <draw:line draw:style-name="gr2" draw:text-style-name="P2" draw:layer="layout" svg:x1="13.1cm" svg:y1="10.1cm" svg:x2="14.099cm" svg:y2="10.1cm">
          <text:p/>
        </draw:line>
        <draw:line draw:style-name="gr2" draw:text-style-name="P2" draw:layer="layout" svg:x1="13.1cm" svg:y1="10.4cm" svg:x2="14.099cm" svg:y2="10.4cm">
          <text:p/>
        </draw:line>
        <draw:line draw:style-name="gr2" draw:text-style-name="P2" draw:layer="layout" svg:x1="13.1cm" svg:y1="10.7cm" svg:x2="14.099cm" svg:y2="10.7cm">
          <text:p/>
        </draw:line>
        <draw:line draw:style-name="gr2" draw:text-style-name="P2" draw:layer="layout" svg:x1="13.1cm" svg:y1="11cm" svg:x2="14.099cm" svg:y2="11cm">
          <text:p/>
        </draw:line>
        <draw:line draw:style-name="gr2" draw:text-style-name="P2" draw:layer="layout" svg:x1="13.1cm" svg:y1="11.3cm" svg:x2="14.099cm" svg:y2="11.3cm">
          <text:p/>
        </draw:line>
        <draw:frame draw:style-name="gr4" draw:text-style-name="P4" draw:layer="layout" svg:width="0.859cm" svg:height="0.33cm" svg:x="17.5cm" svg:y="9.058cm">
          <draw:text-box>
            <text:p text:style-name="P3"><text:span text:style-name="T1">SHR0</text:span></text:p>
          </draw:text-box>
        </draw:frame>
        <draw:frame draw:style-name="gr4" draw:text-style-name="P4" draw:layer="layout" svg:width="1.045cm" svg:height="0.33cm" svg:x="16.7cm" svg:y="8.258cm">
          <draw:text-box>
            <text:p text:style-name="P3"><text:span text:style-name="T1">ROR</text:span></text:p>
          </draw:text-box>
        </draw:frame>
        <draw:frame draw:style-name="gr4" draw:text-style-name="P4" draw:layer="layout" svg:width="0.859cm" svg:height="0.33cm" svg:x="17.5cm" svg:y="9.358cm">
          <draw:text-box>
            <text:p text:style-name="P3"><text:span text:style-name="T1">SHR1</text:span></text:p>
          </draw:text-box>
        </draw:frame>
        <draw:frame draw:style-name="gr4" draw:text-style-name="P4" draw:layer="layout" svg:width="0.859cm" svg:height="0.33cm" svg:x="17.5cm" svg:y="9.658cm">
          <draw:text-box>
            <text:p text:style-name="P3"><text:span text:style-name="T1">SHR2</text:span></text:p>
          </draw:text-box>
        </draw:frame>
        <draw:frame draw:style-name="gr4" draw:text-style-name="P4" draw:layer="layout" svg:width="0.859cm" svg:height="0.33cm" svg:x="17.5cm" svg:y="9.958cm">
          <draw:text-box>
            <text:p text:style-name="P3"><text:span text:style-name="T1">SHR3</text:span></text:p>
          </draw:text-box>
        </draw:frame>
        <draw:frame draw:style-name="gr4" draw:text-style-name="P4" draw:layer="layout" svg:width="0.859cm" svg:height="0.33cm" svg:x="17.5cm" svg:y="10.258cm">
          <draw:text-box>
            <text:p text:style-name="P3"><text:span text:style-name="T1">SHR4</text:span></text:p>
          </draw:text-box>
        </draw:frame>
        <draw:frame draw:style-name="gr4" draw:text-style-name="P4" draw:layer="layout" svg:width="0.859cm" svg:height="0.33cm" svg:x="17.5cm" svg:y="10.558cm">
          <draw:text-box>
            <text:p text:style-name="P3"><text:span text:style-name="T1">SHR5</text:span></text:p>
          </draw:text-box>
        </draw:frame>
        <draw:frame draw:style-name="gr4" draw:text-style-name="P4" draw:layer="layout" svg:width="0.859cm" svg:height="0.33cm" svg:x="17.5cm" svg:y="10.858cm">
          <draw:text-box>
            <text:p text:style-name="P3"><text:span text:style-name="T1">SHR6</text:span></text:p>
          </draw:text-box>
        </draw:frame>
        <draw:frame draw:style-name="gr4" draw:text-style-name="P4" draw:layer="layout" svg:width="0.859cm" svg:height="0.33cm" svg:x="17.5cm" svg:y="8.759cm">
          <draw:text-box>
            <text:p text:style-name="P3"><text:span text:style-name="T1">SHR7</text:span></text:p>
          </draw:text-box>
        </draw:frame>
        <draw:line draw:style-name="gr2" draw:text-style-name="P2" draw:layer="layout" svg:x1="16.6cm" svg:y1="8.899cm" svg:x2="17.599cm" svg:y2="8.899cm">
          <text:p/>
        </draw:line>
        <draw:line draw:style-name="gr2" draw:text-style-name="P2" draw:layer="layout" svg:x1="16.6cm" svg:y1="9.199cm" svg:x2="17.599cm" svg:y2="9.199cm">
          <text:p/>
        </draw:line>
        <draw:line draw:style-name="gr2" draw:text-style-name="P2" draw:layer="layout" svg:x1="16.6cm" svg:y1="9.499cm" svg:x2="17.599cm" svg:y2="9.499cm">
          <text:p/>
        </draw:line>
        <draw:line draw:style-name="gr2" draw:text-style-name="P2" draw:layer="layout" svg:x1="16.6cm" svg:y1="9.799cm" svg:x2="17.599cm" svg:y2="9.799cm">
          <text:p/>
        </draw:line>
        <draw:line draw:style-name="gr2" draw:text-style-name="P2" draw:layer="layout" svg:x1="16.6cm" svg:y1="10.099cm" svg:x2="17.599cm" svg:y2="10.099cm">
          <text:p/>
        </draw:line>
        <draw:line draw:style-name="gr2" draw:text-style-name="P2" draw:layer="layout" svg:x1="16.6cm" svg:y1="10.399cm" svg:x2="17.599cm" svg:y2="10.399cm">
          <text:p/>
        </draw:line>
        <draw:line draw:style-name="gr2" draw:text-style-name="P2" draw:layer="layout" svg:x1="16.6cm" svg:y1="10.699cm" svg:x2="17.599cm" svg:y2="10.699cm">
          <text:p/>
        </draw:line>
        <draw:line draw:style-name="gr2" draw:text-style-name="P2" draw:layer="layout" svg:x1="16.6cm" svg:y1="10.999cm" svg:x2="17.599cm" svg:y2="10.999cm">
          <text:p/>
        </draw:line>
        <draw:frame draw:style-name="gr4" draw:text-style-name="P4" draw:layer="layout" svg:width="1.3cm" svg:height="0.33cm" svg:x="11.85cm" svg:y="9.039cm">
          <draw:text-box>
            <text:p text:style-name="P3"><text:span text:style-name="T1">SHIFTER_IN1</text:span></text:p>
          </draw:text-box>
        </draw:frame>
        <draw:frame draw:style-name="gr4" draw:text-style-name="P4" draw:layer="layout" svg:width="1.3cm" svg:height="0.33cm" svg:x="11.85cm" svg:y="9.318cm">
          <draw:text-box>
            <text:p text:style-name="P3"><text:span text:style-name="T1">SHIFTER_IN2</text:span></text:p>
          </draw:text-box>
        </draw:frame>
        <draw:frame draw:style-name="gr4" draw:text-style-name="P4" draw:layer="layout" svg:width="1.3cm" svg:height="0.33cm" svg:x="11.85cm" svg:y="9.62cm">
          <draw:text-box>
            <text:p text:style-name="P3"><text:span text:style-name="T1">SHIFTER_IN3</text:span></text:p>
          </draw:text-box>
        </draw:frame>
        <draw:frame draw:style-name="gr4" draw:text-style-name="P4" draw:layer="layout" svg:width="1.3cm" svg:height="0.33cm" svg:x="11.85cm" svg:y="9.959cm">
          <draw:text-box>
            <text:p text:style-name="P3"><text:span text:style-name="T1">SHIFTER_IN4</text:span></text:p>
          </draw:text-box>
        </draw:frame>
        <draw:frame draw:style-name="gr4" draw:text-style-name="P4" draw:layer="layout" svg:width="1.3cm" svg:height="0.33cm" svg:x="11.85cm" svg:y="10.259cm">
          <draw:text-box>
            <text:p text:style-name="P3"><text:span text:style-name="T1">SHIFTER_IN5</text:span></text:p>
          </draw:text-box>
        </draw:frame>
        <draw:frame draw:style-name="gr4" draw:text-style-name="P4" draw:layer="layout" svg:width="1.3cm" svg:height="0.33cm" svg:x="11.85cm" svg:y="10.518cm">
          <draw:text-box>
            <text:p text:style-name="P3"><text:span text:style-name="T1">SHIFTER_IN6</text:span></text:p>
          </draw:text-box>
        </draw:frame>
        <draw:frame draw:style-name="gr4" draw:text-style-name="P4" draw:layer="layout" svg:width="1.3cm" svg:height="0.33cm" svg:x="11.85cm" svg:y="10.818cm">
          <draw:text-box>
            <text:p text:style-name="P3"><text:span text:style-name="T1">SHIFTER_IN7</text:span></text:p>
          </draw:text-box>
        </draw:frame>
        <draw:frame draw:style-name="gr4" draw:text-style-name="P4" draw:layer="layout" svg:width="1.3cm" svg:height="0.33cm" svg:x="15.35cm" svg:y="8.759cm">
          <draw:text-box>
            <text:p text:style-name="P3"><text:span text:style-name="T1">SHIFTER_IN0</text:span></text:p>
          </draw:text-box>
        </draw:frame>
        <draw:frame draw:style-name="gr4" draw:text-style-name="P4" draw:layer="layout" svg:width="1.3cm" svg:height="0.33cm" svg:x="15.35cm" svg:y="9.039cm">
          <draw:text-box>
            <text:p text:style-name="P3"><text:span text:style-name="T1">SHIFTER_IN1</text:span></text:p>
          </draw:text-box>
        </draw:frame>
        <draw:frame draw:style-name="gr4" draw:text-style-name="P4" draw:layer="layout" svg:width="1.3cm" svg:height="0.33cm" svg:x="15.35cm" svg:y="9.318cm">
          <draw:text-box>
            <text:p text:style-name="P3"><text:span text:style-name="T1">SHIFTER_IN2</text:span></text:p>
          </draw:text-box>
        </draw:frame>
        <draw:frame draw:style-name="gr4" draw:text-style-name="P4" draw:layer="layout" svg:width="1.3cm" svg:height="0.33cm" svg:x="15.35cm" svg:y="9.62cm">
          <draw:text-box>
            <text:p text:style-name="P3"><text:span text:style-name="T1">SHIFTER_IN3</text:span></text:p>
          </draw:text-box>
        </draw:frame>
        <draw:frame draw:style-name="gr4" draw:text-style-name="P4" draw:layer="layout" svg:width="1.3cm" svg:height="0.33cm" svg:x="15.35cm" svg:y="9.959cm">
          <draw:text-box>
            <text:p text:style-name="P3"><text:span text:style-name="T1">SHIFTER_IN4</text:span></text:p>
          </draw:text-box>
        </draw:frame>
        <draw:frame draw:style-name="gr4" draw:text-style-name="P4" draw:layer="layout" svg:width="1.3cm" svg:height="0.33cm" svg:x="15.35cm" svg:y="10.259cm">
          <draw:text-box>
            <text:p text:style-name="P3"><text:span text:style-name="T1">SHIFTER_IN5</text:span></text:p>
          </draw:text-box>
        </draw:frame>
        <draw:frame draw:style-name="gr4" draw:text-style-name="P4" draw:layer="layout" svg:width="1.3cm" svg:height="0.33cm" svg:x="15.35cm" svg:y="10.518cm">
          <draw:text-box>
            <text:p text:style-name="P3"><text:span text:style-name="T1">SHIFTER_IN6</text:span></text:p>
          </draw:text-box>
        </draw:frame>
        <draw:frame draw:style-name="gr4" draw:text-style-name="P4" draw:layer="layout" svg:width="1.3cm" svg:height="0.33cm" svg:x="15.35cm" svg:y="10.818cm">
          <draw:text-box>
            <text:p text:style-name="P3"><text:span text:style-name="T1">SHIFTER_IN7</text:span></text:p>
          </draw:text-box>
        </draw:frame>
      </draw:page>
      <draw:page draw:name="2+2" draw:style-name="dp1" draw:master-page-name="PM10">
        <draw:g>
          <draw:polygon draw:style-name="gr1" draw:text-style-name="P1" draw:layer="layout" svg:width="0.7cm" svg:height="1.7cm" svg:x="19.788cm" svg:y="7.7cm" svg:viewBox="0 0 701 1701" draw:points="0,1701 701,1701 701,0 0,0">
            <text:p/>
          </draw:polygon>
          <draw:polygon draw:style-name="gr2" draw:text-style-name="P2" draw:layer="layout" svg:width="0.7cm" svg:height="1.7cm" svg:x="19.788cm" svg:y="7.7cm" svg:viewBox="0 0 701 1701" draw:points="0,1701 701,1701 701,0 0,0">
            <text:p/>
          </draw:polygon>
        </draw:g>
        <draw:line draw:style-name="gr2" draw:text-style-name="P2" draw:layer="layout" svg:x1="20.038cm" svg:y1="8.001cm" svg:x2="20.239cm" svg:y2="7.9cm">
          <text:p/>
        </draw:line>
        <draw:path draw:style-name="gr2" draw:text-style-name="P2" draw:layer="layout" svg:width="0.998cm" svg:height="0cm" svg:x="19.638cm" svg:y="8cm" svg:viewBox="0 0 999 0" svg:d="M599 0h400M0 0h399">
          <text:p/>
        </draw:path>
        <draw:polyline draw:style-name="gr2" draw:text-style-name="P2" draw:layer="layout" svg:width="0.443cm" svg:height="0.105cm" svg:x="20.195cm" svg:y="7.85cm" svg:viewBox="0 0 444 106" draw:points="0,106 0,0 444,0">
          <text:p/>
        </draw:polyline>
        <draw:line draw:style-name="gr2" draw:text-style-name="P2" draw:layer="layout" svg:x1="20.038cm" svg:y1="8.301cm" svg:x2="20.239cm" svg:y2="8.2cm">
          <text:p/>
        </draw:line>
        <draw:path draw:style-name="gr2" draw:text-style-name="P2" draw:layer="layout" svg:width="0.998cm" svg:height="0cm" svg:x="19.638cm" svg:y="8.3cm" svg:viewBox="0 0 999 0" svg:d="M599 0h400M0 0h399">
          <text:p/>
        </draw:path>
        <draw:polyline draw:style-name="gr2" draw:text-style-name="P2" draw:layer="layout" svg:width="0.443cm" svg:height="0.105cm" svg:x="20.195cm" svg:y="8.15cm" svg:viewBox="0 0 444 106" draw:points="0,106 0,0 444,0">
          <text:p/>
        </draw:polyline>
        <draw:line draw:style-name="gr18" draw:text-style-name="P2" draw:layer="layout" svg:x1="20.038cm" svg:y1="8.601cm" svg:x2="20.239cm" svg:y2="8.5cm">
          <text:p/>
        </draw:line>
        <draw:path draw:style-name="gr18" draw:text-style-name="P2" draw:layer="layout" svg:width="0.998cm" svg:height="0cm" svg:x="19.638cm" svg:y="8.6cm" svg:viewBox="0 0 999 0" svg:d="M599 0h400M0 0h399">
          <text:p/>
        </draw:path>
        <draw:polyline draw:style-name="gr18" draw:text-style-name="P2" draw:layer="layout" svg:width="0.443cm" svg:height="0.105cm" svg:x="20.195cm" svg:y="8.45cm" svg:viewBox="0 0 444 106" draw:points="0,106 0,0 444,0">
          <text:p/>
        </draw:polyline>
        <draw:line draw:style-name="gr18" draw:text-style-name="P2" draw:layer="layout" svg:x1="20.038cm" svg:y1="8.901cm" svg:x2="20.239cm" svg:y2="8.8cm">
          <text:p/>
        </draw:line>
        <draw:path draw:style-name="gr18" draw:text-style-name="P2" draw:layer="layout" svg:width="0.998cm" svg:height="0cm" svg:x="19.638cm" svg:y="8.9cm" svg:viewBox="0 0 999 0" svg:d="M599 0h400M0 0h399">
          <text:p/>
        </draw:path>
        <draw:polyline draw:style-name="gr18" draw:text-style-name="P2" draw:layer="layout" svg:width="0.443cm" svg:height="0.105cm" svg:x="20.195cm" svg:y="8.75cm" svg:viewBox="0 0 444 106" draw:points="0,106 0,0 444,0">
          <text:p/>
        </draw:polyline>
        <draw:g>
          <draw:polygon draw:style-name="gr1" draw:text-style-name="P1" draw:layer="layout" svg:width="0.15cm" svg:height="0.15cm" svg:x="19.937cm" svg:y="9.075cm" svg:viewBox="0 0 151 151" draw:points="0,151 151,151 151,0 0,0">
            <text:p/>
          </draw:polygon>
          <draw:path draw:style-name="gr2" draw:text-style-name="P2" draw:layer="layout" svg:width="0.15cm" svg:height="0.15cm" svg:x="19.937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9.075cm" svg:viewBox="0 0 301 151" draw:points="0,151 301,151 301,0 0,0">
              <text:p/>
            </draw:polygon>
            <draw:polygon draw:style-name="gr2" draw:text-style-name="P2" draw:layer="layout" svg:width="0.3cm" svg:height="0.15cm" svg:x="20.088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9.225cm">
            <draw:text-box>
              <text:p/>
            </draw:text-box>
          </draw:frame>
        </draw:g>
        <draw:line draw:style-name="gr2" draw:text-style-name="P2" draw:layer="layout" svg:x1="19.937cm" svg:y1="9.15cm" svg:x2="19.638cm" svg:y2="9.15cm">
          <text:p/>
        </draw:line>
        <draw:g>
          <draw:polygon draw:style-name="gr1" draw:text-style-name="P1" draw:layer="layout" svg:width="0.7cm" svg:height="1.7cm" svg:x="19.788cm" svg:y="10cm" svg:viewBox="0 0 701 1701" draw:points="0,1701 701,1701 701,0 0,0">
            <text:p/>
          </draw:polygon>
          <draw:polygon draw:style-name="gr2" draw:text-style-name="P2" draw:layer="layout" svg:width="0.7cm" svg:height="1.7cm" svg:x="19.788cm" svg:y="10cm" svg:viewBox="0 0 701 1701" draw:points="0,1701 701,1701 701,0 0,0">
            <text:p/>
          </draw:polygon>
        </draw:g>
        <draw:line draw:style-name="gr2" draw:text-style-name="P2" draw:layer="layout" svg:x1="20.038cm" svg:y1="10.301cm" svg:x2="20.239cm" svg:y2="10.2cm">
          <text:p/>
        </draw:line>
        <draw:path draw:style-name="gr2" draw:text-style-name="P2" draw:layer="layout" svg:width="0.998cm" svg:height="0cm" svg:x="19.638cm" svg:y="10.3cm" svg:viewBox="0 0 999 0" svg:d="M599 0h400M0 0h399">
          <text:p/>
        </draw:path>
        <draw:polyline draw:style-name="gr2" draw:text-style-name="P2" draw:layer="layout" svg:width="0.443cm" svg:height="0.105cm" svg:x="20.195cm" svg:y="10.15cm" svg:viewBox="0 0 444 106" draw:points="0,106 0,0 444,0">
          <text:p/>
        </draw:polyline>
        <draw:line draw:style-name="gr18" draw:text-style-name="P2" draw:layer="layout" svg:x1="20.038cm" svg:y1="10.601cm" svg:x2="20.239cm" svg:y2="10.5cm">
          <text:p/>
        </draw:line>
        <draw:path draw:style-name="gr18" draw:text-style-name="P2" draw:layer="layout" svg:width="0.998cm" svg:height="0cm" svg:x="19.638cm" svg:y="10.6cm" svg:viewBox="0 0 999 0" svg:d="M599 0h400M0 0h399">
          <text:p/>
        </draw:path>
        <draw:polyline draw:style-name="gr18" draw:text-style-name="P2" draw:layer="layout" svg:width="0.443cm" svg:height="0.105cm" svg:x="20.195cm" svg:y="10.45cm" svg:viewBox="0 0 444 106" draw:points="0,106 0,0 444,0">
          <text:p/>
        </draw:polyline>
        <draw:line draw:style-name="gr2" draw:text-style-name="P2" draw:layer="layout" svg:x1="20.038cm" svg:y1="10.901cm" svg:x2="20.239cm" svg:y2="10.8cm">
          <text:p/>
        </draw:line>
        <draw:path draw:style-name="gr2" draw:text-style-name="P2" draw:layer="layout" svg:width="0.998cm" svg:height="0cm" svg:x="19.638cm" svg:y="10.9cm" svg:viewBox="0 0 999 0" svg:d="M599 0h400M0 0h399">
          <text:p/>
        </draw:path>
        <draw:polyline draw:style-name="gr2" draw:text-style-name="P2" draw:layer="layout" svg:width="0.443cm" svg:height="0.105cm" svg:x="20.195cm" svg:y="10.75cm" svg:viewBox="0 0 444 106" draw:points="0,106 0,0 444,0">
          <text:p/>
        </draw:polyline>
        <draw:line draw:style-name="gr18" draw:text-style-name="P2" draw:layer="layout" svg:x1="20.038cm" svg:y1="11.201cm" svg:x2="20.239cm" svg:y2="11.1cm">
          <text:p/>
        </draw:line>
        <draw:path draw:style-name="gr18" draw:text-style-name="P2" draw:layer="layout" svg:width="0.998cm" svg:height="0cm" svg:x="19.638cm" svg:y="11.2cm" svg:viewBox="0 0 999 0" svg:d="M599 0h400M0 0h399">
          <text:p/>
        </draw:path>
        <draw:polyline draw:style-name="gr18" draw:text-style-name="P2" draw:layer="layout" svg:width="0.443cm" svg:height="0.105cm" svg:x="20.195cm" svg:y="11.05cm" svg:viewBox="0 0 444 106" draw:points="0,106 0,0 444,0">
          <text:p/>
        </draw:polyline>
        <draw:g>
          <draw:polygon draw:style-name="gr1" draw:text-style-name="P1" draw:layer="layout" svg:width="0.15cm" svg:height="0.15cm" svg:x="19.937cm" svg:y="11.375cm" svg:viewBox="0 0 151 151" draw:points="0,151 151,151 151,0 0,0">
            <text:p/>
          </draw:polygon>
          <draw:path draw:style-name="gr2" draw:text-style-name="P2" draw:layer="layout" svg:width="0.15cm" svg:height="0.15cm" svg:x="19.937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11.375cm" svg:viewBox="0 0 301 151" draw:points="0,151 301,151 301,0 0,0">
              <text:p/>
            </draw:polygon>
            <draw:polygon draw:style-name="gr2" draw:text-style-name="P2" draw:layer="layout" svg:width="0.3cm" svg:height="0.15cm" svg:x="20.088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11.525cm">
            <draw:text-box>
              <text:p/>
            </draw:text-box>
          </draw:frame>
        </draw:g>
        <draw:line draw:style-name="gr2" draw:text-style-name="P2" draw:layer="layout" svg:x1="19.937cm" svg:y1="11.45cm" svg:x2="19.638cm" svg:y2="11.45cm">
          <text:p/>
        </draw:line>
        <draw:path draw:style-name="gr2" draw:text-style-name="P2" draw:layer="layout" svg:width="0.55cm" svg:height="3.234cm" svg:x="19.088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9.487cm" svg:y="11.45cm" svg:viewBox="0 0 151 851" draw:points="151,0 0,0 0,851">
          <text:p/>
        </draw:polyline>
        <draw:polyline draw:style-name="gr2" draw:text-style-name="P2" draw:layer="layout" svg:width="0.357cm" svg:height="3.6cm" svg:x="19.28cm" svg:y="7.3cm" svg:viewBox="0 0 358 3601" draw:points="0,0 0,3601 358,3601">
          <text:p/>
        </draw:polyline>
        <draw:polyline draw:style-name="gr2" draw:text-style-name="P2" draw:layer="layout" svg:width="0.55cm" svg:height="2.15cm" svg:x="20.638cm" svg:y="8cm" svg:viewBox="0 0 551 2151" draw:points="0,0 551,0 551,2151 0,2151">
          <text:p/>
        </draw:polyline>
        <draw:path draw:style-name="gr2" draw:text-style-name="P2" draw:layer="layout" svg:width="0.643cm" svg:height="2.45cm" svg:x="20.638cm" svg:y="7.8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0.638cm" svg:y="10.15cm" svg:viewBox="0 0 351 451" svg:d="M351 0v451h-117c0-15-4-29-11-42s-18-23-31-31c-12-7-27-11-42-11-14 0-29 4-42 11-12 8-23 18-30 31-8 13-12 27-12 42h-66">
          <text:p/>
        </draw:path>
        <draw:path draw:style-name="gr18" draw:text-style-name="P2" draw:layer="layout" svg:width="1.3cm" svg:height="2.588cm" svg:x="20.638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18" draw:text-style-name="P2" draw:layer="layout" svg:width="1.186cm" svg:height="2.288cm" svg:x="20.638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18" draw:text-style-name="P2" draw:layer="layout" svg:width="1.043cm" svg:height="2.581cm" svg:x="20.638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0.638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8" draw:text-style-name="P2" draw:layer="layout" svg:width="0.15cm" svg:height="0.75cm" svg:x="20.638cm" svg:y="10.45cm" svg:viewBox="0 0 151 751" draw:points="0,0 151,0 151,751 0,751">
          <text:p/>
        </draw:polyline>
        <draw:g>
          <draw:path draw:style-name="gr14" draw:text-style-name="P7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9.4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9.494cm" svg:y="8.3cm" svg:viewBox="0 0 144 2001" draw:points="144,0 0,0 0,2001 144,2001">
          <text:p/>
        </draw:polyline>
        <draw:path draw:style-name="gr18" draw:text-style-name="P2" draw:layer="layout" svg:width="0.75cm" svg:height="2.684cm" svg:x="18.887cm" svg:y="8.5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18" draw:text-style-name="P2" draw:layer="layout" svg:width="0.95cm" svg:height="0.084cm" svg:x="18.688cm" svg:y="8.8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18.688cm" svg:y="7.917cm" svg:viewBox="0 0 951 85" svg:d="M0 85h510c0-15 3-29 11-42 7-13 18-24 30-31 13-8 27-12 42-12s29 4 42 12c13 7 23 18 31 31 7 13 11 27 11 42h274">
          <text:p/>
        </draw:path>
        <draw:g>
          <draw:path draw:style-name="gr14" draw:text-style-name="P7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0.638cm" svg:y="8.3cm" svg:viewBox="0 0 151 151" draw:points="0,0 151,0 151,151">
          <text:p/>
        </draw:polyline>
        <draw:polyline draw:style-name="gr2" draw:text-style-name="P2" draw:layer="layout" svg:width="0.3cm" svg:height="0.45cm" svg:x="20.638cm" svg:y="8.15cm" svg:viewBox="0 0 301 451" draw:points="0,0 301,0 301,451">
          <text:p/>
        </draw:polyline>
        <draw:path draw:style-name="gr2" draw:text-style-name="P2" draw:layer="layout" svg:width="2.6cm" svg:height="1.5cm" svg:x="19.487cm" svg:y="8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7" draw:layer="layout" svg:width="0.1cm" svg:height="0.1cm" svg:x="19.438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438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8" draw:text-style-name="P2" draw:layer="layout" svg:width="3.4cm" svg:height="0.8cm" svg:x="18.8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2.088cm" svg:y1="8cm" svg:x2="22.287cm" svg:y2="8cm">
          <text:p/>
        </draw:line>
        <draw:frame draw:style-name="gr4" draw:text-style-name="P4" draw:layer="layout" svg:width="0.453cm" svg:height="0.33cm" svg:x="18.861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453cm" svg:height="0.33cm" svg:x="19.261cm" svg:y="12.2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6.187cm" svg:y="7.7cm" svg:viewBox="0 0 701 1701" draw:points="0,1701 701,1701 701,0 0,0">
            <text:p/>
          </draw:polygon>
          <draw:polygon draw:style-name="gr2" draw:text-style-name="P2" draw:layer="layout" svg:width="0.7cm" svg:height="1.7cm" svg:x="16.187cm" svg:y="7.7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9.075cm" svg:viewBox="0 0 151 151" draw:points="0,151 151,151 151,0 0,0">
            <text:p/>
          </draw:polygon>
          <draw:path draw:style-name="gr2" draw:text-style-name="P2" draw:layer="layout" svg:width="0.15cm" svg:height="0.15cm" svg:x="16.338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9.075cm" svg:viewBox="0 0 301 151" draw:points="0,151 301,151 301,0 0,0">
              <text:p/>
            </draw:polygon>
            <draw:polygon draw:style-name="gr2" draw:text-style-name="P2" draw:layer="layout" svg:width="0.3cm" svg:height="0.15cm" svg:x="16.487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9.225cm">
            <draw:text-box>
              <text:p/>
            </draw:text-box>
          </draw:frame>
        </draw:g>
        <draw:line draw:style-name="gr18" draw:text-style-name="P2" draw:layer="layout" svg:x1="16.337cm" svg:y1="9.15cm" svg:x2="16.038cm" svg:y2="9.15cm">
          <text:p/>
        </draw:line>
        <draw:g>
          <draw:polygon draw:style-name="gr1" draw:text-style-name="P1" draw:layer="layout" svg:width="0.7cm" svg:height="1.7cm" svg:x="16.187cm" svg:y="10cm" svg:viewBox="0 0 701 1701" draw:points="0,1701 701,1701 701,0 0,0">
            <text:p/>
          </draw:polygon>
          <draw:polygon draw:style-name="gr2" draw:text-style-name="P2" draw:layer="layout" svg:width="0.7cm" svg:height="1.7cm" svg:x="16.187cm" svg:y="10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11.375cm" svg:viewBox="0 0 151 151" draw:points="0,151 151,151 151,0 0,0">
            <text:p/>
          </draw:polygon>
          <draw:path draw:style-name="gr2" draw:text-style-name="P2" draw:layer="layout" svg:width="0.15cm" svg:height="0.15cm" svg:x="16.338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11.375cm" svg:viewBox="0 0 301 151" draw:points="0,151 301,151 301,0 0,0">
              <text:p/>
            </draw:polygon>
            <draw:polygon draw:style-name="gr2" draw:text-style-name="P2" draw:layer="layout" svg:width="0.3cm" svg:height="0.15cm" svg:x="16.487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11.525cm">
            <draw:text-box>
              <text:p/>
            </draw:text-box>
          </draw:frame>
        </draw:g>
        <draw:line draw:style-name="gr18" draw:text-style-name="P2" draw:layer="layout" svg:x1="16.337cm" svg:y1="11.45cm" svg:x2="16.038cm" svg:y2="11.45cm">
          <text:p/>
        </draw:line>
        <draw:path draw:style-name="gr18" draw:text-style-name="P2" draw:layer="layout" svg:width="0.55cm" svg:height="3.234cm" svg:x="15.487cm" svg:y="9.0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18" draw:text-style-name="P2" draw:layer="layout" svg:width="0.15cm" svg:height="0.85cm" svg:x="15.887cm" svg:y="11.45cm" svg:viewBox="0 0 151 851" draw:points="151,0 0,0 0,851">
          <text:p/>
        </draw:polyline>
        <draw:polyline draw:style-name="gr2" draw:text-style-name="P2" draw:layer="layout" svg:width="0.36cm" svg:height="3.6cm" svg:x="15.68cm" svg:y="7.3cm" svg:viewBox="0 0 361 3601" draw:points="0,0 0,3601 361,3601">
          <text:p/>
        </draw:polyline>
        <draw:polyline draw:style-name="gr18" draw:text-style-name="P2" draw:layer="layout" svg:width="0.588cm" svg:height="2.16cm" svg:x="17cm" svg:y="8cm" svg:viewBox="0 0 589 2161" draw:points="0,0 589,0 589,2161 0,2161">
          <text:p/>
        </draw:polyline>
        <draw:path draw:style-name="gr2" draw:text-style-name="P2" draw:layer="layout" svg:width="0.68cm" svg:height="2.44cm" svg:x="17cm" svg:y="7.86cm" svg:viewBox="0 0 681 2441" svg:d="M0 0h681v2441h-210c0-15-4-29-11-42-8-12-18-23-31-30s-27-11-41-11c-15 0-29 4-42 11s-23 18-30 30c-8 13-12 27-12 42h-304">
          <text:p/>
        </draw:path>
        <draw:path draw:style-name="gr18" draw:text-style-name="P2" draw:layer="layout" svg:width="0.347cm" svg:height="0.45cm" svg:x="17.04cm" svg:y="10.15cm" svg:viewBox="0 0 348 451" svg:d="M348 0v451h-117c0-15-4-29-11-42-8-12-18-23-31-30-13-8-27-11-42-11-14 0-29 3-41 11-13 7-23 18-31 30-7 13-11 27-11 42h-64">
          <text:p/>
        </draw:path>
        <draw:path draw:style-name="gr18" draw:text-style-name="P2" draw:layer="layout" svg:width="1.338cm" svg:height="2.578cm" svg:x="17cm" svg:y="8.623cm" svg:viewBox="0 0 1339 2579" svg:d="M0 137h505c0-23 6-45 17-65 12-19 28-36 48-47 19-12 42-17 64-17 23 0 46 5 65 17 20 11 36 28 48 47 11 20 17 42 17 65h126c0-24 7-48 19-68 12-21 29-39 50-51s44-18 69-18c24 0 47 6 68 18s38 30 50 51c12 20 19 44 19 68h174v2442h-1279">
          <text:p/>
        </draw:path>
        <draw:path draw:style-name="gr2" draw:text-style-name="P2" draw:layer="layout" svg:width="1.223cm" svg:height="2.298cm" svg:x="17cm" svg:y="8.763cm" svg:viewBox="0 0 1224 2299" svg:d="M0 137h504c0-23 6-45 18-65 11-19 28-36 47-47 20-12 42-17 65-17s45 5 65 17c20 11 36 28 47 47 12 20 18 42 18 65h126c0-24 6-48 18-68 12-21 29-39 50-51s45-18 69-18 48 6 68 18c21 12 39 30 51 51 12 20 18 44 18 68h60v2162h-954c0-15-4-29-11-42-7-12-18-23-30-30-13-7-27-11-42-11-14 0-29 4-41 11-13 7-23 18-31 30-7 13-11 27-11 42h-104">
          <text:p/>
        </draw:path>
        <draw:path draw:style-name="gr2" draw:text-style-name="P2" draw:layer="layout" svg:width="1.08cm" svg:height="2.571cm" svg:x="17cm" svg:y="8.33cm" svg:viewBox="0 0 1081 2572" svg:d="M0 130h254c0-14 4-29 11-41 8-13 18-24 31-31 12-7 27-11 41-11 15 0 29 4 42 11 12 7 23 18 30 31 8 12 11 27 11 41h84c0-23 6-45 18-65 11-19 28-36 47-47 20-12 42-18 65-18s45 6 65 18c20 11 36 28 47 47 12 20 18 42 18 65h317v2442h-811c0-15-4-29-11-42-7-12-18-23-30-30-13-7-27-11-42-11-14 0-29 4-41 11-13 7-23 18-31 30-7 13-11 27-11 42h-65">
          <text:p/>
        </draw:path>
        <draw:path draw:style-name="gr2" draw:text-style-name="P2" draw:layer="layout" svg:width="0.973cm" svg:height="2.291cm" svg:x="17cm" svg:y="8.47cm" svg:viewBox="0 0 974 2292" svg:d="M0 130h505c0-23 6-45 17-65 11-19 28-36 47-47 20-12 42-18 65-18s45 6 65 18c20 11 36 28 47 47 12 20 18 42 18 65h210v2162h-704c0-15-4-29-11-42-7-12-18-23-30-30-13-7-27-11-42-11-14 0-29 4-41 11-13 7-23 18-31 30-7 13-11 27-11 42h-65">
          <text:p/>
        </draw:path>
        <draw:polyline draw:style-name="gr18" draw:text-style-name="P2" draw:layer="layout" svg:width="0.187cm" svg:height="0.74cm" svg:x="17cm" svg:y="10.46cm" svg:viewBox="0 0 188 741" draw:points="0,0 188,0 188,741 40,741">
          <text:p/>
        </draw:polyline>
        <draw:g>
          <draw:path draw:style-name="gr14" draw:text-style-name="P7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  <draw:path draw:style-name="gr2" draw:text-style-name="P2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</draw:g>
        <draw:g>
          <draw:path draw:style-name="gr14" draw:text-style-name="P7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305cm" svg:height="0.33cm" svg:x="15.8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66cm" svg:height="2cm" svg:x="15.894cm" svg:y="8.3cm" svg:viewBox="0 0 167 2001" draw:points="167,0 0,0 0,2001 167,2001">
          <text:p/>
        </draw:polyline>
        <draw:path draw:style-name="gr18" draw:text-style-name="P2" draw:layer="layout" svg:width="0.772cm" svg:height="2.684cm" svg:x="15.287cm" svg:y="8.517cm" svg:viewBox="0 0 773 2685" svg:d="M753 84h-63c0-15-4-29-11-41-8-13-18-24-31-31-12-7-27-11-41-11-15 0-29 4-42 11-12 7-23 18-30 31-7 12-11 26-11 41h-47c0-15-4-29-12-42-7-12-17-23-30-30-13-8-27-12-42-12s-29 4-42 12c-13 7-23 18-30 30-8 13-12 27-12 42h-309v2601h116c0-15 4-29 11-42 8-12 18-23 31-30 13-8 27-12 42-12 14 0 29 4 42 12 12 7 23 18 30 30 8 13 11 27 11 42h490">
          <text:p/>
        </draw:path>
        <draw:path draw:style-name="gr2" draw:text-style-name="P2" draw:layer="layout" svg:width="0.973cm" svg:height="0.084cm" svg:x="15.088cm" svg:y="8.817cm" svg:viewBox="0 0 974 85" svg:d="M0 85h116c0-15 4-29 11-42 8-13 18-24 31-31 13-8 27-12 42-12s29 4 42 12c12 7 23 18 30 31 8 13 12 27 12 42h226c0-15 4-29 11-42 8-13 18-24 31-31 13-8 27-12 42-12 14 0 29 4 42 12 12 7 23 18 30 31 8 13 11 27 11 42h47c0-15 4-29 12-42 7-13 18-24 30-31 13-8 27-12 42-12s29 4 42 12c13 7 23 18 31 31 7 13 11 27 11 42h82">
          <text:p/>
        </draw:path>
        <draw:path draw:style-name="gr18" draw:text-style-name="P2" draw:layer="layout" svg:width="1.012cm" svg:height="0.084cm" svg:x="15.088cm" svg:y="7.917cm" svg:viewBox="0 0 1013 85" svg:d="M0 85h510c0-15 3-29 11-42 7-13 18-24 30-31 13-8 27-12 42-12s29 4 42 12c13 7 23 18 30 31 8 13 12 27 12 42h336">
          <text:p/>
        </draw:path>
        <draw:g>
          <draw:path draw:style-name="gr14" draw:text-style-name="P7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48cm" svg:height="0.15cm" svg:x="17.04cm" svg:y="8.3cm" svg:viewBox="0 0 149 151" draw:points="0,0 149,0 149,151">
          <text:p/>
        </draw:polyline>
        <draw:polyline draw:style-name="gr2" draw:text-style-name="P2" draw:layer="layout" svg:width="0.338cm" svg:height="0.44cm" svg:x="17cm" svg:y="8.16cm" svg:viewBox="0 0 339 441" draw:points="0,0 339,0 339,441">
          <text:p/>
        </draw:polyline>
        <draw:path draw:style-name="gr2" draw:text-style-name="P2" draw:layer="layout" svg:width="2.6cm" svg:height="1.5cm" svg:x="15.887cm" svg:y="8cm" svg:viewBox="0 0 2601 1501" svg:d="M0 1501h1617c0-23 6-45 17-65s28-36 48-48c19-11 42-17 65-17s45 6 65 17c19 12 36 28 47 48 12 20 18 42 18 65h126c0-47 12-93 35-133 24-40 57-74 98-97 40-24 86-36 132-36 47 0 93 12 133 36 41 23 74 57 97 97 24 40 36 86 36 133h67v-1501">
          <text:p/>
        </draw:path>
        <draw:g>
          <draw:path draw:style-name="gr14" draw:text-style-name="P7" draw:layer="layout" svg:width="0.1cm" svg:height="0.1cm" svg:x="15.837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5.837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8" draw:text-style-name="P2" draw:layer="layout" svg:width="3.4cm" svg:height="0.8cm" svg:x="15.2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8.487cm" svg:y1="8cm" svg:x2="18.686cm" svg:y2="8cm">
          <text:p/>
        </draw:line>
        <draw:frame draw:style-name="gr4" draw:text-style-name="P4" draw:layer="layout" svg:width="0.453cm" svg:height="0.33cm" svg:x="15.261cm" svg:y="12.259cm">
          <draw:text-box>
            <text:p text:style-name="P3"><text:span text:style-name="T1">1</text:span></text:p>
          </draw:text-box>
        </draw:frame>
        <draw:frame draw:style-name="gr4" draw:text-style-name="P4" draw:layer="layout" svg:width="0.453cm" svg:height="0.33cm" svg:x="15.661cm" svg:y="12.259cm">
          <draw:text-box>
            <text:p text:style-name="P3"><text:span text:style-name="T1">1</text:span></text:p>
          </draw:text-box>
        </draw:frame>
        <draw:line draw:style-name="gr18" draw:text-style-name="P2" draw:layer="layout" svg:x1="15.13cm" svg:y1="8cm" svg:x2="14.881cm" svg:y2="8cm">
          <text:p/>
        </draw:line>
        <draw:g>
          <draw:polygon draw:style-name="gr1" draw:text-style-name="P1" draw:layer="layout" svg:width="0.7cm" svg:height="1.7cm" svg:x="12.594cm" svg:y="7.7cm" svg:viewBox="0 0 701 1701" draw:points="0,1701 701,1701 701,0 0,0">
            <text:p/>
          </draw:polygon>
          <draw:polygon draw:style-name="gr2" draw:text-style-name="P2" draw:layer="layout" svg:width="0.7cm" svg:height="1.7cm" svg:x="12.594cm" svg:y="7.7cm" svg:viewBox="0 0 701 1701" draw:points="0,1701 701,1701 701,0 0,0">
            <text:p/>
          </draw:polygon>
        </draw:g>
        <draw:line draw:style-name="gr2" draw:text-style-name="P2" draw:layer="layout" svg:x1="12.844cm" svg:y1="8.001cm" svg:x2="13.045cm" svg:y2="7.9cm">
          <text:p/>
        </draw:line>
        <draw:path draw:style-name="gr2" draw:text-style-name="P2" draw:layer="layout" svg:width="0.998cm" svg:height="0cm" svg:x="12.444cm" svg:y="8cm" svg:viewBox="0 0 999 0" svg:d="M599 0h400M0 0h400">
          <text:p/>
        </draw:path>
        <draw:polyline draw:style-name="gr2" draw:text-style-name="P2" draw:layer="layout" svg:width="0.443cm" svg:height="0.105cm" svg:x="13.001cm" svg:y="7.85cm" svg:viewBox="0 0 444 106" draw:points="0,106 0,0 444,0">
          <text:p/>
        </draw:polyline>
        <draw:line draw:style-name="gr18" draw:text-style-name="P2" draw:layer="layout" svg:x1="12.844cm" svg:y1="8.301cm" svg:x2="13.045cm" svg:y2="8.2cm">
          <text:p/>
        </draw:line>
        <draw:path draw:style-name="gr18" draw:text-style-name="P2" draw:layer="layout" svg:width="0.998cm" svg:height="0cm" svg:x="12.444cm" svg:y="8.3cm" svg:viewBox="0 0 999 0" svg:d="M599 0h400M0 0h400">
          <text:p/>
        </draw:path>
        <draw:polyline draw:style-name="gr18" draw:text-style-name="P2" draw:layer="layout" svg:width="0.443cm" svg:height="0.105cm" svg:x="13.001cm" svg:y="8.15cm" svg:viewBox="0 0 444 106" draw:points="0,106 0,0 444,0">
          <text:p/>
        </draw:polyline>
        <draw:line draw:style-name="gr2" draw:text-style-name="P2" draw:layer="layout" svg:x1="12.844cm" svg:y1="8.601cm" svg:x2="13.045cm" svg:y2="8.5cm">
          <text:p/>
        </draw:line>
        <draw:path draw:style-name="gr2" draw:text-style-name="P2" draw:layer="layout" svg:width="0.998cm" svg:height="0cm" svg:x="12.444cm" svg:y="8.6cm" svg:viewBox="0 0 999 0" svg:d="M599 0h400M0 0h399">
          <text:p/>
        </draw:path>
        <draw:polyline draw:style-name="gr2" draw:text-style-name="P2" draw:layer="layout" svg:width="0.443cm" svg:height="0.105cm" svg:x="13.001cm" svg:y="8.45cm" svg:viewBox="0 0 444 106" draw:points="0,106 0,0 444,0">
          <text:p/>
        </draw:polyline>
        <draw:line draw:style-name="gr18" draw:text-style-name="P2" draw:layer="layout" svg:x1="12.844cm" svg:y1="8.901cm" svg:x2="13.045cm" svg:y2="8.8cm">
          <text:p/>
        </draw:line>
        <draw:path draw:style-name="gr18" draw:text-style-name="P2" draw:layer="layout" svg:width="0.998cm" svg:height="0cm" svg:x="12.444cm" svg:y="8.9cm" svg:viewBox="0 0 999 0" svg:d="M599 0h400M0 0h399">
          <text:p/>
        </draw:path>
        <draw:polyline draw:style-name="gr18" draw:text-style-name="P2" draw:layer="layout" svg:width="0.443cm" svg:height="0.105cm" svg:x="13.001cm" svg:y="8.75cm" svg:viewBox="0 0 444 106" draw:points="0,106 0,0 444,0">
          <text:p/>
        </draw:polyline>
        <draw:g>
          <draw:polygon draw:style-name="gr1" draw:text-style-name="P1" draw:layer="layout" svg:width="0.15cm" svg:height="0.15cm" svg:x="12.744cm" svg:y="9.075cm" svg:viewBox="0 0 151 151" draw:points="0,151 151,151 151,0 0,0">
            <text:p/>
          </draw:polygon>
          <draw:path draw:style-name="gr2" draw:text-style-name="P2" draw:layer="layout" svg:width="0.15cm" svg:height="0.15cm" svg:x="12.744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9.075cm" svg:viewBox="0 0 301 151" draw:points="0,151 301,151 301,0 0,0">
              <text:p/>
            </draw:polygon>
            <draw:polygon draw:style-name="gr2" draw:text-style-name="P2" draw:layer="layout" svg:width="0.3cm" svg:height="0.15cm" svg:x="12.894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9.225cm">
            <draw:text-box>
              <text:p/>
            </draw:text-box>
          </draw:frame>
        </draw:g>
        <draw:line draw:style-name="gr2" draw:text-style-name="P2" draw:layer="layout" svg:x1="12.743cm" svg:y1="9.15cm" svg:x2="12.444cm" svg:y2="9.15cm">
          <text:p/>
        </draw:line>
        <draw:g>
          <draw:polygon draw:style-name="gr1" draw:text-style-name="P1" draw:layer="layout" svg:width="0.7cm" svg:height="1.7cm" svg:x="12.594cm" svg:y="10cm" svg:viewBox="0 0 701 1701" draw:points="0,1701 701,1701 701,0 0,0">
            <text:p/>
          </draw:polygon>
          <draw:polygon draw:style-name="gr2" draw:text-style-name="P2" draw:layer="layout" svg:width="0.7cm" svg:height="1.7cm" svg:x="12.594cm" svg:y="10cm" svg:viewBox="0 0 701 1701" draw:points="0,1701 701,1701 701,0 0,0">
            <text:p/>
          </draw:polygon>
        </draw:g>
        <draw:line draw:style-name="gr18" draw:text-style-name="P2" draw:layer="layout" svg:x1="12.844cm" svg:y1="10.301cm" svg:x2="13.045cm" svg:y2="10.2cm">
          <text:p/>
        </draw:line>
        <draw:path draw:style-name="gr18" draw:text-style-name="P2" draw:layer="layout" svg:width="0.998cm" svg:height="0cm" svg:x="12.444cm" svg:y="10.3cm" svg:viewBox="0 0 999 0" svg:d="M599 0h400M0 0h400">
          <text:p/>
        </draw:path>
        <draw:polyline draw:style-name="gr18" draw:text-style-name="P2" draw:layer="layout" svg:width="0.443cm" svg:height="0.105cm" svg:x="13.001cm" svg:y="10.15cm" svg:viewBox="0 0 444 106" draw:points="0,106 0,0 444,0">
          <text:p/>
        </draw:polyline>
        <draw:line draw:style-name="gr18" draw:text-style-name="P2" draw:layer="layout" svg:x1="12.844cm" svg:y1="10.601cm" svg:x2="13.045cm" svg:y2="10.5cm">
          <text:p/>
        </draw:line>
        <draw:path draw:style-name="gr18" draw:text-style-name="P2" draw:layer="layout" svg:width="0.998cm" svg:height="0cm" svg:x="12.444cm" svg:y="10.6cm" svg:viewBox="0 0 999 0" svg:d="M599 0h400M0 0h400">
          <text:p/>
        </draw:path>
        <draw:polyline draw:style-name="gr18" draw:text-style-name="P2" draw:layer="layout" svg:width="0.443cm" svg:height="0.105cm" svg:x="13.001cm" svg:y="10.45cm" svg:viewBox="0 0 444 106" draw:points="0,106 0,0 444,0">
          <text:p/>
        </draw:polyline>
        <draw:line draw:style-name="gr18" draw:text-style-name="P2" draw:layer="layout" svg:x1="12.844cm" svg:y1="10.901cm" svg:x2="13.045cm" svg:y2="10.8cm">
          <text:p/>
        </draw:line>
        <draw:path draw:style-name="gr18" draw:text-style-name="P2" draw:layer="layout" svg:width="0.998cm" svg:height="0cm" svg:x="12.444cm" svg:y="10.9cm" svg:viewBox="0 0 999 0" svg:d="M599 0h400M0 0h399">
          <text:p/>
        </draw:path>
        <draw:polyline draw:style-name="gr18" draw:text-style-name="P2" draw:layer="layout" svg:width="0.443cm" svg:height="0.105cm" svg:x="13.001cm" svg:y="10.75cm" svg:viewBox="0 0 444 106" draw:points="0,106 0,0 444,0">
          <text:p/>
        </draw:polyline>
        <draw:line draw:style-name="gr2" draw:text-style-name="P2" draw:layer="layout" svg:x1="12.844cm" svg:y1="11.201cm" svg:x2="13.045cm" svg:y2="11.1cm">
          <text:p/>
        </draw:line>
        <draw:path draw:style-name="gr2" draw:text-style-name="P2" draw:layer="layout" svg:width="0.998cm" svg:height="0cm" svg:x="12.444cm" svg:y="11.2cm" svg:viewBox="0 0 999 0" svg:d="M599 0h400M0 0h399">
          <text:p/>
        </draw:path>
        <draw:polyline draw:style-name="gr2" draw:text-style-name="P2" draw:layer="layout" svg:width="0.443cm" svg:height="0.105cm" svg:x="13.001cm" svg:y="11.05cm" svg:viewBox="0 0 444 106" draw:points="0,106 0,0 444,0">
          <text:p/>
        </draw:polyline>
        <draw:g>
          <draw:polygon draw:style-name="gr1" draw:text-style-name="P1" draw:layer="layout" svg:width="0.15cm" svg:height="0.15cm" svg:x="12.744cm" svg:y="11.375cm" svg:viewBox="0 0 151 151" draw:points="0,151 151,151 151,0 0,0">
            <text:p/>
          </draw:polygon>
          <draw:path draw:style-name="gr2" draw:text-style-name="P2" draw:layer="layout" svg:width="0.15cm" svg:height="0.15cm" svg:x="12.744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11.375cm" svg:viewBox="0 0 301 151" draw:points="0,151 301,151 301,0 0,0">
              <text:p/>
            </draw:polygon>
            <draw:polygon draw:style-name="gr2" draw:text-style-name="P2" draw:layer="layout" svg:width="0.3cm" svg:height="0.15cm" svg:x="12.894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11.525cm">
            <draw:text-box>
              <text:p/>
            </draw:text-box>
          </draw:frame>
        </draw:g>
        <draw:line draw:style-name="gr2" draw:text-style-name="P2" draw:layer="layout" svg:x1="12.743cm" svg:y1="11.45cm" svg:x2="12.444cm" svg:y2="11.45cm">
          <text:p/>
        </draw:line>
        <draw:path draw:style-name="gr2" draw:text-style-name="P2" draw:layer="layout" svg:width="0.55cm" svg:height="3.234cm" svg:x="11.894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2.294cm" svg:y="11.45cm" svg:viewBox="0 0 151 851" draw:points="151,0 0,0 0,851">
          <text:p/>
        </draw:polyline>
        <draw:polyline draw:style-name="gr18" draw:text-style-name="P2" draw:layer="layout" svg:width="0.357cm" svg:height="3.6cm" svg:x="12.087cm" svg:y="7.3cm" svg:viewBox="0 0 358 3601" draw:points="0,0 0,3601 358,3601">
          <text:p/>
        </draw:polyline>
        <draw:polyline draw:style-name="gr18" draw:text-style-name="P2" draw:layer="layout" svg:width="0.55cm" svg:height="2.15cm" svg:x="13.444cm" svg:y="8cm" svg:viewBox="0 0 551 2151" draw:points="0,0 551,0 551,2151 0,2151">
          <text:p/>
        </draw:polyline>
        <draw:path draw:style-name="gr2" draw:text-style-name="P2" draw:layer="layout" svg:width="0.643cm" svg:height="2.45cm" svg:x="13.444cm" svg:y="7.85cm" svg:viewBox="0 0 644 2451" svg:d="M0 0h644v2451h-210c0-15-4-29-11-42-7-12-18-23-31-30-12-8-27-12-41-12-15 0-30 4-42 12-13 7-24 18-31 30-7 13-11 27-11 42h-267">
          <text:p/>
        </draw:path>
        <draw:path draw:style-name="gr18" draw:text-style-name="P2" draw:layer="layout" svg:width="0.35cm" svg:height="0.45cm" svg:x="13.444cm" svg:y="10.15cm" svg:viewBox="0 0 351 451" svg:d="M351 0v451h-117c0-15-4-29-11-42s-18-23-31-30c-12-8-27-12-42-12-14 0-29 4-42 12-12 7-23 17-30 30-8 13-12 27-12 42h-66">
          <text:p/>
        </draw:path>
        <draw:path draw:style-name="gr18" draw:text-style-name="P2" draw:layer="layout" svg:width="1.3cm" svg:height="2.588cm" svg:x="13.444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3.444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3.444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18" draw:text-style-name="P2" draw:layer="layout" svg:width="0.936cm" svg:height="2.281cm" svg:x="13.444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8" draw:text-style-name="P2" draw:layer="layout" svg:width="0.15cm" svg:height="0.75cm" svg:x="13.444cm" svg:y="10.45cm" svg:viewBox="0 0 151 751" draw:points="0,0 151,0 151,751 0,751">
          <text:p/>
        </draw:polyline>
        <draw:g>
          <draw:path draw:style-name="gr14" draw:text-style-name="P7" draw:layer="layout" svg:width="0.1cm" svg:height="0.1cm" svg:x="13.544cm" svg:y="11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544cm" svg:y="11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frame draw:style-name="gr4" draw:text-style-name="P4" draw:layer="layout" svg:width="0.305cm" svg:height="0.33cm" svg:x="12.241cm" svg:y="10.359cm">
          <draw:text-box>
            <text:p text:style-name="P3"><text:span text:style-name="T1">+v</text:span></text:p>
          </draw:text-box>
        </draw:frame>
        <draw:polyline draw:style-name="gr18" draw:text-style-name="P2" draw:layer="layout" svg:width="0.143cm" svg:height="2cm" svg:x="12.3cm" svg:y="8.3cm" svg:viewBox="0 0 144 2001" draw:points="144,0 0,0 0,2001 144,2001">
          <text:p/>
        </draw:polyline>
        <draw:path draw:style-name="gr2" draw:text-style-name="P2" draw:layer="layout" svg:width="0.75cm" svg:height="2.684cm" svg:x="11.694cm" svg:y="8.5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g>
          <draw:path draw:style-name="gr14" draw:text-style-name="P7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544cm" svg:y="8.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544cm" svg:y="8.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5cm" svg:height="0.15cm" svg:x="13.444cm" svg:y="8.3cm" svg:viewBox="0 0 151 151" draw:points="0,0 151,0 151,151">
          <text:p/>
        </draw:polyline>
        <draw:polyline draw:style-name="gr18" draw:text-style-name="P2" draw:layer="layout" svg:width="0.3cm" svg:height="0.45cm" svg:x="13.444cm" svg:y="8.15cm" svg:viewBox="0 0 301 451" draw:points="0,0 301,0 301,451">
          <text:p/>
        </draw:polyline>
        <draw:path draw:style-name="gr18" draw:text-style-name="P2" draw:layer="layout" svg:width="2.6cm" svg:height="1.5cm" svg:x="12.294cm" svg:y="8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7" draw:layer="layout" svg:width="0.1cm" svg:height="0.1cm" svg:x="12.244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244cm" svg:y="9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644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644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3.4cm" svg:height="0.8cm" svg:x="11.694cm" svg:y="8.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4" draw:layer="layout" svg:width="0.453cm" svg:height="0.33cm" svg:x="11.667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453cm" svg:height="0.33cm" svg:x="12.068cm" svg:y="12.259cm">
          <draw:text-box>
            <text:p text:style-name="P3"><text:span text:style-name="T1">0</text:span></text:p>
          </draw:text-box>
        </draw:frame>
        <draw:frame draw:style-name="gr4" draw:text-style-name="P4" draw:layer="layout" svg:width="0.8cm" svg:height="0.33cm" svg:x="11.669cm" svg:y="7cm">
          <draw:text-box>
            <text:p text:style-name="P3"><text:span text:style-name="T1">1</text:span></text:p>
          </draw:text-box>
        </draw:frame>
        <draw:frame draw:style-name="gr4" draw:text-style-name="P4" draw:layer="layout" svg:width="0.819cm" svg:height="0.33cm" svg:x="22.031cm" svg:y="7.818cm">
          <draw:text-box>
            <text:p text:style-name="P3"><text:span text:style-name="T1">0</text:span></text:p>
          </draw:text-box>
        </draw:frame>
        <draw:frame draw:style-name="gr4" draw:text-style-name="P4" draw:layer="layout" svg:width="1.035cm" svg:height="0.33cm" svg:x="21.915cm" svg:y="8.659cm">
          <draw:text-box>
            <text:p text:style-name="P3"><text:span text:style-name="T1">1</text:span></text:p>
          </draw:text-box>
        </draw:frame>
        <draw:frame draw:style-name="gr4" draw:text-style-name="P4" draw:layer="layout" svg:width="0.8cm" svg:height="0.33cm" svg:x="15.263cm" svg:y="7cm">
          <draw:text-box>
            <text:p text:style-name="P3"><text:span text:style-name="T1">0</text:span></text:p>
          </draw:text-box>
        </draw:frame>
        <draw:frame draw:style-name="gr4" draw:text-style-name="P4" draw:layer="layout" svg:width="0.8cm" svg:height="0.33cm" svg:x="18.863cm" svg:y="7.018cm">
          <draw:text-box>
            <text:p text:style-name="P3"><text:span text:style-name="T1">0</text:span></text:p>
          </draw:text-box>
        </draw:frame>
        <draw:line draw:style-name="gr18" draw:text-style-name="P2" draw:layer="layout" svg:x1="16.04cm" svg:y1="11.2cm" svg:x2="17.039cm" svg:y2="11.2cm">
          <text:p/>
        </draw:line>
        <draw:line draw:style-name="gr2" draw:text-style-name="P2" draw:layer="layout" svg:x1="17.039cm" svg:y1="11.06cm" svg:x2="16.6cm" svg:y2="11.06cm">
          <text:p/>
        </draw:line>
        <draw:line draw:style-name="gr2" draw:text-style-name="P2" draw:layer="layout" svg:x1="16.6cm" svg:y1="11.139cm" svg:x2="16.6cm" svg:y2="11.06cm">
          <text:p/>
        </draw:line>
        <draw:line draw:style-name="gr18" draw:text-style-name="P2" draw:layer="layout" svg:x1="16.04cm" svg:y1="10.6cm" svg:x2="17.039cm" svg:y2="10.6cm">
          <text:p/>
        </draw:line>
        <draw:line draw:style-name="gr18" draw:text-style-name="P2" draw:layer="layout" svg:x1="17.039cm" svg:y1="10.46cm" svg:x2="16.6cm" svg:y2="10.46cm">
          <text:p/>
        </draw:line>
        <draw:line draw:style-name="gr18" draw:text-style-name="P2" draw:layer="layout" svg:x1="16.6cm" svg:y1="10.539cm" svg:x2="16.6cm" svg:y2="10.46cm">
          <text:p/>
        </draw:line>
        <draw:line draw:style-name="gr2" draw:text-style-name="P2" draw:layer="layout" svg:x1="16.04cm" svg:y1="10.3cm" svg:x2="17.039cm" svg:y2="10.3cm">
          <text:p/>
        </draw:line>
        <draw:line draw:style-name="gr18" draw:text-style-name="P2" draw:layer="layout" svg:x1="17.039cm" svg:y1="10.16cm" svg:x2="16.6cm" svg:y2="10.16cm">
          <text:p/>
        </draw:line>
        <draw:line draw:style-name="gr18" draw:text-style-name="P2" draw:layer="layout" svg:x1="16.6cm" svg:y1="10.239cm" svg:x2="16.6cm" svg:y2="10.16cm">
          <text:p/>
        </draw:line>
        <draw:line draw:style-name="gr2" draw:text-style-name="P2" draw:layer="layout" svg:x1="16.04cm" svg:y1="10.9cm" svg:x2="17.039cm" svg:y2="10.9cm">
          <text:p/>
        </draw:line>
        <draw:line draw:style-name="gr2" draw:text-style-name="P2" draw:layer="layout" svg:x1="17.039cm" svg:y1="10.76cm" svg:x2="16.6cm" svg:y2="10.76cm">
          <text:p/>
        </draw:line>
        <draw:line draw:style-name="gr2" draw:text-style-name="P2" draw:layer="layout" svg:x1="16.6cm" svg:y1="10.839cm" svg:x2="16.6cm" svg:y2="10.76cm">
          <text:p/>
        </draw:line>
        <draw:line draw:style-name="gr18" draw:text-style-name="P2" draw:layer="layout" svg:x1="16.04cm" svg:y1="8cm" svg:x2="17.039cm" svg:y2="8cm">
          <text:p/>
        </draw:line>
        <draw:line draw:style-name="gr2" draw:text-style-name="P2" draw:layer="layout" svg:x1="17.039cm" svg:y1="7.86cm" svg:x2="16.6cm" svg:y2="7.86cm">
          <text:p/>
        </draw:line>
        <draw:line draw:style-name="gr2" draw:text-style-name="P2" draw:layer="layout" svg:x1="16.6cm" svg:y1="7.939cm" svg:x2="16.6cm" svg:y2="7.86cm">
          <text:p/>
        </draw:line>
        <draw:line draw:style-name="gr2" draw:text-style-name="P2" draw:layer="layout" svg:x1="16.04cm" svg:y1="8.3cm" svg:x2="17.039cm" svg:y2="8.3cm">
          <text:p/>
        </draw:line>
        <draw:line draw:style-name="gr2" draw:text-style-name="P2" draw:layer="layout" svg:x1="17.039cm" svg:y1="8.16cm" svg:x2="16.6cm" svg:y2="8.16cm">
          <text:p/>
        </draw:line>
        <draw:line draw:style-name="gr2" draw:text-style-name="P2" draw:layer="layout" svg:x1="16.6cm" svg:y1="8.239cm" svg:x2="16.6cm" svg:y2="8.16cm">
          <text:p/>
        </draw:line>
        <draw:line draw:style-name="gr2" draw:text-style-name="P2" draw:layer="layout" svg:x1="16.04cm" svg:y1="8.6cm" svg:x2="17.039cm" svg:y2="8.6cm">
          <text:p/>
        </draw:line>
        <draw:line draw:style-name="gr2" draw:text-style-name="P2" draw:layer="layout" svg:x1="17.039cm" svg:y1="8.46cm" svg:x2="16.6cm" svg:y2="8.46cm">
          <text:p/>
        </draw:line>
        <draw:line draw:style-name="gr2" draw:text-style-name="P2" draw:layer="layout" svg:x1="16.6cm" svg:y1="8.539cm" svg:x2="16.6cm" svg:y2="8.46cm">
          <text:p/>
        </draw:line>
        <draw:line draw:style-name="gr2" draw:text-style-name="P2" draw:layer="layout" svg:x1="16.04cm" svg:y1="8.9cm" svg:x2="17.039cm" svg:y2="8.9cm">
          <text:p/>
        </draw:line>
        <draw:line draw:style-name="gr18" draw:text-style-name="P2" draw:layer="layout" svg:x1="17.039cm" svg:y1="8.76cm" svg:x2="16.6cm" svg:y2="8.76cm">
          <text:p/>
        </draw:line>
        <draw:line draw:style-name="gr18" draw:text-style-name="P2" draw:layer="layout" svg:x1="16.6cm" svg:y1="8.839cm" svg:x2="16.6cm" svg:y2="8.76cm">
          <text:p/>
        </draw:line>
        <draw:line draw:style-name="gr18" draw:text-style-name="P2" draw:layer="layout" svg:x1="13.044cm" svg:y1="11.2cm" svg:x2="13.443cm" svg:y2="11.2cm">
          <text:p/>
        </draw:line>
        <draw:line draw:style-name="gr2" draw:text-style-name="P2" draw:layer="layout" svg:x1="20.237cm" svg:y1="10.6cm" svg:x2="20.636cm" svg:y2="10.6cm">
          <text:p/>
        </draw:line>
        <draw:line draw:style-name="gr18" draw:text-style-name="P2" draw:layer="layout" svg:x1="20.237cm" svg:y1="10.9cm" svg:x2="20.636cm" svg:y2="10.9cm">
          <text:p/>
        </draw:line>
        <draw:line draw:style-name="gr2" draw:text-style-name="P2" draw:layer="layout" svg:x1="20.237cm" svg:y1="8.6cm" svg:x2="20.636cm" svg:y2="8.6cm">
          <text:p/>
        </draw:line>
        <draw:line draw:style-name="gr18" draw:text-style-name="P2" draw:layer="layout" svg:x1="13.044cm" svg:y1="8.6cm" svg:x2="13.443cm" svg:y2="8.6cm">
          <text:p/>
        </draw:line>
        <draw:line draw:style-name="gr2" draw:text-style-name="P2" draw:layer="layout" svg:x1="13.044cm" svg:y1="10.9cm" svg:x2="13.443cm" svg:y2="10.9cm">
          <text:p/>
        </draw:line>
        <draw:line draw:style-name="gr18" draw:text-style-name="P2" draw:layer="layout" svg:x1="13.044cm" svg:y1="10.6cm" svg:x2="13.443cm" svg:y2="10.6cm">
          <text:p/>
        </draw:line>
        <draw:line draw:style-name="gr2" draw:text-style-name="P2" draw:layer="layout" svg:x1="13.044cm" svg:y1="8.9cm" svg:x2="13.443cm" svg:y2="8.9cm">
          <text:p/>
        </draw:line>
        <draw:line draw:style-name="gr2" draw:text-style-name="P2" draw:layer="layout" svg:x1="13.044cm" svg:y1="8.3cm" svg:x2="13.443cm" svg:y2="8.3cm">
          <text:p/>
        </draw:line>
        <draw:line draw:style-name="gr18" draw:text-style-name="P2" draw:layer="layout" svg:x1="13.044cm" svg:y1="8cm" svg:x2="13.443cm" svg:y2="8cm">
          <text:p/>
        </draw:line>
        <draw:line draw:style-name="gr2" draw:text-style-name="P2" draw:layer="layout" svg:x1="13.044cm" svg:y1="10.3cm" svg:x2="13.443cm" svg:y2="10.3cm">
          <text:p/>
        </draw:line>
      </draw:page>
      <draw:page draw:name="Regster A-D" draw:style-name="dp1" draw:master-page-name="PM11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4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4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8,0 8,3001 0,3001">
          <text:p/>
        </draw:polyline>
        <draw:path draw:style-name="gr2" draw:text-style-name="P2" draw:layer="layout" svg:width="1.36cm" svg:height="0.31cm" svg:x="13.6cm" svg:y="10.05cm" svg:viewBox="0 0 1361 311" svg:d="M0 301v10h224c0-15 4-29 11-42 8-13 18-23 31-31 13-7 27-11 42-11 14 0 29 4 42 11 12 8 23 18 30 31s11 27 11 42h707v-311h263">
          <text:p/>
        </draw:path>
        <draw:frame draw:style-name="gr4" draw:text-style-name="P4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g>
          <draw:path draw:style-name="gr14" draw:text-style-name="P7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7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7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7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7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7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4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g>
          <draw:path draw:style-name="gr14" draw:text-style-name="P7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7.32cm" svg:viewBox="0 0 577 501" draw:points="577,0 0,0 0,501">
          <text:p/>
        </draw:polyline>
        <draw:polyline draw:style-name="gr2" draw:text-style-name="P2" draw:layer="layout" svg:width="0.734cm" svg:height="0.5cm" svg:x="16.8cm" svg:y="7.02cm" svg:viewBox="0 0 735 501" draw:points="735,0 0,0 0,501">
          <text:p/>
        </draw:polyline>
        <draw:polyline draw:style-name="gr2" draw:text-style-name="P2" draw:layer="layout" svg:width="0.884cm" svg:height="0.5cm" svg:x="16.65cm" svg:y="6.72cm" svg:viewBox="0 0 885 501" draw:points="885,0 0,0 0,501">
          <text:p/>
        </draw:polyline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7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7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polyline draw:style-name="gr2" draw:text-style-name="P2" draw:layer="layout" svg:width="0.094cm" svg:height="0.9cm" svg:x="13.806cm" svg:y="12.9cm" svg:viewBox="0 0 95 901" draw:points="95,0 0,0 0,901 95,901">
          <text:p/>
        </draw:polyline>
        <draw:g>
          <draw:path draw:style-name="gr14" draw:text-style-name="P7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9cm" svg:y1="13.2cm" svg:x2="13.8cm" svg:y2="13.2cm">
          <text:p/>
        </draw:line>
        <draw:line draw:style-name="gr2" draw:text-style-name="P2" draw:layer="layout" svg:x1="13.9cm" svg:y1="13.5cm" svg:x2="13.8cm" svg:y2="13.5cm">
          <text:p/>
        </draw:line>
        <draw:frame draw:style-name="gr4" draw:text-style-name="P4" draw:layer="layout" svg:width="0.612cm" svg:height="0.33cm" svg:x="15.95cm" svg:y="8.73cm">
          <draw:text-box>
            <text:p text:style-name="P8"><text:span text:style-name="T3">D1:0</text:span></text:p>
          </draw:text-box>
        </draw:frame>
        <draw:frame draw:style-name="gr4" draw:text-style-name="P4" draw:layer="layout" svg:width="0.6cm" svg:height="0.33cm" svg:x="15.962cm" svg:y="9.03cm">
          <draw:text-box>
            <text:p text:style-name="P8"><text:span text:style-name="T3">D1:1</text:span></text:p>
          </draw:text-box>
        </draw:frame>
        <draw:frame draw:style-name="gr4" draw:text-style-name="P4" draw:layer="layout" svg:width="0.6cm" svg:height="0.33cm" svg:x="15.962cm" svg:y="9.33cm">
          <draw:text-box>
            <text:p text:style-name="P8"><text:span text:style-name="T3">D1:2</text:span></text:p>
          </draw:text-box>
        </draw:frame>
        <draw:frame draw:style-name="gr4" draw:text-style-name="P4" draw:layer="layout" svg:width="0.7cm" svg:height="0.33cm" svg:x="15.962cm" svg:y="9.63cm">
          <draw:text-box>
            <text:p text:style-name="P8"><text:span text:style-name="T3">D1:3</text:span></text:p>
          </draw:text-box>
        </draw:frame>
        <draw:frame draw:style-name="gr4" draw:text-style-name="P4" draw:layer="layout" svg:width="0.612cm" svg:height="0.33cm" svg:x="15.95cm" svg:y="6.55cm">
          <draw:text-box>
            <text:p text:style-name="P8"><text:span text:style-name="T3">D2:0</text:span></text:p>
          </draw:text-box>
        </draw:frame>
        <draw:frame draw:style-name="gr4" draw:text-style-name="P4" draw:layer="layout" svg:width="0.6cm" svg:height="0.33cm" svg:x="15.962cm" svg:y="6.85cm">
          <draw:text-box>
            <text:p text:style-name="P8"><text:span text:style-name="T3">D2:1</text:span></text:p>
          </draw:text-box>
        </draw:frame>
        <draw:frame draw:style-name="gr4" draw:text-style-name="P4" draw:layer="layout" svg:width="0.6cm" svg:height="0.33cm" svg:x="15.962cm" svg:y="7.15cm">
          <draw:text-box>
            <text:p text:style-name="P8"><text:span text:style-name="T3">D2:2</text:span></text:p>
          </draw:text-box>
        </draw:frame>
        <draw:frame draw:style-name="gr4" draw:text-style-name="P4" draw:layer="layout" svg:width="0.6cm" svg:height="0.33cm" svg:x="15.962cm" svg:y="7.45cm">
          <draw:text-box>
            <text:p text:style-name="P8"><text:span text:style-name="T3">D2:3</text:span></text:p>
          </draw:text-box>
        </draw:frame>
        <draw:frame draw:style-name="gr4" draw:text-style-name="P4" draw:layer="layout" svg:width="0.662cm" svg:height="0.33cm" svg:x="18.538cm" svg:y="8.73cm">
          <draw:text-box>
            <text:p text:style-name="P8"><text:span text:style-name="T3">D1:4</text:span></text:p>
          </draw:text-box>
        </draw:frame>
        <draw:frame draw:style-name="gr4" draw:text-style-name="P4" draw:layer="layout" svg:width="0.65cm" svg:height="0.33cm" svg:x="18.55cm" svg:y="9.03cm">
          <draw:text-box>
            <text:p text:style-name="P8"><text:span text:style-name="T3">D1:5</text:span></text:p>
          </draw:text-box>
        </draw:frame>
        <draw:frame draw:style-name="gr4" draw:text-style-name="P4" draw:layer="layout" svg:width="0.65cm" svg:height="0.33cm" svg:x="18.55cm" svg:y="9.33cm">
          <draw:text-box>
            <text:p text:style-name="P8"><text:span text:style-name="T3">D1:6</text:span></text:p>
          </draw:text-box>
        </draw:frame>
        <draw:frame draw:style-name="gr4" draw:text-style-name="P4" draw:layer="layout" svg:width="0.65cm" svg:height="0.33cm" svg:x="18.55cm" svg:y="9.63cm">
          <draw:text-box>
            <text:p text:style-name="P8"><text:span text:style-name="T3">D1:7</text:span></text:p>
          </draw:text-box>
        </draw:frame>
        <draw:frame draw:style-name="gr4" draw:text-style-name="P4" draw:layer="layout" svg:width="0.769cm" svg:height="0.33cm" svg:x="18.55cm" svg:y="6.55cm">
          <draw:text-box>
            <text:p text:style-name="P8"><text:span text:style-name="T3">D2:4</text:span></text:p>
          </draw:text-box>
        </draw:frame>
        <draw:frame draw:style-name="gr4" draw:text-style-name="P4" draw:layer="layout" svg:width="0.695cm" svg:height="0.33cm" svg:x="18.548cm" svg:y="6.85cm">
          <draw:text-box>
            <text:p text:style-name="P8"><text:span text:style-name="T3">D2:5</text:span></text:p>
          </draw:text-box>
        </draw:frame>
        <draw:frame draw:style-name="gr4" draw:text-style-name="P4" draw:layer="layout" svg:width="0.695cm" svg:height="0.33cm" svg:x="18.548cm" svg:y="7.15cm">
          <draw:text-box>
            <text:p text:style-name="P8"><text:span text:style-name="T3">D2:6</text:span></text:p>
          </draw:text-box>
        </draw:frame>
        <draw:frame draw:style-name="gr4" draw:text-style-name="P4" draw:layer="layout" svg:width="0.695cm" svg:height="0.33cm" svg:x="18.548cm" svg:y="7.45cm">
          <draw:text-box>
            <text:p text:style-name="P8"><text:span text:style-name="T3">D2:7</text:span></text:p>
          </draw:text-box>
        </draw:frame>
      </draw:page>
      <draw:page draw:name="Register M S L PC" draw:style-name="dp1" draw:master-page-name="PM12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4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4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0,0 0,3001">
          <text:p/>
        </draw:polyline>
        <draw:path draw:style-name="gr2" draw:text-style-name="P2" draw:layer="layout" svg:width="1.36cm" svg:height="0.3cm" svg:x="13.6cm" svg:y="10.05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frame draw:style-name="gr4" draw:text-style-name="P4" draw:layer="layout" svg:width="0.612cm" svg:height="0.33cm" svg:x="15.95cm" svg:y="8.718cm">
          <draw:text-box>
            <text:p text:style-name="P8"><text:span text:style-name="T3">D1:0</text:span></text:p>
          </draw:text-box>
        </draw:frame>
        <draw:frame draw:style-name="gr4" draw:text-style-name="P4" draw:layer="layout" svg:width="0.6cm" svg:height="0.33cm" svg:x="15.962cm" svg:y="9.018cm">
          <draw:text-box>
            <text:p text:style-name="P8"><text:span text:style-name="T3">D1:1</text:span></text:p>
          </draw:text-box>
        </draw:frame>
        <draw:frame draw:style-name="gr4" draw:text-style-name="P4" draw:layer="layout" svg:width="0.6cm" svg:height="0.33cm" svg:x="15.962cm" svg:y="9.318cm">
          <draw:text-box>
            <text:p text:style-name="P8"><text:span text:style-name="T3">D1:2</text:span></text:p>
          </draw:text-box>
        </draw:frame>
        <draw:frame draw:style-name="gr4" draw:text-style-name="P4" draw:layer="layout" svg:width="0.7cm" svg:height="0.33cm" svg:x="15.962cm" svg:y="9.618cm">
          <draw:text-box>
            <text:p text:style-name="P8"><text:span text:style-name="T3">D1:3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frame draw:style-name="gr4" draw:text-style-name="P4" draw:layer="layout" svg:width="0.662cm" svg:height="0.33cm" svg:x="18.538cm" svg:y="8.718cm">
          <draw:text-box>
            <text:p text:style-name="P8"><text:span text:style-name="T3">D1:4</text:span></text:p>
          </draw:text-box>
        </draw:frame>
        <draw:frame draw:style-name="gr4" draw:text-style-name="P4" draw:layer="layout" svg:width="0.65cm" svg:height="0.33cm" svg:x="18.55cm" svg:y="9.018cm">
          <draw:text-box>
            <text:p text:style-name="P8"><text:span text:style-name="T3">D1:5</text:span></text:p>
          </draw:text-box>
        </draw:frame>
        <draw:frame draw:style-name="gr4" draw:text-style-name="P4" draw:layer="layout" svg:width="0.65cm" svg:height="0.33cm" svg:x="18.55cm" svg:y="9.318cm">
          <draw:text-box>
            <text:p text:style-name="P8"><text:span text:style-name="T3">D1:6</text:span></text:p>
          </draw:text-box>
        </draw:frame>
        <draw:frame draw:style-name="gr4" draw:text-style-name="P4" draw:layer="layout" svg:width="0.65cm" svg:height="0.33cm" svg:x="18.55cm" svg:y="9.618cm">
          <draw:text-box>
            <text:p text:style-name="P8"><text:span text:style-name="T3">D1:7</text:span></text:p>
          </draw:text-box>
        </draw:frame>
        <draw:g>
          <draw:path draw:style-name="gr14" draw:text-style-name="P7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15" draw:text-style-name="P4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7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7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7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7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7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7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4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frame draw:style-name="gr4" draw:text-style-name="P4" draw:layer="layout" svg:width="0.612cm" svg:height="0.33cm" svg:x="15.95cm" svg:y="6.538cm">
          <draw:text-box>
            <text:p text:style-name="P8"><text:span text:style-name="T3">D2:0</text:span></text:p>
          </draw:text-box>
        </draw:frame>
        <draw:frame draw:style-name="gr4" draw:text-style-name="P4" draw:layer="layout" svg:width="0.6cm" svg:height="0.33cm" svg:x="15.962cm" svg:y="6.838cm">
          <draw:text-box>
            <text:p text:style-name="P8"><text:span text:style-name="T3">D2:1</text:span></text:p>
          </draw:text-box>
        </draw:frame>
        <draw:frame draw:style-name="gr4" draw:text-style-name="P4" draw:layer="layout" svg:width="0.6cm" svg:height="0.33cm" svg:x="15.962cm" svg:y="7.138cm">
          <draw:text-box>
            <text:p text:style-name="P8"><text:span text:style-name="T3">D2:2</text:span></text:p>
          </draw:text-box>
        </draw:frame>
        <draw:frame draw:style-name="gr4" draw:text-style-name="P4" draw:layer="layout" svg:width="0.6cm" svg:height="0.33cm" svg:x="15.962cm" svg:y="7.438cm">
          <draw:text-box>
            <text:p text:style-name="P8"><text:span text:style-name="T3">D2:3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frame draw:style-name="gr4" draw:text-style-name="P4" draw:layer="layout" svg:width="0.769cm" svg:height="0.33cm" svg:x="18.55cm" svg:y="6.538cm">
          <draw:text-box>
            <text:p text:style-name="P8"><text:span text:style-name="T3">D2:4</text:span></text:p>
          </draw:text-box>
        </draw:frame>
        <draw:frame draw:style-name="gr4" draw:text-style-name="P4" draw:layer="layout" svg:width="0.695cm" svg:height="0.33cm" svg:x="18.548cm" svg:y="6.838cm">
          <draw:text-box>
            <text:p text:style-name="P8"><text:span text:style-name="T3">D2:5</text:span></text:p>
          </draw:text-box>
        </draw:frame>
        <draw:frame draw:style-name="gr4" draw:text-style-name="P4" draw:layer="layout" svg:width="0.695cm" svg:height="0.33cm" svg:x="18.548cm" svg:y="7.138cm">
          <draw:text-box>
            <text:p text:style-name="P8"><text:span text:style-name="T3">D2:6</text:span></text:p>
          </draw:text-box>
        </draw:frame>
        <draw:frame draw:style-name="gr4" draw:text-style-name="P4" draw:layer="layout" svg:width="0.695cm" svg:height="0.33cm" svg:x="18.548cm" svg:y="7.438cm">
          <draw:text-box>
            <text:p text:style-name="P8"><text:span text:style-name="T3">D2:7</text:span></text:p>
          </draw:text-box>
        </draw:frame>
        <draw:g>
          <draw:path draw:style-name="gr14" draw:text-style-name="P7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ath draw:style-name="gr2" draw:text-style-name="P2" draw:layer="layout" svg:width="0.576cm" svg:height="0.583cm" svg:x="16.958cm" svg:y="7.237cm" svg:viewBox="0 0 577 584" svg:d="M577 83h-352c0-14-4-29-11-41-8-13-18-24-31-31s-27-11-42-11c-14 0-28 4-41 11s-23 18-31 31c-7 12-11 27-11 41h-58v501">
          <text:p/>
        </draw:path>
        <draw:path draw:style-name="gr2" draw:text-style-name="P2" draw:layer="layout" svg:width="0.734cm" svg:height="0.584cm" svg:x="16.8cm" svg:y="6.93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6.63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7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7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line draw:style-name="gr2" draw:text-style-name="P2" draw:layer="layout" svg:x1="13.9cm" svg:y1="12.9cm" svg:x2="13.9cm" svg:y2="13.8cm">
          <text:p/>
        </draw:line>
        <draw:g>
          <draw:path draw:style-name="gr14" draw:text-style-name="P7" draw:layer="layout" svg:width="0.1cm" svg:height="0.1cm" svg:x="13.85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85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85cm" svg:y="13.4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85cm" svg:y="13.4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gon draw:style-name="gr2" draw:text-style-name="P2" draw:layer="layout" svg:width="0cm" svg:height="0cm" svg:x="13.9cm" svg:y="13.2cm" svg:viewBox="0 0 0 0" draw:points="0,0">
          <text:p/>
        </draw:polygon>
        <draw:polygon draw:style-name="gr2" draw:text-style-name="P2" draw:layer="layout" svg:width="0cm" svg:height="0cm" svg:x="13.9cm" svg:y="13.5cm" svg:viewBox="0 0 0 0" draw:points="0,0">
          <text:p/>
        </draw:polygon>
        <draw:g>
          <draw:polygon draw:style-name="gr1" draw:text-style-name="P1" draw:layer="layout" svg:width="0.7cm" svg:height="1.7cm" svg:x="15.11cm" svg:y="4.5cm" svg:viewBox="0 0 701 1701" draw:points="0,1701 701,1701 701,0 0,0">
            <text:p/>
          </draw:polygon>
          <draw:polygon draw:style-name="gr2" draw:text-style-name="P2" draw:layer="layout" svg:width="0.7cm" svg:height="1.7cm" svg:x="15.11cm" svg:y="4.5cm" svg:viewBox="0 0 701 1701" draw:points="0,1701 701,1701 701,0 0,0">
            <text:p/>
          </draw:polygon>
        </draw:g>
        <draw:line draw:style-name="gr2" draw:text-style-name="P2" draw:layer="layout" svg:x1="15.36cm" svg:y1="4.801cm" svg:x2="15.561cm" svg:y2="4.7cm">
          <text:p/>
        </draw:line>
        <draw:path draw:style-name="gr2" draw:text-style-name="P2" draw:layer="layout" svg:width="0.998cm" svg:height="0cm" svg:x="14.96cm" svg:y="4.8cm" svg:viewBox="0 0 999 0" svg:d="M599 0h400M0 0h400">
          <text:p/>
        </draw:path>
        <draw:polyline draw:style-name="gr2" draw:text-style-name="P2" draw:layer="layout" svg:width="0.443cm" svg:height="0.105cm" svg:x="15.517cm" svg:y="4.65cm" svg:viewBox="0 0 444 106" draw:points="0,106 0,0 444,0">
          <text:p/>
        </draw:polyline>
        <draw:line draw:style-name="gr2" draw:text-style-name="P2" draw:layer="layout" svg:x1="15.36cm" svg:y1="5.101cm" svg:x2="15.561cm" svg:y2="5cm">
          <text:p/>
        </draw:line>
        <draw:path draw:style-name="gr2" draw:text-style-name="P2" draw:layer="layout" svg:width="0.998cm" svg:height="0cm" svg:x="14.96cm" svg:y="5.1cm" svg:viewBox="0 0 999 0" svg:d="M599 0h400M0 0h400">
          <text:p/>
        </draw:path>
        <draw:polyline draw:style-name="gr2" draw:text-style-name="P2" draw:layer="layout" svg:width="0.443cm" svg:height="0.105cm" svg:x="15.517cm" svg:y="4.95cm" svg:viewBox="0 0 444 106" draw:points="0,106 0,0 444,0">
          <text:p/>
        </draw:polyline>
        <draw:line draw:style-name="gr2" draw:text-style-name="P2" draw:layer="layout" svg:x1="15.36cm" svg:y1="5.401cm" svg:x2="15.561cm" svg:y2="5.3cm">
          <text:p/>
        </draw:line>
        <draw:path draw:style-name="gr2" draw:text-style-name="P2" draw:layer="layout" svg:width="0.998cm" svg:height="0cm" svg:x="14.96cm" svg:y="5.4cm" svg:viewBox="0 0 999 0" svg:d="M599 0h400M0 0h399">
          <text:p/>
        </draw:path>
        <draw:polyline draw:style-name="gr2" draw:text-style-name="P2" draw:layer="layout" svg:width="0.443cm" svg:height="0.105cm" svg:x="15.517cm" svg:y="5.25cm" svg:viewBox="0 0 444 106" draw:points="0,106 0,0 444,0">
          <text:p/>
        </draw:polyline>
        <draw:line draw:style-name="gr2" draw:text-style-name="P2" draw:layer="layout" svg:x1="15.36cm" svg:y1="5.701cm" svg:x2="15.561cm" svg:y2="5.6cm">
          <text:p/>
        </draw:line>
        <draw:path draw:style-name="gr2" draw:text-style-name="P2" draw:layer="layout" svg:width="0.998cm" svg:height="0cm" svg:x="14.96cm" svg:y="5.7cm" svg:viewBox="0 0 999 0" svg:d="M599 0h400M0 0h399">
          <text:p/>
        </draw:path>
        <draw:polyline draw:style-name="gr2" draw:text-style-name="P2" draw:layer="layout" svg:width="0.443cm" svg:height="0.105cm" svg:x="15.517cm" svg:y="5.55cm" svg:viewBox="0 0 444 106" draw:points="0,106 0,0 444,0">
          <text:p/>
        </draw:polyline>
        <draw:g>
          <draw:polygon draw:style-name="gr1" draw:text-style-name="P1" draw:layer="layout" svg:width="0.15cm" svg:height="0.15cm" svg:x="15.26cm" svg:y="5.875cm" svg:viewBox="0 0 151 151" draw:points="0,151 151,151 151,0 0,0">
            <text:p/>
          </draw:polygon>
          <draw:path draw:style-name="gr2" draw:text-style-name="P2" draw:layer="layout" svg:width="0.15cm" svg:height="0.15cm" svg:x="15.26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5.875cm" svg:viewBox="0 0 301 151" draw:points="0,151 301,151 301,0 0,0">
              <text:p/>
            </draw:polygon>
            <draw:polygon draw:style-name="gr2" draw:text-style-name="P2" draw:layer="layout" svg:width="0.3cm" svg:height="0.15cm" svg:x="15.41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6.025cm">
            <draw:text-box>
              <text:p/>
            </draw:text-box>
          </draw:frame>
        </draw:g>
        <draw:line draw:style-name="gr2" draw:text-style-name="P2" draw:layer="layout" svg:x1="15.259cm" svg:y1="5.95cm" svg:x2="14.96cm" svg:y2="5.95cm">
          <text:p/>
        </draw:line>
        <draw:path draw:style-name="gr2" draw:text-style-name="P2" draw:layer="layout" svg:width="1.36cm" svg:height="0.3cm" svg:x="13.6cm" svg:y="5.95cm" svg:viewBox="0 0 1361 301" svg:d="M0 301h216c0-15 4-29 11-42 8-13 18-23 31-31 13-7 27-11 42-11 14 0 29 4 42 11 12 8 23 18 30 31s11 27 11 42h715v-301h263">
          <text:p/>
        </draw:path>
        <draw:frame draw:style-name="gr4" draw:text-style-name="P4" draw:layer="layout" svg:width="1.1cm" svg:height="0.33cm" svg:x="12.7cm" svg:y="5.918cm">
          <draw:text-box>
            <text:p text:style-name="P3"><text:span text:style-name="T3">SEL_A</text:span></text:p>
          </draw:text-box>
        </draw:frame>
        <draw:frame draw:style-name="gr4" draw:text-style-name="P4" draw:layer="layout" svg:width="0.712cm" svg:height="0.33cm" svg:x="15.788cm" svg:y="4.618cm">
          <draw:text-box>
            <text:p text:style-name="P3"><text:span text:style-name="T3">A0</text:span></text:p>
          </draw:text-box>
        </draw:frame>
        <draw:frame draw:style-name="gr4" draw:text-style-name="P4" draw:layer="layout" svg:width="0.7cm" svg:height="0.33cm" svg:x="15.8cm" svg:y="4.918cm">
          <draw:text-box>
            <text:p text:style-name="P3"><text:span text:style-name="T3">A1</text:span></text:p>
          </draw:text-box>
        </draw:frame>
        <draw:frame draw:style-name="gr4" draw:text-style-name="P4" draw:layer="layout" svg:width="0.8cm" svg:height="0.33cm" svg:x="15.75cm" svg:y="5.218cm">
          <draw:text-box>
            <text:p text:style-name="P3"><text:span text:style-name="T3">A2</text:span></text:p>
          </draw:text-box>
        </draw:frame>
        <draw:frame draw:style-name="gr4" draw:text-style-name="P4" draw:layer="layout" svg:width="0.8cm" svg:height="0.33cm" svg:x="15.75cm" svg:y="5.518cm">
          <draw:text-box>
            <text:p text:style-name="P3"><text:span text:style-name="T3">A3</text:span></text:p>
          </draw:text-box>
        </draw:frame>
        <draw:g>
          <draw:polygon draw:style-name="gr1" draw:text-style-name="P1" draw:layer="layout" svg:width="0.7cm" svg:height="1.7cm" svg:x="17.684cm" svg:y="4.5cm" svg:viewBox="0 0 701 1701" draw:points="0,1701 701,1701 701,0 0,0">
            <text:p/>
          </draw:polygon>
          <draw:polygon draw:style-name="gr2" draw:text-style-name="P2" draw:layer="layout" svg:width="0.7cm" svg:height="1.7cm" svg:x="17.684cm" svg:y="4.5cm" svg:viewBox="0 0 701 1701" draw:points="0,1701 701,1701 701,0 0,0">
            <text:p/>
          </draw:polygon>
        </draw:g>
        <draw:line draw:style-name="gr2" draw:text-style-name="P2" draw:layer="layout" svg:x1="17.934cm" svg:y1="4.801cm" svg:x2="18.135cm" svg:y2="4.7cm">
          <text:p/>
        </draw:line>
        <draw:path draw:style-name="gr2" draw:text-style-name="P2" draw:layer="layout" svg:width="0.998cm" svg:height="0cm" svg:x="17.534cm" svg:y="4.8cm" svg:viewBox="0 0 999 0" svg:d="M599 0h400M0 0h400">
          <text:p/>
        </draw:path>
        <draw:polyline draw:style-name="gr2" draw:text-style-name="P2" draw:layer="layout" svg:width="0.443cm" svg:height="0.105cm" svg:x="18.091cm" svg:y="4.65cm" svg:viewBox="0 0 444 106" draw:points="0,106 0,0 444,0">
          <text:p/>
        </draw:polyline>
        <draw:line draw:style-name="gr2" draw:text-style-name="P2" draw:layer="layout" svg:x1="17.934cm" svg:y1="5.101cm" svg:x2="18.135cm" svg:y2="5cm">
          <text:p/>
        </draw:line>
        <draw:path draw:style-name="gr2" draw:text-style-name="P2" draw:layer="layout" svg:width="0.998cm" svg:height="0cm" svg:x="17.534cm" svg:y="5.1cm" svg:viewBox="0 0 999 0" svg:d="M599 0h400M0 0h400">
          <text:p/>
        </draw:path>
        <draw:polyline draw:style-name="gr2" draw:text-style-name="P2" draw:layer="layout" svg:width="0.443cm" svg:height="0.105cm" svg:x="18.091cm" svg:y="4.95cm" svg:viewBox="0 0 444 106" draw:points="0,106 0,0 444,0">
          <text:p/>
        </draw:polyline>
        <draw:line draw:style-name="gr2" draw:text-style-name="P2" draw:layer="layout" svg:x1="17.934cm" svg:y1="5.401cm" svg:x2="18.135cm" svg:y2="5.3cm">
          <text:p/>
        </draw:line>
        <draw:path draw:style-name="gr2" draw:text-style-name="P2" draw:layer="layout" svg:width="0.998cm" svg:height="0cm" svg:x="17.534cm" svg:y="5.4cm" svg:viewBox="0 0 999 0" svg:d="M599 0h400M0 0h399">
          <text:p/>
        </draw:path>
        <draw:polyline draw:style-name="gr2" draw:text-style-name="P2" draw:layer="layout" svg:width="0.443cm" svg:height="0.105cm" svg:x="18.091cm" svg:y="5.25cm" svg:viewBox="0 0 444 106" draw:points="0,106 0,0 444,0">
          <text:p/>
        </draw:polyline>
        <draw:line draw:style-name="gr2" draw:text-style-name="P2" draw:layer="layout" svg:x1="17.934cm" svg:y1="5.701cm" svg:x2="18.135cm" svg:y2="5.6cm">
          <text:p/>
        </draw:line>
        <draw:path draw:style-name="gr2" draw:text-style-name="P2" draw:layer="layout" svg:width="0.998cm" svg:height="0cm" svg:x="17.534cm" svg:y="5.7cm" svg:viewBox="0 0 999 0" svg:d="M599 0h400M0 0h399">
          <text:p/>
        </draw:path>
        <draw:polyline draw:style-name="gr2" draw:text-style-name="P2" draw:layer="layout" svg:width="0.443cm" svg:height="0.105cm" svg:x="18.091cm" svg:y="5.55cm" svg:viewBox="0 0 444 106" draw:points="0,106 0,0 444,0">
          <text:p/>
        </draw:polyline>
        <draw:g>
          <draw:polygon draw:style-name="gr1" draw:text-style-name="P1" draw:layer="layout" svg:width="0.15cm" svg:height="0.15cm" svg:x="17.834cm" svg:y="5.875cm" svg:viewBox="0 0 151 151" draw:points="0,151 151,151 151,0 0,0">
            <text:p/>
          </draw:polygon>
          <draw:path draw:style-name="gr2" draw:text-style-name="P2" draw:layer="layout" svg:width="0.15cm" svg:height="0.15cm" svg:x="17.834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5.875cm" svg:viewBox="0 0 301 151" draw:points="0,151 301,151 301,0 0,0">
              <text:p/>
            </draw:polygon>
            <draw:polygon draw:style-name="gr2" draw:text-style-name="P2" draw:layer="layout" svg:width="0.3cm" svg:height="0.15cm" svg:x="17.984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6.025cm">
            <draw:text-box>
              <text:p/>
            </draw:text-box>
          </draw:frame>
        </draw:g>
        <draw:line draw:style-name="gr2" draw:text-style-name="P2" draw:layer="layout" svg:x1="17.833cm" svg:y1="5.95cm" svg:x2="17.534cm" svg:y2="5.95cm">
          <text:p/>
        </draw:line>
        <draw:frame draw:style-name="gr4" draw:text-style-name="P4" draw:layer="layout" svg:width="0.838cm" svg:height="0.33cm" svg:x="18.281cm" svg:y="4.618cm">
          <draw:text-box>
            <text:p text:style-name="P3"><text:span text:style-name="T3">A4</text:span></text:p>
          </draw:text-box>
        </draw:frame>
        <draw:frame draw:style-name="gr4" draw:text-style-name="P4" draw:layer="layout" svg:width="0.826cm" svg:height="0.33cm" svg:x="18.293cm" svg:y="4.918cm">
          <draw:text-box>
            <text:p text:style-name="P3"><text:span text:style-name="T3">A5</text:span></text:p>
          </draw:text-box>
        </draw:frame>
        <draw:frame draw:style-name="gr4" draw:text-style-name="P4" draw:layer="layout" svg:width="0.826cm" svg:height="0.33cm" svg:x="18.293cm" svg:y="5.218cm">
          <draw:text-box>
            <text:p text:style-name="P3"><text:span text:style-name="T3">A6</text:span></text:p>
          </draw:text-box>
        </draw:frame>
        <draw:frame draw:style-name="gr4" draw:text-style-name="P4" draw:layer="layout" svg:width="0.826cm" svg:height="0.33cm" svg:x="18.293cm" svg:y="5.518cm">
          <draw:text-box>
            <text:p text:style-name="P3"><text:span text:style-name="T3">A7</text:span></text:p>
          </draw:text-box>
        </draw:frame>
        <draw:g>
          <draw:path draw:style-name="gr14" draw:text-style-name="P7" draw:layer="layout" svg:width="0.1cm" svg:height="0.1cm" svg:x="14.65cm" svg:y="6.2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5cm" svg:y="6.2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5.95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5.4cm" svg:viewBox="0 0 577 501" draw:points="577,0 0,0 0,501">
          <text:p/>
        </draw:polyline>
        <draw:polyline draw:style-name="gr2" draw:text-style-name="P2" draw:layer="layout" svg:width="0.734cm" svg:height="0.5cm" svg:x="16.8cm" svg:y="5.1cm" svg:viewBox="0 0 735 501" draw:points="735,0 0,0 0,501">
          <text:p/>
        </draw:polyline>
        <draw:polyline draw:style-name="gr2" draw:text-style-name="P2" draw:layer="layout" svg:width="0.884cm" svg:height="0.5cm" svg:x="16.65cm" svg:y="4.8cm" svg:viewBox="0 0 885 501" draw:points="885,0 0,0 0,501">
          <text:p/>
        </draw:polyline>
        <draw:polyline draw:style-name="gr2" draw:text-style-name="P2" draw:layer="layout" svg:width="0.56cm" svg:height="0.38cm" svg:x="14.44cm" svg:y="5.7cm" svg:viewBox="0 0 561 381" draw:points="561,0 0,0 0,381">
          <text:p/>
        </draw:polyline>
        <draw:polyline draw:style-name="gr2" draw:text-style-name="P2" draw:layer="layout" svg:width="0.734cm" svg:height="0.5cm" svg:x="14.266cm" svg:y="5.4cm" svg:viewBox="0 0 735 501" draw:points="735,0 0,0 0,501">
          <text:p/>
        </draw:polyline>
        <draw:polyline draw:style-name="gr2" draw:text-style-name="P2" draw:layer="layout" svg:width="0.884cm" svg:height="0.5cm" svg:x="14.116cm" svg:y="5.1cm" svg:viewBox="0 0 885 501" draw:points="885,0 0,0 0,501">
          <text:p/>
        </draw:polyline>
        <draw:polyline draw:style-name="gr2" draw:text-style-name="P2" draw:layer="layout" svg:width="1.06cm" svg:height="1.9cm" svg:x="13.9cm" svg:y="4.8cm" svg:viewBox="0 0 1061 1901" draw:points="1061,0 0,0 0,1901">
          <text:p/>
        </draw:polyline>
        <draw:g>
          <draw:path draw:style-name="gr14" draw:text-style-name="P7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1.9cm" svg:x="17.1cm" svg:y="5.7cm" svg:viewBox="0 0 435 1901" draw:points="435,0 0,0 0,1901">
          <text:p/>
        </draw:polyline>
        <draw:g>
          <draw:path draw:style-name="gr14" draw:text-style-name="P7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</draw:page>
      <draw:page draw:name="Clock" draw:style-name="dp1" draw:master-page-name="PM13">
        <draw:g>
          <draw:polygon draw:style-name="gr1" draw:text-style-name="P1" draw:layer="layout" svg:width="0.7cm" svg:height="1.7cm" svg:x="9.85cm" svg:y="9.4cm" svg:viewBox="0 0 701 1701" draw:points="0,1701 701,1701 701,0 0,0">
            <text:p/>
          </draw:polygon>
          <draw:polygon draw:style-name="gr2" draw:text-style-name="P2" draw:layer="layout" svg:width="0.7cm" svg:height="1.7cm" svg:x="9.85cm" svg:y="9.4cm" svg:viewBox="0 0 701 1701" draw:points="0,1701 701,1701 701,0 0,0">
            <text:p/>
          </draw:polygon>
        </draw:g>
        <draw:line draw:style-name="gr2" draw:text-style-name="P2" draw:layer="layout" svg:x1="10.1cm" svg:y1="9.701cm" svg:x2="10.301cm" svg:y2="9.6cm">
          <text:p/>
        </draw:line>
        <draw:path draw:style-name="gr2" draw:text-style-name="P2" draw:layer="layout" svg:width="0.998cm" svg:height="0cm" svg:x="9.7cm" svg:y="9.7cm" svg:viewBox="0 0 999 0" svg:d="M599 0h400M0 0h400">
          <text:p/>
        </draw:path>
        <draw:polyline draw:style-name="gr2" draw:text-style-name="P2" draw:layer="layout" svg:width="0.443cm" svg:height="0.105cm" svg:x="10.257cm" svg:y="9.55cm" svg:viewBox="0 0 444 106" draw:points="0,106 0,0 444,0">
          <text:p/>
        </draw:polyline>
        <draw:line draw:style-name="gr2" draw:text-style-name="P2" draw:layer="layout" svg:x1="10.1cm" svg:y1="10.001cm" svg:x2="10.301cm" svg:y2="9.9cm">
          <text:p/>
        </draw:line>
        <draw:path draw:style-name="gr2" draw:text-style-name="P2" draw:layer="layout" svg:width="0.998cm" svg:height="0cm" svg:x="9.7cm" svg:y="10cm" svg:viewBox="0 0 999 0" svg:d="M599 0h400M0 0h400">
          <text:p/>
        </draw:path>
        <draw:polyline draw:style-name="gr2" draw:text-style-name="P2" draw:layer="layout" svg:width="0.443cm" svg:height="0.105cm" svg:x="10.257cm" svg:y="9.85cm" svg:viewBox="0 0 444 106" draw:points="0,106 0,0 444,0">
          <text:p/>
        </draw:polyline>
        <draw:line draw:style-name="gr2" draw:text-style-name="P2" draw:layer="layout" svg:x1="10.1cm" svg:y1="10.301cm" svg:x2="10.301cm" svg:y2="10.2cm">
          <text:p/>
        </draw:line>
        <draw:path draw:style-name="gr2" draw:text-style-name="P2" draw:layer="layout" svg:width="0.998cm" svg:height="0cm" svg:x="9.7cm" svg:y="10.3cm" svg:viewBox="0 0 999 0" svg:d="M599 0h400M0 0h400">
          <text:p/>
        </draw:path>
        <draw:polyline draw:style-name="gr2" draw:text-style-name="P2" draw:layer="layout" svg:width="0.443cm" svg:height="0.105cm" svg:x="10.257cm" svg:y="10.15cm" svg:viewBox="0 0 444 106" draw:points="0,106 0,0 444,0">
          <text:p/>
        </draw:polyline>
        <draw:line draw:style-name="gr2" draw:text-style-name="P2" draw:layer="layout" svg:x1="10.1cm" svg:y1="10.601cm" svg:x2="10.301cm" svg:y2="10.5cm">
          <text:p/>
        </draw:line>
        <draw:path draw:style-name="gr2" draw:text-style-name="P2" draw:layer="layout" svg:width="0.998cm" svg:height="0cm" svg:x="9.7cm" svg:y="10.6cm" svg:viewBox="0 0 999 0" svg:d="M599 0h400M0 0h400">
          <text:p/>
        </draw:path>
        <draw:polyline draw:style-name="gr2" draw:text-style-name="P2" draw:layer="layout" svg:width="0.443cm" svg:height="0.105cm" svg:x="10.2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0cm" svg:y="10.775cm" svg:viewBox="0 0 151 151" draw:points="0,151 151,151 151,0 0,0">
            <text:p/>
          </draw:polygon>
          <draw:path draw:style-name="gr2" draw:text-style-name="P2" draw:layer="layout" svg:width="0.15cm" svg:height="0.15cm" svg:x="10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0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15cm" svg:y="10.775cm" svg:viewBox="0 0 301 151" draw:points="0,151 301,151 301,0 0,0">
              <text:p/>
            </draw:polygon>
            <draw:polygon draw:style-name="gr2" draw:text-style-name="P2" draw:layer="layout" svg:width="0.3cm" svg:height="0.15cm" svg:x="10.1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15cm" svg:y="10.925cm">
            <draw:text-box>
              <text:p/>
            </draw:text-box>
          </draw:frame>
        </draw:g>
        <draw:line draw:style-name="gr2" draw:text-style-name="P2" draw:layer="layout" svg:x1="9.999cm" svg:y1="10.85cm" svg:x2="9.7cm" svg:y2="10.85cm">
          <text:p/>
        </draw:line>
        <draw:g>
          <draw:polygon draw:style-name="gr1" draw:text-style-name="P1" draw:layer="layout" svg:width="0.7cm" svg:height="1.7cm" svg:x="12.23cm" svg:y="9.4cm" svg:viewBox="0 0 701 1701" draw:points="0,1701 701,1701 701,0 0,0">
            <text:p/>
          </draw:polygon>
          <draw:polygon draw:style-name="gr2" draw:text-style-name="P2" draw:layer="layout" svg:width="0.7cm" svg:height="1.7cm" svg:x="12.23cm" svg:y="9.4cm" svg:viewBox="0 0 701 1701" draw:points="0,1701 701,1701 701,0 0,0">
            <text:p/>
          </draw:polygon>
        </draw:g>
        <draw:line draw:style-name="gr2" draw:text-style-name="P2" draw:layer="layout" svg:x1="12.48cm" svg:y1="9.701cm" svg:x2="12.681cm" svg:y2="9.6cm">
          <text:p/>
        </draw:line>
        <draw:path draw:style-name="gr2" draw:text-style-name="P2" draw:layer="layout" svg:width="0.998cm" svg:height="0cm" svg:x="12.08cm" svg:y="9.7cm" svg:viewBox="0 0 999 0" svg:d="M599 0h400M0 0h400">
          <text:p/>
        </draw:path>
        <draw:polyline draw:style-name="gr2" draw:text-style-name="P2" draw:layer="layout" svg:width="0.443cm" svg:height="0.105cm" svg:x="12.637cm" svg:y="9.55cm" svg:viewBox="0 0 444 106" draw:points="0,106 0,0 444,0">
          <text:p/>
        </draw:polyline>
        <draw:line draw:style-name="gr2" draw:text-style-name="P2" draw:layer="layout" svg:x1="12.48cm" svg:y1="10.001cm" svg:x2="12.681cm" svg:y2="9.9cm">
          <text:p/>
        </draw:line>
        <draw:path draw:style-name="gr2" draw:text-style-name="P2" draw:layer="layout" svg:width="0.998cm" svg:height="0cm" svg:x="12.08cm" svg:y="10cm" svg:viewBox="0 0 999 0" svg:d="M599 0h400M0 0h400">
          <text:p/>
        </draw:path>
        <draw:polyline draw:style-name="gr2" draw:text-style-name="P2" draw:layer="layout" svg:width="0.443cm" svg:height="0.105cm" svg:x="12.637cm" svg:y="9.85cm" svg:viewBox="0 0 444 106" draw:points="0,106 0,0 444,0">
          <text:p/>
        </draw:polyline>
        <draw:line draw:style-name="gr2" draw:text-style-name="P2" draw:layer="layout" svg:x1="12.48cm" svg:y1="10.301cm" svg:x2="12.681cm" svg:y2="10.2cm">
          <text:p/>
        </draw:line>
        <draw:path draw:style-name="gr2" draw:text-style-name="P2" draw:layer="layout" svg:width="0.998cm" svg:height="0cm" svg:x="12.08cm" svg:y="10.3cm" svg:viewBox="0 0 999 0" svg:d="M599 0h400M0 0h399">
          <text:p/>
        </draw:path>
        <draw:polyline draw:style-name="gr2" draw:text-style-name="P2" draw:layer="layout" svg:width="0.443cm" svg:height="0.105cm" svg:x="12.637cm" svg:y="10.15cm" svg:viewBox="0 0 444 106" draw:points="0,106 0,0 444,0">
          <text:p/>
        </draw:polyline>
        <draw:line draw:style-name="gr2" draw:text-style-name="P2" draw:layer="layout" svg:x1="12.48cm" svg:y1="10.601cm" svg:x2="12.681cm" svg:y2="10.5cm">
          <text:p/>
        </draw:line>
        <draw:path draw:style-name="gr2" draw:text-style-name="P2" draw:layer="layout" svg:width="0.998cm" svg:height="0cm" svg:x="12.08cm" svg:y="10.6cm" svg:viewBox="0 0 999 0" svg:d="M599 0h400M0 0h399">
          <text:p/>
        </draw:path>
        <draw:polyline draw:style-name="gr2" draw:text-style-name="P2" draw:layer="layout" svg:width="0.443cm" svg:height="0.105cm" svg:x="12.637cm" svg:y="10.45cm" svg:viewBox="0 0 444 106" draw:points="0,106 0,0 444,0">
          <text:p/>
        </draw:polyline>
        <draw:g>
          <draw:polygon draw:style-name="gr1" draw:text-style-name="P1" draw:layer="layout" svg:width="0.15cm" svg:height="0.15cm" svg:x="12.38cm" svg:y="10.775cm" svg:viewBox="0 0 151 151" draw:points="0,151 151,151 151,0 0,0">
            <text:p/>
          </draw:polygon>
          <draw:path draw:style-name="gr2" draw:text-style-name="P2" draw:layer="layout" svg:width="0.15cm" svg:height="0.15cm" svg:x="12.38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6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3cm" svg:y="10.775cm" svg:viewBox="0 0 301 151" draw:points="0,151 301,151 301,0 0,0">
              <text:p/>
            </draw:polygon>
            <draw:polygon draw:style-name="gr2" draw:text-style-name="P2" draw:layer="layout" svg:width="0.3cm" svg:height="0.15cm" svg:x="12.53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3cm" svg:y="10.925cm">
            <draw:text-box>
              <text:p/>
            </draw:text-box>
          </draw:frame>
        </draw:g>
        <draw:line draw:style-name="gr2" draw:text-style-name="P2" draw:layer="layout" svg:x1="12.379cm" svg:y1="10.85cm" svg:x2="12.08cm" svg:y2="10.85cm">
          <text:p/>
        </draw:line>
        <draw:g>
          <draw:polyline draw:style-name="gr2" draw:text-style-name="P2" draw:layer="layout" svg:width="0.4cm" svg:height="0.16cm" svg:x="10.9cm" svg:y="10.52cm" svg:viewBox="0 0 401 161" draw:points="0,80 33,0 99,161 167,0 234,161 300,0 368,161 401,80">
            <text:p/>
          </draw:polyline>
          <draw:frame draw:style-name="gr3" draw:text-style-name="P2" draw:layer="layout" svg:width="0.4cm" svg:height="1.007cm" svg:x="10.9cm" svg:y="10.52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1.3cm" svg:y="11.3cm" svg:viewBox="0 0 321 801" svg:d="M107 801h107M53 748h215M0 695h321M160 0v695">
            <text:p/>
          </draw:path>
          <draw:frame draw:style-name="gr3" draw:text-style-name="P2" draw:layer="layout" svg:width="0.071cm" svg:height="1.007cm" svg:x="11.62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1.3cm" svg:y="11.16cm" svg:viewBox="0 0 321 81" svg:d="M321 80l-321 1M321 0h-321">
            <text:p/>
          </draw:path>
          <draw:frame draw:style-name="gr3" draw:text-style-name="P2" draw:layer="layout" svg:width="0.071cm" svg:height="1.007cm" svg:x="11.62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1.46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1.46cm 11.6cm)">
            <draw:text-box>
              <text:p/>
            </draw:text-box>
          </draw:frame>
        </draw:g>
        <draw:frame draw:style-name="gr3" draw:text-style-name="P2" draw:layer="layout" svg:width="0.071cm" svg:height="1.007cm" svg:x="11.62cm" svg:y="11.038cm">
          <draw:text-box>
            <text:p/>
          </draw:text-box>
        </draw:frame>
        <draw:polyline draw:style-name="gr2" draw:text-style-name="P2" draw:layer="layout" svg:width="0.16cm" svg:height="0.2cm" svg:x="11.3cm" svg:y="10.6cm" svg:viewBox="0 0 161 201" draw:points="0,0 161,0 161,201">
          <text:p/>
        </draw:polyline>
        <draw:line draw:style-name="gr2" draw:text-style-name="P2" draw:layer="layout" svg:x1="12.08cm" svg:y1="10.85cm" svg:x2="11.45cm" svg:y2="10.85cm">
          <text:p/>
        </draw:line>
        <draw:g>
          <draw:path draw:style-name="gr14" draw:text-style-name="P7" draw:layer="layout" svg:width="0.1cm" svg:height="0.1cm" svg:x="11.4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4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olyline draw:style-name="gr2" draw:text-style-name="P2" draw:layer="layout" svg:width="0.4cm" svg:height="0.16cm" svg:x="13.33cm" svg:y="10.37cm" svg:viewBox="0 0 401 161" draw:points="0,80 33,0 99,161 167,0 234,161 300,0 368,161 401,80">
            <text:p/>
          </draw:polyline>
          <draw:frame draw:style-name="gr3" draw:text-style-name="P2" draw:layer="layout" svg:width="0.4cm" svg:height="1.007cm" svg:x="13.33cm" svg:y="10.37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3.68cm" svg:y="11.3cm" svg:viewBox="0 0 321 801" svg:d="M107 801h107M53 748h215M0 695h321M160 0v695">
            <text:p/>
          </draw:path>
          <draw:frame draw:style-name="gr3" draw:text-style-name="P2" draw:layer="layout" svg:width="0.071cm" svg:height="1.007cm" svg:x="14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3.68cm" svg:y="11.16cm" svg:viewBox="0 0 321 81" svg:d="M321 81h-321M321 0h-321">
            <text:p/>
          </draw:path>
          <draw:frame draw:style-name="gr3" draw:text-style-name="P2" draw:layer="layout" svg:width="0.071cm" svg:height="1.007cm" svg:x="14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3.84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3.84cm 11.6cm)">
            <draw:text-box>
              <text:p/>
            </draw:text-box>
          </draw:frame>
        </draw:g>
        <draw:frame draw:style-name="gr3" draw:text-style-name="P2" draw:layer="layout" svg:width="0.071cm" svg:height="1.007cm" svg:x="14cm" svg:y="11.038cm">
          <draw:text-box>
            <text:p/>
          </draw:text-box>
        </draw:frame>
        <draw:polyline draw:style-name="gr2" draw:text-style-name="P2" draw:layer="layout" svg:width="0.11cm" svg:height="0.35cm" svg:x="13.73cm" svg:y="10.45cm" svg:viewBox="0 0 111 351" draw:points="0,0 111,0 111,351">
          <text:p/>
        </draw:polyline>
        <draw:g>
          <draw:path draw:style-name="gr14" draw:text-style-name="P7" draw:layer="layout" svg:width="0.1cm" svg:height="0.1cm" svg:x="13.78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78cm" svg:y="10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4.65cm" svg:height="1.85cm" svg:x="9.5cm" svg:y="10.85cm" svg:viewBox="0 0 4651 1851" draw:points="199,0 0,0 0,1851 4651,1851 4651,0 4331,0">
          <text:p/>
        </draw:polyline>
        <draw:frame draw:style-name="gr4" draw:text-style-name="P4" draw:layer="layout" svg:width="0.359cm" svg:height="0.33cm" svg:x="8.542cm" svg:y="10.4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59cm" svg:height="0.33cm" svg:x="11.521cm" svg:y="10.45cm">
          <draw:text-box>
            <text:p text:style-name="P3"><text:span text:style-name="T1">+V</text:span></text:p>
          </draw:text-box>
        </draw:frame>
        <draw:frame draw:style-name="gr4" draw:text-style-name="P4" draw:layer="layout" svg:width="0.414cm" svg:height="0.33cm" svg:x="9.986cm" svg:y="11.159cm">
          <draw:text-box>
            <text:p text:style-name="P3"><text:span text:style-name="T1">A</text:span></text:p>
          </draw:text-box>
        </draw:frame>
        <draw:frame draw:style-name="gr4" draw:text-style-name="P4" draw:layer="layout" svg:width="0.414cm" svg:height="0.33cm" svg:x="12.33cm" svg:y="11.159cm">
          <draw:text-box>
            <text:p text:style-name="P3"><text:span text:style-name="T1">B</text:span></text:p>
          </draw:text-box>
        </draw:frame>
        <draw:line draw:style-name="gr2" draw:text-style-name="P2" draw:layer="layout" svg:x1="13.28cm" svg:y1="10.45cm" svg:x2="13.33cm" svg:y2="10.45cm">
          <text:p/>
        </draw:line>
        <draw:g>
          <draw:path draw:style-name="gr14" draw:text-style-name="P7" draw:layer="layout" svg:width="0.1cm" svg:height="0.1cm" svg:x="10.85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5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0.85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5cm" svg:y="9.6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9.45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9.45cm" svg:y="10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10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9.45cm" svg:y="9.9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5cm" svg:y="9.9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10.7cm" svg:y1="10.6cm" svg:x2="10.9cm" svg:y2="10.6cm">
          <text:p/>
        </draw:line>
        <draw:line draw:style-name="gr2" draw:text-style-name="P2" draw:layer="layout" svg:x1="10.7cm" svg:y1="10.3cm" svg:x2="10.9cm" svg:y2="10.3cm">
          <text:p/>
        </draw:line>
        <draw:line draw:style-name="gr2" draw:text-style-name="P2" draw:layer="layout" svg:x1="10.7cm" svg:y1="10cm" svg:x2="10.9cm" svg:y2="10cm">
          <text:p/>
        </draw:line>
        <draw:line draw:style-name="gr2" draw:text-style-name="P2" draw:layer="layout" svg:x1="10.7cm" svg:y1="9.7cm" svg:x2="10.9cm" svg:y2="9.7cm">
          <text:p/>
        </draw:line>
        <draw:line draw:style-name="gr2" draw:text-style-name="P2" draw:layer="layout" svg:x1="10.9cm" svg:y1="10.599cm" svg:x2="10.9cm" svg:y2="10.3cm">
          <text:p/>
        </draw:line>
        <draw:line draw:style-name="gr2" draw:text-style-name="P2" draw:layer="layout" svg:x1="10.9cm" svg:y1="9.7cm" svg:x2="10.9cm" svg:y2="9.999cm">
          <text:p/>
        </draw:line>
        <draw:line draw:style-name="gr2" draw:text-style-name="P2" draw:layer="layout" svg:x1="10.9cm" svg:y1="9cm" svg:x2="10.9cm" svg:y2="9.699cm">
          <text:p/>
        </draw:line>
        <draw:line draw:style-name="gr2" draw:text-style-name="P2" draw:layer="layout" svg:x1="8.9cm" svg:y1="10.6cm" svg:x2="9.499cm" svg:y2="10.6cm">
          <text:p/>
        </draw:line>
        <draw:line draw:style-name="gr2" draw:text-style-name="P2" draw:layer="layout" svg:x1="9.699cm" svg:y1="10.6cm" svg:x2="9.5cm" svg:y2="10.6cm">
          <text:p/>
        </draw:line>
        <draw:line draw:style-name="gr2" draw:text-style-name="P2" draw:layer="layout" svg:x1="9.7cm" svg:y1="10.3cm" svg:x2="9.5cm" svg:y2="10.3cm">
          <text:p/>
        </draw:line>
        <draw:line draw:style-name="gr2" draw:text-style-name="P2" draw:layer="layout" svg:x1="9.5cm" svg:y1="10.599cm" svg:x2="9.5cm" svg:y2="10.3cm">
          <text:p/>
        </draw:line>
        <draw:line draw:style-name="gr2" draw:text-style-name="P2" draw:layer="layout" svg:x1="9.7cm" svg:y1="10cm" svg:x2="9.5cm" svg:y2="10cm">
          <text:p/>
        </draw:line>
        <draw:line draw:style-name="gr2" draw:text-style-name="P2" draw:layer="layout" svg:x1="9.5cm" svg:y1="10.3cm" svg:x2="9.5cm" svg:y2="10cm">
          <text:p/>
        </draw:line>
        <draw:polyline draw:style-name="gr2" draw:text-style-name="P2" draw:layer="layout" svg:width="0.2cm" svg:height="0.3cm" svg:x="9.5cm" svg:y="9.7cm" svg:viewBox="0 0 201 301" draw:points="201,0 0,0 0,301">
          <text:p/>
        </draw:polyline>
        <draw:frame draw:style-name="gr4" draw:text-style-name="P4" draw:layer="layout" svg:width="0.939cm" svg:height="0.33cm" svg:x="10.431cm" svg:y="8.659cm">
          <draw:text-box>
            <text:p text:style-name="P3"><text:span text:style-name="T3">CLOCK</text:span></text:p>
          </draw:text-box>
        </draw:frame>
        <draw:g>
          <draw:path draw:style-name="gr14" draw:text-style-name="P7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2.2cm" svg:y1="10.3cm" svg:x2="12cm" svg:y2="10.3cm">
          <text:p/>
        </draw:line>
        <draw:line draw:style-name="gr2" draw:text-style-name="P2" draw:layer="layout" svg:x1="12cm" svg:y1="10.599cm" svg:x2="12cm" svg:y2="10.3cm">
          <text:p/>
        </draw:line>
        <draw:line draw:style-name="gr2" draw:text-style-name="P2" draw:layer="layout" svg:x1="12.2cm" svg:y1="10cm" svg:x2="12cm" svg:y2="10cm">
          <text:p/>
        </draw:line>
        <draw:line draw:style-name="gr2" draw:text-style-name="P2" draw:layer="layout" svg:x1="12cm" svg:y1="10.299cm" svg:x2="12cm" svg:y2="10cm">
          <text:p/>
        </draw:line>
        <draw:polyline draw:style-name="gr2" draw:text-style-name="P2" draw:layer="layout" svg:width="0.2cm" svg:height="0.3cm" svg:x="12cm" svg:y="9.7cm" svg:viewBox="0 0 201 301" draw:points="201,0 0,0 0,301">
          <text:p/>
        </draw:polyline>
        <draw:line draw:style-name="gr2" draw:text-style-name="P2" draw:layer="layout" svg:x1="11.9cm" svg:y1="10.6cm" svg:x2="11.999cm" svg:y2="10.6cm">
          <text:p/>
        </draw:line>
        <draw:g>
          <draw:path draw:style-name="gr14" draw:text-style-name="P7" draw:layer="layout" svg:width="0.1cm" svg:height="0.1cm" svg:x="13.15cm" svg:y="10.4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10.4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15cm" svg:y="10.1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10.1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15cm" svg:y="9.8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5cm" svg:y="9.8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cm" svg:y1="10.45cm" svg:x2="13.33cm" svg:y2="10.45cm">
          <text:p/>
        </draw:line>
        <draw:line draw:style-name="gr2" draw:text-style-name="P2" draw:layer="layout" svg:x1="13cm" svg:y1="10.15cm" svg:x2="13.2cm" svg:y2="10.15cm">
          <text:p/>
        </draw:line>
        <draw:polyline draw:style-name="gr2" draw:text-style-name="P2" draw:layer="layout" svg:width="0.2cm" svg:height="0.3cm" svg:x="13cm" svg:y="9.55cm" svg:viewBox="0 0 201 301" draw:points="0,0 201,0 201,301">
          <text:p/>
        </draw:polyline>
        <draw:line draw:style-name="gr2" draw:text-style-name="P2" draw:layer="layout" svg:x1="13.08cm" svg:y1="9.85cm" svg:x2="13.199cm" svg:y2="9.85cm">
          <text:p/>
        </draw:line>
        <draw:line draw:style-name="gr2" draw:text-style-name="P2" draw:layer="layout" svg:x1="13.2cm" svg:y1="10.449cm" svg:x2="13.2cm" svg:y2="10.15cm">
          <text:p/>
        </draw:line>
        <draw:line draw:style-name="gr2" draw:text-style-name="P2" draw:layer="layout" svg:x1="13.2cm" svg:y1="9.85cm" svg:x2="13.2cm" svg:y2="10.15cm">
          <text:p/>
        </draw:line>
      </draw:page>
      <draw:page draw:name="Instruction" draw:style-name="dp1" draw:master-page-name="PM14">
        <draw:g>
          <draw:polygon draw:style-name="gr1" draw:text-style-name="P1" draw:layer="layout" svg:width="0.7cm" svg:height="1.7cm" svg:x="2.12cm" svg:y="11.65cm" svg:viewBox="0 0 701 1701" draw:points="0,1701 701,1701 701,0 0,0">
            <text:p/>
          </draw:polygon>
          <draw:polygon draw:style-name="gr2" draw:text-style-name="P2" draw:layer="layout" svg:width="0.7cm" svg:height="1.7cm" svg:x="2.12cm" svg:y="11.65cm" svg:viewBox="0 0 701 1701" draw:points="0,1701 701,1701 701,0 0,0">
            <text:p/>
          </draw:polygon>
        </draw:g>
        <draw:line draw:style-name="gr2" draw:text-style-name="P2" draw:layer="layout" svg:x1="2.37cm" svg:y1="11.951cm" svg:x2="2.571cm" svg:y2="11.85cm">
          <text:p/>
        </draw:line>
        <draw:path draw:style-name="gr2" draw:text-style-name="P2" draw:layer="layout" svg:width="0.998cm" svg:height="0cm" svg:x="1.97cm" svg:y="11.95cm" svg:viewBox="0 0 999 0" svg:d="M599 0h400M0 0h400">
          <text:p/>
        </draw:path>
        <draw:polyline draw:style-name="gr2" draw:text-style-name="P2" draw:layer="layout" svg:width="0.443cm" svg:height="0.105cm" svg:x="2.527cm" svg:y="11.8cm" svg:viewBox="0 0 444 106" draw:points="0,106 0,0 444,0">
          <text:p/>
        </draw:polyline>
        <draw:line draw:style-name="gr2" draw:text-style-name="P2" draw:layer="layout" svg:x1="2.37cm" svg:y1="12.251cm" svg:x2="2.571cm" svg:y2="12.15cm">
          <text:p/>
        </draw:line>
        <draw:path draw:style-name="gr2" draw:text-style-name="P2" draw:layer="layout" svg:width="0.998cm" svg:height="0cm" svg:x="1.97cm" svg:y="12.25cm" svg:viewBox="0 0 999 0" svg:d="M599 0h400M0 0h400">
          <text:p/>
        </draw:path>
        <draw:polyline draw:style-name="gr2" draw:text-style-name="P2" draw:layer="layout" svg:width="0.443cm" svg:height="0.105cm" svg:x="2.527cm" svg:y="12.1cm" svg:viewBox="0 0 444 106" draw:points="0,106 0,0 444,0">
          <text:p/>
        </draw:polyline>
        <draw:line draw:style-name="gr2" draw:text-style-name="P2" draw:layer="layout" svg:x1="2.37cm" svg:y1="12.551cm" svg:x2="2.571cm" svg:y2="12.45cm">
          <text:p/>
        </draw:line>
        <draw:path draw:style-name="gr2" draw:text-style-name="P2" draw:layer="layout" svg:width="0.998cm" svg:height="0cm" svg:x="1.97cm" svg:y="12.55cm" svg:viewBox="0 0 999 0" svg:d="M599 0h400M0 0h400">
          <text:p/>
        </draw:path>
        <draw:polyline draw:style-name="gr2" draw:text-style-name="P2" draw:layer="layout" svg:width="0.443cm" svg:height="0.105cm" svg:x="2.527cm" svg:y="12.4cm" svg:viewBox="0 0 444 106" draw:points="0,106 0,0 444,0">
          <text:p/>
        </draw:polyline>
        <draw:line draw:style-name="gr2" draw:text-style-name="P2" draw:layer="layout" svg:x1="2.37cm" svg:y1="12.851cm" svg:x2="2.571cm" svg:y2="12.75cm">
          <text:p/>
        </draw:line>
        <draw:path draw:style-name="gr2" draw:text-style-name="P2" draw:layer="layout" svg:width="0.998cm" svg:height="0cm" svg:x="1.97cm" svg:y="12.85cm" svg:viewBox="0 0 999 0" svg:d="M599 0h400M0 0h400">
          <text:p/>
        </draw:path>
        <draw:polyline draw:style-name="gr2" draw:text-style-name="P2" draw:layer="layout" svg:width="0.443cm" svg:height="0.105cm" svg:x="2.527cm" svg:y="12.7cm" svg:viewBox="0 0 444 106" draw:points="0,106 0,0 444,0">
          <text:p/>
        </draw:polyline>
        <draw:g>
          <draw:polygon draw:style-name="gr1" draw:text-style-name="P1" draw:layer="layout" svg:width="0.15cm" svg:height="0.15cm" svg:x="2.27cm" svg:y="13.025cm" svg:viewBox="0 0 151 151" draw:points="0,151 151,151 151,0 0,0">
            <text:p/>
          </draw:polygon>
          <draw:path draw:style-name="gr2" draw:text-style-name="P2" draw:layer="layout" svg:width="0.15cm" svg:height="0.15cm" svg:x="2.27cm" svg:y="13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353cm" svg:y="13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42cm" svg:y="13.025cm" svg:viewBox="0 0 301 151" draw:points="0,151 301,151 301,0 0,0">
              <text:p/>
            </draw:polygon>
            <draw:polygon draw:style-name="gr2" draw:text-style-name="P2" draw:layer="layout" svg:width="0.3cm" svg:height="0.15cm" svg:x="2.42cm" svg:y="13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42cm" svg:y="13.175cm">
            <draw:text-box>
              <text:p/>
            </draw:text-box>
          </draw:frame>
        </draw:g>
        <draw:line draw:style-name="gr2" draw:text-style-name="P2" draw:layer="layout" svg:x1="2.269cm" svg:y1="13.1cm" svg:x2="1.97cm" svg:y2="13.1cm">
          <text:p/>
        </draw:line>
        <draw:frame draw:style-name="gr4" draw:text-style-name="P4" draw:layer="layout" svg:width="1.065cm" svg:height="0.33cm" svg:x="0.87cm" svg:y="12.95cm">
          <draw:text-box>
            <text:p text:style-name="P3"><text:span text:style-name="T3">LD INSTR</text:span></text:p>
          </draw:text-box>
        </draw:frame>
        <draw:frame draw:style-name="gr4" draw:text-style-name="P4" draw:layer="layout" svg:width="0.359cm" svg:height="0.33cm" svg:x="1.441cm" svg:y="12.21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.52cm" svg:y="9.15cm" svg:viewBox="0 0 701 1701" draw:points="0,1701 701,1701 701,0 0,0">
            <text:p/>
          </draw:polygon>
          <draw:polygon draw:style-name="gr2" draw:text-style-name="P2" draw:layer="layout" svg:width="0.7cm" svg:height="1.7cm" svg:x="1.52cm" svg:y="9.15cm" svg:viewBox="0 0 701 1701" draw:points="0,1701 701,1701 701,0 0,0">
            <text:p/>
          </draw:polygon>
        </draw:g>
        <draw:line draw:style-name="gr2" draw:text-style-name="P2" draw:layer="layout" svg:x1="1.77cm" svg:y1="9.451cm" svg:x2="1.971cm" svg:y2="9.35cm">
          <text:p/>
        </draw:line>
        <draw:path draw:style-name="gr2" draw:text-style-name="P2" draw:layer="layout" svg:width="0.998cm" svg:height="0cm" svg:x="1.37cm" svg:y="9.45cm" svg:viewBox="0 0 999 0" svg:d="M599 0h400M0 0h400">
          <text:p/>
        </draw:path>
        <draw:polyline draw:style-name="gr2" draw:text-style-name="P2" draw:layer="layout" svg:width="0.443cm" svg:height="0.105cm" svg:x="1.927cm" svg:y="9.3cm" svg:viewBox="0 0 444 106" draw:points="0,106 0,0 444,0">
          <text:p/>
        </draw:polyline>
        <draw:line draw:style-name="gr2" draw:text-style-name="P2" draw:layer="layout" svg:x1="1.77cm" svg:y1="9.751cm" svg:x2="1.971cm" svg:y2="9.65cm">
          <text:p/>
        </draw:line>
        <draw:path draw:style-name="gr2" draw:text-style-name="P2" draw:layer="layout" svg:width="0.998cm" svg:height="0cm" svg:x="1.37cm" svg:y="9.75cm" svg:viewBox="0 0 999 0" svg:d="M599 0h400M0 0h400">
          <text:p/>
        </draw:path>
        <draw:polyline draw:style-name="gr2" draw:text-style-name="P2" draw:layer="layout" svg:width="0.443cm" svg:height="0.105cm" svg:x="1.927cm" svg:y="9.6cm" svg:viewBox="0 0 444 106" draw:points="0,106 0,0 444,0">
          <text:p/>
        </draw:polyline>
        <draw:line draw:style-name="gr2" draw:text-style-name="P2" draw:layer="layout" svg:x1="1.77cm" svg:y1="10.051cm" svg:x2="1.971cm" svg:y2="9.95cm">
          <text:p/>
        </draw:line>
        <draw:path draw:style-name="gr2" draw:text-style-name="P2" draw:layer="layout" svg:width="0.998cm" svg:height="0cm" svg:x="1.37cm" svg:y="10.05cm" svg:viewBox="0 0 999 0" svg:d="M599 0h400M0 0h400">
          <text:p/>
        </draw:path>
        <draw:polyline draw:style-name="gr2" draw:text-style-name="P2" draw:layer="layout" svg:width="0.443cm" svg:height="0.105cm" svg:x="1.927cm" svg:y="9.9cm" svg:viewBox="0 0 444 106" draw:points="0,106 0,0 444,0">
          <text:p/>
        </draw:polyline>
        <draw:line draw:style-name="gr2" draw:text-style-name="P2" draw:layer="layout" svg:x1="1.77cm" svg:y1="10.351cm" svg:x2="1.971cm" svg:y2="10.25cm">
          <text:p/>
        </draw:line>
        <draw:path draw:style-name="gr2" draw:text-style-name="P2" draw:layer="layout" svg:width="0.998cm" svg:height="0cm" svg:x="1.37cm" svg:y="10.35cm" svg:viewBox="0 0 999 0" svg:d="M599 0h400M0 0h400">
          <text:p/>
        </draw:path>
        <draw:polyline draw:style-name="gr2" draw:text-style-name="P2" draw:layer="layout" svg:width="0.443cm" svg:height="0.105cm" svg:x="1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1.67cm" svg:y="10.525cm" svg:viewBox="0 0 151 151" draw:points="0,151 151,151 151,0 0,0">
            <text:p/>
          </draw:polygon>
          <draw:path draw:style-name="gr2" draw:text-style-name="P2" draw:layer="layout" svg:width="0.15cm" svg:height="0.15cm" svg:x="1.6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1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82cm" svg:y="10.675cm">
            <draw:text-box>
              <text:p/>
            </draw:text-box>
          </draw:frame>
        </draw:g>
        <draw:line draw:style-name="gr2" draw:text-style-name="P2" draw:layer="layout" svg:x1="1.669cm" svg:y1="10.6cm" svg:x2="1.37cm" svg:y2="10.6cm">
          <text:p/>
        </draw:line>
        <draw:frame draw:style-name="gr4" draw:text-style-name="P4" draw:layer="layout" svg:width="0.665cm" svg:height="0.33cm" svg:x="1.557cm" svg:y="10.868cm">
          <draw:text-box>
            <text:p text:style-name="P3"><text:span text:style-name="T1">Bit 15</text:span></text:p>
          </draw:text-box>
        </draw:frame>
        <draw:polyline draw:style-name="gr2" draw:text-style-name="P2" draw:layer="layout" svg:width="0.094cm" svg:height="0.9cm" svg:x="1.876cm" svg:y="11.95cm" svg:viewBox="0 0 95 901" draw:points="95,0 0,0 0,901 95,901">
          <text:p/>
        </draw:polyline>
        <draw:g>
          <draw:path draw:style-name="gr14" draw:text-style-name="P7" draw:layer="layout" svg:width="0.1cm" svg:height="0.101cm" svg:x="1.82cm" svg:y="12.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1.82cm" svg:y="12.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1.82cm" svg:y="12.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1.82cm" svg:y="12.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1.97cm" svg:y1="12.25cm" svg:x2="1.87cm" svg:y2="12.25cm">
          <text:p/>
        </draw:line>
        <draw:line draw:style-name="gr2" draw:text-style-name="P2" draw:layer="layout" svg:x1="1.97cm" svg:y1="12.55cm" svg:x2="1.87cm" svg:y2="12.55cm">
          <text:p/>
        </draw:line>
        <draw:g>
          <draw:polygon draw:style-name="gr1" draw:text-style-name="P1" draw:layer="layout" svg:width="0.7cm" svg:height="1.7cm" svg:x="3.22cm" svg:y="9.15cm" svg:viewBox="0 0 701 1701" draw:points="0,1701 701,1701 701,0 0,0">
            <text:p/>
          </draw:polygon>
          <draw:polygon draw:style-name="gr2" draw:text-style-name="P2" draw:layer="layout" svg:width="0.7cm" svg:height="1.7cm" svg:x="3.22cm" svg:y="9.15cm" svg:viewBox="0 0 701 1701" draw:points="0,1701 701,1701 701,0 0,0">
            <text:p/>
          </draw:polygon>
        </draw:g>
        <draw:line draw:style-name="gr2" draw:text-style-name="P2" draw:layer="layout" svg:x1="3.47cm" svg:y1="9.451cm" svg:x2="3.671cm" svg:y2="9.35cm">
          <text:p/>
        </draw:line>
        <draw:path draw:style-name="gr2" draw:text-style-name="P2" draw:layer="layout" svg:width="0.998cm" svg:height="0cm" svg:x="3.07cm" svg:y="9.45cm" svg:viewBox="0 0 999 0" svg:d="M599 0h400M0 0h399">
          <text:p/>
        </draw:path>
        <draw:polyline draw:style-name="gr2" draw:text-style-name="P2" draw:layer="layout" svg:width="0.443cm" svg:height="0.105cm" svg:x="3.627cm" svg:y="9.3cm" svg:viewBox="0 0 444 106" draw:points="0,106 0,0 444,0">
          <text:p/>
        </draw:polyline>
        <draw:line draw:style-name="gr2" draw:text-style-name="P2" draw:layer="layout" svg:x1="3.47cm" svg:y1="9.751cm" svg:x2="3.671cm" svg:y2="9.65cm">
          <text:p/>
        </draw:line>
        <draw:path draw:style-name="gr2" draw:text-style-name="P2" draw:layer="layout" svg:width="0.998cm" svg:height="0cm" svg:x="3.07cm" svg:y="9.75cm" svg:viewBox="0 0 999 0" svg:d="M599 0h400M0 0h399">
          <text:p/>
        </draw:path>
        <draw:polyline draw:style-name="gr2" draw:text-style-name="P2" draw:layer="layout" svg:width="0.443cm" svg:height="0.105cm" svg:x="3.627cm" svg:y="9.6cm" svg:viewBox="0 0 444 106" draw:points="0,106 0,0 444,0">
          <text:p/>
        </draw:polyline>
        <draw:line draw:style-name="gr2" draw:text-style-name="P2" draw:layer="layout" svg:x1="3.47cm" svg:y1="10.051cm" svg:x2="3.671cm" svg:y2="9.95cm">
          <text:p/>
        </draw:line>
        <draw:path draw:style-name="gr2" draw:text-style-name="P2" draw:layer="layout" svg:width="0.998cm" svg:height="0cm" svg:x="3.07cm" svg:y="10.05cm" svg:viewBox="0 0 999 0" svg:d="M599 0h400M0 0h399">
          <text:p/>
        </draw:path>
        <draw:polyline draw:style-name="gr2" draw:text-style-name="P2" draw:layer="layout" svg:width="0.443cm" svg:height="0.105cm" svg:x="3.627cm" svg:y="9.9cm" svg:viewBox="0 0 444 106" draw:points="0,106 0,0 444,0">
          <text:p/>
        </draw:polyline>
        <draw:line draw:style-name="gr2" draw:text-style-name="P2" draw:layer="layout" svg:x1="3.47cm" svg:y1="10.351cm" svg:x2="3.671cm" svg:y2="10.25cm">
          <text:p/>
        </draw:line>
        <draw:path draw:style-name="gr2" draw:text-style-name="P2" draw:layer="layout" svg:width="0.998cm" svg:height="0cm" svg:x="3.07cm" svg:y="10.35cm" svg:viewBox="0 0 999 0" svg:d="M599 0h400M0 0h399">
          <text:p/>
        </draw:path>
        <draw:polyline draw:style-name="gr2" draw:text-style-name="P2" draw:layer="layout" svg:width="0.443cm" svg:height="0.105cm" svg:x="3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3.37cm" svg:y="10.525cm" svg:viewBox="0 0 151 151" draw:points="0,151 151,151 151,0 0,0">
            <text:p/>
          </draw:polygon>
          <draw:path draw:style-name="gr2" draw:text-style-name="P2" draw:layer="layout" svg:width="0.15cm" svg:height="0.15cm" svg:x="3.3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3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2cm" svg:y="10.675cm">
            <draw:text-box>
              <text:p/>
            </draw:text-box>
          </draw:frame>
        </draw:g>
        <draw:line draw:style-name="gr2" draw:text-style-name="P2" draw:layer="layout" svg:x1="3.369cm" svg:y1="10.6cm" svg:x2="3.07cm" svg:y2="10.6cm">
          <text:p/>
        </draw:line>
        <draw:frame draw:style-name="gr4" draw:text-style-name="P4" draw:layer="layout" svg:width="0.665cm" svg:height="0.33cm" svg:x="3.257cm" svg:y="10.868cm">
          <draw:text-box>
            <text:p text:style-name="P3"><text:span text:style-name="T1">Bit 14</text:span></text:p>
          </draw:text-box>
        </draw:frame>
        <draw:g>
          <draw:polygon draw:style-name="gr1" draw:text-style-name="P1" draw:layer="layout" svg:width="0.7cm" svg:height="1.7cm" svg:x="4.92cm" svg:y="9.15cm" svg:viewBox="0 0 701 1701" draw:points="0,1701 701,1701 701,0 0,0">
            <text:p/>
          </draw:polygon>
          <draw:polygon draw:style-name="gr2" draw:text-style-name="P2" draw:layer="layout" svg:width="0.7cm" svg:height="1.7cm" svg:x="4.92cm" svg:y="9.15cm" svg:viewBox="0 0 701 1701" draw:points="0,1701 701,1701 701,0 0,0">
            <text:p/>
          </draw:polygon>
        </draw:g>
        <draw:line draw:style-name="gr2" draw:text-style-name="P2" draw:layer="layout" svg:x1="5.17cm" svg:y1="9.451cm" svg:x2="5.371cm" svg:y2="9.35cm">
          <text:p/>
        </draw:line>
        <draw:path draw:style-name="gr2" draw:text-style-name="P2" draw:layer="layout" svg:width="0.998cm" svg:height="0cm" svg:x="4.77cm" svg:y="9.45cm" svg:viewBox="0 0 999 0" svg:d="M599 0h400M0 0h399">
          <text:p/>
        </draw:path>
        <draw:polyline draw:style-name="gr2" draw:text-style-name="P2" draw:layer="layout" svg:width="0.443cm" svg:height="0.105cm" svg:x="5.327cm" svg:y="9.3cm" svg:viewBox="0 0 444 106" draw:points="0,106 0,0 444,0">
          <text:p/>
        </draw:polyline>
        <draw:line draw:style-name="gr2" draw:text-style-name="P2" draw:layer="layout" svg:x1="5.17cm" svg:y1="9.751cm" svg:x2="5.371cm" svg:y2="9.65cm">
          <text:p/>
        </draw:line>
        <draw:path draw:style-name="gr2" draw:text-style-name="P2" draw:layer="layout" svg:width="0.998cm" svg:height="0cm" svg:x="4.77cm" svg:y="9.75cm" svg:viewBox="0 0 999 0" svg:d="M599 0h400M0 0h400">
          <text:p/>
        </draw:path>
        <draw:polyline draw:style-name="gr2" draw:text-style-name="P2" draw:layer="layout" svg:width="0.443cm" svg:height="0.105cm" svg:x="5.327cm" svg:y="9.6cm" svg:viewBox="0 0 444 106" draw:points="0,106 0,0 444,0">
          <text:p/>
        </draw:polyline>
        <draw:line draw:style-name="gr2" draw:text-style-name="P2" draw:layer="layout" svg:x1="5.17cm" svg:y1="10.051cm" svg:x2="5.371cm" svg:y2="9.95cm">
          <text:p/>
        </draw:line>
        <draw:path draw:style-name="gr2" draw:text-style-name="P2" draw:layer="layout" svg:width="0.998cm" svg:height="0cm" svg:x="4.77cm" svg:y="10.05cm" svg:viewBox="0 0 999 0" svg:d="M599 0h400M0 0h400">
          <text:p/>
        </draw:path>
        <draw:polyline draw:style-name="gr2" draw:text-style-name="P2" draw:layer="layout" svg:width="0.443cm" svg:height="0.105cm" svg:x="5.327cm" svg:y="9.9cm" svg:viewBox="0 0 444 106" draw:points="0,106 0,0 444,0">
          <text:p/>
        </draw:polyline>
        <draw:line draw:style-name="gr2" draw:text-style-name="P2" draw:layer="layout" svg:x1="5.17cm" svg:y1="10.351cm" svg:x2="5.371cm" svg:y2="10.25cm">
          <text:p/>
        </draw:line>
        <draw:path draw:style-name="gr2" draw:text-style-name="P2" draw:layer="layout" svg:width="0.998cm" svg:height="0cm" svg:x="4.77cm" svg:y="10.35cm" svg:viewBox="0 0 999 0" svg:d="M599 0h400M0 0h399">
          <text:p/>
        </draw:path>
        <draw:polyline draw:style-name="gr2" draw:text-style-name="P2" draw:layer="layout" svg:width="0.443cm" svg:height="0.105cm" svg:x="5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5.07cm" svg:y="10.525cm" svg:viewBox="0 0 151 151" draw:points="0,151 151,151 151,0 0,0">
            <text:p/>
          </draw:polygon>
          <draw:path draw:style-name="gr2" draw:text-style-name="P2" draw:layer="layout" svg:width="0.15cm" svg:height="0.15cm" svg:x="5.0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5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22cm" svg:y="10.675cm">
            <draw:text-box>
              <text:p/>
            </draw:text-box>
          </draw:frame>
        </draw:g>
        <draw:line draw:style-name="gr2" draw:text-style-name="P2" draw:layer="layout" svg:x1="5.069cm" svg:y1="10.6cm" svg:x2="4.77cm" svg:y2="10.6cm">
          <text:p/>
        </draw:line>
        <draw:frame draw:style-name="gr4" draw:text-style-name="P4" draw:layer="layout" svg:width="0.665cm" svg:height="0.33cm" svg:x="4.957cm" svg:y="10.868cm">
          <draw:text-box>
            <text:p text:style-name="P3"><text:span text:style-name="T1">Bit 13</text:span></text:p>
          </draw:text-box>
        </draw:frame>
        <draw:g>
          <draw:polygon draw:style-name="gr1" draw:text-style-name="P1" draw:layer="layout" svg:width="0.7cm" svg:height="1.7cm" svg:x="6.62cm" svg:y="9.15cm" svg:viewBox="0 0 701 1701" draw:points="0,1701 701,1701 701,0 0,0">
            <text:p/>
          </draw:polygon>
          <draw:polygon draw:style-name="gr2" draw:text-style-name="P2" draw:layer="layout" svg:width="0.7cm" svg:height="1.7cm" svg:x="6.62cm" svg:y="9.15cm" svg:viewBox="0 0 701 1701" draw:points="0,1701 701,1701 701,0 0,0">
            <text:p/>
          </draw:polygon>
        </draw:g>
        <draw:line draw:style-name="gr2" draw:text-style-name="P2" draw:layer="layout" svg:x1="6.87cm" svg:y1="9.451cm" svg:x2="7.071cm" svg:y2="9.35cm">
          <text:p/>
        </draw:line>
        <draw:path draw:style-name="gr2" draw:text-style-name="P2" draw:layer="layout" svg:width="0.998cm" svg:height="0cm" svg:x="6.47cm" svg:y="9.45cm" svg:viewBox="0 0 999 0" svg:d="M599 0h400M0 0h400">
          <text:p/>
        </draw:path>
        <draw:polyline draw:style-name="gr2" draw:text-style-name="P2" draw:layer="layout" svg:width="0.443cm" svg:height="0.105cm" svg:x="7.027cm" svg:y="9.3cm" svg:viewBox="0 0 444 106" draw:points="0,106 0,0 444,0">
          <text:p/>
        </draw:polyline>
        <draw:line draw:style-name="gr2" draw:text-style-name="P2" draw:layer="layout" svg:x1="6.87cm" svg:y1="9.751cm" svg:x2="7.071cm" svg:y2="9.65cm">
          <text:p/>
        </draw:line>
        <draw:path draw:style-name="gr2" draw:text-style-name="P2" draw:layer="layout" svg:width="0.998cm" svg:height="0cm" svg:x="6.47cm" svg:y="9.75cm" svg:viewBox="0 0 999 0" svg:d="M599 0h400M0 0h400">
          <text:p/>
        </draw:path>
        <draw:polyline draw:style-name="gr2" draw:text-style-name="P2" draw:layer="layout" svg:width="0.443cm" svg:height="0.105cm" svg:x="7.027cm" svg:y="9.6cm" svg:viewBox="0 0 444 106" draw:points="0,106 0,0 444,0">
          <text:p/>
        </draw:polyline>
        <draw:line draw:style-name="gr2" draw:text-style-name="P2" draw:layer="layout" svg:x1="6.87cm" svg:y1="10.051cm" svg:x2="7.071cm" svg:y2="9.95cm">
          <text:p/>
        </draw:line>
        <draw:path draw:style-name="gr2" draw:text-style-name="P2" draw:layer="layout" svg:width="0.998cm" svg:height="0cm" svg:x="6.47cm" svg:y="10.05cm" svg:viewBox="0 0 999 0" svg:d="M599 0h400M0 0h400">
          <text:p/>
        </draw:path>
        <draw:polyline draw:style-name="gr2" draw:text-style-name="P2" draw:layer="layout" svg:width="0.443cm" svg:height="0.105cm" svg:x="7.027cm" svg:y="9.9cm" svg:viewBox="0 0 444 106" draw:points="0,106 0,0 444,0">
          <text:p/>
        </draw:polyline>
        <draw:line draw:style-name="gr2" draw:text-style-name="P2" draw:layer="layout" svg:x1="6.87cm" svg:y1="10.351cm" svg:x2="7.071cm" svg:y2="10.25cm">
          <text:p/>
        </draw:line>
        <draw:path draw:style-name="gr2" draw:text-style-name="P2" draw:layer="layout" svg:width="0.998cm" svg:height="0cm" svg:x="6.47cm" svg:y="10.35cm" svg:viewBox="0 0 999 0" svg:d="M599 0h400M0 0h400">
          <text:p/>
        </draw:path>
        <draw:polyline draw:style-name="gr2" draw:text-style-name="P2" draw:layer="layout" svg:width="0.443cm" svg:height="0.105cm" svg:x="7.027cm" svg:y="10.2cm" svg:viewBox="0 0 444 106" draw:points="0,106 0,0 444,0">
          <text:p/>
        </draw:polyline>
        <draw:g>
          <draw:polygon draw:style-name="gr1" draw:text-style-name="P1" draw:layer="layout" svg:width="0.15cm" svg:height="0.15cm" svg:x="6.77cm" svg:y="10.525cm" svg:viewBox="0 0 151 151" draw:points="0,151 151,151 151,0 0,0">
            <text:p/>
          </draw:polygon>
          <draw:path draw:style-name="gr2" draw:text-style-name="P2" draw:layer="layout" svg:width="0.15cm" svg:height="0.15cm" svg:x="6.7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8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2cm" svg:y="10.525cm" svg:viewBox="0 0 301 151" draw:points="0,151 301,151 301,0 0,0">
              <text:p/>
            </draw:polygon>
            <draw:polygon draw:style-name="gr2" draw:text-style-name="P2" draw:layer="layout" svg:width="0.3cm" svg:height="0.15cm" svg:x="6.9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2cm" svg:y="10.675cm">
            <draw:text-box>
              <text:p/>
            </draw:text-box>
          </draw:frame>
        </draw:g>
        <draw:line draw:style-name="gr2" draw:text-style-name="P2" draw:layer="layout" svg:x1="6.769cm" svg:y1="10.6cm" svg:x2="6.47cm" svg:y2="10.6cm">
          <text:p/>
        </draw:line>
        <draw:frame draw:style-name="gr4" draw:text-style-name="P4" draw:layer="layout" svg:width="0.665cm" svg:height="0.33cm" svg:x="6.657cm" svg:y="10.868cm">
          <draw:text-box>
            <text:p text:style-name="P3"><text:span text:style-name="T1">Bit 12</text:span></text:p>
          </draw:text-box>
        </draw:frame>
        <draw:g>
          <draw:polygon draw:style-name="gr1" draw:text-style-name="P1" draw:layer="layout" svg:width="0.7cm" svg:height="1.7cm" svg:x="8.32cm" svg:y="9.15cm" svg:viewBox="0 0 701 1701" draw:points="0,1701 701,1701 701,0 0,0">
            <text:p/>
          </draw:polygon>
          <draw:polygon draw:style-name="gr2" draw:text-style-name="P2" draw:layer="layout" svg:width="0.7cm" svg:height="1.7cm" svg:x="8.32cm" svg:y="9.15cm" svg:viewBox="0 0 701 1701" draw:points="0,1701 701,1701 701,0 0,0">
            <text:p/>
          </draw:polygon>
        </draw:g>
        <draw:line draw:style-name="gr2" draw:text-style-name="P2" draw:layer="layout" svg:x1="8.57cm" svg:y1="9.451cm" svg:x2="8.771cm" svg:y2="9.35cm">
          <text:p/>
        </draw:line>
        <draw:path draw:style-name="gr2" draw:text-style-name="P2" draw:layer="layout" svg:width="0.998cm" svg:height="0cm" svg:x="8.17cm" svg:y="9.45cm" svg:viewBox="0 0 999 0" svg:d="M599 0h400M0 0h400">
          <text:p/>
        </draw:path>
        <draw:polyline draw:style-name="gr2" draw:text-style-name="P2" draw:layer="layout" svg:width="0.443cm" svg:height="0.105cm" svg:x="8.727cm" svg:y="9.3cm" svg:viewBox="0 0 444 106" draw:points="0,106 0,0 444,0">
          <text:p/>
        </draw:polyline>
        <draw:line draw:style-name="gr2" draw:text-style-name="P2" draw:layer="layout" svg:x1="8.57cm" svg:y1="9.751cm" svg:x2="8.771cm" svg:y2="9.65cm">
          <text:p/>
        </draw:line>
        <draw:path draw:style-name="gr2" draw:text-style-name="P2" draw:layer="layout" svg:width="0.998cm" svg:height="0cm" svg:x="8.17cm" svg:y="9.75cm" svg:viewBox="0 0 999 0" svg:d="M599 0h400M0 0h400">
          <text:p/>
        </draw:path>
        <draw:polyline draw:style-name="gr2" draw:text-style-name="P2" draw:layer="layout" svg:width="0.443cm" svg:height="0.105cm" svg:x="8.727cm" svg:y="9.6cm" svg:viewBox="0 0 444 106" draw:points="0,106 0,0 444,0">
          <text:p/>
        </draw:polyline>
        <draw:line draw:style-name="gr2" draw:text-style-name="P2" draw:layer="layout" svg:x1="8.57cm" svg:y1="10.051cm" svg:x2="8.771cm" svg:y2="9.95cm">
          <text:p/>
        </draw:line>
        <draw:path draw:style-name="gr2" draw:text-style-name="P2" draw:layer="layout" svg:width="0.998cm" svg:height="0cm" svg:x="8.17cm" svg:y="10.05cm" svg:viewBox="0 0 999 0" svg:d="M599 0h400M0 0h400">
          <text:p/>
        </draw:path>
        <draw:polyline draw:style-name="gr2" draw:text-style-name="P2" draw:layer="layout" svg:width="0.443cm" svg:height="0.105cm" svg:x="8.727cm" svg:y="9.9cm" svg:viewBox="0 0 444 106" draw:points="0,106 0,0 444,0">
          <text:p/>
        </draw:polyline>
        <draw:line draw:style-name="gr2" draw:text-style-name="P2" draw:layer="layout" svg:x1="8.57cm" svg:y1="10.351cm" svg:x2="8.771cm" svg:y2="10.25cm">
          <text:p/>
        </draw:line>
        <draw:path draw:style-name="gr2" draw:text-style-name="P2" draw:layer="layout" svg:width="0.998cm" svg:height="0cm" svg:x="8.17cm" svg:y="10.35cm" svg:viewBox="0 0 999 0" svg:d="M599 0h400M0 0h400">
          <text:p/>
        </draw:path>
        <draw:polyline draw:style-name="gr2" draw:text-style-name="P2" draw:layer="layout" svg:width="0.443cm" svg:height="0.105cm" svg:x="8.727cm" svg:y="10.2cm" svg:viewBox="0 0 444 106" draw:points="0,106 0,0 444,0">
          <text:p/>
        </draw:polyline>
        <draw:g>
          <draw:polygon draw:style-name="gr1" draw:text-style-name="P1" draw:layer="layout" svg:width="0.15cm" svg:height="0.15cm" svg:x="8.47cm" svg:y="10.525cm" svg:viewBox="0 0 151 151" draw:points="0,151 151,151 151,0 0,0">
            <text:p/>
          </draw:polygon>
          <draw:path draw:style-name="gr2" draw:text-style-name="P2" draw:layer="layout" svg:width="0.15cm" svg:height="0.15cm" svg:x="8.4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5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62cm" svg:y="10.525cm" svg:viewBox="0 0 301 151" draw:points="0,151 301,151 301,0 0,0">
              <text:p/>
            </draw:polygon>
            <draw:polygon draw:style-name="gr2" draw:text-style-name="P2" draw:layer="layout" svg:width="0.3cm" svg:height="0.15cm" svg:x="8.6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62cm" svg:y="10.675cm">
            <draw:text-box>
              <text:p/>
            </draw:text-box>
          </draw:frame>
        </draw:g>
        <draw:line draw:style-name="gr2" draw:text-style-name="P2" draw:layer="layout" svg:x1="8.469cm" svg:y1="10.6cm" svg:x2="8.17cm" svg:y2="10.6cm">
          <text:p/>
        </draw:line>
        <draw:frame draw:style-name="gr4" draw:text-style-name="P4" draw:layer="layout" svg:width="0.665cm" svg:height="0.33cm" svg:x="8.357cm" svg:y="10.868cm">
          <draw:text-box>
            <text:p text:style-name="P3"><text:span text:style-name="T1">Bit 11</text:span></text:p>
          </draw:text-box>
        </draw:frame>
        <draw:g>
          <draw:polygon draw:style-name="gr1" draw:text-style-name="P1" draw:layer="layout" svg:width="0.7cm" svg:height="1.7cm" svg:x="10.02cm" svg:y="9.15cm" svg:viewBox="0 0 701 1701" draw:points="0,1701 701,1701 701,0 0,0">
            <text:p/>
          </draw:polygon>
          <draw:polygon draw:style-name="gr2" draw:text-style-name="P2" draw:layer="layout" svg:width="0.7cm" svg:height="1.7cm" svg:x="10.02cm" svg:y="9.15cm" svg:viewBox="0 0 701 1701" draw:points="0,1701 701,1701 701,0 0,0">
            <text:p/>
          </draw:polygon>
        </draw:g>
        <draw:line draw:style-name="gr2" draw:text-style-name="P2" draw:layer="layout" svg:x1="10.27cm" svg:y1="9.451cm" svg:x2="10.471cm" svg:y2="9.35cm">
          <text:p/>
        </draw:line>
        <draw:path draw:style-name="gr2" draw:text-style-name="P2" draw:layer="layout" svg:width="0.998cm" svg:height="0cm" svg:x="9.87cm" svg:y="9.45cm" svg:viewBox="0 0 999 0" svg:d="M599 0h400M0 0h400">
          <text:p/>
        </draw:path>
        <draw:polyline draw:style-name="gr2" draw:text-style-name="P2" draw:layer="layout" svg:width="0.443cm" svg:height="0.105cm" svg:x="10.427cm" svg:y="9.3cm" svg:viewBox="0 0 444 106" draw:points="0,106 0,0 444,0">
          <text:p/>
        </draw:polyline>
        <draw:line draw:style-name="gr2" draw:text-style-name="P2" draw:layer="layout" svg:x1="10.27cm" svg:y1="9.751cm" svg:x2="10.471cm" svg:y2="9.65cm">
          <text:p/>
        </draw:line>
        <draw:path draw:style-name="gr2" draw:text-style-name="P2" draw:layer="layout" svg:width="0.998cm" svg:height="0cm" svg:x="9.87cm" svg:y="9.75cm" svg:viewBox="0 0 999 0" svg:d="M599 0h400M0 0h400">
          <text:p/>
        </draw:path>
        <draw:polyline draw:style-name="gr2" draw:text-style-name="P2" draw:layer="layout" svg:width="0.443cm" svg:height="0.105cm" svg:x="10.427cm" svg:y="9.6cm" svg:viewBox="0 0 444 106" draw:points="0,106 0,0 444,0">
          <text:p/>
        </draw:polyline>
        <draw:line draw:style-name="gr2" draw:text-style-name="P2" draw:layer="layout" svg:x1="10.27cm" svg:y1="10.051cm" svg:x2="10.471cm" svg:y2="9.95cm">
          <text:p/>
        </draw:line>
        <draw:path draw:style-name="gr2" draw:text-style-name="P2" draw:layer="layout" svg:width="0.998cm" svg:height="0cm" svg:x="9.87cm" svg:y="10.05cm" svg:viewBox="0 0 999 0" svg:d="M599 0h400M0 0h399">
          <text:p/>
        </draw:path>
        <draw:polyline draw:style-name="gr2" draw:text-style-name="P2" draw:layer="layout" svg:width="0.443cm" svg:height="0.105cm" svg:x="10.427cm" svg:y="9.9cm" svg:viewBox="0 0 444 106" draw:points="0,106 0,0 444,0">
          <text:p/>
        </draw:polyline>
        <draw:line draw:style-name="gr2" draw:text-style-name="P2" draw:layer="layout" svg:x1="10.27cm" svg:y1="10.351cm" svg:x2="10.471cm" svg:y2="10.25cm">
          <text:p/>
        </draw:line>
        <draw:path draw:style-name="gr2" draw:text-style-name="P2" draw:layer="layout" svg:width="0.998cm" svg:height="0cm" svg:x="9.87cm" svg:y="10.35cm" svg:viewBox="0 0 999 0" svg:d="M599 0h400M0 0h400">
          <text:p/>
        </draw:path>
        <draw:polyline draw:style-name="gr2" draw:text-style-name="P2" draw:layer="layout" svg:width="0.443cm" svg:height="0.105cm" svg:x="10.427cm" svg:y="10.2cm" svg:viewBox="0 0 444 106" draw:points="0,106 0,0 444,0">
          <text:p/>
        </draw:polyline>
        <draw:g>
          <draw:polygon draw:style-name="gr1" draw:text-style-name="P1" draw:layer="layout" svg:width="0.15cm" svg:height="0.15cm" svg:x="10.17cm" svg:y="10.525cm" svg:viewBox="0 0 151 151" draw:points="0,151 151,151 151,0 0,0">
            <text:p/>
          </draw:polygon>
          <draw:path draw:style-name="gr2" draw:text-style-name="P2" draw:layer="layout" svg:width="0.15cm" svg:height="0.15cm" svg:x="10.1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2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32cm" svg:y="10.525cm" svg:viewBox="0 0 301 151" draw:points="0,151 301,151 301,0 0,0">
              <text:p/>
            </draw:polygon>
            <draw:polygon draw:style-name="gr2" draw:text-style-name="P2" draw:layer="layout" svg:width="0.3cm" svg:height="0.15cm" svg:x="10.3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32cm" svg:y="10.675cm">
            <draw:text-box>
              <text:p/>
            </draw:text-box>
          </draw:frame>
        </draw:g>
        <draw:line draw:style-name="gr2" draw:text-style-name="P2" draw:layer="layout" svg:x1="10.169cm" svg:y1="10.6cm" svg:x2="9.87cm" svg:y2="10.6cm">
          <text:p/>
        </draw:line>
        <draw:frame draw:style-name="gr4" draw:text-style-name="P4" draw:layer="layout" svg:width="0.665cm" svg:height="0.33cm" svg:x="10.057cm" svg:y="10.868cm">
          <draw:text-box>
            <text:p text:style-name="P3"><text:span text:style-name="T1">Bit 10</text:span></text:p>
          </draw:text-box>
        </draw:frame>
        <draw:g>
          <draw:polygon draw:style-name="gr1" draw:text-style-name="P1" draw:layer="layout" svg:width="0.7cm" svg:height="1.7cm" svg:x="11.72cm" svg:y="9.15cm" svg:viewBox="0 0 701 1701" draw:points="0,1701 701,1701 701,0 0,0">
            <text:p/>
          </draw:polygon>
          <draw:polygon draw:style-name="gr2" draw:text-style-name="P2" draw:layer="layout" svg:width="0.7cm" svg:height="1.7cm" svg:x="11.72cm" svg:y="9.15cm" svg:viewBox="0 0 701 1701" draw:points="0,1701 701,1701 701,0 0,0">
            <text:p/>
          </draw:polygon>
        </draw:g>
        <draw:line draw:style-name="gr2" draw:text-style-name="P2" draw:layer="layout" svg:x1="11.97cm" svg:y1="9.451cm" svg:x2="12.171cm" svg:y2="9.35cm">
          <text:p/>
        </draw:line>
        <draw:path draw:style-name="gr2" draw:text-style-name="P2" draw:layer="layout" svg:width="0.998cm" svg:height="0cm" svg:x="11.57cm" svg:y="9.45cm" svg:viewBox="0 0 999 0" svg:d="M599 0h400M0 0h400">
          <text:p/>
        </draw:path>
        <draw:polyline draw:style-name="gr2" draw:text-style-name="P2" draw:layer="layout" svg:width="0.443cm" svg:height="0.105cm" svg:x="12.127cm" svg:y="9.3cm" svg:viewBox="0 0 444 106" draw:points="0,106 0,0 444,0">
          <text:p/>
        </draw:polyline>
        <draw:line draw:style-name="gr2" draw:text-style-name="P2" draw:layer="layout" svg:x1="11.97cm" svg:y1="9.751cm" svg:x2="12.171cm" svg:y2="9.65cm">
          <text:p/>
        </draw:line>
        <draw:path draw:style-name="gr2" draw:text-style-name="P2" draw:layer="layout" svg:width="0.998cm" svg:height="0cm" svg:x="11.57cm" svg:y="9.75cm" svg:viewBox="0 0 999 0" svg:d="M599 0h400M0 0h400">
          <text:p/>
        </draw:path>
        <draw:polyline draw:style-name="gr2" draw:text-style-name="P2" draw:layer="layout" svg:width="0.443cm" svg:height="0.105cm" svg:x="12.127cm" svg:y="9.6cm" svg:viewBox="0 0 444 106" draw:points="0,106 0,0 444,0">
          <text:p/>
        </draw:polyline>
        <draw:line draw:style-name="gr2" draw:text-style-name="P2" draw:layer="layout" svg:x1="11.97cm" svg:y1="10.051cm" svg:x2="12.171cm" svg:y2="9.95cm">
          <text:p/>
        </draw:line>
        <draw:path draw:style-name="gr2" draw:text-style-name="P2" draw:layer="layout" svg:width="0.998cm" svg:height="0cm" svg:x="11.57cm" svg:y="10.05cm" svg:viewBox="0 0 999 0" svg:d="M599 0h400M0 0h399">
          <text:p/>
        </draw:path>
        <draw:polyline draw:style-name="gr2" draw:text-style-name="P2" draw:layer="layout" svg:width="0.443cm" svg:height="0.105cm" svg:x="12.127cm" svg:y="9.9cm" svg:viewBox="0 0 444 106" draw:points="0,106 0,0 444,0">
          <text:p/>
        </draw:polyline>
        <draw:line draw:style-name="gr2" draw:text-style-name="P2" draw:layer="layout" svg:x1="11.97cm" svg:y1="10.351cm" svg:x2="12.171cm" svg:y2="10.25cm">
          <text:p/>
        </draw:line>
        <draw:path draw:style-name="gr2" draw:text-style-name="P2" draw:layer="layout" svg:width="0.998cm" svg:height="0cm" svg:x="11.57cm" svg:y="10.35cm" svg:viewBox="0 0 999 0" svg:d="M599 0h400M0 0h399">
          <text:p/>
        </draw:path>
        <draw:polyline draw:style-name="gr2" draw:text-style-name="P2" draw:layer="layout" svg:width="0.443cm" svg:height="0.105cm" svg:x="12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1.87cm" svg:y="10.525cm" svg:viewBox="0 0 151 151" draw:points="0,151 151,151 151,0 0,0">
            <text:p/>
          </draw:polygon>
          <draw:path draw:style-name="gr2" draw:text-style-name="P2" draw:layer="layout" svg:width="0.15cm" svg:height="0.15cm" svg:x="11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2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10.675cm">
            <draw:text-box>
              <text:p/>
            </draw:text-box>
          </draw:frame>
        </draw:g>
        <draw:line draw:style-name="gr2" draw:text-style-name="P2" draw:layer="layout" svg:x1="11.869cm" svg:y1="10.6cm" svg:x2="11.57cm" svg:y2="10.6cm">
          <text:p/>
        </draw:line>
        <draw:frame draw:style-name="gr4" draw:text-style-name="P4" draw:layer="layout" svg:width="0.665cm" svg:height="0.33cm" svg:x="11.757cm" svg:y="10.868cm">
          <draw:text-box>
            <text:p text:style-name="P3"><text:span text:style-name="T1">Bit 9</text:span></text:p>
          </draw:text-box>
        </draw:frame>
        <draw:g>
          <draw:polygon draw:style-name="gr1" draw:text-style-name="P1" draw:layer="layout" svg:width="0.7cm" svg:height="1.7cm" svg:x="13.42cm" svg:y="9.15cm" svg:viewBox="0 0 701 1701" draw:points="0,1701 701,1701 701,0 0,0">
            <text:p/>
          </draw:polygon>
          <draw:polygon draw:style-name="gr2" draw:text-style-name="P2" draw:layer="layout" svg:width="0.7cm" svg:height="1.7cm" svg:x="13.42cm" svg:y="9.15cm" svg:viewBox="0 0 701 1701" draw:points="0,1701 701,1701 701,0 0,0">
            <text:p/>
          </draw:polygon>
        </draw:g>
        <draw:line draw:style-name="gr2" draw:text-style-name="P2" draw:layer="layout" svg:x1="13.67cm" svg:y1="9.451cm" svg:x2="13.871cm" svg:y2="9.35cm">
          <text:p/>
        </draw:line>
        <draw:path draw:style-name="gr2" draw:text-style-name="P2" draw:layer="layout" svg:width="0.998cm" svg:height="0cm" svg:x="13.27cm" svg:y="9.45cm" svg:viewBox="0 0 999 0" svg:d="M599 0h400M0 0h400">
          <text:p/>
        </draw:path>
        <draw:polyline draw:style-name="gr2" draw:text-style-name="P2" draw:layer="layout" svg:width="0.443cm" svg:height="0.105cm" svg:x="13.827cm" svg:y="9.3cm" svg:viewBox="0 0 444 106" draw:points="0,106 0,0 444,0">
          <text:p/>
        </draw:polyline>
        <draw:line draw:style-name="gr2" draw:text-style-name="P2" draw:layer="layout" svg:x1="13.67cm" svg:y1="9.751cm" svg:x2="13.871cm" svg:y2="9.65cm">
          <text:p/>
        </draw:line>
        <draw:path draw:style-name="gr2" draw:text-style-name="P2" draw:layer="layout" svg:width="0.998cm" svg:height="0cm" svg:x="13.27cm" svg:y="9.75cm" svg:viewBox="0 0 999 0" svg:d="M599 0h400M0 0h400">
          <text:p/>
        </draw:path>
        <draw:polyline draw:style-name="gr2" draw:text-style-name="P2" draw:layer="layout" svg:width="0.443cm" svg:height="0.105cm" svg:x="13.827cm" svg:y="9.6cm" svg:viewBox="0 0 444 106" draw:points="0,106 0,0 444,0">
          <text:p/>
        </draw:polyline>
        <draw:line draw:style-name="gr2" draw:text-style-name="P2" draw:layer="layout" svg:x1="13.67cm" svg:y1="10.051cm" svg:x2="13.871cm" svg:y2="9.95cm">
          <text:p/>
        </draw:line>
        <draw:path draw:style-name="gr2" draw:text-style-name="P2" draw:layer="layout" svg:width="0.998cm" svg:height="0cm" svg:x="13.27cm" svg:y="10.05cm" svg:viewBox="0 0 999 0" svg:d="M599 0h400M0 0h399">
          <text:p/>
        </draw:path>
        <draw:polyline draw:style-name="gr2" draw:text-style-name="P2" draw:layer="layout" svg:width="0.443cm" svg:height="0.105cm" svg:x="13.827cm" svg:y="9.9cm" svg:viewBox="0 0 444 106" draw:points="0,106 0,0 444,0">
          <text:p/>
        </draw:polyline>
        <draw:line draw:style-name="gr2" draw:text-style-name="P2" draw:layer="layout" svg:x1="13.67cm" svg:y1="10.351cm" svg:x2="13.871cm" svg:y2="10.25cm">
          <text:p/>
        </draw:line>
        <draw:path draw:style-name="gr2" draw:text-style-name="P2" draw:layer="layout" svg:width="0.998cm" svg:height="0cm" svg:x="13.27cm" svg:y="10.35cm" svg:viewBox="0 0 999 0" svg:d="M599 0h400M0 0h399">
          <text:p/>
        </draw:path>
        <draw:polyline draw:style-name="gr2" draw:text-style-name="P2" draw:layer="layout" svg:width="0.443cm" svg:height="0.105cm" svg:x="13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3.57cm" svg:y="10.525cm" svg:viewBox="0 0 151 151" draw:points="0,151 151,151 151,0 0,0">
            <text:p/>
          </draw:polygon>
          <draw:path draw:style-name="gr2" draw:text-style-name="P2" draw:layer="layout" svg:width="0.15cm" svg:height="0.15cm" svg:x="13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3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0.675cm">
            <draw:text-box>
              <text:p/>
            </draw:text-box>
          </draw:frame>
        </draw:g>
        <draw:line draw:style-name="gr2" draw:text-style-name="P2" draw:layer="layout" svg:x1="13.569cm" svg:y1="10.6cm" svg:x2="13.27cm" svg:y2="10.6cm">
          <text:p/>
        </draw:line>
        <draw:frame draw:style-name="gr4" draw:text-style-name="P4" draw:layer="layout" svg:width="0.665cm" svg:height="0.33cm" svg:x="13.457cm" svg:y="10.868cm">
          <draw:text-box>
            <text:p text:style-name="P3"><text:span text:style-name="T1">Bit 8</text:span></text:p>
          </draw:text-box>
        </draw:frame>
        <draw:g>
          <draw:polygon draw:style-name="gr1" draw:text-style-name="P1" draw:layer="layout" svg:width="0.7cm" svg:height="1.7cm" svg:x="15.12cm" svg:y="9.15cm" svg:viewBox="0 0 701 1701" draw:points="0,1701 701,1701 701,0 0,0">
            <text:p/>
          </draw:polygon>
          <draw:polygon draw:style-name="gr2" draw:text-style-name="P2" draw:layer="layout" svg:width="0.7cm" svg:height="1.7cm" svg:x="15.12cm" svg:y="9.15cm" svg:viewBox="0 0 701 1701" draw:points="0,1701 701,1701 701,0 0,0">
            <text:p/>
          </draw:polygon>
        </draw:g>
        <draw:line draw:style-name="gr2" draw:text-style-name="P2" draw:layer="layout" svg:x1="15.37cm" svg:y1="9.451cm" svg:x2="15.571cm" svg:y2="9.35cm">
          <text:p/>
        </draw:line>
        <draw:path draw:style-name="gr2" draw:text-style-name="P2" draw:layer="layout" svg:width="0.998cm" svg:height="0cm" svg:x="14.97cm" svg:y="9.45cm" svg:viewBox="0 0 999 0" svg:d="M599 0h400M0 0h400">
          <text:p/>
        </draw:path>
        <draw:polyline draw:style-name="gr2" draw:text-style-name="P2" draw:layer="layout" svg:width="0.443cm" svg:height="0.105cm" svg:x="15.527cm" svg:y="9.3cm" svg:viewBox="0 0 444 106" draw:points="0,106 0,0 444,0">
          <text:p/>
        </draw:polyline>
        <draw:line draw:style-name="gr2" draw:text-style-name="P2" draw:layer="layout" svg:x1="15.37cm" svg:y1="9.751cm" svg:x2="15.571cm" svg:y2="9.65cm">
          <text:p/>
        </draw:line>
        <draw:path draw:style-name="gr2" draw:text-style-name="P2" draw:layer="layout" svg:width="0.998cm" svg:height="0cm" svg:x="14.97cm" svg:y="9.75cm" svg:viewBox="0 0 999 0" svg:d="M599 0h400M0 0h400">
          <text:p/>
        </draw:path>
        <draw:polyline draw:style-name="gr2" draw:text-style-name="P2" draw:layer="layout" svg:width="0.443cm" svg:height="0.105cm" svg:x="15.527cm" svg:y="9.6cm" svg:viewBox="0 0 444 106" draw:points="0,106 0,0 444,0">
          <text:p/>
        </draw:polyline>
        <draw:line draw:style-name="gr2" draw:text-style-name="P2" draw:layer="layout" svg:x1="15.37cm" svg:y1="10.051cm" svg:x2="15.571cm" svg:y2="9.95cm">
          <text:p/>
        </draw:line>
        <draw:path draw:style-name="gr2" draw:text-style-name="P2" draw:layer="layout" svg:width="0.998cm" svg:height="0cm" svg:x="14.97cm" svg:y="10.05cm" svg:viewBox="0 0 999 0" svg:d="M599 0h400M0 0h399">
          <text:p/>
        </draw:path>
        <draw:polyline draw:style-name="gr2" draw:text-style-name="P2" draw:layer="layout" svg:width="0.443cm" svg:height="0.105cm" svg:x="15.527cm" svg:y="9.9cm" svg:viewBox="0 0 444 106" draw:points="0,106 0,0 444,0">
          <text:p/>
        </draw:polyline>
        <draw:line draw:style-name="gr2" draw:text-style-name="P2" draw:layer="layout" svg:x1="15.37cm" svg:y1="10.351cm" svg:x2="15.571cm" svg:y2="10.25cm">
          <text:p/>
        </draw:line>
        <draw:path draw:style-name="gr2" draw:text-style-name="P2" draw:layer="layout" svg:width="0.998cm" svg:height="0cm" svg:x="14.97cm" svg:y="10.35cm" svg:viewBox="0 0 999 0" svg:d="M599 0h400M0 0h399">
          <text:p/>
        </draw:path>
        <draw:polyline draw:style-name="gr2" draw:text-style-name="P2" draw:layer="layout" svg:width="0.443cm" svg:height="0.105cm" svg:x="15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15.27cm" svg:y="10.525cm" svg:viewBox="0 0 151 151" draw:points="0,151 151,151 151,0 0,0">
            <text:p/>
          </draw:polygon>
          <draw:path draw:style-name="gr2" draw:text-style-name="P2" draw:layer="layout" svg:width="0.15cm" svg:height="0.15cm" svg:x="15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15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2cm" svg:y="10.675cm">
            <draw:text-box>
              <text:p/>
            </draw:text-box>
          </draw:frame>
        </draw:g>
        <draw:line draw:style-name="gr2" draw:text-style-name="P2" draw:layer="layout" svg:x1="15.269cm" svg:y1="10.6cm" svg:x2="14.97cm" svg:y2="10.6cm">
          <text:p/>
        </draw:line>
        <draw:frame draw:style-name="gr4" draw:text-style-name="P4" draw:layer="layout" svg:width="0.665cm" svg:height="0.33cm" svg:x="15.157cm" svg:y="10.86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6.72cm" svg:y="9.15cm" svg:viewBox="0 0 701 1701" draw:points="0,1701 701,1701 701,0 0,0">
            <text:p/>
          </draw:polygon>
          <draw:polygon draw:style-name="gr2" draw:text-style-name="P2" draw:layer="layout" svg:width="0.7cm" svg:height="1.7cm" svg:x="16.72cm" svg:y="9.15cm" svg:viewBox="0 0 701 1701" draw:points="0,1701 701,1701 701,0 0,0">
            <text:p/>
          </draw:polygon>
        </draw:g>
        <draw:line draw:style-name="gr2" draw:text-style-name="P2" draw:layer="layout" svg:x1="16.97cm" svg:y1="9.451cm" svg:x2="17.171cm" svg:y2="9.35cm">
          <text:p/>
        </draw:line>
        <draw:path draw:style-name="gr2" draw:text-style-name="P2" draw:layer="layout" svg:width="0.998cm" svg:height="0cm" svg:x="16.57cm" svg:y="9.45cm" svg:viewBox="0 0 999 0" svg:d="M599 0h400M0 0h400">
          <text:p/>
        </draw:path>
        <draw:polyline draw:style-name="gr2" draw:text-style-name="P2" draw:layer="layout" svg:width="0.443cm" svg:height="0.105cm" svg:x="17.127cm" svg:y="9.3cm" svg:viewBox="0 0 444 106" draw:points="0,106 0,0 444,0">
          <text:p/>
        </draw:polyline>
        <draw:line draw:style-name="gr2" draw:text-style-name="P2" draw:layer="layout" svg:x1="16.97cm" svg:y1="9.751cm" svg:x2="17.171cm" svg:y2="9.65cm">
          <text:p/>
        </draw:line>
        <draw:path draw:style-name="gr2" draw:text-style-name="P2" draw:layer="layout" svg:width="0.998cm" svg:height="0cm" svg:x="16.57cm" svg:y="9.75cm" svg:viewBox="0 0 999 0" svg:d="M599 0h400M0 0h400">
          <text:p/>
        </draw:path>
        <draw:polyline draw:style-name="gr2" draw:text-style-name="P2" draw:layer="layout" svg:width="0.443cm" svg:height="0.105cm" svg:x="17.127cm" svg:y="9.6cm" svg:viewBox="0 0 444 106" draw:points="0,106 0,0 444,0">
          <text:p/>
        </draw:polyline>
        <draw:line draw:style-name="gr2" draw:text-style-name="P2" draw:layer="layout" svg:x1="16.97cm" svg:y1="10.051cm" svg:x2="17.171cm" svg:y2="9.95cm">
          <text:p/>
        </draw:line>
        <draw:path draw:style-name="gr2" draw:text-style-name="P2" draw:layer="layout" svg:width="0.998cm" svg:height="0cm" svg:x="16.57cm" svg:y="10.05cm" svg:viewBox="0 0 999 0" svg:d="M599 0h400M0 0h399">
          <text:p/>
        </draw:path>
        <draw:polyline draw:style-name="gr2" draw:text-style-name="P2" draw:layer="layout" svg:width="0.443cm" svg:height="0.105cm" svg:x="17.127cm" svg:y="9.9cm" svg:viewBox="0 0 444 106" draw:points="0,106 0,0 444,0">
          <text:p/>
        </draw:polyline>
        <draw:line draw:style-name="gr2" draw:text-style-name="P2" draw:layer="layout" svg:x1="16.97cm" svg:y1="10.351cm" svg:x2="17.171cm" svg:y2="10.25cm">
          <text:p/>
        </draw:line>
        <draw:path draw:style-name="gr2" draw:text-style-name="P2" draw:layer="layout" svg:width="0.998cm" svg:height="0cm" svg:x="16.57cm" svg:y="10.35cm" svg:viewBox="0 0 999 0" svg:d="M599 0h400M0 0h399">
          <text:p/>
        </draw:path>
        <draw:polyline draw:style-name="gr2" draw:text-style-name="P2" draw:layer="layout" svg:width="0.443cm" svg:height="0.105cm" svg:x="17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6.87cm" svg:y="10.525cm" svg:viewBox="0 0 151 151" draw:points="0,151 151,151 151,0 0,0">
            <text:p/>
          </draw:polygon>
          <draw:path draw:style-name="gr2" draw:text-style-name="P2" draw:layer="layout" svg:width="0.15cm" svg:height="0.15cm" svg:x="16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7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2cm" svg:y="10.675cm">
            <draw:text-box>
              <text:p/>
            </draw:text-box>
          </draw:frame>
        </draw:g>
        <draw:line draw:style-name="gr2" draw:text-style-name="P2" draw:layer="layout" svg:x1="16.869cm" svg:y1="10.6cm" svg:x2="16.57cm" svg:y2="10.6cm">
          <text:p/>
        </draw:line>
        <draw:frame draw:style-name="gr4" draw:text-style-name="P4" draw:layer="layout" svg:width="0.665cm" svg:height="0.33cm" svg:x="16.757cm" svg:y="10.868cm">
          <draw:text-box>
            <text:p text:style-name="P3"><text:span text:style-name="T1">Bit 6</text:span></text:p>
          </draw:text-box>
        </draw:frame>
        <draw:g>
          <draw:polygon draw:style-name="gr1" draw:text-style-name="P1" draw:layer="layout" svg:width="0.7cm" svg:height="1.7cm" svg:x="18.42cm" svg:y="9.15cm" svg:viewBox="0 0 701 1701" draw:points="0,1701 701,1701 701,0 0,0">
            <text:p/>
          </draw:polygon>
          <draw:polygon draw:style-name="gr2" draw:text-style-name="P2" draw:layer="layout" svg:width="0.7cm" svg:height="1.7cm" svg:x="18.42cm" svg:y="9.15cm" svg:viewBox="0 0 701 1701" draw:points="0,1701 701,1701 701,0 0,0">
            <text:p/>
          </draw:polygon>
        </draw:g>
        <draw:line draw:style-name="gr2" draw:text-style-name="P2" draw:layer="layout" svg:x1="18.67cm" svg:y1="9.451cm" svg:x2="18.871cm" svg:y2="9.35cm">
          <text:p/>
        </draw:line>
        <draw:path draw:style-name="gr2" draw:text-style-name="P2" draw:layer="layout" svg:width="0.998cm" svg:height="0cm" svg:x="18.27cm" svg:y="9.45cm" svg:viewBox="0 0 999 0" svg:d="M599 0h400M0 0h400">
          <text:p/>
        </draw:path>
        <draw:polyline draw:style-name="gr2" draw:text-style-name="P2" draw:layer="layout" svg:width="0.443cm" svg:height="0.105cm" svg:x="18.827cm" svg:y="9.3cm" svg:viewBox="0 0 444 106" draw:points="0,106 0,0 444,0">
          <text:p/>
        </draw:polyline>
        <draw:line draw:style-name="gr2" draw:text-style-name="P2" draw:layer="layout" svg:x1="18.67cm" svg:y1="9.751cm" svg:x2="18.871cm" svg:y2="9.65cm">
          <text:p/>
        </draw:line>
        <draw:path draw:style-name="gr2" draw:text-style-name="P2" draw:layer="layout" svg:width="0.998cm" svg:height="0cm" svg:x="18.27cm" svg:y="9.75cm" svg:viewBox="0 0 999 0" svg:d="M599 0h400M0 0h400">
          <text:p/>
        </draw:path>
        <draw:polyline draw:style-name="gr2" draw:text-style-name="P2" draw:layer="layout" svg:width="0.443cm" svg:height="0.105cm" svg:x="18.827cm" svg:y="9.6cm" svg:viewBox="0 0 444 106" draw:points="0,106 0,0 444,0">
          <text:p/>
        </draw:polyline>
        <draw:line draw:style-name="gr2" draw:text-style-name="P2" draw:layer="layout" svg:x1="18.67cm" svg:y1="10.051cm" svg:x2="18.871cm" svg:y2="9.95cm">
          <text:p/>
        </draw:line>
        <draw:path draw:style-name="gr2" draw:text-style-name="P2" draw:layer="layout" svg:width="0.998cm" svg:height="0cm" svg:x="18.27cm" svg:y="10.05cm" svg:viewBox="0 0 999 0" svg:d="M599 0h400M0 0h399">
          <text:p/>
        </draw:path>
        <draw:polyline draw:style-name="gr2" draw:text-style-name="P2" draw:layer="layout" svg:width="0.443cm" svg:height="0.105cm" svg:x="18.827cm" svg:y="9.9cm" svg:viewBox="0 0 444 106" draw:points="0,106 0,0 444,0">
          <text:p/>
        </draw:polyline>
        <draw:line draw:style-name="gr2" draw:text-style-name="P2" draw:layer="layout" svg:x1="18.67cm" svg:y1="10.351cm" svg:x2="18.871cm" svg:y2="10.25cm">
          <text:p/>
        </draw:line>
        <draw:path draw:style-name="gr2" draw:text-style-name="P2" draw:layer="layout" svg:width="0.998cm" svg:height="0cm" svg:x="18.27cm" svg:y="10.35cm" svg:viewBox="0 0 999 0" svg:d="M599 0h400M0 0h399">
          <text:p/>
        </draw:path>
        <draw:polyline draw:style-name="gr2" draw:text-style-name="P2" draw:layer="layout" svg:width="0.443cm" svg:height="0.105cm" svg:x="18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8.57cm" svg:y="10.525cm" svg:viewBox="0 0 151 151" draw:points="0,151 151,151 151,0 0,0">
            <text:p/>
          </draw:polygon>
          <draw:path draw:style-name="gr2" draw:text-style-name="P2" draw:layer="layout" svg:width="0.15cm" svg:height="0.15cm" svg:x="18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8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10.675cm">
            <draw:text-box>
              <text:p/>
            </draw:text-box>
          </draw:frame>
        </draw:g>
        <draw:line draw:style-name="gr2" draw:text-style-name="P2" draw:layer="layout" svg:x1="18.569cm" svg:y1="10.6cm" svg:x2="18.27cm" svg:y2="10.6cm">
          <text:p/>
        </draw:line>
        <draw:frame draw:style-name="gr4" draw:text-style-name="P4" draw:layer="layout" svg:width="0.665cm" svg:height="0.33cm" svg:x="18.457cm" svg:y="10.868cm">
          <draw:text-box>
            <text:p text:style-name="P3"><text:span text:style-name="T1">Bit 5</text:span></text:p>
          </draw:text-box>
        </draw:frame>
        <draw:g>
          <draw:polygon draw:style-name="gr1" draw:text-style-name="P1" draw:layer="layout" svg:width="0.7cm" svg:height="1.7cm" svg:x="20.12cm" svg:y="9.15cm" svg:viewBox="0 0 701 1701" draw:points="0,1701 701,1701 701,0 0,0">
            <text:p/>
          </draw:polygon>
          <draw:polygon draw:style-name="gr2" draw:text-style-name="P2" draw:layer="layout" svg:width="0.7cm" svg:height="1.7cm" svg:x="20.12cm" svg:y="9.15cm" svg:viewBox="0 0 701 1701" draw:points="0,1701 701,1701 701,0 0,0">
            <text:p/>
          </draw:polygon>
        </draw:g>
        <draw:line draw:style-name="gr2" draw:text-style-name="P2" draw:layer="layout" svg:x1="20.37cm" svg:y1="9.451cm" svg:x2="20.571cm" svg:y2="9.35cm">
          <text:p/>
        </draw:line>
        <draw:path draw:style-name="gr2" draw:text-style-name="P2" draw:layer="layout" svg:width="0.998cm" svg:height="0cm" svg:x="19.97cm" svg:y="9.45cm" svg:viewBox="0 0 999 0" svg:d="M599 0h400M0 0h399">
          <text:p/>
        </draw:path>
        <draw:polyline draw:style-name="gr2" draw:text-style-name="P2" draw:layer="layout" svg:width="0.443cm" svg:height="0.105cm" svg:x="20.527cm" svg:y="9.3cm" svg:viewBox="0 0 444 106" draw:points="0,106 0,0 444,0">
          <text:p/>
        </draw:polyline>
        <draw:line draw:style-name="gr2" draw:text-style-name="P2" draw:layer="layout" svg:x1="20.37cm" svg:y1="9.751cm" svg:x2="20.571cm" svg:y2="9.65cm">
          <text:p/>
        </draw:line>
        <draw:path draw:style-name="gr2" draw:text-style-name="P2" draw:layer="layout" svg:width="0.998cm" svg:height="0cm" svg:x="19.97cm" svg:y="9.75cm" svg:viewBox="0 0 999 0" svg:d="M599 0h400M0 0h399">
          <text:p/>
        </draw:path>
        <draw:polyline draw:style-name="gr2" draw:text-style-name="P2" draw:layer="layout" svg:width="0.443cm" svg:height="0.105cm" svg:x="20.527cm" svg:y="9.6cm" svg:viewBox="0 0 444 106" draw:points="0,106 0,0 444,0">
          <text:p/>
        </draw:polyline>
        <draw:line draw:style-name="gr2" draw:text-style-name="P2" draw:layer="layout" svg:x1="20.37cm" svg:y1="10.051cm" svg:x2="20.571cm" svg:y2="9.95cm">
          <text:p/>
        </draw:line>
        <draw:path draw:style-name="gr2" draw:text-style-name="P2" draw:layer="layout" svg:width="0.998cm" svg:height="0cm" svg:x="19.97cm" svg:y="10.05cm" svg:viewBox="0 0 999 0" svg:d="M599 0h400M0 0h399">
          <text:p/>
        </draw:path>
        <draw:polyline draw:style-name="gr2" draw:text-style-name="P2" draw:layer="layout" svg:width="0.443cm" svg:height="0.105cm" svg:x="20.527cm" svg:y="9.9cm" svg:viewBox="0 0 444 106" draw:points="0,106 0,0 444,0">
          <text:p/>
        </draw:polyline>
        <draw:line draw:style-name="gr2" draw:text-style-name="P2" draw:layer="layout" svg:x1="20.37cm" svg:y1="10.351cm" svg:x2="20.571cm" svg:y2="10.25cm">
          <text:p/>
        </draw:line>
        <draw:path draw:style-name="gr2" draw:text-style-name="P2" draw:layer="layout" svg:width="0.998cm" svg:height="0cm" svg:x="19.97cm" svg:y="10.35cm" svg:viewBox="0 0 999 0" svg:d="M599 0h400M0 0h400">
          <text:p/>
        </draw:path>
        <draw:polyline draw:style-name="gr2" draw:text-style-name="P2" draw:layer="layout" svg:width="0.443cm" svg:height="0.105cm" svg:x="20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20.27cm" svg:y="10.525cm" svg:viewBox="0 0 151 151" draw:points="0,151 151,151 151,0 0,0">
            <text:p/>
          </draw:polygon>
          <draw:path draw:style-name="gr2" draw:text-style-name="P2" draw:layer="layout" svg:width="0.15cm" svg:height="0.15cm" svg:x="20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20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10.675cm">
            <draw:text-box>
              <text:p/>
            </draw:text-box>
          </draw:frame>
        </draw:g>
        <draw:line draw:style-name="gr2" draw:text-style-name="P2" draw:layer="layout" svg:x1="20.269cm" svg:y1="10.6cm" svg:x2="19.97cm" svg:y2="10.6cm">
          <text:p/>
        </draw:line>
        <draw:frame draw:style-name="gr4" draw:text-style-name="P4" draw:layer="layout" svg:width="0.665cm" svg:height="0.33cm" svg:x="20.157cm" svg:y="10.868cm">
          <draw:text-box>
            <text:p text:style-name="P3"><text:span text:style-name="T1">Bit 4</text:span></text:p>
          </draw:text-box>
        </draw:frame>
        <draw:g>
          <draw:polygon draw:style-name="gr1" draw:text-style-name="P1" draw:layer="layout" svg:width="0.7cm" svg:height="1.7cm" svg:x="21.82cm" svg:y="9.15cm" svg:viewBox="0 0 701 1701" draw:points="0,1701 701,1701 701,0 0,0">
            <text:p/>
          </draw:polygon>
          <draw:polygon draw:style-name="gr2" draw:text-style-name="P2" draw:layer="layout" svg:width="0.7cm" svg:height="1.7cm" svg:x="21.82cm" svg:y="9.15cm" svg:viewBox="0 0 701 1701" draw:points="0,1701 701,1701 701,0 0,0">
            <text:p/>
          </draw:polygon>
        </draw:g>
        <draw:line draw:style-name="gr2" draw:text-style-name="P2" draw:layer="layout" svg:x1="22.07cm" svg:y1="9.451cm" svg:x2="22.271cm" svg:y2="9.35cm">
          <text:p/>
        </draw:line>
        <draw:path draw:style-name="gr2" draw:text-style-name="P2" draw:layer="layout" svg:width="0.998cm" svg:height="0cm" svg:x="21.67cm" svg:y="9.45cm" svg:viewBox="0 0 999 0" svg:d="M599 0h400M0 0h399">
          <text:p/>
        </draw:path>
        <draw:polyline draw:style-name="gr2" draw:text-style-name="P2" draw:layer="layout" svg:width="0.443cm" svg:height="0.105cm" svg:x="22.227cm" svg:y="9.3cm" svg:viewBox="0 0 444 106" draw:points="0,106 0,0 444,0">
          <text:p/>
        </draw:polyline>
        <draw:line draw:style-name="gr2" draw:text-style-name="P2" draw:layer="layout" svg:x1="22.07cm" svg:y1="9.751cm" svg:x2="22.271cm" svg:y2="9.65cm">
          <text:p/>
        </draw:line>
        <draw:path draw:style-name="gr2" draw:text-style-name="P2" draw:layer="layout" svg:width="0.998cm" svg:height="0cm" svg:x="21.67cm" svg:y="9.75cm" svg:viewBox="0 0 999 0" svg:d="M599 0h400M0 0h399">
          <text:p/>
        </draw:path>
        <draw:polyline draw:style-name="gr2" draw:text-style-name="P2" draw:layer="layout" svg:width="0.443cm" svg:height="0.105cm" svg:x="22.227cm" svg:y="9.6cm" svg:viewBox="0 0 444 106" draw:points="0,106 0,0 444,0">
          <text:p/>
        </draw:polyline>
        <draw:line draw:style-name="gr2" draw:text-style-name="P2" draw:layer="layout" svg:x1="22.07cm" svg:y1="10.051cm" svg:x2="22.271cm" svg:y2="9.95cm">
          <text:p/>
        </draw:line>
        <draw:path draw:style-name="gr2" draw:text-style-name="P2" draw:layer="layout" svg:width="0.998cm" svg:height="0cm" svg:x="21.67cm" svg:y="10.05cm" svg:viewBox="0 0 999 0" svg:d="M599 0h400M0 0h399">
          <text:p/>
        </draw:path>
        <draw:polyline draw:style-name="gr2" draw:text-style-name="P2" draw:layer="layout" svg:width="0.443cm" svg:height="0.105cm" svg:x="22.227cm" svg:y="9.9cm" svg:viewBox="0 0 444 106" draw:points="0,106 0,0 444,0">
          <text:p/>
        </draw:polyline>
        <draw:line draw:style-name="gr2" draw:text-style-name="P2" draw:layer="layout" svg:x1="22.07cm" svg:y1="10.351cm" svg:x2="22.271cm" svg:y2="10.25cm">
          <text:p/>
        </draw:line>
        <draw:path draw:style-name="gr2" draw:text-style-name="P2" draw:layer="layout" svg:width="0.998cm" svg:height="0cm" svg:x="21.67cm" svg:y="10.35cm" svg:viewBox="0 0 999 0" svg:d="M599 0h400M0 0h400">
          <text:p/>
        </draw:path>
        <draw:polyline draw:style-name="gr2" draw:text-style-name="P2" draw:layer="layout" svg:width="0.443cm" svg:height="0.105cm" svg:x="22.227cm" svg:y="10.2cm" svg:viewBox="0 0 444 106" draw:points="0,106 0,0 444,0">
          <text:p/>
        </draw:polyline>
        <draw:g>
          <draw:polygon draw:style-name="gr1" draw:text-style-name="P1" draw:layer="layout" svg:width="0.15cm" svg:height="0.15cm" svg:x="21.97cm" svg:y="10.525cm" svg:viewBox="0 0 151 151" draw:points="0,151 151,151 151,0 0,0">
            <text:p/>
          </draw:polygon>
          <draw:path draw:style-name="gr2" draw:text-style-name="P2" draw:layer="layout" svg:width="0.15cm" svg:height="0.15cm" svg:x="21.9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2.0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12cm" svg:y="10.525cm" svg:viewBox="0 0 301 151" draw:points="0,151 301,151 301,0 0,0">
              <text:p/>
            </draw:polygon>
            <draw:polygon draw:style-name="gr2" draw:text-style-name="P2" draw:layer="layout" svg:width="0.3cm" svg:height="0.15cm" svg:x="22.1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12cm" svg:y="10.675cm">
            <draw:text-box>
              <text:p/>
            </draw:text-box>
          </draw:frame>
        </draw:g>
        <draw:line draw:style-name="gr2" draw:text-style-name="P2" draw:layer="layout" svg:x1="21.969cm" svg:y1="10.6cm" svg:x2="21.67cm" svg:y2="10.6cm">
          <text:p/>
        </draw:line>
        <draw:frame draw:style-name="gr4" draw:text-style-name="P4" draw:layer="layout" svg:width="0.665cm" svg:height="0.33cm" svg:x="21.857cm" svg:y="10.868cm">
          <draw:text-box>
            <text:p text:style-name="P3"><text:span text:style-name="T1">Bit 3</text:span></text:p>
          </draw:text-box>
        </draw:frame>
        <draw:g>
          <draw:polygon draw:style-name="gr1" draw:text-style-name="P1" draw:layer="layout" svg:width="0.7cm" svg:height="1.7cm" svg:x="23.52cm" svg:y="9.15cm" svg:viewBox="0 0 701 1701" draw:points="0,1701 701,1701 701,0 0,0">
            <text:p/>
          </draw:polygon>
          <draw:polygon draw:style-name="gr2" draw:text-style-name="P2" draw:layer="layout" svg:width="0.7cm" svg:height="1.7cm" svg:x="23.52cm" svg:y="9.15cm" svg:viewBox="0 0 701 1701" draw:points="0,1701 701,1701 701,0 0,0">
            <text:p/>
          </draw:polygon>
        </draw:g>
        <draw:line draw:style-name="gr2" draw:text-style-name="P2" draw:layer="layout" svg:x1="23.77cm" svg:y1="9.451cm" svg:x2="23.971cm" svg:y2="9.35cm">
          <text:p/>
        </draw:line>
        <draw:path draw:style-name="gr2" draw:text-style-name="P2" draw:layer="layout" svg:width="0.998cm" svg:height="0cm" svg:x="23.37cm" svg:y="9.45cm" svg:viewBox="0 0 999 0" svg:d="M599 0h400M0 0h399">
          <text:p/>
        </draw:path>
        <draw:polyline draw:style-name="gr2" draw:text-style-name="P2" draw:layer="layout" svg:width="0.443cm" svg:height="0.105cm" svg:x="23.927cm" svg:y="9.3cm" svg:viewBox="0 0 444 106" draw:points="0,106 0,0 444,0">
          <text:p/>
        </draw:polyline>
        <draw:line draw:style-name="gr2" draw:text-style-name="P2" draw:layer="layout" svg:x1="23.77cm" svg:y1="9.751cm" svg:x2="23.971cm" svg:y2="9.65cm">
          <text:p/>
        </draw:line>
        <draw:path draw:style-name="gr2" draw:text-style-name="P2" draw:layer="layout" svg:width="0.998cm" svg:height="0cm" svg:x="23.37cm" svg:y="9.75cm" svg:viewBox="0 0 999 0" svg:d="M599 0h400M0 0h399">
          <text:p/>
        </draw:path>
        <draw:polyline draw:style-name="gr2" draw:text-style-name="P2" draw:layer="layout" svg:width="0.443cm" svg:height="0.105cm" svg:x="23.927cm" svg:y="9.6cm" svg:viewBox="0 0 444 106" draw:points="0,106 0,0 444,0">
          <text:p/>
        </draw:polyline>
        <draw:line draw:style-name="gr2" draw:text-style-name="P2" draw:layer="layout" svg:x1="23.77cm" svg:y1="10.051cm" svg:x2="23.971cm" svg:y2="9.95cm">
          <text:p/>
        </draw:line>
        <draw:path draw:style-name="gr2" draw:text-style-name="P2" draw:layer="layout" svg:width="0.998cm" svg:height="0cm" svg:x="23.37cm" svg:y="10.05cm" svg:viewBox="0 0 999 0" svg:d="M599 0h400M0 0h399">
          <text:p/>
        </draw:path>
        <draw:polyline draw:style-name="gr2" draw:text-style-name="P2" draw:layer="layout" svg:width="0.443cm" svg:height="0.105cm" svg:x="23.927cm" svg:y="9.9cm" svg:viewBox="0 0 444 106" draw:points="0,106 0,0 444,0">
          <text:p/>
        </draw:polyline>
        <draw:line draw:style-name="gr2" draw:text-style-name="P2" draw:layer="layout" svg:x1="23.77cm" svg:y1="10.351cm" svg:x2="23.971cm" svg:y2="10.25cm">
          <text:p/>
        </draw:line>
        <draw:path draw:style-name="gr2" draw:text-style-name="P2" draw:layer="layout" svg:width="0.998cm" svg:height="0cm" svg:x="23.37cm" svg:y="10.35cm" svg:viewBox="0 0 999 0" svg:d="M599 0h400M0 0h400">
          <text:p/>
        </draw:path>
        <draw:polyline draw:style-name="gr2" draw:text-style-name="P2" draw:layer="layout" svg:width="0.443cm" svg:height="0.105cm" svg:x="23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23.67cm" svg:y="10.525cm" svg:viewBox="0 0 151 151" draw:points="0,151 151,151 151,0 0,0">
            <text:p/>
          </draw:polygon>
          <draw:path draw:style-name="gr2" draw:text-style-name="P2" draw:layer="layout" svg:width="0.15cm" svg:height="0.15cm" svg:x="23.6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3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3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23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3.82cm" svg:y="10.675cm">
            <draw:text-box>
              <text:p/>
            </draw:text-box>
          </draw:frame>
        </draw:g>
        <draw:line draw:style-name="gr2" draw:text-style-name="P2" draw:layer="layout" svg:x1="23.669cm" svg:y1="10.6cm" svg:x2="23.37cm" svg:y2="10.6cm">
          <text:p/>
        </draw:line>
        <draw:frame draw:style-name="gr4" draw:text-style-name="P4" draw:layer="layout" svg:width="0.665cm" svg:height="0.33cm" svg:x="23.557cm" svg:y="10.868cm">
          <draw:text-box>
            <text:p text:style-name="P3"><text:span text:style-name="T1">Bit 2</text:span></text:p>
          </draw:text-box>
        </draw:frame>
        <draw:g>
          <draw:polygon draw:style-name="gr1" draw:text-style-name="P1" draw:layer="layout" svg:width="0.7cm" svg:height="1.7cm" svg:x="25.22cm" svg:y="9.15cm" svg:viewBox="0 0 701 1701" draw:points="0,1701 701,1701 701,0 0,0">
            <text:p/>
          </draw:polygon>
          <draw:polygon draw:style-name="gr2" draw:text-style-name="P2" draw:layer="layout" svg:width="0.7cm" svg:height="1.7cm" svg:x="25.22cm" svg:y="9.15cm" svg:viewBox="0 0 701 1701" draw:points="0,1701 701,1701 701,0 0,0">
            <text:p/>
          </draw:polygon>
        </draw:g>
        <draw:line draw:style-name="gr2" draw:text-style-name="P2" draw:layer="layout" svg:x1="25.47cm" svg:y1="9.451cm" svg:x2="25.671cm" svg:y2="9.35cm">
          <text:p/>
        </draw:line>
        <draw:path draw:style-name="gr2" draw:text-style-name="P2" draw:layer="layout" svg:width="0.998cm" svg:height="0cm" svg:x="25.07cm" svg:y="9.45cm" svg:viewBox="0 0 999 0" svg:d="M599 0h400M0 0h399">
          <text:p/>
        </draw:path>
        <draw:polyline draw:style-name="gr2" draw:text-style-name="P2" draw:layer="layout" svg:width="0.443cm" svg:height="0.105cm" svg:x="25.627cm" svg:y="9.3cm" svg:viewBox="0 0 444 106" draw:points="0,106 0,0 444,0">
          <text:p/>
        </draw:polyline>
        <draw:line draw:style-name="gr2" draw:text-style-name="P2" draw:layer="layout" svg:x1="25.47cm" svg:y1="9.751cm" svg:x2="25.671cm" svg:y2="9.65cm">
          <text:p/>
        </draw:line>
        <draw:path draw:style-name="gr2" draw:text-style-name="P2" draw:layer="layout" svg:width="0.998cm" svg:height="0cm" svg:x="25.07cm" svg:y="9.75cm" svg:viewBox="0 0 999 0" svg:d="M599 0h400M0 0h399">
          <text:p/>
        </draw:path>
        <draw:polyline draw:style-name="gr2" draw:text-style-name="P2" draw:layer="layout" svg:width="0.443cm" svg:height="0.105cm" svg:x="25.627cm" svg:y="9.6cm" svg:viewBox="0 0 444 106" draw:points="0,106 0,0 444,0">
          <text:p/>
        </draw:polyline>
        <draw:line draw:style-name="gr2" draw:text-style-name="P2" draw:layer="layout" svg:x1="25.47cm" svg:y1="10.051cm" svg:x2="25.671cm" svg:y2="9.95cm">
          <text:p/>
        </draw:line>
        <draw:path draw:style-name="gr2" draw:text-style-name="P2" draw:layer="layout" svg:width="0.998cm" svg:height="0cm" svg:x="25.07cm" svg:y="10.05cm" svg:viewBox="0 0 999 0" svg:d="M599 0h400M0 0h399">
          <text:p/>
        </draw:path>
        <draw:polyline draw:style-name="gr2" draw:text-style-name="P2" draw:layer="layout" svg:width="0.443cm" svg:height="0.105cm" svg:x="25.627cm" svg:y="9.9cm" svg:viewBox="0 0 444 106" draw:points="0,106 0,0 444,0">
          <text:p/>
        </draw:polyline>
        <draw:line draw:style-name="gr2" draw:text-style-name="P2" draw:layer="layout" svg:x1="25.47cm" svg:y1="10.351cm" svg:x2="25.671cm" svg:y2="10.25cm">
          <text:p/>
        </draw:line>
        <draw:path draw:style-name="gr2" draw:text-style-name="P2" draw:layer="layout" svg:width="0.998cm" svg:height="0cm" svg:x="25.07cm" svg:y="10.35cm" svg:viewBox="0 0 999 0" svg:d="M599 0h400M0 0h400">
          <text:p/>
        </draw:path>
        <draw:polyline draw:style-name="gr2" draw:text-style-name="P2" draw:layer="layout" svg:width="0.443cm" svg:height="0.105cm" svg:x="25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25.37cm" svg:y="10.525cm" svg:viewBox="0 0 151 151" draw:points="0,151 151,151 151,0 0,0">
            <text:p/>
          </draw:polygon>
          <draw:path draw:style-name="gr2" draw:text-style-name="P2" draw:layer="layout" svg:width="0.15cm" svg:height="0.15cm" svg:x="25.3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5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25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2cm" svg:y="10.675cm">
            <draw:text-box>
              <text:p/>
            </draw:text-box>
          </draw:frame>
        </draw:g>
        <draw:line draw:style-name="gr2" draw:text-style-name="P2" draw:layer="layout" svg:x1="25.369cm" svg:y1="10.6cm" svg:x2="25.07cm" svg:y2="10.6cm">
          <text:p/>
        </draw:line>
        <draw:frame draw:style-name="gr4" draw:text-style-name="P4" draw:layer="layout" svg:width="0.665cm" svg:height="0.33cm" svg:x="25.257cm" svg:y="10.868cm">
          <draw:text-box>
            <text:p text:style-name="P3"><text:span text:style-name="T1">Bit 1</text:span></text:p>
          </draw:text-box>
        </draw:frame>
        <draw:g>
          <draw:polygon draw:style-name="gr1" draw:text-style-name="P1" draw:layer="layout" svg:width="0.7cm" svg:height="1.7cm" svg:x="26.92cm" svg:y="9.15cm" svg:viewBox="0 0 701 1701" draw:points="0,1701 701,1701 701,0 0,0">
            <text:p/>
          </draw:polygon>
          <draw:polygon draw:style-name="gr2" draw:text-style-name="P2" draw:layer="layout" svg:width="0.7cm" svg:height="1.7cm" svg:x="26.92cm" svg:y="9.15cm" svg:viewBox="0 0 701 1701" draw:points="0,1701 701,1701 701,0 0,0">
            <text:p/>
          </draw:polygon>
        </draw:g>
        <draw:line draw:style-name="gr2" draw:text-style-name="P2" draw:layer="layout" svg:x1="27.17cm" svg:y1="9.451cm" svg:x2="27.371cm" svg:y2="9.35cm">
          <text:p/>
        </draw:line>
        <draw:path draw:style-name="gr2" draw:text-style-name="P2" draw:layer="layout" svg:width="0.998cm" svg:height="0cm" svg:x="26.77cm" svg:y="9.45cm" svg:viewBox="0 0 999 0" svg:d="M599 0h400M0 0h399">
          <text:p/>
        </draw:path>
        <draw:polyline draw:style-name="gr2" draw:text-style-name="P2" draw:layer="layout" svg:width="0.443cm" svg:height="0.105cm" svg:x="27.327cm" svg:y="9.3cm" svg:viewBox="0 0 444 106" draw:points="0,106 0,0 444,0">
          <text:p/>
        </draw:polyline>
        <draw:line draw:style-name="gr2" draw:text-style-name="P2" draw:layer="layout" svg:x1="27.17cm" svg:y1="9.751cm" svg:x2="27.371cm" svg:y2="9.65cm">
          <text:p/>
        </draw:line>
        <draw:path draw:style-name="gr2" draw:text-style-name="P2" draw:layer="layout" svg:width="0.998cm" svg:height="0cm" svg:x="26.77cm" svg:y="9.75cm" svg:viewBox="0 0 999 0" svg:d="M599 0h400M0 0h399">
          <text:p/>
        </draw:path>
        <draw:polyline draw:style-name="gr2" draw:text-style-name="P2" draw:layer="layout" svg:width="0.443cm" svg:height="0.105cm" svg:x="27.327cm" svg:y="9.6cm" svg:viewBox="0 0 444 106" draw:points="0,106 0,0 444,0">
          <text:p/>
        </draw:polyline>
        <draw:line draw:style-name="gr2" draw:text-style-name="P2" draw:layer="layout" svg:x1="27.17cm" svg:y1="10.051cm" svg:x2="27.371cm" svg:y2="9.95cm">
          <text:p/>
        </draw:line>
        <draw:path draw:style-name="gr2" draw:text-style-name="P2" draw:layer="layout" svg:width="0.998cm" svg:height="0cm" svg:x="26.77cm" svg:y="10.05cm" svg:viewBox="0 0 999 0" svg:d="M599 0h400M0 0h399">
          <text:p/>
        </draw:path>
        <draw:polyline draw:style-name="gr2" draw:text-style-name="P2" draw:layer="layout" svg:width="0.443cm" svg:height="0.105cm" svg:x="27.327cm" svg:y="9.9cm" svg:viewBox="0 0 444 106" draw:points="0,106 0,0 444,0">
          <text:p/>
        </draw:polyline>
        <draw:line draw:style-name="gr2" draw:text-style-name="P2" draw:layer="layout" svg:x1="27.17cm" svg:y1="10.351cm" svg:x2="27.371cm" svg:y2="10.25cm">
          <text:p/>
        </draw:line>
        <draw:path draw:style-name="gr2" draw:text-style-name="P2" draw:layer="layout" svg:width="0.998cm" svg:height="0cm" svg:x="26.77cm" svg:y="10.35cm" svg:viewBox="0 0 999 0" svg:d="M599 0h400M0 0h400">
          <text:p/>
        </draw:path>
        <draw:polyline draw:style-name="gr2" draw:text-style-name="P2" draw:layer="layout" svg:width="0.443cm" svg:height="0.105cm" svg:x="27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27.07cm" svg:y="10.525cm" svg:viewBox="0 0 151 151" draw:points="0,151 151,151 151,0 0,0">
            <text:p/>
          </draw:polygon>
          <draw:path draw:style-name="gr2" draw:text-style-name="P2" draw:layer="layout" svg:width="0.15cm" svg:height="0.15cm" svg:x="27.0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10.675cm">
            <draw:text-box>
              <text:p/>
            </draw:text-box>
          </draw:frame>
        </draw:g>
        <draw:line draw:style-name="gr2" draw:text-style-name="P2" draw:layer="layout" svg:x1="27.069cm" svg:y1="10.6cm" svg:x2="26.77cm" svg:y2="10.6cm">
          <text:p/>
        </draw:line>
        <draw:frame draw:style-name="gr4" draw:text-style-name="P4" draw:layer="layout" svg:width="0.665cm" svg:height="0.33cm" svg:x="26.957cm" svg:y="10.868cm">
          <draw:text-box>
            <text:p text:style-name="P3"><text:span text:style-name="T1">Bit 0</text:span></text:p>
          </draw:text-box>
        </draw:frame>
        <draw:g>
          <draw:path draw:style-name="gr14" draw:text-style-name="P7" draw:layer="layout" svg:width="0.1cm" svg:height="0.101cm" svg:x="3.27cm" svg:y="12.3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2.3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3.27cm" svg:y="12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2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3.27cm" svg:y="11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27cm" svg:y="11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97cm" svg:y1="11.8cm" svg:x2="3.319cm" svg:y2="11.8cm">
          <text:p/>
        </draw:line>
        <draw:line draw:style-name="gr2" draw:text-style-name="P2" draw:layer="layout" svg:x1="2.97cm" svg:y1="12.1cm" svg:x2="3.319cm" svg:y2="12.1cm">
          <text:p/>
        </draw:line>
        <draw:line draw:style-name="gr2" draw:text-style-name="P2" draw:layer="layout" svg:x1="3.32cm" svg:y1="11.8cm" svg:x2="3.32cm" svg:y2="12.1cm">
          <text:p/>
        </draw:line>
        <draw:line draw:style-name="gr2" draw:text-style-name="P2" draw:layer="layout" svg:x1="2.97cm" svg:y1="12.4cm" svg:x2="3.319cm" svg:y2="12.4cm">
          <text:p/>
        </draw:line>
        <draw:polyline draw:style-name="gr2" draw:text-style-name="P2" draw:layer="layout" svg:width="0.35cm" svg:height="0.3cm" svg:x="2.97cm" svg:y="12.4cm" svg:viewBox="0 0 351 301" draw:points="0,301 351,301 351,0">
          <text:p/>
        </draw:polyline>
        <draw:line draw:style-name="gr2" draw:text-style-name="P2" draw:layer="layout" svg:x1="3.32cm" svg:y1="12.1cm" svg:x2="3.32cm" svg:y2="12.399cm">
          <text:p/>
        </draw:line>
        <draw:polyline draw:style-name="gr2" draw:text-style-name="P2" draw:layer="layout" svg:width="0.95cm" svg:height="1.45cm" svg:x="2.37cm" svg:y="10.35cm" svg:viewBox="0 0 951 1451" draw:points="951,1451 951,1051 335,1051 335,0 0,0">
          <text:p/>
        </draw:polyline>
        <draw:g>
          <draw:path draw:style-name="gr14" draw:text-style-name="P7" draw:layer="layout" svg:width="0.1cm" svg:height="0.101cm" svg:x="4.37cm" svg:y="11.9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37cm" svg:y="11.9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9.4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4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1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7cm" svg:y="11.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1.2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1.2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22.9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9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3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6.37cm" svg:y="11.9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1.537cm" svg:height="1.6cm" svg:x="26.42cm" svg:y="10.35cm" svg:viewBox="0 0 1538 1601" svg:d="M1350 0h188v1601h-1255c0-15-4-29-11-42s-18-23-31-30c-12-8-27-12-41-12-15 0-29 4-42 12-13 7-23 17-31 30-7 13-11 27-11 42h-116">
          <text:p/>
        </draw:path>
        <draw:polyline draw:style-name="gr2" draw:text-style-name="P2" draw:layer="layout" svg:width="0.35cm" svg:height="1.6cm" svg:x="26.07cm" svg:y="10.35cm" svg:viewBox="0 0 351 1601" draw:points="0,0 351,0 351,1601">
          <text:p/>
        </draw:polyline>
        <draw:polyline draw:style-name="gr2" draw:text-style-name="P2" draw:layer="layout" svg:width="0.35cm" svg:height="1.6cm" svg:x="24.37cm" svg:y="10.35cm" svg:viewBox="0 0 351 1601" draw:points="0,0 351,0 351,1601">
          <text:p/>
        </draw:polyline>
        <draw:path draw:style-name="gr2" draw:text-style-name="P2" draw:layer="layout" svg:width="1.7cm" svg:height="0.084cm" svg:x="24.72cm" svg:y="11.867cm" svg:viewBox="0 0 1701 85" svg:d="M1701 85h-1418c0-15-4-29-11-42s-18-24-30-31c-13-8-28-12-42-12-15 0-29 4-42 12-13 7-23 18-31 31-7 13-11 27-11 42h-116">
          <text:p/>
        </draw:path>
        <draw:path draw:style-name="gr2" draw:text-style-name="P2" draw:layer="layout" svg:width="0.85cm" svg:height="0.084cm" svg:x="24.72cm" svg:y="11.867cm" svg:viewBox="0 0 851 85" svg:d="M0 85h116c0-15 4-29 11-42 8-13 18-24 31-31 13-8 27-12 42-12 14 0 29 4 42 12 12 7 23 18 30 31s11 27 11 42h568-568c0-15-4-29-11-42s-18-24-30-31c-13-8-28-12-42-12-15 0-29 4-42 12-13 7-23 18-31 31-7 13-11 27-11 42z">
          <text:p/>
        </draw:path>
        <draw:polyline draw:style-name="gr2" draw:text-style-name="P2" draw:layer="layout" svg:width="0.35cm" svg:height="1.6cm" svg:x="22.67cm" svg:y="10.35cm" svg:viewBox="0 0 351 1601" draw:points="0,0 351,0 351,1601">
          <text:p/>
        </draw:polyline>
        <draw:path draw:style-name="gr2" draw:text-style-name="P2" draw:layer="layout" svg:width="1.7cm" svg:height="0.084cm" svg:x="23.0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20.97cm" svg:y="10.35cm" svg:viewBox="0 0 351 1601" draw:points="0,0 351,0 351,1601">
          <text:p/>
        </draw:polyline>
        <draw:path draw:style-name="gr2" draw:text-style-name="P2" draw:layer="layout" svg:width="1.7cm" svg:height="0.084cm" svg:x="21.3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9.27cm" svg:y="10.35cm" svg:viewBox="0 0 351 1601" draw:points="0,0 351,0 351,1601">
          <text:p/>
        </draw:polyline>
        <draw:path draw:style-name="gr2" draw:text-style-name="P2" draw:layer="layout" svg:width="1.7cm" svg:height="0.084cm" svg:x="19.6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7.57cm" svg:y="10.35cm" svg:viewBox="0 0 351 1601" draw:points="0,0 351,0 351,1601">
          <text:p/>
        </draw:polyline>
        <draw:path draw:style-name="gr2" draw:text-style-name="P2" draw:layer="layout" svg:width="1.7cm" svg:height="0.084cm" svg:x="17.9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25cm" svg:height="1.6cm" svg:x="15.97cm" svg:y="10.35cm" svg:viewBox="0 0 251 1601" draw:points="0,0 251,0 251,1601">
          <text:p/>
        </draw:polyline>
        <draw:path draw:style-name="gr2" draw:text-style-name="P2" draw:layer="layout" svg:width="1.7cm" svg:height="0.084cm" svg:x="16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14.27cm" svg:y="10.35cm" svg:viewBox="0 0 351 1601" draw:points="0,0 351,0 351,1601">
          <text:p/>
        </draw:polyline>
        <draw:path draw:style-name="gr2" draw:text-style-name="P2" draw:layer="layout" svg:width="1.6cm" svg:height="0.084cm" svg:x="14.62cm" svg:y="11.867cm" svg:viewBox="0 0 1601 85" svg:d="M1601 85h-13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2.57cm" svg:y="10.35cm" svg:viewBox="0 0 351 1601" draw:points="0,0 351,0 351,1601">
          <text:p/>
        </draw:polyline>
        <draw:path draw:style-name="gr2" draw:text-style-name="P2" draw:layer="layout" svg:width="1.7cm" svg:height="0.084cm" svg:x="12.9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0.87cm" svg:y="10.35cm" svg:viewBox="0 0 351 1601" draw:points="0,0 351,0 351,1601">
          <text:p/>
        </draw:polyline>
        <draw:path draw:style-name="gr2" draw:text-style-name="P2" draw:layer="layout" svg:width="1.7cm" svg:height="0.084cm" svg:x="11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9.17cm" svg:y="10.35cm" svg:viewBox="0 0 351 1601" draw:points="0,0 351,0 351,1601">
          <text:p/>
        </draw:polyline>
        <draw:path draw:style-name="gr2" draw:text-style-name="P2" draw:layer="layout" svg:width="1.7cm" svg:height="0.084cm" svg:x="9.5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7.47cm" svg:y="10.35cm" svg:viewBox="0 0 351 1601" draw:points="0,0 351,0 351,1601">
          <text:p/>
        </draw:polyline>
        <draw:path draw:style-name="gr2" draw:text-style-name="P2" draw:layer="layout" svg:width="1.7cm" svg:height="0.084cm" svg:x="7.8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5.77cm" svg:y="10.35cm" svg:viewBox="0 0 351 1601" draw:points="0,0 351,0 351,1601">
          <text:p/>
        </draw:polyline>
        <draw:path draw:style-name="gr2" draw:text-style-name="P2" draw:layer="layout" svg:width="1.7cm" svg:height="0.084cm" svg:x="6.1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4.07cm" svg:y="10.35cm" svg:viewBox="0 0 351 1601" draw:points="0,0 351,0 351,1601">
          <text:p/>
        </draw:polyline>
        <draw:path draw:style-name="gr2" draw:text-style-name="P2" draw:layer="layout" svg:width="1.7cm" svg:height="0.084cm" svg:x="4.42cm" svg:y="11.867cm" svg:viewBox="0 0 1701 85" svg:d="M1701 85h-388c0-15-4-29-12-42-7-13-18-24-30-31-13-8-27-12-42-12s-29 4-42 12c-13 7-23 18-30 31-8 13-12 27-12 42h-862c0-15-4-29-11-42s-18-24-30-31c-13-8-28-12-42-12-15 0-29 4-42 12-13 7-23 18-31 31-7 13-11 27-11 42h-116">
          <text:p/>
        </draw:path>
        <draw:path draw:style-name="gr2" draw:text-style-name="P2" draw:layer="layout" svg:width="1.1cm" svg:height="0.234cm" svg:x="3.32cm" svg:y="11.717cm" svg:viewBox="0 0 1101 235" svg:d="M0 84h316c0-14 4-29 11-42 8-12 18-23 31-30 13-8 27-12 42-12s29 4 42 12c12 7 23 18 30 30 8 13 11 28 11 42h268v151h350">
          <text:p/>
        </draw:path>
        <draw:g>
          <draw:polygon draw:style-name="gr1" draw:text-style-name="P1" draw:layer="layout" svg:width="0.7cm" svg:height="1.7cm" svg:x="6.67cm" svg:y="12.6cm" svg:viewBox="0 0 701 1701" draw:points="0,1701 701,1701 701,0 0,0">
            <text:p/>
          </draw:polygon>
          <draw:polygon draw:style-name="gr2" draw:text-style-name="P2" draw:layer="layout" svg:width="0.7cm" svg:height="1.7cm" svg:x="6.67cm" svg:y="12.6cm" svg:viewBox="0 0 701 1701" draw:points="0,1701 701,1701 701,0 0,0">
            <text:p/>
          </draw:polygon>
        </draw:g>
        <draw:line draw:style-name="gr2" draw:text-style-name="P2" draw:layer="layout" svg:x1="6.92cm" svg:y1="12.901cm" svg:x2="7.121cm" svg:y2="12.8cm">
          <text:p/>
        </draw:line>
        <draw:path draw:style-name="gr2" draw:text-style-name="P2" draw:layer="layout" svg:width="0.998cm" svg:height="0cm" svg:x="6.52cm" svg:y="12.9cm" svg:viewBox="0 0 999 0" svg:d="M599 0h400M0 0h400">
          <text:p/>
        </draw:path>
        <draw:polyline draw:style-name="gr2" draw:text-style-name="P2" draw:layer="layout" svg:width="0.443cm" svg:height="0.105cm" svg:x="7.077cm" svg:y="12.75cm" svg:viewBox="0 0 444 106" draw:points="0,106 0,0 444,0">
          <text:p/>
        </draw:polyline>
        <draw:line draw:style-name="gr2" draw:text-style-name="P2" draw:layer="layout" svg:x1="6.92cm" svg:y1="13.201cm" svg:x2="7.121cm" svg:y2="13.1cm">
          <text:p/>
        </draw:line>
        <draw:path draw:style-name="gr2" draw:text-style-name="P2" draw:layer="layout" svg:width="0.998cm" svg:height="0cm" svg:x="6.52cm" svg:y="13.2cm" svg:viewBox="0 0 999 0" svg:d="M599 0h400M0 0h400">
          <text:p/>
        </draw:path>
        <draw:polyline draw:style-name="gr2" draw:text-style-name="P2" draw:layer="layout" svg:width="0.443cm" svg:height="0.105cm" svg:x="7.077cm" svg:y="13.05cm" svg:viewBox="0 0 444 106" draw:points="0,106 0,0 444,0">
          <text:p/>
        </draw:polyline>
        <draw:line draw:style-name="gr2" draw:text-style-name="P2" draw:layer="layout" svg:x1="6.92cm" svg:y1="13.501cm" svg:x2="7.121cm" svg:y2="13.4cm">
          <text:p/>
        </draw:line>
        <draw:path draw:style-name="gr2" draw:text-style-name="P2" draw:layer="layout" svg:width="0.998cm" svg:height="0cm" svg:x="6.52cm" svg:y="13.5cm" svg:viewBox="0 0 999 0" svg:d="M599 0h400M0 0h400">
          <text:p/>
        </draw:path>
        <draw:polyline draw:style-name="gr2" draw:text-style-name="P2" draw:layer="layout" svg:width="0.443cm" svg:height="0.105cm" svg:x="7.077cm" svg:y="13.35cm" svg:viewBox="0 0 444 106" draw:points="0,106 0,0 444,0">
          <text:p/>
        </draw:polyline>
        <draw:line draw:style-name="gr2" draw:text-style-name="P2" draw:layer="layout" svg:x1="6.92cm" svg:y1="13.801cm" svg:x2="7.121cm" svg:y2="13.7cm">
          <text:p/>
        </draw:line>
        <draw:path draw:style-name="gr2" draw:text-style-name="P2" draw:layer="layout" svg:width="0.998cm" svg:height="0cm" svg:x="6.52cm" svg:y="13.8cm" svg:viewBox="0 0 999 0" svg:d="M599 0h400M0 0h400">
          <text:p/>
        </draw:path>
        <draw:polyline draw:style-name="gr2" draw:text-style-name="P2" draw:layer="layout" svg:width="0.443cm" svg:height="0.105cm" svg:x="7.077cm" svg:y="13.65cm" svg:viewBox="0 0 444 106" draw:points="0,106 0,0 444,0">
          <text:p/>
        </draw:polyline>
        <draw:g>
          <draw:polygon draw:style-name="gr1" draw:text-style-name="P1" draw:layer="layout" svg:width="0.15cm" svg:height="0.15cm" svg:x="6.82cm" svg:y="13.975cm" svg:viewBox="0 0 151 151" draw:points="0,151 151,151 151,0 0,0">
            <text:p/>
          </draw:polygon>
          <draw:path draw:style-name="gr2" draw:text-style-name="P2" draw:layer="layout" svg:width="0.15cm" svg:height="0.15cm" svg:x="6.8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7cm" svg:y="13.975cm" svg:viewBox="0 0 301 151" draw:points="0,151 301,151 301,0 0,0">
              <text:p/>
            </draw:polygon>
            <draw:polygon draw:style-name="gr2" draw:text-style-name="P2" draw:layer="layout" svg:width="0.3cm" svg:height="0.15cm" svg:x="6.9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7cm" svg:y="14.125cm">
            <draw:text-box>
              <text:p/>
            </draw:text-box>
          </draw:frame>
        </draw:g>
        <draw:line draw:style-name="gr2" draw:text-style-name="P2" draw:layer="layout" svg:x1="6.819cm" svg:y1="14.05cm" svg:x2="6.52cm" svg:y2="14.05cm">
          <text:p/>
        </draw:line>
        <draw:g>
          <draw:polygon draw:style-name="gr1" draw:text-style-name="P1" draw:layer="layout" svg:width="0.7cm" svg:height="1.7cm" svg:x="13.42cm" svg:y="12.6cm" svg:viewBox="0 0 701 1701" draw:points="0,1701 701,1701 701,0 0,0">
            <text:p/>
          </draw:polygon>
          <draw:polygon draw:style-name="gr2" draw:text-style-name="P2" draw:layer="layout" svg:width="0.7cm" svg:height="1.7cm" svg:x="13.42cm" svg:y="12.6cm" svg:viewBox="0 0 701 1701" draw:points="0,1701 701,1701 701,0 0,0">
            <text:p/>
          </draw:polygon>
        </draw:g>
        <draw:line draw:style-name="gr2" draw:text-style-name="P2" draw:layer="layout" svg:x1="13.67cm" svg:y1="12.901cm" svg:x2="13.871cm" svg:y2="12.8cm">
          <text:p/>
        </draw:line>
        <draw:path draw:style-name="gr2" draw:text-style-name="P2" draw:layer="layout" svg:width="0.998cm" svg:height="0cm" svg:x="13.27cm" svg:y="12.9cm" svg:viewBox="0 0 999 0" svg:d="M599 0h400M0 0h400">
          <text:p/>
        </draw:path>
        <draw:polyline draw:style-name="gr2" draw:text-style-name="P2" draw:layer="layout" svg:width="0.443cm" svg:height="0.105cm" svg:x="13.827cm" svg:y="12.75cm" svg:viewBox="0 0 444 106" draw:points="0,106 0,0 444,0">
          <text:p/>
        </draw:polyline>
        <draw:line draw:style-name="gr2" draw:text-style-name="P2" draw:layer="layout" svg:x1="13.67cm" svg:y1="13.201cm" svg:x2="13.871cm" svg:y2="13.1cm">
          <text:p/>
        </draw:line>
        <draw:path draw:style-name="gr2" draw:text-style-name="P2" draw:layer="layout" svg:width="0.998cm" svg:height="0cm" svg:x="13.27cm" svg:y="13.2cm" svg:viewBox="0 0 999 0" svg:d="M599 0h400M0 0h400">
          <text:p/>
        </draw:path>
        <draw:polyline draw:style-name="gr2" draw:text-style-name="P2" draw:layer="layout" svg:width="0.443cm" svg:height="0.105cm" svg:x="13.827cm" svg:y="13.05cm" svg:viewBox="0 0 444 106" draw:points="0,106 0,0 444,0">
          <text:p/>
        </draw:polyline>
        <draw:line draw:style-name="gr2" draw:text-style-name="P2" draw:layer="layout" svg:x1="13.67cm" svg:y1="13.501cm" svg:x2="13.871cm" svg:y2="13.4cm">
          <text:p/>
        </draw:line>
        <draw:path draw:style-name="gr2" draw:text-style-name="P2" draw:layer="layout" svg:width="0.998cm" svg:height="0cm" svg:x="13.27cm" svg:y="13.5cm" svg:viewBox="0 0 999 0" svg:d="M599 0h400M0 0h399">
          <text:p/>
        </draw:path>
        <draw:polyline draw:style-name="gr2" draw:text-style-name="P2" draw:layer="layout" svg:width="0.443cm" svg:height="0.105cm" svg:x="13.827cm" svg:y="13.35cm" svg:viewBox="0 0 444 106" draw:points="0,106 0,0 444,0">
          <text:p/>
        </draw:polyline>
        <draw:line draw:style-name="gr2" draw:text-style-name="P2" draw:layer="layout" svg:x1="13.67cm" svg:y1="13.801cm" svg:x2="13.871cm" svg:y2="13.7cm">
          <text:p/>
        </draw:line>
        <draw:path draw:style-name="gr2" draw:text-style-name="P2" draw:layer="layout" svg:width="0.998cm" svg:height="0cm" svg:x="13.27cm" svg:y="13.8cm" svg:viewBox="0 0 999 0" svg:d="M599 0h400M0 0h399">
          <text:p/>
        </draw:path>
        <draw:polyline draw:style-name="gr2" draw:text-style-name="P2" draw:layer="layout" svg:width="0.443cm" svg:height="0.105cm" svg:x="13.827cm" svg:y="13.65cm" svg:viewBox="0 0 444 106" draw:points="0,106 0,0 444,0">
          <text:p/>
        </draw:polyline>
        <draw:g>
          <draw:polygon draw:style-name="gr1" draw:text-style-name="P1" draw:layer="layout" svg:width="0.15cm" svg:height="0.15cm" svg:x="13.57cm" svg:y="13.975cm" svg:viewBox="0 0 151 151" draw:points="0,151 151,151 151,0 0,0">
            <text:p/>
          </draw:polygon>
          <draw:path draw:style-name="gr2" draw:text-style-name="P2" draw:layer="layout" svg:width="0.15cm" svg:height="0.15cm" svg:x="13.57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3.975cm" svg:viewBox="0 0 301 151" draw:points="0,151 301,151 301,0 0,0">
              <text:p/>
            </draw:polygon>
            <draw:polygon draw:style-name="gr2" draw:text-style-name="P2" draw:layer="layout" svg:width="0.3cm" svg:height="0.15cm" svg:x="13.72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4.125cm">
            <draw:text-box>
              <text:p/>
            </draw:text-box>
          </draw:frame>
        </draw:g>
        <draw:line draw:style-name="gr2" draw:text-style-name="P2" draw:layer="layout" svg:x1="13.569cm" svg:y1="14.05cm" svg:x2="13.27cm" svg:y2="14.05cm">
          <text:p/>
        </draw:line>
        <draw:g>
          <draw:polygon draw:style-name="gr1" draw:text-style-name="P1" draw:layer="layout" svg:width="0.7cm" svg:height="1.7cm" svg:x="26.97cm" svg:y="12.6cm" svg:viewBox="0 0 701 1701" draw:points="0,1701 701,1701 701,0 0,0">
            <text:p/>
          </draw:polygon>
          <draw:polygon draw:style-name="gr2" draw:text-style-name="P2" draw:layer="layout" svg:width="0.7cm" svg:height="1.7cm" svg:x="26.97cm" svg:y="12.6cm" svg:viewBox="0 0 701 1701" draw:points="0,1701 701,1701 701,0 0,0">
            <text:p/>
          </draw:polygon>
        </draw:g>
        <draw:line draw:style-name="gr2" draw:text-style-name="P2" draw:layer="layout" svg:x1="27.22cm" svg:y1="12.901cm" svg:x2="27.421cm" svg:y2="12.8cm">
          <text:p/>
        </draw:line>
        <draw:path draw:style-name="gr2" draw:text-style-name="P2" draw:layer="layout" svg:width="0.998cm" svg:height="0cm" svg:x="26.82cm" svg:y="12.9cm" svg:viewBox="0 0 999 0" svg:d="M599 0h400M0 0h399">
          <text:p/>
        </draw:path>
        <draw:polyline draw:style-name="gr2" draw:text-style-name="P2" draw:layer="layout" svg:width="0.443cm" svg:height="0.105cm" svg:x="27.377cm" svg:y="12.75cm" svg:viewBox="0 0 444 106" draw:points="0,106 0,0 444,0">
          <text:p/>
        </draw:polyline>
        <draw:line draw:style-name="gr2" draw:text-style-name="P2" draw:layer="layout" svg:x1="27.22cm" svg:y1="13.201cm" svg:x2="27.421cm" svg:y2="13.1cm">
          <text:p/>
        </draw:line>
        <draw:path draw:style-name="gr2" draw:text-style-name="P2" draw:layer="layout" svg:width="0.998cm" svg:height="0cm" svg:x="26.82cm" svg:y="13.2cm" svg:viewBox="0 0 999 0" svg:d="M599 0h400M0 0h399">
          <text:p/>
        </draw:path>
        <draw:polyline draw:style-name="gr2" draw:text-style-name="P2" draw:layer="layout" svg:width="0.443cm" svg:height="0.105cm" svg:x="27.377cm" svg:y="13.05cm" svg:viewBox="0 0 444 106" draw:points="0,106 0,0 444,0">
          <text:p/>
        </draw:polyline>
        <draw:line draw:style-name="gr2" draw:text-style-name="P2" draw:layer="layout" svg:x1="27.22cm" svg:y1="13.501cm" svg:x2="27.421cm" svg:y2="13.4cm">
          <text:p/>
        </draw:line>
        <draw:path draw:style-name="gr2" draw:text-style-name="P2" draw:layer="layout" svg:width="0.998cm" svg:height="0cm" svg:x="26.82cm" svg:y="13.5cm" svg:viewBox="0 0 999 0" svg:d="M599 0h400M0 0h399">
          <text:p/>
        </draw:path>
        <draw:polyline draw:style-name="gr2" draw:text-style-name="P2" draw:layer="layout" svg:width="0.443cm" svg:height="0.105cm" svg:x="27.377cm" svg:y="13.35cm" svg:viewBox="0 0 444 106" draw:points="0,106 0,0 444,0">
          <text:p/>
        </draw:polyline>
        <draw:line draw:style-name="gr2" draw:text-style-name="P2" draw:layer="layout" svg:x1="27.22cm" svg:y1="13.801cm" svg:x2="27.421cm" svg:y2="13.7cm">
          <text:p/>
        </draw:line>
        <draw:path draw:style-name="gr2" draw:text-style-name="P2" draw:layer="layout" svg:width="0.998cm" svg:height="0cm" svg:x="26.82cm" svg:y="13.8cm" svg:viewBox="0 0 999 0" svg:d="M599 0h400M0 0h400">
          <text:p/>
        </draw:path>
        <draw:polyline draw:style-name="gr2" draw:text-style-name="P2" draw:layer="layout" svg:width="0.443cm" svg:height="0.105cm" svg:x="27.3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7.12cm" svg:y="13.975cm" svg:viewBox="0 0 151 151" draw:points="0,151 151,151 151,0 0,0">
            <text:p/>
          </draw:polygon>
          <draw:path draw:style-name="gr2" draw:text-style-name="P2" draw:layer="layout" svg:width="0.15cm" svg:height="0.15cm" svg:x="27.12cm" svg:y="13.9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3.975cm" svg:viewBox="0 0 301 151" draw:points="0,151 301,151 301,0 0,0">
              <text:p/>
            </draw:polygon>
            <draw:polygon draw:style-name="gr2" draw:text-style-name="P2" draw:layer="layout" svg:width="0.3cm" svg:height="0.15cm" svg:x="27.2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4.125cm">
            <draw:text-box>
              <text:p/>
            </draw:text-box>
          </draw:frame>
        </draw:g>
        <draw:line draw:style-name="gr2" draw:text-style-name="P2" draw:layer="layout" svg:x1="27.119cm" svg:y1="14.05cm" svg:x2="26.82cm" svg:y2="14.05cm">
          <text:p/>
        </draw:line>
        <draw:g>
          <draw:polygon draw:style-name="gr1" draw:text-style-name="P1" draw:layer="layout" svg:width="0.7cm" svg:height="1.7cm" svg:x="20.17cm" svg:y="12.6cm" svg:viewBox="0 0 701 1701" draw:points="0,1701 701,1701 701,0 0,0">
            <text:p/>
          </draw:polygon>
          <draw:polygon draw:style-name="gr2" draw:text-style-name="P2" draw:layer="layout" svg:width="0.7cm" svg:height="1.7cm" svg:x="20.17cm" svg:y="12.6cm" svg:viewBox="0 0 701 1701" draw:points="0,1701 701,1701 701,0 0,0">
            <text:p/>
          </draw:polygon>
        </draw:g>
        <draw:line draw:style-name="gr2" draw:text-style-name="P2" draw:layer="layout" svg:x1="20.42cm" svg:y1="12.901cm" svg:x2="20.621cm" svg:y2="12.8cm">
          <text:p/>
        </draw:line>
        <draw:path draw:style-name="gr2" draw:text-style-name="P2" draw:layer="layout" svg:width="0.998cm" svg:height="0cm" svg:x="20.02cm" svg:y="12.9cm" svg:viewBox="0 0 999 0" svg:d="M599 0h400M0 0h399">
          <text:p/>
        </draw:path>
        <draw:polyline draw:style-name="gr2" draw:text-style-name="P2" draw:layer="layout" svg:width="0.443cm" svg:height="0.105cm" svg:x="20.577cm" svg:y="12.75cm" svg:viewBox="0 0 444 106" draw:points="0,106 0,0 444,0">
          <text:p/>
        </draw:polyline>
        <draw:line draw:style-name="gr2" draw:text-style-name="P2" draw:layer="layout" svg:x1="20.42cm" svg:y1="13.201cm" svg:x2="20.621cm" svg:y2="13.1cm">
          <text:p/>
        </draw:line>
        <draw:path draw:style-name="gr2" draw:text-style-name="P2" draw:layer="layout" svg:width="0.998cm" svg:height="0cm" svg:x="20.02cm" svg:y="13.2cm" svg:viewBox="0 0 999 0" svg:d="M599 0h400M0 0h399">
          <text:p/>
        </draw:path>
        <draw:polyline draw:style-name="gr2" draw:text-style-name="P2" draw:layer="layout" svg:width="0.443cm" svg:height="0.105cm" svg:x="20.577cm" svg:y="13.05cm" svg:viewBox="0 0 444 106" draw:points="0,106 0,0 444,0">
          <text:p/>
        </draw:polyline>
        <draw:line draw:style-name="gr2" draw:text-style-name="P2" draw:layer="layout" svg:x1="20.42cm" svg:y1="13.501cm" svg:x2="20.621cm" svg:y2="13.4cm">
          <text:p/>
        </draw:line>
        <draw:path draw:style-name="gr2" draw:text-style-name="P2" draw:layer="layout" svg:width="0.998cm" svg:height="0cm" svg:x="20.02cm" svg:y="13.5cm" svg:viewBox="0 0 999 0" svg:d="M599 0h400M0 0h399">
          <text:p/>
        </draw:path>
        <draw:polyline draw:style-name="gr2" draw:text-style-name="P2" draw:layer="layout" svg:width="0.443cm" svg:height="0.105cm" svg:x="20.577cm" svg:y="13.35cm" svg:viewBox="0 0 444 106" draw:points="0,106 0,0 444,0">
          <text:p/>
        </draw:polyline>
        <draw:line draw:style-name="gr2" draw:text-style-name="P2" draw:layer="layout" svg:x1="20.42cm" svg:y1="13.801cm" svg:x2="20.621cm" svg:y2="13.7cm">
          <text:p/>
        </draw:line>
        <draw:path draw:style-name="gr2" draw:text-style-name="P2" draw:layer="layout" svg:width="0.998cm" svg:height="0cm" svg:x="20.02cm" svg:y="13.8cm" svg:viewBox="0 0 999 0" svg:d="M599 0h400M0 0h400">
          <text:p/>
        </draw:path>
        <draw:polyline draw:style-name="gr2" draw:text-style-name="P2" draw:layer="layout" svg:width="0.443cm" svg:height="0.105cm" svg:x="20.5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0.32cm" svg:y="13.975cm" svg:viewBox="0 0 151 151" draw:points="0,151 151,151 151,0 0,0">
            <text:p/>
          </draw:polygon>
          <draw:path draw:style-name="gr2" draw:text-style-name="P2" draw:layer="layout" svg:width="0.15cm" svg:height="0.15cm" svg:x="20.3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3.975cm" svg:viewBox="0 0 301 151" draw:points="0,151 301,151 301,0 0,0">
              <text:p/>
            </draw:polygon>
            <draw:polygon draw:style-name="gr2" draw:text-style-name="P2" draw:layer="layout" svg:width="0.3cm" svg:height="0.15cm" svg:x="20.4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4.125cm">
            <draw:text-box>
              <text:p/>
            </draw:text-box>
          </draw:frame>
        </draw:g>
        <draw:line draw:style-name="gr2" draw:text-style-name="P2" draw:layer="layout" svg:x1="20.319cm" svg:y1="14.05cm" svg:x2="20.02cm" svg:y2="14.05cm">
          <text:p/>
        </draw:line>
        <draw:g>
          <draw:path draw:style-name="gr14" draw:text-style-name="P7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.8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8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4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.369cm" svg:y1="10.6cm" svg:x2="1.22cm" svg:y2="10.6cm">
          <text:p/>
        </draw:line>
        <draw:polyline draw:style-name="gr2" draw:text-style-name="P2" draw:layer="layout" svg:width="0.15cm" svg:height="0.25cm" svg:x="1.22cm" svg:y="10.35cm" svg:viewBox="0 0 151 251" draw:points="151,0 0,0 0,251">
          <text:p/>
        </draw:polyline>
        <draw:path draw:style-name="gr2" draw:text-style-name="P2" draw:layer="layout" svg:width="5.3cm" svg:height="2.3cm" svg:x="1.22cm" svg:y="10.6cm" svg:viewBox="0 0 5301 2301" svg:d="M5301 2301h-117c0-15-4-29-11-42-8-12-18-23-31-30-12-8-27-12-42-12-14 0-29 4-41 12-13 7-24 18-31 30-7 13-11 27-11 42h-588v-1351l-945 1v-1c0-14-4-29-12-41-7-13-17-24-30-31s-27-11-42-11-29 4-42 11c-12 7-23 18-30 31-7 12-11 26-11 41l-33 1v-1c0-14-4-29-12-41-7-13-17-24-30-31s-27-11-42-11-29 4-42 11c-12 7-23 18-30 31-7 12-11 26-11 41l-534 1v-1c0-14-3-29-11-41-7-13-18-24-30-31-13-7-27-11-42-11s-29 4-42 11c-12 7-23 18-30 31-8 12-11 26-12 41l-233 1v-1c0-14-3-29-11-41-7-13-18-24-30-31-13-7-27-11-42-11s-29 4-42 11-23 18-30 31c-8 12-12 26-12 41h-2016v-950">
          <text:p/>
        </draw:path>
        <draw:line draw:style-name="gr2" draw:text-style-name="P2" draw:layer="layout" svg:x1="3.069cm" svg:y1="10.6cm" svg:x2="2.92cm" svg:y2="10.6cm">
          <text:p/>
        </draw:line>
        <draw:polyline draw:style-name="gr2" draw:text-style-name="P2" draw:layer="layout" svg:width="0.15cm" svg:height="0.25cm" svg:x="2.92cm" svg:y="10.35cm" svg:viewBox="0 0 151 251" draw:points="151,0 0,0 0,251">
          <text:p/>
        </draw:polyline>
        <draw:path draw:style-name="gr2" draw:text-style-name="P2" draw:layer="layout" svg:width="3.6cm" svg:height="2.6cm" svg:x="2.92cm" svg:y="10.6cm" svg:viewBox="0 0 3601 2601" svg:d="M3601 2601h-117c0-15-4-29-11-42-8-12-18-23-31-30-12-8-27-12-42-12-14 0-29 4-41 12-13 7-24 18-31 30-7 13-11 27-11 42h-1534c0-15-3-29-11-42-7-12-18-23-30-30-13-8-27-12-42-12s-29 4-42 12c-12 7-23 18-30 30-8 13-12 27-12 42h-817v-1952h-799v-649">
          <text:p/>
        </draw:path>
        <draw:line draw:style-name="gr2" draw:text-style-name="P2" draw:layer="layout" svg:x1="4.769cm" svg:y1="10.6cm" svg:x2="4.62cm" svg:y2="10.6cm">
          <text:p/>
        </draw:line>
        <draw:path draw:style-name="gr2" draw:text-style-name="P2" draw:layer="layout" svg:width="1.9cm" svg:height="2.9cm" svg:x="4.62cm" svg:y="10.6cm" svg:viewBox="0 0 1901 2901" svg:d="M1901 2901h-117c0-15-4-29-11-42-8-12-18-23-31-30-13-8-27-12-42-12-14 0-29 4-41 12-13 7-24 18-31 30-7 13-11 27-11 42h-1617v-2901">
          <text:p/>
        </draw:path>
        <draw:line draw:style-name="gr2" draw:text-style-name="P2" draw:layer="layout" svg:x1="6.469cm" svg:y1="10.6cm" svg:x2="6.32cm" svg:y2="10.6cm">
          <text:p/>
        </draw:line>
        <draw:polyline draw:style-name="gr2" draw:text-style-name="P2" draw:layer="layout" svg:width="0.2cm" svg:height="3.2cm" svg:x="6.32cm" svg:y="10.6cm" svg:viewBox="0 0 201 3201" draw:points="201,3201 0,3201 0,0">
          <text:p/>
        </draw:polyline>
        <draw:g>
          <draw:path draw:style-name="gr14" draw:text-style-name="P7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9.67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67cm" svg:y="10.5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11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3.0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8.17cm" svg:y1="10.6cm" svg:x2="8.02cm" svg:y2="10.6cm">
          <text:p/>
        </draw:line>
        <draw:polyline draw:style-name="gr2" draw:text-style-name="P2" draw:layer="layout" svg:width="0.15cm" svg:height="0.25cm" svg:x="8.02cm" svg:y="10.35cm" svg:viewBox="0 0 151 251" draw:points="151,0 0,0 0,251">
          <text:p/>
        </draw:polyline>
        <draw:path draw:style-name="gr2" draw:text-style-name="P2" draw:layer="layout" svg:width="5.25cm" svg:height="2.3cm" svg:x="8.02cm" svg:y="10.6cm" svg:viewBox="0 0 5251 2301" svg:d="M5251 2301h-6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616v-2301">
          <text:p/>
        </draw:path>
        <draw:line draw:style-name="gr2" draw:text-style-name="P2" draw:layer="layout" svg:x1="9.869cm" svg:y1="10.6cm" svg:x2="9.72cm" svg:y2="10.6cm">
          <text:p/>
        </draw:line>
        <draw:polyline draw:style-name="gr2" draw:text-style-name="P2" draw:layer="layout" svg:width="0.15cm" svg:height="0.25cm" svg:x="9.72cm" svg:y="10.35cm" svg:viewBox="0 0 151 251" draw:points="151,0 0,0 0,251">
          <text:p/>
        </draw:polyline>
        <draw:path draw:style-name="gr2" draw:text-style-name="P2" draw:layer="layout" svg:width="3.55cm" svg:height="2.6cm" svg:x="9.72cm" svg:y="10.6cm" svg:viewBox="0 0 3551 2601" svg:d="M3551 2601h-67c0-15-4-29-11-42-8-12-18-23-31-30-12-8-27-12-42-12-14 0-29 4-41 12-13 7-24 18-31 30-7 13-11 27-11 42h-1533c0-15-4-29-12-42-7-12-18-23-30-30-13-8-27-12-42-12s-29 4-42 12c-12 7-23 18-30 30-8 13-12 27-12 42h-1616v-2601">
          <text:p/>
        </draw:path>
        <draw:line draw:style-name="gr2" draw:text-style-name="P2" draw:layer="layout" svg:x1="11.569cm" svg:y1="10.6cm" svg:x2="11.42cm" svg:y2="10.6cm">
          <text:p/>
        </draw:line>
        <draw:polyline draw:style-name="gr2" draw:text-style-name="P2" draw:layer="layout" svg:width="0.15cm" svg:height="0.25cm" svg:x="11.42cm" svg:y="10.35cm" svg:viewBox="0 0 151 251" draw:points="151,0 0,0 0,251">
          <text:p/>
        </draw:polyline>
        <draw:path draw:style-name="gr2" draw:text-style-name="P2" draw:layer="layout" svg:width="1.85cm" svg:height="2.9cm" svg:x="11.42cm" svg:y="10.6cm" svg:viewBox="0 0 1851 2901" svg:d="M1851 2901h-67c0-15-4-29-11-42-8-12-18-23-31-30-13-8-27-12-42-12-14 0-29 4-41 12-13 7-24 18-31 30-7 13-11 27-11 42h-1617v-2901">
          <text:p/>
        </draw:path>
        <draw:line draw:style-name="gr2" draw:text-style-name="P2" draw:layer="layout" svg:x1="13.269cm" svg:y1="10.6cm" svg:x2="13.12cm" svg:y2="10.6cm">
          <text:p/>
        </draw:line>
        <draw:polyline draw:style-name="gr2" draw:text-style-name="P2" draw:layer="layout" svg:width="0.15cm" svg:height="0.25cm" svg:x="13.12cm" svg:y="10.35cm" svg:viewBox="0 0 151 251" draw:points="151,0 0,0 0,251">
          <text:p/>
        </draw:polyline>
        <draw:polyline draw:style-name="gr2" draw:text-style-name="P2" draw:layer="layout" svg:width="0.15cm" svg:height="3.2cm" svg:x="13.12cm" svg:y="10.6cm" svg:viewBox="0 0 151 3201" draw:points="151,3201 0,3201 0,0">
          <text:p/>
        </draw:polyline>
        <draw:g>
          <draw:path draw:style-name="gr14" draw:text-style-name="P7" draw:layer="layout" svg:width="0.1cm" svg:height="0.1cm" svg:x="14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3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0.5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4.969cm" svg:y1="10.6cm" svg:x2="14.82cm" svg:y2="10.6cm">
          <text:p/>
        </draw:line>
        <draw:line draw:style-name="gr2" draw:text-style-name="P2" draw:layer="layout" svg:x1="16.569cm" svg:y1="10.6cm" svg:x2="16.42cm" svg:y2="10.6cm">
          <text:p/>
        </draw:line>
        <draw:line draw:style-name="gr2" draw:text-style-name="P2" draw:layer="layout" svg:x1="18.269cm" svg:y1="10.6cm" svg:x2="18.12cm" svg:y2="10.6cm">
          <text:p/>
        </draw:line>
        <draw:line draw:style-name="gr2" draw:text-style-name="P2" draw:layer="layout" svg:x1="19.969cm" svg:y1="10.6cm" svg:x2="19.82cm" svg:y2="10.6cm">
          <text:p/>
        </draw:line>
        <draw:polyline draw:style-name="gr2" draw:text-style-name="P2" draw:layer="layout" svg:width="0.15cm" svg:height="0.25cm" svg:x="14.82cm" svg:y="10.35cm" svg:viewBox="0 0 151 251" draw:points="151,0 0,0 0,251">
          <text:p/>
        </draw:polyline>
        <draw:polyline draw:style-name="gr2" draw:text-style-name="P2" draw:layer="layout" svg:width="0.15cm" svg:height="0.25cm" svg:x="16.42cm" svg:y="10.35cm" svg:viewBox="0 0 151 251" draw:points="151,0 0,0 0,251">
          <text:p/>
        </draw:polyline>
        <draw:polyline draw:style-name="gr2" draw:text-style-name="P2" draw:layer="layout" svg:width="0.15cm" svg:height="0.25cm" svg:x="18.12cm" svg:y="10.35cm" svg:viewBox="0 0 151 251" draw:points="151,0 0,0 0,251">
          <text:p/>
        </draw:polyline>
        <draw:polyline draw:style-name="gr2" draw:text-style-name="P2" draw:layer="layout" svg:width="0.15cm" svg:height="0.25cm" svg:x="19.82cm" svg:y="10.35cm" svg:viewBox="0 0 151 251" draw:points="151,0 0,0 0,251">
          <text:p/>
        </draw:polyline>
        <draw:path draw:style-name="gr2" draw:text-style-name="P2" draw:layer="layout" svg:width="5.2cm" svg:height="2.3cm" svg:x="14.82cm" svg:y="10.6cm" svg:viewBox="0 0 5201 2301" svg:d="M5201 2301h-11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516v-2301">
          <text:p/>
        </draw:path>
        <draw:path draw:style-name="gr2" draw:text-style-name="P2" draw:layer="layout" svg:width="3.6cm" svg:height="2.6cm" svg:x="16.42cm" svg:y="10.6cm" svg:viewBox="0 0 3601 2601" svg:d="M3601 2601h-117c0-15-4-29-11-42-8-12-18-23-31-30-12-8-27-12-42-12-14 0-29 4-41 12-13 7-24 18-31 30-7 13-11 27-11 42h-1534c0-15-3-29-11-42-7-12-18-23-30-30-13-8-27-12-42-12s-29 4-42 12c-12 7-23 18-30 30-8 13-12 27-12 42h-1616v-2601">
          <text:p/>
        </draw:path>
        <draw:path draw:style-name="gr2" draw:text-style-name="P2" draw:layer="layout" svg:width="1.9cm" svg:height="2.9cm" svg:x="18.12cm" svg:y="10.6cm" svg:viewBox="0 0 1901 2901" svg:d="M1901 2901h-117c0-15-4-29-11-42-8-12-18-23-31-30-13-8-27-12-42-12-14 0-29 4-41 12-13 7-24 18-31 30-7 13-11 27-11 42h-1617v-2901">
          <text:p/>
        </draw:path>
        <draw:polyline draw:style-name="gr2" draw:text-style-name="P2" draw:layer="layout" svg:width="0.2cm" svg:height="3.2cm" svg:x="19.82cm" svg:y="10.6cm" svg:viewBox="0 0 201 3201" draw:points="201,3201 0,3201 0,0">
          <text:p/>
        </draw:polyline>
        <draw:g>
          <draw:path draw:style-name="gr14" draw:text-style-name="P7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0.5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1.669cm" svg:y1="10.6cm" svg:x2="21.52cm" svg:y2="10.6cm">
          <text:p/>
        </draw:line>
        <draw:line draw:style-name="gr2" draw:text-style-name="P2" draw:layer="layout" svg:x1="23.369cm" svg:y1="10.6cm" svg:x2="23.22cm" svg:y2="10.6cm">
          <text:p/>
        </draw:line>
        <draw:line draw:style-name="gr2" draw:text-style-name="P2" draw:layer="layout" svg:x1="25.069cm" svg:y1="10.6cm" svg:x2="24.92cm" svg:y2="10.6cm">
          <text:p/>
        </draw:line>
        <draw:line draw:style-name="gr2" draw:text-style-name="P2" draw:layer="layout" svg:x1="26.769cm" svg:y1="10.6cm" svg:x2="26.62cm" svg:y2="10.6cm">
          <text:p/>
        </draw:line>
        <draw:polyline draw:style-name="gr2" draw:text-style-name="P2" draw:layer="layout" svg:width="0.15cm" svg:height="0.25cm" svg:x="21.52cm" svg:y="10.35cm" svg:viewBox="0 0 151 251" draw:points="151,0 0,0 0,251">
          <text:p/>
        </draw:polyline>
        <draw:polyline draw:style-name="gr2" draw:text-style-name="P2" draw:layer="layout" svg:width="0.15cm" svg:height="0.25cm" svg:x="23.22cm" svg:y="10.35cm" svg:viewBox="0 0 151 251" draw:points="151,0 0,0 0,251">
          <text:p/>
        </draw:polyline>
        <draw:polyline draw:style-name="gr2" draw:text-style-name="P2" draw:layer="layout" svg:width="0.15cm" svg:height="0.25cm" svg:x="24.92cm" svg:y="10.35cm" svg:viewBox="0 0 151 251" draw:points="151,0 0,0 0,251">
          <text:p/>
        </draw:polyline>
        <draw:polyline draw:style-name="gr2" draw:text-style-name="P2" draw:layer="layout" svg:width="0.15cm" svg:height="0.25cm" svg:x="26.62cm" svg:y="10.35cm" svg:viewBox="0 0 151 251" draw:points="151,0 0,0 0,251">
          <text:p/>
        </draw:polyline>
        <draw:g>
          <draw:path draw:style-name="gr14" draw:text-style-name="P7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6.57cm" svg:y="13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3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1.52cm" svg:y1="10.6cm" svg:x2="21.52cm" svg:y2="12.9cm">
          <text:p/>
        </draw:line>
        <draw:line draw:style-name="gr2" draw:text-style-name="P2" draw:layer="layout" svg:x1="23.22cm" svg:y1="10.6cm" svg:x2="23.22cm" svg:y2="13.2cm">
          <text:p/>
        </draw:line>
        <draw:line draw:style-name="gr2" draw:text-style-name="P2" draw:layer="layout" svg:x1="24.92cm" svg:y1="10.6cm" svg:x2="24.92cm" svg:y2="13.499cm">
          <text:p/>
        </draw:line>
        <draw:line draw:style-name="gr2" draw:text-style-name="P2" draw:layer="layout" svg:x1="26.62cm" svg:y1="10.6cm" svg:x2="26.62cm" svg:y2="13.8cm">
          <text:p/>
        </draw:line>
        <draw:path draw:style-name="gr2" draw:text-style-name="P2" draw:layer="layout" svg:width="5.3cm" svg:height="0.084cm" svg:x="21.52cm" svg:y="12.817cm" svg:viewBox="0 0 5301 85" svg:d="M5301 85h-117c0-15-4-29-11-42-8-13-18-24-31-31-12-8-27-12-42-12-14 0-29 4-41 12-13 7-24 18-31 31s-11 27-11 42h-1533c0-15-4-29-12-42-7-13-17-24-30-31-13-8-27-12-42-12s-29 4-42 12c-12 7-23 18-30 31-8 13-11 27-11 42h-1534c0-15-4-29-11-42s-18-24-30-31c-13-8-28-12-42-12-15 0-29 4-42 12-13 7-23 18-31 31-7 13-11 27-11 42h-1616">
          <text:p/>
        </draw:path>
        <draw:path draw:style-name="gr2" draw:text-style-name="P2" draw:layer="layout" svg:width="3.6cm" svg:height="0.084cm" svg:x="23.22cm" svg:y="13.117cm" svg:viewBox="0 0 3601 85" svg:d="M3601 85h-117c0-15-4-29-11-42-8-13-18-24-31-31-12-8-27-12-42-12-14 0-29 4-41 12-13 7-24 18-31 31s-11 27-11 42h-1534c0-15-3-29-11-42-7-13-18-24-30-31-13-8-27-12-42-12s-29 4-42 12c-12 7-23 18-30 31-8 13-12 27-12 42h-1616">
          <text:p/>
        </draw:path>
        <draw:path draw:style-name="gr2" draw:text-style-name="P2" draw:layer="layout" svg:width="1.9cm" svg:height="0.084cm" svg:x="24.92cm" svg:y="13.417cm" svg:viewBox="0 0 1901 85" svg:d="M1901 85h-117c0-15-4-29-11-42-8-13-18-24-31-31-13-8-27-12-42-12-14 0-29 4-41 12-13 7-24 18-31 31s-11 27-11 42h-1617">
          <text:p/>
        </draw:path>
        <draw:line draw:style-name="gr2" draw:text-style-name="P2" draw:layer="layout" svg:x1="26.819cm" svg:y1="13.8cm" svg:x2="26.62cm" svg:y2="13.8cm">
          <text:p/>
        </draw:line>
        <draw:frame draw:style-name="gr4" draw:text-style-name="P4" draw:layer="layout" svg:width="0.359cm" svg:height="0.33cm" svg:x="1.02cm" svg:y="9.309cm">
          <draw:text-box>
            <text:p text:style-name="P3"><text:span text:style-name="T1">+V</text:span></text:p>
          </draw:text-box>
        </draw:frame>
        <draw:frame draw:style-name="gr4" draw:text-style-name="P4" draw:layer="layout" svg:width="0.841cm" svg:height="0.33cm" svg:x="2.179cm" svg:y="8.118cm">
          <draw:text-box>
            <text:p text:style-name="P3"><text:span text:style-name="T1">I_COND</text:span></text:p>
          </draw:text-box>
        </draw:frame>
        <draw:path draw:style-name="gr2" draw:text-style-name="P2" draw:layer="layout" svg:width="0.7cm" svg:height="0.234cm" svg:x="2.37cm" svg:y="9.217cm" svg:viewBox="0 0 701 235" svg:d="M0 84h166c0-14 4-29 12-42 7-12 18-23 30-30 13-8 28-12 42-12 15 0 29 4 42 12 13 7 23 18 31 30 7 13 11 28 11 42h41v151h326">
          <text:p/>
        </draw:path>
        <draw:g>
          <draw:path draw:style-name="gr14" draw:text-style-name="P7" draw:layer="layout" svg:width="0.1cm" svg:height="0.101cm" svg:x="2.57cm" svg:y="9.4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57cm" svg:y="9.4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37cm" svg:y1="9.45cm" svg:x2="2.619cm" svg:y2="9.45cm">
          <text:p/>
        </draw:line>
        <draw:line draw:style-name="gr2" draw:text-style-name="P2" draw:layer="layout" svg:x1="2.62cm" svg:y1="8.45cm" svg:x2="2.62cm" svg:y2="9.45cm">
          <text:p/>
        </draw:line>
        <draw:polyline draw:style-name="gr2" draw:text-style-name="P2" draw:layer="layout" svg:width="0.45cm" svg:height="0.6cm" svg:x="2.62cm" svg:y="9.45cm" svg:viewBox="0 0 451 601" draw:points="451,601 0,601 0,0">
          <text:p/>
        </draw:polyline>
        <draw:g>
          <draw:polygon draw:style-name="gr1" draw:text-style-name="P1" draw:layer="layout" svg:width="0.7cm" svg:height="1.7cm" svg:x="6.694cm" svg:y="5.3cm" svg:viewBox="0 0 701 1701" draw:points="0,1701 701,1701 701,0 0,0">
            <text:p/>
          </draw:polygon>
          <draw:polygon draw:style-name="gr2" draw:text-style-name="P2" draw:layer="layout" svg:width="0.7cm" svg:height="1.7cm" svg:x="6.694cm" svg:y="5.3cm" svg:viewBox="0 0 701 1701" draw:points="0,1701 701,1701 701,0 0,0">
            <text:p/>
          </draw:polygon>
        </draw:g>
        <draw:line draw:style-name="gr2" draw:text-style-name="P2" draw:layer="layout" svg:x1="6.944cm" svg:y1="5.601cm" svg:x2="7.145cm" svg:y2="5.5cm">
          <text:p/>
        </draw:line>
        <draw:path draw:style-name="gr2" draw:text-style-name="P2" draw:layer="layout" svg:width="0.998cm" svg:height="0cm" svg:x="6.544cm" svg:y="5.6cm" svg:viewBox="0 0 999 0" svg:d="M599 0h400M0 0h400">
          <text:p/>
        </draw:path>
        <draw:polyline draw:style-name="gr2" draw:text-style-name="P2" draw:layer="layout" svg:width="0.443cm" svg:height="0.105cm" svg:x="7.101cm" svg:y="5.45cm" svg:viewBox="0 0 444 106" draw:points="0,106 0,0 444,0">
          <text:p/>
        </draw:polyline>
        <draw:line draw:style-name="gr2" draw:text-style-name="P2" draw:layer="layout" svg:x1="6.944cm" svg:y1="5.901cm" svg:x2="7.145cm" svg:y2="5.8cm">
          <text:p/>
        </draw:line>
        <draw:path draw:style-name="gr2" draw:text-style-name="P2" draw:layer="layout" svg:width="0.998cm" svg:height="0cm" svg:x="6.544cm" svg:y="5.9cm" svg:viewBox="0 0 999 0" svg:d="M599 0h400M0 0h400">
          <text:p/>
        </draw:path>
        <draw:polyline draw:style-name="gr2" draw:text-style-name="P2" draw:layer="layout" svg:width="0.443cm" svg:height="0.105cm" svg:x="7.101cm" svg:y="5.75cm" svg:viewBox="0 0 444 106" draw:points="0,106 0,0 444,0">
          <text:p/>
        </draw:polyline>
        <draw:line draw:style-name="gr2" draw:text-style-name="P2" draw:layer="layout" svg:x1="6.944cm" svg:y1="6.201cm" svg:x2="7.145cm" svg:y2="6.1cm">
          <text:p/>
        </draw:line>
        <draw:path draw:style-name="gr2" draw:text-style-name="P2" draw:layer="layout" svg:width="0.998cm" svg:height="0cm" svg:x="6.544cm" svg:y="6.2cm" svg:viewBox="0 0 999 0" svg:d="M599 0h400M0 0h400">
          <text:p/>
        </draw:path>
        <draw:polyline draw:style-name="gr2" draw:text-style-name="P2" draw:layer="layout" svg:width="0.443cm" svg:height="0.105cm" svg:x="7.101cm" svg:y="6.05cm" svg:viewBox="0 0 444 106" draw:points="0,106 0,0 444,0">
          <text:p/>
        </draw:polyline>
        <draw:line draw:style-name="gr2" draw:text-style-name="P2" draw:layer="layout" svg:x1="6.944cm" svg:y1="6.501cm" svg:x2="7.145cm" svg:y2="6.4cm">
          <text:p/>
        </draw:line>
        <draw:path draw:style-name="gr2" draw:text-style-name="P2" draw:layer="layout" svg:width="0.998cm" svg:height="0cm" svg:x="6.544cm" svg:y="6.5cm" svg:viewBox="0 0 999 0" svg:d="M599 0h400M0 0h400">
          <text:p/>
        </draw:path>
        <draw:polyline draw:style-name="gr2" draw:text-style-name="P2" draw:layer="layout" svg:width="0.443cm" svg:height="0.105cm" svg:x="7.101cm" svg:y="6.35cm" svg:viewBox="0 0 444 106" draw:points="0,106 0,0 444,0">
          <text:p/>
        </draw:polyline>
        <draw:g>
          <draw:polygon draw:style-name="gr1" draw:text-style-name="P1" draw:layer="layout" svg:width="0.15cm" svg:height="0.15cm" svg:x="6.844cm" svg:y="6.675cm" svg:viewBox="0 0 151 151" draw:points="0,151 151,151 151,0 0,0">
            <text:p/>
          </draw:polygon>
          <draw:path draw:style-name="gr2" draw:text-style-name="P2" draw:layer="layout" svg:width="0.15cm" svg:height="0.15cm" svg:x="6.84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2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94cm" svg:y="6.675cm" svg:viewBox="0 0 301 151" draw:points="0,151 301,151 301,0 0,0">
              <text:p/>
            </draw:polygon>
            <draw:polygon draw:style-name="gr2" draw:text-style-name="P2" draw:layer="layout" svg:width="0.3cm" svg:height="0.15cm" svg:x="6.99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94cm" svg:y="6.825cm">
            <draw:text-box>
              <text:p/>
            </draw:text-box>
          </draw:frame>
        </draw:g>
        <draw:line draw:style-name="gr2" draw:text-style-name="P2" draw:layer="layout" svg:x1="6.843cm" svg:y1="6.75cm" svg:x2="6.544cm" svg:y2="6.75cm">
          <text:p/>
        </draw:line>
        <draw:line draw:style-name="gr2" draw:text-style-name="P2" draw:layer="layout" svg:x1="4.62cm" svg:y1="10.6cm" svg:x2="4.62cm" svg:y2="10.35cm">
          <text:p/>
        </draw:line>
        <draw:line draw:style-name="gr2" draw:text-style-name="P2" draw:layer="layout" svg:x1="4.769cm" svg:y1="10.35cm" svg:x2="4.62cm" svg:y2="10.35cm">
          <text:p/>
        </draw:line>
        <draw:line draw:style-name="gr2" draw:text-style-name="P2" draw:layer="layout" svg:x1="6.32cm" svg:y1="10.599cm" svg:x2="6.32cm" svg:y2="10.35cm">
          <text:p/>
        </draw:line>
        <draw:line draw:style-name="gr2" draw:text-style-name="P2" draw:layer="layout" svg:x1="6.469cm" svg:y1="10.35cm" svg:x2="6.32cm" svg:y2="10.35cm">
          <text:p/>
        </draw:line>
        <draw:polyline draw:style-name="gr2" draw:text-style-name="P2" draw:layer="layout" svg:width="0.7cm" svg:height="0.15cm" svg:x="4.07cm" svg:y="9.75cm" svg:viewBox="0 0 701 151" draw:points="0,151 250,151 250,0 701,0">
          <text:p/>
        </draw:polyline>
        <draw:polyline draw:style-name="gr2" draw:text-style-name="P2" draw:layer="layout" svg:width="0.699cm" svg:height="0cm" svg:x="4.07cm" svg:y="10.05cm" svg:viewBox="0 0 700 0" draw:points="0,0 400,0 700,0">
          <text:p/>
        </draw:polyline>
        <draw:polyline draw:style-name="gr2" draw:text-style-name="P2" draw:layer="layout" svg:width="0.774cm" svg:height="4cm" svg:x="5.77cm" svg:y="5.6cm" svg:viewBox="0 0 775 4001" draw:points="0,4001 204,4001 204,0 775,0">
          <text:p/>
        </draw:polyline>
        <draw:polyline draw:style-name="gr2" draw:text-style-name="P2" draw:layer="layout" svg:width="0.774cm" svg:height="3.85cm" svg:x="5.77cm" svg:y="5.9cm" svg:viewBox="0 0 775 3851" draw:points="0,3851 251,3851 251,0 775,0">
          <text:p/>
        </draw:polyline>
        <draw:polyline draw:style-name="gr2" draw:text-style-name="P2" draw:layer="layout" svg:width="0.774cm" svg:height="3.7cm" svg:x="5.77cm" svg:y="6.2cm" svg:viewBox="0 0 775 3701" draw:points="0,3701 602,3700 602,0 775,0">
          <text:p/>
        </draw:polyline>
        <draw:path draw:style-name="gr2" draw:text-style-name="P2" draw:layer="layout" svg:width="0.774cm" svg:height="3.55cm" svg:x="5.77cm" svg:y="6.5cm" svg:viewBox="0 0 775 3551" svg:d="M0 3551h467c0-15 4-29 11-42 8-12 18-23 31-30 13-8 27-12 42-12s29 4 42 12c13 7 23 18 30 30 8 13 12 27 12 42h23v-3551h117">
          <text:p/>
        </draw:path>
        <draw:frame draw:style-name="gr19" draw:text-style-name="P4" draw:layer="layout" svg:width="1.053cm" svg:height="0.289cm" svg:x="7.567cm" svg:y="5.3cm">
          <draw:text-box>
            <text:p text:style-name="P8"><text:span text:style-name="T5">COND_A</text:span></text:p>
          </draw:text-box>
        </draw:frame>
        <draw:frame draw:style-name="gr19" draw:text-style-name="P4" draw:layer="layout" svg:width="1.053cm" svg:height="0.289cm" svg:x="7.567cm" svg:y="5.759cm">
          <draw:text-box>
            <text:p text:style-name="P8"><text:span text:style-name="T5">COND_C</text:span></text:p>
          </draw:text-box>
        </draw:frame>
        <draw:frame draw:style-name="gr19" draw:text-style-name="P4" draw:layer="layout" svg:width="1.053cm" svg:height="0.289cm" svg:x="7.567cm" svg:y="6.05cm">
          <draw:text-box>
            <text:p text:style-name="P8"><text:span text:style-name="T5">COND_S</text:span></text:p>
          </draw:text-box>
        </draw:frame>
        <draw:frame draw:style-name="gr19" draw:text-style-name="P4" draw:layer="layout" svg:width="1.053cm" svg:height="0.289cm" svg:x="7.567cm" svg:y="5.459cm">
          <draw:text-box>
            <text:p text:style-name="P8"><text:span text:style-name="T5">COND_Z</text:span></text:p>
          </draw:text-box>
        </draw:frame>
        <draw:frame draw:style-name="gr19" draw:text-style-name="P4" draw:layer="layout" svg:width="1.053cm" svg:height="0.289cm" svg:x="7.567cm" svg:y="5.9cm">
          <draw:text-box>
            <text:p text:style-name="P8"><text:span text:style-name="T5">COND_NC</text:span></text:p>
          </draw:text-box>
        </draw:frame>
        <draw:frame draw:style-name="gr19" draw:text-style-name="P4" draw:layer="layout" svg:width="1.053cm" svg:height="0.289cm" svg:x="7.567cm" svg:y="6.2cm">
          <draw:text-box>
            <text:p text:style-name="P8"><text:span text:style-name="T5">COND_NZ</text:span></text:p>
          </draw:text-box>
        </draw:frame>
        <draw:frame draw:style-name="gr19" draw:text-style-name="P4" draw:layer="layout" svg:width="1.053cm" svg:height="0.289cm" svg:x="7.567cm" svg:y="5.618cm">
          <draw:text-box>
            <text:p text:style-name="P8"><text:span text:style-name="T5">COND_NS</text:span></text:p>
          </draw:text-box>
        </draw:frame>
        <draw:g>
          <draw:path draw:style-name="gr14" draw:text-style-name="P7" draw:layer="layout" svg:width="0.1cm" svg:height="0.101cm" svg:x="6.07cm" svg:y="9.4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07cm" svg:y="9.4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path draw:style-name="gr2" draw:text-style-name="P2" draw:layer="layout" svg:width="0.35cm" svg:height="0.108cm" svg:x="5.77cm" svg:y="9.343cm" svg:viewBox="0 0 351 109" svg:d="M0 109h121c0-19 5-38 14-54 9-17 23-30 39-40 17-9 35-15 54-15s37 6 53 15c17 10 30 23 40 40 9 16 14 35 14 54h16">
          <text:p/>
        </draw:path>
        <draw:path draw:style-name="gr2" draw:text-style-name="P2" draw:layer="layout" svg:width="0.35cm" svg:height="0.3cm" svg:x="6.12cm" svg:y="9.45cm" svg:viewBox="0 0 351 301" svg:d="M351 301h-17c0-19-5-38-15-54-9-17-23-31-39-40-17-10-36-15-55-15s-38 5-54 15c-17 9-31 23-40 40-10 16-15 35-15 54h-116v-301">
          <text:p/>
        </draw:path>
        <draw:line draw:style-name="gr2" draw:text-style-name="P2" draw:layer="layout" svg:x1="6.12cm" svg:y1="9.05cm" svg:x2="6.12cm" svg:y2="9.449cm">
          <text:p/>
        </draw:line>
        <draw:path draw:style-name="gr2" draw:text-style-name="P2" draw:layer="layout" svg:width="0.65cm" svg:height="0.558cm" svg:x="5.47cm" svg:y="8.493cm" svg:viewBox="0 0 651 559" svg:d="M651 559v-452h-16c0-18-5-37-14-53-10-17-23-30-40-40-16-9-35-14-53-14-19 0-38 5-54 14-16 10-30 23-39 40-10 16-15 35-15 53h-420">
          <text:p/>
        </draw:path>
        <draw:frame draw:style-name="gr4" draw:text-style-name="P4" draw:layer="layout" svg:width="0.641cm" svg:height="0.33cm" svg:x="4.929cm" svg:y="8.418cm">
          <draw:text-box>
            <text:p text:style-name="P3"><text:span text:style-name="T1">I_LS</text:span></text:p>
          </draw:text-box>
        </draw:frame>
        <draw:frame draw:style-name="gr4" draw:text-style-name="P4" draw:layer="layout" svg:width="0.727cm" svg:height="0.33cm" svg:x="3.97cm" svg:y="8.1cm">
          <draw:text-box>
            <text:p text:style-name="P3"><text:span text:style-name="T1">I_ALU</text:span></text:p>
          </draw:text-box>
        </draw:frame>
        <draw:frame draw:style-name="gr4" draw:text-style-name="P4" draw:layer="layout" svg:width="0.7cm" svg:height="0.33cm" svg:x="15.57cm" svg:y="8.4cm">
          <draw:text-box>
            <text:p text:style-name="P8"><text:span text:style-name="T1">ALU_R</text:span></text:p>
          </draw:text-box>
        </draw:frame>
        <draw:frame draw:style-name="gr4" draw:text-style-name="P4" draw:layer="layout" svg:width="0.7cm" svg:height="0.33cm" svg:x="15.97cm" svg:y="8.018cm">
          <draw:text-box>
            <text:p text:style-name="P8"><text:span text:style-name="T1">ALU_I</text:span></text:p>
          </draw:text-box>
        </draw:frame>
        <draw:line draw:style-name="gr2" draw:text-style-name="P2" draw:layer="layout" svg:x1="9.17cm" svg:y1="9.299cm" svg:x2="9.17cm" svg:y2="8.4cm">
          <text:p/>
        </draw:line>
        <draw:frame draw:style-name="gr4" draw:text-style-name="P4" draw:layer="layout" svg:width="1.191cm" svg:height="0.33cm" svg:x="8.37cm" svg:y="7.7cm">
          <draw:text-box>
            <text:p text:style-name="P3"><text:span text:style-name="T1">I_MOVG</text:span></text:p>
          </draw:text-box>
        </draw:frame>
        <draw:frame draw:style-name="gr4" draw:text-style-name="P4" draw:layer="layout" svg:width="0.741cm" svg:height="0.33cm" svg:x="8.529cm" svg:y="8.1cm">
          <draw:text-box>
            <text:p text:style-name="P3"><text:span text:style-name="T1">I_HALT</text:span></text:p>
          </draw:text-box>
        </draw:frame>
        <draw:frame draw:style-name="gr4" draw:text-style-name="P4" draw:layer="layout" svg:width="1.219cm" svg:height="0.33cm" svg:x="5.42cm" svg:y="13.95cm">
          <draw:text-box>
            <text:p text:style-name="P3"><text:span text:style-name="T1">SEL_INSTR</text:span></text:p>
          </draw:text-box>
        </draw:frame>
        <draw:frame draw:style-name="gr4" draw:text-style-name="P4" draw:layer="layout" svg:width="1.609cm" svg:height="0.33cm" svg:x="11.811cm" svg:y="13.95cm">
          <draw:text-box>
            <text:p text:style-name="P3"><text:span text:style-name="T1">SEL_INSTR</text:span></text:p>
          </draw:text-box>
        </draw:frame>
        <draw:frame draw:style-name="gr4" draw:text-style-name="P4" draw:layer="layout" svg:width="1.609cm" svg:height="0.33cm" svg:x="18.42cm" svg:y="13.959cm">
          <draw:text-box>
            <text:p text:style-name="P3"><text:span text:style-name="T1">SEL_INSTR8</text:span></text:p>
          </draw:text-box>
        </draw:frame>
        <draw:frame draw:style-name="gr4" draw:text-style-name="P4" draw:layer="layout" svg:width="1.609cm" svg:height="0.33cm" svg:x="25.42cm" svg:y="13.959cm">
          <draw:text-box>
            <text:p text:style-name="P3"><text:span text:style-name="T1">SEL_INSTR4</text:span></text:p>
          </draw:text-box>
        </draw:frame>
        <draw:polyline draw:style-name="gr2" draw:text-style-name="P2" draw:layer="layout" svg:width="0.3cm" svg:height="1.75cm" svg:x="23.07cm" svg:y="8.3cm" svg:viewBox="0 0 301 1751" draw:points="0,0 0,1751 301,1751">
          <text:p/>
        </draw:polyline>
        <draw:line draw:style-name="gr2" draw:text-style-name="P2" draw:layer="layout" svg:x1="24.37cm" svg:y1="10.05cm" svg:x2="25.07cm" svg:y2="10.05cm">
          <text:p/>
        </draw:line>
        <draw:polyline draw:style-name="gr2" draw:text-style-name="P2" draw:layer="layout" svg:width="0.7cm" svg:height="0.15cm" svg:x="24.37cm" svg:y="9.75cm" svg:viewBox="0 0 701 151" draw:points="0,151 376,151 376,0 701,0">
          <text:p/>
        </draw:polyline>
        <draw:path draw:style-name="gr2" draw:text-style-name="P2" draw:layer="layout" svg:width="0.7cm" svg:height="0.084cm" svg:x="26.07cm" svg:y="9.967cm" svg:viewBox="0 0 701 85" svg:d="M0 85h467c0-15 4-29 11-42s18-24 30-31c13-8 28-12 42-12 15 0 29 4 42 12 13 7 23 18 31 31 7 13 11 27 11 42h67">
          <text:p/>
        </draw:path>
        <draw:path draw:style-name="gr2" draw:text-style-name="P2" draw:layer="layout" svg:width="0.7cm" svg:height="0.234cm" svg:x="26.07cm" svg:y="9.667cm" svg:viewBox="0 0 701 235" svg:d="M0 235h411v-151h56c0-14 4-29 11-42 7-12 18-23 30-30 13-8 28-12 42-12 15 0 29 4 42 12 13 7 23 18 31 30 7 13 11 28 11 42h67">
          <text:p/>
        </draw:path>
        <draw:g>
          <draw:polygon draw:style-name="gr1" draw:text-style-name="P1" draw:layer="layout" svg:width="0.7cm" svg:height="1.7cm" svg:x="26.92cm" svg:y="7.15cm" svg:viewBox="0 0 701 1701" draw:points="0,1701 701,1701 701,0 0,0">
            <text:p/>
          </draw:polygon>
          <draw:polygon draw:style-name="gr2" draw:text-style-name="P2" draw:layer="layout" svg:width="0.7cm" svg:height="1.7cm" svg:x="26.92cm" svg:y="7.15cm" svg:viewBox="0 0 701 1701" draw:points="0,1701 701,1701 701,0 0,0">
            <text:p/>
          </draw:polygon>
        </draw:g>
        <draw:line draw:style-name="gr2" draw:text-style-name="P2" draw:layer="layout" svg:x1="27.17cm" svg:y1="7.451cm" svg:x2="27.371cm" svg:y2="7.35cm">
          <text:p/>
        </draw:line>
        <draw:path draw:style-name="gr2" draw:text-style-name="P2" draw:layer="layout" svg:width="0.998cm" svg:height="0cm" svg:x="26.77cm" svg:y="7.45cm" svg:viewBox="0 0 999 0" svg:d="M599 0h400M0 0h399">
          <text:p/>
        </draw:path>
        <draw:polyline draw:style-name="gr2" draw:text-style-name="P2" draw:layer="layout" svg:width="0.443cm" svg:height="0.105cm" svg:x="27.327cm" svg:y="7.3cm" svg:viewBox="0 0 444 106" draw:points="0,106 0,0 444,0">
          <text:p/>
        </draw:polyline>
        <draw:line draw:style-name="gr2" draw:text-style-name="P2" draw:layer="layout" svg:x1="27.17cm" svg:y1="7.751cm" svg:x2="27.371cm" svg:y2="7.65cm">
          <text:p/>
        </draw:line>
        <draw:path draw:style-name="gr2" draw:text-style-name="P2" draw:layer="layout" svg:width="0.998cm" svg:height="0cm" svg:x="26.77cm" svg:y="7.75cm" svg:viewBox="0 0 999 0" svg:d="M599 0h400M0 0h399">
          <text:p/>
        </draw:path>
        <draw:polyline draw:style-name="gr2" draw:text-style-name="P2" draw:layer="layout" svg:width="0.443cm" svg:height="0.105cm" svg:x="27.327cm" svg:y="7.6cm" svg:viewBox="0 0 444 106" draw:points="0,106 0,0 444,0">
          <text:p/>
        </draw:polyline>
        <draw:line draw:style-name="gr2" draw:text-style-name="P2" draw:layer="layout" svg:x1="27.17cm" svg:y1="8.051cm" svg:x2="27.371cm" svg:y2="7.95cm">
          <text:p/>
        </draw:line>
        <draw:path draw:style-name="gr2" draw:text-style-name="P2" draw:layer="layout" svg:width="0.998cm" svg:height="0cm" svg:x="26.77cm" svg:y="8.05cm" svg:viewBox="0 0 999 0" svg:d="M599 0h400M0 0h399">
          <text:p/>
        </draw:path>
        <draw:polyline draw:style-name="gr2" draw:text-style-name="P2" draw:layer="layout" svg:width="0.443cm" svg:height="0.105cm" svg:x="27.327cm" svg:y="7.9cm" svg:viewBox="0 0 444 106" draw:points="0,106 0,0 444,0">
          <text:p/>
        </draw:polyline>
        <draw:line draw:style-name="gr2" draw:text-style-name="P2" draw:layer="layout" svg:x1="27.17cm" svg:y1="8.351cm" svg:x2="27.371cm" svg:y2="8.25cm">
          <text:p/>
        </draw:line>
        <draw:path draw:style-name="gr2" draw:text-style-name="P2" draw:layer="layout" svg:width="0.998cm" svg:height="0cm" svg:x="26.77cm" svg:y="8.35cm" svg:viewBox="0 0 999 0" svg:d="M599 0h400M0 0h400">
          <text:p/>
        </draw:path>
        <draw:polyline draw:style-name="gr2" draw:text-style-name="P2" draw:layer="layout" svg:width="0.443cm" svg:height="0.105cm" svg:x="27.327cm" svg:y="8.2cm" svg:viewBox="0 0 444 106" draw:points="0,106 0,0 444,0">
          <text:p/>
        </draw:polyline>
        <draw:g>
          <draw:polygon draw:style-name="gr1" draw:text-style-name="P1" draw:layer="layout" svg:width="0.15cm" svg:height="0.15cm" svg:x="27.07cm" svg:y="8.525cm" svg:viewBox="0 0 151 151" draw:points="0,151 151,151 151,0 0,0">
            <text:p/>
          </draw:polygon>
          <draw:path draw:style-name="gr2" draw:text-style-name="P2" draw:layer="layout" svg:width="0.15cm" svg:height="0.15cm" svg:x="27.07cm" svg:y="8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8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8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8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8.675cm">
            <draw:text-box>
              <text:p/>
            </draw:text-box>
          </draw:frame>
        </draw:g>
        <draw:line draw:style-name="gr2" draw:text-style-name="P2" draw:layer="layout" svg:x1="27.069cm" svg:y1="8.6cm" svg:x2="26.77cm" svg:y2="8.6cm">
          <text:p/>
        </draw:line>
        <draw:polyline draw:style-name="gr2" draw:text-style-name="P2" draw:layer="layout" svg:width="0.7cm" svg:height="1.4cm" svg:x="26.07cm" svg:y="8.35cm" svg:viewBox="0 0 701 1401" draw:points="0,1401 360,1401 360,0 701,0">
          <text:p/>
        </draw:polyline>
        <draw:polyline draw:style-name="gr2" draw:text-style-name="P2" draw:layer="layout" svg:width="0.7cm" svg:height="1.55cm" svg:x="26.07cm" svg:y="8.05cm" svg:viewBox="0 0 701 1551" draw:points="0,1551 290,1551 290,0 701,0">
          <text:p/>
        </draw:polyline>
        <draw:polyline draw:style-name="gr2" draw:text-style-name="P2" draw:layer="layout" svg:width="0.15cm" svg:height="2cm" svg:x="26.62cm" svg:y="8.6cm" svg:viewBox="0 0 151 2001" draw:points="0,2001 0,0 151,0">
          <text:p/>
        </draw:polyline>
        <draw:g>
          <draw:path draw:style-name="gr14" draw:text-style-name="P7" draw:layer="layout" svg:width="0.1cm" svg:height="0.101cm" svg:x="26.57cm" svg:y="10.3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6.57cm" svg:y="10.3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frame draw:style-name="gr4" draw:text-style-name="P4" draw:layer="layout" svg:width="0.95cm" svg:height="0.33cm" svg:x="27.698cm" svg:y="7.725cm">
          <draw:text-box>
            <text:p text:style-name="P3"><text:span text:style-name="T1">SEL A D2</text:span></text:p>
          </draw:text-box>
        </draw:frame>
        <draw:frame draw:style-name="gr4" draw:text-style-name="P4" draw:layer="layout" svg:width="0.955cm" svg:height="0.33cm" svg:x="27.692cm" svg:y="7.893cm">
          <draw:text-box>
            <text:p text:style-name="P3"><text:span text:style-name="T1">SEL B D2</text:span></text:p>
          </draw:text-box>
        </draw:frame>
        <draw:frame draw:style-name="gr4" draw:text-style-name="P4" draw:layer="layout" svg:width="0.955cm" svg:height="0.33cm" svg:x="27.692cm" svg:y="8.043cm">
          <draw:text-box>
            <text:p text:style-name="P3"><text:span text:style-name="T1">SEL C D2</text:span></text:p>
          </draw:text-box>
        </draw:frame>
        <draw:frame draw:style-name="gr4" draw:text-style-name="P4" draw:layer="layout" svg:width="0.95cm" svg:height="0.33cm" svg:x="27.698cm" svg:y="8.193cm">
          <draw:text-box>
            <text:p text:style-name="P3"><text:span text:style-name="T1">SEL D D2</text:span></text:p>
          </draw:text-box>
        </draw:frame>
        <draw:frame draw:style-name="gr4" draw:text-style-name="P4" draw:layer="layout" svg:width="1.003cm" svg:height="0.33cm" svg:x="27.767cm" svg:y="9.425cm">
          <draw:text-box>
            <text:p text:style-name="P8"><text:span text:style-name="T1">SEL M D2</text:span></text:p>
          </draw:text-box>
        </draw:frame>
        <draw:frame draw:style-name="gr4" draw:text-style-name="P4" draw:layer="layout" svg:width="1.008cm" svg:height="0.33cm" svg:x="27.762cm" svg:y="9.593cm">
          <draw:text-box>
            <text:p text:style-name="P8"><text:span text:style-name="T1">SEL S D2</text:span></text:p>
          </draw:text-box>
        </draw:frame>
        <draw:frame draw:style-name="gr4" draw:text-style-name="P4" draw:layer="layout" svg:width="1.058cm" svg:height="0.33cm" svg:x="27.762cm" svg:y="9.743cm">
          <draw:text-box>
            <text:p text:style-name="P8"><text:span text:style-name="T1">SEL L D2</text:span></text:p>
          </draw:text-box>
        </draw:frame>
        <draw:frame draw:style-name="gr4" draw:text-style-name="P4" draw:layer="layout" svg:width="1.053cm" svg:height="0.33cm" svg:x="27.767cm" svg:y="9.893cm">
          <draw:text-box>
            <text:p text:style-name="P8"><text:span text:style-name="T1">SEL PC D2</text:span></text:p>
          </draw:text-box>
        </draw:frame>
        <draw:g>
          <draw:polygon draw:style-name="gr1" draw:text-style-name="P1" draw:layer="layout" svg:width="0.7cm" svg:height="1.7cm" svg:x="20.17cm" svg:y="14.5cm" svg:viewBox="0 0 701 1701" draw:points="0,1701 701,1701 701,0 0,0">
            <text:p/>
          </draw:polygon>
          <draw:polygon draw:style-name="gr2" draw:text-style-name="P2" draw:layer="layout" svg:width="0.7cm" svg:height="1.7cm" svg:x="20.17cm" svg:y="14.5cm" svg:viewBox="0 0 701 1701" draw:points="0,1701 701,1701 701,0 0,0">
            <text:p/>
          </draw:polygon>
        </draw:g>
        <draw:line draw:style-name="gr2" draw:text-style-name="P2" draw:layer="layout" svg:x1="20.42cm" svg:y1="14.801cm" svg:x2="20.621cm" svg:y2="14.7cm">
          <text:p/>
        </draw:line>
        <draw:path draw:style-name="gr2" draw:text-style-name="P2" draw:layer="layout" svg:width="0.998cm" svg:height="0cm" svg:x="20.02cm" svg:y="14.8cm" svg:viewBox="0 0 999 0" svg:d="M599 0h400M0 0h399">
          <text:p/>
        </draw:path>
        <draw:polyline draw:style-name="gr2" draw:text-style-name="P2" draw:layer="layout" svg:width="0.443cm" svg:height="0.105cm" svg:x="20.577cm" svg:y="14.65cm" svg:viewBox="0 0 444 106" draw:points="0,106 0,0 444,0">
          <text:p/>
        </draw:polyline>
        <draw:line draw:style-name="gr2" draw:text-style-name="P2" draw:layer="layout" svg:x1="20.42cm" svg:y1="15.101cm" svg:x2="20.621cm" svg:y2="15cm">
          <text:p/>
        </draw:line>
        <draw:path draw:style-name="gr2" draw:text-style-name="P2" draw:layer="layout" svg:width="0.998cm" svg:height="0cm" svg:x="20.02cm" svg:y="15.1cm" svg:viewBox="0 0 999 0" svg:d="M599 0h400M0 0h399">
          <text:p/>
        </draw:path>
        <draw:polyline draw:style-name="gr2" draw:text-style-name="P2" draw:layer="layout" svg:width="0.443cm" svg:height="0.105cm" svg:x="20.577cm" svg:y="14.95cm" svg:viewBox="0 0 444 106" draw:points="0,106 0,0 444,0">
          <text:p/>
        </draw:polyline>
        <draw:line draw:style-name="gr2" draw:text-style-name="P2" draw:layer="layout" svg:x1="20.42cm" svg:y1="15.401cm" svg:x2="20.621cm" svg:y2="15.3cm">
          <text:p/>
        </draw:line>
        <draw:path draw:style-name="gr2" draw:text-style-name="P2" draw:layer="layout" svg:width="0.998cm" svg:height="0cm" svg:x="20.02cm" svg:y="15.4cm" svg:viewBox="0 0 999 0" svg:d="M599 0h400M0 0h399">
          <text:p/>
        </draw:path>
        <draw:polyline draw:style-name="gr2" draw:text-style-name="P2" draw:layer="layout" svg:width="0.443cm" svg:height="0.105cm" svg:x="20.577cm" svg:y="15.25cm" svg:viewBox="0 0 444 106" draw:points="0,106 0,0 444,0">
          <text:p/>
        </draw:polyline>
        <draw:line draw:style-name="gr2" draw:text-style-name="P2" draw:layer="layout" svg:x1="20.42cm" svg:y1="15.701cm" svg:x2="20.621cm" svg:y2="15.6cm">
          <text:p/>
        </draw:line>
        <draw:path draw:style-name="gr2" draw:text-style-name="P2" draw:layer="layout" svg:width="0.998cm" svg:height="0cm" svg:x="20.02cm" svg:y="15.7cm" svg:viewBox="0 0 999 0" svg:d="M599 0h400M0 0h400">
          <text:p/>
        </draw:path>
        <draw:polyline draw:style-name="gr2" draw:text-style-name="P2" draw:layer="layout" svg:width="0.443cm" svg:height="0.105cm" svg:x="20.5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0.32cm" svg:y="15.875cm" svg:viewBox="0 0 151 151" draw:points="0,151 151,151 151,0 0,0">
            <text:p/>
          </draw:polygon>
          <draw:path draw:style-name="gr2" draw:text-style-name="P2" draw:layer="layout" svg:width="0.15cm" svg:height="0.15cm" svg:x="20.32cm" svg:y="1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5.875cm" svg:viewBox="0 0 301 151" draw:points="0,151 301,151 301,0 0,0">
              <text:p/>
            </draw:polygon>
            <draw:polygon draw:style-name="gr2" draw:text-style-name="P2" draw:layer="layout" svg:width="0.3cm" svg:height="0.15cm" svg:x="20.4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6.025cm">
            <draw:text-box>
              <text:p/>
            </draw:text-box>
          </draw:frame>
        </draw:g>
        <draw:line draw:style-name="gr2" draw:text-style-name="P2" draw:layer="layout" svg:x1="20.319cm" svg:y1="15.95cm" svg:x2="20.02cm" svg:y2="15.95cm">
          <text:p/>
        </draw:line>
        <draw:frame draw:style-name="gr4" draw:text-style-name="P4" draw:layer="layout" svg:width="1.609cm" svg:height="0.33cm" svg:x="18.57cm" svg:y="15.8cm">
          <draw:text-box>
            <text:p text:style-name="P3"><text:span text:style-name="T1">SEL_INSTR8A</text:span></text:p>
          </draw:text-box>
        </draw:frame>
        <draw:g>
          <draw:polygon draw:style-name="gr1" draw:text-style-name="P1" draw:layer="layout" svg:width="0.7cm" svg:height="1.7cm" svg:x="26.97cm" svg:y="14.5cm" svg:viewBox="0 0 701 1701" draw:points="0,1701 701,1701 701,0 0,0">
            <text:p/>
          </draw:polygon>
          <draw:polygon draw:style-name="gr2" draw:text-style-name="P2" draw:layer="layout" svg:width="0.7cm" svg:height="1.7cm" svg:x="26.97cm" svg:y="14.5cm" svg:viewBox="0 0 701 1701" draw:points="0,1701 701,1701 701,0 0,0">
            <text:p/>
          </draw:polygon>
        </draw:g>
        <draw:line draw:style-name="gr2" draw:text-style-name="P2" draw:layer="layout" svg:x1="27.22cm" svg:y1="14.801cm" svg:x2="27.421cm" svg:y2="14.7cm">
          <text:p/>
        </draw:line>
        <draw:path draw:style-name="gr2" draw:text-style-name="P2" draw:layer="layout" svg:width="0.998cm" svg:height="0cm" svg:x="26.82cm" svg:y="14.8cm" svg:viewBox="0 0 999 0" svg:d="M599 0h400M0 0h399">
          <text:p/>
        </draw:path>
        <draw:polyline draw:style-name="gr2" draw:text-style-name="P2" draw:layer="layout" svg:width="0.443cm" svg:height="0.105cm" svg:x="27.377cm" svg:y="14.65cm" svg:viewBox="0 0 444 106" draw:points="0,106 0,0 444,0">
          <text:p/>
        </draw:polyline>
        <draw:line draw:style-name="gr2" draw:text-style-name="P2" draw:layer="layout" svg:x1="27.22cm" svg:y1="15.101cm" svg:x2="27.421cm" svg:y2="15cm">
          <text:p/>
        </draw:line>
        <draw:path draw:style-name="gr2" draw:text-style-name="P2" draw:layer="layout" svg:width="0.998cm" svg:height="0cm" svg:x="26.82cm" svg:y="15.1cm" svg:viewBox="0 0 999 0" svg:d="M599 0h400M0 0h399">
          <text:p/>
        </draw:path>
        <draw:polyline draw:style-name="gr2" draw:text-style-name="P2" draw:layer="layout" svg:width="0.443cm" svg:height="0.105cm" svg:x="27.377cm" svg:y="14.95cm" svg:viewBox="0 0 444 106" draw:points="0,106 0,0 444,0">
          <text:p/>
        </draw:polyline>
        <draw:line draw:style-name="gr2" draw:text-style-name="P2" draw:layer="layout" svg:x1="27.22cm" svg:y1="15.401cm" svg:x2="27.421cm" svg:y2="15.3cm">
          <text:p/>
        </draw:line>
        <draw:path draw:style-name="gr2" draw:text-style-name="P2" draw:layer="layout" svg:width="0.998cm" svg:height="0cm" svg:x="26.82cm" svg:y="15.4cm" svg:viewBox="0 0 999 0" svg:d="M599 0h400M0 0h399">
          <text:p/>
        </draw:path>
        <draw:polyline draw:style-name="gr2" draw:text-style-name="P2" draw:layer="layout" svg:width="0.443cm" svg:height="0.105cm" svg:x="27.377cm" svg:y="15.25cm" svg:viewBox="0 0 444 106" draw:points="0,106 0,0 444,0">
          <text:p/>
        </draw:polyline>
        <draw:line draw:style-name="gr2" draw:text-style-name="P2" draw:layer="layout" svg:x1="27.22cm" svg:y1="15.701cm" svg:x2="27.421cm" svg:y2="15.6cm">
          <text:p/>
        </draw:line>
        <draw:path draw:style-name="gr2" draw:text-style-name="P2" draw:layer="layout" svg:width="0.998cm" svg:height="0cm" svg:x="26.82cm" svg:y="15.7cm" svg:viewBox="0 0 999 0" svg:d="M599 0h400M0 0h400">
          <text:p/>
        </draw:path>
        <draw:polyline draw:style-name="gr2" draw:text-style-name="P2" draw:layer="layout" svg:width="0.443cm" svg:height="0.105cm" svg:x="27.3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7.12cm" svg:y="15.875cm" svg:viewBox="0 0 151 151" draw:points="0,151 151,151 151,0 0,0">
            <text:p/>
          </draw:polygon>
          <draw:path draw:style-name="gr2" draw:text-style-name="P2" draw:layer="layout" svg:width="0.15cm" svg:height="0.15cm" svg:x="27.12cm" svg:y="15.8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5.875cm" svg:viewBox="0 0 301 151" draw:points="0,151 301,151 301,0 0,0">
              <text:p/>
            </draw:polygon>
            <draw:polygon draw:style-name="gr2" draw:text-style-name="P2" draw:layer="layout" svg:width="0.3cm" svg:height="0.15cm" svg:x="27.2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6.025cm">
            <draw:text-box>
              <text:p/>
            </draw:text-box>
          </draw:frame>
        </draw:g>
        <draw:line draw:style-name="gr2" draw:text-style-name="P2" draw:layer="layout" svg:x1="27.119cm" svg:y1="15.95cm" svg:x2="26.82cm" svg:y2="15.95cm">
          <text:p/>
        </draw:line>
        <draw:frame draw:style-name="gr4" draw:text-style-name="P4" draw:layer="layout" svg:width="1.609cm" svg:height="0.33cm" svg:x="25.37cm" svg:y="15.8cm">
          <draw:text-box>
            <text:p text:style-name="P3"><text:span text:style-name="T1">SEL_INSTR8A</text:span></text:p>
          </draw:text-box>
        </draw:frame>
        <draw:polyline draw:style-name="gr2" draw:text-style-name="P2" draw:layer="layout" svg:width="0.2cm" svg:height="1.9cm" svg:x="26.62cm" svg:y="13.8cm" svg:viewBox="0 0 201 1901" draw:points="0,0 0,1901 201,1901">
          <text:p/>
        </draw:polyline>
        <draw:g>
          <draw:path draw:style-name="gr14" draw:text-style-name="P7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5.3cm" svg:height="1.9cm" svg:x="21.52cm" svg:y="12.9cm" svg:viewBox="0 0 5301 1901" svg:d="M0 0v1901h1616c0-15 4-29 11-42 8-13 18-23 31-30 13-8 27-12 42-12 14 0 29 4 42 12 12 7 23 17 30 30s11 27 11 42h1534c0-15 3-29 11-42 7-13 18-23 30-30 13-8 27-12 42-12s29 4 42 12c13 7 23 17 30 30 8 13 12 27 12 42h1533c0-15 4-29 11-42s18-23 31-30c12-8 27-12 41-12 15 0 30 4 42 12 13 7 23 17 31 30 7 13 11 27 11 42h117">
          <text:p/>
        </draw:path>
        <draw:path draw:style-name="gr2" draw:text-style-name="P2" draw:layer="layout" svg:width="1.9cm" svg:height="1.9cm" svg:x="24.92cm" svg:y="13.5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3.2cm" svg:viewBox="0 0 3601 1901" svg:d="M0 0v1901h1617c0-15 4-29 11-42 7-12 18-23 31-30 12-8 27-12 41-12 15 0 30 4 42 12 13 7 23 18 31 30 7 13 11 27 11 42h1534c0-15 4-29 11-42 7-12 18-23 31-30 12-8 27-12 41-12 15 0 29 4 42 12 13 7 23 18 31 30 7 13 11 27 11 42h116">
          <text:p/>
        </draw:path>
        <draw:g>
          <draw:path draw:style-name="gr14" draw:text-style-name="P7" draw:layer="layout" svg:width="0.1cm" svg:height="0.1cm" svg:x="19.77cm" svg:y="13.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3.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6.37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37cm" svg:y="13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4.77cm" svg:y="12.8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77cm" svg:y="12.8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2cm" svg:height="1.9cm" svg:x="19.82cm" svg:y="13.8cm" svg:viewBox="0 0 201 1901" draw:points="0,0 0,1901 201,1901">
          <text:p/>
        </draw:polyline>
        <draw:path draw:style-name="gr2" draw:text-style-name="P2" draw:layer="layout" svg:width="1.9cm" svg:height="1.9cm" svg:x="18.12cm" svg:y="13.5cm" svg:viewBox="0 0 1901 1901" svg:d="M1901 1901h-117c0-15-4-29-11-42-8-12-18-23-31-30-13-8-27-12-42-12-14 0-29 4-41 12-13 7-24 18-31 30-7 13-11 27-11 42h-1617v-1901">
          <text:p/>
        </draw:path>
        <draw:path draw:style-name="gr2" draw:text-style-name="P2" draw:layer="layout" svg:width="3.6cm" svg:height="1.9cm" svg:x="16.42cm" svg:y="13.2cm" svg:viewBox="0 0 3601 1901" svg:d="M3601 1901h-117c0-15-4-29-11-42-8-12-18-23-31-30-12-8-27-12-42-12-14 0-29 4-41 12-13 7-24 18-31 30-7 13-11 27-11 42h-1534c0-15-3-29-11-42-7-12-18-23-30-30-13-8-27-12-42-12s-29 4-42 12c-12 7-23 18-30 30-8 13-12 27-12 42h-1616v-1901">
          <text:p/>
        </draw:path>
        <draw:path draw:style-name="gr2" draw:text-style-name="P2" draw:layer="layout" svg:width="5.2cm" svg:height="1.9cm" svg:x="14.82cm" svg:y="12.9cm" svg:viewBox="0 0 5201 1901" svg:d="M5201 1901h-117c0-15-4-29-11-42-8-13-18-23-31-30-12-8-27-12-42-12-14 0-29 4-41 12-13 7-24 17-31 30s-11 27-11 42h-1533c0-15-4-29-12-42-7-13-17-23-30-30-13-8-27-12-42-12s-29 4-42 12c-12 7-23 17-30 30-8 13-11 27-11 42h-1534c0-15-4-29-11-42s-18-23-30-30c-13-8-28-12-42-12-15 0-29 4-42 12-13 7-23 17-31 30-7 13-11 27-11 42h-1516v-1901">
          <text:p/>
        </draw:path>
        <draw:line draw:style-name="gr2" draw:text-style-name="P2" draw:layer="layout" svg:x1="17.57cm" svg:y1="10.05cm" svg:x2="18.27cm" svg:y2="10.05cm">
          <text:p/>
        </draw:line>
        <draw:polyline draw:style-name="gr2" draw:text-style-name="P2" draw:layer="layout" svg:width="0.7cm" svg:height="0.15cm" svg:x="17.57cm" svg:y="9.75cm" svg:viewBox="0 0 701 151" draw:points="0,151 371,151 371,0 701,0">
          <text:p/>
        </draw:polyline>
        <draw:polyline draw:style-name="gr2" draw:text-style-name="P2" draw:layer="layout" svg:width="0.7cm" svg:height="1.65cm" svg:x="19.27cm" svg:y="8.4cm" svg:viewBox="0 0 701 1651" draw:points="0,1651 376,1651 376,0 701,0">
          <text:p/>
        </draw:polyline>
        <draw:polyline draw:style-name="gr2" draw:text-style-name="P2" draw:layer="layout" svg:width="0.7cm" svg:height="1.8cm" svg:x="19.27cm" svg:y="8.1cm" svg:viewBox="0 0 701 1801" draw:points="0,1801 300,1801 300,0 701,0">
          <text:p/>
        </draw:polyline>
        <draw:g>
          <draw:polygon draw:style-name="gr1" draw:text-style-name="P1" draw:layer="layout" svg:width="0.7cm" svg:height="1.7cm" svg:x="20.12cm" svg:y="7.2cm" svg:viewBox="0 0 701 1701" draw:points="0,1701 701,1701 701,0 0,0">
            <text:p/>
          </draw:polygon>
          <draw:polygon draw:style-name="gr2" draw:text-style-name="P2" draw:layer="layout" svg:width="0.7cm" svg:height="1.7cm" svg:x="20.12cm" svg:y="7.2cm" svg:viewBox="0 0 701 1701" draw:points="0,1701 701,1701 701,0 0,0">
            <text:p/>
          </draw:polygon>
        </draw:g>
        <draw:line draw:style-name="gr2" draw:text-style-name="P2" draw:layer="layout" svg:x1="20.37cm" svg:y1="7.501cm" svg:x2="20.571cm" svg:y2="7.4cm">
          <text:p/>
        </draw:line>
        <draw:path draw:style-name="gr2" draw:text-style-name="P2" draw:layer="layout" svg:width="0.998cm" svg:height="0cm" svg:x="19.97cm" svg:y="7.5cm" svg:viewBox="0 0 999 0" svg:d="M599 0h400M0 0h399">
          <text:p/>
        </draw:path>
        <draw:polyline draw:style-name="gr2" draw:text-style-name="P2" draw:layer="layout" svg:width="0.443cm" svg:height="0.105cm" svg:x="20.527cm" svg:y="7.35cm" svg:viewBox="0 0 444 106" draw:points="0,106 0,0 444,0">
          <text:p/>
        </draw:polyline>
        <draw:line draw:style-name="gr2" draw:text-style-name="P2" draw:layer="layout" svg:x1="20.37cm" svg:y1="7.801cm" svg:x2="20.571cm" svg:y2="7.7cm">
          <text:p/>
        </draw:line>
        <draw:path draw:style-name="gr2" draw:text-style-name="P2" draw:layer="layout" svg:width="0.998cm" svg:height="0cm" svg:x="19.97cm" svg:y="7.8cm" svg:viewBox="0 0 999 0" svg:d="M599 0h400M0 0h399">
          <text:p/>
        </draw:path>
        <draw:polyline draw:style-name="gr2" draw:text-style-name="P2" draw:layer="layout" svg:width="0.443cm" svg:height="0.105cm" svg:x="20.527cm" svg:y="7.65cm" svg:viewBox="0 0 444 106" draw:points="0,106 0,0 444,0">
          <text:p/>
        </draw:polyline>
        <draw:line draw:style-name="gr2" draw:text-style-name="P2" draw:layer="layout" svg:x1="20.37cm" svg:y1="8.101cm" svg:x2="20.571cm" svg:y2="8cm">
          <text:p/>
        </draw:line>
        <draw:path draw:style-name="gr2" draw:text-style-name="P2" draw:layer="layout" svg:width="0.998cm" svg:height="0cm" svg:x="19.97cm" svg:y="8.1cm" svg:viewBox="0 0 999 0" svg:d="M599 0h400M0 0h399">
          <text:p/>
        </draw:path>
        <draw:polyline draw:style-name="gr2" draw:text-style-name="P2" draw:layer="layout" svg:width="0.443cm" svg:height="0.105cm" svg:x="20.527cm" svg:y="7.95cm" svg:viewBox="0 0 444 106" draw:points="0,106 0,0 444,0">
          <text:p/>
        </draw:polyline>
        <draw:line draw:style-name="gr2" draw:text-style-name="P2" draw:layer="layout" svg:x1="20.37cm" svg:y1="8.401cm" svg:x2="20.571cm" svg:y2="8.3cm">
          <text:p/>
        </draw:line>
        <draw:path draw:style-name="gr2" draw:text-style-name="P2" draw:layer="layout" svg:width="0.998cm" svg:height="0cm" svg:x="19.97cm" svg:y="8.4cm" svg:viewBox="0 0 999 0" svg:d="M599 0h400M0 0h400">
          <text:p/>
        </draw:path>
        <draw:polyline draw:style-name="gr2" draw:text-style-name="P2" draw:layer="layout" svg:width="0.443cm" svg:height="0.105cm" svg:x="20.527cm" svg:y="8.25cm" svg:viewBox="0 0 444 106" draw:points="0,106 0,0 444,0">
          <text:p/>
        </draw:polyline>
        <draw:g>
          <draw:polygon draw:style-name="gr1" draw:text-style-name="P1" draw:layer="layout" svg:width="0.15cm" svg:height="0.15cm" svg:x="20.27cm" svg:y="8.575cm" svg:viewBox="0 0 151 151" draw:points="0,151 151,151 151,0 0,0">
            <text:p/>
          </draw:polygon>
          <draw:path draw:style-name="gr2" draw:text-style-name="P2" draw:layer="layout" svg:width="0.15cm" svg:height="0.15cm" svg:x="20.27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8.575cm" svg:viewBox="0 0 301 151" draw:points="0,151 301,151 301,0 0,0">
              <text:p/>
            </draw:polygon>
            <draw:polygon draw:style-name="gr2" draw:text-style-name="P2" draw:layer="layout" svg:width="0.3cm" svg:height="0.15cm" svg:x="20.42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8.725cm">
            <draw:text-box>
              <text:p/>
            </draw:text-box>
          </draw:frame>
        </draw:g>
        <draw:line draw:style-name="gr2" draw:text-style-name="P2" draw:layer="layout" svg:x1="20.269cm" svg:y1="8.65cm" svg:x2="19.97cm" svg:y2="8.65cm">
          <text:p/>
        </draw:line>
        <draw:frame draw:style-name="gr4" draw:text-style-name="P4" draw:layer="layout" svg:width="0.95cm" svg:height="0.33cm" svg:x="20.912cm" svg:y="7.15cm">
          <draw:text-box>
            <text:p text:style-name="P3"><text:span text:style-name="T1">SEL A D1</text:span></text:p>
          </draw:text-box>
        </draw:frame>
        <draw:frame draw:style-name="gr4" draw:text-style-name="P4" draw:layer="layout" svg:width="0.955cm" svg:height="0.33cm" svg:x="20.907cm" svg:y="7.318cm">
          <draw:text-box>
            <text:p text:style-name="P3"><text:span text:style-name="T1">SEL B D1</text:span></text:p>
          </draw:text-box>
        </draw:frame>
        <draw:frame draw:style-name="gr4" draw:text-style-name="P4" draw:layer="layout" svg:width="0.955cm" svg:height="0.33cm" svg:x="20.907cm" svg:y="7.468cm">
          <draw:text-box>
            <text:p text:style-name="P3"><text:span text:style-name="T1">SEL C D1</text:span></text:p>
          </draw:text-box>
        </draw:frame>
        <draw:frame draw:style-name="gr4" draw:text-style-name="P4" draw:layer="layout" svg:width="0.95cm" svg:height="0.33cm" svg:x="20.912cm" svg:y="7.618cm">
          <draw:text-box>
            <text:p text:style-name="P3"><text:span text:style-name="T1">SEL D D1</text:span></text:p>
          </draw:text-box>
        </draw:frame>
        <draw:polyline draw:style-name="gr2" draw:text-style-name="P2" draw:layer="layout" svg:width="0.7cm" svg:height="2.1cm" svg:x="19.27cm" svg:y="7.5cm" svg:viewBox="0 0 701 2101" draw:points="0,2101 110,2101 110,0 701,0">
          <text:p/>
        </draw:polyline>
        <draw:polyline draw:style-name="gr2" draw:text-style-name="P2" draw:layer="layout" svg:width="0.7cm" svg:height="1.95cm" svg:x="19.27cm" svg:y="7.8cm" svg:viewBox="0 0 701 1951" draw:points="0,1951 210,1951 210,0 701,0">
          <text:p/>
        </draw:polyline>
        <draw:polyline draw:style-name="gr2" draw:text-style-name="P2" draw:layer="layout" svg:width="0.15cm" svg:height="1.7cm" svg:x="19.82cm" svg:y="8.65cm" svg:viewBox="0 0 151 1701" draw:points="151,0 0,0 0,1701">
          <text:p/>
        </draw:polyline>
        <draw:frame draw:style-name="gr4" draw:text-style-name="P4" draw:layer="layout" svg:width="1.003cm" svg:height="0.33cm" svg:x="20.967cm" svg:y="7.775cm">
          <draw:text-box>
            <text:p text:style-name="P8"><text:span text:style-name="T1">SEL M D1</text:span></text:p>
          </draw:text-box>
        </draw:frame>
        <draw:frame draw:style-name="gr4" draw:text-style-name="P4" draw:layer="layout" svg:width="1.008cm" svg:height="0.33cm" svg:x="20.962cm" svg:y="7.943cm">
          <draw:text-box>
            <text:p text:style-name="P8"><text:span text:style-name="T1">SEL S D1</text:span></text:p>
          </draw:text-box>
        </draw:frame>
        <draw:frame draw:style-name="gr4" draw:text-style-name="P4" draw:layer="layout" svg:width="1.058cm" svg:height="0.33cm" svg:x="20.962cm" svg:y="8.093cm">
          <draw:text-box>
            <text:p text:style-name="P8"><text:span text:style-name="T1">SEL L D1</text:span></text:p>
          </draw:text-box>
        </draw:frame>
        <draw:frame draw:style-name="gr4" draw:text-style-name="P4" draw:layer="layout" svg:width="1.053cm" svg:height="0.33cm" svg:x="20.967cm" svg:y="8.243cm">
          <draw:text-box>
            <text:p text:style-name="P8"><text:span text:style-name="T1">SEL PC D1</text:span></text:p>
          </draw:text-box>
        </draw:frame>
        <draw:polyline draw:style-name="gr2" draw:text-style-name="P2" draw:layer="layout" svg:width="0.2cm" svg:height="1.35cm" svg:x="16.37cm" svg:y="8.7cm" svg:viewBox="0 0 201 1351" draw:points="201,1351 0,1351 0,0">
          <text:p/>
        </draw:polyline>
        <draw:frame draw:style-name="gr4" draw:text-style-name="P4" draw:layer="layout" svg:width="1.009cm" svg:height="0.33cm" svg:x="16.27cm" svg:y="8.4cm">
          <draw:text-box>
            <text:p text:style-name="P3"><text:span text:style-name="T6">SEL_SRC1</text:span></text:p>
          </draw:text-box>
        </draw:frame>
        <draw:frame draw:style-name="gr4" draw:text-style-name="P4" draw:layer="layout" svg:width="1.009cm" svg:height="0.33cm" svg:x="22.17cm" svg:y="8.018cm">
          <draw:text-box>
            <text:p text:style-name="P3"><text:span text:style-name="T6">SEL_SRC2</text:span></text:p>
          </draw:text-box>
        </draw:frame>
        <draw:g>
          <draw:path draw:style-name="gr14" draw:text-style-name="P7" draw:layer="layout" svg:width="0.1cm" svg:height="0.1cm" svg:x="19.77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77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383cm" svg:height="0.85cm" svg:x="9.787cm" svg:y="8.9cm" svg:viewBox="0 0 384 851" draw:points="83,851 0,525 0,199 384,199 384,0">
          <text:p/>
        </draw:polyline>
        <draw:frame draw:style-name="gr4" draw:text-style-name="P4" draw:layer="layout" svg:width="1.009cm" svg:height="0.33cm" svg:x="9.761cm" svg:y="8.6cm">
          <draw:text-box>
            <text:p text:style-name="P3"><text:span text:style-name="T6">SEL_DST</text:span></text:p>
          </draw:text-box>
        </draw:frame>
        <draw:path draw:style-name="gr2" draw:text-style-name="P2" draw:layer="layout" svg:width="0.7cm" svg:height="0.438cm" svg:x="10.87cm" svg:y="9.613cm" svg:viewBox="0 0 701 439" svg:d="M0 138h226c0-25 7-48 19-69s29-38 50-51c21-12 44-18 69-18 24 0 47 6 68 18 21 13 38 30 50 51s19 44 19 69v301h200">
          <text:p/>
        </draw:path>
        <draw:path draw:style-name="gr2" draw:text-style-name="P2" draw:layer="layout" svg:width="0.7cm" svg:height="0.359cm" svg:x="10.87cm" svg:y="9.392cm" svg:viewBox="0 0 701 360" svg:d="M0 210h226c0-37 10-73 28-105 19-32 45-58 77-76 31-19 67-29 104-29s73 10 105 29c31 18 58 44 76 76s28 68 28 105h57v150">
          <text:p/>
        </draw:path>
        <draw:path draw:style-name="gr2" draw:text-style-name="P2" draw:layer="layout" svg:width="0.7cm" svg:height="1.834cm" svg:x="12.57cm" svg:y="8.217cm" svg:viewBox="0 0 701 1835" svg:d="M0 1835h376v-1751h101c0-15 4-29 11-42 7-12 18-23 30-30 13-8 28-12 42-12 15 0 29 4 42 12 13 7 23 18 31 30 7 13 11 27 11 42h57">
          <text:p/>
        </draw:path>
        <draw:path draw:style-name="gr2" draw:text-style-name="P2" draw:layer="layout" svg:width="0.7cm" svg:height="1.984cm" svg:x="12.57cm" svg:y="7.917cm" svg:viewBox="0 0 701 1985" svg:d="M0 1985h290v-1901h187c0-15 4-29 11-42 7-12 18-23 30-30 13-8 28-12 42-12 15 0 29 4 42 12 13 7 23 18 31 30 7 13 11 27 11 42h57">
          <text:p/>
        </draw:path>
        <draw:g>
          <draw:polygon draw:style-name="gr1" draw:text-style-name="P1" draw:layer="layout" svg:width="0.7cm" svg:height="1.7cm" svg:x="13.42cm" svg:y="7.1cm" svg:viewBox="0 0 701 1701" draw:points="0,1701 701,1701 701,0 0,0">
            <text:p/>
          </draw:polygon>
          <draw:polygon draw:style-name="gr2" draw:text-style-name="P2" draw:layer="layout" svg:width="0.7cm" svg:height="1.7cm" svg:x="13.42cm" svg:y="7.1cm" svg:viewBox="0 0 701 1701" draw:points="0,1701 701,1701 701,0 0,0">
            <text:p/>
          </draw:polygon>
        </draw:g>
        <draw:line draw:style-name="gr2" draw:text-style-name="P2" draw:layer="layout" svg:x1="13.67cm" svg:y1="7.401cm" svg:x2="13.871cm" svg:y2="7.3cm">
          <text:p/>
        </draw:line>
        <draw:path draw:style-name="gr2" draw:text-style-name="P2" draw:layer="layout" svg:width="0.998cm" svg:height="0cm" svg:x="13.27cm" svg:y="7.4cm" svg:viewBox="0 0 999 0" svg:d="M599 0h400M0 0h400">
          <text:p/>
        </draw:path>
        <draw:polyline draw:style-name="gr2" draw:text-style-name="P2" draw:layer="layout" svg:width="0.443cm" svg:height="0.105cm" svg:x="13.827cm" svg:y="7.25cm" svg:viewBox="0 0 444 106" draw:points="0,106 0,0 444,0">
          <text:p/>
        </draw:polyline>
        <draw:line draw:style-name="gr2" draw:text-style-name="P2" draw:layer="layout" svg:x1="13.67cm" svg:y1="7.701cm" svg:x2="13.871cm" svg:y2="7.6cm">
          <text:p/>
        </draw:line>
        <draw:path draw:style-name="gr2" draw:text-style-name="P2" draw:layer="layout" svg:width="0.998cm" svg:height="0cm" svg:x="13.27cm" svg:y="7.7cm" svg:viewBox="0 0 999 0" svg:d="M599 0h400M0 0h400">
          <text:p/>
        </draw:path>
        <draw:polyline draw:style-name="gr2" draw:text-style-name="P2" draw:layer="layout" svg:width="0.443cm" svg:height="0.105cm" svg:x="13.827cm" svg:y="7.55cm" svg:viewBox="0 0 444 106" draw:points="0,106 0,0 444,0">
          <text:p/>
        </draw:polyline>
        <draw:line draw:style-name="gr2" draw:text-style-name="P2" draw:layer="layout" svg:x1="13.67cm" svg:y1="8.001cm" svg:x2="13.871cm" svg:y2="7.9cm">
          <text:p/>
        </draw:line>
        <draw:path draw:style-name="gr2" draw:text-style-name="P2" draw:layer="layout" svg:width="0.998cm" svg:height="0cm" svg:x="13.27cm" svg:y="8cm" svg:viewBox="0 0 999 0" svg:d="M599 0h400M0 0h399">
          <text:p/>
        </draw:path>
        <draw:polyline draw:style-name="gr2" draw:text-style-name="P2" draw:layer="layout" svg:width="0.443cm" svg:height="0.105cm" svg:x="13.827cm" svg:y="7.85cm" svg:viewBox="0 0 444 106" draw:points="0,106 0,0 444,0">
          <text:p/>
        </draw:polyline>
        <draw:line draw:style-name="gr2" draw:text-style-name="P2" draw:layer="layout" svg:x1="13.67cm" svg:y1="8.301cm" svg:x2="13.871cm" svg:y2="8.2cm">
          <text:p/>
        </draw:line>
        <draw:path draw:style-name="gr2" draw:text-style-name="P2" draw:layer="layout" svg:width="0.998cm" svg:height="0cm" svg:x="13.27cm" svg:y="8.3cm" svg:viewBox="0 0 999 0" svg:d="M599 0h400M0 0h399">
          <text:p/>
        </draw:path>
        <draw:polyline draw:style-name="gr2" draw:text-style-name="P2" draw:layer="layout" svg:width="0.443cm" svg:height="0.105cm" svg:x="13.827cm" svg:y="8.15cm" svg:viewBox="0 0 444 106" draw:points="0,106 0,0 444,0">
          <text:p/>
        </draw:polyline>
        <draw:g>
          <draw:polygon draw:style-name="gr1" draw:text-style-name="P1" draw:layer="layout" svg:width="0.15cm" svg:height="0.15cm" svg:x="13.57cm" svg:y="8.475cm" svg:viewBox="0 0 151 151" draw:points="0,151 151,151 151,0 0,0">
            <text:p/>
          </draw:polygon>
          <draw:path draw:style-name="gr2" draw:text-style-name="P2" draw:layer="layout" svg:width="0.15cm" svg:height="0.15cm" svg:x="13.57cm" svg:y="8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8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8.475cm" svg:viewBox="0 0 301 151" draw:points="0,151 301,151 301,0 0,0">
              <text:p/>
            </draw:polygon>
            <draw:polygon draw:style-name="gr2" draw:text-style-name="P2" draw:layer="layout" svg:width="0.3cm" svg:height="0.15cm" svg:x="13.72cm" svg:y="8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8.625cm">
            <draw:text-box>
              <text:p/>
            </draw:text-box>
          </draw:frame>
        </draw:g>
        <draw:line draw:style-name="gr2" draw:text-style-name="P2" draw:layer="layout" svg:x1="13.569cm" svg:y1="8.55cm" svg:x2="13.27cm" svg:y2="8.55cm">
          <text:p/>
        </draw:line>
        <draw:path draw:style-name="gr2" draw:text-style-name="P2" draw:layer="layout" svg:width="0.7cm" svg:height="2.134cm" svg:x="12.57cm" svg:y="7.617cm" svg:viewBox="0 0 701 2135" svg:d="M0 2135h209v-2051h268c0-15 4-29 11-42 7-12 18-23 30-30 13-8 28-12 42-12 15 0 29 4 42 12 13 7 23 18 31 30 7 13 11 27 11 42h57">
          <text:p/>
        </draw:path>
        <draw:path draw:style-name="gr2" draw:text-style-name="P2" draw:layer="layout" svg:width="0.7cm" svg:height="2.284cm" svg:x="12.57cm" svg:y="7.317cm" svg:viewBox="0 0 701 2285" svg:d="M0 2285h119v-2201h358c0-15 4-29 11-42 7-12 18-23 30-30 13-8 28-12 42-12 15 0 29 4 42 12 13 7 23 18 31 30 7 13 11 27 11 42h57">
          <text:p/>
        </draw:path>
        <draw:g>
          <draw:path draw:style-name="gr14" draw:text-style-name="P7" draw:layer="layout" svg:width="0.1cm" svg:height="0.1cm" svg:x="13.08cm" svg:y="10.2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8cm" svg:y="10.2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8.55cm" svg:viewBox="0 0 141 1791" draw:points="141,0 0,0 0,1791">
          <text:p/>
        </draw:polyline>
        <draw:frame draw:style-name="gr4" draw:text-style-name="P4" draw:layer="layout" svg:width="0.95cm" svg:height="0.33cm" svg:x="14.198cm" svg:y="7.05cm">
          <draw:text-box>
            <text:p text:style-name="P3"><text:span text:style-name="T1">SEL A D1</text:span></text:p>
          </draw:text-box>
        </draw:frame>
        <draw:frame draw:style-name="gr4" draw:text-style-name="P4" draw:layer="layout" svg:width="0.955cm" svg:height="0.33cm" svg:x="14.192cm" svg:y="7.218cm">
          <draw:text-box>
            <text:p text:style-name="P3"><text:span text:style-name="T1">SEL B D1</text:span></text:p>
          </draw:text-box>
        </draw:frame>
        <draw:frame draw:style-name="gr4" draw:text-style-name="P4" draw:layer="layout" svg:width="0.955cm" svg:height="0.33cm" svg:x="14.192cm" svg:y="7.368cm">
          <draw:text-box>
            <text:p text:style-name="P3"><text:span text:style-name="T1">SEL C D1</text:span></text:p>
          </draw:text-box>
        </draw:frame>
        <draw:frame draw:style-name="gr4" draw:text-style-name="P4" draw:layer="layout" svg:width="0.95cm" svg:height="0.33cm" svg:x="14.198cm" svg:y="7.518cm">
          <draw:text-box>
            <text:p text:style-name="P3"><text:span text:style-name="T1">SEL D D1</text:span></text:p>
          </draw:text-box>
        </draw:frame>
        <draw:frame draw:style-name="gr4" draw:text-style-name="P4" draw:layer="layout" svg:width="1.003cm" svg:height="0.33cm" svg:x="14.267cm" svg:y="7.675cm">
          <draw:text-box>
            <text:p text:style-name="P8"><text:span text:style-name="T1">SEL M D1</text:span></text:p>
          </draw:text-box>
        </draw:frame>
        <draw:frame draw:style-name="gr4" draw:text-style-name="P4" draw:layer="layout" svg:width="1.008cm" svg:height="0.33cm" svg:x="14.262cm" svg:y="7.843cm">
          <draw:text-box>
            <text:p text:style-name="P8"><text:span text:style-name="T1">SEL S D1</text:span></text:p>
          </draw:text-box>
        </draw:frame>
        <draw:frame draw:style-name="gr4" draw:text-style-name="P4" draw:layer="layout" svg:width="1.058cm" svg:height="0.33cm" svg:x="14.262cm" svg:y="7.993cm">
          <draw:text-box>
            <text:p text:style-name="P8"><text:span text:style-name="T1">SEL L D1</text:span></text:p>
          </draw:text-box>
        </draw:frame>
        <draw:frame draw:style-name="gr4" draw:text-style-name="P4" draw:layer="layout" svg:width="1.053cm" svg:height="0.33cm" svg:x="14.267cm" svg:y="8.143cm">
          <draw:text-box>
            <text:p text:style-name="P8"><text:span text:style-name="T1">SEL PC D1</text:span></text:p>
          </draw:text-box>
        </draw:frame>
        <draw:g>
          <draw:polygon draw:style-name="gr1" draw:text-style-name="P1" draw:layer="layout" svg:width="0.7cm" svg:height="1.7cm" svg:x="11.72cm" svg:y="5.3cm" svg:viewBox="0 0 701 1701" draw:points="0,1701 701,1701 701,0 0,0">
            <text:p/>
          </draw:polygon>
          <draw:polygon draw:style-name="gr2" draw:text-style-name="P2" draw:layer="layout" svg:width="0.7cm" svg:height="1.7cm" svg:x="11.72cm" svg:y="5.3cm" svg:viewBox="0 0 701 1701" draw:points="0,1701 701,1701 701,0 0,0">
            <text:p/>
          </draw:polygon>
        </draw:g>
        <draw:line draw:style-name="gr2" draw:text-style-name="P2" draw:layer="layout" svg:x1="11.97cm" svg:y1="5.601cm" svg:x2="12.171cm" svg:y2="5.5cm">
          <text:p/>
        </draw:line>
        <draw:path draw:style-name="gr2" draw:text-style-name="P2" draw:layer="layout" svg:width="0.998cm" svg:height="0cm" svg:x="11.57cm" svg:y="5.6cm" svg:viewBox="0 0 999 0" svg:d="M599 0h400M0 0h400">
          <text:p/>
        </draw:path>
        <draw:polyline draw:style-name="gr2" draw:text-style-name="P2" draw:layer="layout" svg:width="0.443cm" svg:height="0.105cm" svg:x="12.127cm" svg:y="5.45cm" svg:viewBox="0 0 444 106" draw:points="0,106 0,0 444,0">
          <text:p/>
        </draw:polyline>
        <draw:line draw:style-name="gr2" draw:text-style-name="P2" draw:layer="layout" svg:x1="11.97cm" svg:y1="5.901cm" svg:x2="12.171cm" svg:y2="5.8cm">
          <text:p/>
        </draw:line>
        <draw:path draw:style-name="gr2" draw:text-style-name="P2" draw:layer="layout" svg:width="0.998cm" svg:height="0cm" svg:x="11.57cm" svg:y="5.9cm" svg:viewBox="0 0 999 0" svg:d="M599 0h400M0 0h400">
          <text:p/>
        </draw:path>
        <draw:polyline draw:style-name="gr2" draw:text-style-name="P2" draw:layer="layout" svg:width="0.443cm" svg:height="0.105cm" svg:x="12.127cm" svg:y="5.75cm" svg:viewBox="0 0 444 106" draw:points="0,106 0,0 444,0">
          <text:p/>
        </draw:polyline>
        <draw:line draw:style-name="gr2" draw:text-style-name="P2" draw:layer="layout" svg:x1="11.97cm" svg:y1="6.201cm" svg:x2="12.171cm" svg:y2="6.1cm">
          <text:p/>
        </draw:line>
        <draw:path draw:style-name="gr2" draw:text-style-name="P2" draw:layer="layout" svg:width="0.998cm" svg:height="0cm" svg:x="11.57cm" svg:y="6.2cm" svg:viewBox="0 0 999 0" svg:d="M599 0h400M0 0h399">
          <text:p/>
        </draw:path>
        <draw:polyline draw:style-name="gr2" draw:text-style-name="P2" draw:layer="layout" svg:width="0.443cm" svg:height="0.105cm" svg:x="12.127cm" svg:y="6.05cm" svg:viewBox="0 0 444 106" draw:points="0,106 0,0 444,0">
          <text:p/>
        </draw:polyline>
        <draw:line draw:style-name="gr2" draw:text-style-name="P2" draw:layer="layout" svg:x1="11.97cm" svg:y1="6.501cm" svg:x2="12.171cm" svg:y2="6.4cm">
          <text:p/>
        </draw:line>
        <draw:path draw:style-name="gr2" draw:text-style-name="P2" draw:layer="layout" svg:width="0.998cm" svg:height="0cm" svg:x="11.57cm" svg:y="6.5cm" svg:viewBox="0 0 999 0" svg:d="M599 0h400M0 0h399">
          <text:p/>
        </draw:path>
        <draw:polyline draw:style-name="gr2" draw:text-style-name="P2" draw:layer="layout" svg:width="0.443cm" svg:height="0.105cm" svg:x="12.127cm" svg:y="6.35cm" svg:viewBox="0 0 444 106" draw:points="0,106 0,0 444,0">
          <text:p/>
        </draw:polyline>
        <draw:g>
          <draw:polygon draw:style-name="gr1" draw:text-style-name="P1" draw:layer="layout" svg:width="0.15cm" svg:height="0.15cm" svg:x="11.87cm" svg:y="6.675cm" svg:viewBox="0 0 151 151" draw:points="0,151 151,151 151,0 0,0">
            <text:p/>
          </draw:polygon>
          <draw:path draw:style-name="gr2" draw:text-style-name="P2" draw:layer="layout" svg:width="0.15cm" svg:height="0.15cm" svg:x="11.8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6.675cm" svg:viewBox="0 0 301 151" draw:points="0,151 301,151 301,0 0,0">
              <text:p/>
            </draw:polygon>
            <draw:polygon draw:style-name="gr2" draw:text-style-name="P2" draw:layer="layout" svg:width="0.3cm" svg:height="0.15cm" svg:x="12.0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6.825cm">
            <draw:text-box>
              <text:p/>
            </draw:text-box>
          </draw:frame>
        </draw:g>
        <draw:line draw:style-name="gr2" draw:text-style-name="P2" draw:layer="layout" svg:x1="11.869cm" svg:y1="6.75cm" svg:x2="11.57cm" svg:y2="6.75cm">
          <text:p/>
        </draw:line>
        <draw:g>
          <draw:path draw:style-name="gr14" draw:text-style-name="P7" draw:layer="layout" svg:width="0.1cm" svg:height="0.1cm" svg:x="11.38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38cm" svg:y="10.3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3.6cm" svg:x="11.43cm" svg:y="6.75cm" svg:viewBox="0 0 141 3601" draw:points="141,0 0,0 0,3601">
          <text:p/>
        </draw:polyline>
        <draw:polyline draw:style-name="gr2" draw:text-style-name="P2" draw:layer="layout" svg:width="0.13cm" svg:height="1.65cm" svg:x="9.74cm" svg:y="8.4cm" svg:viewBox="0 0 131 1651" draw:points="131,1651 131,1547 0,1547 0,0">
          <text:p/>
        </draw:polyline>
        <draw:frame draw:style-name="gr4" draw:text-style-name="P4" draw:layer="layout" svg:width="1.009cm" svg:height="0.33cm" svg:x="9.542cm" svg:y="8.1cm">
          <draw:text-box>
            <text:p text:style-name="P3"><text:span text:style-name="T6">LD_DST</text:span></text:p>
          </draw:text-box>
        </draw:frame>
        <draw:polyline draw:style-name="gr2" draw:text-style-name="P2" draw:layer="layout" svg:width="0.7cm" svg:height="3.7cm" svg:x="10.87cm" svg:y="6.2cm" svg:viewBox="0 0 701 3701" draw:points="701,0 309,0 309,3701 0,3701">
          <text:p/>
        </draw:polyline>
        <draw:polyline draw:style-name="gr2" draw:text-style-name="P2" draw:layer="layout" svg:width="0.7cm" svg:height="3.55cm" svg:x="10.87cm" svg:y="6.5cm" svg:viewBox="0 0 701 3551" draw:points="701,0 417,0 417,3551 0,3551">
          <text:p/>
        </draw:polyline>
        <draw:g>
          <draw:polygon draw:style-name="gr1" draw:text-style-name="P1" draw:layer="layout" svg:width="0.7cm" svg:height="1.7cm" svg:x="13.42cm" svg:y="5.3cm" svg:viewBox="0 0 701 1701" draw:points="0,1701 701,1701 701,0 0,0">
            <text:p/>
          </draw:polygon>
          <draw:polygon draw:style-name="gr2" draw:text-style-name="P2" draw:layer="layout" svg:width="0.7cm" svg:height="1.7cm" svg:x="13.42cm" svg:y="5.3cm" svg:viewBox="0 0 701 1701" draw:points="0,1701 701,1701 701,0 0,0">
            <text:p/>
          </draw:polygon>
        </draw:g>
        <draw:line draw:style-name="gr2" draw:text-style-name="P2" draw:layer="layout" svg:x1="13.67cm" svg:y1="5.601cm" svg:x2="13.871cm" svg:y2="5.5cm">
          <text:p/>
        </draw:line>
        <draw:path draw:style-name="gr2" draw:text-style-name="P2" draw:layer="layout" svg:width="0.998cm" svg:height="0cm" svg:x="13.27cm" svg:y="5.6cm" svg:viewBox="0 0 999 0" svg:d="M599 0h400M0 0h400">
          <text:p/>
        </draw:path>
        <draw:polyline draw:style-name="gr2" draw:text-style-name="P2" draw:layer="layout" svg:width="0.443cm" svg:height="0.105cm" svg:x="13.827cm" svg:y="5.45cm" svg:viewBox="0 0 444 106" draw:points="0,106 0,0 444,0">
          <text:p/>
        </draw:polyline>
        <draw:line draw:style-name="gr2" draw:text-style-name="P2" draw:layer="layout" svg:x1="13.67cm" svg:y1="5.901cm" svg:x2="13.871cm" svg:y2="5.8cm">
          <text:p/>
        </draw:line>
        <draw:path draw:style-name="gr2" draw:text-style-name="P2" draw:layer="layout" svg:width="0.998cm" svg:height="0cm" svg:x="13.27cm" svg:y="5.9cm" svg:viewBox="0 0 999 0" svg:d="M599 0h400M0 0h400">
          <text:p/>
        </draw:path>
        <draw:polyline draw:style-name="gr2" draw:text-style-name="P2" draw:layer="layout" svg:width="0.443cm" svg:height="0.105cm" svg:x="13.827cm" svg:y="5.75cm" svg:viewBox="0 0 444 106" draw:points="0,106 0,0 444,0">
          <text:p/>
        </draw:polyline>
        <draw:line draw:style-name="gr2" draw:text-style-name="P2" draw:layer="layout" svg:x1="13.67cm" svg:y1="6.201cm" svg:x2="13.871cm" svg:y2="6.1cm">
          <text:p/>
        </draw:line>
        <draw:path draw:style-name="gr2" draw:text-style-name="P2" draw:layer="layout" svg:width="0.998cm" svg:height="0cm" svg:x="13.27cm" svg:y="6.2cm" svg:viewBox="0 0 999 0" svg:d="M599 0h400M0 0h399">
          <text:p/>
        </draw:path>
        <draw:polyline draw:style-name="gr2" draw:text-style-name="P2" draw:layer="layout" svg:width="0.443cm" svg:height="0.105cm" svg:x="13.827cm" svg:y="6.05cm" svg:viewBox="0 0 444 106" draw:points="0,106 0,0 444,0">
          <text:p/>
        </draw:polyline>
        <draw:line draw:style-name="gr2" draw:text-style-name="P2" draw:layer="layout" svg:x1="13.67cm" svg:y1="6.501cm" svg:x2="13.871cm" svg:y2="6.4cm">
          <text:p/>
        </draw:line>
        <draw:path draw:style-name="gr2" draw:text-style-name="P2" draw:layer="layout" svg:width="0.998cm" svg:height="0cm" svg:x="13.27cm" svg:y="6.5cm" svg:viewBox="0 0 999 0" svg:d="M599 0h400M0 0h399">
          <text:p/>
        </draw:path>
        <draw:polyline draw:style-name="gr2" draw:text-style-name="P2" draw:layer="layout" svg:width="0.443cm" svg:height="0.105cm" svg:x="13.827cm" svg:y="6.35cm" svg:viewBox="0 0 444 106" draw:points="0,106 0,0 444,0">
          <text:p/>
        </draw:polyline>
        <draw:g>
          <draw:polygon draw:style-name="gr1" draw:text-style-name="P1" draw:layer="layout" svg:width="0.15cm" svg:height="0.15cm" svg:x="13.57cm" svg:y="6.675cm" svg:viewBox="0 0 151 151" draw:points="0,151 151,151 151,0 0,0">
            <text:p/>
          </draw:polygon>
          <draw:path draw:style-name="gr2" draw:text-style-name="P2" draw:layer="layout" svg:width="0.15cm" svg:height="0.15cm" svg:x="13.5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6.675cm" svg:viewBox="0 0 301 151" draw:points="0,151 301,151 301,0 0,0">
              <text:p/>
            </draw:polygon>
            <draw:polygon draw:style-name="gr2" draw:text-style-name="P2" draw:layer="layout" svg:width="0.3cm" svg:height="0.15cm" svg:x="13.7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6.825cm">
            <draw:text-box>
              <text:p/>
            </draw:text-box>
          </draw:frame>
        </draw:g>
        <draw:line draw:style-name="gr2" draw:text-style-name="P2" draw:layer="layout" svg:x1="13.569cm" svg:y1="6.75cm" svg:x2="13.27cm" svg:y2="6.75cm">
          <text:p/>
        </draw:line>
        <draw:g>
          <draw:path draw:style-name="gr14" draw:text-style-name="P7" draw:layer="layout" svg:width="0.1cm" svg:height="0.1cm" svg:x="13.08cm" svg:y="8.49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08cm" svg:y="8.49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6.75cm" svg:viewBox="0 0 141 1791" draw:points="141,0 0,0 0,1791">
          <text:p/>
        </draw:polyline>
        <draw:polyline draw:style-name="gr2" draw:text-style-name="P2" draw:layer="layout" svg:width="0.7cm" svg:height="0.45cm" svg:x="12.57cm" svg:y="5.6cm" svg:viewBox="0 0 701 451" draw:points="0,451 376,451 376,0 701,0">
          <text:p/>
        </draw:polyline>
        <draw:polyline draw:style-name="gr2" draw:text-style-name="P2" draw:layer="layout" svg:width="0.7cm" svg:height="0.3cm" svg:x="12.57cm" svg:y="5.9cm" svg:viewBox="0 0 701 301" draw:points="0,301 457,301 457,0 701,0">
          <text:p/>
        </draw:polyline>
        <draw:polyline draw:style-name="gr2" draw:text-style-name="P2" draw:layer="layout" svg:width="0.7cm" svg:height="0.15cm" svg:x="12.57cm" svg:y="6.2cm" svg:viewBox="0 0 701 151" draw:points="0,151 701,151 701,0">
          <text:p/>
        </draw:polyline>
        <draw:line draw:style-name="gr2" draw:text-style-name="P2" draw:layer="layout" svg:x1="12.57cm" svg:y1="6.5cm" svg:x2="13.27cm" svg:y2="6.5cm">
          <text:p/>
        </draw:line>
        <draw:frame draw:style-name="gr4" draw:text-style-name="P4" draw:layer="layout" svg:width="0.95cm" svg:height="0.33cm" svg:x="14.255cm" svg:y="5.25cm">
          <draw:text-box>
            <text:p text:style-name="P8"><text:span text:style-name="T1">LD A</text:span></text:p>
          </draw:text-box>
        </draw:frame>
        <draw:frame draw:style-name="gr4" draw:text-style-name="P4" draw:layer="layout" svg:width="0.955cm" svg:height="0.33cm" svg:x="14.25cm" svg:y="5.418cm">
          <draw:text-box>
            <text:p text:style-name="P8"><text:span text:style-name="T1">LD B</text:span></text:p>
          </draw:text-box>
        </draw:frame>
        <draw:frame draw:style-name="gr4" draw:text-style-name="P4" draw:layer="layout" svg:width="0.955cm" svg:height="0.33cm" svg:x="14.25cm" svg:y="5.568cm">
          <draw:text-box>
            <text:p text:style-name="P8"><text:span text:style-name="T1">LD C</text:span></text:p>
          </draw:text-box>
        </draw:frame>
        <draw:frame draw:style-name="gr4" draw:text-style-name="P4" draw:layer="layout" svg:width="0.95cm" svg:height="0.33cm" svg:x="14.255cm" svg:y="5.718cm">
          <draw:text-box>
            <text:p text:style-name="P8"><text:span text:style-name="T1">LD D</text:span></text:p>
          </draw:text-box>
        </draw:frame>
        <draw:frame draw:style-name="gr4" draw:text-style-name="P4" draw:layer="layout" svg:width="1.003cm" svg:height="0.33cm" svg:x="14.246cm" svg:y="5.9cm">
          <draw:text-box>
            <text:p text:style-name="P8"><text:span text:style-name="T1">LD M</text:span></text:p>
          </draw:text-box>
        </draw:frame>
        <draw:frame draw:style-name="gr4" draw:text-style-name="P4" draw:layer="layout" svg:width="1.008cm" svg:height="0.33cm" svg:x="14.241cm" svg:y="6.068cm">
          <draw:text-box>
            <text:p text:style-name="P8"><text:span text:style-name="T1">LD S</text:span></text:p>
          </draw:text-box>
        </draw:frame>
        <draw:frame draw:style-name="gr4" draw:text-style-name="P4" draw:layer="layout" svg:width="1.058cm" svg:height="0.33cm" svg:x="14.241cm" svg:y="6.218cm">
          <draw:text-box>
            <text:p text:style-name="P8"><text:span text:style-name="T1">LD L</text:span></text:p>
          </draw:text-box>
        </draw:frame>
        <draw:frame draw:style-name="gr4" draw:text-style-name="P4" draw:layer="layout" svg:width="1.053cm" svg:height="0.33cm" svg:x="14.246cm" svg:y="6.368cm">
          <draw:text-box>
            <text:p text:style-name="P8"><text:span text:style-name="T1">LD PC</text:span></text:p>
          </draw:text-box>
        </draw:frame>
        <draw:frame draw:style-name="gr4" draw:text-style-name="P4" draw:layer="layout" svg:width="0.7cm" svg:height="0.33cm" svg:x="14.27cm" svg:y="9.259cm">
          <draw:text-box>
            <text:p text:style-name="P9"><text:span text:style-name="T1">I_ALU</text:span></text:p>
          </draw:text-box>
        </draw:frame>
        <draw:polyline draw:style-name="gr2" draw:text-style-name="P2" draw:layer="layout" svg:width="0.1cm" svg:height="1.2cm" svg:x="7.47cm" svg:y="8.4cm" svg:viewBox="0 0 101 1201" draw:points="0,1201 101,1201 101,0">
          <text:p/>
        </draw:polyline>
        <draw:polyline draw:style-name="gr2" draw:text-style-name="P2" draw:layer="layout" svg:width="0.3cm" svg:height="1.75cm" svg:x="7.47cm" svg:y="8cm" svg:viewBox="0 0 301 1751" draw:points="0,1751 301,1751 301,0">
          <text:p/>
        </draw:polyline>
        <draw:frame draw:style-name="gr4" draw:text-style-name="P4" draw:layer="layout" svg:width="0.8cm" svg:height="0.33cm" svg:x="6.97cm" svg:y="8.118cm">
          <draw:text-box>
            <text:p text:style-name="P3"><text:span text:style-name="T1">I_LOAD</text:span></text:p>
          </draw:text-box>
        </draw:frame>
        <draw:frame draw:style-name="gr4" draw:text-style-name="P4" draw:layer="layout" svg:width="0.8cm" svg:height="0.33cm" svg:x="7.17cm" svg:y="7.718cm">
          <draw:text-box>
            <text:p text:style-name="P3"><text:span text:style-name="T1">I_STORE</text:span></text:p>
          </draw:text-box>
        </draw:frame>
        <draw:path draw:style-name="gr2" draw:text-style-name="P2" draw:layer="layout" svg:width="0.7cm" svg:height="0.308cm" svg:x="5.77cm" svg:y="9.143cm" svg:viewBox="0 0 701 309" svg:d="M0 158h120c0-28 7-55 21-79s34-44 58-57c23-14 50-22 78-22 27 0 54 8 78 22 24 13 44 33 58 57 13 24 21 51 21 79h33c0-19 5-38 14-55 10-16 23-30 40-40 17-9 35-14 54-14s38 5 55 14c16 10 30 24 39 40 10 17 15 36 15 55h17v151">
          <text:p/>
        </draw:path>
        <draw:path draw:style-name="gr2" draw:text-style-name="P2" draw:layer="layout" svg:width="0.5cm" svg:height="0.9cm" svg:x="7.47cm" svg:y="8.4cm" svg:viewBox="0 0 501 901" svg:d="M0 901h16c0-15 4-29 11-42 8-13 18-23 31-30 13-8 27-12 42-12 14 0 29 4 42 12 12 7 23 17 30 30 8 13 11 27 11 42h33c0-23 7-47 18-67 12-20 29-37 49-49 21-12 44-18 67-18 24 0 47 6 67 18s37 29 49 49 18 44 18 67h17v-901">
          <text:p/>
        </draw:path>
        <draw:frame draw:style-name="gr4" draw:text-style-name="P4" draw:layer="layout" svg:width="0.755cm" svg:height="0.33cm" svg:x="7.714cm" svg:y="8.118cm">
          <draw:text-box>
            <text:p text:style-name="P3"><text:span text:style-name="T1">I_NOP</text:span></text:p>
          </draw:text-box>
        </draw:frame>
        <draw:path draw:style-name="gr2" draw:text-style-name="P2" draw:layer="layout" svg:width="0.7cm" svg:height="0.134cm" svg:x="7.47cm" svg:y="9.317cm" svg:viewBox="0 0 701 135" svg:d="M0 135h16c0-15 4-29 11-42 8-13 18-23 31-31 13-7 27-11 42-11 14 0 29 4 41 11 13 8 24 18 31 31s11 27 11 42h33c0-24 6-47 18-67 12-21 29-38 49-49 20-12 44-19 67-19s47 7 67 19c20 11 37 28 49 49 12 20 18 43 18 67h13c0-15 4-29 11-42s18-23 31-31c12-7 27-11 41-11 15 0 29 4 42 11 13 8 23 18 31 31 7 13 11 27 11 42h37">
          <text:p/>
        </draw:path>
        <draw:polyline draw:style-name="gr2" draw:text-style-name="P2" draw:layer="layout" svg:width="0.11cm" svg:height="1.45cm" svg:x="9.17cm" svg:y="8cm" svg:viewBox="0 0 111 1451" draw:points="0,1451 111,1451 111,0">
          <text:p/>
        </draw:polyline>
        <draw:polyline draw:style-name="gr2" draw:text-style-name="P2" draw:layer="layout" svg:width="0.3cm" svg:height="1.05cm" svg:x="4.07cm" svg:y="8.4cm" svg:viewBox="0 0 301 1051" draw:points="0,1051 301,1051 301,0">
          <text:p/>
        </draw:polyline>
        <draw:polyline draw:style-name="gr2" draw:text-style-name="P2" draw:layer="layout" svg:width="0.7cm" svg:height="0.15cm" svg:x="4.07cm" svg:y="9.3cm" svg:viewBox="0 0 701 151" draw:points="0,0 375,0 375,151 701,151">
          <text:p/>
        </draw:polyline>
        <draw:g>
          <draw:path draw:style-name="gr14" draw:text-style-name="P7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ath draw:style-name="gr2" draw:text-style-name="P2" draw:layer="layout" svg:width="0.224cm" svg:height="3.683cm" svg:x="6.32cm" svg:y="6.667cm" svg:viewBox="0 0 225 3684" svg:d="M225 83h-34c0-15-4-29-12-41-7-13-17-24-30-31s-27-11-42-11-29 4-42 11-23 18-31 31c-7 12-11 26-11 41h-23v3601">
          <text:p/>
        </draw:path>
        <draw:g>
          <draw:path draw:style-name="gr14" draw:text-style-name="P7" draw:layer="layout" svg:width="0.1cm" svg:height="0.101cm" svg:x="2.57cm" svg:y="8.9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57cm" svg:y="8.9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path draw:style-name="gr2" draw:text-style-name="P2" draw:layer="layout" svg:width="5.55cm" svg:height="0.888cm" svg:x="2.62cm" svg:y="8.863cm" svg:viewBox="0 0 5551 889" svg:d="M0 137h1666c0-14 4-29 11-42 8-12 18-23 31-30 13-8 27-11 42-11 14 0 29 3 42 11 12 7 23 18 30 30 7 13 11 28 11 42h1437c0-19 5-37 14-53 9-17 23-30 39-40 16-9 35-14 54-14 18 0 37 5 53 14 16 10 30 23 39 40 10 16 15 34 15 53h133c0-24 6-47 18-68s29-38 50-50 44-19 68-19 48 7 68 19c21 12 38 29 50 50s19 44 19 68h977c0-14 4-29 11-42 7-12 18-23 31-30 12-8 27-11 41-11 15 0 29 3 42 11 13 7 23 18 31 30 7 13 11 28 11 42h33c0-14 4-29 11-42 7-12 18-23 31-30 12-8 27-11 41-11 15 0 29 3 42 11 13 7 23 18 31 30 7 13 11 28 11 42h16v752h97c0-15 4-29 11-42s18-23 31-30c12-8 27-12 41-12 15 0 30 4 42 12 13 7 23 17 31 30 7 13 11 27 11 42h37">
          <text:p/>
        </draw:path>
        <draw:polyline draw:style-name="gr2" draw:text-style-name="P2" draw:layer="layout" svg:width="0.22cm" svg:height="2.15cm" svg:x="9.17cm" svg:y="7.6cm" svg:viewBox="0 0 221 2151" draw:points="0,2151 221,2151 221,0">
          <text:p/>
        </draw:polyline>
        <draw:frame draw:style-name="gr4" draw:text-style-name="P4" draw:layer="layout" svg:width="0.8cm" svg:height="0.33cm" svg:x="8.77cm" svg:y="7.318cm">
          <draw:text-box>
            <text:p text:style-name="P3"><text:span text:style-name="T1">I_LINK</text:span></text:p>
          </draw:text-box>
        </draw:frame>
        <draw:polyline draw:style-name="gr2" draw:text-style-name="P2" draw:layer="layout" svg:width="0.1cm" svg:height="0.6cm" svg:x="15.97cm" svg:y="8.7cm" svg:viewBox="0 0 101 601" draw:points="0,601 101,601 101,0">
          <text:p/>
        </draw:polyline>
        <draw:polyline draw:style-name="gr2" draw:text-style-name="P2" draw:layer="layout" svg:width="0.24cm" svg:height="1.15cm" svg:x="15.97cm" svg:y="8.3cm" svg:viewBox="0 0 241 1151" draw:points="0,1151 241,1151 241,0">
          <text:p/>
        </draw:polyline>
        <draw:g>
          <draw:path draw:style-name="gr14" draw:text-style-name="P7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2.05cm" svg:height="1.588cm" svg:x="6.12cm" svg:y="8.463cm" svg:viewBox="0 0 2051 1589" svg:d="M0 137h116c0-24 6-47 18-68s30-38 50-50c21-12 45-19 69-19s47 7 68 19 38 29 50 50 18 44 18 68h978c0-15 4-29 11-42 7-12 18-23 30-30 13-8 28-11 42-11 15 0 29 3 42 11 13 7 23 18 31 30 7 13 11 27 11 42h33c0-15 4-29 11-42 7-12 18-23 31-30 12-8 27-11 41-11 15 0 29 3 42 11 13 7 23 18 31 30 7 13 11 27 11 42h196v1452h121">
          <text:p/>
        </draw:path>
        <draw:polyline draw:style-name="gr2" draw:text-style-name="P2" draw:layer="layout" svg:width="0.31cm" svg:height="2.1cm" svg:x="9.17cm" svg:y="7.8cm" svg:viewBox="0 0 311 2101" draw:points="0,2101 311,2101 311,0">
          <text:p/>
        </draw:polyline>
        <draw:polyline draw:style-name="gr2" draw:text-style-name="P2" draw:layer="layout" svg:width="0.43cm" svg:height="1.95cm" svg:x="9.17cm" svg:y="8.1cm" svg:viewBox="0 0 431 1951" draw:points="0,1951 431,1951 431,0">
          <text:p/>
        </draw:polyline>
        <draw:frame draw:style-name="gr4" draw:text-style-name="P4" draw:layer="layout" svg:width="0.8cm" svg:height="0.33cm" svg:x="9.42cm" svg:y="7.518cm">
          <draw:text-box>
            <text:p text:style-name="P8"><text:span text:style-name="T1">LS_I</text:span></text:p>
          </draw:text-box>
        </draw:frame>
        <draw:frame draw:style-name="gr4" draw:text-style-name="P4" draw:layer="layout" svg:width="0.8cm" svg:height="0.33cm" svg:x="9.52cm" svg:y="7.818cm">
          <draw:text-box>
            <text:p text:style-name="P8"><text:span text:style-name="T1">LS_R</text:span></text:p>
          </draw:text-box>
        </draw:frame>
        <draw:polyline draw:style-name="gr2" draw:text-style-name="P2" draw:layer="layout" svg:width="0.2cm" svg:height="1.75cm" svg:x="23.17cm" svg:y="8cm" svg:viewBox="0 0 201 1751" draw:points="201,1751 0,1751 0,0">
          <text:p/>
        </draw:polyline>
        <draw:frame draw:style-name="gr4" draw:text-style-name="P4" draw:layer="layout" svg:width="1.009cm" svg:height="0.33cm" svg:x="23.07cm" svg:y="7.7cm">
          <draw:text-box>
            <text:p text:style-name="P3"><text:span text:style-name="T6">SEL_SRCA</text:span></text:p>
          </draw:text-box>
        </draw:frame>
        <draw:polyline draw:style-name="gr2" draw:text-style-name="P2" draw:layer="layout" svg:width="0.7cm" svg:height="0.3cm" svg:x="24.37cm" svg:y="9.45cm" svg:viewBox="0 0 701 301" draw:points="0,301 250,301 250,0 701,0">
          <text:p/>
        </draw:polyline>
        <draw:polyline draw:style-name="gr2" draw:text-style-name="P2" draw:layer="layout" svg:width="0.7cm" svg:height="1.85cm" svg:x="26.07cm" svg:y="7.45cm" svg:viewBox="0 0 701 1851" draw:points="0,1851 125,1851 125,0 701,0">
          <text:p/>
        </draw:polyline>
        <draw:polyline draw:style-name="gr2" draw:text-style-name="P2" draw:layer="layout" svg:width="0.7cm" svg:height="1.7cm" svg:x="26.07cm" svg:y="7.75cm" svg:viewBox="0 0 701 1701" draw:points="0,1701 211,1701 211,0 701,0">
          <text:p/>
        </draw:polyline>
        <draw:frame draw:style-name="gr4" draw:text-style-name="P4" draw:layer="layout" svg:width="1.003cm" svg:height="0.33cm" svg:x="27.767cm" svg:y="7.1cm">
          <draw:text-box>
            <text:p text:style-name="P8"><text:span text:style-name="T1">SEL M A</text:span></text:p>
          </draw:text-box>
        </draw:frame>
        <draw:frame draw:style-name="gr4" draw:text-style-name="P4" draw:layer="layout" svg:width="1.008cm" svg:height="0.33cm" svg:x="27.762cm" svg:y="7.268cm">
          <draw:text-box>
            <text:p text:style-name="P8"><text:span text:style-name="T1">SEL S A</text:span></text:p>
          </draw:text-box>
        </draw:frame>
        <draw:frame draw:style-name="gr4" draw:text-style-name="P4" draw:layer="layout" svg:width="1.058cm" svg:height="0.33cm" svg:x="27.762cm" svg:y="7.418cm">
          <draw:text-box>
            <text:p text:style-name="P8"><text:span text:style-name="T1">SEL L A</text:span></text:p>
          </draw:text-box>
        </draw:frame>
        <draw:frame draw:style-name="gr4" draw:text-style-name="P4" draw:layer="layout" svg:width="1.053cm" svg:height="0.33cm" svg:x="27.767cm" svg:y="7.568cm">
          <draw:text-box>
            <text:p text:style-name="P8"><text:span text:style-name="T1">SEL PC A</text:span></text:p>
          </draw:text-box>
        </draw:frame>
        <draw:g>
          <draw:polygon draw:style-name="gr1" draw:text-style-name="P1" draw:layer="layout" svg:width="0.7cm" svg:height="1.7cm" svg:x="26.97cm" svg:y="16.4cm" svg:viewBox="0 0 701 1701" draw:points="0,1701 701,1701 701,0 0,0">
            <text:p/>
          </draw:polygon>
          <draw:polygon draw:style-name="gr2" draw:text-style-name="P2" draw:layer="layout" svg:width="0.7cm" svg:height="1.7cm" svg:x="26.97cm" svg:y="16.4cm" svg:viewBox="0 0 701 1701" draw:points="0,1701 701,1701 701,0 0,0">
            <text:p/>
          </draw:polygon>
        </draw:g>
        <draw:line draw:style-name="gr2" draw:text-style-name="P2" draw:layer="layout" svg:x1="27.22cm" svg:y1="16.701cm" svg:x2="27.421cm" svg:y2="16.6cm">
          <text:p/>
        </draw:line>
        <draw:path draw:style-name="gr2" draw:text-style-name="P2" draw:layer="layout" svg:width="0.998cm" svg:height="0cm" svg:x="26.82cm" svg:y="16.7cm" svg:viewBox="0 0 999 0" svg:d="M599 0h400M0 0h399">
          <text:p/>
        </draw:path>
        <draw:polyline draw:style-name="gr2" draw:text-style-name="P2" draw:layer="layout" svg:width="0.443cm" svg:height="0.105cm" svg:x="27.377cm" svg:y="16.55cm" svg:viewBox="0 0 444 106" draw:points="0,106 0,0 444,0">
          <text:p/>
        </draw:polyline>
        <draw:line draw:style-name="gr2" draw:text-style-name="P2" draw:layer="layout" svg:x1="27.22cm" svg:y1="17.001cm" svg:x2="27.421cm" svg:y2="16.9cm">
          <text:p/>
        </draw:line>
        <draw:path draw:style-name="gr2" draw:text-style-name="P2" draw:layer="layout" svg:width="0.998cm" svg:height="0cm" svg:x="26.82cm" svg:y="17cm" svg:viewBox="0 0 999 0" svg:d="M599 0h400M0 0h399">
          <text:p/>
        </draw:path>
        <draw:polyline draw:style-name="gr2" draw:text-style-name="P2" draw:layer="layout" svg:width="0.443cm" svg:height="0.105cm" svg:x="27.377cm" svg:y="16.85cm" svg:viewBox="0 0 444 106" draw:points="0,106 0,0 444,0">
          <text:p/>
        </draw:polyline>
        <draw:line draw:style-name="gr2" draw:text-style-name="P2" draw:layer="layout" svg:x1="27.22cm" svg:y1="17.301cm" svg:x2="27.421cm" svg:y2="17.2cm">
          <text:p/>
        </draw:line>
        <draw:path draw:style-name="gr2" draw:text-style-name="P2" draw:layer="layout" svg:width="0.998cm" svg:height="0cm" svg:x="26.82cm" svg:y="17.3cm" svg:viewBox="0 0 999 0" svg:d="M599 0h400M0 0h399">
          <text:p/>
        </draw:path>
        <draw:polyline draw:style-name="gr2" draw:text-style-name="P2" draw:layer="layout" svg:width="0.443cm" svg:height="0.105cm" svg:x="27.377cm" svg:y="17.15cm" svg:viewBox="0 0 444 106" draw:points="0,106 0,0 444,0">
          <text:p/>
        </draw:polyline>
        <draw:line draw:style-name="gr2" draw:text-style-name="P2" draw:layer="layout" svg:x1="27.22cm" svg:y1="17.601cm" svg:x2="27.421cm" svg:y2="17.5cm">
          <text:p/>
        </draw:line>
        <draw:path draw:style-name="gr2" draw:text-style-name="P2" draw:layer="layout" svg:width="0.998cm" svg:height="0cm" svg:x="26.82cm" svg:y="17.6cm" svg:viewBox="0 0 999 0" svg:d="M599 0h400M0 0h400">
          <text:p/>
        </draw:path>
        <draw:polyline draw:style-name="gr2" draw:text-style-name="P2" draw:layer="layout" svg:width="0.443cm" svg:height="0.105cm" svg:x="27.377cm" svg:y="17.45cm" svg:viewBox="0 0 444 106" draw:points="0,106 0,0 444,0">
          <text:p/>
        </draw:polyline>
        <draw:g>
          <draw:polygon draw:style-name="gr1" draw:text-style-name="P1" draw:layer="layout" svg:width="0.15cm" svg:height="0.15cm" svg:x="27.12cm" svg:y="17.775cm" svg:viewBox="0 0 151 151" draw:points="0,151 151,151 151,0 0,0">
            <text:p/>
          </draw:polygon>
          <draw:path draw:style-name="gr2" draw:text-style-name="P2" draw:layer="layout" svg:width="0.15cm" svg:height="0.15cm" svg:x="27.12cm" svg:y="17.7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7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7.775cm" svg:viewBox="0 0 301 151" draw:points="0,151 301,151 301,0 0,0">
              <text:p/>
            </draw:polygon>
            <draw:polygon draw:style-name="gr2" draw:text-style-name="P2" draw:layer="layout" svg:width="0.3cm" svg:height="0.15cm" svg:x="27.27cm" svg:y="17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7.925cm">
            <draw:text-box>
              <text:p/>
            </draw:text-box>
          </draw:frame>
        </draw:g>
        <draw:line draw:style-name="gr2" draw:text-style-name="P2" draw:layer="layout" svg:x1="27.119cm" svg:y1="17.85cm" svg:x2="26.82cm" svg:y2="17.85cm">
          <text:p/>
        </draw:line>
        <draw:g>
          <draw:path draw:style-name="gr14" draw:text-style-name="P7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1.609cm" svg:height="0.33cm" svg:x="25.461cm" svg:y="17.709cm">
          <draw:text-box>
            <text:p text:style-name="P3"><text:span text:style-name="T1">SEL_INSTR3</text:span></text:p>
          </draw:text-box>
        </draw:frame>
        <draw:polyline draw:style-name="gr2" draw:text-style-name="P2" draw:layer="layout" svg:width="0.2cm" svg:height="1.9cm" svg:x="26.62cm" svg:y="15.7cm" svg:viewBox="0 0 201 1901" draw:points="0,0 0,1901 201,1901">
          <text:p/>
        </draw:polyline>
        <draw:path draw:style-name="gr2" draw:text-style-name="P2" draw:layer="layout" svg:width="1.9cm" svg:height="1.9cm" svg:x="24.92cm" svg:y="15.4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5.1cm" svg:viewBox="0 0 3601 1901" svg:d="M0 0v1901h1616c0-15 4-29 12-42 7-12 18-23 30-30 13-8 27-12 42-12s29 4 42 12c12 7 23 18 30 30 8 13 11 27 11 42h1534c0-15 4-29 11-42 7-12 18-23 31-30 12-8 27-12 41-12 15 0 30 4 42 12 13 7 23 18 31 30 7 13 11 27 11 42h117">
          <text:p/>
        </draw:path>
        <draw:g>
          <draw:path draw:style-name="gr14" draw:text-style-name="P7" draw:layer="layout" svg:width="0.1cm" svg:height="0.101cm" svg:x="24.87cm" svg:y="15.3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4.87cm" svg:y="15.3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659cm" svg:height="0.33cm" svg:x="21.07cm" svg:y="9.3cm">
          <draw:text-box>
            <text:p text:style-name="P3"><text:span text:style-name="T1">I_ALU</text:span></text:p>
          </draw:text-box>
        </draw:frame>
        <draw:polyline draw:style-name="gr2" draw:text-style-name="P2" draw:layer="layout" svg:width="0.3cm" svg:height="0.75cm" svg:x="22.67cm" svg:y="8.7cm" svg:viewBox="0 0 301 751" draw:points="0,751 301,751 301,0">
          <text:p/>
        </draw:polyline>
        <draw:frame draw:style-name="gr4" draw:text-style-name="P4" draw:layer="layout" svg:width="0.85cm" svg:height="0.33cm" svg:x="22.17cm" svg:y="8.4cm">
          <draw:text-box>
            <text:p text:style-name="P8"><text:span text:style-name="T1">ALU_WB</text:span></text:p>
          </draw:text-box>
        </draw:frame>
        <draw:frame draw:style-name="gr4" draw:text-style-name="P4" draw:layer="layout" svg:width="0.609cm" svg:height="0.33cm" svg:x="27.861cm" svg:y="17.459cm">
          <draw:text-box>
            <text:p text:style-name="P8"><text:span text:style-name="T1">D2.0</text:span></text:p>
          </draw:text-box>
        </draw:frame>
        <draw:frame draw:style-name="gr4" draw:text-style-name="P4" draw:layer="layout" svg:width="0.609cm" svg:height="0.33cm" svg:x="27.861cm" svg:y="17.15cm">
          <draw:text-box>
            <text:p text:style-name="P8"><text:span text:style-name="T1">D2.1</text:span></text:p>
          </draw:text-box>
        </draw:frame>
        <draw:frame draw:style-name="gr17" draw:text-style-name="P4" draw:layer="layout" svg:width="0.609cm" svg:height="0.589cm" svg:x="27.861cm" svg:y="16.85cm">
          <draw:text-box>
            <text:p text:style-name="P8"><text:span text:style-name="T1">D2.2</text:span></text:p>
            <text:p text:style-name="P8"><text:span text:style-name="T1"/></text:p>
          </draw:text-box>
        </draw:frame>
        <draw:frame draw:style-name="gr4" draw:text-style-name="P4" draw:layer="layout" svg:width="0.609cm" svg:height="0.33cm" svg:x="27.861cm" svg:y="13.65cm">
          <draw:text-box>
            <text:p text:style-name="P8"><text:span text:style-name="T1">D1.0</text:span></text:p>
          </draw:text-box>
        </draw:frame>
        <draw:frame draw:style-name="gr4" draw:text-style-name="P4" draw:layer="layout" svg:width="0.609cm" svg:height="0.33cm" svg:x="27.861cm" svg:y="13.327cm">
          <draw:text-box>
            <text:p text:style-name="P8"><text:span text:style-name="T1">D1.1</text:span></text:p>
          </draw:text-box>
        </draw:frame>
        <draw:frame draw:style-name="gr4" draw:text-style-name="P4" draw:layer="layout" svg:width="0.609cm" svg:height="0.33cm" svg:x="27.861cm" svg:y="13.027cm">
          <draw:text-box>
            <text:p text:style-name="P8"><text:span text:style-name="T1">D1.2</text:span></text:p>
          </draw:text-box>
        </draw:frame>
        <draw:frame draw:style-name="gr4" draw:text-style-name="P4" draw:layer="layout" svg:width="0.609cm" svg:height="0.33cm" svg:x="27.861cm" svg:y="12.718cm">
          <draw:text-box>
            <text:p text:style-name="P8"><text:span text:style-name="T1">D1.3</text:span></text:p>
          </draw:text-box>
        </draw:frame>
        <draw:frame draw:style-name="gr4" draw:text-style-name="P4" draw:layer="layout" svg:width="0.609cm" svg:height="0.33cm" svg:x="27.861cm" svg:y="15.568cm">
          <draw:text-box>
            <text:p text:style-name="P8"><text:span text:style-name="T1">A.0</text:span></text:p>
          </draw:text-box>
        </draw:frame>
        <draw:frame draw:style-name="gr4" draw:text-style-name="P4" draw:layer="layout" svg:width="0.609cm" svg:height="0.33cm" svg:x="27.861cm" svg:y="15.244cm">
          <draw:text-box>
            <text:p text:style-name="P8"><text:span text:style-name="T1">A.1</text:span></text:p>
          </draw:text-box>
        </draw:frame>
        <draw:frame draw:style-name="gr4" draw:text-style-name="P4" draw:layer="layout" svg:width="0.609cm" svg:height="0.33cm" svg:x="27.861cm" svg:y="14.944cm">
          <draw:text-box>
            <text:p text:style-name="P8"><text:span text:style-name="T1">A.2</text:span></text:p>
          </draw:text-box>
        </draw:frame>
        <draw:frame draw:style-name="gr4" draw:text-style-name="P4" draw:layer="layout" svg:width="0.609cm" svg:height="0.33cm" svg:x="27.861cm" svg:y="14.635cm">
          <draw:text-box>
            <text:p text:style-name="P8"><text:span text:style-name="T1">A.3</text:span></text:p>
          </draw:text-box>
        </draw:frame>
        <draw:frame draw:style-name="gr4" draw:text-style-name="P4" draw:layer="layout" svg:width="0.609cm" svg:height="0.33cm" svg:x="21.015cm" svg:y="13.668cm">
          <draw:text-box>
            <text:p text:style-name="P8"><text:span text:style-name="T1">D1.4</text:span></text:p>
          </draw:text-box>
        </draw:frame>
        <draw:frame draw:style-name="gr4" draw:text-style-name="P4" draw:layer="layout" svg:width="0.609cm" svg:height="0.33cm" svg:x="21.015cm" svg:y="13.344cm">
          <draw:text-box>
            <text:p text:style-name="P8"><text:span text:style-name="T1">D1.5</text:span></text:p>
          </draw:text-box>
        </draw:frame>
        <draw:frame draw:style-name="gr4" draw:text-style-name="P4" draw:layer="layout" svg:width="0.609cm" svg:height="0.33cm" svg:x="21.015cm" svg:y="13.044cm">
          <draw:text-box>
            <text:p text:style-name="P8"><text:span text:style-name="T1">D1.6</text:span></text:p>
          </draw:text-box>
        </draw:frame>
        <draw:frame draw:style-name="gr4" draw:text-style-name="P4" draw:layer="layout" svg:width="0.609cm" svg:height="0.33cm" svg:x="21.015cm" svg:y="12.736cm">
          <draw:text-box>
            <text:p text:style-name="P8"><text:span text:style-name="T1">D1.7</text:span></text:p>
          </draw:text-box>
        </draw:frame>
        <draw:frame draw:style-name="gr4" draw:text-style-name="P4" draw:layer="layout" svg:width="0.609cm" svg:height="0.33cm" svg:x="21.07cm" svg:y="15.568cm">
          <draw:text-box>
            <text:p text:style-name="P8"><text:span text:style-name="T1">A.4</text:span></text:p>
          </draw:text-box>
        </draw:frame>
        <draw:frame draw:style-name="gr4" draw:text-style-name="P4" draw:layer="layout" svg:width="0.609cm" svg:height="0.33cm" svg:x="21.07cm" svg:y="15.244cm">
          <draw:text-box>
            <text:p text:style-name="P8"><text:span text:style-name="T1">A.5</text:span></text:p>
          </draw:text-box>
        </draw:frame>
        <draw:frame draw:style-name="gr4" draw:text-style-name="P4" draw:layer="layout" svg:width="0.609cm" svg:height="0.33cm" svg:x="21.07cm" svg:y="14.944cm">
          <draw:text-box>
            <text:p text:style-name="P8"><text:span text:style-name="T1">A.6</text:span></text:p>
          </draw:text-box>
        </draw:frame>
        <draw:frame draw:style-name="gr4" draw:text-style-name="P4" draw:layer="layout" svg:width="0.609cm" svg:height="0.33cm" svg:x="21.07cm" svg:y="14.635cm">
          <draw:text-box>
            <text:p text:style-name="P8"><text:span text:style-name="T1">A.7</text:span></text:p>
          </draw:text-box>
        </draw:frame>
        <draw:frame draw:style-name="gr4" draw:text-style-name="P4" draw:layer="layout" svg:width="0.609cm" svg:height="0.33cm" svg:x="14.27cm" svg:y="13.659cm">
          <draw:text-box>
            <text:p text:style-name="P8"><text:span text:style-name="T1">D2.0</text:span></text:p>
          </draw:text-box>
        </draw:frame>
        <draw:frame draw:style-name="gr4" draw:text-style-name="P4" draw:layer="layout" svg:width="0.609cm" svg:height="0.33cm" svg:x="14.27cm" svg:y="13.35cm">
          <draw:text-box>
            <text:p text:style-name="P8"><text:span text:style-name="T1">D2.1</text:span></text:p>
          </draw:text-box>
        </draw:frame>
        <draw:frame draw:style-name="gr17" draw:text-style-name="P4" draw:layer="layout" svg:width="0.609cm" svg:height="0.589cm" svg:x="14.27cm" svg:y="13.05cm">
          <draw:text-box>
            <text:p text:style-name="P8"><text:span text:style-name="T1">D2.2</text:span></text:p>
            <text:p text:style-name="P8"><text:span text:style-name="T1"/></text:p>
          </draw:text-box>
        </draw:frame>
        <draw:frame draw:style-name="gr4" draw:text-style-name="P4" draw:layer="layout" svg:width="0.609cm" svg:height="0.33cm" svg:x="14.27cm" svg:y="12.75cm">
          <draw:text-box>
            <text:p text:style-name="P8"><text:span text:style-name="T1">D2.3</text:span></text:p>
          </draw:text-box>
        </draw:frame>
        <draw:g>
          <draw:path draw:style-name="gr14" draw:text-style-name="P7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4" draw:layer="layout" svg:width="0.609cm" svg:height="0.33cm" svg:x="7.52cm" svg:y="13.659cm">
          <draw:text-box>
            <text:p text:style-name="P8"><text:span text:style-name="T1">D2.4</text:span></text:p>
          </draw:text-box>
        </draw:frame>
        <draw:frame draw:style-name="gr4" draw:text-style-name="P4" draw:layer="layout" svg:width="0.609cm" svg:height="0.33cm" svg:x="7.52cm" svg:y="13.35cm">
          <draw:text-box>
            <text:p text:style-name="P8"><text:span text:style-name="T1">D2.5</text:span></text:p>
          </draw:text-box>
        </draw:frame>
        <draw:frame draw:style-name="gr4" draw:text-style-name="P4" draw:layer="layout" svg:width="0.609cm" svg:height="0.33cm" svg:x="7.52cm" svg:y="13.05cm">
          <draw:text-box>
            <text:p text:style-name="P8"><text:span text:style-name="T1">D2.6</text:span></text:p>
          </draw:text-box>
        </draw:frame>
        <draw:frame draw:style-name="gr4" draw:text-style-name="P4" draw:layer="layout" svg:width="0.609cm" svg:height="0.33cm" svg:x="7.52cm" svg:y="12.75cm">
          <draw:text-box>
            <text:p text:style-name="P8"><text:span text:style-name="T1">D2.7</text:span></text:p>
          </draw:text-box>
        </draw:frame>
      </draw:page>
      <draw:page draw:name="Sequencer" draw:style-name="dp1" draw:master-page-name="PM15">
        <draw:g>
          <draw:polygon draw:style-name="gr1" draw:text-style-name="P1" draw:layer="layout" svg:width="0.7cm" svg:height="1.7cm" svg:x="4.7cm" svg:y="9cm" svg:viewBox="0 0 701 1701" draw:points="0,1701 701,1701 701,0 0,0">
            <text:p/>
          </draw:polygon>
          <draw:polygon draw:style-name="gr2" draw:text-style-name="P2" draw:layer="layout" svg:width="0.7cm" svg:height="1.7cm" svg:x="4.7cm" svg:y="9cm" svg:viewBox="0 0 701 1701" draw:points="0,1701 701,1701 701,0 0,0">
            <text:p/>
          </draw:polygon>
        </draw:g>
        <draw:line draw:style-name="gr2" draw:text-style-name="P2" draw:layer="layout" svg:x1="4.95cm" svg:y1="9.301cm" svg:x2="5.151cm" svg:y2="9.2cm">
          <text:p/>
        </draw:line>
        <draw:path draw:style-name="gr2" draw:text-style-name="P2" draw:layer="layout" svg:width="0.998cm" svg:height="0cm" svg:x="4.55cm" svg:y="9.3cm" svg:viewBox="0 0 999 0" svg:d="M599 0h400M0 0h399">
          <text:p/>
        </draw:path>
        <draw:polyline draw:style-name="gr2" draw:text-style-name="P2" draw:layer="layout" svg:width="0.443cm" svg:height="0.105cm" svg:x="5.107cm" svg:y="9.15cm" svg:viewBox="0 0 444 106" draw:points="0,106 0,0 444,0">
          <text:p/>
        </draw:polyline>
        <draw:line draw:style-name="gr2" draw:text-style-name="P2" draw:layer="layout" svg:x1="4.95cm" svg:y1="9.601cm" svg:x2="5.151cm" svg:y2="9.5cm">
          <text:p/>
        </draw:line>
        <draw:path draw:style-name="gr2" draw:text-style-name="P2" draw:layer="layout" svg:width="0.998cm" svg:height="0cm" svg:x="4.55cm" svg:y="9.6cm" svg:viewBox="0 0 999 0" svg:d="M599 0h400M0 0h399">
          <text:p/>
        </draw:path>
        <draw:polyline draw:style-name="gr2" draw:text-style-name="P2" draw:layer="layout" svg:width="0.443cm" svg:height="0.105cm" svg:x="5.107cm" svg:y="9.45cm" svg:viewBox="0 0 444 106" draw:points="0,106 0,0 444,0">
          <text:p/>
        </draw:polyline>
        <draw:line draw:style-name="gr2" draw:text-style-name="P2" draw:layer="layout" svg:x1="4.95cm" svg:y1="9.901cm" svg:x2="5.151cm" svg:y2="9.8cm">
          <text:p/>
        </draw:line>
        <draw:path draw:style-name="gr2" draw:text-style-name="P2" draw:layer="layout" svg:width="0.998cm" svg:height="0cm" svg:x="4.55cm" svg:y="9.9cm" svg:viewBox="0 0 999 0" svg:d="M599 0h400M0 0h399">
          <text:p/>
        </draw:path>
        <draw:polyline draw:style-name="gr2" draw:text-style-name="P2" draw:layer="layout" svg:width="0.443cm" svg:height="0.105cm" svg:x="5.107cm" svg:y="9.75cm" svg:viewBox="0 0 444 106" draw:points="0,106 0,0 444,0">
          <text:p/>
        </draw:polyline>
        <draw:line draw:style-name="gr2" draw:text-style-name="P2" draw:layer="layout" svg:x1="4.95cm" svg:y1="10.201cm" svg:x2="5.151cm" svg:y2="10.1cm">
          <text:p/>
        </draw:line>
        <draw:path draw:style-name="gr2" draw:text-style-name="P2" draw:layer="layout" svg:width="0.998cm" svg:height="0cm" svg:x="4.55cm" svg:y="10.2cm" svg:viewBox="0 0 999 0" svg:d="M599 0h400M0 0h399">
          <text:p/>
        </draw:path>
        <draw:polyline draw:style-name="gr2" draw:text-style-name="P2" draw:layer="layout" svg:width="0.443cm" svg:height="0.105cm" svg:x="5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4.85cm" svg:y="10.375cm" svg:viewBox="0 0 151 151" draw:points="0,151 151,151 151,0 0,0">
            <text:p/>
          </draw:polygon>
          <draw:path draw:style-name="gr2" draw:text-style-name="P2" draw:layer="layout" svg:width="0.15cm" svg:height="0.15cm" svg:x="4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cm" svg:y="10.375cm" svg:viewBox="0 0 301 151" draw:points="0,151 301,151 301,0 0,0">
              <text:p/>
            </draw:polygon>
            <draw:polygon draw:style-name="gr2" draw:text-style-name="P2" draw:layer="layout" svg:width="0.3cm" svg:height="0.15cm" svg:x="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cm" svg:y="10.525cm">
            <draw:text-box>
              <text:p/>
            </draw:text-box>
          </draw:frame>
        </draw:g>
        <draw:line draw:style-name="gr2" draw:text-style-name="P2" draw:layer="layout" svg:x1="4.849cm" svg:y1="10.45cm" svg:x2="4.55cm" svg:y2="10.45cm">
          <text:p/>
        </draw:line>
        <draw:g>
          <draw:polygon draw:style-name="gr1" draw:text-style-name="P1" draw:layer="layout" svg:width="0.7cm" svg:height="1.7cm" svg:x="6.4cm" svg:y="9cm" svg:viewBox="0 0 701 1701" draw:points="0,1701 701,1701 701,0 0,0">
            <text:p/>
          </draw:polygon>
          <draw:polygon draw:style-name="gr2" draw:text-style-name="P2" draw:layer="layout" svg:width="0.7cm" svg:height="1.7cm" svg:x="6.4cm" svg:y="9cm" svg:viewBox="0 0 701 1701" draw:points="0,1701 701,1701 701,0 0,0">
            <text:p/>
          </draw:polygon>
        </draw:g>
        <draw:line draw:style-name="gr2" draw:text-style-name="P2" draw:layer="layout" svg:x1="6.65cm" svg:y1="9.301cm" svg:x2="6.851cm" svg:y2="9.2cm">
          <text:p/>
        </draw:line>
        <draw:path draw:style-name="gr2" draw:text-style-name="P2" draw:layer="layout" svg:width="0.998cm" svg:height="0cm" svg:x="6.25cm" svg:y="9.3cm" svg:viewBox="0 0 999 0" svg:d="M599 0h400M0 0h400">
          <text:p/>
        </draw:path>
        <draw:polyline draw:style-name="gr2" draw:text-style-name="P2" draw:layer="layout" svg:width="0.443cm" svg:height="0.105cm" svg:x="6.807cm" svg:y="9.15cm" svg:viewBox="0 0 444 106" draw:points="0,106 0,0 444,0">
          <text:p/>
        </draw:polyline>
        <draw:line draw:style-name="gr2" draw:text-style-name="P2" draw:layer="layout" svg:x1="6.65cm" svg:y1="9.601cm" svg:x2="6.851cm" svg:y2="9.5cm">
          <text:p/>
        </draw:line>
        <draw:path draw:style-name="gr2" draw:text-style-name="P2" draw:layer="layout" svg:width="0.998cm" svg:height="0cm" svg:x="6.25cm" svg:y="9.6cm" svg:viewBox="0 0 999 0" svg:d="M599 0h400M0 0h400">
          <text:p/>
        </draw:path>
        <draw:polyline draw:style-name="gr2" draw:text-style-name="P2" draw:layer="layout" svg:width="0.443cm" svg:height="0.105cm" svg:x="6.807cm" svg:y="9.45cm" svg:viewBox="0 0 444 106" draw:points="0,106 0,0 444,0">
          <text:p/>
        </draw:polyline>
        <draw:line draw:style-name="gr2" draw:text-style-name="P2" draw:layer="layout" svg:x1="6.65cm" svg:y1="9.901cm" svg:x2="6.851cm" svg:y2="9.8cm">
          <text:p/>
        </draw:line>
        <draw:path draw:style-name="gr2" draw:text-style-name="P2" draw:layer="layout" svg:width="0.998cm" svg:height="0cm" svg:x="6.25cm" svg:y="9.9cm" svg:viewBox="0 0 999 0" svg:d="M599 0h400M0 0h400">
          <text:p/>
        </draw:path>
        <draw:polyline draw:style-name="gr2" draw:text-style-name="P2" draw:layer="layout" svg:width="0.443cm" svg:height="0.105cm" svg:x="6.807cm" svg:y="9.75cm" svg:viewBox="0 0 444 106" draw:points="0,106 0,0 444,0">
          <text:p/>
        </draw:polyline>
        <draw:line draw:style-name="gr2" draw:text-style-name="P2" draw:layer="layout" svg:x1="6.65cm" svg:y1="10.201cm" svg:x2="6.851cm" svg:y2="10.1cm">
          <text:p/>
        </draw:line>
        <draw:path draw:style-name="gr2" draw:text-style-name="P2" draw:layer="layout" svg:width="0.998cm" svg:height="0cm" svg:x="6.25cm" svg:y="10.2cm" svg:viewBox="0 0 999 0" svg:d="M599 0h400M0 0h400">
          <text:p/>
        </draw:path>
        <draw:polyline draw:style-name="gr2" draw:text-style-name="P2" draw:layer="layout" svg:width="0.443cm" svg:height="0.105cm" svg:x="6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6.55cm" svg:y="10.375cm" svg:viewBox="0 0 151 151" draw:points="0,151 151,151 151,0 0,0">
            <text:p/>
          </draw:polygon>
          <draw:path draw:style-name="gr2" draw:text-style-name="P2" draw:layer="layout" svg:width="0.15cm" svg:height="0.15cm" svg:x="6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7cm" svg:y="10.375cm" svg:viewBox="0 0 301 151" draw:points="0,151 301,151 301,0 0,0">
              <text:p/>
            </draw:polygon>
            <draw:polygon draw:style-name="gr2" draw:text-style-name="P2" draw:layer="layout" svg:width="0.3cm" svg:height="0.15cm" svg:x="6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7cm" svg:y="10.525cm">
            <draw:text-box>
              <text:p/>
            </draw:text-box>
          </draw:frame>
        </draw:g>
        <draw:line draw:style-name="gr2" draw:text-style-name="P2" draw:layer="layout" svg:x1="6.549cm" svg:y1="10.45cm" svg:x2="6.25cm" svg:y2="10.45cm">
          <text:p/>
        </draw:line>
        <draw:g>
          <draw:polygon draw:style-name="gr1" draw:text-style-name="P1" draw:layer="layout" svg:width="0.7cm" svg:height="1.7cm" svg:x="8.1cm" svg:y="9cm" svg:viewBox="0 0 701 1701" draw:points="0,1701 701,1701 701,0 0,0">
            <text:p/>
          </draw:polygon>
          <draw:polygon draw:style-name="gr2" draw:text-style-name="P2" draw:layer="layout" svg:width="0.7cm" svg:height="1.7cm" svg:x="8.1cm" svg:y="9cm" svg:viewBox="0 0 701 1701" draw:points="0,1701 701,1701 701,0 0,0">
            <text:p/>
          </draw:polygon>
        </draw:g>
        <draw:line draw:style-name="gr2" draw:text-style-name="P2" draw:layer="layout" svg:x1="8.35cm" svg:y1="9.301cm" svg:x2="8.551cm" svg:y2="9.2cm">
          <text:p/>
        </draw:line>
        <draw:path draw:style-name="gr2" draw:text-style-name="P2" draw:layer="layout" svg:width="0.998cm" svg:height="0cm" svg:x="7.95cm" svg:y="9.3cm" svg:viewBox="0 0 999 0" svg:d="M599 0h400M0 0h400">
          <text:p/>
        </draw:path>
        <draw:polyline draw:style-name="gr2" draw:text-style-name="P2" draw:layer="layout" svg:width="0.443cm" svg:height="0.105cm" svg:x="8.507cm" svg:y="9.15cm" svg:viewBox="0 0 444 106" draw:points="0,106 0,0 444,0">
          <text:p/>
        </draw:polyline>
        <draw:line draw:style-name="gr2" draw:text-style-name="P2" draw:layer="layout" svg:x1="8.35cm" svg:y1="9.601cm" svg:x2="8.551cm" svg:y2="9.5cm">
          <text:p/>
        </draw:line>
        <draw:path draw:style-name="gr2" draw:text-style-name="P2" draw:layer="layout" svg:width="0.998cm" svg:height="0cm" svg:x="7.95cm" svg:y="9.6cm" svg:viewBox="0 0 999 0" svg:d="M599 0h400M0 0h400">
          <text:p/>
        </draw:path>
        <draw:polyline draw:style-name="gr2" draw:text-style-name="P2" draw:layer="layout" svg:width="0.443cm" svg:height="0.105cm" svg:x="8.507cm" svg:y="9.45cm" svg:viewBox="0 0 444 106" draw:points="0,106 0,0 444,0">
          <text:p/>
        </draw:polyline>
        <draw:line draw:style-name="gr2" draw:text-style-name="P2" draw:layer="layout" svg:x1="8.35cm" svg:y1="9.901cm" svg:x2="8.551cm" svg:y2="9.8cm">
          <text:p/>
        </draw:line>
        <draw:path draw:style-name="gr2" draw:text-style-name="P2" draw:layer="layout" svg:width="0.998cm" svg:height="0cm" svg:x="7.95cm" svg:y="9.9cm" svg:viewBox="0 0 999 0" svg:d="M599 0h400M0 0h400">
          <text:p/>
        </draw:path>
        <draw:polyline draw:style-name="gr2" draw:text-style-name="P2" draw:layer="layout" svg:width="0.443cm" svg:height="0.105cm" svg:x="8.507cm" svg:y="9.75cm" svg:viewBox="0 0 444 106" draw:points="0,106 0,0 444,0">
          <text:p/>
        </draw:polyline>
        <draw:line draw:style-name="gr2" draw:text-style-name="P2" draw:layer="layout" svg:x1="8.35cm" svg:y1="10.201cm" svg:x2="8.551cm" svg:y2="10.1cm">
          <text:p/>
        </draw:line>
        <draw:path draw:style-name="gr2" draw:text-style-name="P2" draw:layer="layout" svg:width="0.998cm" svg:height="0cm" svg:x="7.95cm" svg:y="10.2cm" svg:viewBox="0 0 999 0" svg:d="M599 0h400M0 0h400">
          <text:p/>
        </draw:path>
        <draw:polyline draw:style-name="gr2" draw:text-style-name="P2" draw:layer="layout" svg:width="0.443cm" svg:height="0.105cm" svg:x="8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8.25cm" svg:y="10.375cm" svg:viewBox="0 0 151 151" draw:points="0,151 151,151 151,0 0,0">
            <text:p/>
          </draw:polygon>
          <draw:path draw:style-name="gr2" draw:text-style-name="P2" draw:layer="layout" svg:width="0.15cm" svg:height="0.15cm" svg:x="8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4cm" svg:y="10.375cm" svg:viewBox="0 0 301 151" draw:points="0,151 301,151 301,0 0,0">
              <text:p/>
            </draw:polygon>
            <draw:polygon draw:style-name="gr2" draw:text-style-name="P2" draw:layer="layout" svg:width="0.3cm" svg:height="0.15cm" svg:x="8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4cm" svg:y="10.525cm">
            <draw:text-box>
              <text:p/>
            </draw:text-box>
          </draw:frame>
        </draw:g>
        <draw:line draw:style-name="gr2" draw:text-style-name="P2" draw:layer="layout" svg:x1="8.249cm" svg:y1="10.45cm" svg:x2="7.95cm" svg:y2="10.45cm">
          <text:p/>
        </draw:line>
        <draw:g>
          <draw:polygon draw:style-name="gr1" draw:text-style-name="P1" draw:layer="layout" svg:width="0.7cm" svg:height="1.7cm" svg:x="9.7cm" svg:y="9cm" svg:viewBox="0 0 701 1701" draw:points="0,1701 701,1701 701,0 0,0">
            <text:p/>
          </draw:polygon>
          <draw:polygon draw:style-name="gr2" draw:text-style-name="P2" draw:layer="layout" svg:width="0.7cm" svg:height="1.7cm" svg:x="9.7cm" svg:y="9cm" svg:viewBox="0 0 701 1701" draw:points="0,1701 701,1701 701,0 0,0">
            <text:p/>
          </draw:polygon>
        </draw:g>
        <draw:line draw:style-name="gr2" draw:text-style-name="P2" draw:layer="layout" svg:x1="9.95cm" svg:y1="9.301cm" svg:x2="10.151cm" svg:y2="9.2cm">
          <text:p/>
        </draw:line>
        <draw:path draw:style-name="gr2" draw:text-style-name="P2" draw:layer="layout" svg:width="0.998cm" svg:height="0cm" svg:x="9.55cm" svg:y="9.3cm" svg:viewBox="0 0 999 0" svg:d="M599 0h400M0 0h400">
          <text:p/>
        </draw:path>
        <draw:polyline draw:style-name="gr2" draw:text-style-name="P2" draw:layer="layout" svg:width="0.443cm" svg:height="0.105cm" svg:x="10.107cm" svg:y="9.15cm" svg:viewBox="0 0 444 106" draw:points="0,106 0,0 444,0">
          <text:p/>
        </draw:polyline>
        <draw:line draw:style-name="gr2" draw:text-style-name="P2" draw:layer="layout" svg:x1="9.95cm" svg:y1="9.601cm" svg:x2="10.151cm" svg:y2="9.5cm">
          <text:p/>
        </draw:line>
        <draw:path draw:style-name="gr2" draw:text-style-name="P2" draw:layer="layout" svg:width="0.998cm" svg:height="0cm" svg:x="9.55cm" svg:y="9.6cm" svg:viewBox="0 0 999 0" svg:d="M599 0h400M0 0h400">
          <text:p/>
        </draw:path>
        <draw:polyline draw:style-name="gr2" draw:text-style-name="P2" draw:layer="layout" svg:width="0.443cm" svg:height="0.105cm" svg:x="10.107cm" svg:y="9.45cm" svg:viewBox="0 0 444 106" draw:points="0,106 0,0 444,0">
          <text:p/>
        </draw:polyline>
        <draw:line draw:style-name="gr2" draw:text-style-name="P2" draw:layer="layout" svg:x1="9.95cm" svg:y1="9.901cm" svg:x2="10.151cm" svg:y2="9.8cm">
          <text:p/>
        </draw:line>
        <draw:path draw:style-name="gr2" draw:text-style-name="P2" draw:layer="layout" svg:width="0.998cm" svg:height="0cm" svg:x="9.55cm" svg:y="9.9cm" svg:viewBox="0 0 999 0" svg:d="M599 0h400M0 0h400">
          <text:p/>
        </draw:path>
        <draw:polyline draw:style-name="gr2" draw:text-style-name="P2" draw:layer="layout" svg:width="0.443cm" svg:height="0.105cm" svg:x="10.107cm" svg:y="9.75cm" svg:viewBox="0 0 444 106" draw:points="0,106 0,0 444,0">
          <text:p/>
        </draw:polyline>
        <draw:line draw:style-name="gr2" draw:text-style-name="P2" draw:layer="layout" svg:x1="9.95cm" svg:y1="10.201cm" svg:x2="10.151cm" svg:y2="10.1cm">
          <text:p/>
        </draw:line>
        <draw:path draw:style-name="gr2" draw:text-style-name="P2" draw:layer="layout" svg:width="0.998cm" svg:height="0cm" svg:x="9.55cm" svg:y="10.2cm" svg:viewBox="0 0 999 0" svg:d="M599 0h400M0 0h400">
          <text:p/>
        </draw:path>
        <draw:polyline draw:style-name="gr2" draw:text-style-name="P2" draw:layer="layout" svg:width="0.443cm" svg:height="0.105cm" svg:x="10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9.85cm" svg:y="10.375cm" svg:viewBox="0 0 151 151" draw:points="0,151 151,151 151,0 0,0">
            <text:p/>
          </draw:polygon>
          <draw:path draw:style-name="gr2" draw:text-style-name="P2" draw:layer="layout" svg:width="0.15cm" svg:height="0.15cm" svg:x="9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cm" svg:y="10.375cm" svg:viewBox="0 0 301 151" draw:points="0,151 301,151 301,0 0,0">
              <text:p/>
            </draw:polygon>
            <draw:polygon draw:style-name="gr2" draw:text-style-name="P2" draw:layer="layout" svg:width="0.3cm" svg:height="0.15cm" svg:x="10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cm" svg:y="10.525cm">
            <draw:text-box>
              <text:p/>
            </draw:text-box>
          </draw:frame>
        </draw:g>
        <draw:line draw:style-name="gr2" draw:text-style-name="P2" draw:layer="layout" svg:x1="9.849cm" svg:y1="10.45cm" svg:x2="9.55cm" svg:y2="10.45cm">
          <text:p/>
        </draw:line>
        <draw:g>
          <draw:polygon draw:style-name="gr1" draw:text-style-name="P1" draw:layer="layout" svg:width="0.7cm" svg:height="1.7cm" svg:x="11.4cm" svg:y="9cm" svg:viewBox="0 0 701 1701" draw:points="0,1701 701,1701 701,0 0,0">
            <text:p/>
          </draw:polygon>
          <draw:polygon draw:style-name="gr2" draw:text-style-name="P2" draw:layer="layout" svg:width="0.7cm" svg:height="1.7cm" svg:x="11.4cm" svg:y="9cm" svg:viewBox="0 0 701 1701" draw:points="0,1701 701,1701 701,0 0,0">
            <text:p/>
          </draw:polygon>
        </draw:g>
        <draw:line draw:style-name="gr2" draw:text-style-name="P2" draw:layer="layout" svg:x1="11.65cm" svg:y1="9.301cm" svg:x2="11.851cm" svg:y2="9.2cm">
          <text:p/>
        </draw:line>
        <draw:path draw:style-name="gr2" draw:text-style-name="P2" draw:layer="layout" svg:width="0.998cm" svg:height="0cm" svg:x="11.25cm" svg:y="9.3cm" svg:viewBox="0 0 999 0" svg:d="M599 0h400M0 0h400">
          <text:p/>
        </draw:path>
        <draw:polyline draw:style-name="gr2" draw:text-style-name="P2" draw:layer="layout" svg:width="0.443cm" svg:height="0.105cm" svg:x="11.807cm" svg:y="9.15cm" svg:viewBox="0 0 444 106" draw:points="0,106 0,0 444,0">
          <text:p/>
        </draw:polyline>
        <draw:line draw:style-name="gr2" draw:text-style-name="P2" draw:layer="layout" svg:x1="11.65cm" svg:y1="9.601cm" svg:x2="11.851cm" svg:y2="9.5cm">
          <text:p/>
        </draw:line>
        <draw:path draw:style-name="gr2" draw:text-style-name="P2" draw:layer="layout" svg:width="0.998cm" svg:height="0cm" svg:x="11.25cm" svg:y="9.6cm" svg:viewBox="0 0 999 0" svg:d="M599 0h400M0 0h400">
          <text:p/>
        </draw:path>
        <draw:polyline draw:style-name="gr2" draw:text-style-name="P2" draw:layer="layout" svg:width="0.443cm" svg:height="0.105cm" svg:x="11.807cm" svg:y="9.45cm" svg:viewBox="0 0 444 106" draw:points="0,106 0,0 444,0">
          <text:p/>
        </draw:polyline>
        <draw:line draw:style-name="gr2" draw:text-style-name="P2" draw:layer="layout" svg:x1="11.65cm" svg:y1="9.901cm" svg:x2="11.851cm" svg:y2="9.8cm">
          <text:p/>
        </draw:line>
        <draw:path draw:style-name="gr2" draw:text-style-name="P2" draw:layer="layout" svg:width="0.998cm" svg:height="0cm" svg:x="11.25cm" svg:y="9.9cm" svg:viewBox="0 0 999 0" svg:d="M599 0h400M0 0h399">
          <text:p/>
        </draw:path>
        <draw:polyline draw:style-name="gr2" draw:text-style-name="P2" draw:layer="layout" svg:width="0.443cm" svg:height="0.105cm" svg:x="11.807cm" svg:y="9.75cm" svg:viewBox="0 0 444 106" draw:points="0,106 0,0 444,0">
          <text:p/>
        </draw:polyline>
        <draw:line draw:style-name="gr2" draw:text-style-name="P2" draw:layer="layout" svg:x1="11.65cm" svg:y1="10.201cm" svg:x2="11.851cm" svg:y2="10.1cm">
          <text:p/>
        </draw:line>
        <draw:path draw:style-name="gr2" draw:text-style-name="P2" draw:layer="layout" svg:width="0.998cm" svg:height="0cm" svg:x="11.25cm" svg:y="10.2cm" svg:viewBox="0 0 999 0" svg:d="M599 0h400M0 0h399">
          <text:p/>
        </draw:path>
        <draw:polyline draw:style-name="gr2" draw:text-style-name="P2" draw:layer="layout" svg:width="0.443cm" svg:height="0.105cm" svg:x="11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1.55cm" svg:y="10.375cm" svg:viewBox="0 0 151 151" draw:points="0,151 151,151 151,0 0,0">
            <text:p/>
          </draw:polygon>
          <draw:path draw:style-name="gr2" draw:text-style-name="P2" draw:layer="layout" svg:width="0.15cm" svg:height="0.15cm" svg:x="11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7cm" svg:y="10.375cm" svg:viewBox="0 0 301 151" draw:points="0,151 301,151 301,0 0,0">
              <text:p/>
            </draw:polygon>
            <draw:polygon draw:style-name="gr2" draw:text-style-name="P2" draw:layer="layout" svg:width="0.3cm" svg:height="0.15cm" svg:x="11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7cm" svg:y="10.525cm">
            <draw:text-box>
              <text:p/>
            </draw:text-box>
          </draw:frame>
        </draw:g>
        <draw:line draw:style-name="gr2" draw:text-style-name="P2" draw:layer="layout" svg:x1="11.549cm" svg:y1="10.45cm" svg:x2="11.25cm" svg:y2="10.45cm">
          <text:p/>
        </draw:line>
        <draw:g>
          <draw:polygon draw:style-name="gr1" draw:text-style-name="P1" draw:layer="layout" svg:width="0.7cm" svg:height="1.7cm" svg:x="13.1cm" svg:y="9cm" svg:viewBox="0 0 701 1701" draw:points="0,1701 701,1701 701,0 0,0">
            <text:p/>
          </draw:polygon>
          <draw:polygon draw:style-name="gr2" draw:text-style-name="P2" draw:layer="layout" svg:width="0.7cm" svg:height="1.7cm" svg:x="13.1cm" svg:y="9cm" svg:viewBox="0 0 701 1701" draw:points="0,1701 701,1701 701,0 0,0">
            <text:p/>
          </draw:polygon>
        </draw:g>
        <draw:line draw:style-name="gr2" draw:text-style-name="P2" draw:layer="layout" svg:x1="13.35cm" svg:y1="9.301cm" svg:x2="13.551cm" svg:y2="9.2cm">
          <text:p/>
        </draw:line>
        <draw:path draw:style-name="gr2" draw:text-style-name="P2" draw:layer="layout" svg:width="0.998cm" svg:height="0cm" svg:x="12.95cm" svg:y="9.3cm" svg:viewBox="0 0 999 0" svg:d="M599 0h400M0 0h400">
          <text:p/>
        </draw:path>
        <draw:polyline draw:style-name="gr2" draw:text-style-name="P2" draw:layer="layout" svg:width="0.443cm" svg:height="0.105cm" svg:x="13.507cm" svg:y="9.15cm" svg:viewBox="0 0 444 106" draw:points="0,106 0,0 444,0">
          <text:p/>
        </draw:polyline>
        <draw:line draw:style-name="gr2" draw:text-style-name="P2" draw:layer="layout" svg:x1="13.35cm" svg:y1="9.601cm" svg:x2="13.551cm" svg:y2="9.5cm">
          <text:p/>
        </draw:line>
        <draw:path draw:style-name="gr2" draw:text-style-name="P2" draw:layer="layout" svg:width="0.998cm" svg:height="0cm" svg:x="12.95cm" svg:y="9.6cm" svg:viewBox="0 0 999 0" svg:d="M599 0h400M0 0h400">
          <text:p/>
        </draw:path>
        <draw:polyline draw:style-name="gr2" draw:text-style-name="P2" draw:layer="layout" svg:width="0.443cm" svg:height="0.105cm" svg:x="13.507cm" svg:y="9.45cm" svg:viewBox="0 0 444 106" draw:points="0,106 0,0 444,0">
          <text:p/>
        </draw:polyline>
        <draw:line draw:style-name="gr2" draw:text-style-name="P2" draw:layer="layout" svg:x1="13.35cm" svg:y1="9.901cm" svg:x2="13.551cm" svg:y2="9.8cm">
          <text:p/>
        </draw:line>
        <draw:path draw:style-name="gr2" draw:text-style-name="P2" draw:layer="layout" svg:width="0.998cm" svg:height="0cm" svg:x="12.95cm" svg:y="9.9cm" svg:viewBox="0 0 999 0" svg:d="M599 0h400M0 0h399">
          <text:p/>
        </draw:path>
        <draw:polyline draw:style-name="gr2" draw:text-style-name="P2" draw:layer="layout" svg:width="0.443cm" svg:height="0.105cm" svg:x="13.507cm" svg:y="9.75cm" svg:viewBox="0 0 444 106" draw:points="0,106 0,0 444,0">
          <text:p/>
        </draw:polyline>
        <draw:line draw:style-name="gr2" draw:text-style-name="P2" draw:layer="layout" svg:x1="13.35cm" svg:y1="10.201cm" svg:x2="13.551cm" svg:y2="10.1cm">
          <text:p/>
        </draw:line>
        <draw:path draw:style-name="gr2" draw:text-style-name="P2" draw:layer="layout" svg:width="0.998cm" svg:height="0cm" svg:x="12.95cm" svg:y="10.2cm" svg:viewBox="0 0 999 0" svg:d="M599 0h400M0 0h399">
          <text:p/>
        </draw:path>
        <draw:polyline draw:style-name="gr2" draw:text-style-name="P2" draw:layer="layout" svg:width="0.443cm" svg:height="0.105cm" svg:x="13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3.25cm" svg:y="10.375cm" svg:viewBox="0 0 151 151" draw:points="0,151 151,151 151,0 0,0">
            <text:p/>
          </draw:polygon>
          <draw:path draw:style-name="gr2" draw:text-style-name="P2" draw:layer="layout" svg:width="0.15cm" svg:height="0.15cm" svg:x="13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4cm" svg:y="10.375cm" svg:viewBox="0 0 301 151" draw:points="0,151 301,151 301,0 0,0">
              <text:p/>
            </draw:polygon>
            <draw:polygon draw:style-name="gr2" draw:text-style-name="P2" draw:layer="layout" svg:width="0.3cm" svg:height="0.15cm" svg:x="13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4cm" svg:y="10.525cm">
            <draw:text-box>
              <text:p/>
            </draw:text-box>
          </draw:frame>
        </draw:g>
        <draw:line draw:style-name="gr2" draw:text-style-name="P2" draw:layer="layout" svg:x1="13.249cm" svg:y1="10.45cm" svg:x2="12.95cm" svg:y2="10.45cm">
          <text:p/>
        </draw:line>
        <draw:g>
          <draw:polygon draw:style-name="gr1" draw:text-style-name="P1" draw:layer="layout" svg:width="0.7cm" svg:height="1.7cm" svg:x="14.8cm" svg:y="9cm" svg:viewBox="0 0 701 1701" draw:points="0,1701 701,1701 701,0 0,0">
            <text:p/>
          </draw:polygon>
          <draw:polygon draw:style-name="gr2" draw:text-style-name="P2" draw:layer="layout" svg:width="0.7cm" svg:height="1.7cm" svg:x="14.8cm" svg:y="9cm" svg:viewBox="0 0 701 1701" draw:points="0,1701 701,1701 701,0 0,0">
            <text:p/>
          </draw:polygon>
        </draw:g>
        <draw:line draw:style-name="gr2" draw:text-style-name="P2" draw:layer="layout" svg:x1="15.05cm" svg:y1="9.301cm" svg:x2="15.251cm" svg:y2="9.2cm">
          <text:p/>
        </draw:line>
        <draw:path draw:style-name="gr2" draw:text-style-name="P2" draw:layer="layout" svg:width="0.998cm" svg:height="0cm" svg:x="14.65cm" svg:y="9.3cm" svg:viewBox="0 0 999 0" svg:d="M599 0h400M0 0h400">
          <text:p/>
        </draw:path>
        <draw:polyline draw:style-name="gr2" draw:text-style-name="P2" draw:layer="layout" svg:width="0.443cm" svg:height="0.105cm" svg:x="15.207cm" svg:y="9.15cm" svg:viewBox="0 0 444 106" draw:points="0,106 0,0 444,0">
          <text:p/>
        </draw:polyline>
        <draw:line draw:style-name="gr2" draw:text-style-name="P2" draw:layer="layout" svg:x1="15.05cm" svg:y1="9.601cm" svg:x2="15.251cm" svg:y2="9.5cm">
          <text:p/>
        </draw:line>
        <draw:path draw:style-name="gr2" draw:text-style-name="P2" draw:layer="layout" svg:width="0.998cm" svg:height="0cm" svg:x="14.65cm" svg:y="9.6cm" svg:viewBox="0 0 999 0" svg:d="M599 0h400M0 0h400">
          <text:p/>
        </draw:path>
        <draw:polyline draw:style-name="gr2" draw:text-style-name="P2" draw:layer="layout" svg:width="0.443cm" svg:height="0.105cm" svg:x="15.207cm" svg:y="9.45cm" svg:viewBox="0 0 444 106" draw:points="0,106 0,0 444,0">
          <text:p/>
        </draw:polyline>
        <draw:line draw:style-name="gr2" draw:text-style-name="P2" draw:layer="layout" svg:x1="15.05cm" svg:y1="9.901cm" svg:x2="15.251cm" svg:y2="9.8cm">
          <text:p/>
        </draw:line>
        <draw:path draw:style-name="gr2" draw:text-style-name="P2" draw:layer="layout" svg:width="0.998cm" svg:height="0cm" svg:x="14.65cm" svg:y="9.9cm" svg:viewBox="0 0 999 0" svg:d="M599 0h400M0 0h399">
          <text:p/>
        </draw:path>
        <draw:polyline draw:style-name="gr2" draw:text-style-name="P2" draw:layer="layout" svg:width="0.443cm" svg:height="0.105cm" svg:x="15.207cm" svg:y="9.75cm" svg:viewBox="0 0 444 106" draw:points="0,106 0,0 444,0">
          <text:p/>
        </draw:polyline>
        <draw:line draw:style-name="gr2" draw:text-style-name="P2" draw:layer="layout" svg:x1="15.05cm" svg:y1="10.201cm" svg:x2="15.251cm" svg:y2="10.1cm">
          <text:p/>
        </draw:line>
        <draw:path draw:style-name="gr2" draw:text-style-name="P2" draw:layer="layout" svg:width="0.998cm" svg:height="0cm" svg:x="14.65cm" svg:y="10.2cm" svg:viewBox="0 0 999 0" svg:d="M599 0h400M0 0h399">
          <text:p/>
        </draw:path>
        <draw:polyline draw:style-name="gr2" draw:text-style-name="P2" draw:layer="layout" svg:width="0.443cm" svg:height="0.105cm" svg:x="15.2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4.95cm" svg:y="10.375cm" svg:viewBox="0 0 151 151" draw:points="0,151 151,151 151,0 0,0">
            <text:p/>
          </draw:polygon>
          <draw:path draw:style-name="gr2" draw:text-style-name="P2" draw:layer="layout" svg:width="0.15cm" svg:height="0.15cm" svg:x="14.9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0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1cm" svg:y="10.375cm" svg:viewBox="0 0 301 151" draw:points="0,151 301,151 301,0 0,0">
              <text:p/>
            </draw:polygon>
            <draw:polygon draw:style-name="gr2" draw:text-style-name="P2" draw:layer="layout" svg:width="0.3cm" svg:height="0.15cm" svg:x="15.1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1cm" svg:y="10.525cm">
            <draw:text-box>
              <text:p/>
            </draw:text-box>
          </draw:frame>
        </draw:g>
        <draw:line draw:style-name="gr2" draw:text-style-name="P2" draw:layer="layout" svg:x1="14.949cm" svg:y1="10.45cm" svg:x2="14.65cm" svg:y2="10.45cm">
          <text:p/>
        </draw:line>
        <draw:g>
          <draw:polygon draw:style-name="gr1" draw:text-style-name="P1" draw:layer="layout" svg:width="0.7cm" svg:height="1.7cm" svg:x="16.5cm" svg:y="9cm" svg:viewBox="0 0 701 1701" draw:points="0,1701 701,1701 701,0 0,0">
            <text:p/>
          </draw:polygon>
          <draw:polygon draw:style-name="gr2" draw:text-style-name="P2" draw:layer="layout" svg:width="0.7cm" svg:height="1.7cm" svg:x="16.5cm" svg:y="9cm" svg:viewBox="0 0 701 1701" draw:points="0,1701 701,1701 701,0 0,0">
            <text:p/>
          </draw:polygon>
        </draw:g>
        <draw:line draw:style-name="gr2" draw:text-style-name="P2" draw:layer="layout" svg:x1="16.75cm" svg:y1="9.301cm" svg:x2="16.951cm" svg:y2="9.2cm">
          <text:p/>
        </draw:line>
        <draw:path draw:style-name="gr2" draw:text-style-name="P2" draw:layer="layout" svg:width="0.998cm" svg:height="0cm" svg:x="16.35cm" svg:y="9.3cm" svg:viewBox="0 0 999 0" svg:d="M599 0h400M0 0h400">
          <text:p/>
        </draw:path>
        <draw:polyline draw:style-name="gr2" draw:text-style-name="P2" draw:layer="layout" svg:width="0.443cm" svg:height="0.105cm" svg:x="16.907cm" svg:y="9.15cm" svg:viewBox="0 0 444 106" draw:points="0,106 0,0 444,0">
          <text:p/>
        </draw:polyline>
        <draw:line draw:style-name="gr2" draw:text-style-name="P2" draw:layer="layout" svg:x1="16.75cm" svg:y1="9.601cm" svg:x2="16.951cm" svg:y2="9.5cm">
          <text:p/>
        </draw:line>
        <draw:path draw:style-name="gr2" draw:text-style-name="P2" draw:layer="layout" svg:width="0.998cm" svg:height="0cm" svg:x="16.35cm" svg:y="9.6cm" svg:viewBox="0 0 999 0" svg:d="M599 0h400M0 0h400">
          <text:p/>
        </draw:path>
        <draw:polyline draw:style-name="gr2" draw:text-style-name="P2" draw:layer="layout" svg:width="0.443cm" svg:height="0.105cm" svg:x="16.907cm" svg:y="9.45cm" svg:viewBox="0 0 444 106" draw:points="0,106 0,0 444,0">
          <text:p/>
        </draw:polyline>
        <draw:line draw:style-name="gr2" draw:text-style-name="P2" draw:layer="layout" svg:x1="16.75cm" svg:y1="9.901cm" svg:x2="16.951cm" svg:y2="9.8cm">
          <text:p/>
        </draw:line>
        <draw:path draw:style-name="gr2" draw:text-style-name="P2" draw:layer="layout" svg:width="0.998cm" svg:height="0cm" svg:x="16.35cm" svg:y="9.9cm" svg:viewBox="0 0 999 0" svg:d="M599 0h400M0 0h399">
          <text:p/>
        </draw:path>
        <draw:polyline draw:style-name="gr2" draw:text-style-name="P2" draw:layer="layout" svg:width="0.443cm" svg:height="0.105cm" svg:x="16.907cm" svg:y="9.75cm" svg:viewBox="0 0 444 106" draw:points="0,106 0,0 444,0">
          <text:p/>
        </draw:polyline>
        <draw:line draw:style-name="gr2" draw:text-style-name="P2" draw:layer="layout" svg:x1="16.75cm" svg:y1="10.201cm" svg:x2="16.951cm" svg:y2="10.1cm">
          <text:p/>
        </draw:line>
        <draw:path draw:style-name="gr2" draw:text-style-name="P2" draw:layer="layout" svg:width="0.998cm" svg:height="0cm" svg:x="16.35cm" svg:y="10.2cm" svg:viewBox="0 0 999 0" svg:d="M599 0h400M0 0h399">
          <text:p/>
        </draw:path>
        <draw:polyline draw:style-name="gr2" draw:text-style-name="P2" draw:layer="layout" svg:width="0.443cm" svg:height="0.105cm" svg:x="16.9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6.65cm" svg:y="10.375cm" svg:viewBox="0 0 151 151" draw:points="0,151 151,151 151,0 0,0">
            <text:p/>
          </draw:polygon>
          <draw:path draw:style-name="gr2" draw:text-style-name="P2" draw:layer="layout" svg:width="0.15cm" svg:height="0.15cm" svg:x="16.6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7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8cm" svg:y="10.375cm" svg:viewBox="0 0 301 151" draw:points="0,151 301,151 301,0 0,0">
              <text:p/>
            </draw:polygon>
            <draw:polygon draw:style-name="gr2" draw:text-style-name="P2" draw:layer="layout" svg:width="0.3cm" svg:height="0.15cm" svg:x="16.8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8cm" svg:y="10.525cm">
            <draw:text-box>
              <text:p/>
            </draw:text-box>
          </draw:frame>
        </draw:g>
        <draw:line draw:style-name="gr2" draw:text-style-name="P2" draw:layer="layout" svg:x1="16.649cm" svg:y1="10.45cm" svg:x2="16.35cm" svg:y2="10.45cm">
          <text:p/>
        </draw:line>
        <draw:g>
          <draw:polygon draw:style-name="gr1" draw:text-style-name="P1" draw:layer="layout" svg:width="0.7cm" svg:height="1.7cm" svg:x="18.2cm" svg:y="9cm" svg:viewBox="0 0 701 1701" draw:points="0,1701 701,1701 701,0 0,0">
            <text:p/>
          </draw:polygon>
          <draw:polygon draw:style-name="gr2" draw:text-style-name="P2" draw:layer="layout" svg:width="0.7cm" svg:height="1.7cm" svg:x="18.2cm" svg:y="9cm" svg:viewBox="0 0 701 1701" draw:points="0,1701 701,1701 701,0 0,0">
            <text:p/>
          </draw:polygon>
        </draw:g>
        <draw:line draw:style-name="gr2" draw:text-style-name="P2" draw:layer="layout" svg:x1="18.45cm" svg:y1="9.301cm" svg:x2="18.651cm" svg:y2="9.2cm">
          <text:p/>
        </draw:line>
        <draw:path draw:style-name="gr2" draw:text-style-name="P2" draw:layer="layout" svg:width="0.998cm" svg:height="0cm" svg:x="18.05cm" svg:y="9.3cm" svg:viewBox="0 0 999 0" svg:d="M599 0h400M0 0h400">
          <text:p/>
        </draw:path>
        <draw:polyline draw:style-name="gr2" draw:text-style-name="P2" draw:layer="layout" svg:width="0.443cm" svg:height="0.105cm" svg:x="18.607cm" svg:y="9.15cm" svg:viewBox="0 0 444 106" draw:points="0,106 0,0 444,0">
          <text:p/>
        </draw:polyline>
        <draw:line draw:style-name="gr2" draw:text-style-name="P2" draw:layer="layout" svg:x1="18.45cm" svg:y1="9.601cm" svg:x2="18.651cm" svg:y2="9.5cm">
          <text:p/>
        </draw:line>
        <draw:path draw:style-name="gr2" draw:text-style-name="P2" draw:layer="layout" svg:width="0.998cm" svg:height="0cm" svg:x="18.05cm" svg:y="9.6cm" svg:viewBox="0 0 999 0" svg:d="M599 0h400M0 0h400">
          <text:p/>
        </draw:path>
        <draw:polyline draw:style-name="gr2" draw:text-style-name="P2" draw:layer="layout" svg:width="0.443cm" svg:height="0.105cm" svg:x="18.607cm" svg:y="9.45cm" svg:viewBox="0 0 444 106" draw:points="0,106 0,0 444,0">
          <text:p/>
        </draw:polyline>
        <draw:line draw:style-name="gr2" draw:text-style-name="P2" draw:layer="layout" svg:x1="18.45cm" svg:y1="9.901cm" svg:x2="18.651cm" svg:y2="9.8cm">
          <text:p/>
        </draw:line>
        <draw:path draw:style-name="gr2" draw:text-style-name="P2" draw:layer="layout" svg:width="0.998cm" svg:height="0cm" svg:x="18.05cm" svg:y="9.9cm" svg:viewBox="0 0 999 0" svg:d="M599 0h400M0 0h399">
          <text:p/>
        </draw:path>
        <draw:polyline draw:style-name="gr2" draw:text-style-name="P2" draw:layer="layout" svg:width="0.443cm" svg:height="0.105cm" svg:x="18.607cm" svg:y="9.75cm" svg:viewBox="0 0 444 106" draw:points="0,106 0,0 444,0">
          <text:p/>
        </draw:polyline>
        <draw:line draw:style-name="gr2" draw:text-style-name="P2" draw:layer="layout" svg:x1="18.45cm" svg:y1="10.201cm" svg:x2="18.651cm" svg:y2="10.1cm">
          <text:p/>
        </draw:line>
        <draw:path draw:style-name="gr2" draw:text-style-name="P2" draw:layer="layout" svg:width="0.998cm" svg:height="0cm" svg:x="18.05cm" svg:y="10.2cm" svg:viewBox="0 0 999 0" svg:d="M599 0h400M0 0h399">
          <text:p/>
        </draw:path>
        <draw:polyline draw:style-name="gr2" draw:text-style-name="P2" draw:layer="layout" svg:width="0.443cm" svg:height="0.105cm" svg:x="18.6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8.35cm" svg:y="10.375cm" svg:viewBox="0 0 151 151" draw:points="0,151 151,151 151,0 0,0">
            <text:p/>
          </draw:polygon>
          <draw:path draw:style-name="gr2" draw:text-style-name="P2" draw:layer="layout" svg:width="0.15cm" svg:height="0.15cm" svg:x="18.3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4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5cm" svg:y="10.375cm" svg:viewBox="0 0 301 151" draw:points="0,151 301,151 301,0 0,0">
              <text:p/>
            </draw:polygon>
            <draw:polygon draw:style-name="gr2" draw:text-style-name="P2" draw:layer="layout" svg:width="0.3cm" svg:height="0.15cm" svg:x="18.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5cm" svg:y="10.525cm">
            <draw:text-box>
              <text:p/>
            </draw:text-box>
          </draw:frame>
        </draw:g>
        <draw:line draw:style-name="gr2" draw:text-style-name="P2" draw:layer="layout" svg:x1="18.349cm" svg:y1="10.45cm" svg:x2="18.05cm" svg:y2="10.45cm">
          <text:p/>
        </draw:line>
        <draw:g>
          <draw:polygon draw:style-name="gr1" draw:text-style-name="P1" draw:layer="layout" svg:width="0.7cm" svg:height="1.7cm" svg:x="19.9cm" svg:y="9cm" svg:viewBox="0 0 701 1701" draw:points="0,1701 701,1701 701,0 0,0">
            <text:p/>
          </draw:polygon>
          <draw:polygon draw:style-name="gr2" draw:text-style-name="P2" draw:layer="layout" svg:width="0.7cm" svg:height="1.7cm" svg:x="19.9cm" svg:y="9cm" svg:viewBox="0 0 701 1701" draw:points="0,1701 701,1701 701,0 0,0">
            <text:p/>
          </draw:polygon>
        </draw:g>
        <draw:line draw:style-name="gr2" draw:text-style-name="P2" draw:layer="layout" svg:x1="20.15cm" svg:y1="9.301cm" svg:x2="20.351cm" svg:y2="9.2cm">
          <text:p/>
        </draw:line>
        <draw:path draw:style-name="gr2" draw:text-style-name="P2" draw:layer="layout" svg:width="0.998cm" svg:height="0cm" svg:x="19.75cm" svg:y="9.3cm" svg:viewBox="0 0 999 0" svg:d="M599 0h400M0 0h400">
          <text:p/>
        </draw:path>
        <draw:polyline draw:style-name="gr2" draw:text-style-name="P2" draw:layer="layout" svg:width="0.443cm" svg:height="0.105cm" svg:x="20.307cm" svg:y="9.15cm" svg:viewBox="0 0 444 106" draw:points="0,106 0,0 444,0">
          <text:p/>
        </draw:polyline>
        <draw:line draw:style-name="gr2" draw:text-style-name="P2" draw:layer="layout" svg:x1="20.15cm" svg:y1="9.601cm" svg:x2="20.351cm" svg:y2="9.5cm">
          <text:p/>
        </draw:line>
        <draw:path draw:style-name="gr2" draw:text-style-name="P2" draw:layer="layout" svg:width="0.998cm" svg:height="0cm" svg:x="19.75cm" svg:y="9.6cm" svg:viewBox="0 0 999 0" svg:d="M599 0h400M0 0h400">
          <text:p/>
        </draw:path>
        <draw:polyline draw:style-name="gr2" draw:text-style-name="P2" draw:layer="layout" svg:width="0.443cm" svg:height="0.105cm" svg:x="20.307cm" svg:y="9.45cm" svg:viewBox="0 0 444 106" draw:points="0,106 0,0 444,0">
          <text:p/>
        </draw:polyline>
        <draw:line draw:style-name="gr2" draw:text-style-name="P2" draw:layer="layout" svg:x1="20.15cm" svg:y1="9.901cm" svg:x2="20.351cm" svg:y2="9.8cm">
          <text:p/>
        </draw:line>
        <draw:path draw:style-name="gr2" draw:text-style-name="P2" draw:layer="layout" svg:width="0.998cm" svg:height="0cm" svg:x="19.75cm" svg:y="9.9cm" svg:viewBox="0 0 999 0" svg:d="M599 0h400M0 0h399">
          <text:p/>
        </draw:path>
        <draw:polyline draw:style-name="gr2" draw:text-style-name="P2" draw:layer="layout" svg:width="0.443cm" svg:height="0.105cm" svg:x="20.307cm" svg:y="9.75cm" svg:viewBox="0 0 444 106" draw:points="0,106 0,0 444,0">
          <text:p/>
        </draw:polyline>
        <draw:line draw:style-name="gr2" draw:text-style-name="P2" draw:layer="layout" svg:x1="20.15cm" svg:y1="10.201cm" svg:x2="20.351cm" svg:y2="10.1cm">
          <text:p/>
        </draw:line>
        <draw:path draw:style-name="gr2" draw:text-style-name="P2" draw:layer="layout" svg:width="0.998cm" svg:height="0cm" svg:x="19.75cm" svg:y="10.2cm" svg:viewBox="0 0 999 0" svg:d="M599 0h400M0 0h399">
          <text:p/>
        </draw:path>
        <draw:polyline draw:style-name="gr2" draw:text-style-name="P2" draw:layer="layout" svg:width="0.443cm" svg:height="0.105cm" svg:x="20.307cm" svg:y="10.05cm" svg:viewBox="0 0 444 106" draw:points="0,106 0,0 444,0">
          <text:p/>
        </draw:polyline>
        <draw:g>
          <draw:polygon draw:style-name="gr1" draw:text-style-name="P1" draw:layer="layout" svg:width="0.15cm" svg:height="0.15cm" svg:x="20.05cm" svg:y="10.375cm" svg:viewBox="0 0 151 151" draw:points="0,151 151,151 151,0 0,0">
            <text:p/>
          </draw:polygon>
          <draw:path draw:style-name="gr2" draw:text-style-name="P2" draw:layer="layout" svg:width="0.15cm" svg:height="0.15cm" svg:x="20.0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1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2cm" svg:y="10.375cm" svg:viewBox="0 0 301 151" draw:points="0,151 301,151 301,0 0,0">
              <text:p/>
            </draw:polygon>
            <draw:polygon draw:style-name="gr2" draw:text-style-name="P2" draw:layer="layout" svg:width="0.3cm" svg:height="0.15cm" svg:x="20.2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2cm" svg:y="10.525cm">
            <draw:text-box>
              <text:p/>
            </draw:text-box>
          </draw:frame>
        </draw:g>
        <draw:line draw:style-name="gr2" draw:text-style-name="P2" draw:layer="layout" svg:x1="20.049cm" svg:y1="10.45cm" svg:x2="19.75cm" svg:y2="10.45cm">
          <text:p/>
        </draw:line>
        <draw:g>
          <draw:polygon draw:style-name="gr1" draw:text-style-name="P1" draw:layer="layout" svg:width="0.7cm" svg:height="1.7cm" svg:x="3.2cm" svg:y="11.9cm" svg:viewBox="0 0 701 1701" draw:points="0,1701 701,1701 701,0 0,0">
            <text:p/>
          </draw:polygon>
          <draw:polygon draw:style-name="gr2" draw:text-style-name="P2" draw:layer="layout" svg:width="0.7cm" svg:height="1.7cm" svg:x="3.2cm" svg:y="11.9cm" svg:viewBox="0 0 701 1701" draw:points="0,1701 701,1701 701,0 0,0">
            <text:p/>
          </draw:polygon>
        </draw:g>
        <draw:line draw:style-name="gr2" draw:text-style-name="P2" draw:layer="layout" svg:x1="3.45cm" svg:y1="12.201cm" svg:x2="3.651cm" svg:y2="12.1cm">
          <text:p/>
        </draw:line>
        <draw:path draw:style-name="gr2" draw:text-style-name="P2" draw:layer="layout" svg:width="0.998cm" svg:height="0cm" svg:x="3.05cm" svg:y="12.2cm" svg:viewBox="0 0 999 0" svg:d="M599 0h400M0 0h399">
          <text:p/>
        </draw:path>
        <draw:polyline draw:style-name="gr2" draw:text-style-name="P2" draw:layer="layout" svg:width="0.443cm" svg:height="0.105cm" svg:x="3.607cm" svg:y="12.05cm" svg:viewBox="0 0 444 106" draw:points="0,106 0,0 444,0">
          <text:p/>
        </draw:polyline>
        <draw:line draw:style-name="gr2" draw:text-style-name="P2" draw:layer="layout" svg:x1="3.45cm" svg:y1="12.501cm" svg:x2="3.651cm" svg:y2="12.4cm">
          <text:p/>
        </draw:line>
        <draw:path draw:style-name="gr2" draw:text-style-name="P2" draw:layer="layout" svg:width="0.998cm" svg:height="0cm" svg:x="3.05cm" svg:y="12.5cm" svg:viewBox="0 0 999 0" svg:d="M599 0h400M0 0h399">
          <text:p/>
        </draw:path>
        <draw:polyline draw:style-name="gr2" draw:text-style-name="P2" draw:layer="layout" svg:width="0.443cm" svg:height="0.105cm" svg:x="3.607cm" svg:y="12.35cm" svg:viewBox="0 0 444 106" draw:points="0,106 0,0 444,0">
          <text:p/>
        </draw:polyline>
        <draw:line draw:style-name="gr2" draw:text-style-name="P2" draw:layer="layout" svg:x1="3.45cm" svg:y1="12.801cm" svg:x2="3.651cm" svg:y2="12.7cm">
          <text:p/>
        </draw:line>
        <draw:path draw:style-name="gr2" draw:text-style-name="P2" draw:layer="layout" svg:width="0.998cm" svg:height="0cm" svg:x="3.05cm" svg:y="12.8cm" svg:viewBox="0 0 999 0" svg:d="M599 0h400M0 0h399">
          <text:p/>
        </draw:path>
        <draw:polyline draw:style-name="gr2" draw:text-style-name="P2" draw:layer="layout" svg:width="0.443cm" svg:height="0.105cm" svg:x="3.607cm" svg:y="12.65cm" svg:viewBox="0 0 444 106" draw:points="0,106 0,0 444,0">
          <text:p/>
        </draw:polyline>
        <draw:line draw:style-name="gr2" draw:text-style-name="P2" draw:layer="layout" svg:x1="3.45cm" svg:y1="13.101cm" svg:x2="3.651cm" svg:y2="13cm">
          <text:p/>
        </draw:line>
        <draw:path draw:style-name="gr2" draw:text-style-name="P2" draw:layer="layout" svg:width="0.998cm" svg:height="0cm" svg:x="3.05cm" svg:y="13.1cm" svg:viewBox="0 0 999 0" svg:d="M599 0h400M0 0h399">
          <text:p/>
        </draw:path>
        <draw:polyline draw:style-name="gr2" draw:text-style-name="P2" draw:layer="layout" svg:width="0.443cm" svg:height="0.105cm" svg:x="3.607cm" svg:y="12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3.275cm" svg:viewBox="0 0 151 151" draw:points="0,151 151,151 151,0 0,0">
            <text:p/>
          </draw:polygon>
          <draw:path draw:style-name="gr2" draw:text-style-name="P2" draw:layer="layout" svg:width="0.15cm" svg:height="0.15cm" svg:x="3.35cm" svg:y="13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3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3.275cm" svg:viewBox="0 0 301 151" draw:points="0,151 301,151 301,0 0,0">
              <text:p/>
            </draw:polygon>
            <draw:polygon draw:style-name="gr2" draw:text-style-name="P2" draw:layer="layout" svg:width="0.3cm" svg:height="0.15cm" svg:x="3.5cm" svg:y="13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3.425cm">
            <draw:text-box>
              <text:p/>
            </draw:text-box>
          </draw:frame>
        </draw:g>
        <draw:line draw:style-name="gr2" draw:text-style-name="P2" draw:layer="layout" svg:x1="3.349cm" svg:y1="13.35cm" svg:x2="3.05cm" svg:y2="13.35cm">
          <text:p/>
        </draw:line>
        <draw:g>
          <draw:polygon draw:style-name="gr1" draw:text-style-name="P1" draw:layer="layout" svg:width="0.7cm" svg:height="1.7cm" svg:x="3.2cm" svg:y="13.9cm" svg:viewBox="0 0 701 1701" draw:points="0,1701 701,1701 701,0 0,0">
            <text:p/>
          </draw:polygon>
          <draw:polygon draw:style-name="gr2" draw:text-style-name="P2" draw:layer="layout" svg:width="0.7cm" svg:height="1.7cm" svg:x="3.2cm" svg:y="13.9cm" svg:viewBox="0 0 701 1701" draw:points="0,1701 701,1701 701,0 0,0">
            <text:p/>
          </draw:polygon>
        </draw:g>
        <draw:line draw:style-name="gr2" draw:text-style-name="P2" draw:layer="layout" svg:x1="3.45cm" svg:y1="14.201cm" svg:x2="3.651cm" svg:y2="14.1cm">
          <text:p/>
        </draw:line>
        <draw:path draw:style-name="gr2" draw:text-style-name="P2" draw:layer="layout" svg:width="0.998cm" svg:height="0cm" svg:x="3.05cm" svg:y="14.2cm" svg:viewBox="0 0 999 0" svg:d="M599 0h400M0 0h399">
          <text:p/>
        </draw:path>
        <draw:polyline draw:style-name="gr2" draw:text-style-name="P2" draw:layer="layout" svg:width="0.443cm" svg:height="0.105cm" svg:x="3.607cm" svg:y="14.05cm" svg:viewBox="0 0 444 106" draw:points="0,106 0,0 444,0">
          <text:p/>
        </draw:polyline>
        <draw:line draw:style-name="gr2" draw:text-style-name="P2" draw:layer="layout" svg:x1="3.45cm" svg:y1="14.501cm" svg:x2="3.651cm" svg:y2="14.4cm">
          <text:p/>
        </draw:line>
        <draw:path draw:style-name="gr2" draw:text-style-name="P2" draw:layer="layout" svg:width="0.998cm" svg:height="0cm" svg:x="3.05cm" svg:y="14.5cm" svg:viewBox="0 0 999 0" svg:d="M599 0h400M0 0h399">
          <text:p/>
        </draw:path>
        <draw:polyline draw:style-name="gr2" draw:text-style-name="P2" draw:layer="layout" svg:width="0.443cm" svg:height="0.105cm" svg:x="3.607cm" svg:y="14.35cm" svg:viewBox="0 0 444 106" draw:points="0,106 0,0 444,0">
          <text:p/>
        </draw:polyline>
        <draw:line draw:style-name="gr2" draw:text-style-name="P2" draw:layer="layout" svg:x1="3.45cm" svg:y1="14.801cm" svg:x2="3.651cm" svg:y2="14.7cm">
          <text:p/>
        </draw:line>
        <draw:path draw:style-name="gr2" draw:text-style-name="P2" draw:layer="layout" svg:width="0.998cm" svg:height="0cm" svg:x="3.05cm" svg:y="14.8cm" svg:viewBox="0 0 999 0" svg:d="M599 0h400M0 0h399">
          <text:p/>
        </draw:path>
        <draw:polyline draw:style-name="gr2" draw:text-style-name="P2" draw:layer="layout" svg:width="0.443cm" svg:height="0.105cm" svg:x="3.607cm" svg:y="14.65cm" svg:viewBox="0 0 444 106" draw:points="0,106 0,0 444,0">
          <text:p/>
        </draw:polyline>
        <draw:line draw:style-name="gr2" draw:text-style-name="P2" draw:layer="layout" svg:x1="3.45cm" svg:y1="15.101cm" svg:x2="3.651cm" svg:y2="15cm">
          <text:p/>
        </draw:line>
        <draw:path draw:style-name="gr2" draw:text-style-name="P2" draw:layer="layout" svg:width="0.998cm" svg:height="0cm" svg:x="3.05cm" svg:y="15.1cm" svg:viewBox="0 0 999 0" svg:d="M599 0h400M0 0h399">
          <text:p/>
        </draw:path>
        <draw:polyline draw:style-name="gr2" draw:text-style-name="P2" draw:layer="layout" svg:width="0.443cm" svg:height="0.105cm" svg:x="3.607cm" svg:y="14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5.275cm" svg:viewBox="0 0 151 151" draw:points="0,151 151,151 151,0 0,0">
            <text:p/>
          </draw:polygon>
          <draw:path draw:style-name="gr2" draw:text-style-name="P2" draw:layer="layout" svg:width="0.15cm" svg:height="0.15cm" svg:x="3.35cm" svg:y="15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5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5.275cm" svg:viewBox="0 0 301 151" draw:points="0,151 301,151 301,0 0,0">
              <text:p/>
            </draw:polygon>
            <draw:polygon draw:style-name="gr2" draw:text-style-name="P2" draw:layer="layout" svg:width="0.3cm" svg:height="0.15cm" svg:x="3.5cm" svg:y="15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5.425cm">
            <draw:text-box>
              <text:p/>
            </draw:text-box>
          </draw:frame>
        </draw:g>
        <draw:line draw:style-name="gr2" draw:text-style-name="P2" draw:layer="layout" svg:x1="3.349cm" svg:y1="15.35cm" svg:x2="3.05cm" svg:y2="15.35cm">
          <text:p/>
        </draw:line>
        <draw:g>
          <draw:path draw:style-name="gr14" draw:text-style-name="P7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7cm" svg:height="0.01cm" svg:x="1.8cm" svg:y="15.35cm" svg:viewBox="0 0 701 11" draw:points="701,0 701,11 0,11">
          <text:p/>
        </draw:polyline>
        <draw:line draw:style-name="gr2" draw:text-style-name="P2" draw:layer="layout" svg:x1="3.05cm" svg:y1="15.35cm" svg:x2="2.5cm" svg:y2="15.35cm">
          <text:p/>
        </draw:line>
        <draw:path draw:style-name="gr2" draw:text-style-name="P2" draw:layer="layout" svg:width="0.55cm" svg:height="2.084cm" svg:x="2.5cm" svg:y="13.267cm" svg:viewBox="0 0 551 2085" svg:d="M551 84h-167c0-15-4-29-12-42-7-12-17-23-30-30-13-8-27-12-42-12s-29 4-42 12c-12 7-23 18-30 30-8 13-12 27-12 42h-216v2001">
          <text:p/>
        </draw:path>
        <draw:g>
          <draw:path draw:style-name="gr14" draw:text-style-name="P7" draw:layer="layout" svg:width="0.1cm" svg:height="0.101cm" svg:x="2.75cm" svg:y="15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5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4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4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4.1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4.1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3.0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3.0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2.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2.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2.75cm" svg:y="12.4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75cm" svg:y="12.4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3.05cm" svg:y1="15.1cm" svg:x2="2.8cm" svg:y2="15.1cm">
          <text:p/>
        </draw:line>
        <draw:line draw:style-name="gr2" draw:text-style-name="P2" draw:layer="layout" svg:x1="3.05cm" svg:y1="14.8cm" svg:x2="2.8cm" svg:y2="14.8cm">
          <text:p/>
        </draw:line>
        <draw:line draw:style-name="gr2" draw:text-style-name="P2" draw:layer="layout" svg:x1="3.05cm" svg:y1="14.5cm" svg:x2="2.8cm" svg:y2="14.5cm">
          <text:p/>
        </draw:line>
        <draw:line draw:style-name="gr2" draw:text-style-name="P2" draw:layer="layout" svg:x1="3.05cm" svg:y1="14.2cm" svg:x2="2.8cm" svg:y2="14.2cm">
          <text:p/>
        </draw:line>
        <draw:line draw:style-name="gr2" draw:text-style-name="P2" draw:layer="layout" svg:x1="3.05cm" svg:y1="13.1cm" svg:x2="2.8cm" svg:y2="13.1cm">
          <text:p/>
        </draw:line>
        <draw:line draw:style-name="gr2" draw:text-style-name="P2" draw:layer="layout" svg:x1="3.05cm" svg:y1="12.8cm" svg:x2="2.8cm" svg:y2="12.8cm">
          <text:p/>
        </draw:line>
        <draw:line draw:style-name="gr2" draw:text-style-name="P2" draw:layer="layout" svg:x1="3.05cm" svg:y1="12.5cm" svg:x2="2.8cm" svg:y2="12.5cm">
          <text:p/>
        </draw:line>
        <draw:polyline draw:style-name="gr2" draw:text-style-name="P2" draw:layer="layout" svg:width="0.25cm" svg:height="0.3cm" svg:x="2.8cm" svg:y="12.2cm" svg:viewBox="0 0 251 301" draw:points="251,0 0,0 0,301">
          <text:p/>
        </draw:polyline>
        <draw:line draw:style-name="gr2" draw:text-style-name="P2" draw:layer="layout" svg:x1="2.8cm" svg:y1="12.799cm" svg:x2="2.8cm" svg:y2="12.5cm">
          <text:p/>
        </draw:line>
        <draw:line draw:style-name="gr2" draw:text-style-name="P2" draw:layer="layout" svg:x1="2.8cm" svg:y1="13.099cm" svg:x2="2.8cm" svg:y2="12.8cm">
          <text:p/>
        </draw:line>
        <draw:line draw:style-name="gr2" draw:text-style-name="P2" draw:layer="layout" svg:x1="2.8cm" svg:y1="14.199cm" svg:x2="2.8cm" svg:y2="13.1cm">
          <text:p/>
        </draw:line>
        <draw:line draw:style-name="gr2" draw:text-style-name="P2" draw:layer="layout" svg:x1="2.8cm" svg:y1="14.499cm" svg:x2="2.8cm" svg:y2="14.2cm">
          <text:p/>
        </draw:line>
        <draw:line draw:style-name="gr2" draw:text-style-name="P2" draw:layer="layout" svg:x1="2.8cm" svg:y1="14.8cm" svg:x2="2.8cm" svg:y2="14.5cm">
          <text:p/>
        </draw:line>
        <draw:line draw:style-name="gr2" draw:text-style-name="P2" draw:layer="layout" svg:x1="2.8cm" svg:y1="15.099cm" svg:x2="2.8cm" svg:y2="14.8cm">
          <text:p/>
        </draw:line>
        <draw:path draw:style-name="gr2" draw:text-style-name="P2" draw:layer="layout" svg:width="0.6cm" svg:height="0.084cm" svg:x="2.2cm" svg:y="15.017cm" svg:viewBox="0 0 601 85" svg:d="M0 85h217c0-15 4-29 11-42s18-24 31-31c12-8 27-12 42-12 14 0 29 4 41 12 13 7 24 18 31 31s11 27 11 42h217">
          <text:p/>
        </draw:path>
        <draw:frame draw:style-name="gr4" draw:text-style-name="P4" draw:layer="layout" svg:width="0.459cm" svg:height="0.33cm" svg:x="1.8cm" svg:y="14.8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752cm" svg:height="0.33cm" svg:x="1.224cm" svg:y="15.1cm">
          <draw:text-box>
            <text:p text:style-name="P3"><text:span text:style-name="T3">CLOCK</text:span></text:p>
          </draw:text-box>
        </draw:frame>
        <draw:path draw:style-name="gr2" draw:text-style-name="P2" draw:layer="layout" svg:width="0.5cm" svg:height="2.984cm" svg:x="4.05cm" svg:y="9.217cm" svg:viewBox="0 0 501 2985" svg:d="M0 2985h93v-2901h74c0-15 4-29 11-42 7-12 18-23 31-30 12-8 27-12 41-12 15 0 30 4 42 12 13 7 24 18 31 30 7 13 11 27 11 42h167">
          <text:p/>
        </draw:path>
        <draw:path draw:style-name="gr2" draw:text-style-name="P2" draw:layer="layout" svg:width="2.2cm" svg:height="3.134cm" svg:x="4.05cm" svg:y="9.217cm" svg:viewBox="0 0 2201 3135" svg:d="M0 3135h1851v-3051h116c0-15 4-29 11-42 7-12 18-23 31-30 12-8 27-12 41-12 15 0 30 4 42 12 13 7 23 18 31 30 7 13 11 27 11 42h67">
          <text:p/>
        </draw:path>
        <draw:path draw:style-name="gr2" draw:text-style-name="P2" draw:layer="layout" svg:width="3.9cm" svg:height="3.334cm" svg:x="4.05cm" svg:y="9.167cm" svg:viewBox="0 0 3901 3335" svg:d="M0 3335h1867c0-15 4-29 11-42 7-12 18-23 31-30 12-8 27-12 42-12 14 0 29 4 41 12 13 7 24 18 31 30 7 13 11 27 11 42h1518v-3201h66c0-23 6-46 18-67 11-20 28-37 49-49 20-11 43-18 66-18 24 0 47 7 67 18 21 12 37 29 49 49 12 21 18 44 18 67h16">
          <text:p/>
        </draw:path>
        <draw:path draw:style-name="gr2" draw:text-style-name="P2" draw:layer="layout" svg:width="5.5cm" svg:height="3.434cm" svg:x="4.05cm" svg:y="9.217cm" svg:viewBox="0 0 5501 3435" svg:d="M0 3435h1866c0-15 4-29 12-42 7-12 17-23 30-30 13-8 27-12 42-12s29 4 42 12c12 7 23 18 30 30 8 13 11 27 11 42h3195v-3351h39c0-15 4-29 11-42 7-12 18-23 31-30 12-8 27-12 41-12 15 0 30 4 42 12 13 7 23 18 31 30 7 13 11 27 11 42h67">
          <text:p/>
        </draw:path>
        <draw:path draw:style-name="gr2" draw:text-style-name="P2" draw:layer="layout" svg:width="7.2cm" svg:height="3.628cm" svg:x="4.05cm" svg:y="9.173cm" svg:viewBox="0 0 7201 3629" svg:d="M0 3629h1867c0-15 3-29 11-42 7-12 18-23 30-30 13-8 27-12 42-12s29 4 42 12c13 7 23 18 30 30 8 13 12 27 12 42h4809v-3502h38c0-22 6-44 17-63 11-20 27-36 46-47 20-11 42-17 64-17s44 6 63 17c20 11 36 27 47 47 11 19 17 41 17 63h66">
          <text:p/>
        </draw:path>
        <draw:path draw:style-name="gr2" draw:text-style-name="P2" draw:layer="layout" svg:width="8.9cm" svg:height="3.784cm" svg:x="4.05cm" svg:y="9.167cm" svg:viewBox="0 0 8901 3785" svg:d="M0 3785h1866c0-15 4-29 12-42 7-12 17-23 30-30 13-8 27-12 42-12s29 4 42 12c12 7 23 18 30 30 8 13 11 27 11 42h6510v-3651h25c0-23 6-46 18-67 12-20 28-37 49-49 20-11 43-18 66-18 24 0 47 7 67 18 21 12 37 29 49 49 12 21 18 44 18 67h66">
          <text:p/>
        </draw:path>
        <draw:path draw:style-name="gr2" draw:text-style-name="P2" draw:layer="layout" svg:width="10.6cm" svg:height="3.929cm" svg:x="4.05cm" svg:y="9.172cm" svg:viewBox="0 0 10601 3930" svg:d="M0 3930h1866c0-15 4-29 11-42 8-12 18-23 31-30 13-8 27-12 42-12 14 0 29 4 41 12 13 7 24 18 31 30 7 13 11 27 11 42h8266v-3801h18c0-23 6-45 17-64 11-20 28-36 47-47 20-12 42-18 64-18 23 0 45 6 65 18 19 11 36 27 47 47 11 19 17 41 17 64h27">
          <text:p/>
        </draw:path>
        <draw:path draw:style-name="gr2" draw:text-style-name="P2" draw:layer="layout" svg:width="12.3cm" svg:height="4.834cm" svg:x="4.05cm" svg:y="9.217cm" svg:viewBox="0 0 12301 4835" svg:d="M0 4835h1866c0-15 4-29 11-42 8-12 18-23 31-30 13-8 27-12 42-12 14 0 29 4 42 12 12 7 23 18 30 30 7 13 11 27 11 42h9939v-4751h96c0-15 4-29 11-42 7-12 18-23 31-30 12-8 27-12 41-12 15 0 30 4 42 12 13 7 23 18 31 30 7 13 11 27 11 42h66">
          <text:p/>
        </draw:path>
        <draw:path draw:style-name="gr2" draw:text-style-name="P2" draw:layer="layout" svg:width="14cm" svg:height="5.029cm" svg:x="4.05cm" svg:y="9.172cm" svg:viewBox="0 0 14001 5030" svg:d="M0 5030h1866c0-15 4-29 11-42 8-12 18-23 31-30 13-8 27-12 42-12 14 0 29 4 42 12 12 7 23 18 30 30 7 13 11 27 11 42h11667v-4901h18c0-23 6-45 17-64 11-20 28-36 47-47 20-12 42-18 64-18 23 0 45 6 65 18 19 11 35 27 47 47 11 19 17 41 17 64h26">
          <text:p/>
        </draw:path>
        <draw:path draw:style-name="gr2" draw:text-style-name="P2" draw:layer="layout" svg:width="15.7cm" svg:height="5.184cm" svg:x="4.05cm" svg:y="9.167cm" svg:viewBox="0 0 15701 5185" svg:d="M0 5185h1866c0-15 4-29 11-42 8-12 18-23 31-30 13-8 27-12 42-12 14 0 29 4 41 12 13 7 24 18 31 30 7 13 11 27 11 42h13323v-5051h11c0-23 6-46 18-67 12-20 28-37 49-49 20-11 43-18 66-18 24 0 47 7 67 18 21 12 37 29 49 49 12 21 18 44 18 67h67">
          <text:p/>
        </draw:path>
        <draw:g>
          <draw:path draw:style-name="gr14" draw:text-style-name="P7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4.35cm" svg:y="10.4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35cm" svg:y="10.4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9.35cm" svg:y="10.1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9.35cm" svg:y="10.1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7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2.7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4.4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4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6.1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6.1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7.8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7.85cm" svg:y="10.1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5cm" svg:height="0.984cm" svg:x="5.55cm" svg:y="9.217cm" svg:viewBox="0 0 551 985" svg:d="M0 84h66c0-15 4-29 11-42 8-12 18-23 31-30 13-8 27-12 42-12 14 0 29 4 42 12 12 7 23 18 30 30 8 13 11 27 11 42h17v901h16c0-23 7-47 18-67 12-20 29-37 49-49 21-11 44-18 67-18 24 0 47 7 67 18 20 12 37 29 49 49s18 44 18 67h17">
          <text:p/>
        </draw:path>
        <draw:line draw:style-name="gr2" draw:text-style-name="P2" draw:layer="layout" svg:x1="6.249cm" svg:y1="10.2cm" svg:x2="6.1cm" svg:y2="10.2cm">
          <text:p/>
        </draw:line>
        <draw:path draw:style-name="gr2" draw:text-style-name="P2" draw:layer="layout" svg:width="0.55cm" svg:height="0.984cm" svg:x="7.25cm" svg:y="9.217cm" svg:viewBox="0 0 551 985" svg:d="M0 84h66c0-15 4-29 11-42 8-12 18-23 31-30 13-8 27-12 42-12 14 0 29 4 42 12 12 7 23 18 30 30 8 13 11 27 11 42h17v901h16c0-15 4-29 12-42 7-12 18-23 30-30 13-8 27-12 42-12s29 4 42 12c13 7 23 18 31 30 7 13 11 27 11 42h117">
          <text:p/>
        </draw:path>
        <draw:line draw:style-name="gr2" draw:text-style-name="P2" draw:layer="layout" svg:x1="7.949cm" svg:y1="10.2cm" svg:x2="7.8cm" svg:y2="10.2cm">
          <text:p/>
        </draw:line>
        <draw:path draw:style-name="gr2" draw:text-style-name="P2" draw:layer="layout" svg:width="0.45cm" svg:height="0.984cm" svg:x="8.95cm" svg:y="9.217cm" svg:viewBox="0 0 451 985" svg:d="M0 84h66c0-15 4-29 11-42 8-12 18-23 31-30 13-8 27-12 42-12s29 4 42 12c12 7 23 18 30 30 8 13 12 27 12 42h17v901h200">
          <text:p/>
        </draw:path>
        <draw:line draw:style-name="gr2" draw:text-style-name="P2" draw:layer="layout" svg:x1="9.549cm" svg:y1="10.2cm" svg:x2="9.4cm" svg:y2="10.2cm">
          <text:p/>
        </draw:line>
        <draw:path draw:style-name="gr2" draw:text-style-name="P2" draw:layer="layout" svg:width="0.55cm" svg:height="0.984cm" svg:x="10.5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1.249cm" svg:y1="10.2cm" svg:x2="11.1cm" svg:y2="10.2cm">
          <text:p/>
        </draw:line>
        <draw:path draw:style-name="gr2" draw:text-style-name="P2" draw:layer="layout" svg:width="0.55cm" svg:height="0.984cm" svg:x="12.2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2.949cm" svg:y1="10.2cm" svg:x2="12.8cm" svg:y2="10.2cm">
          <text:p/>
        </draw:line>
        <draw:path draw:style-name="gr2" draw:text-style-name="P2" draw:layer="layout" svg:width="0.55cm" svg:height="0.984cm" svg:x="13.95cm" svg:y="9.217cm" svg:viewBox="0 0 551 985" svg:d="M0 84h66c0-15 4-29 11-42 8-12 18-23 31-30 13-8 27-12 42-12 14 0 29 4 42 12 12 7 23 18 30 30 8 13 11 27 11 42h58v901h25c0-15 3-29 11-42 7-12 18-23 30-30 13-7 27-11 42-11 14 0 29 4 41 11 13 7 23 18 31 30 7 13 11 27 11 42h69">
          <text:p/>
        </draw:path>
        <draw:line draw:style-name="gr2" draw:text-style-name="P2" draw:layer="layout" svg:x1="14.649cm" svg:y1="10.2cm" svg:x2="14.5cm" svg:y2="10.2cm">
          <text:p/>
        </draw:line>
        <draw:path draw:style-name="gr2" draw:text-style-name="P2" draw:layer="layout" svg:width="0.55cm" svg:height="0.984cm" svg:x="15.65cm" svg:y="9.217cm" svg:viewBox="0 0 551 985" svg:d="M0 84h66c0-15 4-29 11-42 8-12 18-23 31-30 13-8 27-12 42-12 14 0 29 4 42 12 12 7 23 18 30 30 8 13 11 27 11 42h17v901h37c0-15 3-29 11-42 7-12 18-23 30-30 13-8 27-12 42-12s29 4 42 12c13 7 23 18 31 30 7 13 11 27 11 42h97">
          <text:p/>
        </draw:path>
        <draw:line draw:style-name="gr2" draw:text-style-name="P2" draw:layer="layout" svg:x1="16.349cm" svg:y1="10.2cm" svg:x2="16.2cm" svg:y2="10.2cm">
          <text:p/>
        </draw:line>
        <draw:path draw:style-name="gr2" draw:text-style-name="P2" draw:layer="layout" svg:width="0.55cm" svg:height="0.984cm" svg:x="17.35cm" svg:y="9.217cm" svg:viewBox="0 0 551 985" svg:d="M0 84h66c0-15 4-29 11-42 8-12 18-23 31-30 13-8 27-12 42-12 14 0 29 4 42 12 12 7 23 18 30 30 8 13 11 27 11 42h17v901h66c0-15 3-29 11-42 7-12 18-23 30-30 13-7 27-11 42-11 14 0 29 4 41 11 13 7 23 18 31 30 7 13 11 27 11 42h69">
          <text:p/>
        </draw:path>
        <draw:line draw:style-name="gr2" draw:text-style-name="P2" draw:layer="layout" svg:x1="18.049cm" svg:y1="10.2cm" svg:x2="17.9cm" svg:y2="10.2cm">
          <text:p/>
        </draw:line>
        <draw:path draw:style-name="gr2" draw:text-style-name="P2" draw:layer="layout" svg:width="0.55cm" svg:height="0.9cm" svg:x="19.05cm" svg:y="9.3cm" svg:viewBox="0 0 551 901" svg:d="M0 0h250v901h22c0-15 4-29 12-42 7-13 18-23 30-30 13-8 27-12 42-12s29 4 42 12c13 7 23 17 31 30 7 13 11 27 11 42h111">
          <text:p/>
        </draw:path>
        <draw:line draw:style-name="gr2" draw:text-style-name="P2" draw:layer="layout" svg:x1="19.749cm" svg:y1="10.2cm" svg:x2="19.6cm" svg:y2="10.2cm">
          <text:p/>
        </draw:line>
        <draw:path draw:style-name="gr2" draw:text-style-name="P2" draw:layer="layout" svg:width="17.45cm" svg:height="4.55cm" svg:x="4.4cm" svg:y="10.45cm" svg:viewBox="0 0 17451 4551" svg:d="M17451 4201v350h-391c0-15-4-29-11-42-8-12-18-23-31-30-12-8-27-12-42-12-14 0-29 4-41 12-13 7-24 18-31 30-7 13-11 27-11 42h-1442v-4001h-360c0-15-4-29-11-42-8-12-18-23-31-30-13-8-27-11-42-11-14 0-29 3-42 11-12 7-23 18-30 30-7 13-11 27-11 42h-99c0-22-6-45-18-64-11-20-27-36-47-47-19-11-41-17-64-17-22 0-45 6-64 17-20 11-36 27-47 47-11 19-17 42-17 64h-1135c0-14-4-29-12-41-7-13-17-23-30-31-13-7-27-11-41-11-15 0-29 4-42 11-13 8-23 18-30 31-8 12-11 27-11 41h-142c0-15-4-29-12-42-7-12-18-23-30-30-13-8-27-11-42-11s-29 3-42 11c-12 7-23 18-30 30-8 13-12 27-12 42h-1253c0-15-4-29-11-42-7-12-18-23-30-30-13-8-28-11-42-11-15 0-29 3-42 11-13 7-23 18-30 30-8 13-12 27-12 42h-93c0-15-4-29-11-42-7-12-18-23-30-30-13-8-28-11-42-11-15 0-29 3-42 11-13 7-23 18-31 30-7 13-11 27-11 42h-1245c0-14-4-29-11-41-7-13-18-23-30-31-13-7-27-11-42-11-14 0-29 4-41 11-13 8-23 18-31 31-7 12-11 27-11 41h-142c0-15-4-29-11-42-7-12-18-23-31-30-12-8-27-11-41-11-15 0-29 3-42 11-13 7-23 18-31 30-7 13-11 27-11 42h-1282c0-14-4-29-11-41-7-13-18-23-31-31-12-7-26-11-41-11s-29 4-42 11c-12 8-23 18-30 31-7 12-11 27-11 41h-85c0-15-4-29-11-42-8-12-18-23-31-30-13-8-27-11-42-11-14 0-29 3-41 11-13 7-24 18-31 30-7 13-11 27-11 42h-1282c0-14-4-29-11-41-8-13-18-23-31-31-12-7-27-11-41-11-15 0-29 4-42 11-12 8-23 18-30 31-7 12-11 27-11 41h-85c0-15-4-29-11-42-8-12-18-23-31-30-13-8-27-11-42-11-14 0-29 3-42 11-12 7-23 18-30 30-7 13-11 27-11 42h-1196c0-15-4-29-12-42-7-12-17-23-30-30-13-8-27-11-42-11s-29 3-42 11c-12 7-23 18-30 30-8 13-11 27-11 42h-50c0-15-4-29-12-42-7-12-18-23-30-30-13-8-27-11-42-11s-29 3-42 11c-12 7-23 18-30 30-8 13-11 27-11 42h-1294c0-15-3-29-11-42-7-12-18-23-30-30-13-8-27-11-42-11s-29 3-42 11c-13 7-23 18-30 30-8 13-12 27-12 42h-110c0-15-4-29-11-42-7-12-18-23-30-30-13-8-28-11-42-11-15 0-29 3-42 11-13 7-23 18-30 30-8 13-12 27-12 42h-1156c0-23-6-46-18-67-11-20-28-37-49-49-20-11-43-17-66-17-24 0-47 6-67 17-20 12-37 29-49 49-12 21-18 44-18 67h-93c0-15-4-29-11-42-7-12-18-23-31-30-12-8-27-11-41-11-15 0-29 3-42 11-13 7-23 18-31 30-7 13-11 27-11 42h-1156v-550">
          <text:p/>
        </draw:path>
        <draw:polyline draw:style-name="gr2" draw:text-style-name="P2" draw:layer="layout" svg:width="0.15cm" svg:height="0.25cm" svg:x="4.4cm" svg:y="10.2cm" svg:viewBox="0 0 151 251" draw:points="151,0 0,0 0,251">
          <text:p/>
        </draw:polyline>
        <draw:line draw:style-name="gr2" draw:text-style-name="P2" draw:layer="layout" svg:x1="4.549cm" svg:y1="10.45cm" svg:x2="4.4cm" svg:y2="10.45cm">
          <text:p/>
        </draw:line>
        <draw:path draw:style-name="gr2" draw:text-style-name="P2" draw:layer="layout" svg:width="3.85cm" svg:height="1.684cm" svg:x="5.55cm" svg:y="8.517cm" svg:viewBox="0 0 3851 1685" svg:d="M0 1685h150v-1551h316c0-15 4-29 11-42 8-12 18-23 31-30 13-8 27-11 42-11 14 0 29 3 41 11 13 7 24 18 31 30 7 13 11 27 11 42h1484c0-23 6-46 17-67 12-20 29-37 49-49 21-11 44-18 67-18 24 0 47 7 67 18 20 12 37 29 49 49 11 21 18 44 18 67h1083c0-15 4-29 11-42 7-12 18-23 31-30 12-8 27-11 41-11 15 0 29 3 42 11 13 7 23 18 31 30 7 13 11 27 11 42h217v1101h-40c0-30-8-60-23-86s-37-48-63-63-56-23-86-23-60 8-86 23-48 37-63 63-23 56-23 86h-66">
          <text:p/>
        </draw:path>
        <draw:polyline draw:style-name="gr2" draw:text-style-name="P2" draw:layer="layout" svg:width="0.15cm" svg:height="0.25cm" svg:x="6.1cm" svg:y="10.2cm" svg:viewBox="0 0 151 251" draw:points="151,251 0,251 0,0">
          <text:p/>
        </draw:polyline>
        <draw:polyline draw:style-name="gr2" draw:text-style-name="P2" draw:layer="layout" svg:width="0.15cm" svg:height="0.25cm" svg:x="7.8cm" svg:y="10.2cm" svg:viewBox="0 0 151 251" draw:points="151,251 0,251 0,0">
          <text:p/>
        </draw:polyline>
        <draw:polyline draw:style-name="gr2" draw:text-style-name="P2" draw:layer="layout" svg:width="0.15cm" svg:height="0.25cm" svg:x="9.4cm" svg:y="10.2cm" svg:viewBox="0 0 151 251" draw:points="151,251 0,251 0,0">
          <text:p/>
        </draw:polyline>
        <draw:path draw:style-name="gr2" draw:text-style-name="P2" draw:layer="layout" svg:width="3.763cm" svg:height="1.559cm" svg:x="7.25cm" svg:y="8.642cm" svg:viewBox="0 0 3764 1560" svg:d="M0 1560h150v-1401h266c0-23 6-46 18-67 12-20 29-37 49-49 20-11 43-17 67-17 23 0 46 6 66 17 21 12 38 29 49 49 12 21 18 44 18 67h1083c0-15 4-29 12-42 7-12 18-23 30-30 13-8 27-11 42-11s29 3 42 11c12 7 23 18 30 30 8 13 12 27 12 42h133c0-28 7-55 21-79s34-44 58-58 51-22 79-22 55 8 79 22 44 34 58 58 22 51 22 79h983c0-15 4-29 11-42 7-12 18-23 31-30 12-8 27-11 41-11 15 0 29 3 42 11 13 7 23 18 31 30 7 13 11 27 11 42h230v951h-39c0-32-8-63-24-90s-38-50-66-65c-27-16-58-24-89-24s-62 8-90 24c-27 15-49 38-65 65s-24 58-24 90h-66">
          <text:p/>
        </draw:path>
        <draw:polyline draw:style-name="gr2" draw:text-style-name="P2" draw:layer="layout" svg:width="0.15cm" svg:height="0.25cm" svg:x="11.1cm" svg:y="10.2cm" svg:viewBox="0 0 151 251" draw:points="151,251 0,251 0,0">
          <text:p/>
        </draw:polyline>
        <draw:polyline draw:style-name="gr2" draw:text-style-name="P2" draw:layer="layout" svg:width="0.15cm" svg:height="0.25cm" svg:x="12.8cm" svg:y="10.2cm" svg:viewBox="0 0 151 251" draw:points="151,251 0,251 0,0">
          <text:p/>
        </draw:polyline>
        <draw:polyline draw:style-name="gr2" draw:text-style-name="P2" draw:layer="layout" svg:width="0.15cm" svg:height="0.25cm" svg:x="14.5cm" svg:y="10.2cm" svg:viewBox="0 0 151 251" draw:points="151,251 0,251 0,0">
          <text:p/>
        </draw:polyline>
        <draw:path draw:style-name="gr2" draw:text-style-name="P2" draw:layer="layout" svg:width="3.75cm" svg:height="1.834cm" svg:x="8.95cm" svg:y="8.367cm" svg:viewBox="0 0 3751 1835" svg:d="M0 1835h150v-1751h366c0-15 4-29 11-42 8-12 18-23 31-30 13-8 27-12 42-12 14 0 29 4 41 12 13 7 24 18 31 30 7 13 11 27 11 42h1384c0-15 3-29 11-42 7-12 18-23 30-30 13-8 27-12 42-12s29 4 42 12c13 7 23 18 30 30 8 13 12 27 12 42h1517v1301h-26c0-32-8-63-24-90s-38-50-66-65c-27-16-58-24-89-24s-62 8-90 24c-27 15-49 38-65 65s-24 58-24 90h-66">
          <text:p/>
        </draw:path>
        <draw:polyline draw:style-name="gr2" draw:text-style-name="P2" draw:layer="layout" svg:width="0.15cm" svg:height="0.25cm" svg:x="16.2cm" svg:y="10.2cm" svg:viewBox="0 0 151 251" draw:points="151,251 0,251 0,0">
          <text:p/>
        </draw:polyline>
        <draw:path draw:style-name="gr2" draw:text-style-name="P2" draw:layer="layout" svg:width="3.9cm" svg:height="1.734cm" svg:x="10.55cm" svg:y="8.467cm" svg:viewBox="0 0 3901 1735" svg:d="M0 1735h150v-1601h316c0-15 4-29 11-42 8-12 18-23 31-30 13-8 27-11 42-11 14 0 29 3 41 11 13 7 24 18 31 30 7 13 11 27 11 42h1434c0-23 6-46 17-67 12-20 29-37 49-49 21-11 44-18 67-18 24 0 47 7 67 18 20 12 37 29 49 49 11 21 18 44 18 67h1567v1151h-19c0-37-10-73-28-104-18-32-44-58-76-76-31-18-67-28-104-28-36 0-72 10-103 28-32 18-58 44-76 76-19 31-28 67-28 104h-66">
          <text:p/>
        </draw:path>
        <draw:path draw:style-name="gr2" draw:text-style-name="P2" draw:layer="layout" svg:width="3.85cm" svg:height="1.592cm" svg:x="12.25cm" svg:y="8.61cm" svg:viewBox="0 0 3851 1593" svg:d="M0 1593h150v-1459h216c0-23 6-46 18-67 12-20 29-37 49-49 20-11 43-18 67-18 23 0 46 7 66 18 21 12 38 29 49 49 12 21 18 44 18 67h1484c0-22 5-45 17-64 11-20 27-36 47-47 19-12 42-17 64-17 23 0 45 5 64 17 20 11 36 27 47 47 12 19 18 42 18 64h1093c0-15 4-29 11-42 7-12 18-23 31-30 12-8 27-11 41-11 15 0 29 3 42 11 13 7 23 18 31 30 7 13 11 27 11 42h217v1008h-117c0-23-6-46-18-66-12-21-28-38-49-49-20-12-43-18-67-18-23 0-46 6-66 18-21 11-37 28-49 49-12 20-18 43-18 66h-66">
          <text:p/>
        </draw:path>
        <draw:polyline draw:style-name="gr2" draw:text-style-name="P2" draw:layer="layout" svg:width="0.15cm" svg:height="0.25cm" svg:x="17.9cm" svg:y="10.2cm" svg:viewBox="0 0 151 251" draw:points="151,251 0,251 0,0">
          <text:p/>
        </draw:polyline>
        <draw:polyline draw:style-name="gr2" draw:text-style-name="P2" draw:layer="layout" svg:width="0.15cm" svg:height="0.25cm" svg:x="19.6cm" svg:y="10.2cm" svg:viewBox="0 0 151 251" draw:points="151,251 0,251 0,0">
          <text:p/>
        </draw:polyline>
        <draw:path draw:style-name="gr2" draw:text-style-name="P2" draw:layer="layout" svg:width="3.9cm" svg:height="1.434cm" svg:x="13.95cm" svg:y="8.767cm" svg:viewBox="0 0 3901 1435" svg:d="M0 1435h150v-1301h266c0-22 6-45 17-64 12-20 28-36 47-47 20-12 42-17 65-17 22 0 44 5 64 17 19 11 36 27 47 47 11 19 17 42 17 64h1093c0-15 4-29 12-42 7-12 18-23 30-30 13-8 27-11 42-11s29 3 42 11c12 7 23 18 30 30 8 13 11 27 11 42h134c0-23 6-46 17-67 12-20 29-37 49-49 21-11 44-18 67-18 24 0 47 7 67 18 20 12 37 29 49 49 11 21 18 44 18 67h1133c0-15 4-29 11-42 7-12 18-23 31-30 12-8 27-11 41-11 15 0 29 3 42 11 13 7 23 18 31 30 7 13 11 27 11 42h267v851h-19c0-37-10-73-28-104-18-32-44-58-76-76-31-18-67-28-104-28-36 0-72 10-103 28-32 18-58 44-76 76-19 31-28 67-28 104h-67">
          <text:p/>
        </draw:path>
        <draw:path draw:style-name="gr2" draw:text-style-name="P2" draw:layer="layout" svg:width="3.85cm" svg:height="1.684cm" svg:x="15.65cm" svg:y="8.517cm" svg:viewBox="0 0 3851 1685" svg:d="M0 1685h150v-1601h316c0-15 4-29 11-42 8-12 18-23 31-30 13-8 27-12 42-12 14 0 29 4 41 12 13 7 24 18 31 30 7 13 11 27 11 42h1574c0-15 3-29 11-42 7-12 18-23 30-30 13-8 27-12 42-12s29 4 42 12c13 7 23 18 30 30 8 13 12 27 12 42h1477v1151h-11c0-24-6-48-18-69-12-20-30-38-50-50-21-12-45-18-69-18s-47 6-68 18-38 30-50 50c-12 21-18 45-18 69h-166">
          <text:p/>
        </draw:path>
        <draw:path draw:style-name="gr2" draw:text-style-name="P2" draw:layer="layout" svg:width="3.75cm" svg:height="1.534cm" svg:x="17.35cm" svg:y="8.667cm" svg:viewBox="0 0 3751 1535" svg:d="M0 1535h150v-1401h356c0-15 4-29 11-42 8-12 18-23 31-30 13-8 27-11 42-11 14 0 29 3 41 11 13 7 24 18 31 30 7 13 11 27 11 42h1394c0-23 6-46 17-67 12-20 29-37 49-49 21-11 44-18 67-18 24 0 47 7 67 18 20 12 37 29 49 49 11 21 18 44 18 67h1417v951h-350">
          <text:p/>
        </draw:path>
        <draw:path draw:style-name="gr2" draw:text-style-name="P2" draw:layer="layout" svg:width="17.3cm" svg:height="5.934cm" svg:x="5.55cm" svg:y="9.567cm" svg:viewBox="0 0 17301 5935" svg:d="M17301 5085v850h-217c0-15-4-29-11-42-8-12-18-23-31-30-12-8-27-12-42-12-14 0-29 4-41 12-13 7-24 18-31 30-7 13-11 27-11 42h-333c0-15-4-29-11-42-8-12-18-23-31-30-12-8-27-12-42-12-14 0-29 4-41 12-13 7-24 18-31 30-7 13-11 27-11 42h-15967v-5751h-17c0-32-8-64-25-92-16-28-39-51-67-67s-59-25-91-25c-33 0-64 9-92 25s-51 39-67 67c-17 28-25 60-25 92h-66">
          <text:p/>
        </draw:path>
        <draw:path draw:style-name="gr2" draw:text-style-name="P2" draw:layer="layout" svg:width="15.1cm" svg:height="7.134cm" svg:x="7.25cm" svg:y="8.117cm" svg:viewBox="0 0 15101 7135" svg:d="M15101 6535v600h-217c0-15-4-29-11-42-8-12-18-23-31-30-12-8-27-12-42-12-14 0-29 4-41 12-13 7-24 18-31 30-7 13-11 27-11 42h-591v-7051h-1692c0-15-4-29-11-42-8-12-18-23-31-30-13-8-27-12-42-12-14 0-29 4-41 12-13 7-24 18-31 30-7 13-11 27-11 42h-1493c0-15-4-29-11-42-8-12-18-23-31-30-13-8-27-12-42-12-14 0-29 4-42 12-12 7-23 18-30 30-7 13-11 27-11 42h-1573c0-15-4-29-12-42-7-12-17-23-30-30-13-8-27-12-42-12s-29 4-42 12c-12 7-23 18-30 30-8 13-11 27-11 42h-1494c0-15-3-29-11-42-7-12-18-23-30-30-13-8-27-12-42-12s-29 4-42 12c-12 7-23 18-30 30-8 13-12 27-12 42h-1573c0-15-3-29-11-42-7-12-18-23-30-30-13-8-27-12-42-12s-29 4-42 12c-13 7-23 18-30 30-8 13-12 27-12 42h-1533c0-15-4-29-11-42-7-12-18-23-30-30-13-8-28-12-42-12-15 0-29 4-42 12-13 7-23 18-31 30-7 13-11 27-11 42h-1383c0-15-4-29-11-42-7-12-18-23-31-30-12-8-27-12-41-12-15 0-29 4-42 12-13 7-23 18-31 30-7 13-11 27-11 42h-1533c0-15-4-29-11-42-7-12-18-23-31-30-12-8-27-12-41-12-15 0-30 4-42 12-13 7-23 18-31 30-7 13-11 27-11 42h-16v1550h-67c0-32-8-64-25-92-16-27-39-51-67-67s-59-24-91-24c-33 0-64 8-92 24s-51 40-67 67c-17 28-25 60-25 92h-66">
          <text:p/>
        </draw:path>
        <draw:frame draw:style-name="gr4" draw:text-style-name="P4" draw:layer="layout" svg:width="0.303cm" svg:height="0.33cm" svg:x="4.297cm" svg:y="9.75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7.697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09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1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697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4.4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6.099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75cm" svg:y="9.75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9.5cm" svg:y="9.75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cm" svg:height="1.3cm" svg:x="5.55cm" svg:y="9.9cm" svg:viewBox="0 0 91 1301" draw:points="0,0 91,150 91,1301">
          <text:p/>
        </draw:polyline>
        <draw:polyline draw:style-name="gr2" draw:text-style-name="P2" draw:layer="layout" svg:width="0.073cm" svg:height="1.299cm" svg:x="7.25cm" svg:y="9.9cm" svg:viewBox="0 0 74 1300" draw:points="0,0 74,100 74,1300">
          <text:p/>
        </draw:polyline>
        <draw:polyline draw:style-name="gr2" draw:text-style-name="P2" draw:layer="layout" svg:width="0.11cm" svg:height="1.3cm" svg:x="8.95cm" svg:y="9.9cm" svg:viewBox="0 0 111 1301" draw:points="0,0 111,0 111,1301">
          <text:p/>
        </draw:polyline>
        <draw:polyline draw:style-name="gr2" draw:text-style-name="P2" draw:layer="layout" svg:width="0.09cm" svg:height="1.3cm" svg:x="10.55cm" svg:y="9.9cm" svg:viewBox="0 0 91 1301" draw:points="0,0 91,0 91,1301">
          <text:p/>
        </draw:polyline>
        <draw:polyline draw:style-name="gr2" draw:text-style-name="P2" draw:layer="layout" svg:width="0.09cm" svg:height="1.3cm" svg:x="12.25cm" svg:y="9.9cm" svg:viewBox="0 0 91 1301" draw:points="0,0 91,100 91,1301">
          <text:p/>
        </draw:polyline>
        <draw:polyline draw:style-name="gr2" draw:text-style-name="P2" draw:layer="layout" svg:width="0.09cm" svg:height="1.3cm" svg:x="13.95cm" svg:y="9.9cm" svg:viewBox="0 0 91 1301" draw:points="0,0 91,0 91,1301">
          <text:p/>
        </draw:polyline>
        <draw:polyline draw:style-name="gr2" draw:text-style-name="P2" draw:layer="layout" svg:width="0.11cm" svg:height="1.3cm" svg:x="15.65cm" svg:y="9.9cm" svg:viewBox="0 0 111 1301" draw:points="0,0 111,0 111,1301">
          <text:p/>
        </draw:polyline>
        <draw:polyline draw:style-name="gr2" draw:text-style-name="P2" draw:layer="layout" svg:width="0.09cm" svg:height="1.3cm" svg:x="17.35cm" svg:y="9.9cm" svg:viewBox="0 0 91 1301" draw:points="0,0 91,0 91,1301">
          <text:p/>
        </draw:polyline>
        <draw:polyline draw:style-name="gr2" draw:text-style-name="P2" draw:layer="layout" svg:width="0.09cm" svg:height="1.3cm" svg:x="19.05cm" svg:y="9.9cm" svg:viewBox="0 0 91 1301" draw:points="0,0 91,0 91,1301">
          <text:p/>
        </draw:polyline>
        <draw:polyline draw:style-name="gr2" draw:text-style-name="P2" draw:layer="layout" svg:width="0.35cm" svg:height="1.3cm" svg:x="20.75cm" svg:y="9.9cm" svg:viewBox="0 0 351 1301" draw:points="0,0 351,0 351,1301">
          <text:p/>
        </draw:polyline>
        <draw:polyline draw:style-name="gr2" draw:text-style-name="P2" draw:layer="layout" svg:width="0.25cm" svg:height="2cm" svg:x="4.3cm" svg:y="7.6cm" svg:viewBox="0 0 251 2001" draw:points="251,2001 0,2001 0,0">
          <text:p/>
        </draw:polyline>
        <draw:polyline draw:style-name="gr2" draw:text-style-name="P2" draw:layer="layout" svg:width="0.15cm" svg:height="2cm" svg:x="6.1cm" svg:y="7.6cm" svg:viewBox="0 0 151 2001" draw:points="151,2000 0,2001 0,0">
          <text:p/>
        </draw:polyline>
        <draw:polyline draw:style-name="gr2" draw:text-style-name="P2" draw:layer="layout" svg:width="0.1cm" svg:height="2cm" svg:x="7.85cm" svg:y="7.6cm" svg:viewBox="0 0 101 2001" draw:points="101,2001 0,2001 0,0">
          <text:p/>
        </draw:polyline>
        <draw:line draw:style-name="gr2" draw:text-style-name="P2" draw:layer="layout" svg:x1="9.55cm" svg:y1="9.599cm" svg:x2="9.55cm" svg:y2="7.6cm">
          <text:p/>
        </draw:line>
        <draw:polyline draw:style-name="gr2" draw:text-style-name="P2" draw:layer="layout" svg:width="0.15cm" svg:height="2cm" svg:x="11.1cm" svg:y="7.6cm" svg:viewBox="0 0 151 2001" draw:points="151,2001 0,2001 0,0">
          <text:p/>
        </draw:polyline>
        <draw:polyline draw:style-name="gr2" draw:text-style-name="P2" draw:layer="layout" svg:width="0.15cm" svg:height="2cm" svg:x="12.8cm" svg:y="7.6cm" svg:viewBox="0 0 151 2001" draw:points="151,2000 0,2001 0,0">
          <text:p/>
        </draw:polyline>
        <draw:polyline draw:style-name="gr2" draw:text-style-name="P2" draw:layer="layout" svg:width="0.11cm" svg:height="2cm" svg:x="14.54cm" svg:y="7.6cm" svg:viewBox="0 0 111 2001" draw:points="111,2000 0,2001 0,0">
          <text:p/>
        </draw:polyline>
        <draw:polyline draw:style-name="gr2" draw:text-style-name="P2" draw:layer="layout" svg:width="0.15cm" svg:height="2cm" svg:x="16.2cm" svg:y="7.6cm" svg:viewBox="0 0 151 2001" draw:points="151,2001 0,2001 0,0">
          <text:p/>
        </draw:polyline>
        <draw:polyline draw:style-name="gr2" draw:text-style-name="P2" draw:layer="layout" svg:width="0.11cm" svg:height="2cm" svg:x="17.94cm" svg:y="7.6cm" svg:viewBox="0 0 111 2001" draw:points="111,2001 0,2000 0,0">
          <text:p/>
        </draw:polyline>
        <draw:polyline draw:style-name="gr2" draw:text-style-name="P2" draw:layer="layout" svg:width="0.15cm" svg:height="2cm" svg:x="19.6cm" svg:y="7.6cm" svg:viewBox="0 0 151 2001" draw:points="151,2001 0,2001 0,0">
          <text:p/>
        </draw:polyline>
        <draw:frame draw:style-name="gr4" draw:text-style-name="P4" draw:layer="layout" svg:width="0.34cm" svg:height="0.33cm" svg:x="4.13cm" svg:y="7.3cm">
          <draw:text-box>
            <text:p text:style-name="P3"><text:span text:style-name="T1">S1</text:span></text:p>
          </draw:text-box>
        </draw:frame>
        <draw:frame draw:style-name="gr4" draw:text-style-name="P4" draw:layer="layout" svg:width="0.34cm" svg:height="0.33cm" svg:x="5.93cm" svg:y="7.318cm">
          <draw:text-box>
            <text:p text:style-name="P3"><text:span text:style-name="T1">S2</text:span></text:p>
          </draw:text-box>
        </draw:frame>
        <draw:frame draw:style-name="gr4" draw:text-style-name="P4" draw:layer="layout" svg:width="0.34cm" svg:height="0.33cm" svg:x="7.7cm" svg:y="7.318cm">
          <draw:text-box>
            <text:p text:style-name="P3"><text:span text:style-name="T1">S3</text:span></text:p>
          </draw:text-box>
        </draw:frame>
        <draw:frame draw:style-name="gr4" draw:text-style-name="P4" draw:layer="layout" svg:width="0.34cm" svg:height="0.33cm" svg:x="9.4cm" svg:y="7.318cm">
          <draw:text-box>
            <text:p text:style-name="P3"><text:span text:style-name="T1">S4</text:span></text:p>
          </draw:text-box>
        </draw:frame>
        <draw:frame draw:style-name="gr4" draw:text-style-name="P4" draw:layer="layout" svg:width="0.34cm" svg:height="0.33cm" svg:x="10.93cm" svg:y="7.318cm">
          <draw:text-box>
            <text:p text:style-name="P3"><text:span text:style-name="T1">S5</text:span></text:p>
          </draw:text-box>
        </draw:frame>
        <draw:frame draw:style-name="gr4" draw:text-style-name="P4" draw:layer="layout" svg:width="0.34cm" svg:height="0.33cm" svg:x="12.63cm" svg:y="7.318cm">
          <draw:text-box>
            <text:p text:style-name="P3"><text:span text:style-name="T1">S6</text:span></text:p>
          </draw:text-box>
        </draw:frame>
        <draw:frame draw:style-name="gr4" draw:text-style-name="P4" draw:layer="layout" svg:width="0.34cm" svg:height="0.33cm" svg:x="14.38cm" svg:y="7.318cm">
          <draw:text-box>
            <text:p text:style-name="P3"><text:span text:style-name="T1">S7</text:span></text:p>
          </draw:text-box>
        </draw:frame>
        <draw:frame draw:style-name="gr4" draw:text-style-name="P4" draw:layer="layout" svg:width="0.34cm" svg:height="0.33cm" svg:x="16.03cm" svg:y="7.318cm">
          <draw:text-box>
            <text:p text:style-name="P3"><text:span text:style-name="T1">S8</text:span></text:p>
          </draw:text-box>
        </draw:frame>
        <draw:frame draw:style-name="gr4" draw:text-style-name="P4" draw:layer="layout" svg:width="0.34cm" svg:height="0.33cm" svg:x="17.76cm" svg:y="7.318cm">
          <draw:text-box>
            <text:p text:style-name="P3"><text:span text:style-name="T1">S9</text:span></text:p>
          </draw:text-box>
        </draw:frame>
        <draw:frame draw:style-name="gr4" draw:text-style-name="P4" draw:layer="layout" svg:width="0.34cm" svg:height="0.33cm" svg:x="19.43cm" svg:y="7.318cm">
          <draw:text-box>
            <text:p text:style-name="P3"><text:span text:style-name="T1">S0</text:span></text:p>
          </draw:text-box>
        </draw:frame>
        <draw:frame draw:style-name="gr4" draw:text-style-name="P4" draw:layer="layout" svg:width="0.462cm" svg:height="0.33cm" svg:x="5.4cm" svg:y="11.159cm">
          <draw:text-box>
            <text:p text:style-name="P3"><text:span text:style-name="T1">S01</text:span></text:p>
          </draw:text-box>
        </draw:frame>
        <draw:frame draw:style-name="gr4" draw:text-style-name="P4" draw:layer="layout" svg:width="0.462cm" svg:height="0.33cm" svg:x="7.069cm" svg:y="11.159cm">
          <draw:text-box>
            <text:p text:style-name="P3"><text:span text:style-name="T1">S12</text:span></text:p>
          </draw:text-box>
        </draw:frame>
        <draw:frame draw:style-name="gr4" draw:text-style-name="P4" draw:layer="layout" svg:width="0.462cm" svg:height="0.33cm" svg:x="8.8cm" svg:y="11.159cm">
          <draw:text-box>
            <text:p text:style-name="P3"><text:span text:style-name="T1">S23</text:span></text:p>
          </draw:text-box>
        </draw:frame>
        <draw:frame draw:style-name="gr4" draw:text-style-name="P4" draw:layer="layout" svg:width="0.462cm" svg:height="0.33cm" svg:x="10.369cm" svg:y="11.159cm">
          <draw:text-box>
            <text:p text:style-name="P3"><text:span text:style-name="T1">S34</text:span></text:p>
          </draw:text-box>
        </draw:frame>
        <draw:frame draw:style-name="gr4" draw:text-style-name="P4" draw:layer="layout" svg:width="0.462cm" svg:height="0.33cm" svg:x="12.1cm" svg:y="11.159cm">
          <draw:text-box>
            <text:p text:style-name="P3"><text:span text:style-name="T1">S45</text:span></text:p>
          </draw:text-box>
        </draw:frame>
        <draw:frame draw:style-name="gr4" draw:text-style-name="P4" draw:layer="layout" svg:width="0.462cm" svg:height="0.33cm" svg:x="13.838cm" svg:y="11.159cm">
          <draw:text-box>
            <text:p text:style-name="P3"><text:span text:style-name="T1">S56</text:span></text:p>
          </draw:text-box>
        </draw:frame>
        <draw:frame draw:style-name="gr4" draw:text-style-name="P4" draw:layer="layout" svg:width="0.462cm" svg:height="0.33cm" svg:x="15.5cm" svg:y="11.159cm">
          <draw:text-box>
            <text:p text:style-name="P3"><text:span text:style-name="T1">S67</text:span></text:p>
          </draw:text-box>
        </draw:frame>
        <draw:frame draw:style-name="gr4" draw:text-style-name="P4" draw:layer="layout" svg:width="0.462cm" svg:height="0.33cm" svg:x="17.2cm" svg:y="11.159cm">
          <draw:text-box>
            <text:p text:style-name="P3"><text:span text:style-name="T1">S78</text:span></text:p>
          </draw:text-box>
        </draw:frame>
        <draw:frame draw:style-name="gr4" draw:text-style-name="P4" draw:layer="layout" svg:width="0.462cm" svg:height="0.33cm" svg:x="18.9cm" svg:y="11.159cm">
          <draw:text-box>
            <text:p text:style-name="P3"><text:span text:style-name="T1">S89</text:span></text:p>
          </draw:text-box>
        </draw:frame>
        <draw:frame draw:style-name="gr4" draw:text-style-name="P4" draw:layer="layout" svg:width="0.462cm" svg:height="0.33cm" svg:x="20.869cm" svg:y="11.159cm">
          <draw:text-box>
            <text:p text:style-name="P3"><text:span text:style-name="T1">S90</text:span></text:p>
          </draw:text-box>
        </draw:frame>
        <draw:g>
          <draw:path draw:style-name="gr14" draw:text-style-name="P7" draw:layer="layout" svg:width="0.1cm" svg:height="0.101cm" svg:x="5.55cm" svg:y="9.2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5.55cm" svg:y="9.2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0.55cm" svg:y="9.2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55cm" svg:y="9.2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05cm" svg:height="0.3cm" svg:x="5.55cm" svg:y="9.3cm" svg:viewBox="0 0 51 301" draw:points="0,301 51,150 51,0">
          <text:p/>
        </draw:polyline>
        <draw:polyline draw:style-name="gr2" draw:text-style-name="P2" draw:layer="layout" svg:width="0.05cm" svg:height="0.3cm" svg:x="7.25cm" svg:y="9.3cm" svg:viewBox="0 0 51 301" draw:points="0,301 51,150 51,0">
          <text:p/>
        </draw:polyline>
        <draw:polyline draw:style-name="gr2" draw:text-style-name="P2" draw:layer="layout" svg:width="0.05cm" svg:height="0.3cm" svg:x="8.95cm" svg:y="9.3cm" svg:viewBox="0 0 51 301" draw:points="0,301 51,150 51,0">
          <text:p/>
        </draw:polyline>
        <draw:polyline draw:style-name="gr2" draw:text-style-name="P2" draw:layer="layout" svg:width="0.05cm" svg:height="0.3cm" svg:x="10.55cm" svg:y="9.3cm" svg:viewBox="0 0 51 301" draw:points="0,301 51,150 51,0">
          <text:p/>
        </draw:polyline>
        <draw:polyline draw:style-name="gr2" draw:text-style-name="P2" draw:layer="layout" svg:width="0.05cm" svg:height="0.3cm" svg:x="12.25cm" svg:y="9.3cm" svg:viewBox="0 0 51 301" draw:points="0,301 51,150 51,0">
          <text:p/>
        </draw:polyline>
        <draw:polyline draw:style-name="gr2" draw:text-style-name="P2" draw:layer="layout" svg:width="0.05cm" svg:height="0.3cm" svg:x="13.95cm" svg:y="9.3cm" svg:viewBox="0 0 51 301" draw:points="0,301 51,150 51,0">
          <text:p/>
        </draw:polyline>
        <draw:polyline draw:style-name="gr2" draw:text-style-name="P2" draw:layer="layout" svg:width="0.05cm" svg:height="0.3cm" svg:x="15.65cm" svg:y="9.3cm" svg:viewBox="0 0 51 301" draw:points="0,301 51,150 51,0">
          <text:p/>
        </draw:polyline>
        <draw:polyline draw:style-name="gr2" draw:text-style-name="P2" draw:layer="layout" svg:width="0.05cm" svg:height="0.3cm" svg:x="17.35cm" svg:y="9.3cm" svg:viewBox="0 0 51 301" draw:points="0,301 51,151 51,0">
          <text:p/>
        </draw:polyline>
        <draw:polyline draw:style-name="gr2" draw:text-style-name="P2" draw:layer="layout" svg:width="0.05cm" svg:height="0.3cm" svg:x="19.05cm" svg:y="9.3cm" svg:viewBox="0 0 51 301" draw:points="0,301 51,150 51,0">
          <text:p/>
        </draw:polyline>
        <draw:polyline draw:style-name="gr2" draw:text-style-name="P2" draw:layer="layout" svg:width="0.05cm" svg:height="0.3cm" svg:x="20.75cm" svg:y="9.3cm" svg:viewBox="0 0 51 301" draw:points="0,301 51,301 51,0">
          <text:p/>
        </draw:polyline>
        <draw:frame draw:style-name="gr4" draw:text-style-name="P4" draw:layer="layout" svg:width="0.9cm" svg:height="0.33cm" svg:x="4.25cm" svg:y="1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9.65cm" svg:y="16cm" svg:viewBox="0 0 701 1701" draw:points="0,1701 701,1701 701,0 0,0">
            <text:p/>
          </draw:polygon>
          <draw:polygon draw:style-name="gr2" draw:text-style-name="P2" draw:layer="layout" svg:width="0.7cm" svg:height="1.7cm" svg:x="19.65cm" svg:y="16cm" svg:viewBox="0 0 701 1701" draw:points="0,1701 701,1701 701,0 0,0">
            <text:p/>
          </draw:polygon>
        </draw:g>
        <draw:line draw:style-name="gr2" draw:text-style-name="P2" draw:layer="layout" svg:x1="19.9cm" svg:y1="16.301cm" svg:x2="20.101cm" svg:y2="16.2cm">
          <text:p/>
        </draw:line>
        <draw:path draw:style-name="gr2" draw:text-style-name="P2" draw:layer="layout" svg:width="0.998cm" svg:height="0cm" svg:x="19.5cm" svg:y="16.3cm" svg:viewBox="0 0 999 0" svg:d="M599 0h400M0 0h400">
          <text:p/>
        </draw:path>
        <draw:polyline draw:style-name="gr2" draw:text-style-name="P2" draw:layer="layout" svg:width="0.443cm" svg:height="0.105cm" svg:x="20.057cm" svg:y="16.15cm" svg:viewBox="0 0 444 106" draw:points="0,106 0,0 444,0">
          <text:p/>
        </draw:polyline>
        <draw:line draw:style-name="gr2" draw:text-style-name="P2" draw:layer="layout" svg:x1="19.9cm" svg:y1="16.601cm" svg:x2="20.101cm" svg:y2="16.5cm">
          <text:p/>
        </draw:line>
        <draw:path draw:style-name="gr2" draw:text-style-name="P2" draw:layer="layout" svg:width="0.998cm" svg:height="0cm" svg:x="19.5cm" svg:y="16.6cm" svg:viewBox="0 0 999 0" svg:d="M599 0h400M0 0h400">
          <text:p/>
        </draw:path>
        <draw:polyline draw:style-name="gr2" draw:text-style-name="P2" draw:layer="layout" svg:width="0.443cm" svg:height="0.105cm" svg:x="20.057cm" svg:y="16.45cm" svg:viewBox="0 0 444 106" draw:points="0,106 0,0 444,0">
          <text:p/>
        </draw:polyline>
        <draw:line draw:style-name="gr2" draw:text-style-name="P2" draw:layer="layout" svg:x1="19.9cm" svg:y1="16.901cm" svg:x2="20.101cm" svg:y2="16.8cm">
          <text:p/>
        </draw:line>
        <draw:path draw:style-name="gr2" draw:text-style-name="P2" draw:layer="layout" svg:width="0.998cm" svg:height="0cm" svg:x="19.5cm" svg:y="16.9cm" svg:viewBox="0 0 999 0" svg:d="M599 0h400M0 0h399">
          <text:p/>
        </draw:path>
        <draw:polyline draw:style-name="gr2" draw:text-style-name="P2" draw:layer="layout" svg:width="0.443cm" svg:height="0.105cm" svg:x="20.057cm" svg:y="16.75cm" svg:viewBox="0 0 444 106" draw:points="0,106 0,0 444,0">
          <text:p/>
        </draw:polyline>
        <draw:line draw:style-name="gr2" draw:text-style-name="P2" draw:layer="layout" svg:x1="19.9cm" svg:y1="17.201cm" svg:x2="20.101cm" svg:y2="17.1cm">
          <text:p/>
        </draw:line>
        <draw:path draw:style-name="gr2" draw:text-style-name="P2" draw:layer="layout" svg:width="0.998cm" svg:height="0cm" svg:x="19.5cm" svg:y="17.2cm" svg:viewBox="0 0 999 0" svg:d="M599 0h400M0 0h399">
          <text:p/>
        </draw:path>
        <draw:polyline draw:style-name="gr2" draw:text-style-name="P2" draw:layer="layout" svg:width="0.443cm" svg:height="0.105cm" svg:x="20.057cm" svg:y="17.05cm" svg:viewBox="0 0 444 106" draw:points="0,106 0,0 444,0">
          <text:p/>
        </draw:polyline>
        <draw:g>
          <draw:polygon draw:style-name="gr1" draw:text-style-name="P1" draw:layer="layout" svg:width="0.15cm" svg:height="0.15cm" svg:x="19.8cm" svg:y="17.375cm" svg:viewBox="0 0 151 151" draw:points="0,151 151,151 151,0 0,0">
            <text:p/>
          </draw:polygon>
          <draw:path draw:style-name="gr2" draw:text-style-name="P2" draw:layer="layout" svg:width="0.15cm" svg:height="0.15cm" svg:x="19.8cm" svg:y="17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883cm" svg:y="17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95cm" svg:y="17.375cm" svg:viewBox="0 0 301 151" draw:points="0,151 301,151 301,0 0,0">
              <text:p/>
            </draw:polygon>
            <draw:polygon draw:style-name="gr2" draw:text-style-name="P2" draw:layer="layout" svg:width="0.3cm" svg:height="0.15cm" svg:x="19.95cm" svg:y="17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95cm" svg:y="17.525cm">
            <draw:text-box>
              <text:p/>
            </draw:text-box>
          </draw:frame>
        </draw:g>
        <draw:line draw:style-name="gr2" draw:text-style-name="P2" draw:layer="layout" svg:x1="19.799cm" svg:y1="17.45cm" svg:x2="19.5cm" svg:y2="17.45cm">
          <text:p/>
        </draw:line>
        <draw:frame draw:style-name="gr4" draw:text-style-name="P4" draw:layer="layout" svg:width="0.303cm" svg:height="0.33cm" svg:x="19.099cm" svg:y="16.46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9.099cm" svg:y="16.109cm">
          <draw:text-box>
            <text:p text:style-name="P3"><text:span text:style-name="T1">+V</text:span></text:p>
          </draw:text-box>
        </draw:frame>
        <draw:path draw:style-name="gr2" draw:text-style-name="P2" draw:layer="layout" svg:width="0.2cm" svg:height="1cm" svg:x="22.35cm" svg:y="13.65cm" svg:viewBox="0 0 201 1001" svg:d="M100 0v199 414M200 1001l1-401M0 1001v-401">
          <text:p/>
        </draw:path>
        <draw:g>
          <draw:path draw:style-name="gr1" draw:text-style-name="P1" draw:layer="layout" svg:width="0.085cm" svg:height="0.085cm" svg:x="22.408cm" svg:y="13.807cm" svg:viewBox="0 0 86 86" svg:d="M43 0c8 0 15 2 21 6 7 4 12 9 16 15 4 7 6 14 6 22s-2 15-6 21c-4 7-9 12-15 16-7 4-14 6-22 6s-15-2-21-6c-7-4-12-9-16-15-4-7-6-14-6-22s2-15 6-21c4-7 9-12 15-16 7-4 14-6 22-6z">
            <text:p/>
          </draw:path>
          <draw:path draw:style-name="gr2" draw:text-style-name="P2" draw:layer="layout" svg:width="0.085cm" svg:height="0.085cm" svg:x="22.408cm" svg:y="13.807cm" svg:viewBox="0 0 86 86" svg:d="M43 0c8 0 15 2 21 6 7 4 12 9 16 15 4 7 6 14 6 22s-2 15-6 21c-4 7-9 12-15 16-7 4-14 6-22 6s-15-2-21-6c-7-4-12-9-16-15-4-7-6-14-6-22s2-15 6-21c4-7 9-12 15-16 7-4 14-6 22-6z">
            <text:p/>
          </draw:path>
        </draw:g>
        <draw:path draw:style-name="gr2" draw:text-style-name="P2" draw:layer="layout" svg:width="0.2cm" svg:height="1cm" svg:x="21.85cm" svg:y="13.65cm" svg:viewBox="0 0 201 1001" svg:d="M100 0v199 414M200 1001l1-401M0 1001v-401">
          <text:p/>
        </draw:path>
        <draw:g>
          <draw:path draw:style-name="gr1" draw:text-style-name="P1" draw:layer="layout" svg:width="0.087cm" svg:height="0.085cm" svg:x="21.908cm" svg:y="13.807cm" svg:viewBox="0 0 88 86" svg:d="M44 0c8 0 15 2 22 6 6 4 12 9 16 15 4 7 6 14 6 22s-2 15-6 21c-4 7-10 12-16 16-7 4-14 6-22 6s-15-2-22-6c-6-4-12-9-16-15-4-7-6-14-6-22s2-15 6-21c4-7 10-12 16-16 7-4 14-6 22-6z">
            <text:p/>
          </draw:path>
          <draw:path draw:style-name="gr2" draw:text-style-name="P2" draw:layer="layout" svg:width="0.087cm" svg:height="0.085cm" svg:x="21.908cm" svg:y="13.807cm" svg:viewBox="0 0 88 86" svg:d="M44 0c8 0 15 2 22 6 6 4 12 9 16 15 4 7 6 14 6 22s-2 15-6 21c-4 7-10 12-16 16-7 4-14 6-22 6s-15-2-22-6c-6-4-12-9-16-15-4-7-6-14-6-22s2-15 6-21c4-7 10-12 16-16 7-4 14-6 22-6z">
            <text:p/>
          </draw:path>
        </draw:g>
        <draw:path draw:style-name="gr2" draw:text-style-name="P2" draw:layer="layout" svg:width="0.2cm" svg:height="1cm" svg:x="22.85cm" svg:y="13.65cm" svg:viewBox="0 0 201 1001" svg:d="M100 0v199 414M201 1001v-401M0 1001v-401">
          <text:p/>
        </draw:path>
        <draw:g>
          <draw:path draw:style-name="gr1" draw:text-style-name="P1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  <draw:path draw:style-name="gr2" draw:text-style-name="P2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</draw:g>
        <draw:path draw:style-name="gr2" draw:text-style-name="P2" draw:layer="layout" svg:width="1.15cm" svg:height="4.434cm" svg:x="20.8cm" svg:y="9.217cm" svg:viewBox="0 0 1151 4435" svg:d="M0 84h216c0-15 4-29 11-42 8-12 18-23 31-30 13-8 27-12 42-12 14 0 29 4 42 12 12 7 23 18 30 30 7 13 11 27 11 42h108c0-15 4-29 12-42 7-12 18-23 30-30 13-8 27-12 42-12s29 4 42 12c12 7 23 18 30 30 8 13 12 27 12 42h492v4351">
          <text:p/>
        </draw:path>
        <draw:frame draw:style-name="gr4" draw:text-style-name="P4" draw:layer="layout" svg:width="1.9cm" svg:height="0.33cm" svg:x="23.15cm" svg:y="13.718cm">
          <draw:text-box>
            <text:p text:style-name="P3"><text:span text:style-name="T1">Single step switch</text:span></text:p>
          </draw:text-box>
        </draw:frame>
        <draw:line draw:style-name="gr2" draw:text-style-name="P2" draw:layer="layout" svg:x1="21.95cm" svg:y1="14.05cm" svg:x2="22.45cm" svg:y2="14.05cm">
          <text:p/>
        </draw:line>
        <draw:line draw:style-name="gr2" draw:text-style-name="P2" draw:layer="layout" svg:x1="22.95cm" svg:y1="14.05cm" svg:x2="22.45cm" svg:y2="14.05cm">
          <text:p/>
        </draw:line>
        <draw:polyline draw:style-name="gr2" draw:text-style-name="P2" draw:layer="layout" svg:width="2.55cm" svg:height="3.3cm" svg:x="19.5cm" svg:y="14.65cm" svg:viewBox="0 0 2551 3301" draw:points="2551,0 2551,3301 0,3301 0,2801">
          <text:p/>
        </draw:polyline>
        <draw:path draw:style-name="gr2" draw:text-style-name="P2" draw:layer="layout" svg:width="1.7cm" svg:height="3.534cm" svg:x="20.75cm" svg:y="10.117cm" svg:viewBox="0 0 1701 3535" svg:d="M0 84h266c0-15 4-29 11-42 8-12 18-23 31-30 13-8 27-12 42-12 14 0 29 4 41 12 13 7 24 18 31 30 7 13 11 27 11 42h108c0-15 4-29 12-42 7-12 17-23 30-30 13-8 27-12 42-12s29 4 42 12c12 7 23 18 30 30 8 13 11 27 11 42h409c0-15 4-29 11-42 7-12 18-23 30-30 13-8 28-12 42-12 15 0 29 4 42 12 13 7 23 18 31 30 7 13 11 27 11 42h417v3451">
          <text:p/>
        </draw:path>
        <draw:path draw:style-name="gr2" draw:text-style-name="P2" draw:layer="layout" svg:width="2.55cm" svg:height="1.5cm" svg:x="20.5cm" svg:y="14.65cm" svg:viewBox="0 0 2551 1501" svg:d="M0 1501h1467c0-15 4-29 11-42 8-12 18-23 31-30 13-8 27-12 42-12 14 0 29 4 41 12 13 7 24 18 31 30 7 13 11 27 11 42h334c0-15 3-29 11-42 7-12 18-23 30-30 13-8 27-12 42-12s29 4 42 12c13 7 23 18 30 30 8 13 12 27 12 42h416v-1501">
          <text:p/>
        </draw:path>
        <draw:path draw:style-name="gr2" draw:text-style-name="P2" draw:layer="layout" svg:width="3.9cm" svg:height="3.45cm" svg:x="19.05cm" svg:y="10.2cm" svg:viewBox="0 0 3901 3451" svg:d="M0 0v3076h272c0-15 4-29 11-42 8-13 18-23 31-30 13-8 27-12 42-12 14 0 29 4 41 12 13 7 24 17 31 30s11 27 11 42h277c0-15 4-29 11-42 8-13 18-23 31-30 13-8 27-12 42-12 14 0 29 4 41 12 13 7 24 17 31 30s11 27 11 42h1359c0-15 3-29 11-42 7-13 18-23 30-30 13-8 27-12 42-12s29 4 42 12c13 7 23 17 30 30 8 13 12 27 12 42h408c0-15 4-29 11-42s18-23 30-30c13-8 28-12 42-12 15 0 29 4 42 12 13 7 23 17 31 30 7 13 11 27 11 42h333c0-15 4-29 11-42s18-23 31-30c12-8 27-12 41-12 15 0 29 4 42 12 13 7 23 17 31 30 7 13 11 27 11 42h417v375">
          <text:p/>
        </draw:path>
        <draw:path draw:style-name="gr2" draw:text-style-name="P2" draw:layer="layout" svg:width="2.05cm" svg:height="1.8cm" svg:x="20.5cm" svg:y="14.65cm" svg:viewBox="0 0 2051 1801" svg:d="M2051 0v1801h-416c0-15-4-29-12-42-7-12-17-23-30-30-13-8-27-12-42-12s-29 4-42 12c-12 7-23 18-30 30-8 13-12 27-12 42h-1467">
          <text:p/>
        </draw:path>
      </draw:page>
      <draw:page draw:name="Sequencer copy" draw:style-name="dp1" draw:master-page-name="PM16">
        <draw:g>
          <draw:polygon draw:style-name="gr1" draw:text-style-name="P1" draw:layer="layout" svg:width="0.7cm" svg:height="1.7cm" svg:x="6.773cm" svg:y="2.07cm" svg:viewBox="0 0 701 1701" draw:points="0,1701 701,1701 701,0 0,0">
            <text:p/>
          </draw:polygon>
          <draw:polygon draw:style-name="gr2" draw:text-style-name="P2" draw:layer="layout" svg:width="0.7cm" svg:height="1.7cm" svg:x="6.773cm" svg:y="2.07cm" svg:viewBox="0 0 701 1701" draw:points="0,1701 701,1701 701,0 0,0">
            <text:p/>
          </draw:polygon>
        </draw:g>
        <draw:line draw:style-name="gr2" draw:text-style-name="P2" draw:layer="layout" svg:x1="7.023cm" svg:y1="2.371cm" svg:x2="7.224cm" svg:y2="2.27cm">
          <text:p/>
        </draw:line>
        <draw:path draw:style-name="gr2" draw:text-style-name="P2" draw:layer="layout" svg:width="0.998cm" svg:height="0cm" svg:x="6.623cm" svg:y="2.37cm" svg:viewBox="0 0 999 0" svg:d="M599 0h400M0 0h400">
          <text:p/>
        </draw:path>
        <draw:polyline draw:style-name="gr2" draw:text-style-name="P2" draw:layer="layout" svg:width="0.443cm" svg:height="0.105cm" svg:x="7.18cm" svg:y="2.22cm" svg:viewBox="0 0 444 106" draw:points="0,106 0,0 444,0">
          <text:p/>
        </draw:polyline>
        <draw:line draw:style-name="gr2" draw:text-style-name="P2" draw:layer="layout" svg:x1="7.023cm" svg:y1="2.671cm" svg:x2="7.224cm" svg:y2="2.57cm">
          <text:p/>
        </draw:line>
        <draw:path draw:style-name="gr2" draw:text-style-name="P2" draw:layer="layout" svg:width="0.998cm" svg:height="0cm" svg:x="6.623cm" svg:y="2.67cm" svg:viewBox="0 0 999 0" svg:d="M599 0h400M0 0h400">
          <text:p/>
        </draw:path>
        <draw:polyline draw:style-name="gr2" draw:text-style-name="P2" draw:layer="layout" svg:width="0.443cm" svg:height="0.105cm" svg:x="7.18cm" svg:y="2.52cm" svg:viewBox="0 0 444 106" draw:points="0,106 0,0 444,0">
          <text:p/>
        </draw:polyline>
        <draw:line draw:style-name="gr2" draw:text-style-name="P2" draw:layer="layout" svg:x1="7.023cm" svg:y1="2.971cm" svg:x2="7.224cm" svg:y2="2.87cm">
          <text:p/>
        </draw:line>
        <draw:path draw:style-name="gr2" draw:text-style-name="P2" draw:layer="layout" svg:width="0.998cm" svg:height="0cm" svg:x="6.623cm" svg:y="2.97cm" svg:viewBox="0 0 999 0" svg:d="M599 0h400M0 0h400">
          <text:p/>
        </draw:path>
        <draw:polyline draw:style-name="gr2" draw:text-style-name="P2" draw:layer="layout" svg:width="0.443cm" svg:height="0.105cm" svg:x="7.18cm" svg:y="2.82cm" svg:viewBox="0 0 444 106" draw:points="0,106 0,0 444,0">
          <text:p/>
        </draw:polyline>
        <draw:line draw:style-name="gr2" draw:text-style-name="P2" draw:layer="layout" svg:x1="7.023cm" svg:y1="3.271cm" svg:x2="7.224cm" svg:y2="3.17cm">
          <text:p/>
        </draw:line>
        <draw:path draw:style-name="gr2" draw:text-style-name="P2" draw:layer="layout" svg:width="0.998cm" svg:height="0cm" svg:x="6.623cm" svg:y="3.27cm" svg:viewBox="0 0 999 0" svg:d="M599 0h400M0 0h400">
          <text:p/>
        </draw:path>
        <draw:polyline draw:style-name="gr2" draw:text-style-name="P2" draw:layer="layout" svg:width="0.443cm" svg:height="0.105cm" svg:x="7.18cm" svg:y="3.12cm" svg:viewBox="0 0 444 106" draw:points="0,106 0,0 444,0">
          <text:p/>
        </draw:polyline>
        <draw:g>
          <draw:polygon draw:style-name="gr1" draw:text-style-name="P1" draw:layer="layout" svg:width="0.15cm" svg:height="0.15cm" svg:x="6.923cm" svg:y="3.445cm" svg:viewBox="0 0 151 151" draw:points="0,151 151,151 151,0 0,0">
            <text:p/>
          </draw:polygon>
          <draw:path draw:style-name="gr2" draw:text-style-name="P2" draw:layer="layout" svg:width="0.15cm" svg:height="0.15cm" svg:x="6.923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6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3cm" svg:y="3.445cm" svg:viewBox="0 0 301 151" draw:points="0,151 301,151 301,0 0,0">
              <text:p/>
            </draw:polygon>
            <draw:polygon draw:style-name="gr2" draw:text-style-name="P2" draw:layer="layout" svg:width="0.3cm" svg:height="0.15cm" svg:x="7.073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3cm" svg:y="3.595cm">
            <draw:text-box>
              <text:p/>
            </draw:text-box>
          </draw:frame>
        </draw:g>
        <draw:line draw:style-name="gr2" draw:text-style-name="P2" draw:layer="layout" svg:x1="6.922cm" svg:y1="3.52cm" svg:x2="6.623cm" svg:y2="3.52cm">
          <text:p/>
        </draw:line>
        <draw:frame draw:style-name="gr4" draw:text-style-name="P4" draw:layer="layout" svg:width="0.303cm" svg:height="0.33cm" svg:x="6.322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22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13.73cm" svg:y="2.52cm">
          <draw:text-box>
            <text:p text:style-name="P8"><text:span text:style-name="T1">S6.MOVG</text:span></text:p>
          </draw:text-box>
        </draw:frame>
        <draw:frame draw:style-name="gr4" draw:text-style-name="P4" draw:layer="layout" svg:width="0.477cm" svg:height="0.33cm" svg:x="6.183cm" svg:y="3.37cm">
          <draw:text-box>
            <text:p text:style-name="P9"><text:span text:style-name="T1">S4</text:span></text:p>
          </draw:text-box>
        </draw:frame>
        <draw:g>
          <draw:polygon draw:style-name="gr1" draw:text-style-name="P1" draw:layer="layout" svg:width="0.7cm" svg:height="1.7cm" svg:x="9.767cm" svg:y="2.07cm" svg:viewBox="0 0 701 1701" draw:points="0,1701 701,1701 701,0 0,0">
            <text:p/>
          </draw:polygon>
          <draw:polygon draw:style-name="gr2" draw:text-style-name="P2" draw:layer="layout" svg:width="0.7cm" svg:height="1.7cm" svg:x="9.767cm" svg:y="2.07cm" svg:viewBox="0 0 701 1701" draw:points="0,1701 701,1701 701,0 0,0">
            <text:p/>
          </draw:polygon>
        </draw:g>
        <draw:line draw:style-name="gr2" draw:text-style-name="P2" draw:layer="layout" svg:x1="10.016cm" svg:y1="2.371cm" svg:x2="10.217cm" svg:y2="2.27cm">
          <text:p/>
        </draw:line>
        <draw:path draw:style-name="gr2" draw:text-style-name="P2" draw:layer="layout" svg:width="0.998cm" svg:height="0cm" svg:x="9.617cm" svg:y="2.37cm" svg:viewBox="0 0 999 0" svg:d="M599 0h400M0 0h400">
          <text:p/>
        </draw:path>
        <draw:polyline draw:style-name="gr2" draw:text-style-name="P2" draw:layer="layout" svg:width="0.443cm" svg:height="0.105cm" svg:x="10.174cm" svg:y="2.22cm" svg:viewBox="0 0 444 106" draw:points="0,106 0,0 444,0">
          <text:p/>
        </draw:polyline>
        <draw:line draw:style-name="gr2" draw:text-style-name="P2" draw:layer="layout" svg:x1="10.016cm" svg:y1="2.671cm" svg:x2="10.217cm" svg:y2="2.57cm">
          <text:p/>
        </draw:line>
        <draw:path draw:style-name="gr2" draw:text-style-name="P2" draw:layer="layout" svg:width="0.998cm" svg:height="0cm" svg:x="9.617cm" svg:y="2.67cm" svg:viewBox="0 0 999 0" svg:d="M599 0h400M0 0h400">
          <text:p/>
        </draw:path>
        <draw:polyline draw:style-name="gr2" draw:text-style-name="P2" draw:layer="layout" svg:width="0.443cm" svg:height="0.105cm" svg:x="10.174cm" svg:y="2.52cm" svg:viewBox="0 0 444 106" draw:points="0,106 0,0 444,0">
          <text:p/>
        </draw:polyline>
        <draw:line draw:style-name="gr2" draw:text-style-name="P2" draw:layer="layout" svg:x1="10.016cm" svg:y1="2.971cm" svg:x2="10.217cm" svg:y2="2.87cm">
          <text:p/>
        </draw:line>
        <draw:path draw:style-name="gr2" draw:text-style-name="P2" draw:layer="layout" svg:width="0.998cm" svg:height="0cm" svg:x="9.617cm" svg:y="2.97cm" svg:viewBox="0 0 999 0" svg:d="M599 0h400M0 0h400">
          <text:p/>
        </draw:path>
        <draw:polyline draw:style-name="gr2" draw:text-style-name="P2" draw:layer="layout" svg:width="0.443cm" svg:height="0.105cm" svg:x="10.174cm" svg:y="2.82cm" svg:viewBox="0 0 444 106" draw:points="0,106 0,0 444,0">
          <text:p/>
        </draw:polyline>
        <draw:line draw:style-name="gr2" draw:text-style-name="P2" draw:layer="layout" svg:x1="10.016cm" svg:y1="3.271cm" svg:x2="10.217cm" svg:y2="3.17cm">
          <text:p/>
        </draw:line>
        <draw:path draw:style-name="gr2" draw:text-style-name="P2" draw:layer="layout" svg:width="0.998cm" svg:height="0cm" svg:x="9.617cm" svg:y="3.27cm" svg:viewBox="0 0 999 0" svg:d="M599 0h400M0 0h400">
          <text:p/>
        </draw:path>
        <draw:polyline draw:style-name="gr2" draw:text-style-name="P2" draw:layer="layout" svg:width="0.443cm" svg:height="0.105cm" svg:x="10.174cm" svg:y="3.12cm" svg:viewBox="0 0 444 106" draw:points="0,106 0,0 444,0">
          <text:p/>
        </draw:polyline>
        <draw:g>
          <draw:polygon draw:style-name="gr1" draw:text-style-name="P1" draw:layer="layout" svg:width="0.15cm" svg:height="0.15cm" svg:x="9.917cm" svg:y="3.445cm" svg:viewBox="0 0 151 151" draw:points="0,151 151,151 151,0 0,0">
            <text:p/>
          </draw:polygon>
          <draw:path draw:style-name="gr2" draw:text-style-name="P2" draw:layer="layout" svg:width="0.15cm" svg:height="0.15cm" svg:x="9.91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67cm" svg:y="3.445cm" svg:viewBox="0 0 301 151" draw:points="0,151 301,151 301,0 0,0">
              <text:p/>
            </draw:polygon>
            <draw:polygon draw:style-name="gr2" draw:text-style-name="P2" draw:layer="layout" svg:width="0.3cm" svg:height="0.15cm" svg:x="10.06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67cm" svg:y="3.595cm">
            <draw:text-box>
              <text:p/>
            </draw:text-box>
          </draw:frame>
        </draw:g>
        <draw:line draw:style-name="gr2" draw:text-style-name="P2" draw:layer="layout" svg:x1="9.916cm" svg:y1="3.52cm" svg:x2="9.617cm" svg:y2="3.52cm">
          <text:p/>
        </draw:line>
        <draw:frame draw:style-name="gr4" draw:text-style-name="P4" draw:layer="layout" svg:width="0.303cm" svg:height="0.33cm" svg:x="9.315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9.315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16.512cm" svg:y="3.088cm">
          <draw:text-box>
            <text:p text:style-name="P8"><text:span text:style-name="T1">S7.MOVG</text:span></text:p>
          </draw:text-box>
        </draw:frame>
        <draw:frame draw:style-name="gr4" draw:text-style-name="P4" draw:layer="layout" svg:width="0.477cm" svg:height="0.33cm" svg:x="9.177cm" svg:y="3.37cm">
          <draw:text-box>
            <text:p text:style-name="P9"><text:span text:style-name="T1">S5</text:span></text:p>
          </draw:text-box>
        </draw:frame>
        <draw:g>
          <draw:polygon draw:style-name="gr1" draw:text-style-name="P1" draw:layer="layout" svg:width="0.7cm" svg:height="1.7cm" svg:x="15.711cm" svg:y="2.07cm" svg:viewBox="0 0 701 1701" draw:points="0,1701 701,1701 701,0 0,0">
            <text:p/>
          </draw:polygon>
          <draw:polygon draw:style-name="gr2" draw:text-style-name="P2" draw:layer="layout" svg:width="0.7cm" svg:height="1.7cm" svg:x="15.711cm" svg:y="2.07cm" svg:viewBox="0 0 701 1701" draw:points="0,1701 701,1701 701,0 0,0">
            <text:p/>
          </draw:polygon>
        </draw:g>
        <draw:line draw:style-name="gr2" draw:text-style-name="P2" draw:layer="layout" svg:x1="15.961cm" svg:y1="2.371cm" svg:x2="16.162cm" svg:y2="2.27cm">
          <text:p/>
        </draw:line>
        <draw:path draw:style-name="gr2" draw:text-style-name="P2" draw:layer="layout" svg:width="0.998cm" svg:height="0cm" svg:x="15.561cm" svg:y="2.37cm" svg:viewBox="0 0 999 0" svg:d="M599 0h400M0 0h400">
          <text:p/>
        </draw:path>
        <draw:polyline draw:style-name="gr2" draw:text-style-name="P2" draw:layer="layout" svg:width="0.443cm" svg:height="0.105cm" svg:x="16.119cm" svg:y="2.22cm" svg:viewBox="0 0 444 106" draw:points="0,106 0,0 444,0">
          <text:p/>
        </draw:polyline>
        <draw:line draw:style-name="gr2" draw:text-style-name="P2" draw:layer="layout" svg:x1="15.961cm" svg:y1="2.671cm" svg:x2="16.162cm" svg:y2="2.57cm">
          <text:p/>
        </draw:line>
        <draw:path draw:style-name="gr2" draw:text-style-name="P2" draw:layer="layout" svg:width="0.998cm" svg:height="0cm" svg:x="15.561cm" svg:y="2.67cm" svg:viewBox="0 0 999 0" svg:d="M599 0h400M0 0h400">
          <text:p/>
        </draw:path>
        <draw:polyline draw:style-name="gr2" draw:text-style-name="P2" draw:layer="layout" svg:width="0.443cm" svg:height="0.105cm" svg:x="16.119cm" svg:y="2.52cm" svg:viewBox="0 0 444 106" draw:points="0,106 0,0 444,0">
          <text:p/>
        </draw:polyline>
        <draw:line draw:style-name="gr2" draw:text-style-name="P2" draw:layer="layout" svg:x1="15.961cm" svg:y1="2.971cm" svg:x2="16.162cm" svg:y2="2.87cm">
          <text:p/>
        </draw:line>
        <draw:path draw:style-name="gr2" draw:text-style-name="P2" draw:layer="layout" svg:width="0.998cm" svg:height="0cm" svg:x="15.561cm" svg:y="2.97cm" svg:viewBox="0 0 999 0" svg:d="M599 0h400M0 0h399">
          <text:p/>
        </draw:path>
        <draw:polyline draw:style-name="gr2" draw:text-style-name="P2" draw:layer="layout" svg:width="0.443cm" svg:height="0.105cm" svg:x="16.119cm" svg:y="2.82cm" svg:viewBox="0 0 444 106" draw:points="0,106 0,0 444,0">
          <text:p/>
        </draw:polyline>
        <draw:line draw:style-name="gr2" draw:text-style-name="P2" draw:layer="layout" svg:x1="15.961cm" svg:y1="3.271cm" svg:x2="16.162cm" svg:y2="3.17cm">
          <text:p/>
        </draw:line>
        <draw:path draw:style-name="gr2" draw:text-style-name="P2" draw:layer="layout" svg:width="0.998cm" svg:height="0cm" svg:x="15.561cm" svg:y="3.27cm" svg:viewBox="0 0 999 0" svg:d="M599 0h400M0 0h399">
          <text:p/>
        </draw:path>
        <draw:polyline draw:style-name="gr2" draw:text-style-name="P2" draw:layer="layout" svg:width="0.443cm" svg:height="0.105cm" svg:x="16.119cm" svg:y="3.12cm" svg:viewBox="0 0 444 106" draw:points="0,106 0,0 444,0">
          <text:p/>
        </draw:polyline>
        <draw:g>
          <draw:polygon draw:style-name="gr1" draw:text-style-name="P1" draw:layer="layout" svg:width="0.15cm" svg:height="0.15cm" svg:x="15.861cm" svg:y="3.445cm" svg:viewBox="0 0 151 151" draw:points="0,151 151,151 151,0 0,0">
            <text:p/>
          </draw:polygon>
          <draw:path draw:style-name="gr2" draw:text-style-name="P2" draw:layer="layout" svg:width="0.15cm" svg:height="0.15cm" svg:x="15.8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11cm" svg:y="3.445cm" svg:viewBox="0 0 301 151" draw:points="0,151 301,151 301,0 0,0">
              <text:p/>
            </draw:polygon>
            <draw:polygon draw:style-name="gr2" draw:text-style-name="P2" draw:layer="layout" svg:width="0.3cm" svg:height="0.15cm" svg:x="16.0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11cm" svg:y="3.595cm">
            <draw:text-box>
              <text:p/>
            </draw:text-box>
          </draw:frame>
        </draw:g>
        <draw:line draw:style-name="gr2" draw:text-style-name="P2" draw:layer="layout" svg:x1="15.86cm" svg:y1="3.52cm" svg:x2="15.561cm" svg:y2="3.52cm">
          <text:p/>
        </draw:line>
        <draw:frame draw:style-name="gr4" draw:text-style-name="P4" draw:layer="layout" svg:width="0.303cm" svg:height="0.33cm" svg:x="15.26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6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242cm" svg:height="0.33cm" svg:x="16.535cm" svg:y="2.188cm">
          <draw:text-box>
            <text:p text:style-name="P8"><text:span text:style-name="T1">S7.COND.1</text:span></text:p>
          </draw:text-box>
        </draw:frame>
        <draw:frame draw:style-name="gr4" draw:text-style-name="P4" draw:layer="layout" svg:width="1.242cm" svg:height="0.33cm" svg:x="16.535cm" svg:y="2.488cm">
          <draw:text-box>
            <text:p text:style-name="P8"><text:span text:style-name="T1">S7.COND.2</text:span></text:p>
          </draw:text-box>
        </draw:frame>
        <draw:frame draw:style-name="gr4" draw:text-style-name="P4" draw:layer="layout" svg:width="0.477cm" svg:height="0.33cm" svg:x="15.122cm" svg:y="3.37cm">
          <draw:text-box>
            <text:p text:style-name="P9"><text:span text:style-name="T1">S7</text:span></text:p>
          </draw:text-box>
        </draw:frame>
        <draw:g>
          <draw:polygon draw:style-name="gr1" draw:text-style-name="P1" draw:layer="layout" svg:width="0.7cm" svg:height="1.7cm" svg:x="12.911cm" svg:y="2.07cm" svg:viewBox="0 0 701 1701" draw:points="0,1701 701,1701 701,0 0,0">
            <text:p/>
          </draw:polygon>
          <draw:polygon draw:style-name="gr2" draw:text-style-name="P2" draw:layer="layout" svg:width="0.7cm" svg:height="1.7cm" svg:x="12.911cm" svg:y="2.07cm" svg:viewBox="0 0 701 1701" draw:points="0,1701 701,1701 701,0 0,0">
            <text:p/>
          </draw:polygon>
        </draw:g>
        <draw:line draw:style-name="gr2" draw:text-style-name="P2" draw:layer="layout" svg:x1="13.162cm" svg:y1="2.371cm" svg:x2="13.363cm" svg:y2="2.27cm">
          <text:p/>
        </draw:line>
        <draw:path draw:style-name="gr2" draw:text-style-name="P2" draw:layer="layout" svg:width="0.998cm" svg:height="0cm" svg:x="12.761cm" svg:y="2.37cm" svg:viewBox="0 0 999 0" svg:d="M599 0h400M0 0h400">
          <text:p/>
        </draw:path>
        <draw:polyline draw:style-name="gr2" draw:text-style-name="P2" draw:layer="layout" svg:width="0.443cm" svg:height="0.105cm" svg:x="13.318cm" svg:y="2.22cm" svg:viewBox="0 0 444 106" draw:points="0,106 0,0 444,0">
          <text:p/>
        </draw:polyline>
        <draw:line draw:style-name="gr2" draw:text-style-name="P2" draw:layer="layout" svg:x1="13.162cm" svg:y1="2.671cm" svg:x2="13.363cm" svg:y2="2.57cm">
          <text:p/>
        </draw:line>
        <draw:path draw:style-name="gr2" draw:text-style-name="P2" draw:layer="layout" svg:width="0.998cm" svg:height="0cm" svg:x="12.761cm" svg:y="2.67cm" svg:viewBox="0 0 999 0" svg:d="M599 0h400M0 0h400">
          <text:p/>
        </draw:path>
        <draw:polyline draw:style-name="gr2" draw:text-style-name="P2" draw:layer="layout" svg:width="0.443cm" svg:height="0.105cm" svg:x="13.318cm" svg:y="2.52cm" svg:viewBox="0 0 444 106" draw:points="0,106 0,0 444,0">
          <text:p/>
        </draw:polyline>
        <draw:line draw:style-name="gr2" draw:text-style-name="P2" draw:layer="layout" svg:x1="13.162cm" svg:y1="2.971cm" svg:x2="13.363cm" svg:y2="2.87cm">
          <text:p/>
        </draw:line>
        <draw:path draw:style-name="gr2" draw:text-style-name="P2" draw:layer="layout" svg:width="0.998cm" svg:height="0cm" svg:x="12.761cm" svg:y="2.97cm" svg:viewBox="0 0 999 0" svg:d="M599 0h400M0 0h399">
          <text:p/>
        </draw:path>
        <draw:polyline draw:style-name="gr2" draw:text-style-name="P2" draw:layer="layout" svg:width="0.443cm" svg:height="0.105cm" svg:x="13.318cm" svg:y="2.82cm" svg:viewBox="0 0 444 106" draw:points="0,106 0,0 444,0">
          <text:p/>
        </draw:polyline>
        <draw:line draw:style-name="gr2" draw:text-style-name="P2" draw:layer="layout" svg:x1="13.162cm" svg:y1="3.271cm" svg:x2="13.363cm" svg:y2="3.17cm">
          <text:p/>
        </draw:line>
        <draw:path draw:style-name="gr2" draw:text-style-name="P2" draw:layer="layout" svg:width="0.998cm" svg:height="0cm" svg:x="12.761cm" svg:y="3.27cm" svg:viewBox="0 0 999 0" svg:d="M599 0h400M0 0h399">
          <text:p/>
        </draw:path>
        <draw:polyline draw:style-name="gr2" draw:text-style-name="P2" draw:layer="layout" svg:width="0.443cm" svg:height="0.105cm" svg:x="13.318cm" svg:y="3.12cm" svg:viewBox="0 0 444 106" draw:points="0,106 0,0 444,0">
          <text:p/>
        </draw:polyline>
        <draw:g>
          <draw:polygon draw:style-name="gr1" draw:text-style-name="P1" draw:layer="layout" svg:width="0.15cm" svg:height="0.15cm" svg:x="13.061cm" svg:y="3.445cm" svg:viewBox="0 0 151 151" draw:points="0,151 151,151 151,0 0,0">
            <text:p/>
          </draw:polygon>
          <draw:path draw:style-name="gr2" draw:text-style-name="P2" draw:layer="layout" svg:width="0.15cm" svg:height="0.15cm" svg:x="13.0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1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211cm" svg:y="3.445cm" svg:viewBox="0 0 301 151" draw:points="0,151 301,151 301,0 0,0">
              <text:p/>
            </draw:polygon>
            <draw:polygon draw:style-name="gr2" draw:text-style-name="P2" draw:layer="layout" svg:width="0.3cm" svg:height="0.15cm" svg:x="13.2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211cm" svg:y="3.595cm">
            <draw:text-box>
              <text:p/>
            </draw:text-box>
          </draw:frame>
        </draw:g>
        <draw:line draw:style-name="gr2" draw:text-style-name="P2" draw:layer="layout" svg:x1="13.06cm" svg:y1="3.52cm" svg:x2="12.761cm" svg:y2="3.52cm">
          <text:p/>
        </draw:line>
        <draw:frame draw:style-name="gr4" draw:text-style-name="P4" draw:layer="layout" svg:width="0.303cm" svg:height="0.33cm" svg:x="12.46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2.46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025cm" svg:height="0.33cm" svg:x="13.735cm" svg:y="2.22cm">
          <draw:text-box>
            <text:p text:style-name="P8"><text:span text:style-name="T1">S6.COND</text:span></text:p>
          </draw:text-box>
        </draw:frame>
        <draw:frame draw:style-name="gr4" draw:text-style-name="P4" draw:layer="layout" svg:width="0.477cm" svg:height="0.33cm" svg:x="12.322cm" svg:y="3.37cm">
          <draw:text-box>
            <text:p text:style-name="P9"><text:span text:style-name="T1">S6</text:span></text:p>
          </draw:text-box>
        </draw:frame>
        <draw:g>
          <draw:polygon draw:style-name="gr1" draw:text-style-name="P1" draw:layer="layout" svg:width="0.7cm" svg:height="1.7cm" svg:x="4.07cm" svg:y="2.07cm" svg:viewBox="0 0 701 1701" draw:points="0,1701 701,1701 701,0 0,0">
            <text:p/>
          </draw:polygon>
          <draw:polygon draw:style-name="gr2" draw:text-style-name="P2" draw:layer="layout" svg:width="0.7cm" svg:height="1.7cm" svg:x="4.07cm" svg:y="2.07cm" svg:viewBox="0 0 701 1701" draw:points="0,1701 701,1701 701,0 0,0">
            <text:p/>
          </draw:polygon>
        </draw:g>
        <draw:line draw:style-name="gr2" draw:text-style-name="P2" draw:layer="layout" svg:x1="4.32cm" svg:y1="2.371cm" svg:x2="4.521cm" svg:y2="2.27cm">
          <text:p/>
        </draw:line>
        <draw:path draw:style-name="gr2" draw:text-style-name="P2" draw:layer="layout" svg:width="0.998cm" svg:height="0cm" svg:x="3.92cm" svg:y="2.37cm" svg:viewBox="0 0 999 0" svg:d="M599 0h400M0 0h399">
          <text:p/>
        </draw:path>
        <draw:polyline draw:style-name="gr2" draw:text-style-name="P2" draw:layer="layout" svg:width="0.443cm" svg:height="0.105cm" svg:x="4.477cm" svg:y="2.22cm" svg:viewBox="0 0 444 106" draw:points="0,106 0,0 444,0">
          <text:p/>
        </draw:polyline>
        <draw:line draw:style-name="gr2" draw:text-style-name="P2" draw:layer="layout" svg:x1="4.32cm" svg:y1="2.671cm" svg:x2="4.521cm" svg:y2="2.57cm">
          <text:p/>
        </draw:line>
        <draw:path draw:style-name="gr2" draw:text-style-name="P2" draw:layer="layout" svg:width="0.998cm" svg:height="0cm" svg:x="3.92cm" svg:y="2.67cm" svg:viewBox="0 0 999 0" svg:d="M599 0h400M0 0h399">
          <text:p/>
        </draw:path>
        <draw:polyline draw:style-name="gr2" draw:text-style-name="P2" draw:layer="layout" svg:width="0.443cm" svg:height="0.105cm" svg:x="4.477cm" svg:y="2.52cm" svg:viewBox="0 0 444 106" draw:points="0,106 0,0 444,0">
          <text:p/>
        </draw:polyline>
        <draw:line draw:style-name="gr2" draw:text-style-name="P2" draw:layer="layout" svg:x1="4.32cm" svg:y1="2.971cm" svg:x2="4.521cm" svg:y2="2.87cm">
          <text:p/>
        </draw:line>
        <draw:path draw:style-name="gr2" draw:text-style-name="P2" draw:layer="layout" svg:width="0.998cm" svg:height="0cm" svg:x="3.92cm" svg:y="2.97cm" svg:viewBox="0 0 999 0" svg:d="M599 0h400M0 0h399">
          <text:p/>
        </draw:path>
        <draw:polyline draw:style-name="gr2" draw:text-style-name="P2" draw:layer="layout" svg:width="0.443cm" svg:height="0.105cm" svg:x="4.477cm" svg:y="2.82cm" svg:viewBox="0 0 444 106" draw:points="0,106 0,0 444,0">
          <text:p/>
        </draw:polyline>
        <draw:line draw:style-name="gr2" draw:text-style-name="P2" draw:layer="layout" svg:x1="4.32cm" svg:y1="3.271cm" svg:x2="4.521cm" svg:y2="3.17cm">
          <text:p/>
        </draw:line>
        <draw:path draw:style-name="gr2" draw:text-style-name="P2" draw:layer="layout" svg:width="0.998cm" svg:height="0cm" svg:x="3.92cm" svg:y="3.27cm" svg:viewBox="0 0 999 0" svg:d="M599 0h400M0 0h399">
          <text:p/>
        </draw:path>
        <draw:polyline draw:style-name="gr2" draw:text-style-name="P2" draw:layer="layout" svg:width="0.443cm" svg:height="0.105cm" svg:x="4.477cm" svg:y="3.12cm" svg:viewBox="0 0 444 106" draw:points="0,106 0,0 444,0">
          <text:p/>
        </draw:polyline>
        <draw:g>
          <draw:polygon draw:style-name="gr1" draw:text-style-name="P1" draw:layer="layout" svg:width="0.15cm" svg:height="0.15cm" svg:x="4.22cm" svg:y="3.445cm" svg:viewBox="0 0 151 151" draw:points="0,151 151,151 151,0 0,0">
            <text:p/>
          </draw:polygon>
          <draw:path draw:style-name="gr2" draw:text-style-name="P2" draw:layer="layout" svg:width="0.15cm" svg:height="0.15cm" svg:x="4.22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0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7cm" svg:y="3.445cm" svg:viewBox="0 0 301 151" draw:points="0,151 301,151 301,0 0,0">
              <text:p/>
            </draw:polygon>
            <draw:polygon draw:style-name="gr2" draw:text-style-name="P2" draw:layer="layout" svg:width="0.3cm" svg:height="0.15cm" svg:x="4.3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7cm" svg:y="3.595cm">
            <draw:text-box>
              <text:p/>
            </draw:text-box>
          </draw:frame>
        </draw:g>
        <draw:line draw:style-name="gr2" draw:text-style-name="P2" draw:layer="layout" svg:x1="4.219cm" svg:y1="3.52cm" svg:x2="3.92cm" svg:y2="3.52cm">
          <text:p/>
        </draw:line>
        <draw:frame draw:style-name="gr4" draw:text-style-name="P4" draw:layer="layout" svg:width="0.303cm" svg:height="0.33cm" svg:x="3.61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61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137cm" svg:height="0.33cm" svg:x="4.93cm" svg:y="2.229cm">
          <draw:text-box>
            <text:p text:style-name="P8"><text:span text:style-name="T1">S2.FETCH</text:span></text:p>
          </draw:text-box>
        </draw:frame>
        <draw:frame draw:style-name="gr4" draw:text-style-name="P4" draw:layer="layout" svg:width="0.477cm" svg:height="0.33cm" svg:x="3.48cm" svg:y="3.37cm">
          <draw:text-box>
            <text:p text:style-name="P9"><text:span text:style-name="T1">S2</text:span></text:p>
          </draw:text-box>
        </draw:frame>
        <draw:g>
          <draw:polygon draw:style-name="gr1" draw:text-style-name="P1" draw:layer="layout" svg:width="0.7cm" svg:height="1.7cm" svg:x="1.43cm" svg:y="4.479cm" svg:viewBox="0 0 701 1701" draw:points="0,1701 701,1701 701,0 0,0">
            <text:p/>
          </draw:polygon>
          <draw:polygon draw:style-name="gr2" draw:text-style-name="P2" draw:layer="layout" svg:width="0.7cm" svg:height="1.7cm" svg:x="1.43cm" svg:y="4.479cm" svg:viewBox="0 0 701 1701" draw:points="0,1701 701,1701 701,0 0,0">
            <text:p/>
          </draw:polygon>
        </draw:g>
        <draw:line draw:style-name="gr2" draw:text-style-name="P2" draw:layer="layout" svg:x1="1.68cm" svg:y1="4.78cm" svg:x2="1.881cm" svg:y2="4.679cm">
          <text:p/>
        </draw:line>
        <draw:path draw:style-name="gr2" draw:text-style-name="P2" draw:layer="layout" svg:width="0.998cm" svg:height="0cm" svg:x="1.28cm" svg:y="4.779cm" svg:viewBox="0 0 999 0" svg:d="M599 0h400M0 0h400">
          <text:p/>
        </draw:path>
        <draw:polyline draw:style-name="gr2" draw:text-style-name="P2" draw:layer="layout" svg:width="0.443cm" svg:height="0.105cm" svg:x="1.837cm" svg:y="4.629cm" svg:viewBox="0 0 444 106" draw:points="0,106 0,0 444,0">
          <text:p/>
        </draw:polyline>
        <draw:line draw:style-name="gr2" draw:text-style-name="P2" draw:layer="layout" svg:x1="1.68cm" svg:y1="5.08cm" svg:x2="1.881cm" svg:y2="4.979cm">
          <text:p/>
        </draw:line>
        <draw:path draw:style-name="gr2" draw:text-style-name="P2" draw:layer="layout" svg:width="0.998cm" svg:height="0cm" svg:x="1.28cm" svg:y="5.079cm" svg:viewBox="0 0 999 0" svg:d="M599 0h400M0 0h400">
          <text:p/>
        </draw:path>
        <draw:polyline draw:style-name="gr2" draw:text-style-name="P2" draw:layer="layout" svg:width="0.443cm" svg:height="0.105cm" svg:x="1.837cm" svg:y="4.929cm" svg:viewBox="0 0 444 106" draw:points="0,106 0,0 444,0">
          <text:p/>
        </draw:polyline>
        <draw:line draw:style-name="gr2" draw:text-style-name="P2" draw:layer="layout" svg:x1="1.68cm" svg:y1="5.38cm" svg:x2="1.881cm" svg:y2="5.279cm">
          <text:p/>
        </draw:line>
        <draw:path draw:style-name="gr2" draw:text-style-name="P2" draw:layer="layout" svg:width="0.998cm" svg:height="0cm" svg:x="1.28cm" svg:y="5.379cm" svg:viewBox="0 0 999 0" svg:d="M599 0h400M0 0h400">
          <text:p/>
        </draw:path>
        <draw:polyline draw:style-name="gr2" draw:text-style-name="P2" draw:layer="layout" svg:width="0.443cm" svg:height="0.105cm" svg:x="1.837cm" svg:y="5.229cm" svg:viewBox="0 0 444 106" draw:points="0,106 0,0 444,0">
          <text:p/>
        </draw:polyline>
        <draw:line draw:style-name="gr2" draw:text-style-name="P2" draw:layer="layout" svg:x1="1.68cm" svg:y1="5.68cm" svg:x2="1.881cm" svg:y2="5.579cm">
          <text:p/>
        </draw:line>
        <draw:path draw:style-name="gr2" draw:text-style-name="P2" draw:layer="layout" svg:width="0.998cm" svg:height="0cm" svg:x="1.28cm" svg:y="5.679cm" svg:viewBox="0 0 999 0" svg:d="M599 0h400M0 0h400">
          <text:p/>
        </draw:path>
        <draw:polyline draw:style-name="gr2" draw:text-style-name="P2" draw:layer="layout" svg:width="0.443cm" svg:height="0.105cm" svg:x="1.837cm" svg:y="5.529cm" svg:viewBox="0 0 444 106" draw:points="0,106 0,0 444,0">
          <text:p/>
        </draw:polyline>
        <draw:g>
          <draw:polygon draw:style-name="gr1" draw:text-style-name="P1" draw:layer="layout" svg:width="0.15cm" svg:height="0.15cm" svg:x="1.58cm" svg:y="5.854cm" svg:viewBox="0 0 151 151" draw:points="0,151 151,151 151,0 0,0">
            <text:p/>
          </draw:polygon>
          <draw:path draw:style-name="gr2" draw:text-style-name="P2" draw:layer="layout" svg:width="0.15cm" svg:height="0.15cm" svg:x="1.58cm" svg:y="5.8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5.8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5.854cm" svg:viewBox="0 0 301 151" draw:points="0,151 301,151 301,0 0,0">
              <text:p/>
            </draw:polygon>
            <draw:polygon draw:style-name="gr2" draw:text-style-name="P2" draw:layer="layout" svg:width="0.3cm" svg:height="0.15cm" svg:x="1.73cm" svg:y="5.8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6.004cm">
            <draw:text-box>
              <text:p/>
            </draw:text-box>
          </draw:frame>
        </draw:g>
        <draw:line draw:style-name="gr2" draw:text-style-name="P2" draw:layer="layout" svg:x1="1.579cm" svg:y1="5.929cm" svg:x2="1.28cm" svg:y2="5.929cm">
          <text:p/>
        </draw:line>
        <draw:g>
          <draw:polygon draw:style-name="gr1" draw:text-style-name="P1" draw:layer="layout" svg:width="0.7cm" svg:height="1.7cm" svg:x="1.43cm" svg:y="6.37cm" svg:viewBox="0 0 701 1701" draw:points="0,1701 701,1701 701,0 0,0">
            <text:p/>
          </draw:polygon>
          <draw:polygon draw:style-name="gr2" draw:text-style-name="P2" draw:layer="layout" svg:width="0.7cm" svg:height="1.7cm" svg:x="1.43cm" svg:y="6.37cm" svg:viewBox="0 0 701 1701" draw:points="0,1701 701,1701 701,0 0,0">
            <text:p/>
          </draw:polygon>
        </draw:g>
        <draw:line draw:style-name="gr2" draw:text-style-name="P2" draw:layer="layout" svg:x1="1.68cm" svg:y1="6.671cm" svg:x2="1.881cm" svg:y2="6.57cm">
          <text:p/>
        </draw:line>
        <draw:path draw:style-name="gr2" draw:text-style-name="P2" draw:layer="layout" svg:width="0.998cm" svg:height="0cm" svg:x="1.28cm" svg:y="6.67cm" svg:viewBox="0 0 999 0" svg:d="M599 0h400M0 0h400">
          <text:p/>
        </draw:path>
        <draw:polyline draw:style-name="gr2" draw:text-style-name="P2" draw:layer="layout" svg:width="0.443cm" svg:height="0.105cm" svg:x="1.837cm" svg:y="6.52cm" svg:viewBox="0 0 444 106" draw:points="0,106 0,0 444,0">
          <text:p/>
        </draw:polyline>
        <draw:line draw:style-name="gr2" draw:text-style-name="P2" draw:layer="layout" svg:x1="1.68cm" svg:y1="6.971cm" svg:x2="1.881cm" svg:y2="6.87cm">
          <text:p/>
        </draw:line>
        <draw:path draw:style-name="gr2" draw:text-style-name="P2" draw:layer="layout" svg:width="0.998cm" svg:height="0cm" svg:x="1.28cm" svg:y="6.97cm" svg:viewBox="0 0 999 0" svg:d="M599 0h400M0 0h400">
          <text:p/>
        </draw:path>
        <draw:polyline draw:style-name="gr2" draw:text-style-name="P2" draw:layer="layout" svg:width="0.443cm" svg:height="0.105cm" svg:x="1.837cm" svg:y="6.82cm" svg:viewBox="0 0 444 106" draw:points="0,106 0,0 444,0">
          <text:p/>
        </draw:polyline>
        <draw:line draw:style-name="gr2" draw:text-style-name="P2" draw:layer="layout" svg:x1="1.68cm" svg:y1="7.271cm" svg:x2="1.881cm" svg:y2="7.17cm">
          <text:p/>
        </draw:line>
        <draw:path draw:style-name="gr2" draw:text-style-name="P2" draw:layer="layout" svg:width="0.998cm" svg:height="0cm" svg:x="1.28cm" svg:y="7.27cm" svg:viewBox="0 0 999 0" svg:d="M599 0h400M0 0h400">
          <text:p/>
        </draw:path>
        <draw:polyline draw:style-name="gr2" draw:text-style-name="P2" draw:layer="layout" svg:width="0.443cm" svg:height="0.105cm" svg:x="1.837cm" svg:y="7.12cm" svg:viewBox="0 0 444 106" draw:points="0,106 0,0 444,0">
          <text:p/>
        </draw:polyline>
        <draw:line draw:style-name="gr2" draw:text-style-name="P2" draw:layer="layout" svg:x1="1.68cm" svg:y1="7.571cm" svg:x2="1.881cm" svg:y2="7.47cm">
          <text:p/>
        </draw:line>
        <draw:path draw:style-name="gr2" draw:text-style-name="P2" draw:layer="layout" svg:width="0.998cm" svg:height="0cm" svg:x="1.28cm" svg:y="7.57cm" svg:viewBox="0 0 999 0" svg:d="M599 0h400M0 0h400">
          <text:p/>
        </draw:path>
        <draw:polyline draw:style-name="gr2" draw:text-style-name="P2" draw:layer="layout" svg:width="0.443cm" svg:height="0.105cm" svg:x="1.837cm" svg:y="7.42cm" svg:viewBox="0 0 444 106" draw:points="0,106 0,0 444,0">
          <text:p/>
        </draw:polyline>
        <draw:g>
          <draw:polygon draw:style-name="gr1" draw:text-style-name="P1" draw:layer="layout" svg:width="0.15cm" svg:height="0.15cm" svg:x="1.58cm" svg:y="7.745cm" svg:viewBox="0 0 151 151" draw:points="0,151 151,151 151,0 0,0">
            <text:p/>
          </draw:polygon>
          <draw:path draw:style-name="gr2" draw:text-style-name="P2" draw:layer="layout" svg:width="0.15cm" svg:height="0.15cm" svg:x="1.58cm" svg:y="7.7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7.7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7.745cm" svg:viewBox="0 0 301 151" draw:points="0,151 301,151 301,0 0,0">
              <text:p/>
            </draw:polygon>
            <draw:polygon draw:style-name="gr2" draw:text-style-name="P2" draw:layer="layout" svg:width="0.3cm" svg:height="0.15cm" svg:x="1.73cm" svg:y="7.7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7.895cm">
            <draw:text-box>
              <text:p/>
            </draw:text-box>
          </draw:frame>
        </draw:g>
        <draw:line draw:style-name="gr2" draw:text-style-name="P2" draw:layer="layout" svg:x1="1.579cm" svg:y1="7.82cm" svg:x2="1.28cm" svg:y2="7.82cm">
          <text:p/>
        </draw:line>
        <draw:frame draw:style-name="gr4" draw:text-style-name="P4" draw:layer="layout" svg:width="0.303cm" svg:height="0.33cm" svg:x="0.93cm" svg:y="5.53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79cm" svg:y="7.429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01cm" svg:x="2.93cm" svg:y="6.4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93cm" svg:y="6.4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polyline draw:style-name="gr2" draw:text-style-name="P2" draw:layer="layout" svg:width="0.7cm" svg:height="1.1cm" svg:x="2.28cm" svg:y="6.47cm" svg:viewBox="0 0 701 1101" draw:points="0,1101 701,1101 701,282 701,0">
          <text:p/>
        </draw:polyline>
        <draw:polyline draw:style-name="gr2" draw:text-style-name="P2" draw:layer="layout" svg:width="0.7cm" svg:height="0.791cm" svg:x="2.28cm" svg:y="5.679cm" svg:viewBox="0 0 701 792" draw:points="0,0 134,0 134,792 701,792">
          <text:p/>
        </draw:polyline>
        <draw:polyline draw:style-name="gr2" draw:text-style-name="P2" draw:layer="layout" svg:width="0.9cm" svg:height="0.05cm" svg:x="2.98cm" svg:y="6.42cm" svg:viewBox="0 0 901 51" draw:points="901,0 901,51 0,51">
          <text:p/>
        </draw:polyline>
        <draw:frame draw:style-name="gr4" draw:text-style-name="P4" draw:layer="layout" svg:width="0.857cm" svg:height="0.33cm" svg:x="3.08cm" svg:y="6.179cm">
          <draw:text-box>
            <text:p text:style-name="P3"><text:span text:style-name="T1">S123</text:span></text:p>
          </draw:text-box>
        </draw:frame>
        <draw:frame draw:style-name="gr4" draw:text-style-name="P4" draw:layer="layout" svg:width="0.857cm" svg:height="0.33cm" svg:x="0.423cm" svg:y="5.779cm">
          <draw:text-box>
            <text:p text:style-name="P9"><text:span text:style-name="T1">S12</text:span></text:p>
          </draw:text-box>
        </draw:frame>
        <draw:frame draw:style-name="gr4" draw:text-style-name="P4" draw:layer="layout" svg:width="0.857cm" svg:height="0.33cm" svg:x="0.423cm" svg:y="7.67cm">
          <draw:text-box>
            <text:p text:style-name="P9"><text:span text:style-name="T1">S23</text:span></text:p>
          </draw:text-box>
        </draw:frame>
        <draw:g>
          <draw:polygon draw:style-name="gr1" draw:text-style-name="P1" draw:layer="layout" svg:width="0.7cm" svg:height="1.7cm" svg:x="4.03cm" svg:y="4.97cm" svg:viewBox="0 0 701 1701" draw:points="0,1701 701,1701 701,0 0,0">
            <text:p/>
          </draw:polygon>
          <draw:polygon draw:style-name="gr2" draw:text-style-name="P2" draw:layer="layout" svg:width="0.7cm" svg:height="1.7cm" svg:x="4.03cm" svg:y="4.97cm" svg:viewBox="0 0 701 1701" draw:points="0,1701 701,1701 701,0 0,0">
            <text:p/>
          </draw:polygon>
        </draw:g>
        <draw:line draw:style-name="gr2" draw:text-style-name="P2" draw:layer="layout" svg:x1="4.28cm" svg:y1="5.271cm" svg:x2="4.481cm" svg:y2="5.17cm">
          <text:p/>
        </draw:line>
        <draw:path draw:style-name="gr2" draw:text-style-name="P2" draw:layer="layout" svg:width="0.998cm" svg:height="0cm" svg:x="3.88cm" svg:y="5.27cm" svg:viewBox="0 0 999 0" svg:d="M599 0h400M0 0h399">
          <text:p/>
        </draw:path>
        <draw:polyline draw:style-name="gr2" draw:text-style-name="P2" draw:layer="layout" svg:width="0.443cm" svg:height="0.105cm" svg:x="4.437cm" svg:y="5.12cm" svg:viewBox="0 0 444 106" draw:points="0,106 0,0 444,0">
          <text:p/>
        </draw:polyline>
        <draw:line draw:style-name="gr2" draw:text-style-name="P2" draw:layer="layout" svg:x1="4.28cm" svg:y1="5.571cm" svg:x2="4.481cm" svg:y2="5.47cm">
          <text:p/>
        </draw:line>
        <draw:path draw:style-name="gr2" draw:text-style-name="P2" draw:layer="layout" svg:width="0.998cm" svg:height="0cm" svg:x="3.88cm" svg:y="5.57cm" svg:viewBox="0 0 999 0" svg:d="M599 0h400M0 0h399">
          <text:p/>
        </draw:path>
        <draw:polyline draw:style-name="gr2" draw:text-style-name="P2" draw:layer="layout" svg:width="0.443cm" svg:height="0.105cm" svg:x="4.437cm" svg:y="5.42cm" svg:viewBox="0 0 444 106" draw:points="0,106 0,0 444,0">
          <text:p/>
        </draw:polyline>
        <draw:line draw:style-name="gr2" draw:text-style-name="P2" draw:layer="layout" svg:x1="4.28cm" svg:y1="5.871cm" svg:x2="4.481cm" svg:y2="5.77cm">
          <text:p/>
        </draw:line>
        <draw:path draw:style-name="gr2" draw:text-style-name="P2" draw:layer="layout" svg:width="0.998cm" svg:height="0cm" svg:x="3.88cm" svg:y="5.87cm" svg:viewBox="0 0 999 0" svg:d="M599 0h400M0 0h399">
          <text:p/>
        </draw:path>
        <draw:polyline draw:style-name="gr2" draw:text-style-name="P2" draw:layer="layout" svg:width="0.443cm" svg:height="0.105cm" svg:x="4.437cm" svg:y="5.72cm" svg:viewBox="0 0 444 106" draw:points="0,106 0,0 444,0">
          <text:p/>
        </draw:polyline>
        <draw:line draw:style-name="gr2" draw:text-style-name="P2" draw:layer="layout" svg:x1="4.28cm" svg:y1="6.171cm" svg:x2="4.481cm" svg:y2="6.07cm">
          <text:p/>
        </draw:line>
        <draw:path draw:style-name="gr2" draw:text-style-name="P2" draw:layer="layout" svg:width="0.998cm" svg:height="0cm" svg:x="3.88cm" svg:y="6.17cm" svg:viewBox="0 0 999 0" svg:d="M599 0h400M0 0h399">
          <text:p/>
        </draw:path>
        <draw:polyline draw:style-name="gr2" draw:text-style-name="P2" draw:layer="layout" svg:width="0.443cm" svg:height="0.105cm" svg:x="4.437cm" svg:y="6.02cm" svg:viewBox="0 0 444 106" draw:points="0,106 0,0 444,0">
          <text:p/>
        </draw:polyline>
        <draw:g>
          <draw:polygon draw:style-name="gr1" draw:text-style-name="P1" draw:layer="layout" svg:width="0.15cm" svg:height="0.15cm" svg:x="4.18cm" svg:y="6.345cm" svg:viewBox="0 0 151 151" draw:points="0,151 151,151 151,0 0,0">
            <text:p/>
          </draw:polygon>
          <draw:path draw:style-name="gr2" draw:text-style-name="P2" draw:layer="layout" svg:width="0.15cm" svg:height="0.15cm" svg:x="4.18cm" svg:y="6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263cm" svg:y="6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3cm" svg:y="6.345cm" svg:viewBox="0 0 301 151" draw:points="0,151 301,151 301,0 0,0">
              <text:p/>
            </draw:polygon>
            <draw:polygon draw:style-name="gr2" draw:text-style-name="P2" draw:layer="layout" svg:width="0.3cm" svg:height="0.15cm" svg:x="4.33cm" svg:y="6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3cm" svg:y="6.495cm">
            <draw:text-box>
              <text:p/>
            </draw:text-box>
          </draw:frame>
        </draw:g>
        <draw:line draw:style-name="gr2" draw:text-style-name="P2" draw:layer="layout" svg:x1="4.179cm" svg:y1="6.42cm" svg:x2="3.88cm" svg:y2="6.42cm">
          <text:p/>
        </draw:line>
        <draw:frame draw:style-name="gr4" draw:text-style-name="P4" draw:layer="layout" svg:width="0.303cm" svg:height="0.33cm" svg:x="0.929cm" svg:y="5.22cm">
          <draw:text-box>
            <text:p text:style-name="P3"><text:span text:style-name="T1">+V</text:span></text:p>
          </draw:text-box>
        </draw:frame>
        <draw:frame draw:style-name="gr4" draw:text-style-name="P4" draw:layer="layout" svg:width="1.053cm" svg:height="0.33cm" svg:x="2.227cm" svg:y="5.22cm">
          <draw:text-box>
            <text:p text:style-name="P3"><text:span text:style-name="T1">S12.FETCH</text:span></text:p>
          </draw:text-box>
        </draw:frame>
        <draw:frame draw:style-name="gr4" draw:text-style-name="P4" draw:layer="layout" svg:width="0.303cm" svg:height="0.33cm" svg:x="3.577cm" svg:y="5.42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577cm" svg:y="5.738cm">
          <draw:text-box>
            <text:p text:style-name="P3"><text:span text:style-name="T1">+V</text:span></text:p>
          </draw:text-box>
        </draw:frame>
        <draw:frame draw:style-name="gr4" draw:text-style-name="P4" draw:layer="layout" svg:width="1.326cm" svg:height="0.33cm" svg:x="4.854cm" svg:y="5.42cm">
          <draw:text-box>
            <text:p text:style-name="P3"><text:span text:style-name="T1">S123.FETCH.1</text:span></text:p>
          </draw:text-box>
        </draw:frame>
        <draw:frame draw:style-name="gr4" draw:text-style-name="P4" draw:layer="layout" svg:width="1.326cm" svg:height="0.33cm" svg:x="4.854cm" svg:y="5.72cm">
          <draw:text-box>
            <text:p text:style-name="P3"><text:span text:style-name="T1">S123.FETCH.2</text:span></text:p>
          </draw:text-box>
        </draw:frame>
        <draw:g>
          <draw:polygon draw:style-name="gr1" draw:text-style-name="P1" draw:layer="layout" svg:width="0.7cm" svg:height="1.7cm" svg:x="1.42cm" svg:y="2.07cm" svg:viewBox="0 0 701 1701" draw:points="0,1701 701,1701 701,0 0,0">
            <text:p/>
          </draw:polygon>
          <draw:polygon draw:style-name="gr2" draw:text-style-name="P2" draw:layer="layout" svg:width="0.7cm" svg:height="1.7cm" svg:x="1.42cm" svg:y="2.07cm" svg:viewBox="0 0 701 1701" draw:points="0,1701 701,1701 701,0 0,0">
            <text:p/>
          </draw:polygon>
        </draw:g>
        <draw:line draw:style-name="gr2" draw:text-style-name="P2" draw:layer="layout" svg:x1="1.67cm" svg:y1="2.371cm" svg:x2="1.871cm" svg:y2="2.27cm">
          <text:p/>
        </draw:line>
        <draw:path draw:style-name="gr2" draw:text-style-name="P2" draw:layer="layout" svg:width="0.998cm" svg:height="0cm" svg:x="1.27cm" svg:y="2.37cm" svg:viewBox="0 0 999 0" svg:d="M599 0h400M0 0h400">
          <text:p/>
        </draw:path>
        <draw:polyline draw:style-name="gr2" draw:text-style-name="P2" draw:layer="layout" svg:width="0.443cm" svg:height="0.105cm" svg:x="1.827cm" svg:y="2.22cm" svg:viewBox="0 0 444 106" draw:points="0,106 0,0 444,0">
          <text:p/>
        </draw:polyline>
        <draw:line draw:style-name="gr2" draw:text-style-name="P2" draw:layer="layout" svg:x1="1.67cm" svg:y1="2.671cm" svg:x2="1.871cm" svg:y2="2.57cm">
          <text:p/>
        </draw:line>
        <draw:path draw:style-name="gr2" draw:text-style-name="P2" draw:layer="layout" svg:width="0.998cm" svg:height="0cm" svg:x="1.27cm" svg:y="2.67cm" svg:viewBox="0 0 999 0" svg:d="M599 0h400M0 0h400">
          <text:p/>
        </draw:path>
        <draw:polyline draw:style-name="gr2" draw:text-style-name="P2" draw:layer="layout" svg:width="0.443cm" svg:height="0.105cm" svg:x="1.827cm" svg:y="2.52cm" svg:viewBox="0 0 444 106" draw:points="0,106 0,0 444,0">
          <text:p/>
        </draw:polyline>
        <draw:line draw:style-name="gr2" draw:text-style-name="P2" draw:layer="layout" svg:x1="1.67cm" svg:y1="2.971cm" svg:x2="1.871cm" svg:y2="2.87cm">
          <text:p/>
        </draw:line>
        <draw:path draw:style-name="gr2" draw:text-style-name="P2" draw:layer="layout" svg:width="0.998cm" svg:height="0cm" svg:x="1.27cm" svg:y="2.97cm" svg:viewBox="0 0 999 0" svg:d="M599 0h400M0 0h400">
          <text:p/>
        </draw:path>
        <draw:polyline draw:style-name="gr2" draw:text-style-name="P2" draw:layer="layout" svg:width="0.443cm" svg:height="0.105cm" svg:x="1.827cm" svg:y="2.82cm" svg:viewBox="0 0 444 106" draw:points="0,106 0,0 444,0">
          <text:p/>
        </draw:polyline>
        <draw:line draw:style-name="gr2" draw:text-style-name="P2" draw:layer="layout" svg:x1="1.67cm" svg:y1="3.271cm" svg:x2="1.871cm" svg:y2="3.17cm">
          <text:p/>
        </draw:line>
        <draw:path draw:style-name="gr2" draw:text-style-name="P2" draw:layer="layout" svg:width="0.998cm" svg:height="0cm" svg:x="1.27cm" svg:y="3.27cm" svg:viewBox="0 0 999 0" svg:d="M599 0h400M0 0h400">
          <text:p/>
        </draw:path>
        <draw:polyline draw:style-name="gr2" draw:text-style-name="P2" draw:layer="layout" svg:width="0.443cm" svg:height="0.105cm" svg:x="1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.57cm" svg:y="3.445cm" svg:viewBox="0 0 151 151" draw:points="0,151 151,151 151,0 0,0">
            <text:p/>
          </draw:polygon>
          <draw:path draw:style-name="gr2" draw:text-style-name="P2" draw:layer="layout" svg:width="0.15cm" svg:height="0.15cm" svg:x="1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2cm" svg:y="3.595cm">
            <draw:text-box>
              <text:p/>
            </draw:text-box>
          </draw:frame>
        </draw:g>
        <draw:line draw:style-name="gr2" draw:text-style-name="P2" draw:layer="layout" svg:x1="1.569cm" svg:y1="3.52cm" svg:x2="1.27cm" svg:y2="3.52cm">
          <text:p/>
        </draw:line>
        <draw:frame draw:style-name="gr4" draw:text-style-name="P4" draw:layer="layout" svg:width="0.303cm" svg:height="0.33cm" svg:x="0.96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0.96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1.137cm" svg:height="0.33cm" svg:x="2.262cm" svg:y="2.229cm">
          <draw:text-box>
            <text:p text:style-name="P8"><text:span text:style-name="T1">S1.FETCH</text:span></text:p>
          </draw:text-box>
        </draw:frame>
        <draw:frame draw:style-name="gr4" draw:text-style-name="P4" draw:layer="layout" svg:width="0.477cm" svg:height="0.33cm" svg:x="0.83cm" svg:y="3.37cm">
          <draw:text-box>
            <text:p text:style-name="P9"><text:span text:style-name="T1">S1</text:span></text:p>
          </draw:text-box>
        </draw:frame>
        <draw:frame draw:style-name="gr4" draw:text-style-name="P4" draw:layer="layout" svg:width="1.242cm" svg:height="0.33cm" svg:x="10.588cm" svg:y="2.52cm">
          <draw:text-box>
            <text:p text:style-name="P8"><text:span text:style-name="T1">S5.LINK</text:span></text:p>
          </draw:text-box>
        </draw:frame>
        <draw:frame draw:style-name="gr4" draw:text-style-name="P4" draw:layer="layout" svg:width="1.242cm" svg:height="0.33cm" svg:x="10.588cm" svg:y="2.788cm">
          <draw:text-box>
            <text:p text:style-name="P8"><text:span text:style-name="T1">S5.HALT</text:span></text:p>
          </draw:text-box>
        </draw:frame>
        <draw:frame draw:style-name="gr4" draw:text-style-name="P4" draw:layer="layout" svg:width="1.242cm" svg:height="0.33cm" svg:x="19.259cm" svg:y="2.82cm">
          <draw:text-box>
            <text:p text:style-name="P8"><text:span text:style-name="T1">S8.LS.1</text:span></text:p>
          </draw:text-box>
        </draw:frame>
        <draw:frame draw:style-name="gr4" draw:text-style-name="P4" draw:layer="layout" svg:width="0.937cm" svg:height="0.33cm" svg:x="7.58cm" svg:y="2.488cm">
          <draw:text-box>
            <text:p text:style-name="P8"><text:span text:style-name="T1">S4.LINK</text:span></text:p>
          </draw:text-box>
        </draw:frame>
        <draw:g>
          <draw:polygon draw:style-name="gr1" draw:text-style-name="P1" draw:layer="layout" svg:width="0.7cm" svg:height="1.7cm" svg:x="6.903cm" svg:y="5.97cm" svg:viewBox="0 0 701 1701" draw:points="0,1701 701,1701 701,0 0,0">
            <text:p/>
          </draw:polygon>
          <draw:polygon draw:style-name="gr2" draw:text-style-name="P2" draw:layer="layout" svg:width="0.7cm" svg:height="1.7cm" svg:x="6.903cm" svg:y="5.97cm" svg:viewBox="0 0 701 1701" draw:points="0,1701 701,1701 701,0 0,0">
            <text:p/>
          </draw:polygon>
        </draw:g>
        <draw:line draw:style-name="gr2" draw:text-style-name="P2" draw:layer="layout" svg:x1="7.153cm" svg:y1="6.271cm" svg:x2="7.354cm" svg:y2="6.17cm">
          <text:p/>
        </draw:line>
        <draw:path draw:style-name="gr2" draw:text-style-name="P2" draw:layer="layout" svg:width="0.998cm" svg:height="0cm" svg:x="6.753cm" svg:y="6.27cm" svg:viewBox="0 0 999 0" svg:d="M599 0h400M0 0h400">
          <text:p/>
        </draw:path>
        <draw:polyline draw:style-name="gr2" draw:text-style-name="P2" draw:layer="layout" svg:width="0.443cm" svg:height="0.105cm" svg:x="7.31cm" svg:y="6.12cm" svg:viewBox="0 0 444 106" draw:points="0,106 0,0 444,0">
          <text:p/>
        </draw:polyline>
        <draw:line draw:style-name="gr2" draw:text-style-name="P2" draw:layer="layout" svg:x1="7.153cm" svg:y1="6.571cm" svg:x2="7.354cm" svg:y2="6.47cm">
          <text:p/>
        </draw:line>
        <draw:path draw:style-name="gr2" draw:text-style-name="P2" draw:layer="layout" svg:width="0.998cm" svg:height="0cm" svg:x="6.753cm" svg:y="6.57cm" svg:viewBox="0 0 999 0" svg:d="M599 0h400M0 0h400">
          <text:p/>
        </draw:path>
        <draw:polyline draw:style-name="gr2" draw:text-style-name="P2" draw:layer="layout" svg:width="0.443cm" svg:height="0.105cm" svg:x="7.31cm" svg:y="6.42cm" svg:viewBox="0 0 444 106" draw:points="0,106 0,0 444,0">
          <text:p/>
        </draw:polyline>
        <draw:line draw:style-name="gr2" draw:text-style-name="P2" draw:layer="layout" svg:x1="7.153cm" svg:y1="6.871cm" svg:x2="7.354cm" svg:y2="6.77cm">
          <text:p/>
        </draw:line>
        <draw:path draw:style-name="gr2" draw:text-style-name="P2" draw:layer="layout" svg:width="0.998cm" svg:height="0cm" svg:x="6.753cm" svg:y="6.87cm" svg:viewBox="0 0 999 0" svg:d="M599 0h400M0 0h400">
          <text:p/>
        </draw:path>
        <draw:polyline draw:style-name="gr2" draw:text-style-name="P2" draw:layer="layout" svg:width="0.443cm" svg:height="0.105cm" svg:x="7.31cm" svg:y="6.72cm" svg:viewBox="0 0 444 106" draw:points="0,106 0,0 444,0">
          <text:p/>
        </draw:polyline>
        <draw:line draw:style-name="gr2" draw:text-style-name="P2" draw:layer="layout" svg:x1="7.153cm" svg:y1="7.171cm" svg:x2="7.354cm" svg:y2="7.07cm">
          <text:p/>
        </draw:line>
        <draw:path draw:style-name="gr2" draw:text-style-name="P2" draw:layer="layout" svg:width="0.998cm" svg:height="0cm" svg:x="6.753cm" svg:y="7.17cm" svg:viewBox="0 0 999 0" svg:d="M599 0h400M0 0h400">
          <text:p/>
        </draw:path>
        <draw:polyline draw:style-name="gr2" draw:text-style-name="P2" draw:layer="layout" svg:width="0.443cm" svg:height="0.105cm" svg:x="7.31cm" svg:y="7.02cm" svg:viewBox="0 0 444 106" draw:points="0,106 0,0 444,0">
          <text:p/>
        </draw:polyline>
        <draw:g>
          <draw:polygon draw:style-name="gr1" draw:text-style-name="P1" draw:layer="layout" svg:width="0.15cm" svg:height="0.15cm" svg:x="7.053cm" svg:y="7.345cm" svg:viewBox="0 0 151 151" draw:points="0,151 151,151 151,0 0,0">
            <text:p/>
          </draw:polygon>
          <draw:path draw:style-name="gr2" draw:text-style-name="P2" draw:layer="layout" svg:width="0.15cm" svg:height="0.15cm" svg:x="7.053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137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203cm" svg:y="7.345cm" svg:viewBox="0 0 301 151" draw:points="0,151 301,151 301,0 0,0">
              <text:p/>
            </draw:polygon>
            <draw:polygon draw:style-name="gr2" draw:text-style-name="P2" draw:layer="layout" svg:width="0.3cm" svg:height="0.15cm" svg:x="7.20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203cm" svg:y="7.495cm">
            <draw:text-box>
              <text:p/>
            </draw:text-box>
          </draw:frame>
        </draw:g>
        <draw:line draw:style-name="gr2" draw:text-style-name="P2" draw:layer="layout" svg:x1="7.052cm" svg:y1="7.42cm" svg:x2="6.753cm" svg:y2="7.42cm">
          <text:p/>
        </draw:line>
        <draw:g>
          <draw:polygon draw:style-name="gr1" draw:text-style-name="P1" draw:layer="layout" svg:width="0.7cm" svg:height="1.7cm" svg:x="9.13cm" svg:y="5.97cm" svg:viewBox="0 0 701 1701" draw:points="0,1701 701,1701 701,0 0,0">
            <text:p/>
          </draw:polygon>
          <draw:polygon draw:style-name="gr2" draw:text-style-name="P2" draw:layer="layout" svg:width="0.7cm" svg:height="1.7cm" svg:x="9.13cm" svg:y="5.97cm" svg:viewBox="0 0 701 1701" draw:points="0,1701 701,1701 701,0 0,0">
            <text:p/>
          </draw:polygon>
        </draw:g>
        <draw:line draw:style-name="gr2" draw:text-style-name="P2" draw:layer="layout" svg:x1="9.38cm" svg:y1="6.271cm" svg:x2="9.581cm" svg:y2="6.17cm">
          <text:p/>
        </draw:line>
        <draw:path draw:style-name="gr2" draw:text-style-name="P2" draw:layer="layout" svg:width="0.998cm" svg:height="0cm" svg:x="8.98cm" svg:y="6.27cm" svg:viewBox="0 0 999 0" svg:d="M599 0h400M0 0h400">
          <text:p/>
        </draw:path>
        <draw:polyline draw:style-name="gr2" draw:text-style-name="P2" draw:layer="layout" svg:width="0.443cm" svg:height="0.105cm" svg:x="9.537cm" svg:y="6.12cm" svg:viewBox="0 0 444 106" draw:points="0,106 0,0 444,0">
          <text:p/>
        </draw:polyline>
        <draw:line draw:style-name="gr2" draw:text-style-name="P2" draw:layer="layout" svg:x1="9.38cm" svg:y1="6.571cm" svg:x2="9.581cm" svg:y2="6.47cm">
          <text:p/>
        </draw:line>
        <draw:path draw:style-name="gr2" draw:text-style-name="P2" draw:layer="layout" svg:width="0.998cm" svg:height="0cm" svg:x="8.98cm" svg:y="6.57cm" svg:viewBox="0 0 999 0" svg:d="M599 0h400M0 0h400">
          <text:p/>
        </draw:path>
        <draw:polyline draw:style-name="gr2" draw:text-style-name="P2" draw:layer="layout" svg:width="0.443cm" svg:height="0.105cm" svg:x="9.537cm" svg:y="6.42cm" svg:viewBox="0 0 444 106" draw:points="0,106 0,0 444,0">
          <text:p/>
        </draw:polyline>
        <draw:line draw:style-name="gr2" draw:text-style-name="P2" draw:layer="layout" svg:x1="9.38cm" svg:y1="6.871cm" svg:x2="9.581cm" svg:y2="6.77cm">
          <text:p/>
        </draw:line>
        <draw:path draw:style-name="gr2" draw:text-style-name="P2" draw:layer="layout" svg:width="0.998cm" svg:height="0cm" svg:x="8.98cm" svg:y="6.87cm" svg:viewBox="0 0 999 0" svg:d="M599 0h400M0 0h400">
          <text:p/>
        </draw:path>
        <draw:polyline draw:style-name="gr2" draw:text-style-name="P2" draw:layer="layout" svg:width="0.443cm" svg:height="0.105cm" svg:x="9.537cm" svg:y="6.72cm" svg:viewBox="0 0 444 106" draw:points="0,106 0,0 444,0">
          <text:p/>
        </draw:polyline>
        <draw:line draw:style-name="gr2" draw:text-style-name="P2" draw:layer="layout" svg:x1="9.38cm" svg:y1="7.171cm" svg:x2="9.581cm" svg:y2="7.07cm">
          <text:p/>
        </draw:line>
        <draw:path draw:style-name="gr2" draw:text-style-name="P2" draw:layer="layout" svg:width="0.998cm" svg:height="0cm" svg:x="8.98cm" svg:y="7.17cm" svg:viewBox="0 0 999 0" svg:d="M599 0h400M0 0h400">
          <text:p/>
        </draw:path>
        <draw:polyline draw:style-name="gr2" draw:text-style-name="P2" draw:layer="layout" svg:width="0.443cm" svg:height="0.105cm" svg:x="9.537cm" svg:y="7.02cm" svg:viewBox="0 0 444 106" draw:points="0,106 0,0 444,0">
          <text:p/>
        </draw:polyline>
        <draw:g>
          <draw:polygon draw:style-name="gr1" draw:text-style-name="P1" draw:layer="layout" svg:width="0.15cm" svg:height="0.15cm" svg:x="9.28cm" svg:y="7.345cm" svg:viewBox="0 0 151 151" draw:points="0,151 151,151 151,0 0,0">
            <text:p/>
          </draw:polygon>
          <draw:path draw:style-name="gr2" draw:text-style-name="P2" draw:layer="layout" svg:width="0.15cm" svg:height="0.15cm" svg:x="9.28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363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9.43cm" svg:y="7.345cm" svg:viewBox="0 0 301 151" draw:points="0,151 301,151 301,0 0,0">
              <text:p/>
            </draw:polygon>
            <draw:polygon draw:style-name="gr2" draw:text-style-name="P2" draw:layer="layout" svg:width="0.3cm" svg:height="0.15cm" svg:x="9.4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43cm" svg:y="7.495cm">
            <draw:text-box>
              <text:p/>
            </draw:text-box>
          </draw:frame>
        </draw:g>
        <draw:line draw:style-name="gr2" draw:text-style-name="P2" draw:layer="layout" svg:x1="9.279cm" svg:y1="7.42cm" svg:x2="8.98cm" svg:y2="7.42cm">
          <text:p/>
        </draw:line>
        <draw:frame draw:style-name="gr4" draw:text-style-name="P4" draw:layer="layout" svg:width="0.303cm" svg:height="0.33cm" svg:x="6.427cm" svg:y="7.0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8.679cm" svg:y="7.0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477cm" svg:height="0.33cm" svg:x="6.253cm" svg:y="7.27cm">
          <draw:text-box>
            <text:p text:style-name="P9"><text:span text:style-name="T1">S45</text:span></text:p>
          </draw:text-box>
        </draw:frame>
        <draw:frame draw:style-name="gr4" draw:text-style-name="P4" draw:layer="layout" svg:width="0.477cm" svg:height="0.33cm" svg:x="8.503cm" svg:y="7.261cm">
          <draw:text-box>
            <text:p text:style-name="P9"><text:span text:style-name="T1">S56</text:span></text:p>
          </draw:text-box>
        </draw:frame>
        <draw:frame draw:style-name="gr4" draw:text-style-name="P4" draw:layer="layout" svg:width="0.303cm" svg:height="0.33cm" svg:x="6.427cm" svg:y="6.6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27cm" svg:height="0.33cm" svg:x="10.08cm" svg:y="7.02cm">
          <draw:text-box>
            <text:p text:style-name="P8"><text:span text:style-name="T1">S56.ALU</text:span></text:p>
          </draw:text-box>
        </draw:frame>
        <draw:frame draw:style-name="gr4" draw:text-style-name="P4" draw:layer="layout" svg:width="0.937cm" svg:height="0.33cm" svg:x="7.58cm" svg:y="2.788cm">
          <draw:text-box>
            <text:p text:style-name="P8"><text:span text:style-name="T1">S4.ALU</text:span></text:p>
          </draw:text-box>
        </draw:frame>
        <draw:frame draw:style-name="gr4" draw:text-style-name="P4" draw:layer="layout" svg:width="0.937cm" svg:height="0.33cm" svg:x="16.53cm" svg:y="2.788cm">
          <draw:text-box>
            <text:p text:style-name="P8"><text:span text:style-name="T1">S7.ALU</text:span></text:p>
          </draw:text-box>
        </draw:frame>
        <draw:g>
          <draw:polygon draw:style-name="gr1" draw:text-style-name="P1" draw:layer="layout" svg:width="0.7cm" svg:height="1.7cm" svg:x="18.42cm" svg:y="2.07cm" svg:viewBox="0 0 701 1701" draw:points="0,1701 701,1701 701,0 0,0">
            <text:p/>
          </draw:polygon>
          <draw:polygon draw:style-name="gr2" draw:text-style-name="P2" draw:layer="layout" svg:width="0.7cm" svg:height="1.7cm" svg:x="18.42cm" svg:y="2.07cm" svg:viewBox="0 0 701 1701" draw:points="0,1701 701,1701 701,0 0,0">
            <text:p/>
          </draw:polygon>
        </draw:g>
        <draw:line draw:style-name="gr2" draw:text-style-name="P2" draw:layer="layout" svg:x1="18.67cm" svg:y1="2.371cm" svg:x2="18.871cm" svg:y2="2.27cm">
          <text:p/>
        </draw:line>
        <draw:path draw:style-name="gr2" draw:text-style-name="P2" draw:layer="layout" svg:width="0.998cm" svg:height="0cm" svg:x="18.27cm" svg:y="2.37cm" svg:viewBox="0 0 999 0" svg:d="M599 0h400M0 0h400">
          <text:p/>
        </draw:path>
        <draw:polyline draw:style-name="gr2" draw:text-style-name="P2" draw:layer="layout" svg:width="0.443cm" svg:height="0.105cm" svg:x="18.827cm" svg:y="2.22cm" svg:viewBox="0 0 444 106" draw:points="0,106 0,0 444,0">
          <text:p/>
        </draw:polyline>
        <draw:line draw:style-name="gr2" draw:text-style-name="P2" draw:layer="layout" svg:x1="18.67cm" svg:y1="2.671cm" svg:x2="18.871cm" svg:y2="2.57cm">
          <text:p/>
        </draw:line>
        <draw:path draw:style-name="gr2" draw:text-style-name="P2" draw:layer="layout" svg:width="0.998cm" svg:height="0cm" svg:x="18.27cm" svg:y="2.67cm" svg:viewBox="0 0 999 0" svg:d="M599 0h400M0 0h400">
          <text:p/>
        </draw:path>
        <draw:polyline draw:style-name="gr2" draw:text-style-name="P2" draw:layer="layout" svg:width="0.443cm" svg:height="0.105cm" svg:x="18.827cm" svg:y="2.52cm" svg:viewBox="0 0 444 106" draw:points="0,106 0,0 444,0">
          <text:p/>
        </draw:polyline>
        <draw:line draw:style-name="gr2" draw:text-style-name="P2" draw:layer="layout" svg:x1="18.67cm" svg:y1="2.971cm" svg:x2="18.871cm" svg:y2="2.87cm">
          <text:p/>
        </draw:line>
        <draw:path draw:style-name="gr2" draw:text-style-name="P2" draw:layer="layout" svg:width="0.998cm" svg:height="0cm" svg:x="18.27cm" svg:y="2.97cm" svg:viewBox="0 0 999 0" svg:d="M599 0h400M0 0h399">
          <text:p/>
        </draw:path>
        <draw:polyline draw:style-name="gr2" draw:text-style-name="P2" draw:layer="layout" svg:width="0.443cm" svg:height="0.105cm" svg:x="18.827cm" svg:y="2.82cm" svg:viewBox="0 0 444 106" draw:points="0,106 0,0 444,0">
          <text:p/>
        </draw:polyline>
        <draw:line draw:style-name="gr2" draw:text-style-name="P2" draw:layer="layout" svg:x1="18.67cm" svg:y1="3.271cm" svg:x2="18.871cm" svg:y2="3.17cm">
          <text:p/>
        </draw:line>
        <draw:path draw:style-name="gr2" draw:text-style-name="P2" draw:layer="layout" svg:width="0.998cm" svg:height="0cm" svg:x="18.27cm" svg:y="3.27cm" svg:viewBox="0 0 999 0" svg:d="M599 0h400M0 0h399">
          <text:p/>
        </draw:path>
        <draw:polyline draw:style-name="gr2" draw:text-style-name="P2" draw:layer="layout" svg:width="0.443cm" svg:height="0.105cm" svg:x="18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8.57cm" svg:y="3.445cm" svg:viewBox="0 0 151 151" draw:points="0,151 151,151 151,0 0,0">
            <text:p/>
          </draw:polygon>
          <draw:path draw:style-name="gr2" draw:text-style-name="P2" draw:layer="layout" svg:width="0.15cm" svg:height="0.15cm" svg:x="18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8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3.595cm">
            <draw:text-box>
              <text:p/>
            </draw:text-box>
          </draw:frame>
        </draw:g>
        <draw:line draw:style-name="gr2" draw:text-style-name="P2" draw:layer="layout" svg:x1="18.569cm" svg:y1="3.52cm" svg:x2="18.27cm" svg:y2="3.52cm">
          <text:p/>
        </draw:line>
        <draw:frame draw:style-name="gr4" draw:text-style-name="P4" draw:layer="layout" svg:width="0.303cm" svg:height="0.33cm" svg:x="17.968cm" svg:y="3.1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8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5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68cm" svg:y="2.2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477cm" svg:height="0.33cm" svg:x="17.83cm" svg:y="3.37cm">
          <draw:text-box>
            <text:p text:style-name="P9"><text:span text:style-name="T1">S8</text:span></text:p>
          </draw:text-box>
        </draw:frame>
        <draw:frame draw:style-name="gr4" draw:text-style-name="P4" draw:layer="layout" svg:width="0.937cm" svg:height="0.33cm" svg:x="19.262cm" svg:y="2.22cm">
          <draw:text-box>
            <text:p text:style-name="P8"><text:span text:style-name="T1">S8.ALU.1</text:span></text:p>
          </draw:text-box>
        </draw:frame>
        <draw:frame draw:style-name="gr4" draw:text-style-name="P4" draw:layer="layout" svg:width="0.937cm" svg:height="0.33cm" svg:x="19.262cm" svg:y="2.52cm">
          <draw:text-box>
            <text:p text:style-name="P8"><text:span text:style-name="T1">S8.ALU.2</text:span></text:p>
          </draw:text-box>
        </draw:frame>
        <draw:g>
          <draw:polygon draw:style-name="gr1" draw:text-style-name="P1" draw:layer="layout" svg:width="0.7cm" svg:height="1.7cm" svg:x="15.73cm" svg:y="4.899cm" svg:viewBox="0 0 701 1701" draw:points="0,1701 701,1701 701,0 0,0">
            <text:p/>
          </draw:polygon>
          <draw:polygon draw:style-name="gr2" draw:text-style-name="P2" draw:layer="layout" svg:width="0.7cm" svg:height="1.7cm" svg:x="15.73cm" svg:y="4.899cm" svg:viewBox="0 0 701 1701" draw:points="0,1701 701,1701 701,0 0,0">
            <text:p/>
          </draw:polygon>
        </draw:g>
        <draw:line draw:style-name="gr2" draw:text-style-name="P2" draw:layer="layout" svg:x1="15.98cm" svg:y1="5.201cm" svg:x2="16.181cm" svg:y2="5.1cm">
          <text:p/>
        </draw:line>
        <draw:path draw:style-name="gr2" draw:text-style-name="P2" draw:layer="layout" svg:width="0.998cm" svg:height="0cm" svg:x="15.58cm" svg:y="5.199cm" svg:viewBox="0 0 999 0" svg:d="M599 0h400M0 0h400">
          <text:p/>
        </draw:path>
        <draw:polyline draw:style-name="gr2" draw:text-style-name="P2" draw:layer="layout" svg:width="0.443cm" svg:height="0.105cm" svg:x="16.137cm" svg:y="5.05cm" svg:viewBox="0 0 444 106" draw:points="0,106 0,0 444,0">
          <text:p/>
        </draw:polyline>
        <draw:line draw:style-name="gr2" draw:text-style-name="P2" draw:layer="layout" svg:x1="15.98cm" svg:y1="5.501cm" svg:x2="16.181cm" svg:y2="5.4cm">
          <text:p/>
        </draw:line>
        <draw:path draw:style-name="gr2" draw:text-style-name="P2" draw:layer="layout" svg:width="0.998cm" svg:height="0cm" svg:x="15.58cm" svg:y="5.499cm" svg:viewBox="0 0 999 0" svg:d="M599 0h400M0 0h400">
          <text:p/>
        </draw:path>
        <draw:polyline draw:style-name="gr2" draw:text-style-name="P2" draw:layer="layout" svg:width="0.443cm" svg:height="0.105cm" svg:x="16.137cm" svg:y="5.349cm" svg:viewBox="0 0 444 106" draw:points="0,106 0,0 444,0">
          <text:p/>
        </draw:polyline>
        <draw:line draw:style-name="gr2" draw:text-style-name="P2" draw:layer="layout" svg:x1="15.98cm" svg:y1="5.801cm" svg:x2="16.181cm" svg:y2="5.7cm">
          <text:p/>
        </draw:line>
        <draw:path draw:style-name="gr2" draw:text-style-name="P2" draw:layer="layout" svg:width="0.998cm" svg:height="0cm" svg:x="15.58cm" svg:y="5.799cm" svg:viewBox="0 0 999 0" svg:d="M599 0h400M0 0h399">
          <text:p/>
        </draw:path>
        <draw:polyline draw:style-name="gr2" draw:text-style-name="P2" draw:layer="layout" svg:width="0.443cm" svg:height="0.105cm" svg:x="16.137cm" svg:y="5.649cm" svg:viewBox="0 0 444 106" draw:points="0,106 0,0 444,0">
          <text:p/>
        </draw:polyline>
        <draw:line draw:style-name="gr2" draw:text-style-name="P2" draw:layer="layout" svg:x1="15.98cm" svg:y1="6.1cm" svg:x2="16.181cm" svg:y2="5.999cm">
          <text:p/>
        </draw:line>
        <draw:path draw:style-name="gr2" draw:text-style-name="P2" draw:layer="layout" svg:width="0.998cm" svg:height="0cm" svg:x="15.58cm" svg:y="6.1cm" svg:viewBox="0 0 999 0" svg:d="M599 0h400M0 0h399">
          <text:p/>
        </draw:path>
        <draw:polyline draw:style-name="gr2" draw:text-style-name="P2" draw:layer="layout" svg:width="0.443cm" svg:height="0.105cm" svg:x="16.137cm" svg:y="5.949cm" svg:viewBox="0 0 444 106" draw:points="0,106 0,0 444,0">
          <text:p/>
        </draw:polyline>
        <draw:g>
          <draw:polygon draw:style-name="gr1" draw:text-style-name="P1" draw:layer="layout" svg:width="0.15cm" svg:height="0.15cm" svg:x="15.88cm" svg:y="6.275cm" svg:viewBox="0 0 151 151" draw:points="0,151 151,151 151,0 0,0">
            <text:p/>
          </draw:polygon>
          <draw:path draw:style-name="gr2" draw:text-style-name="P2" draw:layer="layout" svg:width="0.15cm" svg:height="0.15cm" svg:x="15.88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63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3cm" svg:y="6.275cm" svg:viewBox="0 0 301 151" draw:points="0,151 301,151 301,0 0,0">
              <text:p/>
            </draw:polygon>
            <draw:polygon draw:style-name="gr2" draw:text-style-name="P2" draw:layer="layout" svg:width="0.3cm" svg:height="0.15cm" svg:x="16.03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3cm" svg:y="6.424cm">
            <draw:text-box>
              <text:p/>
            </draw:text-box>
          </draw:frame>
        </draw:g>
        <draw:line draw:style-name="gr2" draw:text-style-name="P2" draw:layer="layout" svg:x1="15.879cm" svg:y1="6.349cm" svg:x2="15.58cm" svg:y2="6.349cm">
          <text:p/>
        </draw:line>
        <draw:g>
          <draw:polygon draw:style-name="gr1" draw:text-style-name="P1" draw:layer="layout" svg:width="0.7cm" svg:height="1.7cm" svg:x="18.407cm" svg:y="4.899cm" svg:viewBox="0 0 701 1701" draw:points="0,1701 701,1701 701,0 0,0">
            <text:p/>
          </draw:polygon>
          <draw:polygon draw:style-name="gr2" draw:text-style-name="P2" draw:layer="layout" svg:width="0.7cm" svg:height="1.7cm" svg:x="18.407cm" svg:y="4.899cm" svg:viewBox="0 0 701 1701" draw:points="0,1701 701,1701 701,0 0,0">
            <text:p/>
          </draw:polygon>
        </draw:g>
        <draw:line draw:style-name="gr2" draw:text-style-name="P2" draw:layer="layout" svg:x1="18.657cm" svg:y1="5.201cm" svg:x2="18.858cm" svg:y2="5.1cm">
          <text:p/>
        </draw:line>
        <draw:path draw:style-name="gr2" draw:text-style-name="P2" draw:layer="layout" svg:width="0.998cm" svg:height="0cm" svg:x="18.257cm" svg:y="5.199cm" svg:viewBox="0 0 999 0" svg:d="M599 0h400M0 0h400">
          <text:p/>
        </draw:path>
        <draw:polyline draw:style-name="gr2" draw:text-style-name="P2" draw:layer="layout" svg:width="0.443cm" svg:height="0.105cm" svg:x="18.814cm" svg:y="5.05cm" svg:viewBox="0 0 444 106" draw:points="0,106 0,0 444,0">
          <text:p/>
        </draw:polyline>
        <draw:line draw:style-name="gr2" draw:text-style-name="P2" draw:layer="layout" svg:x1="18.657cm" svg:y1="5.501cm" svg:x2="18.858cm" svg:y2="5.4cm">
          <text:p/>
        </draw:line>
        <draw:path draw:style-name="gr2" draw:text-style-name="P2" draw:layer="layout" svg:width="0.998cm" svg:height="0cm" svg:x="18.257cm" svg:y="5.499cm" svg:viewBox="0 0 999 0" svg:d="M599 0h400M0 0h400">
          <text:p/>
        </draw:path>
        <draw:polyline draw:style-name="gr2" draw:text-style-name="P2" draw:layer="layout" svg:width="0.443cm" svg:height="0.105cm" svg:x="18.814cm" svg:y="5.349cm" svg:viewBox="0 0 444 106" draw:points="0,106 0,0 444,0">
          <text:p/>
        </draw:polyline>
        <draw:line draw:style-name="gr2" draw:text-style-name="P2" draw:layer="layout" svg:x1="18.657cm" svg:y1="5.801cm" svg:x2="18.858cm" svg:y2="5.7cm">
          <text:p/>
        </draw:line>
        <draw:path draw:style-name="gr2" draw:text-style-name="P2" draw:layer="layout" svg:width="0.998cm" svg:height="0cm" svg:x="18.257cm" svg:y="5.799cm" svg:viewBox="0 0 999 0" svg:d="M599 0h400M0 0h399">
          <text:p/>
        </draw:path>
        <draw:polyline draw:style-name="gr2" draw:text-style-name="P2" draw:layer="layout" svg:width="0.443cm" svg:height="0.105cm" svg:x="18.814cm" svg:y="5.649cm" svg:viewBox="0 0 444 106" draw:points="0,106 0,0 444,0">
          <text:p/>
        </draw:polyline>
        <draw:line draw:style-name="gr2" draw:text-style-name="P2" draw:layer="layout" svg:x1="18.657cm" svg:y1="6.1cm" svg:x2="18.858cm" svg:y2="5.999cm">
          <text:p/>
        </draw:line>
        <draw:path draw:style-name="gr2" draw:text-style-name="P2" draw:layer="layout" svg:width="0.998cm" svg:height="0cm" svg:x="18.257cm" svg:y="6.1cm" svg:viewBox="0 0 999 0" svg:d="M599 0h400M0 0h399">
          <text:p/>
        </draw:path>
        <draw:polyline draw:style-name="gr2" draw:text-style-name="P2" draw:layer="layout" svg:width="0.443cm" svg:height="0.105cm" svg:x="18.814cm" svg:y="5.949cm" svg:viewBox="0 0 444 106" draw:points="0,106 0,0 444,0">
          <text:p/>
        </draw:polyline>
        <draw:g>
          <draw:polygon draw:style-name="gr1" draw:text-style-name="P1" draw:layer="layout" svg:width="0.15cm" svg:height="0.15cm" svg:x="18.557cm" svg:y="6.275cm" svg:viewBox="0 0 151 151" draw:points="0,151 151,151 151,0 0,0">
            <text:p/>
          </draw:polygon>
          <draw:path draw:style-name="gr2" draw:text-style-name="P2" draw:layer="layout" svg:width="0.15cm" svg:height="0.15cm" svg:x="18.557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4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07cm" svg:y="6.275cm" svg:viewBox="0 0 301 151" draw:points="0,151 301,151 301,0 0,0">
              <text:p/>
            </draw:polygon>
            <draw:polygon draw:style-name="gr2" draw:text-style-name="P2" draw:layer="layout" svg:width="0.3cm" svg:height="0.15cm" svg:x="18.707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07cm" svg:y="6.424cm">
            <draw:text-box>
              <text:p/>
            </draw:text-box>
          </draw:frame>
        </draw:g>
        <draw:line draw:style-name="gr2" draw:text-style-name="P2" draw:layer="layout" svg:x1="18.556cm" svg:y1="6.349cm" svg:x2="18.257cm" svg:y2="6.349cm">
          <text:p/>
        </draw:line>
        <draw:frame draw:style-name="gr4" draw:text-style-name="P4" draw:layer="layout" svg:width="0.303cm" svg:height="0.33cm" svg:x="17.93cm" svg:y="5.05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35cm" svg:height="0.8cm" svg:x="19.257cm" svg:y="6.1cm" svg:viewBox="0 0 351 801" draw:points="0,0 351,0 351,801">
          <text:p/>
        </draw:polyline>
        <draw:polyline draw:style-name="gr2" draw:text-style-name="P2" draw:layer="layout" svg:width="3.027cm" svg:height="0.8cm" svg:x="16.58cm" svg:y="6.1cm" svg:viewBox="0 0 3028 801" draw:points="0,0 134,0 134,801 3028,801">
          <text:p/>
        </draw:polyline>
        <draw:line draw:style-name="gr2" draw:text-style-name="P2" draw:layer="layout" svg:x1="20.357cm" svg:y1="6.899cm" svg:x2="19.607cm" svg:y2="6.899cm">
          <text:p/>
        </draw:line>
        <draw:frame draw:style-name="gr4" draw:text-style-name="P4" draw:layer="layout" svg:width="0.857cm" svg:height="0.33cm" svg:x="20.3cm" svg:y="6.758cm">
          <draw:text-box>
            <text:p text:style-name="P3"><text:span text:style-name="T1">S789</text:span></text:p>
          </draw:text-box>
        </draw:frame>
        <draw:frame draw:style-name="gr4" draw:text-style-name="P4" draw:layer="layout" svg:width="0.477cm" svg:height="0.33cm" svg:x="15.08cm" svg:y="6.199cm">
          <draw:text-box>
            <text:p text:style-name="P9"><text:span text:style-name="T1">S78</text:span></text:p>
          </draw:text-box>
        </draw:frame>
        <draw:frame draw:style-name="gr4" draw:text-style-name="P4" draw:layer="layout" svg:width="0.477cm" svg:height="0.33cm" svg:x="17.78cm" svg:y="6.19cm">
          <draw:text-box>
            <text:p text:style-name="P9"><text:span text:style-name="T1">S89</text:span></text:p>
          </draw:text-box>
        </draw:frame>
        <draw:frame draw:style-name="gr4" draw:text-style-name="P4" draw:layer="layout" svg:width="0.303cm" svg:height="0.33cm" svg:x="15.277cm" svg:y="5.008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5.277cm" svg:y="5.367cm">
          <draw:text-box>
            <text:p text:style-name="P3"><text:span text:style-name="T1">+V</text:span></text:p>
          </draw:text-box>
        </draw:frame>
        <draw:frame draw:style-name="gr4" draw:text-style-name="P4" draw:layer="layout" svg:width="1.242cm" svg:height="0.33cm" svg:x="19.259cm" svg:y="3.129cm">
          <draw:text-box>
            <text:p text:style-name="P8"><text:span text:style-name="T1">S8.LS.2</text:span></text:p>
          </draw:text-box>
        </draw:frame>
        <draw:frame draw:style-name="gr4" draw:text-style-name="P4" draw:layer="layout" svg:width="0.303cm" svg:height="0.33cm" svg:x="17.929cm" svg:y="5.367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29cm" svg:y="5.64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17.929cm" svg:y="5.949cm">
          <draw:text-box>
            <text:p text:style-name="P3"><text:span text:style-name="T1">+V</text:span></text:p>
          </draw:text-box>
        </draw:frame>
        <draw:frame draw:style-name="gr17" draw:text-style-name="P4" draw:layer="layout" svg:width="1.242cm" svg:height="0.589cm" svg:x="19.288cm" svg:y="5.017cm">
          <draw:text-box>
            <text:p text:style-name="P8"><text:span text:style-name="T1">S89.LOAD</text:span></text:p>
            <text:p text:style-name="P8"><text:span text:style-name="T1"/></text:p>
          </draw:text-box>
        </draw:frame>
        <draw:frame draw:style-name="gr17" draw:text-style-name="P4" draw:layer="layout" svg:width="1.242cm" svg:height="0.589cm" svg:x="19.28cm" svg:y="5.349cm">
          <draw:text-box>
            <text:p text:style-name="P8"><text:span text:style-name="T1">S89.STORE</text:span></text:p>
            <text:p text:style-name="P8"><text:span text:style-name="T1"/></text:p>
          </draw:text-box>
        </draw:frame>
        <draw:frame draw:style-name="gr4" draw:text-style-name="P4" draw:layer="layout" svg:width="0.303cm" svg:height="0.33cm" svg:x="15.277cm" svg:y="5.917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7.612cm" svg:y="3.129cm">
          <draw:text-box>
            <text:p text:style-name="P8"><text:span text:style-name="T1">S4.LOAD</text:span></text:p>
          </draw:text-box>
        </draw:frame>
        <draw:frame draw:style-name="gr4" draw:text-style-name="P4" draw:layer="layout" svg:width="1.137cm" svg:height="0.33cm" svg:x="2.262cm" svg:y="2.52cm">
          <draw:text-box>
            <text:p text:style-name="P8"><text:span text:style-name="T1">S1.INC</text:span></text:p>
          </draw:text-box>
        </draw:frame>
        <draw:frame draw:style-name="gr4" draw:text-style-name="P4" draw:layer="layout" svg:width="1.137cm" svg:height="0.33cm" svg:x="4.943cm" svg:y="2.52cm">
          <draw:text-box>
            <text:p text:style-name="P8"><text:span text:style-name="T1">S2.INC</text:span></text:p>
          </draw:text-box>
        </draw:frame>
        <draw:frame draw:style-name="gr4" draw:text-style-name="P4" draw:layer="layout" svg:width="1.242cm" svg:height="0.33cm" svg:x="10.588cm" svg:y="3.129cm">
          <draw:text-box>
            <text:p text:style-name="P8"><text:span text:style-name="T1">S5.INC</text:span></text:p>
          </draw:text-box>
        </draw:frame>
        <draw:frame draw:style-name="gr4" draw:text-style-name="P4" draw:layer="layout" svg:width="0.927cm" svg:height="0.33cm" svg:x="7.83cm" svg:y="6.738cm">
          <draw:text-box>
            <text:p text:style-name="P8"><text:span text:style-name="T1">S45.INC</text:span></text:p>
          </draw:text-box>
        </draw:frame>
        <draw:g>
          <draw:polygon draw:style-name="gr1" draw:text-style-name="P1" draw:layer="layout" svg:width="0.7cm" svg:height="1.7cm" svg:x="6.77cm" svg:y="3.92cm" svg:viewBox="0 0 701 1701" draw:points="0,1701 701,1701 701,0 0,0">
            <text:p/>
          </draw:polygon>
          <draw:polygon draw:style-name="gr2" draw:text-style-name="P2" draw:layer="layout" svg:width="0.7cm" svg:height="1.7cm" svg:x="6.77cm" svg:y="3.92cm" svg:viewBox="0 0 701 1701" draw:points="0,1701 701,1701 701,0 0,0">
            <text:p/>
          </draw:polygon>
        </draw:g>
        <draw:line draw:style-name="gr2" draw:text-style-name="P2" draw:layer="layout" svg:x1="7.02cm" svg:y1="4.221cm" svg:x2="7.221cm" svg:y2="4.12cm">
          <text:p/>
        </draw:line>
        <draw:path draw:style-name="gr2" draw:text-style-name="P2" draw:layer="layout" svg:width="0.998cm" svg:height="0cm" svg:x="6.62cm" svg:y="4.22cm" svg:viewBox="0 0 999 0" svg:d="M599 0h400M0 0h400">
          <text:p/>
        </draw:path>
        <draw:polyline draw:style-name="gr2" draw:text-style-name="P2" draw:layer="layout" svg:width="0.443cm" svg:height="0.105cm" svg:x="7.177cm" svg:y="4.07cm" svg:viewBox="0 0 444 106" draw:points="0,106 0,0 444,0">
          <text:p/>
        </draw:polyline>
        <draw:line draw:style-name="gr2" draw:text-style-name="P2" draw:layer="layout" svg:x1="7.02cm" svg:y1="4.521cm" svg:x2="7.221cm" svg:y2="4.42cm">
          <text:p/>
        </draw:line>
        <draw:path draw:style-name="gr2" draw:text-style-name="P2" draw:layer="layout" svg:width="0.998cm" svg:height="0cm" svg:x="6.62cm" svg:y="4.52cm" svg:viewBox="0 0 999 0" svg:d="M599 0h400M0 0h400">
          <text:p/>
        </draw:path>
        <draw:polyline draw:style-name="gr2" draw:text-style-name="P2" draw:layer="layout" svg:width="0.443cm" svg:height="0.105cm" svg:x="7.177cm" svg:y="4.37cm" svg:viewBox="0 0 444 106" draw:points="0,106 0,0 444,0">
          <text:p/>
        </draw:polyline>
        <draw:line draw:style-name="gr2" draw:text-style-name="P2" draw:layer="layout" svg:x1="7.02cm" svg:y1="4.821cm" svg:x2="7.221cm" svg:y2="4.72cm">
          <text:p/>
        </draw:line>
        <draw:path draw:style-name="gr2" draw:text-style-name="P2" draw:layer="layout" svg:width="0.998cm" svg:height="0cm" svg:x="6.62cm" svg:y="4.82cm" svg:viewBox="0 0 999 0" svg:d="M599 0h400M0 0h400">
          <text:p/>
        </draw:path>
        <draw:polyline draw:style-name="gr2" draw:text-style-name="P2" draw:layer="layout" svg:width="0.443cm" svg:height="0.105cm" svg:x="7.177cm" svg:y="4.67cm" svg:viewBox="0 0 444 106" draw:points="0,106 0,0 444,0">
          <text:p/>
        </draw:polyline>
        <draw:line draw:style-name="gr2" draw:text-style-name="P2" draw:layer="layout" svg:x1="7.02cm" svg:y1="5.121cm" svg:x2="7.221cm" svg:y2="5.02cm">
          <text:p/>
        </draw:line>
        <draw:path draw:style-name="gr2" draw:text-style-name="P2" draw:layer="layout" svg:width="0.998cm" svg:height="0cm" svg:x="6.62cm" svg:y="5.12cm" svg:viewBox="0 0 999 0" svg:d="M599 0h400M0 0h400">
          <text:p/>
        </draw:path>
        <draw:polyline draw:style-name="gr2" draw:text-style-name="P2" draw:layer="layout" svg:width="0.443cm" svg:height="0.105cm" svg:x="7.177cm" svg:y="4.97cm" svg:viewBox="0 0 444 106" draw:points="0,106 0,0 444,0">
          <text:p/>
        </draw:polyline>
        <draw:g>
          <draw:polygon draw:style-name="gr1" draw:text-style-name="P1" draw:layer="layout" svg:width="0.15cm" svg:height="0.15cm" svg:x="6.92cm" svg:y="5.295cm" svg:viewBox="0 0 151 151" draw:points="0,151 151,151 151,0 0,0">
            <text:p/>
          </draw:polygon>
          <draw:path draw:style-name="gr2" draw:text-style-name="P2" draw:layer="layout" svg:width="0.15cm" svg:height="0.15cm" svg:x="6.92cm" svg:y="5.2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3cm" svg:y="5.33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cm" svg:y="5.295cm" svg:viewBox="0 0 301 151" draw:points="0,151 301,151 301,0 0,0">
              <text:p/>
            </draw:polygon>
            <draw:polygon draw:style-name="gr2" draw:text-style-name="P2" draw:layer="layout" svg:width="0.3cm" svg:height="0.15cm" svg:x="7.07cm" svg:y="5.2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cm" svg:y="5.445cm">
            <draw:text-box>
              <text:p/>
            </draw:text-box>
          </draw:frame>
        </draw:g>
        <draw:line draw:style-name="gr2" draw:text-style-name="P2" draw:layer="layout" svg:x1="6.919cm" svg:y1="5.37cm" svg:x2="6.62cm" svg:y2="5.37cm">
          <text:p/>
        </draw:line>
        <draw:frame draw:style-name="gr4" draw:text-style-name="P4" draw:layer="layout" svg:width="0.303cm" svg:height="0.33cm" svg:x="6.318cm" svg:y="4.9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6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3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318cm" svg:y="4.0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937cm" svg:height="0.33cm" svg:x="7.593cm" svg:y="4.079cm">
          <draw:text-box>
            <text:p text:style-name="P8"><text:span text:style-name="T1">S4.INC</text:span></text:p>
          </draw:text-box>
        </draw:frame>
        <draw:frame draw:style-name="gr4" draw:text-style-name="P4" draw:layer="layout" svg:width="0.477cm" svg:height="0.33cm" svg:x="6.18cm" svg:y="5.22cm">
          <draw:text-box>
            <text:p text:style-name="P9"><text:span text:style-name="T1">S4</text:span></text:p>
          </draw:text-box>
        </draw:frame>
        <draw:frame draw:style-name="gr4" draw:text-style-name="P4" draw:layer="layout" svg:width="1.137cm" svg:height="0.33cm" svg:x="4.943cm" svg:y="2.788cm">
          <draw:text-box>
            <text:p text:style-name="P8"><text:span text:style-name="T1">S2.INSTR</text:span></text:p>
          </draw:text-box>
        </draw:frame>
        <draw:frame draw:style-name="gr4" draw:text-style-name="P4" draw:layer="layout" svg:width="0.927cm" svg:height="0.33cm" svg:x="7.817cm" svg:y="6.129cm">
          <draw:text-box>
            <text:p text:style-name="P8"><text:span text:style-name="T1">S45.ALU1</text:span></text:p>
          </draw:text-box>
        </draw:frame>
        <draw:frame draw:style-name="gr4" draw:text-style-name="P4" draw:layer="layout" svg:width="0.927cm" svg:height="0.33cm" svg:x="7.817cm" svg:y="6.42cm">
          <draw:text-box>
            <text:p text:style-name="P8"><text:span text:style-name="T1">S45.ALU2</text:span></text:p>
          </draw:text-box>
        </draw:frame>
        <draw:frame draw:style-name="gr4" draw:text-style-name="P4" draw:layer="layout" svg:width="0.303cm" svg:height="0.33cm" svg:x="6.427cm" svg:y="6.37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6.427cm" svg:y="6.02cm">
          <draw:text-box>
            <text:p text:style-name="P3"><text:span text:style-name="T1">+V</text:span></text:p>
          </draw:text-box>
        </draw:frame>
      </draw:page>
      <draw:page draw:name="Fetch &amp; IncPC" draw:style-name="dp1" draw:master-page-name="PM17">
        <draw:frame draw:style-name="gr4" draw:text-style-name="P4" draw:layer="layout" svg:width="2.611cm" svg:height="0.33cm" svg:x="5.091cm" svg:y="1.447cm">
          <draw:text-box>
            <text:p text:style-name="P8"><text:span text:style-name="T1">SEL PC</text:span></text:p>
          </draw:text-box>
        </draw:frame>
        <draw:frame draw:style-name="gr4" draw:text-style-name="P4" draw:layer="layout" svg:width="2.611cm" svg:height="0.33cm" svg:x="5.08cm" svg:y="1.788cm">
          <draw:text-box>
            <text:p text:style-name="P8"><text:span text:style-name="T1">SEL ROMA</text:span></text:p>
          </draw:text-box>
        </draw:frame>
        <draw:frame draw:style-name="gr4" draw:text-style-name="P4" draw:layer="layout" svg:width="2.611cm" svg:height="0.33cm" svg:x="5.08cm" svg:y="2.129cm">
          <draw:text-box>
            <text:p text:style-name="P8"><text:span text:style-name="T1">RD ROM</text:span></text:p>
          </draw:text-box>
        </draw:frame>
        <draw:frame draw:style-name="gr4" draw:text-style-name="P4" draw:layer="layout" svg:width="2.611cm" svg:height="0.33cm" svg:x="5.08cm" svg:y="2.42cm">
          <draw:text-box>
            <text:p text:style-name="P8"><text:span text:style-name="T1">LD INSTR</text:span></text:p>
          </draw:text-box>
        </draw:frame>
        <draw:frame draw:style-name="gr4" draw:text-style-name="P4" draw:layer="layout" svg:width="2.611cm" svg:height="0.33cm" svg:x="4.28cm" svg:y="3.229cm">
          <draw:text-box>
            <text:p text:style-name="P8"><text:span text:style-name="T1">SEL INSTR</text:span></text:p>
          </draw:text-box>
        </draw:frame>
        <draw:frame draw:style-name="gr4" draw:text-style-name="P4" draw:layer="layout" svg:width="2.611cm" svg:height="0.33cm" svg:x="5.069cm" svg:y="2.729cm">
          <draw:text-box>
            <text:p text:style-name="P8"><text:span text:style-name="T1">SEL ROMD</text:span></text:p>
          </draw:text-box>
        </draw:frame>
        <draw:frame draw:style-name="gr4" draw:text-style-name="P4" draw:layer="layout" svg:width="2.611cm" svg:height="0.33cm" svg:x="0.869cm" svg:y="1.438cm">
          <draw:text-box>
            <text:p text:style-name="P9"><text:span text:style-name="T1">S123.FETCH.1</text:span></text:p>
          </draw:text-box>
        </draw:frame>
        <draw:line draw:style-name="gr2" draw:text-style-name="P2" draw:layer="layout" svg:x1="3.48cm" svg:y1="1.57cm" svg:x2="5.08cm" svg:y2="1.57cm">
          <text:p/>
        </draw:line>
        <draw:line draw:style-name="gr2" draw:text-style-name="P2" draw:layer="layout" svg:x1="3.48cm" svg:y1="1.97cm" svg:x2="5.08cm" svg:y2="1.97cm">
          <text:p/>
        </draw:line>
        <draw:frame draw:style-name="gr4" draw:text-style-name="P4" draw:layer="layout" svg:width="2.611cm" svg:height="0.33cm" svg:x="0.875cm" svg:y="1.788cm">
          <draw:text-box>
            <text:p text:style-name="P9"><text:span text:style-name="T1">S123.FETCH.2</text:span></text:p>
          </draw:text-box>
        </draw:frame>
        <draw:line draw:style-name="gr2" draw:text-style-name="P2" draw:layer="layout" svg:x1="3.48cm" svg:y1="2.27cm" svg:x2="5.08cm" svg:y2="2.27cm">
          <text:p/>
        </draw:line>
        <draw:frame draw:style-name="gr4" draw:text-style-name="P4" draw:layer="layout" svg:width="2.611cm" svg:height="0.33cm" svg:x="0.869cm" svg:y="2.088cm">
          <draw:text-box>
            <text:p text:style-name="P9"><text:span text:style-name="T1">S12.FETCH.1</text:span></text:p>
          </draw:text-box>
        </draw:frame>
        <draw:frame draw:style-name="gr4" draw:text-style-name="P4" draw:layer="layout" svg:width="2.611cm" svg:height="0.33cm" svg:x="0.869cm" svg:y="2.429cm">
          <draw:text-box>
            <text:p text:style-name="P9"><text:span text:style-name="T1">S1.FETCH</text:span></text:p>
          </draw:text-box>
        </draw:frame>
        <draw:line draw:style-name="gr2" draw:text-style-name="P2" draw:layer="layout" svg:x1="3.48cm" svg:y1="2.57cm" svg:x2="5.08cm" svg:y2="2.57cm">
          <text:p/>
        </draw:line>
        <draw:frame draw:style-name="gr4" draw:text-style-name="P4" draw:layer="layout" svg:width="2.611cm" svg:height="0.33cm" svg:x="0.88cm" svg:y="2.729cm">
          <draw:text-box>
            <text:p text:style-name="P9"><text:span text:style-name="T1">S2.FETCH</text:span></text:p>
          </draw:text-box>
        </draw:frame>
        <draw:line draw:style-name="gr2" draw:text-style-name="P2" draw:layer="layout" svg:x1="3.48cm" svg:y1="2.879cm" svg:x2="5.08cm" svg:y2="2.879cm">
          <text:p/>
        </draw:line>
        <draw:g>
          <draw:polygon draw:style-name="gr1" draw:text-style-name="P1" draw:layer="layout" svg:width="0.7cm" svg:height="1.7cm" svg:x="3.47cm" svg:y="3.12cm" svg:viewBox="0 0 701 1701" draw:points="0,1701 701,1701 701,0 0,0">
            <text:p/>
          </draw:polygon>
          <draw:polygon draw:style-name="gr2" draw:text-style-name="P2" draw:layer="layout" svg:width="0.7cm" svg:height="1.7cm" svg:x="3.47cm" svg:y="3.12cm" svg:viewBox="0 0 701 1701" draw:points="0,1701 701,1701 701,0 0,0">
            <text:p/>
          </draw:polygon>
        </draw:g>
        <draw:line draw:style-name="gr2" draw:text-style-name="P2" draw:layer="layout" svg:x1="3.72cm" svg:y1="3.421cm" svg:x2="3.921cm" svg:y2="3.32cm">
          <text:p/>
        </draw:line>
        <draw:path draw:style-name="gr2" draw:text-style-name="P2" draw:layer="layout" svg:width="0.998cm" svg:height="0cm" svg:x="3.32cm" svg:y="3.42cm" svg:viewBox="0 0 999 0" svg:d="M599 0h400M0 0h399">
          <text:p/>
        </draw:path>
        <draw:polyline draw:style-name="gr2" draw:text-style-name="P2" draw:layer="layout" svg:width="0.443cm" svg:height="0.105cm" svg:x="3.877cm" svg:y="3.27cm" svg:viewBox="0 0 444 106" draw:points="0,106 0,0 444,0">
          <text:p/>
        </draw:polyline>
        <draw:line draw:style-name="gr2" draw:text-style-name="P2" draw:layer="layout" svg:x1="3.72cm" svg:y1="3.721cm" svg:x2="3.921cm" svg:y2="3.62cm">
          <text:p/>
        </draw:line>
        <draw:path draw:style-name="gr2" draw:text-style-name="P2" draw:layer="layout" svg:width="0.998cm" svg:height="0cm" svg:x="3.32cm" svg:y="3.72cm" svg:viewBox="0 0 999 0" svg:d="M599 0h400M0 0h399">
          <text:p/>
        </draw:path>
        <draw:polyline draw:style-name="gr2" draw:text-style-name="P2" draw:layer="layout" svg:width="0.443cm" svg:height="0.105cm" svg:x="3.877cm" svg:y="3.57cm" svg:viewBox="0 0 444 106" draw:points="0,106 0,0 444,0">
          <text:p/>
        </draw:polyline>
        <draw:line draw:style-name="gr2" draw:text-style-name="P2" draw:layer="layout" svg:x1="3.72cm" svg:y1="4.021cm" svg:x2="3.921cm" svg:y2="3.92cm">
          <text:p/>
        </draw:line>
        <draw:path draw:style-name="gr2" draw:text-style-name="P2" draw:layer="layout" svg:width="0.998cm" svg:height="0cm" svg:x="3.32cm" svg:y="4.02cm" svg:viewBox="0 0 999 0" svg:d="M599 0h400M0 0h399">
          <text:p/>
        </draw:path>
        <draw:polyline draw:style-name="gr2" draw:text-style-name="P2" draw:layer="layout" svg:width="0.443cm" svg:height="0.105cm" svg:x="3.877cm" svg:y="3.87cm" svg:viewBox="0 0 444 106" draw:points="0,106 0,0 444,0">
          <text:p/>
        </draw:polyline>
        <draw:line draw:style-name="gr2" draw:text-style-name="P2" draw:layer="layout" svg:x1="3.72cm" svg:y1="4.321cm" svg:x2="3.921cm" svg:y2="4.22cm">
          <text:p/>
        </draw:line>
        <draw:path draw:style-name="gr2" draw:text-style-name="P2" draw:layer="layout" svg:width="0.998cm" svg:height="0cm" svg:x="3.32cm" svg:y="4.32cm" svg:viewBox="0 0 999 0" svg:d="M599 0h400M0 0h399">
          <text:p/>
        </draw:path>
        <draw:polyline draw:style-name="gr2" draw:text-style-name="P2" draw:layer="layout" svg:width="0.443cm" svg:height="0.105cm" svg:x="3.877cm" svg:y="4.17cm" svg:viewBox="0 0 444 106" draw:points="0,106 0,0 444,0">
          <text:p/>
        </draw:polyline>
        <draw:g>
          <draw:polygon draw:style-name="gr1" draw:text-style-name="P1" draw:layer="layout" svg:width="0.15cm" svg:height="0.15cm" svg:x="3.62cm" svg:y="4.495cm" svg:viewBox="0 0 151 151" draw:points="0,151 151,151 151,0 0,0">
            <text:p/>
          </draw:polygon>
          <draw:path draw:style-name="gr2" draw:text-style-name="P2" draw:layer="layout" svg:width="0.15cm" svg:height="0.15cm" svg:x="3.62cm" svg:y="4.4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703cm" svg:y="4.53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77cm" svg:y="4.495cm" svg:viewBox="0 0 301 151" draw:points="0,151 301,151 301,0 0,0">
              <text:p/>
            </draw:polygon>
            <draw:polygon draw:style-name="gr2" draw:text-style-name="P2" draw:layer="layout" svg:width="0.3cm" svg:height="0.15cm" svg:x="3.77cm" svg:y="4.4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77cm" svg:y="4.645cm">
            <draw:text-box>
              <text:p/>
            </draw:text-box>
          </draw:frame>
        </draw:g>
        <draw:line draw:style-name="gr2" draw:text-style-name="P2" draw:layer="layout" svg:x1="3.619cm" svg:y1="4.57cm" svg:x2="3.32cm" svg:y2="4.57cm">
          <text:p/>
        </draw:line>
        <draw:frame draw:style-name="gr4" draw:text-style-name="P4" draw:layer="layout" svg:width="0.303cm" svg:height="0.33cm" svg:x="3.018cm" svg:y="4.1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8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57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03cm" svg:height="0.33cm" svg:x="3.018cm" svg:y="3.279cm">
          <draw:text-box>
            <text:p text:style-name="P3"><text:span text:style-name="T1">+V</text:span></text:p>
          </draw:text-box>
        </draw:frame>
        <draw:frame draw:style-name="gr4" draw:text-style-name="P4" draw:layer="layout" svg:width="1.077cm" svg:height="0.33cm" svg:x="2.28cm" svg:y="4.42cm">
          <draw:text-box>
            <text:p text:style-name="P9"><text:span text:style-name="T1">S2.INSTR</text:span></text:p>
          </draw:text-box>
        </draw:frame>
        <draw:frame draw:style-name="gr4" draw:text-style-name="P4" draw:layer="layout" svg:width="1.1cm" svg:height="0.33cm" svg:x="4.28cm" svg:y="3.52cm">
          <draw:text-box>
            <text:p text:style-name="P8"><text:span text:style-name="T1">SEL INSTR8</text:span></text:p>
          </draw:text-box>
        </draw:frame>
        <draw:frame draw:style-name="gr4" draw:text-style-name="P4" draw:layer="layout" svg:width="1.1cm" svg:height="0.33cm" svg:x="4.28cm" svg:y="3.838cm">
          <draw:text-box>
            <text:p text:style-name="P8"><text:span text:style-name="T1">SEL INSTR4</text:span></text:p>
          </draw:text-box>
        </draw:frame>
        <draw:frame draw:style-name="gr4" draw:text-style-name="P4" draw:layer="layout" svg:width="2.611cm" svg:height="0.33cm" svg:x="6.78cm" svg:y="1.429cm">
          <draw:text-box>
            <text:p text:style-name="P9"><text:span text:style-name="T1">S1.INC</text:span></text:p>
          </draw:text-box>
        </draw:frame>
        <draw:line draw:style-name="gr2" draw:text-style-name="P2" draw:layer="layout" svg:x1="9.38cm" svg:y1="1.57cm" svg:x2="10.98cm" svg:y2="1.57cm">
          <text:p/>
        </draw:line>
        <draw:frame draw:style-name="gr4" draw:text-style-name="P4" draw:layer="layout" svg:width="2.611cm" svg:height="0.33cm" svg:x="10.98cm" svg:y="1.429cm">
          <draw:text-box>
            <text:p text:style-name="P8"><text:span text:style-name="T1">LD INC</text:span></text:p>
          </draw:text-box>
        </draw:frame>
        <draw:frame draw:style-name="gr4" draw:text-style-name="P4" draw:layer="layout" svg:width="2.611cm" svg:height="0.33cm" svg:x="6.78cm" svg:y="1.729cm">
          <draw:text-box>
            <text:p text:style-name="P9"><text:span text:style-name="T1">S2.INC</text:span></text:p>
          </draw:text-box>
        </draw:frame>
        <draw:line draw:style-name="gr2" draw:text-style-name="P2" draw:layer="layout" svg:x1="9.38cm" svg:y1="1.87cm" svg:x2="10.98cm" svg:y2="1.87cm">
          <text:p/>
        </draw:line>
        <draw:frame draw:style-name="gr4" draw:text-style-name="P4" draw:layer="layout" svg:width="2.611cm" svg:height="0.33cm" svg:x="10.98cm" svg:y="1.729cm">
          <draw:text-box>
            <text:p text:style-name="P8"><text:span text:style-name="T1">SEL INCI</text:span></text:p>
          </draw:text-box>
        </draw:frame>
        <draw:frame draw:style-name="gr4" draw:text-style-name="P4" draw:layer="layout" svg:width="2.611cm" svg:height="0.33cm" svg:x="6.78cm" svg:y="1.988cm">
          <draw:text-box>
            <text:p text:style-name="P9"><text:span text:style-name="T1">S4.INC</text:span></text:p>
          </draw:text-box>
        </draw:frame>
        <draw:line draw:style-name="gr2" draw:text-style-name="P2" draw:layer="layout" svg:x1="9.38cm" svg:y1="2.129cm" svg:x2="10.98cm" svg:y2="2.129cm">
          <text:p/>
        </draw:line>
        <draw:frame draw:style-name="gr4" draw:text-style-name="P4" draw:layer="layout" svg:width="2.611cm" svg:height="0.33cm" svg:x="10.98cm" svg:y="1.988cm">
          <draw:text-box>
            <text:p text:style-name="P8"><text:span text:style-name="T1">LD PC</text:span></text:p>
          </draw:text-box>
        </draw:frame>
        <draw:frame draw:style-name="gr4" draw:text-style-name="P4" draw:layer="layout" svg:width="2.611cm" svg:height="0.33cm" svg:x="6.78cm" svg:y="2.27cm">
          <draw:text-box>
            <text:p text:style-name="P9"><text:span text:style-name="T1">S45.INC</text:span></text:p>
          </draw:text-box>
        </draw:frame>
        <draw:line draw:style-name="gr2" draw:text-style-name="P2" draw:layer="layout" svg:x1="9.38cm" svg:y1="2.411cm" svg:x2="10.98cm" svg:y2="2.411cm">
          <text:p/>
        </draw:line>
        <draw:frame draw:style-name="gr4" draw:text-style-name="P4" draw:layer="layout" svg:width="2.611cm" svg:height="0.33cm" svg:x="10.98cm" svg:y="2.27cm">
          <draw:text-box>
            <text:p text:style-name="P8"><text:span text:style-name="T1">SEL PCA</text:span></text:p>
          </draw:text-box>
        </draw:frame>
        <draw:frame draw:style-name="gr4" draw:text-style-name="P4" draw:layer="layout" svg:width="2.611cm" svg:height="0.33cm" svg:x="6.78cm" svg:y="2.529cm">
          <draw:text-box>
            <text:p text:style-name="P9"><text:span text:style-name="T1">S5.INC</text:span></text:p>
          </draw:text-box>
        </draw:frame>
        <draw:line draw:style-name="gr2" draw:text-style-name="P2" draw:layer="layout" svg:x1="9.38cm" svg:y1="2.67cm" svg:x2="10.98cm" svg:y2="2.67cm">
          <text:p/>
        </draw:line>
        <draw:frame draw:style-name="gr4" draw:text-style-name="P4" draw:layer="layout" svg:width="2.611cm" svg:height="0.33cm" svg:x="10.98cm" svg:y="2.529cm">
          <draw:text-box>
            <text:p text:style-name="P8"><text:span text:style-name="T1">SEL INCO</text:span></text:p>
          </draw:text-box>
        </draw:frame>
      </draw:page>
      <draw:page draw:name="CALL JMP MOVI instructions" draw:style-name="dp1" draw:master-page-name="PM18">
        <draw:g>
          <draw:polygon draw:style-name="gr1" draw:text-style-name="P1" draw:layer="layout" svg:width="0.7cm" svg:height="1.7cm" svg:x="3.023cm" svg:y="5.87cm" svg:viewBox="0 0 701 1701" draw:points="0,1701 701,1701 701,0 0,0">
            <text:p/>
          </draw:polygon>
          <draw:polygon draw:style-name="gr2" draw:text-style-name="P2" draw:layer="layout" svg:width="0.7cm" svg:height="1.7cm" svg:x="3.023cm" svg:y="5.87cm" svg:viewBox="0 0 701 1701" draw:points="0,1701 701,1701 701,0 0,0">
            <text:p/>
          </draw:polygon>
        </draw:g>
        <draw:line draw:style-name="gr2" draw:text-style-name="P2" draw:layer="layout" svg:x1="3.273cm" svg:y1="6.171cm" svg:x2="3.474cm" svg:y2="6.07cm">
          <text:p/>
        </draw:line>
        <draw:path draw:style-name="gr2" draw:text-style-name="P2" draw:layer="layout" svg:width="0.998cm" svg:height="0cm" svg:x="2.873cm" svg:y="6.17cm" svg:viewBox="0 0 999 0" svg:d="M599 0h400M0 0h399">
          <text:p/>
        </draw:path>
        <draw:polyline draw:style-name="gr2" draw:text-style-name="P2" draw:layer="layout" svg:width="0.443cm" svg:height="0.105cm" svg:x="3.43cm" svg:y="6.02cm" svg:viewBox="0 0 444 106" draw:points="0,106 0,0 444,0">
          <text:p/>
        </draw:polyline>
        <draw:line draw:style-name="gr2" draw:text-style-name="P2" draw:layer="layout" svg:x1="3.273cm" svg:y1="6.471cm" svg:x2="3.474cm" svg:y2="6.37cm">
          <text:p/>
        </draw:line>
        <draw:path draw:style-name="gr2" draw:text-style-name="P2" draw:layer="layout" svg:width="0.998cm" svg:height="0cm" svg:x="2.873cm" svg:y="6.47cm" svg:viewBox="0 0 999 0" svg:d="M599 0h400M0 0h399">
          <text:p/>
        </draw:path>
        <draw:polyline draw:style-name="gr2" draw:text-style-name="P2" draw:layer="layout" svg:width="0.443cm" svg:height="0.105cm" svg:x="3.43cm" svg:y="6.32cm" svg:viewBox="0 0 444 106" draw:points="0,106 0,0 444,0">
          <text:p/>
        </draw:polyline>
        <draw:line draw:style-name="gr2" draw:text-style-name="P2" draw:layer="layout" svg:x1="3.273cm" svg:y1="6.771cm" svg:x2="3.474cm" svg:y2="6.67cm">
          <text:p/>
        </draw:line>
        <draw:path draw:style-name="gr2" draw:text-style-name="P2" draw:layer="layout" svg:width="0.998cm" svg:height="0cm" svg:x="2.873cm" svg:y="6.77cm" svg:viewBox="0 0 999 0" svg:d="M599 0h400M0 0h399">
          <text:p/>
        </draw:path>
        <draw:polyline draw:style-name="gr2" draw:text-style-name="P2" draw:layer="layout" svg:width="0.443cm" svg:height="0.105cm" svg:x="3.43cm" svg:y="6.62cm" svg:viewBox="0 0 444 106" draw:points="0,106 0,0 444,0">
          <text:p/>
        </draw:polyline>
        <draw:line draw:style-name="gr2" draw:text-style-name="P2" draw:layer="layout" svg:x1="3.273cm" svg:y1="7.071cm" svg:x2="3.474cm" svg:y2="6.97cm">
          <text:p/>
        </draw:line>
        <draw:path draw:style-name="gr2" draw:text-style-name="P2" draw:layer="layout" svg:width="0.998cm" svg:height="0cm" svg:x="2.873cm" svg:y="7.07cm" svg:viewBox="0 0 999 0" svg:d="M599 0h400M0 0h399">
          <text:p/>
        </draw:path>
        <draw:polyline draw:style-name="gr2" draw:text-style-name="P2" draw:layer="layout" svg:width="0.443cm" svg:height="0.105cm" svg:x="3.43cm" svg:y="6.92cm" svg:viewBox="0 0 444 106" draw:points="0,106 0,0 444,0">
          <text:p/>
        </draw:polyline>
        <draw:g>
          <draw:polygon draw:style-name="gr1" draw:text-style-name="P1" draw:layer="layout" svg:width="0.15cm" svg:height="0.15cm" svg:x="3.173cm" svg:y="7.245cm" svg:viewBox="0 0 151 151" draw:points="0,151 151,151 151,0 0,0">
            <text:p/>
          </draw:polygon>
          <draw:path draw:style-name="gr2" draw:text-style-name="P2" draw:layer="layout" svg:width="0.15cm" svg:height="0.15cm" svg:x="3.173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7.245cm" svg:viewBox="0 0 301 151" draw:points="0,151 301,151 301,0 0,0">
              <text:p/>
            </draw:polygon>
            <draw:polygon draw:style-name="gr2" draw:text-style-name="P2" draw:layer="layout" svg:width="0.3cm" svg:height="0.15cm" svg:x="3.323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7.395cm">
            <draw:text-box>
              <text:p/>
            </draw:text-box>
          </draw:frame>
        </draw:g>
        <draw:line draw:style-name="gr2" draw:text-style-name="P2" draw:layer="layout" svg:x1="3.172cm" svg:y1="7.32cm" svg:x2="2.873cm" svg:y2="7.32cm">
          <text:p/>
        </draw:line>
        <draw:frame draw:style-name="gr4" draw:text-style-name="P4" draw:layer="layout" svg:width="1.191cm" svg:height="0.33cm" svg:x="1.68cm" svg:y="7.17cm">
          <draw:text-box>
            <text:p text:style-name="P9"><text:span text:style-name="T1">I_LINK</text:span></text:p>
          </draw:text-box>
        </draw:frame>
        <draw:frame draw:style-name="gr4" draw:text-style-name="P4" draw:layer="layout" svg:width="0.95cm" svg:height="0.33cm" svg:x="3.68cm" svg:y="6.288cm">
          <draw:text-box>
            <text:p text:style-name="P9"><text:span text:style-name="T1">S5.LINK</text:span></text:p>
          </draw:text-box>
        </draw:frame>
        <draw:frame draw:style-name="gr4" draw:text-style-name="P4" draw:layer="layout" svg:width="0.791cm" svg:height="0.33cm" svg:x="2.18cm" svg:y="6.288cm">
          <draw:text-box>
            <text:p text:style-name="P8"><text:span text:style-name="T1">SEL LA</text:span></text:p>
          </draw:text-box>
        </draw:frame>
        <draw:frame draw:style-name="gr4" draw:text-style-name="P4" draw:layer="layout" svg:width="0.842cm" svg:height="0.33cm" svg:x="3.78cm" svg:y="5.988cm">
          <draw:text-box>
            <text:p text:style-name="P9"><text:span text:style-name="T1">S4.LINK</text:span></text:p>
          </draw:text-box>
        </draw:frame>
        <draw:frame draw:style-name="gr4" draw:text-style-name="P4" draw:layer="layout" svg:width="0.491cm" svg:height="0.33cm" svg:x="2.385cm" svg:y="5.988cm">
          <draw:text-box>
            <text:p text:style-name="P8"><text:span text:style-name="T1">LD L</text:span></text:p>
          </draw:text-box>
        </draw:frame>
        <draw:frame draw:style-name="gr4" draw:text-style-name="P4" draw:layer="layout" svg:width="1.191cm" svg:height="0.33cm" svg:x="6.195cm" svg:y="12.017cm">
          <draw:text-box>
            <text:p text:style-name="P9"><text:span text:style-name="T6">LD_DST</text:span></text:p>
          </draw:text-box>
        </draw:frame>
        <draw:frame draw:style-name="gr4" draw:text-style-name="P4" draw:layer="layout" svg:width="1.5cm" svg:height="0.33cm" svg:x="8.48cm" svg:y="12.029cm">
          <draw:text-box>
            <text:p text:style-name="P8"><text:span text:style-name="T1">S6.COND</text:span></text:p>
          </draw:text-box>
        </draw:frame>
        <draw:g>
          <draw:polygon draw:style-name="gr1" draw:text-style-name="P1" draw:layer="layout" svg:width="0.7cm" svg:height="1.7cm" svg:x="7.582cm" svg:y="11.87cm" svg:viewBox="0 0 701 1701" draw:points="0,1701 701,1701 701,0 0,0">
            <text:p/>
          </draw:polygon>
          <draw:polygon draw:style-name="gr2" draw:text-style-name="P2" draw:layer="layout" svg:width="0.7cm" svg:height="1.7cm" svg:x="7.582cm" svg:y="11.87cm" svg:viewBox="0 0 701 1701" draw:points="0,1701 701,1701 701,0 0,0">
            <text:p/>
          </draw:polygon>
        </draw:g>
        <draw:line draw:style-name="gr2" draw:text-style-name="P2" draw:layer="layout" svg:x1="7.833cm" svg:y1="12.171cm" svg:x2="8.034cm" svg:y2="12.07cm">
          <text:p/>
        </draw:line>
        <draw:path draw:style-name="gr2" draw:text-style-name="P2" draw:layer="layout" svg:width="0.998cm" svg:height="0cm" svg:x="7.433cm" svg:y="12.17cm" svg:viewBox="0 0 999 0" svg:d="M599 0h400M0 0h400">
          <text:p/>
        </draw:path>
        <draw:polyline draw:style-name="gr2" draw:text-style-name="P2" draw:layer="layout" svg:width="0.443cm" svg:height="0.105cm" svg:x="7.99cm" svg:y="12.02cm" svg:viewBox="0 0 444 106" draw:points="0,106 0,0 444,0">
          <text:p/>
        </draw:polyline>
        <draw:line draw:style-name="gr2" draw:text-style-name="P2" draw:layer="layout" svg:x1="7.833cm" svg:y1="12.471cm" svg:x2="8.034cm" svg:y2="12.37cm">
          <text:p/>
        </draw:line>
        <draw:path draw:style-name="gr2" draw:text-style-name="P2" draw:layer="layout" svg:width="0.998cm" svg:height="0cm" svg:x="7.433cm" svg:y="12.47cm" svg:viewBox="0 0 999 0" svg:d="M599 0h400M0 0h400">
          <text:p/>
        </draw:path>
        <draw:polyline draw:style-name="gr2" draw:text-style-name="P2" draw:layer="layout" svg:width="0.443cm" svg:height="0.105cm" svg:x="7.99cm" svg:y="12.32cm" svg:viewBox="0 0 444 106" draw:points="0,106 0,0 444,0">
          <text:p/>
        </draw:polyline>
        <draw:line draw:style-name="gr2" draw:text-style-name="P2" draw:layer="layout" svg:x1="7.833cm" svg:y1="12.771cm" svg:x2="8.034cm" svg:y2="12.67cm">
          <text:p/>
        </draw:line>
        <draw:path draw:style-name="gr2" draw:text-style-name="P2" draw:layer="layout" svg:width="0.998cm" svg:height="0cm" svg:x="7.433cm" svg:y="12.77cm" svg:viewBox="0 0 999 0" svg:d="M599 0h400M0 0h400">
          <text:p/>
        </draw:path>
        <draw:polyline draw:style-name="gr2" draw:text-style-name="P2" draw:layer="layout" svg:width="0.443cm" svg:height="0.105cm" svg:x="7.99cm" svg:y="12.62cm" svg:viewBox="0 0 444 106" draw:points="0,106 0,0 444,0">
          <text:p/>
        </draw:polyline>
        <draw:line draw:style-name="gr2" draw:text-style-name="P2" draw:layer="layout" svg:x1="7.833cm" svg:y1="13.071cm" svg:x2="8.034cm" svg:y2="12.97cm">
          <text:p/>
        </draw:line>
        <draw:path draw:style-name="gr2" draw:text-style-name="P2" draw:layer="layout" svg:width="0.998cm" svg:height="0cm" svg:x="7.433cm" svg:y="13.07cm" svg:viewBox="0 0 999 0" svg:d="M599 0h400M0 0h400">
          <text:p/>
        </draw:path>
        <draw:polyline draw:style-name="gr2" draw:text-style-name="P2" draw:layer="layout" svg:width="0.443cm" svg:height="0.105cm" svg:x="7.99cm" svg:y="12.92cm" svg:viewBox="0 0 444 106" draw:points="0,106 0,0 444,0">
          <text:p/>
        </draw:polyline>
        <draw:g>
          <draw:polygon draw:style-name="gr1" draw:text-style-name="P1" draw:layer="layout" svg:width="0.15cm" svg:height="0.15cm" svg:x="7.733cm" svg:y="13.245cm" svg:viewBox="0 0 151 151" draw:points="0,151 151,151 151,0 0,0">
            <text:p/>
          </draw:polygon>
          <draw:path draw:style-name="gr2" draw:text-style-name="P2" draw:layer="layout" svg:width="0.15cm" svg:height="0.15cm" svg:x="7.733cm" svg:y="13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6cm" svg:y="13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2cm" svg:y="13.245cm" svg:viewBox="0 0 301 151" draw:points="0,151 301,151 301,0 0,0">
              <text:p/>
            </draw:polygon>
            <draw:polygon draw:style-name="gr2" draw:text-style-name="P2" draw:layer="layout" svg:width="0.3cm" svg:height="0.15cm" svg:x="7.882cm" svg:y="13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2cm" svg:y="13.395cm">
            <draw:text-box>
              <text:p/>
            </draw:text-box>
          </draw:frame>
        </draw:g>
        <draw:line draw:style-name="gr2" draw:text-style-name="P2" draw:layer="layout" svg:x1="7.732cm" svg:y1="13.32cm" svg:x2="7.433cm" svg:y2="13.32cm">
          <text:p/>
        </draw:line>
        <draw:frame draw:style-name="gr4" draw:text-style-name="P4" draw:layer="layout" svg:width="1.191cm" svg:height="0.33cm" svg:x="6.196cm" svg:y="12.888cm">
          <draw:text-box>
            <text:p text:style-name="P9"><text:span text:style-name="T6">SEL_DST</text:span></text:p>
          </draw:text-box>
        </draw:frame>
        <draw:frame draw:style-name="gr4" draw:text-style-name="P4" draw:layer="layout" svg:width="1.158cm" svg:height="0.33cm" svg:x="8.701cm" svg:y="12.47cm">
          <draw:text-box>
            <text:p text:style-name="P8"><text:span text:style-name="T1">S7.COND.1</text:span></text:p>
          </draw:text-box>
        </draw:frame>
        <draw:frame draw:style-name="gr4" draw:text-style-name="P4" draw:layer="layout" svg:width="1.191cm" svg:height="0.33cm" svg:x="6.18cm" svg:y="12.267cm">
          <draw:text-box>
            <text:p text:style-name="P9"><text:span text:style-name="T1">SEL INSTR4</text:span></text:p>
          </draw:text-box>
        </draw:frame>
        <draw:frame draw:style-name="gr4" draw:text-style-name="P4" draw:layer="layout" svg:width="1.191cm" svg:height="0.33cm" svg:x="6.18cm" svg:y="12.567cm">
          <draw:text-box>
            <text:p text:style-name="P9"><text:span text:style-name="T1">SEL INSTR8</text:span></text:p>
          </draw:text-box>
        </draw:frame>
        <draw:frame draw:style-name="gr4" draw:text-style-name="P4" draw:layer="layout" svg:width="1.155cm" svg:height="0.33cm" svg:x="8.48cm" svg:y="12.929cm">
          <draw:text-box>
            <text:p text:style-name="P8"><text:span text:style-name="T1">S7.COND.2</text:span></text:p>
          </draw:text-box>
        </draw:frame>
        <draw:polyline draw:style-name="gr2" draw:text-style-name="P2" draw:layer="layout" svg:width="0.094cm" svg:height="0.3cm" svg:x="8.433cm" svg:y="12.47cm" svg:viewBox="0 0 95 301" draw:points="0,301 95,301 95,0 0,0">
          <text:p/>
        </draw:polyline>
        <draw:frame draw:style-name="gr19" draw:text-style-name="P4" draw:layer="layout" svg:width="1.053cm" svg:height="0.289cm" svg:x="4.78cm" svg:y="6.629cm">
          <draw:text-box>
            <text:p text:style-name="P9"><text:span text:style-name="T5">COND_A</text:span></text:p>
          </draw:text-box>
        </draw:frame>
        <draw:frame draw:style-name="gr19" draw:text-style-name="P4" draw:layer="layout" svg:width="1.053cm" svg:height="0.289cm" svg:x="8.427cm" svg:y="10.029cm">
          <draw:text-box>
            <text:p text:style-name="P8"><text:span text:style-name="T5">COND_C</text:span></text:p>
          </draw:text-box>
        </draw:frame>
        <draw:frame draw:style-name="gr19" draw:text-style-name="P4" draw:layer="layout" svg:width="1.053cm" svg:height="0.289cm" svg:x="8.427cm" svg:y="8.029cm">
          <draw:text-box>
            <text:p text:style-name="P8"><text:span text:style-name="T5">COND_S</text:span></text:p>
          </draw:text-box>
        </draw:frame>
        <draw:frame draw:style-name="gr19" draw:text-style-name="P4" draw:layer="layout" svg:width="1.053cm" svg:height="0.289cm" svg:x="8.454cm" svg:y="6.629cm">
          <draw:text-box>
            <text:p text:style-name="P8"><text:span text:style-name="T5">COND_Z</text:span></text:p>
          </draw:text-box>
        </draw:frame>
        <draw:frame draw:style-name="gr19" draw:text-style-name="P4" draw:layer="layout" svg:width="1.053cm" svg:height="0.289cm" svg:x="8.427cm" svg:y="9.87cm">
          <draw:text-box>
            <text:p text:style-name="P8"><text:span text:style-name="T5">COND_NC</text:span></text:p>
          </draw:text-box>
        </draw:frame>
        <draw:frame draw:style-name="gr19" draw:text-style-name="P4" draw:layer="layout" svg:width="1.053cm" svg:height="0.289cm" svg:x="8.454cm" svg:y="6.47cm">
          <draw:text-box>
            <text:p text:style-name="P8"><text:span text:style-name="T5">COND_NZ</text:span></text:p>
          </draw:text-box>
        </draw:frame>
        <draw:frame draw:style-name="gr19" draw:text-style-name="P4" draw:layer="layout" svg:width="1.053cm" svg:height="0.289cm" svg:x="8.427cm" svg:y="7.87cm">
          <draw:text-box>
            <text:p text:style-name="P8"><text:span text:style-name="T5">COND_NS</text:span></text:p>
          </draw:text-box>
        </draw:frame>
        <draw:g>
          <draw:polygon draw:style-name="gr1" draw:text-style-name="P1" draw:layer="layout" svg:width="0.7cm" svg:height="1.7cm" svg:x="7.59cm" svg:y="5.87cm" svg:viewBox="0 0 701 1701" draw:points="0,1701 701,1701 701,0 0,0">
            <text:p/>
          </draw:polygon>
          <draw:polygon draw:style-name="gr2" draw:text-style-name="P2" draw:layer="layout" svg:width="0.7cm" svg:height="1.7cm" svg:x="7.59cm" svg:y="5.87cm" svg:viewBox="0 0 701 1701" draw:points="0,1701 701,1701 701,0 0,0">
            <text:p/>
          </draw:polygon>
        </draw:g>
        <draw:line draw:style-name="gr2" draw:text-style-name="P2" draw:layer="layout" svg:x1="7.84cm" svg:y1="6.171cm" svg:x2="8.041cm" svg:y2="6.07cm">
          <text:p/>
        </draw:line>
        <draw:path draw:style-name="gr2" draw:text-style-name="P2" draw:layer="layout" svg:width="0.998cm" svg:height="0cm" svg:x="7.44cm" svg:y="6.17cm" svg:viewBox="0 0 999 0" svg:d="M599 0h400M0 0h400">
          <text:p/>
        </draw:path>
        <draw:polyline draw:style-name="gr2" draw:text-style-name="P2" draw:layer="layout" svg:width="0.443cm" svg:height="0.105cm" svg:x="7.997cm" svg:y="6.02cm" svg:viewBox="0 0 444 106" draw:points="0,106 0,0 444,0">
          <text:p/>
        </draw:polyline>
        <draw:line draw:style-name="gr2" draw:text-style-name="P2" draw:layer="layout" svg:x1="7.84cm" svg:y1="6.471cm" svg:x2="8.041cm" svg:y2="6.37cm">
          <text:p/>
        </draw:line>
        <draw:path draw:style-name="gr2" draw:text-style-name="P2" draw:layer="layout" svg:width="0.998cm" svg:height="0cm" svg:x="7.44cm" svg:y="6.47cm" svg:viewBox="0 0 999 0" svg:d="M599 0h400M0 0h400">
          <text:p/>
        </draw:path>
        <draw:polyline draw:style-name="gr2" draw:text-style-name="P2" draw:layer="layout" svg:width="0.443cm" svg:height="0.105cm" svg:x="7.997cm" svg:y="6.32cm" svg:viewBox="0 0 444 106" draw:points="0,106 0,0 444,0">
          <text:p/>
        </draw:polyline>
        <draw:line draw:style-name="gr2" draw:text-style-name="P2" draw:layer="layout" svg:x1="7.84cm" svg:y1="6.771cm" svg:x2="8.041cm" svg:y2="6.67cm">
          <text:p/>
        </draw:line>
        <draw:path draw:style-name="gr2" draw:text-style-name="P2" draw:layer="layout" svg:width="0.998cm" svg:height="0cm" svg:x="7.44cm" svg:y="6.77cm" svg:viewBox="0 0 999 0" svg:d="M599 0h400M0 0h400">
          <text:p/>
        </draw:path>
        <draw:polyline draw:style-name="gr2" draw:text-style-name="P2" draw:layer="layout" svg:width="0.443cm" svg:height="0.105cm" svg:x="7.997cm" svg:y="6.62cm" svg:viewBox="0 0 444 106" draw:points="0,106 0,0 444,0">
          <text:p/>
        </draw:polyline>
        <draw:line draw:style-name="gr2" draw:text-style-name="P2" draw:layer="layout" svg:x1="7.84cm" svg:y1="7.071cm" svg:x2="8.041cm" svg:y2="6.97cm">
          <text:p/>
        </draw:line>
        <draw:path draw:style-name="gr2" draw:text-style-name="P2" draw:layer="layout" svg:width="0.998cm" svg:height="0cm" svg:x="7.44cm" svg:y="7.07cm" svg:viewBox="0 0 999 0" svg:d="M599 0h400M0 0h400">
          <text:p/>
        </draw:path>
        <draw:polyline draw:style-name="gr2" draw:text-style-name="P2" draw:layer="layout" svg:width="0.443cm" svg:height="0.105cm" svg:x="7.997cm" svg:y="6.92cm" svg:viewBox="0 0 444 106" draw:points="0,106 0,0 444,0">
          <text:p/>
        </draw:polyline>
        <draw:g>
          <draw:polygon draw:style-name="gr1" draw:text-style-name="P1" draw:layer="layout" svg:width="0.15cm" svg:height="0.15cm" svg:x="7.74cm" svg:y="7.245cm" svg:viewBox="0 0 151 151" draw:points="0,151 151,151 151,0 0,0">
            <text:p/>
          </draw:polygon>
          <draw:path draw:style-name="gr2" draw:text-style-name="P2" draw:layer="layout" svg:width="0.15cm" svg:height="0.15cm" svg:x="7.74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23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9cm" svg:y="7.245cm" svg:viewBox="0 0 301 151" draw:points="0,151 301,151 301,0 0,0">
              <text:p/>
            </draw:polygon>
            <draw:polygon draw:style-name="gr2" draw:text-style-name="P2" draw:layer="layout" svg:width="0.3cm" svg:height="0.15cm" svg:x="7.89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9cm" svg:y="7.395cm">
            <draw:text-box>
              <text:p/>
            </draw:text-box>
          </draw:frame>
        </draw:g>
        <draw:line draw:style-name="gr2" draw:text-style-name="P2" draw:layer="layout" svg:x1="7.739cm" svg:y1="7.32cm" svg:x2="7.44cm" svg:y2="7.32cm">
          <text:p/>
        </draw:line>
        <draw:g>
          <draw:polygon draw:style-name="gr1" draw:text-style-name="P1" draw:layer="layout" svg:width="0.7cm" svg:height="1.7cm" svg:x="7.58cm" svg:y="7.87cm" svg:viewBox="0 0 701 1701" draw:points="0,1701 701,1701 701,0 0,0">
            <text:p/>
          </draw:polygon>
          <draw:polygon draw:style-name="gr2" draw:text-style-name="P2" draw:layer="layout" svg:width="0.7cm" svg:height="1.7cm" svg:x="7.58cm" svg:y="7.87cm" svg:viewBox="0 0 701 1701" draw:points="0,1701 701,1701 701,0 0,0">
            <text:p/>
          </draw:polygon>
        </draw:g>
        <draw:line draw:style-name="gr2" draw:text-style-name="P2" draw:layer="layout" svg:x1="7.83cm" svg:y1="8.171cm" svg:x2="8.031cm" svg:y2="8.07cm">
          <text:p/>
        </draw:line>
        <draw:path draw:style-name="gr2" draw:text-style-name="P2" draw:layer="layout" svg:width="0.998cm" svg:height="0cm" svg:x="7.43cm" svg:y="8.17cm" svg:viewBox="0 0 999 0" svg:d="M599 0h400M0 0h400">
          <text:p/>
        </draw:path>
        <draw:polyline draw:style-name="gr2" draw:text-style-name="P2" draw:layer="layout" svg:width="0.443cm" svg:height="0.105cm" svg:x="7.987cm" svg:y="8.02cm" svg:viewBox="0 0 444 106" draw:points="0,106 0,0 444,0">
          <text:p/>
        </draw:polyline>
        <draw:line draw:style-name="gr2" draw:text-style-name="P2" draw:layer="layout" svg:x1="7.83cm" svg:y1="8.471cm" svg:x2="8.031cm" svg:y2="8.37cm">
          <text:p/>
        </draw:line>
        <draw:path draw:style-name="gr2" draw:text-style-name="P2" draw:layer="layout" svg:width="0.998cm" svg:height="0cm" svg:x="7.43cm" svg:y="8.47cm" svg:viewBox="0 0 999 0" svg:d="M599 0h400M0 0h400">
          <text:p/>
        </draw:path>
        <draw:polyline draw:style-name="gr2" draw:text-style-name="P2" draw:layer="layout" svg:width="0.443cm" svg:height="0.105cm" svg:x="7.987cm" svg:y="8.32cm" svg:viewBox="0 0 444 106" draw:points="0,106 0,0 444,0">
          <text:p/>
        </draw:polyline>
        <draw:line draw:style-name="gr2" draw:text-style-name="P2" draw:layer="layout" svg:x1="7.83cm" svg:y1="8.771cm" svg:x2="8.031cm" svg:y2="8.67cm">
          <text:p/>
        </draw:line>
        <draw:path draw:style-name="gr2" draw:text-style-name="P2" draw:layer="layout" svg:width="0.998cm" svg:height="0cm" svg:x="7.43cm" svg:y="8.77cm" svg:viewBox="0 0 999 0" svg:d="M599 0h400M0 0h400">
          <text:p/>
        </draw:path>
        <draw:polyline draw:style-name="gr2" draw:text-style-name="P2" draw:layer="layout" svg:width="0.443cm" svg:height="0.105cm" svg:x="7.987cm" svg:y="8.62cm" svg:viewBox="0 0 444 106" draw:points="0,106 0,0 444,0">
          <text:p/>
        </draw:polyline>
        <draw:line draw:style-name="gr2" draw:text-style-name="P2" draw:layer="layout" svg:x1="7.83cm" svg:y1="9.071cm" svg:x2="8.031cm" svg:y2="8.97cm">
          <text:p/>
        </draw:line>
        <draw:path draw:style-name="gr2" draw:text-style-name="P2" draw:layer="layout" svg:width="0.998cm" svg:height="0cm" svg:x="7.43cm" svg:y="9.07cm" svg:viewBox="0 0 999 0" svg:d="M599 0h400M0 0h400">
          <text:p/>
        </draw:path>
        <draw:polyline draw:style-name="gr2" draw:text-style-name="P2" draw:layer="layout" svg:width="0.443cm" svg:height="0.105cm" svg:x="7.987cm" svg:y="8.92cm" svg:viewBox="0 0 444 106" draw:points="0,106 0,0 444,0">
          <text:p/>
        </draw:polyline>
        <draw:g>
          <draw:polygon draw:style-name="gr1" draw:text-style-name="P1" draw:layer="layout" svg:width="0.15cm" svg:height="0.15cm" svg:x="7.73cm" svg:y="9.245cm" svg:viewBox="0 0 151 151" draw:points="0,151 151,151 151,0 0,0">
            <text:p/>
          </draw:polygon>
          <draw:path draw:style-name="gr2" draw:text-style-name="P2" draw:layer="layout" svg:width="0.15cm" svg:height="0.15cm" svg:x="7.73cm" svg:y="9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9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9.245cm" svg:viewBox="0 0 301 151" draw:points="0,151 301,151 301,0 0,0">
              <text:p/>
            </draw:polygon>
            <draw:polygon draw:style-name="gr2" draw:text-style-name="P2" draw:layer="layout" svg:width="0.3cm" svg:height="0.15cm" svg:x="7.88cm" svg:y="9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9.395cm">
            <draw:text-box>
              <text:p/>
            </draw:text-box>
          </draw:frame>
        </draw:g>
        <draw:line draw:style-name="gr2" draw:text-style-name="P2" draw:layer="layout" svg:x1="7.729cm" svg:y1="9.32cm" svg:x2="7.43cm" svg:y2="9.32cm">
          <text:p/>
        </draw:line>
        <draw:g>
          <draw:polygon draw:style-name="gr1" draw:text-style-name="P1" draw:layer="layout" svg:width="0.7cm" svg:height="1.7cm" svg:x="7.58cm" svg:y="9.87cm" svg:viewBox="0 0 701 1701" draw:points="0,1701 701,1701 701,0 0,0">
            <text:p/>
          </draw:polygon>
          <draw:polygon draw:style-name="gr2" draw:text-style-name="P2" draw:layer="layout" svg:width="0.7cm" svg:height="1.7cm" svg:x="7.58cm" svg:y="9.87cm" svg:viewBox="0 0 701 1701" draw:points="0,1701 701,1701 701,0 0,0">
            <text:p/>
          </draw:polygon>
        </draw:g>
        <draw:line draw:style-name="gr2" draw:text-style-name="P2" draw:layer="layout" svg:x1="7.83cm" svg:y1="10.171cm" svg:x2="8.031cm" svg:y2="10.07cm">
          <text:p/>
        </draw:line>
        <draw:path draw:style-name="gr2" draw:text-style-name="P2" draw:layer="layout" svg:width="0.998cm" svg:height="0cm" svg:x="7.43cm" svg:y="10.17cm" svg:viewBox="0 0 999 0" svg:d="M599 0h400M0 0h400">
          <text:p/>
        </draw:path>
        <draw:polyline draw:style-name="gr2" draw:text-style-name="P2" draw:layer="layout" svg:width="0.443cm" svg:height="0.105cm" svg:x="7.987cm" svg:y="10.02cm" svg:viewBox="0 0 444 106" draw:points="0,106 0,0 444,0">
          <text:p/>
        </draw:polyline>
        <draw:line draw:style-name="gr2" draw:text-style-name="P2" draw:layer="layout" svg:x1="7.83cm" svg:y1="10.471cm" svg:x2="8.031cm" svg:y2="10.37cm">
          <text:p/>
        </draw:line>
        <draw:path draw:style-name="gr2" draw:text-style-name="P2" draw:layer="layout" svg:width="0.998cm" svg:height="0cm" svg:x="7.43cm" svg:y="10.47cm" svg:viewBox="0 0 999 0" svg:d="M599 0h400M0 0h400">
          <text:p/>
        </draw:path>
        <draw:polyline draw:style-name="gr2" draw:text-style-name="P2" draw:layer="layout" svg:width="0.443cm" svg:height="0.105cm" svg:x="7.987cm" svg:y="10.32cm" svg:viewBox="0 0 444 106" draw:points="0,106 0,0 444,0">
          <text:p/>
        </draw:polyline>
        <draw:line draw:style-name="gr2" draw:text-style-name="P2" draw:layer="layout" svg:x1="7.83cm" svg:y1="10.771cm" svg:x2="8.031cm" svg:y2="10.67cm">
          <text:p/>
        </draw:line>
        <draw:path draw:style-name="gr2" draw:text-style-name="P2" draw:layer="layout" svg:width="0.998cm" svg:height="0cm" svg:x="7.43cm" svg:y="10.77cm" svg:viewBox="0 0 999 0" svg:d="M599 0h400M0 0h400">
          <text:p/>
        </draw:path>
        <draw:polyline draw:style-name="gr2" draw:text-style-name="P2" draw:layer="layout" svg:width="0.443cm" svg:height="0.105cm" svg:x="7.987cm" svg:y="10.62cm" svg:viewBox="0 0 444 106" draw:points="0,106 0,0 444,0">
          <text:p/>
        </draw:polyline>
        <draw:line draw:style-name="gr2" draw:text-style-name="P2" draw:layer="layout" svg:x1="7.83cm" svg:y1="11.071cm" svg:x2="8.031cm" svg:y2="10.97cm">
          <text:p/>
        </draw:line>
        <draw:path draw:style-name="gr2" draw:text-style-name="P2" draw:layer="layout" svg:width="0.998cm" svg:height="0cm" svg:x="7.43cm" svg:y="11.07cm" svg:viewBox="0 0 999 0" svg:d="M599 0h400M0 0h400">
          <text:p/>
        </draw:path>
        <draw:polyline draw:style-name="gr2" draw:text-style-name="P2" draw:layer="layout" svg:width="0.443cm" svg:height="0.105cm" svg:x="7.987cm" svg:y="10.92cm" svg:viewBox="0 0 444 106" draw:points="0,106 0,0 444,0">
          <text:p/>
        </draw:polyline>
        <draw:g>
          <draw:polygon draw:style-name="gr1" draw:text-style-name="P1" draw:layer="layout" svg:width="0.15cm" svg:height="0.15cm" svg:x="7.73cm" svg:y="11.245cm" svg:viewBox="0 0 151 151" draw:points="0,151 151,151 151,0 0,0">
            <text:p/>
          </draw:polygon>
          <draw:path draw:style-name="gr2" draw:text-style-name="P2" draw:layer="layout" svg:width="0.15cm" svg:height="0.15cm" svg:x="7.73cm" svg:y="11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11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11.245cm" svg:viewBox="0 0 301 151" draw:points="0,151 301,151 301,0 0,0">
              <text:p/>
            </draw:polygon>
            <draw:polygon draw:style-name="gr2" draw:text-style-name="P2" draw:layer="layout" svg:width="0.3cm" svg:height="0.15cm" svg:x="7.88cm" svg:y="11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11.395cm">
            <draw:text-box>
              <text:p/>
            </draw:text-box>
          </draw:frame>
        </draw:g>
        <draw:line draw:style-name="gr2" draw:text-style-name="P2" draw:layer="layout" svg:x1="7.729cm" svg:y1="11.32cm" svg:x2="7.43cm" svg:y2="11.32cm">
          <text:p/>
        </draw:line>
        <draw:line draw:style-name="gr2" draw:text-style-name="P2" draw:layer="layout" svg:x1="5.88cm" svg:y1="6.77cm" svg:x2="6.279cm" svg:y2="6.77cm">
          <text:p/>
        </draw:line>
        <draw:g>
          <draw:path draw:style-name="gr14" draw:text-style-name="P7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4cm" svg:y1="6.77cm" svg:x2="6.28cm" svg:y2="6.77cm">
          <text:p/>
        </draw:line>
        <draw:g>
          <draw:path draw:style-name="gr14" draw:text-style-name="P7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3cm" svg:y1="8.17cm" svg:x2="6.28cm" svg:y2="8.17cm">
          <text:p/>
        </draw:line>
        <draw:line draw:style-name="gr2" draw:text-style-name="P2" draw:layer="layout" svg:x1="6.28cm" svg:y1="6.77cm" svg:x2="6.28cm" svg:y2="8.17cm">
          <text:p/>
        </draw:line>
        <draw:g>
          <draw:path draw:style-name="gr14" draw:text-style-name="P7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6.28cm" svg:y1="8.17cm" svg:x2="6.28cm" svg:y2="10.169cm">
          <text:p/>
        </draw:line>
        <draw:line draw:style-name="gr2" draw:text-style-name="P2" draw:layer="layout" svg:x1="7.43cm" svg:y1="10.17cm" svg:x2="6.28cm" svg:y2="10.17cm">
          <text:p/>
        </draw:line>
        <draw:polyline draw:style-name="gr2" draw:text-style-name="P2" draw:layer="layout" svg:width="1.152cm" svg:height="3.15cm" svg:x="6.28cm" svg:y="10.17cm" svg:viewBox="0 0 1153 3151" draw:points="1153,3151 0,3151 0,0">
          <text:p/>
        </draw:polyline>
        <draw:frame draw:style-name="gr4" draw:text-style-name="P4" draw:layer="layout" svg:width="0.555cm" svg:height="0.33cm" svg:x="6.88cm" svg:y="7.188cm">
          <draw:text-box>
            <text:p text:style-name="P9"><text:span text:style-name="T3">Z</text:span></text:p>
          </draw:text-box>
        </draw:frame>
        <draw:frame draw:style-name="gr4" draw:text-style-name="P4" draw:layer="layout" svg:width="0.555cm" svg:height="0.33cm" svg:x="6.88cm" svg:y="9.17cm">
          <draw:text-box>
            <text:p text:style-name="P9"><text:span text:style-name="T3">S</text:span></text:p>
          </draw:text-box>
        </draw:frame>
        <draw:frame draw:style-name="gr4" draw:text-style-name="P4" draw:layer="layout" svg:width="0.555cm" svg:height="0.33cm" svg:x="6.88cm" svg:y="11.17cm">
          <draw:text-box>
            <text:p text:style-name="P9"><text:span text:style-name="T3">CY</text:span></text:p>
          </draw:text-box>
        </draw:frame>
      </draw:page>
      <draw:page draw:name="ALU instruction" draw:style-name="dp1" draw:master-page-name="PM19">
        <draw:g>
          <draw:polygon draw:style-name="gr1" draw:text-style-name="P1" draw:layer="layout" svg:width="0.7cm" svg:height="1.7cm" svg:x="8cm" svg:y="7.2cm" svg:viewBox="0 0 701 1701" draw:points="0,1701 701,1701 701,0 0,0">
            <text:p/>
          </draw:polygon>
          <draw:polygon draw:style-name="gr2" draw:text-style-name="P2" draw:layer="layout" svg:width="0.7cm" svg:height="1.7cm" svg:x="8cm" svg:y="7.2cm" svg:viewBox="0 0 701 1701" draw:points="0,1701 701,1701 701,0 0,0">
            <text:p/>
          </draw:polygon>
        </draw:g>
        <draw:line draw:style-name="gr2" draw:text-style-name="P2" draw:layer="layout" svg:x1="8.25cm" svg:y1="7.501cm" svg:x2="8.451cm" svg:y2="7.4cm">
          <text:p/>
        </draw:line>
        <draw:path draw:style-name="gr2" draw:text-style-name="P2" draw:layer="layout" svg:width="0.998cm" svg:height="0cm" svg:x="7.85cm" svg:y="7.5cm" svg:viewBox="0 0 999 0" svg:d="M599 0h400M0 0h400">
          <text:p/>
        </draw:path>
        <draw:polyline draw:style-name="gr2" draw:text-style-name="P2" draw:layer="layout" svg:width="0.443cm" svg:height="0.105cm" svg:x="8.407cm" svg:y="7.35cm" svg:viewBox="0 0 444 106" draw:points="0,106 0,0 444,0">
          <text:p/>
        </draw:polyline>
        <draw:line draw:style-name="gr2" draw:text-style-name="P2" draw:layer="layout" svg:x1="8.25cm" svg:y1="7.801cm" svg:x2="8.451cm" svg:y2="7.7cm">
          <text:p/>
        </draw:line>
        <draw:path draw:style-name="gr2" draw:text-style-name="P2" draw:layer="layout" svg:width="0.998cm" svg:height="0cm" svg:x="7.85cm" svg:y="7.8cm" svg:viewBox="0 0 999 0" svg:d="M599 0h400M0 0h400">
          <text:p/>
        </draw:path>
        <draw:polyline draw:style-name="gr2" draw:text-style-name="P2" draw:layer="layout" svg:width="0.443cm" svg:height="0.105cm" svg:x="8.407cm" svg:y="7.65cm" svg:viewBox="0 0 444 106" draw:points="0,106 0,0 444,0">
          <text:p/>
        </draw:polyline>
        <draw:line draw:style-name="gr2" draw:text-style-name="P2" draw:layer="layout" svg:x1="8.25cm" svg:y1="8.101cm" svg:x2="8.451cm" svg:y2="8cm">
          <text:p/>
        </draw:line>
        <draw:path draw:style-name="gr2" draw:text-style-name="P2" draw:layer="layout" svg:width="0.998cm" svg:height="0cm" svg:x="7.85cm" svg:y="8.1cm" svg:viewBox="0 0 999 0" svg:d="M599 0h400M0 0h400">
          <text:p/>
        </draw:path>
        <draw:polyline draw:style-name="gr2" draw:text-style-name="P2" draw:layer="layout" svg:width="0.443cm" svg:height="0.105cm" svg:x="8.407cm" svg:y="7.95cm" svg:viewBox="0 0 444 106" draw:points="0,106 0,0 444,0">
          <text:p/>
        </draw:polyline>
        <draw:line draw:style-name="gr2" draw:text-style-name="P2" draw:layer="layout" svg:x1="8.25cm" svg:y1="8.401cm" svg:x2="8.451cm" svg:y2="8.3cm">
          <text:p/>
        </draw:line>
        <draw:path draw:style-name="gr2" draw:text-style-name="P2" draw:layer="layout" svg:width="0.998cm" svg:height="0cm" svg:x="7.85cm" svg:y="8.4cm" svg:viewBox="0 0 999 0" svg:d="M599 0h400M0 0h400">
          <text:p/>
        </draw:path>
        <draw:polyline draw:style-name="gr2" draw:text-style-name="P2" draw:layer="layout" svg:width="0.443cm" svg:height="0.105cm" svg:x="8.407cm" svg:y="8.25cm" svg:viewBox="0 0 444 106" draw:points="0,106 0,0 444,0">
          <text:p/>
        </draw:polyline>
        <draw:g>
          <draw:polygon draw:style-name="gr1" draw:text-style-name="P1" draw:layer="layout" svg:width="0.15cm" svg:height="0.15cm" svg:x="8.15cm" svg:y="8.575cm" svg:viewBox="0 0 151 151" draw:points="0,151 151,151 151,0 0,0">
            <text:p/>
          </draw:polygon>
          <draw:path draw:style-name="gr2" draw:text-style-name="P2" draw:layer="layout" svg:width="0.15cm" svg:height="0.15cm" svg:x="8.1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cm" svg:y="8.575cm" svg:viewBox="0 0 301 151" draw:points="0,151 301,151 301,0 0,0">
              <text:p/>
            </draw:polygon>
            <draw:polygon draw:style-name="gr2" draw:text-style-name="P2" draw:layer="layout" svg:width="0.3cm" svg:height="0.15cm" svg:x="8.3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cm" svg:y="8.725cm">
            <draw:text-box>
              <text:p/>
            </draw:text-box>
          </draw:frame>
        </draw:g>
        <draw:line draw:style-name="gr2" draw:text-style-name="P2" draw:layer="layout" svg:x1="8.149cm" svg:y1="8.65cm" svg:x2="7.85cm" svg:y2="8.65cm">
          <text:p/>
        </draw:line>
        <draw:frame draw:style-name="gr4" draw:text-style-name="P4" draw:layer="layout" svg:width="1.191cm" svg:height="0.33cm" svg:x="3cm" svg:y="5.409cm">
          <draw:text-box>
            <text:p text:style-name="P3"><text:span text:style-name="T1">ALU_R</text:span></text:p>
          </draw:text-box>
        </draw:frame>
        <draw:g>
          <draw:polygon draw:style-name="gr1" draw:text-style-name="P1" draw:layer="layout" svg:width="0.7cm" svg:height="1.7cm" svg:x="4.114cm" svg:y="5.3cm" svg:viewBox="0 0 701 1701" draw:points="0,1701 701,1701 701,0 0,0">
            <text:p/>
          </draw:polygon>
          <draw:polygon draw:style-name="gr2" draw:text-style-name="P2" draw:layer="layout" svg:width="0.7cm" svg:height="1.7cm" svg:x="4.114cm" svg:y="5.3cm" svg:viewBox="0 0 701 1701" draw:points="0,1701 701,1701 701,0 0,0">
            <text:p/>
          </draw:polygon>
        </draw:g>
        <draw:line draw:style-name="gr2" draw:text-style-name="P2" draw:layer="layout" svg:x1="4.364cm" svg:y1="5.601cm" svg:x2="4.565cm" svg:y2="5.5cm">
          <text:p/>
        </draw:line>
        <draw:path draw:style-name="gr2" draw:text-style-name="P2" draw:layer="layout" svg:width="0.998cm" svg:height="0cm" svg:x="3.964cm" svg:y="5.6cm" svg:viewBox="0 0 999 0" svg:d="M599 0h400M0 0h399">
          <text:p/>
        </draw:path>
        <draw:polyline draw:style-name="gr2" draw:text-style-name="P2" draw:layer="layout" svg:width="0.443cm" svg:height="0.105cm" svg:x="4.521cm" svg:y="5.45cm" svg:viewBox="0 0 444 106" draw:points="0,106 0,0 444,0">
          <text:p/>
        </draw:polyline>
        <draw:line draw:style-name="gr2" draw:text-style-name="P2" draw:layer="layout" svg:x1="4.364cm" svg:y1="5.901cm" svg:x2="4.565cm" svg:y2="5.8cm">
          <text:p/>
        </draw:line>
        <draw:path draw:style-name="gr2" draw:text-style-name="P2" draw:layer="layout" svg:width="0.998cm" svg:height="0cm" svg:x="3.964cm" svg:y="5.9cm" svg:viewBox="0 0 999 0" svg:d="M599 0h400M0 0h399">
          <text:p/>
        </draw:path>
        <draw:polyline draw:style-name="gr2" draw:text-style-name="P2" draw:layer="layout" svg:width="0.443cm" svg:height="0.105cm" svg:x="4.521cm" svg:y="5.75cm" svg:viewBox="0 0 444 106" draw:points="0,106 0,0 444,0">
          <text:p/>
        </draw:polyline>
        <draw:line draw:style-name="gr2" draw:text-style-name="P2" draw:layer="layout" svg:x1="4.364cm" svg:y1="6.201cm" svg:x2="4.565cm" svg:y2="6.1cm">
          <text:p/>
        </draw:line>
        <draw:path draw:style-name="gr2" draw:text-style-name="P2" draw:layer="layout" svg:width="0.998cm" svg:height="0cm" svg:x="3.964cm" svg:y="6.2cm" svg:viewBox="0 0 999 0" svg:d="M599 0h400M0 0h399">
          <text:p/>
        </draw:path>
        <draw:polyline draw:style-name="gr2" draw:text-style-name="P2" draw:layer="layout" svg:width="0.443cm" svg:height="0.105cm" svg:x="4.521cm" svg:y="6.05cm" svg:viewBox="0 0 444 106" draw:points="0,106 0,0 444,0">
          <text:p/>
        </draw:polyline>
        <draw:line draw:style-name="gr2" draw:text-style-name="P2" draw:layer="layout" svg:x1="4.364cm" svg:y1="6.501cm" svg:x2="4.565cm" svg:y2="6.4cm">
          <text:p/>
        </draw:line>
        <draw:path draw:style-name="gr2" draw:text-style-name="P2" draw:layer="layout" svg:width="0.998cm" svg:height="0cm" svg:x="3.964cm" svg:y="6.5cm" svg:viewBox="0 0 999 0" svg:d="M599 0h400M0 0h399">
          <text:p/>
        </draw:path>
        <draw:polyline draw:style-name="gr2" draw:text-style-name="P2" draw:layer="layout" svg:width="0.443cm" svg:height="0.105cm" svg:x="4.521cm" svg:y="6.35cm" svg:viewBox="0 0 444 106" draw:points="0,106 0,0 444,0">
          <text:p/>
        </draw:polyline>
        <draw:g>
          <draw:polygon draw:style-name="gr1" draw:text-style-name="P1" draw:layer="layout" svg:width="0.15cm" svg:height="0.15cm" svg:x="4.264cm" svg:y="6.675cm" svg:viewBox="0 0 151 151" draw:points="0,151 151,151 151,0 0,0">
            <text:p/>
          </draw:polygon>
          <draw:path draw:style-name="gr2" draw:text-style-name="P2" draw:layer="layout" svg:width="0.15cm" svg:height="0.15cm" svg:x="4.26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4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14cm" svg:y="6.675cm" svg:viewBox="0 0 301 151" draw:points="0,151 301,151 301,0 0,0">
              <text:p/>
            </draw:polygon>
            <draw:polygon draw:style-name="gr2" draw:text-style-name="P2" draw:layer="layout" svg:width="0.3cm" svg:height="0.15cm" svg:x="4.41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14cm" svg:y="6.825cm">
            <draw:text-box>
              <text:p/>
            </draw:text-box>
          </draw:frame>
        </draw:g>
        <draw:line draw:style-name="gr2" draw:text-style-name="P2" draw:layer="layout" svg:x1="4.263cm" svg:y1="6.75cm" svg:x2="3.964cm" svg:y2="6.75cm">
          <text:p/>
        </draw:line>
        <draw:frame draw:style-name="gr4" draw:text-style-name="P4" draw:layer="layout" svg:width="1.191cm" svg:height="0.33cm" svg:x="6.659cm" svg:y="6.609cm">
          <draw:text-box>
            <text:p text:style-name="P9"><text:span text:style-name="T1">I_ALU</text:span></text:p>
          </draw:text-box>
        </draw:frame>
        <draw:frame draw:style-name="gr4" draw:text-style-name="P4" draw:layer="layout" svg:width="0.9cm" svg:height="0.33cm" svg:x="2.25cm" svg:y="6.9cm">
          <draw:text-box>
            <text:p text:style-name="P9"><text:span text:style-name="T1">S56.ALU</text:span></text:p>
          </draw:text-box>
        </draw:frame>
        <draw:g>
          <draw:polygon draw:style-name="gr1" draw:text-style-name="P1" draw:layer="layout" svg:width="0.7cm" svg:height="1.7cm" svg:x="8.019cm" svg:y="5.3cm" svg:viewBox="0 0 701 1701" draw:points="0,1701 701,1701 701,0 0,0">
            <text:p/>
          </draw:polygon>
          <draw:polygon draw:style-name="gr2" draw:text-style-name="P2" draw:layer="layout" svg:width="0.7cm" svg:height="1.7cm" svg:x="8.019cm" svg:y="5.3cm" svg:viewBox="0 0 701 1701" draw:points="0,1701 701,1701 701,0 0,0">
            <text:p/>
          </draw:polygon>
        </draw:g>
        <draw:line draw:style-name="gr2" draw:text-style-name="P2" draw:layer="layout" svg:x1="8.268cm" svg:y1="5.601cm" svg:x2="8.469cm" svg:y2="5.5cm">
          <text:p/>
        </draw:line>
        <draw:path draw:style-name="gr2" draw:text-style-name="P2" draw:layer="layout" svg:width="0.998cm" svg:height="0cm" svg:x="7.868cm" svg:y="5.6cm" svg:viewBox="0 0 999 0" svg:d="M599 0h400M0 0h400">
          <text:p/>
        </draw:path>
        <draw:polyline draw:style-name="gr2" draw:text-style-name="P2" draw:layer="layout" svg:width="0.443cm" svg:height="0.105cm" svg:x="8.426cm" svg:y="5.45cm" svg:viewBox="0 0 444 106" draw:points="0,106 0,0 444,0">
          <text:p/>
        </draw:polyline>
        <draw:line draw:style-name="gr2" draw:text-style-name="P2" draw:layer="layout" svg:x1="8.268cm" svg:y1="5.901cm" svg:x2="8.469cm" svg:y2="5.8cm">
          <text:p/>
        </draw:line>
        <draw:path draw:style-name="gr2" draw:text-style-name="P2" draw:layer="layout" svg:width="0.998cm" svg:height="0cm" svg:x="7.868cm" svg:y="5.9cm" svg:viewBox="0 0 999 0" svg:d="M599 0h400M0 0h400">
          <text:p/>
        </draw:path>
        <draw:polyline draw:style-name="gr2" draw:text-style-name="P2" draw:layer="layout" svg:width="0.443cm" svg:height="0.105cm" svg:x="8.426cm" svg:y="5.75cm" svg:viewBox="0 0 444 106" draw:points="0,106 0,0 444,0">
          <text:p/>
        </draw:polyline>
        <draw:line draw:style-name="gr2" draw:text-style-name="P2" draw:layer="layout" svg:x1="8.268cm" svg:y1="6.201cm" svg:x2="8.469cm" svg:y2="6.1cm">
          <text:p/>
        </draw:line>
        <draw:path draw:style-name="gr2" draw:text-style-name="P2" draw:layer="layout" svg:width="0.998cm" svg:height="0cm" svg:x="7.868cm" svg:y="6.2cm" svg:viewBox="0 0 999 0" svg:d="M599 0h400M0 0h400">
          <text:p/>
        </draw:path>
        <draw:polyline draw:style-name="gr2" draw:text-style-name="P2" draw:layer="layout" svg:width="0.443cm" svg:height="0.105cm" svg:x="8.426cm" svg:y="6.05cm" svg:viewBox="0 0 444 106" draw:points="0,106 0,0 444,0">
          <text:p/>
        </draw:polyline>
        <draw:line draw:style-name="gr2" draw:text-style-name="P2" draw:layer="layout" svg:x1="8.268cm" svg:y1="6.501cm" svg:x2="8.469cm" svg:y2="6.4cm">
          <text:p/>
        </draw:line>
        <draw:path draw:style-name="gr2" draw:text-style-name="P2" draw:layer="layout" svg:width="0.998cm" svg:height="0cm" svg:x="7.868cm" svg:y="6.5cm" svg:viewBox="0 0 999 0" svg:d="M599 0h400M0 0h400">
          <text:p/>
        </draw:path>
        <draw:polyline draw:style-name="gr2" draw:text-style-name="P2" draw:layer="layout" svg:width="0.443cm" svg:height="0.105cm" svg:x="8.426cm" svg:y="6.35cm" svg:viewBox="0 0 444 106" draw:points="0,106 0,0 444,0">
          <text:p/>
        </draw:polyline>
        <draw:g>
          <draw:polygon draw:style-name="gr1" draw:text-style-name="P1" draw:layer="layout" svg:width="0.15cm" svg:height="0.15cm" svg:x="8.168cm" svg:y="6.675cm" svg:viewBox="0 0 151 151" draw:points="0,151 151,151 151,0 0,0">
            <text:p/>
          </draw:polygon>
          <draw:path draw:style-name="gr2" draw:text-style-name="P2" draw:layer="layout" svg:width="0.15cm" svg:height="0.15cm" svg:x="8.168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52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19cm" svg:y="6.675cm" svg:viewBox="0 0 301 151" draw:points="0,151 301,151 301,0 0,0">
              <text:p/>
            </draw:polygon>
            <draw:polygon draw:style-name="gr2" draw:text-style-name="P2" draw:layer="layout" svg:width="0.3cm" svg:height="0.15cm" svg:x="8.319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19cm" svg:y="6.825cm">
            <draw:text-box>
              <text:p/>
            </draw:text-box>
          </draw:frame>
        </draw:g>
        <draw:line draw:style-name="gr2" draw:text-style-name="P2" draw:layer="layout" svg:x1="8.167cm" svg:y1="6.75cm" svg:x2="7.868cm" svg:y2="6.75cm">
          <text:p/>
        </draw:line>
        <draw:frame draw:style-name="gr4" draw:text-style-name="P4" draw:layer="layout" svg:width="0.359cm" svg:height="0.33cm" svg:x="3.605cm" svg:y="6.359cm">
          <draw:text-box>
            <text:p text:style-name="P3"><text:span text:style-name="T1">+V</text:span></text:p>
          </draw:text-box>
        </draw:frame>
        <draw:line draw:style-name="gr2" draw:text-style-name="P2" draw:layer="layout" svg:x1="4.964cm" svg:y1="6.5cm" svg:x2="7.868cm" svg:y2="6.5cm">
          <text:p/>
        </draw:line>
        <draw:frame draw:style-name="gr4" draw:text-style-name="P4" draw:layer="layout" svg:width="0.75cm" svg:height="0.33cm" svg:x="3.214cm" svg:y="5.718cm">
          <draw:text-box>
            <text:p text:style-name="P3"><text:span text:style-name="T1">ALU_I</text:span></text:p>
          </draw:text-box>
        </draw:frame>
        <draw:frame draw:style-name="gr4" draw:text-style-name="P4" draw:layer="layout" svg:width="1.609cm" svg:height="0.33cm" svg:x="4.714cm" svg:y="5.718cm">
          <draw:text-box>
            <text:p text:style-name="P3"><text:span text:style-name="T1">SEL_INSTR3</text:span></text:p>
          </draw:text-box>
        </draw:frame>
        <draw:frame draw:style-name="gr4" draw:text-style-name="P4" draw:layer="layout" svg:width="1.609cm" svg:height="0.33cm" svg:x="8.9cm" svg:y="6.359cm">
          <draw:text-box>
            <text:p text:style-name="P8"><text:span text:style-name="T6">SEL_SRC1</text:span></text:p>
          </draw:text-box>
        </draw:frame>
        <draw:frame draw:style-name="gr4" draw:text-style-name="P4" draw:layer="layout" svg:width="1.609cm" svg:height="0.33cm" svg:x="4.991cm" svg:y="5.418cm">
          <draw:text-box>
            <text:p text:style-name="P8"><text:span text:style-name="T6">SEL_SRC2</text:span></text:p>
          </draw:text-box>
        </draw:frame>
        <draw:frame draw:style-name="gr4" draw:text-style-name="P4" draw:layer="layout" svg:width="1.191cm" svg:height="0.33cm" svg:x="6.709cm" svg:y="6.059cm">
          <draw:text-box>
            <text:p text:style-name="P9"><text:span text:style-name="T1">S4.ALU</text:span></text:p>
          </draw:text-box>
        </draw:frame>
        <draw:frame draw:style-name="gr4" draw:text-style-name="P4" draw:layer="layout" svg:width="1.609cm" svg:height="0.33cm" svg:x="8.891cm" svg:y="6.018cm">
          <draw:text-box>
            <text:p text:style-name="P8"><text:span text:style-name="T1">LD_RES</text:span></text:p>
          </draw:text-box>
        </draw:frame>
        <draw:frame draw:style-name="gr4" draw:text-style-name="P4" draw:layer="layout" svg:width="1.191cm" svg:height="0.33cm" svg:x="6.659cm" svg:y="8.5cm">
          <draw:text-box>
            <text:p text:style-name="P9"><text:span text:style-name="T1">ALU_WB</text:span></text:p>
          </draw:text-box>
        </draw:frame>
        <draw:frame draw:style-name="gr4" draw:text-style-name="P4" draw:layer="layout" svg:width="1.191cm" svg:height="0.33cm" svg:x="6.65cm" svg:y="7.95cm">
          <draw:text-box>
            <text:p text:style-name="P9"><text:span text:style-name="T1">S7.ALU</text:span></text:p>
          </draw:text-box>
        </draw:frame>
        <draw:frame draw:style-name="gr4" draw:text-style-name="P4" draw:layer="layout" svg:width="1.609cm" svg:height="0.33cm" svg:x="8.841cm" svg:y="7.95cm">
          <draw:text-box>
            <text:p text:style-name="P8"><text:span text:style-name="T6">LD_DST</text:span></text:p>
          </draw:text-box>
        </draw:frame>
        <draw:frame draw:style-name="gr4" draw:text-style-name="P4" draw:layer="layout" svg:width="1.609cm" svg:height="0.33cm" svg:x="8.841cm" svg:y="7.318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609cm" svg:height="0.33cm" svg:x="5cm" svg:y="7.359cm">
          <draw:text-box>
            <text:p text:style-name="P8"><text:span text:style-name="T1">SEL_RES</text:span></text:p>
          </draw:text-box>
        </draw:frame>
        <draw:frame draw:style-name="gr4" draw:text-style-name="P4" draw:layer="layout" svg:width="1.191cm" svg:height="0.33cm" svg:x="6.655cm" svg:y="7.35cm">
          <draw:text-box>
            <text:p text:style-name="P9"><text:span text:style-name="T1">S8.ALU.1</text:span></text:p>
          </draw:text-box>
        </draw:frame>
        <draw:frame draw:style-name="gr4" draw:text-style-name="P4" draw:layer="layout" svg:width="1.191cm" svg:height="0.33cm" svg:x="2.709cm" svg:y="7.318cm">
          <draw:text-box>
            <text:p text:style-name="P9"><text:span text:style-name="T1">S8.ALU.2</text:span></text:p>
          </draw:text-box>
        </draw:frame>
        <draw:frame draw:style-name="gr4" draw:text-style-name="P4" draw:layer="layout" svg:width="1.191cm" svg:height="0.33cm" svg:x="6.7cm" svg:y="5.732cm">
          <draw:text-box>
            <text:p text:style-name="P9"><text:span text:style-name="T1">S45.ALU2</text:span></text:p>
          </draw:text-box>
        </draw:frame>
        <draw:frame draw:style-name="gr4" draw:text-style-name="P4" draw:layer="layout" svg:width="1.609cm" svg:height="0.33cm" svg:x="8.891cm" svg:y="5.7cm">
          <draw:text-box>
            <text:p text:style-name="P8"><text:span text:style-name="T1">SEL_ALU1/2</text:span></text:p>
          </draw:text-box>
        </draw:frame>
        <draw:frame draw:style-name="gr4" draw:text-style-name="P4" draw:layer="layout" svg:width="1.191cm" svg:height="0.33cm" svg:x="6.7cm" svg:y="5.418cm">
          <draw:text-box>
            <text:p text:style-name="P9"><text:span text:style-name="T1">S5.ALU</text:span></text:p>
          </draw:text-box>
        </draw:frame>
        <draw:frame draw:style-name="gr4" draw:text-style-name="P4" draw:layer="layout" svg:width="1.609cm" svg:height="0.33cm" svg:x="8.891cm" svg:y="5.418cm">
          <draw:text-box>
            <text:p text:style-name="P8"><text:span text:style-name="T1">SEL_ALU</text:span></text:p>
          </draw:text-box>
        </draw:frame>
        <draw:g>
          <draw:polygon draw:style-name="gr1" draw:text-style-name="P1" draw:layer="layout" svg:width="0.7cm" svg:height="1.7cm" svg:x="4.1cm" svg:y="7.2cm" svg:viewBox="0 0 701 1701" draw:points="0,1701 701,1701 701,0 0,0">
            <text:p/>
          </draw:polygon>
          <draw:polygon draw:style-name="gr2" draw:text-style-name="P2" draw:layer="layout" svg:width="0.7cm" svg:height="1.7cm" svg:x="4.1cm" svg:y="7.2cm" svg:viewBox="0 0 701 1701" draw:points="0,1701 701,1701 701,0 0,0">
            <text:p/>
          </draw:polygon>
        </draw:g>
        <draw:line draw:style-name="gr2" draw:text-style-name="P2" draw:layer="layout" svg:x1="4.35cm" svg:y1="7.501cm" svg:x2="4.551cm" svg:y2="7.4cm">
          <text:p/>
        </draw:line>
        <draw:path draw:style-name="gr2" draw:text-style-name="P2" draw:layer="layout" svg:width="0.998cm" svg:height="0cm" svg:x="3.95cm" svg:y="7.5cm" svg:viewBox="0 0 999 0" svg:d="M599 0h400M0 0h399">
          <text:p/>
        </draw:path>
        <draw:polyline draw:style-name="gr2" draw:text-style-name="P2" draw:layer="layout" svg:width="0.443cm" svg:height="0.105cm" svg:x="4.507cm" svg:y="7.35cm" svg:viewBox="0 0 444 106" draw:points="0,106 0,0 444,0">
          <text:p/>
        </draw:polyline>
        <draw:line draw:style-name="gr2" draw:text-style-name="P2" draw:layer="layout" svg:x1="4.35cm" svg:y1="7.801cm" svg:x2="4.551cm" svg:y2="7.7cm">
          <text:p/>
        </draw:line>
        <draw:path draw:style-name="gr2" draw:text-style-name="P2" draw:layer="layout" svg:width="0.998cm" svg:height="0cm" svg:x="3.95cm" svg:y="7.8cm" svg:viewBox="0 0 999 0" svg:d="M599 0h400M0 0h399">
          <text:p/>
        </draw:path>
        <draw:polyline draw:style-name="gr2" draw:text-style-name="P2" draw:layer="layout" svg:width="0.443cm" svg:height="0.105cm" svg:x="4.507cm" svg:y="7.65cm" svg:viewBox="0 0 444 106" draw:points="0,106 0,0 444,0">
          <text:p/>
        </draw:polyline>
        <draw:line draw:style-name="gr2" draw:text-style-name="P2" draw:layer="layout" svg:x1="4.35cm" svg:y1="8.101cm" svg:x2="4.551cm" svg:y2="8cm">
          <text:p/>
        </draw:line>
        <draw:path draw:style-name="gr2" draw:text-style-name="P2" draw:layer="layout" svg:width="0.998cm" svg:height="0cm" svg:x="3.95cm" svg:y="8.1cm" svg:viewBox="0 0 999 0" svg:d="M599 0h400M0 0h399">
          <text:p/>
        </draw:path>
        <draw:polyline draw:style-name="gr2" draw:text-style-name="P2" draw:layer="layout" svg:width="0.443cm" svg:height="0.105cm" svg:x="4.507cm" svg:y="7.95cm" svg:viewBox="0 0 444 106" draw:points="0,106 0,0 444,0">
          <text:p/>
        </draw:polyline>
        <draw:line draw:style-name="gr2" draw:text-style-name="P2" draw:layer="layout" svg:x1="4.35cm" svg:y1="8.401cm" svg:x2="4.551cm" svg:y2="8.3cm">
          <text:p/>
        </draw:line>
        <draw:path draw:style-name="gr2" draw:text-style-name="P2" draw:layer="layout" svg:width="0.998cm" svg:height="0cm" svg:x="3.95cm" svg:y="8.4cm" svg:viewBox="0 0 999 0" svg:d="M599 0h400M0 0h399">
          <text:p/>
        </draw:path>
        <draw:polyline draw:style-name="gr2" draw:text-style-name="P2" draw:layer="layout" svg:width="0.443cm" svg:height="0.105cm" svg:x="4.507cm" svg:y="8.25cm" svg:viewBox="0 0 444 106" draw:points="0,106 0,0 444,0">
          <text:p/>
        </draw:polyline>
        <draw:g>
          <draw:polygon draw:style-name="gr1" draw:text-style-name="P1" draw:layer="layout" svg:width="0.15cm" svg:height="0.15cm" svg:x="4.25cm" svg:y="8.575cm" svg:viewBox="0 0 151 151" draw:points="0,151 151,151 151,0 0,0">
            <text:p/>
          </draw:polygon>
          <draw:path draw:style-name="gr2" draw:text-style-name="P2" draw:layer="layout" svg:width="0.15cm" svg:height="0.15cm" svg:x="4.2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cm" svg:y="8.575cm" svg:viewBox="0 0 301 151" draw:points="0,151 301,151 301,0 0,0">
              <text:p/>
            </draw:polygon>
            <draw:polygon draw:style-name="gr2" draw:text-style-name="P2" draw:layer="layout" svg:width="0.3cm" svg:height="0.15cm" svg:x="4.4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cm" svg:y="8.725cm">
            <draw:text-box>
              <text:p/>
            </draw:text-box>
          </draw:frame>
        </draw:g>
        <draw:line draw:style-name="gr2" draw:text-style-name="P2" draw:layer="layout" svg:x1="4.249cm" svg:y1="8.65cm" svg:x2="3.95cm" svg:y2="8.65cm">
          <text:p/>
        </draw:line>
        <draw:frame draw:style-name="gr4" draw:text-style-name="P4" draw:layer="layout" svg:width="1.191cm" svg:height="0.33cm" svg:x="2.709cm" svg:y="8.459cm">
          <draw:text-box>
            <text:p text:style-name="P9"><text:span text:style-name="T1">I_ALU</text:span></text:p>
          </draw:text-box>
        </draw:frame>
        <draw:line draw:style-name="gr2" draw:text-style-name="P2" draw:layer="layout" svg:x1="3.2cm" svg:y1="6.75cm" svg:x2="3.599cm" svg:y2="6.75cm">
          <text:p/>
        </draw:line>
        <draw:g>
          <draw:path draw:style-name="gr14" draw:text-style-name="P7" draw:layer="layout" svg:width="0.1cm" svg:height="0.101cm" svg:x="3.55cm" svg:y="6.7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3.55cm" svg:y="6.7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4cm" svg:y1="6.75cm" svg:x2="3.6cm" svg:y2="6.75cm">
          <text:p/>
        </draw:line>
        <draw:line draw:style-name="gr2" draw:text-style-name="P2" draw:layer="layout" svg:x1="3.2cm" svg:y1="7.05cm" svg:x2="3.599cm" svg:y2="7.05cm">
          <text:p/>
        </draw:line>
        <draw:line draw:style-name="gr2" draw:text-style-name="P2" draw:layer="layout" svg:x1="3.6cm" svg:y1="6.75cm" svg:x2="3.6cm" svg:y2="7.05cm">
          <text:p/>
        </draw:line>
        <draw:frame draw:style-name="gr4" draw:text-style-name="P4" draw:layer="layout" svg:width="0.9cm" svg:height="0.33cm" svg:x="2.3cm" svg:y="6.6cm">
          <draw:text-box>
            <text:p text:style-name="P9"><text:span text:style-name="T1">S45.ALU1</text:span></text:p>
          </draw:text-box>
        </draw:frame>
      </draw:page>
      <draw:page draw:name="MOV HALT instruction" draw:style-name="dp1" draw:master-page-name="PM20">
        <draw:g>
          <draw:polygon draw:style-name="gr1" draw:text-style-name="P1" draw:layer="layout" svg:width="0.7cm" svg:height="1.7cm" svg:x="3.023cm" svg:y="7.297cm" svg:viewBox="0 0 701 1701" draw:points="0,1701 701,1701 701,0 0,0">
            <text:p/>
          </draw:polygon>
          <draw:polygon draw:style-name="gr2" draw:text-style-name="P2" draw:layer="layout" svg:width="0.7cm" svg:height="1.7cm" svg:x="3.023cm" svg:y="7.297cm" svg:viewBox="0 0 701 1701" draw:points="0,1701 701,1701 701,0 0,0">
            <text:p/>
          </draw:polygon>
        </draw:g>
        <draw:line draw:style-name="gr2" draw:text-style-name="P2" draw:layer="layout" svg:x1="3.273cm" svg:y1="7.599cm" svg:x2="3.474cm" svg:y2="7.498cm">
          <text:p/>
        </draw:line>
        <draw:path draw:style-name="gr2" draw:text-style-name="P2" draw:layer="layout" svg:width="0.998cm" svg:height="0cm" svg:x="2.873cm" svg:y="7.597cm" svg:viewBox="0 0 999 0" svg:d="M599 0h400M0 0h399">
          <text:p/>
        </draw:path>
        <draw:polyline draw:style-name="gr2" draw:text-style-name="P2" draw:layer="layout" svg:width="0.443cm" svg:height="0.105cm" svg:x="3.43cm" svg:y="7.448cm" svg:viewBox="0 0 444 106" draw:points="0,106 0,0 444,0">
          <text:p/>
        </draw:polyline>
        <draw:line draw:style-name="gr2" draw:text-style-name="P2" draw:layer="layout" svg:x1="3.273cm" svg:y1="7.899cm" svg:x2="3.474cm" svg:y2="7.798cm">
          <text:p/>
        </draw:line>
        <draw:path draw:style-name="gr2" draw:text-style-name="P2" draw:layer="layout" svg:width="0.998cm" svg:height="0cm" svg:x="2.873cm" svg:y="7.898cm" svg:viewBox="0 0 999 0" svg:d="M599 0h400M0 0h399">
          <text:p/>
        </draw:path>
        <draw:polyline draw:style-name="gr2" draw:text-style-name="P2" draw:layer="layout" svg:width="0.443cm" svg:height="0.105cm" svg:x="3.43cm" svg:y="7.748cm" svg:viewBox="0 0 444 106" draw:points="0,106 0,0 444,0">
          <text:p/>
        </draw:polyline>
        <draw:line draw:style-name="gr2" draw:text-style-name="P2" draw:layer="layout" svg:x1="3.273cm" svg:y1="8.199cm" svg:x2="3.474cm" svg:y2="8.098cm">
          <text:p/>
        </draw:line>
        <draw:path draw:style-name="gr2" draw:text-style-name="P2" draw:layer="layout" svg:width="0.998cm" svg:height="0cm" svg:x="2.873cm" svg:y="8.198cm" svg:viewBox="0 0 999 0" svg:d="M599 0h400M0 0h399">
          <text:p/>
        </draw:path>
        <draw:polyline draw:style-name="gr2" draw:text-style-name="P2" draw:layer="layout" svg:width="0.443cm" svg:height="0.105cm" svg:x="3.43cm" svg:y="8.047cm" svg:viewBox="0 0 444 106" draw:points="0,106 0,0 444,0">
          <text:p/>
        </draw:polyline>
        <draw:line draw:style-name="gr2" draw:text-style-name="P2" draw:layer="layout" svg:x1="3.273cm" svg:y1="8.498cm" svg:x2="3.474cm" svg:y2="8.397cm">
          <text:p/>
        </draw:line>
        <draw:path draw:style-name="gr2" draw:text-style-name="P2" draw:layer="layout" svg:width="0.998cm" svg:height="0cm" svg:x="2.873cm" svg:y="8.498cm" svg:viewBox="0 0 999 0" svg:d="M599 0h400M0 0h399">
          <text:p/>
        </draw:path>
        <draw:polyline draw:style-name="gr2" draw:text-style-name="P2" draw:layer="layout" svg:width="0.443cm" svg:height="0.105cm" svg:x="3.43cm" svg:y="8.347cm" svg:viewBox="0 0 444 106" draw:points="0,106 0,0 444,0">
          <text:p/>
        </draw:polyline>
        <draw:g>
          <draw:polygon draw:style-name="gr1" draw:text-style-name="P1" draw:layer="layout" svg:width="0.15cm" svg:height="0.15cm" svg:x="3.173cm" svg:y="8.673cm" svg:viewBox="0 0 151 151" draw:points="0,151 151,151 151,0 0,0">
            <text:p/>
          </draw:polygon>
          <draw:path draw:style-name="gr2" draw:text-style-name="P2" draw:layer="layout" svg:width="0.15cm" svg:height="0.15cm" svg:x="3.173cm" svg:y="8.673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8.711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8.673cm" svg:viewBox="0 0 301 151" draw:points="0,151 301,151 301,0 0,0">
              <text:p/>
            </draw:polygon>
            <draw:polygon draw:style-name="gr2" draw:text-style-name="P2" draw:layer="layout" svg:width="0.3cm" svg:height="0.15cm" svg:x="3.323cm" svg:y="8.673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8.822cm">
            <draw:text-box>
              <text:p/>
            </draw:text-box>
          </draw:frame>
        </draw:g>
        <draw:line draw:style-name="gr2" draw:text-style-name="P2" draw:layer="layout" svg:x1="3.172cm" svg:y1="8.748cm" svg:x2="2.873cm" svg:y2="8.748cm">
          <text:p/>
        </draw:line>
        <draw:polyline draw:style-name="gr2" draw:text-style-name="P2" draw:layer="layout" svg:width="0.094cm" svg:height="0.3cm" svg:x="3.873cm" svg:y="8.198cm" svg:viewBox="0 0 95 301" draw:points="0,0 95,0 95,301 0,301">
          <text:p/>
        </draw:polyline>
        <draw:frame draw:style-name="gr4" draw:text-style-name="P4" draw:layer="layout" svg:width="1.191cm" svg:height="0.33cm" svg:x="1.627cm" svg:y="8.597cm">
          <draw:text-box>
            <text:p text:style-name="P9"><text:span text:style-name="T1">I_MOVG</text:span></text:p>
          </draw:text-box>
        </draw:frame>
        <draw:frame draw:style-name="gr4" draw:text-style-name="P4" draw:layer="layout" svg:width="1.191cm" svg:height="0.33cm" svg:x="1.655cm" svg:y="8.356cm">
          <draw:text-box>
            <text:p text:style-name="P9"><text:span text:style-name="T6">SEL_SRC1</text:span></text:p>
          </draw:text-box>
        </draw:frame>
        <draw:frame draw:style-name="gr4" draw:text-style-name="P4" draw:layer="layout" svg:width="0.983cm" svg:height="0.33cm" svg:x="4.108cm" svg:y="8.156cm">
          <draw:text-box>
            <text:p text:style-name="P8"><text:span text:style-name="T1">S7.MOVG</text:span></text:p>
          </draw:text-box>
        </draw:frame>
        <draw:frame draw:style-name="gr4" draw:text-style-name="P4" draw:layer="layout" svg:width="1.191cm" svg:height="0.33cm" svg:x="1.65cm" svg:y="8.047cm">
          <draw:text-box>
            <text:p text:style-name="P9"><text:span text:style-name="T6">SEL_DST</text:span></text:p>
          </draw:text-box>
        </draw:frame>
        <draw:frame draw:style-name="gr4" draw:text-style-name="P4" draw:layer="layout" svg:width="0.983cm" svg:height="0.33cm" svg:x="3.909cm" svg:y="7.748cm">
          <draw:text-box>
            <text:p text:style-name="P8"><text:span text:style-name="T1">S6.MOVG</text:span></text:p>
          </draw:text-box>
        </draw:frame>
        <draw:frame draw:style-name="gr4" draw:text-style-name="P4" draw:layer="layout" svg:width="1.191cm" svg:height="0.33cm" svg:x="1.65cm" svg:y="7.748cm">
          <draw:text-box>
            <text:p text:style-name="P9"><text:span text:style-name="T6">LD_DST</text:span></text:p>
          </draw:text-box>
        </draw:frame>
        <draw:g>
          <draw:polygon draw:style-name="gr1" draw:text-style-name="P1" draw:layer="layout" svg:width="0.7cm" svg:height="1.7cm" svg:x="6.45cm" svg:y="7.297cm" svg:viewBox="0 0 701 1701" draw:points="0,1701 701,1701 701,0 0,0">
            <text:p/>
          </draw:polygon>
          <draw:polygon draw:style-name="gr2" draw:text-style-name="P2" draw:layer="layout" svg:width="0.7cm" svg:height="1.7cm" svg:x="6.45cm" svg:y="7.297cm" svg:viewBox="0 0 701 1701" draw:points="0,1701 701,1701 701,0 0,0">
            <text:p/>
          </draw:polygon>
        </draw:g>
        <draw:line draw:style-name="gr2" draw:text-style-name="P2" draw:layer="layout" svg:x1="6.7cm" svg:y1="7.599cm" svg:x2="6.901cm" svg:y2="7.498cm">
          <text:p/>
        </draw:line>
        <draw:path draw:style-name="gr2" draw:text-style-name="P2" draw:layer="layout" svg:width="0.998cm" svg:height="0cm" svg:x="6.3cm" svg:y="7.597cm" svg:viewBox="0 0 999 0" svg:d="M599 0h400M0 0h400">
          <text:p/>
        </draw:path>
        <draw:polyline draw:style-name="gr2" draw:text-style-name="P2" draw:layer="layout" svg:width="0.443cm" svg:height="0.105cm" svg:x="6.857cm" svg:y="7.448cm" svg:viewBox="0 0 444 106" draw:points="0,106 0,0 444,0">
          <text:p/>
        </draw:polyline>
        <draw:line draw:style-name="gr2" draw:text-style-name="P2" draw:layer="layout" svg:x1="6.7cm" svg:y1="7.899cm" svg:x2="6.901cm" svg:y2="7.798cm">
          <text:p/>
        </draw:line>
        <draw:path draw:style-name="gr2" draw:text-style-name="P2" draw:layer="layout" svg:width="0.998cm" svg:height="0cm" svg:x="6.3cm" svg:y="7.898cm" svg:viewBox="0 0 999 0" svg:d="M599 0h400M0 0h400">
          <text:p/>
        </draw:path>
        <draw:polyline draw:style-name="gr2" draw:text-style-name="P2" draw:layer="layout" svg:width="0.443cm" svg:height="0.105cm" svg:x="6.857cm" svg:y="7.748cm" svg:viewBox="0 0 444 106" draw:points="0,106 0,0 444,0">
          <text:p/>
        </draw:polyline>
        <draw:line draw:style-name="gr2" draw:text-style-name="P2" draw:layer="layout" svg:x1="6.7cm" svg:y1="8.199cm" svg:x2="6.901cm" svg:y2="8.098cm">
          <text:p/>
        </draw:line>
        <draw:path draw:style-name="gr2" draw:text-style-name="P2" draw:layer="layout" svg:width="0.998cm" svg:height="0cm" svg:x="6.3cm" svg:y="8.198cm" svg:viewBox="0 0 999 0" svg:d="M599 0h400M0 0h400">
          <text:p/>
        </draw:path>
        <draw:polyline draw:style-name="gr2" draw:text-style-name="P2" draw:layer="layout" svg:width="0.443cm" svg:height="0.105cm" svg:x="6.857cm" svg:y="8.047cm" svg:viewBox="0 0 444 106" draw:points="0,106 0,0 444,0">
          <text:p/>
        </draw:polyline>
        <draw:line draw:style-name="gr2" draw:text-style-name="P2" draw:layer="layout" svg:x1="6.7cm" svg:y1="8.498cm" svg:x2="6.901cm" svg:y2="8.397cm">
          <text:p/>
        </draw:line>
        <draw:path draw:style-name="gr2" draw:text-style-name="P2" draw:layer="layout" svg:width="0.998cm" svg:height="0cm" svg:x="6.3cm" svg:y="8.498cm" svg:viewBox="0 0 999 0" svg:d="M599 0h400M0 0h400">
          <text:p/>
        </draw:path>
        <draw:polyline draw:style-name="gr2" draw:text-style-name="P2" draw:layer="layout" svg:width="0.443cm" svg:height="0.105cm" svg:x="6.857cm" svg:y="8.347cm" svg:viewBox="0 0 444 106" draw:points="0,106 0,0 444,0">
          <text:p/>
        </draw:polyline>
        <draw:g>
          <draw:polygon draw:style-name="gr1" draw:text-style-name="P1" draw:layer="layout" svg:width="0.15cm" svg:height="0.15cm" svg:x="6.6cm" svg:y="8.673cm" svg:viewBox="0 0 151 151" draw:points="0,151 151,151 151,0 0,0">
            <text:p/>
          </draw:polygon>
          <draw:path draw:style-name="gr2" draw:text-style-name="P2" draw:layer="layout" svg:width="0.15cm" svg:height="0.15cm" svg:x="6.6cm" svg:y="8.673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683cm" svg:y="8.711cm">
          <draw:text-box>
            <text:p/>
          </draw:text-box>
        </draw:frame>
        <draw:g>
          <draw:g>
            <draw:polygon draw:style-name="gr1" draw:text-style-name="P1" draw:layer="layout" svg:width="0.3cm" svg:height="0.15cm" svg:x="6.75cm" svg:y="8.673cm" svg:viewBox="0 0 301 151" draw:points="0,151 301,151 301,0 0,0">
              <text:p/>
            </draw:polygon>
            <draw:polygon draw:style-name="gr2" draw:text-style-name="P2" draw:layer="layout" svg:width="0.3cm" svg:height="0.15cm" svg:x="6.75cm" svg:y="8.673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75cm" svg:y="8.822cm">
            <draw:text-box>
              <text:p/>
            </draw:text-box>
          </draw:frame>
        </draw:g>
        <draw:line draw:style-name="gr2" draw:text-style-name="P2" draw:layer="layout" svg:x1="6.599cm" svg:y1="8.748cm" svg:x2="6.3cm" svg:y2="8.748cm">
          <text:p/>
        </draw:line>
        <draw:frame draw:style-name="gr4" draw:text-style-name="P4" draw:layer="layout" svg:width="0.943cm" svg:height="0.33cm" svg:x="5.35cm" svg:y="8.606cm">
          <draw:text-box>
            <text:p text:style-name="P9"><text:span text:style-name="T1">I_HALT</text:span></text:p>
          </draw:text-box>
        </draw:frame>
        <draw:frame draw:style-name="gr4" draw:text-style-name="P4" draw:layer="layout" svg:width="1.609cm" svg:height="0.33cm" svg:x="7.291cm" svg:y="7.415cm">
          <draw:text-box>
            <text:p text:style-name="P8"><text:span text:style-name="T1">HALT</text:span></text:p>
          </draw:text-box>
        </draw:frame>
        <draw:frame draw:style-name="gr4" draw:text-style-name="P4" draw:layer="layout" svg:width="0.983cm" svg:height="0.33cm" svg:x="5.35cm" svg:y="7.406cm">
          <draw:text-box>
            <text:p text:style-name="P9"><text:span text:style-name="T1">S5.HALT</text:span></text:p>
          </draw:text-box>
        </draw:frame>
      </draw:page>
      <draw:page draw:name="LOAD/STORE instructions" draw:style-name="dp1" draw:master-page-name="PM21">
        <draw:frame draw:style-name="gr4" draw:text-style-name="P4" draw:layer="layout" svg:width="1.191cm" svg:height="0.33cm" svg:x="4.309cm" svg:y="4.609cm">
          <draw:text-box>
            <text:p text:style-name="P9"><text:span text:style-name="T1">S789</text:span></text:p>
          </draw:text-box>
        </draw:frame>
        <draw:g>
          <draw:polygon draw:style-name="gr1" draw:text-style-name="P1" draw:layer="layout" svg:width="0.7cm" svg:height="1.7cm" svg:x="5.664cm" svg:y="3.3cm" svg:viewBox="0 0 701 1701" draw:points="0,1701 701,1701 701,0 0,0">
            <text:p/>
          </draw:polygon>
          <draw:polygon draw:style-name="gr2" draw:text-style-name="P2" draw:layer="layout" svg:width="0.7cm" svg:height="1.7cm" svg:x="5.664cm" svg:y="3.3cm" svg:viewBox="0 0 701 1701" draw:points="0,1701 701,1701 701,0 0,0">
            <text:p/>
          </draw:polygon>
        </draw:g>
        <draw:line draw:style-name="gr2" draw:text-style-name="P2" draw:layer="layout" svg:x1="5.914cm" svg:y1="3.601cm" svg:x2="6.115cm" svg:y2="3.5cm">
          <text:p/>
        </draw:line>
        <draw:path draw:style-name="gr2" draw:text-style-name="P2" draw:layer="layout" svg:width="0.998cm" svg:height="0cm" svg:x="5.514cm" svg:y="3.6cm" svg:viewBox="0 0 999 0" svg:d="M599 0h400M0 0h400">
          <text:p/>
        </draw:path>
        <draw:polyline draw:style-name="gr2" draw:text-style-name="P2" draw:layer="layout" svg:width="0.443cm" svg:height="0.105cm" svg:x="6.071cm" svg:y="3.45cm" svg:viewBox="0 0 444 106" draw:points="0,106 0,0 444,0">
          <text:p/>
        </draw:polyline>
        <draw:line draw:style-name="gr2" draw:text-style-name="P2" draw:layer="layout" svg:x1="5.914cm" svg:y1="3.901cm" svg:x2="6.115cm" svg:y2="3.8cm">
          <text:p/>
        </draw:line>
        <draw:path draw:style-name="gr2" draw:text-style-name="P2" draw:layer="layout" svg:width="0.998cm" svg:height="0cm" svg:x="5.514cm" svg:y="3.9cm" svg:viewBox="0 0 999 0" svg:d="M599 0h400M0 0h400">
          <text:p/>
        </draw:path>
        <draw:polyline draw:style-name="gr2" draw:text-style-name="P2" draw:layer="layout" svg:width="0.443cm" svg:height="0.105cm" svg:x="6.071cm" svg:y="3.75cm" svg:viewBox="0 0 444 106" draw:points="0,106 0,0 444,0">
          <text:p/>
        </draw:polyline>
        <draw:line draw:style-name="gr2" draw:text-style-name="P2" draw:layer="layout" svg:x1="5.914cm" svg:y1="4.201cm" svg:x2="6.115cm" svg:y2="4.1cm">
          <text:p/>
        </draw:line>
        <draw:path draw:style-name="gr2" draw:text-style-name="P2" draw:layer="layout" svg:width="0.998cm" svg:height="0cm" svg:x="5.514cm" svg:y="4.2cm" svg:viewBox="0 0 999 0" svg:d="M599 0h400M0 0h400">
          <text:p/>
        </draw:path>
        <draw:polyline draw:style-name="gr2" draw:text-style-name="P2" draw:layer="layout" svg:width="0.443cm" svg:height="0.105cm" svg:x="6.071cm" svg:y="4.05cm" svg:viewBox="0 0 444 106" draw:points="0,106 0,0 444,0">
          <text:p/>
        </draw:polyline>
        <draw:line draw:style-name="gr2" draw:text-style-name="P2" draw:layer="layout" svg:x1="5.914cm" svg:y1="4.501cm" svg:x2="6.115cm" svg:y2="4.4cm">
          <text:p/>
        </draw:line>
        <draw:path draw:style-name="gr2" draw:text-style-name="P2" draw:layer="layout" svg:width="0.998cm" svg:height="0cm" svg:x="5.514cm" svg:y="4.5cm" svg:viewBox="0 0 999 0" svg:d="M599 0h400M0 0h400">
          <text:p/>
        </draw:path>
        <draw:polyline draw:style-name="gr2" draw:text-style-name="P2" draw:layer="layout" svg:width="0.443cm" svg:height="0.105cm" svg:x="6.071cm" svg:y="4.35cm" svg:viewBox="0 0 444 106" draw:points="0,106 0,0 444,0">
          <text:p/>
        </draw:polyline>
        <draw:g>
          <draw:polygon draw:style-name="gr1" draw:text-style-name="P1" draw:layer="layout" svg:width="0.15cm" svg:height="0.15cm" svg:x="5.814cm" svg:y="4.675cm" svg:viewBox="0 0 151 151" draw:points="0,151 151,151 151,0 0,0">
            <text:p/>
          </draw:polygon>
          <draw:path draw:style-name="gr2" draw:text-style-name="P2" draw:layer="layout" svg:width="0.15cm" svg:height="0.15cm" svg:x="5.814cm" svg:y="4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97cm" svg:y="4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64cm" svg:y="4.675cm" svg:viewBox="0 0 301 151" draw:points="0,151 301,151 301,0 0,0">
              <text:p/>
            </draw:polygon>
            <draw:polygon draw:style-name="gr2" draw:text-style-name="P2" draw:layer="layout" svg:width="0.3cm" svg:height="0.15cm" svg:x="5.964cm" svg:y="4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64cm" svg:y="4.825cm">
            <draw:text-box>
              <text:p/>
            </draw:text-box>
          </draw:frame>
        </draw:g>
        <draw:line draw:style-name="gr2" draw:text-style-name="P2" draw:layer="layout" svg:x1="5.813cm" svg:y1="4.75cm" svg:x2="5.514cm" svg:y2="4.75cm">
          <text:p/>
        </draw:line>
        <draw:frame draw:style-name="gr4" draw:text-style-name="P4" draw:layer="layout" svg:width="0.685cm" svg:height="0.33cm" svg:x="4.807cm" svg:y="3.418cm">
          <draw:text-box>
            <text:p text:style-name="P9"><text:span text:style-name="T1">I_LS</text:span></text:p>
          </draw:text-box>
        </draw:frame>
        <draw:frame draw:style-name="gr4" draw:text-style-name="P4" draw:layer="layout" svg:width="1.609cm" svg:height="0.33cm" svg:x="6.5cm" svg:y="3.418cm">
          <draw:text-box>
            <text:p text:style-name="P8"><text:span text:style-name="T1">SEL_MEMA</text:span></text:p>
          </draw:text-box>
        </draw:frame>
        <draw:g>
          <draw:polygon draw:style-name="gr1" draw:text-style-name="P1" draw:layer="layout" svg:width="0.7cm" svg:height="1.7cm" svg:x="5.65cm" svg:y="5.7cm" svg:viewBox="0 0 701 1701" draw:points="0,1701 701,1701 701,0 0,0">
            <text:p/>
          </draw:polygon>
          <draw:polygon draw:style-name="gr2" draw:text-style-name="P2" draw:layer="layout" svg:width="0.7cm" svg:height="1.7cm" svg:x="5.65cm" svg:y="5.7cm" svg:viewBox="0 0 701 1701" draw:points="0,1701 701,1701 701,0 0,0">
            <text:p/>
          </draw:polygon>
        </draw:g>
        <draw:line draw:style-name="gr2" draw:text-style-name="P2" draw:layer="layout" svg:x1="5.9cm" svg:y1="6.001cm" svg:x2="6.101cm" svg:y2="5.9cm">
          <text:p/>
        </draw:line>
        <draw:path draw:style-name="gr2" draw:text-style-name="P2" draw:layer="layout" svg:width="0.998cm" svg:height="0cm" svg:x="5.5cm" svg:y="6cm" svg:viewBox="0 0 999 0" svg:d="M599 0h400M0 0h400">
          <text:p/>
        </draw:path>
        <draw:polyline draw:style-name="gr2" draw:text-style-name="P2" draw:layer="layout" svg:width="0.443cm" svg:height="0.105cm" svg:x="6.057cm" svg:y="5.85cm" svg:viewBox="0 0 444 106" draw:points="0,106 0,0 444,0">
          <text:p/>
        </draw:polyline>
        <draw:line draw:style-name="gr2" draw:text-style-name="P2" draw:layer="layout" svg:x1="5.9cm" svg:y1="6.301cm" svg:x2="6.101cm" svg:y2="6.2cm">
          <text:p/>
        </draw:line>
        <draw:path draw:style-name="gr2" draw:text-style-name="P2" draw:layer="layout" svg:width="0.998cm" svg:height="0cm" svg:x="5.5cm" svg:y="6.3cm" svg:viewBox="0 0 999 0" svg:d="M599 0h400M0 0h400">
          <text:p/>
        </draw:path>
        <draw:polyline draw:style-name="gr2" draw:text-style-name="P2" draw:layer="layout" svg:width="0.443cm" svg:height="0.105cm" svg:x="6.057cm" svg:y="6.15cm" svg:viewBox="0 0 444 106" draw:points="0,106 0,0 444,0">
          <text:p/>
        </draw:polyline>
        <draw:line draw:style-name="gr2" draw:text-style-name="P2" draw:layer="layout" svg:x1="5.9cm" svg:y1="6.601cm" svg:x2="6.101cm" svg:y2="6.5cm">
          <text:p/>
        </draw:line>
        <draw:path draw:style-name="gr2" draw:text-style-name="P2" draw:layer="layout" svg:width="0.998cm" svg:height="0cm" svg:x="5.5cm" svg:y="6.6cm" svg:viewBox="0 0 999 0" svg:d="M599 0h400M0 0h400">
          <text:p/>
        </draw:path>
        <draw:polyline draw:style-name="gr2" draw:text-style-name="P2" draw:layer="layout" svg:width="0.443cm" svg:height="0.105cm" svg:x="6.057cm" svg:y="6.45cm" svg:viewBox="0 0 444 106" draw:points="0,106 0,0 444,0">
          <text:p/>
        </draw:polyline>
        <draw:line draw:style-name="gr2" draw:text-style-name="P2" draw:layer="layout" svg:x1="5.9cm" svg:y1="6.901cm" svg:x2="6.101cm" svg:y2="6.8cm">
          <text:p/>
        </draw:line>
        <draw:path draw:style-name="gr2" draw:text-style-name="P2" draw:layer="layout" svg:width="0.998cm" svg:height="0cm" svg:x="5.5cm" svg:y="6.9cm" svg:viewBox="0 0 999 0" svg:d="M599 0h400M0 0h400">
          <text:p/>
        </draw:path>
        <draw:polyline draw:style-name="gr2" draw:text-style-name="P2" draw:layer="layout" svg:width="0.443cm" svg:height="0.105cm" svg:x="6.057cm" svg:y="6.75cm" svg:viewBox="0 0 444 106" draw:points="0,106 0,0 444,0">
          <text:p/>
        </draw:polyline>
        <draw:g>
          <draw:polygon draw:style-name="gr1" draw:text-style-name="P1" draw:layer="layout" svg:width="0.15cm" svg:height="0.15cm" svg:x="5.8cm" svg:y="7.075cm" svg:viewBox="0 0 151 151" draw:points="0,151 151,151 151,0 0,0">
            <text:p/>
          </draw:polygon>
          <draw:path draw:style-name="gr2" draw:text-style-name="P2" draw:layer="layout" svg:width="0.15cm" svg:height="0.15cm" svg:x="5.8cm" svg:y="7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7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7.075cm" svg:viewBox="0 0 301 151" draw:points="0,151 301,151 301,0 0,0">
              <text:p/>
            </draw:polygon>
            <draw:polygon draw:style-name="gr2" draw:text-style-name="P2" draw:layer="layout" svg:width="0.3cm" svg:height="0.15cm" svg:x="5.95cm" svg:y="7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7.225cm">
            <draw:text-box>
              <text:p/>
            </draw:text-box>
          </draw:frame>
        </draw:g>
        <draw:line draw:style-name="gr2" draw:text-style-name="P2" draw:layer="layout" svg:x1="5.799cm" svg:y1="7.15cm" svg:x2="5.5cm" svg:y2="7.15cm">
          <text:p/>
        </draw:line>
        <draw:frame draw:style-name="gr4" draw:text-style-name="P4" draw:layer="layout" svg:width="0.685cm" svg:height="0.33cm" svg:x="4.815cm" svg:y="3.75cm">
          <draw:text-box>
            <text:p text:style-name="P9"><text:span text:style-name="T1">LS_I</text:span></text:p>
          </draw:text-box>
        </draw:frame>
        <draw:frame draw:style-name="gr4" draw:text-style-name="P4" draw:layer="layout" svg:width="1.609cm" svg:height="0.33cm" svg:x="6.5cm" svg:y="3.718cm">
          <draw:text-box>
            <text:p text:style-name="P8"><text:span text:style-name="T1">SEL_INSTR8A</text:span></text:p>
          </draw:text-box>
        </draw:frame>
        <draw:frame draw:style-name="gr4" draw:text-style-name="P4" draw:layer="layout" svg:width="0.685cm" svg:height="0.33cm" svg:x="4.815cm" svg:y="4.018cm">
          <draw:text-box>
            <text:p text:style-name="P9"><text:span text:style-name="T1">LS_R</text:span></text:p>
          </draw:text-box>
        </draw:frame>
        <draw:frame draw:style-name="gr4" draw:text-style-name="P4" draw:layer="layout" svg:width="1.609cm" svg:height="0.33cm" svg:x="6.5cm" svg:y="4.05cm">
          <draw:text-box>
            <text:p text:style-name="P8"><text:span text:style-name="T6">SEL_SRCA</text:span></text:p>
          </draw:text-box>
        </draw:frame>
        <draw:frame draw:style-name="gr4" draw:text-style-name="P4" draw:layer="layout" svg:width="0.943cm" svg:height="0.33cm" svg:x="4.55cm" svg:y="7.009cm">
          <draw:text-box>
            <text:p text:style-name="P9"><text:span text:style-name="T1">I_LOAD</text:span></text:p>
          </draw:text-box>
        </draw:frame>
        <draw:g>
          <draw:polygon draw:style-name="gr1" draw:text-style-name="P1" draw:layer="layout" svg:width="0.7cm" svg:height="1.7cm" svg:x="5.65cm" svg:y="8.25cm" svg:viewBox="0 0 701 1701" draw:points="0,1701 701,1701 701,0 0,0">
            <text:p/>
          </draw:polygon>
          <draw:polygon draw:style-name="gr2" draw:text-style-name="P2" draw:layer="layout" svg:width="0.7cm" svg:height="1.7cm" svg:x="5.65cm" svg:y="8.25cm" svg:viewBox="0 0 701 1701" draw:points="0,1701 701,1701 701,0 0,0">
            <text:p/>
          </draw:polygon>
        </draw:g>
        <draw:line draw:style-name="gr2" draw:text-style-name="P2" draw:layer="layout" svg:x1="5.9cm" svg:y1="8.551cm" svg:x2="6.101cm" svg:y2="8.45cm">
          <text:p/>
        </draw:line>
        <draw:path draw:style-name="gr2" draw:text-style-name="P2" draw:layer="layout" svg:width="0.998cm" svg:height="0cm" svg:x="5.5cm" svg:y="8.55cm" svg:viewBox="0 0 999 0" svg:d="M599 0h400M0 0h400">
          <text:p/>
        </draw:path>
        <draw:polyline draw:style-name="gr2" draw:text-style-name="P2" draw:layer="layout" svg:width="0.443cm" svg:height="0.105cm" svg:x="6.057cm" svg:y="8.4cm" svg:viewBox="0 0 444 106" draw:points="0,106 0,0 444,0">
          <text:p/>
        </draw:polyline>
        <draw:line draw:style-name="gr2" draw:text-style-name="P2" draw:layer="layout" svg:x1="5.9cm" svg:y1="8.851cm" svg:x2="6.101cm" svg:y2="8.75cm">
          <text:p/>
        </draw:line>
        <draw:path draw:style-name="gr2" draw:text-style-name="P2" draw:layer="layout" svg:width="0.998cm" svg:height="0cm" svg:x="5.5cm" svg:y="8.85cm" svg:viewBox="0 0 999 0" svg:d="M599 0h400M0 0h400">
          <text:p/>
        </draw:path>
        <draw:polyline draw:style-name="gr2" draw:text-style-name="P2" draw:layer="layout" svg:width="0.443cm" svg:height="0.105cm" svg:x="6.057cm" svg:y="8.7cm" svg:viewBox="0 0 444 106" draw:points="0,106 0,0 444,0">
          <text:p/>
        </draw:polyline>
        <draw:line draw:style-name="gr2" draw:text-style-name="P2" draw:layer="layout" svg:x1="5.9cm" svg:y1="9.151cm" svg:x2="6.101cm" svg:y2="9.05cm">
          <text:p/>
        </draw:line>
        <draw:path draw:style-name="gr2" draw:text-style-name="P2" draw:layer="layout" svg:width="0.998cm" svg:height="0cm" svg:x="5.5cm" svg:y="9.15cm" svg:viewBox="0 0 999 0" svg:d="M599 0h400M0 0h400">
          <text:p/>
        </draw:path>
        <draw:polyline draw:style-name="gr2" draw:text-style-name="P2" draw:layer="layout" svg:width="0.443cm" svg:height="0.105cm" svg:x="6.057cm" svg:y="9cm" svg:viewBox="0 0 444 106" draw:points="0,106 0,0 444,0">
          <text:p/>
        </draw:polyline>
        <draw:line draw:style-name="gr2" draw:text-style-name="P2" draw:layer="layout" svg:x1="5.9cm" svg:y1="9.451cm" svg:x2="6.101cm" svg:y2="9.35cm">
          <text:p/>
        </draw:line>
        <draw:path draw:style-name="gr2" draw:text-style-name="P2" draw:layer="layout" svg:width="0.998cm" svg:height="0cm" svg:x="5.5cm" svg:y="9.45cm" svg:viewBox="0 0 999 0" svg:d="M599 0h400M0 0h400">
          <text:p/>
        </draw:path>
        <draw:polyline draw:style-name="gr2" draw:text-style-name="P2" draw:layer="layout" svg:width="0.443cm" svg:height="0.105cm" svg:x="6.057cm" svg:y="9.3cm" svg:viewBox="0 0 444 106" draw:points="0,106 0,0 444,0">
          <text:p/>
        </draw:polyline>
        <draw:g>
          <draw:polygon draw:style-name="gr1" draw:text-style-name="P1" draw:layer="layout" svg:width="0.15cm" svg:height="0.15cm" svg:x="5.8cm" svg:y="9.625cm" svg:viewBox="0 0 151 151" draw:points="0,151 151,151 151,0 0,0">
            <text:p/>
          </draw:polygon>
          <draw:path draw:style-name="gr2" draw:text-style-name="P2" draw:layer="layout" svg:width="0.15cm" svg:height="0.15cm" svg:x="5.8cm" svg:y="9.6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9.6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9.625cm" svg:viewBox="0 0 301 151" draw:points="0,151 301,151 301,0 0,0">
              <text:p/>
            </draw:polygon>
            <draw:polygon draw:style-name="gr2" draw:text-style-name="P2" draw:layer="layout" svg:width="0.3cm" svg:height="0.15cm" svg:x="5.95cm" svg:y="9.6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9.775cm">
            <draw:text-box>
              <text:p/>
            </draw:text-box>
          </draw:frame>
        </draw:g>
        <draw:line draw:style-name="gr2" draw:text-style-name="P2" draw:layer="layout" svg:x1="5.799cm" svg:y1="9.7cm" svg:x2="5.5cm" svg:y2="9.7cm">
          <text:p/>
        </draw:line>
        <draw:frame draw:style-name="gr4" draw:text-style-name="P4" draw:layer="layout" svg:width="1.191cm" svg:height="0.33cm" svg:x="4.309cm" svg:y="6.168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609cm" svg:height="0.33cm" svg:x="6.5cm" svg:y="6.759cm">
          <draw:text-box>
            <text:p text:style-name="P8"><text:span text:style-name="T1">RD_MEM</text:span></text:p>
          </draw:text-box>
        </draw:frame>
        <draw:frame draw:style-name="gr4" draw:text-style-name="P4" draw:layer="layout" svg:width="1.609cm" svg:height="0.33cm" svg:x="6.5cm" svg:y="9.268cm">
          <draw:text-box>
            <text:p text:style-name="P8"><text:span text:style-name="T1">WR_MEM</text:span></text:p>
          </draw:text-box>
        </draw:frame>
        <draw:frame draw:style-name="gr4" draw:text-style-name="P4" draw:layer="layout" svg:width="1.609cm" svg:height="0.33cm" svg:x="6.496cm" svg:y="5.85cm">
          <draw:text-box>
            <text:p text:style-name="P8"><text:span text:style-name="T1">SEL_MEMD</text:span></text:p>
          </draw:text-box>
        </draw:frame>
        <draw:frame draw:style-name="gr4" draw:text-style-name="P4" draw:layer="layout" svg:width="1.191cm" svg:height="0.33cm" svg:x="2.5cm" svg:y="6.859cm">
          <draw:text-box>
            <text:p text:style-name="P9"><text:span text:style-name="T1">S8.</text:span><text:span text:style-name="T1">LS.</text:span><text:span text:style-name="T1">2</text:span></text:p>
          </draw:text-box>
        </draw:frame>
        <draw:frame draw:style-name="gr4" draw:text-style-name="P4" draw:layer="layout" svg:width="1.191cm" svg:height="0.33cm" svg:x="4.309cm" svg:y="8.718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609cm" svg:height="0.33cm" svg:x="6.5cm" svg:y="6.15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609cm" svg:height="0.33cm" svg:x="6.5cm" svg:y="8.718cm">
          <draw:text-box>
            <text:p text:style-name="P8"><text:span text:style-name="T6">SEL_DST</text:span></text:p>
          </draw:text-box>
        </draw:frame>
        <draw:frame draw:style-name="gr4" draw:text-style-name="P4" draw:layer="layout" svg:width="1.191cm" svg:height="0.33cm" svg:x="4.309cm" svg:y="6.45cm">
          <draw:text-box>
            <text:p text:style-name="P9"><text:span text:style-name="T1">S4.LOAD</text:span></text:p>
          </draw:text-box>
        </draw:frame>
        <draw:frame draw:style-name="gr4" draw:text-style-name="P4" draw:layer="layout" svg:width="1.609cm" svg:height="0.33cm" svg:x="6.5cm" svg:y="6.45cm">
          <draw:text-box>
            <text:p text:style-name="P8"><text:span text:style-name="T6">LD_DST</text:span></text:p>
          </draw:text-box>
        </draw:frame>
        <draw:frame draw:style-name="gr4" draw:text-style-name="P4" draw:layer="layout" svg:width="1.609cm" svg:height="0.33cm" svg:x="6.5cm" svg:y="8.4cm">
          <draw:text-box>
            <text:p text:style-name="P8"><text:span text:style-name="T1">SEL_MEMD</text:span></text:p>
          </draw:text-box>
        </draw:frame>
        <draw:line draw:style-name="gr2" draw:text-style-name="P2" draw:layer="layout" svg:x1="5.5cm" svg:y1="6cm" svg:x2="3.75cm" svg:y2="6cm">
          <text:p/>
        </draw:line>
        <draw:line draw:style-name="gr2" draw:text-style-name="P2" draw:layer="layout" svg:x1="5.499cm" svg:y1="6.9cm" svg:x2="3.75cm" svg:y2="6.9cm">
          <text:p/>
        </draw:line>
        <draw:line draw:style-name="gr2" draw:text-style-name="P2" draw:layer="layout" svg:x1="4.5cm" svg:y1="6cm" svg:x2="4.5cm" svg:y2="8.559cm">
          <text:p/>
        </draw:line>
        <draw:line draw:style-name="gr2" draw:text-style-name="P2" draw:layer="layout" svg:x1="5.5cm" svg:y1="8.55cm" svg:x2="4.5cm" svg:y2="8.55cm">
          <text:p/>
        </draw:line>
        <draw:line draw:style-name="gr2" draw:text-style-name="P2" draw:layer="layout" svg:x1="4.2cm" svg:y1="6.9cm" svg:x2="4.2cm" svg:y2="9.44cm">
          <text:p/>
        </draw:line>
        <draw:line draw:style-name="gr2" draw:text-style-name="P2" draw:layer="layout" svg:x1="5.5cm" svg:y1="9.45cm" svg:x2="4.2cm" svg:y2="9.45cm">
          <text:p/>
        </draw:line>
        <draw:g>
          <draw:path draw:style-name="gr14" draw:text-style-name="P7" draw:layer="layout" svg:width="0.1cm" svg:height="0.101cm" svg:x="4.45cm" svg:y="5.9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45cm" svg:y="5.9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01cm" svg:x="4.15cm" svg:y="6.8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4.15cm" svg:y="6.8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olygon draw:style-name="gr1" draw:text-style-name="P1" draw:layer="layout" svg:width="0.7cm" svg:height="1.7cm" svg:x="3.185cm" svg:y="8.505cm" svg:viewBox="0 0 701 1701" draw:points="0,1701 701,1701 701,0 0,0">
            <text:p/>
          </draw:polygon>
          <draw:polygon draw:style-name="gr2" draw:text-style-name="P2" draw:layer="layout" svg:width="0.7cm" svg:height="1.7cm" svg:x="3.185cm" svg:y="8.505cm" svg:viewBox="0 0 701 1701" draw:points="0,1701 701,1701 701,0 0,0">
            <text:p/>
          </draw:polygon>
        </draw:g>
        <draw:line draw:style-name="gr2" draw:text-style-name="P2" draw:layer="layout" svg:x1="3.435cm" svg:y1="8.806cm" svg:x2="3.636cm" svg:y2="8.705cm">
          <text:p/>
        </draw:line>
        <draw:path draw:style-name="gr2" draw:text-style-name="P2" draw:layer="layout" svg:width="0.998cm" svg:height="0cm" svg:x="3.035cm" svg:y="8.805cm" svg:viewBox="0 0 999 0" svg:d="M599 0h400M0 0h400">
          <text:p/>
        </draw:path>
        <draw:polyline draw:style-name="gr2" draw:text-style-name="P2" draw:layer="layout" svg:width="0.443cm" svg:height="0.105cm" svg:x="3.592cm" svg:y="8.655cm" svg:viewBox="0 0 444 106" draw:points="0,106 0,0 444,0">
          <text:p/>
        </draw:polyline>
        <draw:line draw:style-name="gr2" draw:text-style-name="P2" draw:layer="layout" svg:x1="3.435cm" svg:y1="9.106cm" svg:x2="3.636cm" svg:y2="9.005cm">
          <text:p/>
        </draw:line>
        <draw:path draw:style-name="gr2" draw:text-style-name="P2" draw:layer="layout" svg:width="0.998cm" svg:height="0cm" svg:x="3.035cm" svg:y="9.105cm" svg:viewBox="0 0 999 0" svg:d="M599 0h400M0 0h400">
          <text:p/>
        </draw:path>
        <draw:polyline draw:style-name="gr2" draw:text-style-name="P2" draw:layer="layout" svg:width="0.443cm" svg:height="0.105cm" svg:x="3.592cm" svg:y="8.955cm" svg:viewBox="0 0 444 106" draw:points="0,106 0,0 444,0">
          <text:p/>
        </draw:polyline>
        <draw:line draw:style-name="gr2" draw:text-style-name="P2" draw:layer="layout" svg:x1="3.435cm" svg:y1="9.406cm" svg:x2="3.636cm" svg:y2="9.305cm">
          <text:p/>
        </draw:line>
        <draw:path draw:style-name="gr2" draw:text-style-name="P2" draw:layer="layout" svg:width="0.998cm" svg:height="0cm" svg:x="3.035cm" svg:y="9.405cm" svg:viewBox="0 0 999 0" svg:d="M599 0h400M0 0h400">
          <text:p/>
        </draw:path>
        <draw:polyline draw:style-name="gr2" draw:text-style-name="P2" draw:layer="layout" svg:width="0.443cm" svg:height="0.105cm" svg:x="3.592cm" svg:y="9.255cm" svg:viewBox="0 0 444 106" draw:points="0,106 0,0 444,0">
          <text:p/>
        </draw:polyline>
        <draw:line draw:style-name="gr2" draw:text-style-name="P2" draw:layer="layout" svg:x1="3.435cm" svg:y1="9.706cm" svg:x2="3.636cm" svg:y2="9.605cm">
          <text:p/>
        </draw:line>
        <draw:path draw:style-name="gr2" draw:text-style-name="P2" draw:layer="layout" svg:width="0.998cm" svg:height="0cm" svg:x="3.035cm" svg:y="9.705cm" svg:viewBox="0 0 999 0" svg:d="M599 0h400M0 0h400">
          <text:p/>
        </draw:path>
        <draw:polyline draw:style-name="gr2" draw:text-style-name="P2" draw:layer="layout" svg:width="0.443cm" svg:height="0.105cm" svg:x="3.592cm" svg:y="9.555cm" svg:viewBox="0 0 444 106" draw:points="0,106 0,0 444,0">
          <text:p/>
        </draw:polyline>
        <draw:g>
          <draw:polygon draw:style-name="gr1" draw:text-style-name="P1" draw:layer="layout" svg:width="0.15cm" svg:height="0.15cm" svg:x="3.335cm" svg:y="9.88cm" svg:viewBox="0 0 151 151" draw:points="0,151 151,151 151,0 0,0">
            <text:p/>
          </draw:polygon>
          <draw:path draw:style-name="gr2" draw:text-style-name="P2" draw:layer="layout" svg:width="0.15cm" svg:height="0.15cm" svg:x="3.335cm" svg:y="9.88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18cm" svg:y="9.91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485cm" svg:y="9.88cm" svg:viewBox="0 0 301 151" draw:points="0,151 301,151 301,0 0,0">
              <text:p/>
            </draw:polygon>
            <draw:polygon draw:style-name="gr2" draw:text-style-name="P2" draw:layer="layout" svg:width="0.3cm" svg:height="0.15cm" svg:x="3.485cm" svg:y="9.88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485cm" svg:y="10.03cm">
            <draw:text-box>
              <text:p/>
            </draw:text-box>
          </draw:frame>
        </draw:g>
        <draw:line draw:style-name="gr2" draw:text-style-name="P2" draw:layer="layout" svg:x1="3.334cm" svg:y1="9.955cm" svg:x2="3.035cm" svg:y2="9.955cm">
          <text:p/>
        </draw:line>
        <draw:frame draw:style-name="gr4" draw:text-style-name="P4" draw:layer="layout" svg:width="0.943cm" svg:height="0.33cm" svg:x="2.082cm" svg:y="9.546cm">
          <draw:text-box>
            <text:p text:style-name="P9"><text:span text:style-name="T1">I_STORE</text:span></text:p>
          </draw:text-box>
        </draw:frame>
        <draw:frame draw:style-name="gr4" draw:text-style-name="P4" draw:layer="layout" svg:width="1.191cm" svg:height="0.33cm" svg:x="1.836cm" svg:y="9.789cm">
          <draw:text-box>
            <text:p text:style-name="P9"><text:span text:style-name="T1">S789</text:span></text:p>
          </draw:text-box>
        </draw:frame>
        <draw:frame draw:style-name="gr4" draw:text-style-name="P4" draw:layer="layout" svg:width="1.191cm" svg:height="0.33cm" svg:x="2.562cm" svg:y="5.832cm">
          <draw:text-box>
            <text:p text:style-name="P9"><text:span text:style-name="T1">S789</text:span></text:p>
          </draw:text-box>
        </draw:frame>
        <draw:line draw:style-name="gr20" draw:text-style-name="P10" draw:layer="layout" svg:x1="4.05cm" svg:y1="9.693cm" svg:x2="5.508cm" svg:y2="9.693cm">
          <text:p/>
        </draw:line>
      </draw:page>
      <draw:page draw:name="PC incrementer" draw:style-name="dp1" draw:master-page-name="PM22">
        <draw:g>
          <draw:polygon draw:style-name="gr1" draw:text-style-name="P1" draw:layer="layout" svg:width="0.7cm" svg:height="1.7cm" svg:x="15.67cm" svg:y="5.47cm" svg:viewBox="0 0 701 1701" draw:points="0,1701 701,1701 701,0 0,0">
            <text:p/>
          </draw:polygon>
          <draw:polygon draw:style-name="gr2" draw:text-style-name="P2" draw:layer="layout" svg:width="0.7cm" svg:height="1.7cm" svg:x="15.67cm" svg:y="5.47cm" svg:viewBox="0 0 701 1701" draw:points="0,1701 701,1701 701,0 0,0">
            <text:p/>
          </draw:polygon>
        </draw:g>
        <draw:line draw:style-name="gr2" draw:text-style-name="P2" draw:layer="layout" svg:x1="15.92cm" svg:y1="5.771cm" svg:x2="16.121cm" svg:y2="5.67cm">
          <text:p/>
        </draw:line>
        <draw:path draw:style-name="gr2" draw:text-style-name="P2" draw:layer="layout" svg:width="0.998cm" svg:height="0cm" svg:x="15.52cm" svg:y="5.77cm" svg:viewBox="0 0 999 0" svg:d="M599 0h400M0 0h400">
          <text:p/>
        </draw:path>
        <draw:polyline draw:style-name="gr2" draw:text-style-name="P2" draw:layer="layout" svg:width="0.443cm" svg:height="0.105cm" svg:x="16.077cm" svg:y="5.62cm" svg:viewBox="0 0 444 106" draw:points="0,106 0,0 444,0">
          <text:p/>
        </draw:polyline>
        <draw:line draw:style-name="gr2" draw:text-style-name="P2" draw:layer="layout" svg:x1="15.92cm" svg:y1="6.071cm" svg:x2="16.121cm" svg:y2="5.97cm">
          <text:p/>
        </draw:line>
        <draw:path draw:style-name="gr2" draw:text-style-name="P2" draw:layer="layout" svg:width="0.998cm" svg:height="0cm" svg:x="15.52cm" svg:y="6.07cm" svg:viewBox="0 0 999 0" svg:d="M599 0h400M0 0h400">
          <text:p/>
        </draw:path>
        <draw:polyline draw:style-name="gr2" draw:text-style-name="P2" draw:layer="layout" svg:width="0.443cm" svg:height="0.105cm" svg:x="16.077cm" svg:y="5.92cm" svg:viewBox="0 0 444 106" draw:points="0,106 0,0 444,0">
          <text:p/>
        </draw:polyline>
        <draw:line draw:style-name="gr2" draw:text-style-name="P2" draw:layer="layout" svg:x1="15.92cm" svg:y1="6.371cm" svg:x2="16.121cm" svg:y2="6.27cm">
          <text:p/>
        </draw:line>
        <draw:path draw:style-name="gr2" draw:text-style-name="P2" draw:layer="layout" svg:width="0.998cm" svg:height="0cm" svg:x="15.52cm" svg:y="6.37cm" svg:viewBox="0 0 999 0" svg:d="M599 0h400M0 0h399">
          <text:p/>
        </draw:path>
        <draw:polyline draw:style-name="gr2" draw:text-style-name="P2" draw:layer="layout" svg:width="0.443cm" svg:height="0.105cm" svg:x="16.077cm" svg:y="6.22cm" svg:viewBox="0 0 444 106" draw:points="0,106 0,0 444,0">
          <text:p/>
        </draw:polyline>
        <draw:line draw:style-name="gr2" draw:text-style-name="P2" draw:layer="layout" svg:x1="15.92cm" svg:y1="6.671cm" svg:x2="16.121cm" svg:y2="6.57cm">
          <text:p/>
        </draw:line>
        <draw:path draw:style-name="gr2" draw:text-style-name="P2" draw:layer="layout" svg:width="0.998cm" svg:height="0cm" svg:x="15.52cm" svg:y="6.67cm" svg:viewBox="0 0 999 0" svg:d="M599 0h400M0 0h399">
          <text:p/>
        </draw:path>
        <draw:polyline draw:style-name="gr2" draw:text-style-name="P2" draw:layer="layout" svg:width="0.443cm" svg:height="0.105cm" svg:x="16.077cm" svg:y="6.52cm" svg:viewBox="0 0 444 106" draw:points="0,106 0,0 444,0">
          <text:p/>
        </draw:polyline>
        <draw:g>
          <draw:polygon draw:style-name="gr1" draw:text-style-name="P1" draw:layer="layout" svg:width="0.15cm" svg:height="0.15cm" svg:x="15.82cm" svg:y="6.845cm" svg:viewBox="0 0 151 151" draw:points="0,151 151,151 151,0 0,0">
            <text:p/>
          </draw:polygon>
          <draw:path draw:style-name="gr2" draw:text-style-name="P2" draw:layer="layout" svg:width="0.15cm" svg:height="0.15cm" svg:x="15.82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03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7cm" svg:y="6.845cm" svg:viewBox="0 0 301 151" draw:points="0,151 301,151 301,0 0,0">
              <text:p/>
            </draw:polygon>
            <draw:polygon draw:style-name="gr2" draw:text-style-name="P2" draw:layer="layout" svg:width="0.3cm" svg:height="0.15cm" svg:x="15.9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7cm" svg:y="6.995cm">
            <draw:text-box>
              <text:p/>
            </draw:text-box>
          </draw:frame>
        </draw:g>
        <draw:line draw:style-name="gr2" draw:text-style-name="P2" draw:layer="layout" svg:x1="15.819cm" svg:y1="6.92cm" svg:x2="15.52cm" svg:y2="6.92cm">
          <text:p/>
        </draw:line>
        <draw:polyline draw:style-name="gr2" draw:text-style-name="P2" draw:layer="layout" svg:width="0.14cm" svg:height="0.85cm" svg:x="15.38cm" svg:y="6.92cm" svg:viewBox="0 0 141 851" draw:points="141,0 0,0 0,851">
          <text:p/>
        </draw:polyline>
        <draw:frame draw:style-name="gr4" draw:text-style-name="P4" draw:layer="layout" svg:width="0.552cm" svg:height="0.33cm" svg:x="15.104cm" svg:y="7.77cm">
          <draw:text-box>
            <text:p text:style-name="P3"><text:span text:style-name="T1">IN0</text:span></text:p>
          </draw:text-box>
        </draw:frame>
        <draw:g>
          <draw:polygon draw:style-name="gr1" draw:text-style-name="P1" draw:layer="layout" svg:width="0.7cm" svg:height="1.7cm" svg:x="7.08cm" svg:y="8.17cm" svg:viewBox="0 0 701 1701" draw:points="0,1701 701,1701 701,0 0,0">
            <text:p/>
          </draw:polygon>
          <draw:polygon draw:style-name="gr2" draw:text-style-name="P2" draw:layer="layout" svg:width="0.7cm" svg:height="1.7cm" svg:x="7.08cm" svg:y="8.17cm" svg:viewBox="0 0 701 1701" draw:points="0,1701 701,1701 701,0 0,0">
            <text:p/>
          </draw:polygon>
        </draw:g>
        <draw:line draw:style-name="gr2" draw:text-style-name="P2" draw:layer="layout" svg:x1="7.33cm" svg:y1="8.471cm" svg:x2="7.531cm" svg:y2="8.37cm">
          <text:p/>
        </draw:line>
        <draw:path draw:style-name="gr2" draw:text-style-name="P2" draw:layer="layout" svg:width="0.998cm" svg:height="0cm" svg:x="6.93cm" svg:y="8.47cm" svg:viewBox="0 0 999 0" svg:d="M599 0h400M0 0h400">
          <text:p/>
        </draw:path>
        <draw:polyline draw:style-name="gr2" draw:text-style-name="P2" draw:layer="layout" svg:width="0.443cm" svg:height="0.105cm" svg:x="7.487cm" svg:y="8.32cm" svg:viewBox="0 0 444 106" draw:points="0,106 0,0 444,0">
          <text:p/>
        </draw:polyline>
        <draw:line draw:style-name="gr2" draw:text-style-name="P2" draw:layer="layout" svg:x1="7.33cm" svg:y1="8.771cm" svg:x2="7.531cm" svg:y2="8.67cm">
          <text:p/>
        </draw:line>
        <draw:path draw:style-name="gr2" draw:text-style-name="P2" draw:layer="layout" svg:width="0.998cm" svg:height="0cm" svg:x="6.93cm" svg:y="8.77cm" svg:viewBox="0 0 999 0" svg:d="M599 0h400M0 0h400">
          <text:p/>
        </draw:path>
        <draw:polyline draw:style-name="gr2" draw:text-style-name="P2" draw:layer="layout" svg:width="0.443cm" svg:height="0.105cm" svg:x="7.487cm" svg:y="8.62cm" svg:viewBox="0 0 444 106" draw:points="0,106 0,0 444,0">
          <text:p/>
        </draw:polyline>
        <draw:line draw:style-name="gr2" draw:text-style-name="P2" draw:layer="layout" svg:x1="7.33cm" svg:y1="9.071cm" svg:x2="7.531cm" svg:y2="8.97cm">
          <text:p/>
        </draw:line>
        <draw:path draw:style-name="gr2" draw:text-style-name="P2" draw:layer="layout" svg:width="0.998cm" svg:height="0cm" svg:x="6.93cm" svg:y="9.07cm" svg:viewBox="0 0 999 0" svg:d="M599 0h400M0 0h400">
          <text:p/>
        </draw:path>
        <draw:polyline draw:style-name="gr2" draw:text-style-name="P2" draw:layer="layout" svg:width="0.443cm" svg:height="0.105cm" svg:x="7.487cm" svg:y="8.92cm" svg:viewBox="0 0 444 106" draw:points="0,106 0,0 444,0">
          <text:p/>
        </draw:polyline>
        <draw:line draw:style-name="gr2" draw:text-style-name="P2" draw:layer="layout" svg:x1="7.33cm" svg:y1="9.371cm" svg:x2="7.531cm" svg:y2="9.27cm">
          <text:p/>
        </draw:line>
        <draw:path draw:style-name="gr2" draw:text-style-name="P2" draw:layer="layout" svg:width="0.998cm" svg:height="0cm" svg:x="6.93cm" svg:y="9.37cm" svg:viewBox="0 0 999 0" svg:d="M599 0h400M0 0h400">
          <text:p/>
        </draw:path>
        <draw:polyline draw:style-name="gr2" draw:text-style-name="P2" draw:layer="layout" svg:width="0.443cm" svg:height="0.105cm" svg:x="7.487cm" svg:y="9.22cm" svg:viewBox="0 0 444 106" draw:points="0,106 0,0 444,0">
          <text:p/>
        </draw:polyline>
        <draw:g>
          <draw:polygon draw:style-name="gr1" draw:text-style-name="P1" draw:layer="layout" svg:width="0.15cm" svg:height="0.15cm" svg:x="7.23cm" svg:y="9.545cm" svg:viewBox="0 0 151 151" draw:points="0,151 151,151 151,0 0,0">
            <text:p/>
          </draw:polygon>
          <draw:path draw:style-name="gr2" draw:text-style-name="P2" draw:layer="layout" svg:width="0.15cm" svg:height="0.15cm" svg:x="7.23cm" svg:y="9.5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313cm" svg:y="9.5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38cm" svg:y="9.545cm" svg:viewBox="0 0 301 151" draw:points="0,151 301,151 301,0 0,0">
              <text:p/>
            </draw:polygon>
            <draw:polygon draw:style-name="gr2" draw:text-style-name="P2" draw:layer="layout" svg:width="0.3cm" svg:height="0.15cm" svg:x="7.38cm" svg:y="9.5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38cm" svg:y="9.695cm">
            <draw:text-box>
              <text:p/>
            </draw:text-box>
          </draw:frame>
        </draw:g>
        <draw:line draw:style-name="gr2" draw:text-style-name="P2" draw:layer="layout" svg:x1="7.229cm" svg:y1="9.62cm" svg:x2="6.93cm" svg:y2="9.62cm">
          <text:p/>
        </draw:line>
        <draw:frame draw:style-name="gr4" draw:text-style-name="P4" draw:layer="layout" svg:width="1.065cm" svg:height="0.33cm" svg:x="5.83cm" svg:y="9.47cm">
          <draw:text-box>
            <text:p text:style-name="P9"><text:span text:style-name="T3">LD INC</text:span></text:p>
          </draw:text-box>
        </draw:frame>
        <draw:frame draw:style-name="gr4" draw:text-style-name="P4" draw:layer="layout" svg:width="0.359cm" svg:height="0.33cm" svg:x="6.401cm" svg:y="8.7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4cm" svg:height="0.9cm" svg:x="6.836cm" svg:y="8.47cm" svg:viewBox="0 0 95 901" draw:points="95,0 0,0 0,901 95,901">
          <text:p/>
        </draw:polyline>
        <draw:g>
          <draw:path draw:style-name="gr14" draw:text-style-name="P7" draw:layer="layout" svg:width="0.1cm" svg:height="0.101cm" svg:x="6.78cm" svg:y="8.7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78cm" svg:y="8.7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01cm" svg:x="6.78cm" svg:y="9.0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6.78cm" svg:y="9.0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6.93cm" svg:y1="8.77cm" svg:x2="6.83cm" svg:y2="8.77cm">
          <text:p/>
        </draw:line>
        <draw:line draw:style-name="gr2" draw:text-style-name="P2" draw:layer="layout" svg:x1="6.93cm" svg:y1="9.07cm" svg:x2="6.83cm" svg:y2="9.07cm">
          <text:p/>
        </draw:line>
        <draw:g>
          <draw:path draw:style-name="gr14" draw:text-style-name="P7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5.52cm" svg:y1="6.67cm" svg:x2="15.52cm" svg:y2="6.92cm">
          <text:p/>
        </draw:line>
        <draw:g>
          <draw:path draw:style-name="gr14" draw:text-style-name="P7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76cm" svg:height="0.09cm" svg:x="16.52cm" svg:y="5.831cm" svg:viewBox="0 0 761 91" svg:d="M0 91l376-5v-1c0-15 4-29 12-42 7-13 18-24 30-31 13-8 27-12 42-12s29 4 42 12c13 7 23 18 31 31 7 12 11 26 11 41l217-3">
          <text:p/>
        </draw:path>
        <draw:line draw:style-name="gr2" draw:text-style-name="P2" draw:layer="layout" svg:x1="16.52cm" svg:y1="6.37cm" svg:x2="16.98cm" svg:y2="6.37cm">
          <text:p/>
        </draw:line>
        <draw:line draw:style-name="gr2" draw:text-style-name="P2" draw:layer="layout" svg:x1="17.479cm" svg:y1="6.37cm" svg:x2="16.98cm" svg:y2="6.37cm">
          <text:p/>
        </draw:line>
        <draw:polyline draw:style-name="gr2" draw:text-style-name="P2" draw:layer="layout" svg:width="0.46cm" svg:height="0.75cm" svg:x="16.52cm" svg:y="5.62cm" svg:viewBox="0 0 461 751" draw:points="0,0 461,0 461,751">
          <text:p/>
        </draw:polyline>
        <draw:line draw:style-name="gr2" draw:text-style-name="P2" draw:layer="layout" svg:x1="15.519cm" svg:y1="6.37cm" svg:x2="15.18cm" svg:y2="6.37cm">
          <text:p/>
        </draw:line>
        <draw:line draw:style-name="gr2" draw:text-style-name="P2" draw:layer="layout" svg:x1="15.519cm" svg:y1="6.07cm" svg:x2="15.18cm" svg:y2="6.07cm">
          <text:p/>
        </draw:line>
        <draw:polyline draw:style-name="gr2" draw:text-style-name="P2" draw:layer="layout" svg:width="0.14cm" svg:height="0.7cm" svg:x="15.38cm" svg:y="5.07cm" svg:viewBox="0 0 141 701" draw:points="141,701 0,701 0,0">
          <text:p/>
        </draw:polyline>
        <draw:frame draw:style-name="gr4" draw:text-style-name="P4" draw:layer="layout" svg:width="0.676cm" svg:height="0.33cm" svg:x="15.042cm" svg:y="4.77cm">
          <draw:text-box>
            <text:p text:style-name="P3"><text:span text:style-name="T1">OUT0</text:span></text:p>
          </draw:text-box>
        </draw:frame>
        <draw:frame draw:style-name="gr4" draw:text-style-name="P4" draw:layer="layout" svg:width="0.322cm" svg:height="0.33cm" svg:x="17.38cm" svg:y="5.729cm">
          <draw:text-box>
            <text:p text:style-name="P3"><text:span text:style-name="T1">+V</text:span></text:p>
          </draw:text-box>
        </draw:frame>
        <draw:frame draw:style-name="gr4" draw:text-style-name="P4" draw:layer="layout" svg:width="0.322cm" svg:height="0.33cm" svg:x="17.48cm" svg:y="6.18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3.386cm" svg:y="5.47cm" svg:viewBox="0 0 701 1701" draw:points="0,1701 701,1701 701,0 0,0">
            <text:p/>
          </draw:polygon>
          <draw:polygon draw:style-name="gr2" draw:text-style-name="P2" draw:layer="layout" svg:width="0.7cm" svg:height="1.7cm" svg:x="13.386cm" svg:y="5.47cm" svg:viewBox="0 0 701 1701" draw:points="0,1701 701,1701 701,0 0,0">
            <text:p/>
          </draw:polygon>
        </draw:g>
        <draw:line draw:style-name="gr2" draw:text-style-name="P2" draw:layer="layout" svg:x1="13.636cm" svg:y1="5.771cm" svg:x2="13.837cm" svg:y2="5.67cm">
          <text:p/>
        </draw:line>
        <draw:path draw:style-name="gr2" draw:text-style-name="P2" draw:layer="layout" svg:width="0.998cm" svg:height="0cm" svg:x="13.236cm" svg:y="5.77cm" svg:viewBox="0 0 999 0" svg:d="M599 0h400M0 0h400">
          <text:p/>
        </draw:path>
        <draw:polyline draw:style-name="gr2" draw:text-style-name="P2" draw:layer="layout" svg:width="0.443cm" svg:height="0.105cm" svg:x="13.793cm" svg:y="5.62cm" svg:viewBox="0 0 444 106" draw:points="0,106 0,0 444,0">
          <text:p/>
        </draw:polyline>
        <draw:line draw:style-name="gr2" draw:text-style-name="P2" draw:layer="layout" svg:x1="13.636cm" svg:y1="6.071cm" svg:x2="13.837cm" svg:y2="5.97cm">
          <text:p/>
        </draw:line>
        <draw:path draw:style-name="gr2" draw:text-style-name="P2" draw:layer="layout" svg:width="0.998cm" svg:height="0cm" svg:x="13.236cm" svg:y="6.07cm" svg:viewBox="0 0 999 0" svg:d="M599 0h400M0 0h400">
          <text:p/>
        </draw:path>
        <draw:polyline draw:style-name="gr2" draw:text-style-name="P2" draw:layer="layout" svg:width="0.443cm" svg:height="0.105cm" svg:x="13.793cm" svg:y="5.92cm" svg:viewBox="0 0 444 106" draw:points="0,106 0,0 444,0">
          <text:p/>
        </draw:polyline>
        <draw:line draw:style-name="gr2" draw:text-style-name="P2" draw:layer="layout" svg:x1="13.636cm" svg:y1="6.371cm" svg:x2="13.837cm" svg:y2="6.27cm">
          <text:p/>
        </draw:line>
        <draw:path draw:style-name="gr2" draw:text-style-name="P2" draw:layer="layout" svg:width="0.998cm" svg:height="0cm" svg:x="13.236cm" svg:y="6.37cm" svg:viewBox="0 0 999 0" svg:d="M599 0h400M0 0h399">
          <text:p/>
        </draw:path>
        <draw:polyline draw:style-name="gr2" draw:text-style-name="P2" draw:layer="layout" svg:width="0.443cm" svg:height="0.105cm" svg:x="13.793cm" svg:y="6.22cm" svg:viewBox="0 0 444 106" draw:points="0,106 0,0 444,0">
          <text:p/>
        </draw:polyline>
        <draw:line draw:style-name="gr2" draw:text-style-name="P2" draw:layer="layout" svg:x1="13.636cm" svg:y1="6.671cm" svg:x2="13.837cm" svg:y2="6.57cm">
          <text:p/>
        </draw:line>
        <draw:path draw:style-name="gr2" draw:text-style-name="P2" draw:layer="layout" svg:width="0.998cm" svg:height="0cm" svg:x="13.236cm" svg:y="6.67cm" svg:viewBox="0 0 999 0" svg:d="M599 0h400M0 0h399">
          <text:p/>
        </draw:path>
        <draw:polyline draw:style-name="gr2" draw:text-style-name="P2" draw:layer="layout" svg:width="0.443cm" svg:height="0.105cm" svg:x="13.793cm" svg:y="6.52cm" svg:viewBox="0 0 444 106" draw:points="0,106 0,0 444,0">
          <text:p/>
        </draw:polyline>
        <draw:g>
          <draw:polygon draw:style-name="gr1" draw:text-style-name="P1" draw:layer="layout" svg:width="0.15cm" svg:height="0.15cm" svg:x="13.536cm" svg:y="6.845cm" svg:viewBox="0 0 151 151" draw:points="0,151 151,151 151,0 0,0">
            <text:p/>
          </draw:polygon>
          <draw:path draw:style-name="gr2" draw:text-style-name="P2" draw:layer="layout" svg:width="0.15cm" svg:height="0.15cm" svg:x="13.536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19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686cm" svg:y="6.845cm" svg:viewBox="0 0 301 151" draw:points="0,151 301,151 301,0 0,0">
              <text:p/>
            </draw:polygon>
            <draw:polygon draw:style-name="gr2" draw:text-style-name="P2" draw:layer="layout" svg:width="0.3cm" svg:height="0.15cm" svg:x="13.686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686cm" svg:y="6.995cm">
            <draw:text-box>
              <text:p/>
            </draw:text-box>
          </draw:frame>
        </draw:g>
        <draw:line draw:style-name="gr2" draw:text-style-name="P2" draw:layer="layout" svg:x1="13.535cm" svg:y1="6.92cm" svg:x2="13.236cm" svg:y2="6.92cm">
          <text:p/>
        </draw:line>
        <draw:polyline draw:style-name="gr2" draw:text-style-name="P2" draw:layer="layout" svg:width="0.14cm" svg:height="0.85cm" svg:x="13.096cm" svg:y="6.92cm" svg:viewBox="0 0 141 851" draw:points="141,0 0,0 0,851">
          <text:p/>
        </draw:polyline>
        <draw:frame draw:style-name="gr4" draw:text-style-name="P4" draw:layer="layout" svg:width="0.552cm" svg:height="0.33cm" svg:x="12.82cm" svg:y="7.77cm">
          <draw:text-box>
            <text:p text:style-name="P3"><text:span text:style-name="T1">IN1</text:span></text:p>
          </draw:text-box>
        </draw:frame>
        <draw:g>
          <draw:path draw:style-name="gr14" draw:text-style-name="P7" draw:layer="layout" svg:width="0.1cm" svg:height="0.1cm" svg:x="13.186cm" svg:y="6.87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3.186cm" svg:y="6.87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3.236cm" svg:y1="6.67cm" svg:x2="13.236cm" svg:y2="6.92cm">
          <text:p/>
        </draw:line>
        <draw:g>
          <draw:path draw:style-name="gr14" draw:text-style-name="P7" draw:layer="layout" svg:width="0.1cm" svg:height="0.1cm" svg:x="14.646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646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4.236cm" svg:y1="6.07cm" svg:x2="14.496cm" svg:y2="6.07cm">
          <text:p/>
        </draw:line>
        <draw:polyline draw:style-name="gr2" draw:text-style-name="P2" draw:layer="layout" svg:width="0.26cm" svg:height="0.3cm" svg:x="14.236cm" svg:y="5.77cm" svg:viewBox="0 0 261 301" draw:points="0,0 261,0 261,301">
          <text:p/>
        </draw:polyline>
        <draw:path draw:style-name="gr2" draw:text-style-name="P2" draw:layer="layout" svg:width="0.726cm" svg:height="0.084cm" svg:x="14.236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4.236cm" svg:y1="6.37cm" svg:x2="14.696cm" svg:y2="6.37cm">
          <text:p/>
        </draw:line>
        <draw:line draw:style-name="gr2" draw:text-style-name="P2" draw:layer="layout" svg:x1="15.195cm" svg:y1="6.37cm" svg:x2="14.696cm" svg:y2="6.37cm">
          <text:p/>
        </draw:line>
        <draw:path draw:style-name="gr2" draw:text-style-name="P2" draw:layer="layout" svg:width="0.7cm" svg:height="0.084cm" svg:x="14.496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4.236cm" svg:y="5.62cm" svg:viewBox="0 0 461 751" draw:points="0,0 461,0 461,751">
          <text:p/>
        </draw:polyline>
        <draw:line draw:style-name="gr2" draw:text-style-name="P2" draw:layer="layout" svg:x1="13.235cm" svg:y1="6.37cm" svg:x2="12.896cm" svg:y2="6.37cm">
          <text:p/>
        </draw:line>
        <draw:line draw:style-name="gr2" draw:text-style-name="P2" draw:layer="layout" svg:x1="13.235cm" svg:y1="6.07cm" svg:x2="12.896cm" svg:y2="6.07cm">
          <text:p/>
        </draw:line>
        <draw:polyline draw:style-name="gr2" draw:text-style-name="P2" draw:layer="layout" svg:width="0.14cm" svg:height="0.7cm" svg:x="13.096cm" svg:y="5.07cm" svg:viewBox="0 0 141 701" draw:points="141,701 0,701 0,0">
          <text:p/>
        </draw:polyline>
        <draw:frame draw:style-name="gr4" draw:text-style-name="P4" draw:layer="layout" svg:width="0.676cm" svg:height="0.33cm" svg:x="12.758cm" svg:y="4.77cm">
          <draw:text-box>
            <text:p text:style-name="P3"><text:span text:style-name="T1">OUT1</text:span></text:p>
          </draw:text-box>
        </draw:frame>
        <draw:frame draw:style-name="gr4" draw:text-style-name="P4" draw:layer="layout" svg:width="0.322cm" svg:height="0.33cm" svg:x="14.958cm" svg:y="5.752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olygon draw:style-name="gr1" draw:text-style-name="P1" draw:layer="layout" svg:width="0.7cm" svg:height="1.7cm" svg:x="9.747cm" svg:y="5.47cm" svg:viewBox="0 0 701 1701" draw:points="0,1701 701,1701 701,0 0,0">
            <text:p/>
          </draw:polygon>
          <draw:polygon draw:style-name="gr2" draw:text-style-name="P2" draw:layer="layout" svg:width="0.7cm" svg:height="1.7cm" svg:x="9.747cm" svg:y="5.47cm" svg:viewBox="0 0 701 1701" draw:points="0,1701 701,1701 701,0 0,0">
            <text:p/>
          </draw:polygon>
        </draw:g>
        <draw:line draw:style-name="gr2" draw:text-style-name="P2" draw:layer="layout" svg:x1="9.997cm" svg:y1="5.771cm" svg:x2="10.198cm" svg:y2="5.67cm">
          <text:p/>
        </draw:line>
        <draw:path draw:style-name="gr2" draw:text-style-name="P2" draw:layer="layout" svg:width="0.998cm" svg:height="0cm" svg:x="9.597cm" svg:y="5.77cm" svg:viewBox="0 0 999 0" svg:d="M599 0h400M0 0h400">
          <text:p/>
        </draw:path>
        <draw:polyline draw:style-name="gr2" draw:text-style-name="P2" draw:layer="layout" svg:width="0.443cm" svg:height="0.105cm" svg:x="10.154cm" svg:y="5.62cm" svg:viewBox="0 0 444 106" draw:points="0,106 0,0 444,0">
          <text:p/>
        </draw:polyline>
        <draw:line draw:style-name="gr2" draw:text-style-name="P2" draw:layer="layout" svg:x1="9.997cm" svg:y1="6.071cm" svg:x2="10.198cm" svg:y2="5.97cm">
          <text:p/>
        </draw:line>
        <draw:path draw:style-name="gr2" draw:text-style-name="P2" draw:layer="layout" svg:width="0.998cm" svg:height="0cm" svg:x="9.597cm" svg:y="6.07cm" svg:viewBox="0 0 999 0" svg:d="M599 0h400M0 0h400">
          <text:p/>
        </draw:path>
        <draw:polyline draw:style-name="gr2" draw:text-style-name="P2" draw:layer="layout" svg:width="0.443cm" svg:height="0.105cm" svg:x="10.154cm" svg:y="5.92cm" svg:viewBox="0 0 444 106" draw:points="0,106 0,0 444,0">
          <text:p/>
        </draw:polyline>
        <draw:line draw:style-name="gr2" draw:text-style-name="P2" draw:layer="layout" svg:x1="9.997cm" svg:y1="6.371cm" svg:x2="10.198cm" svg:y2="6.27cm">
          <text:p/>
        </draw:line>
        <draw:path draw:style-name="gr2" draw:text-style-name="P2" draw:layer="layout" svg:width="0.998cm" svg:height="0cm" svg:x="9.597cm" svg:y="6.37cm" svg:viewBox="0 0 999 0" svg:d="M599 0h400M0 0h400">
          <text:p/>
        </draw:path>
        <draw:polyline draw:style-name="gr2" draw:text-style-name="P2" draw:layer="layout" svg:width="0.443cm" svg:height="0.105cm" svg:x="10.154cm" svg:y="6.22cm" svg:viewBox="0 0 444 106" draw:points="0,106 0,0 444,0">
          <text:p/>
        </draw:polyline>
        <draw:line draw:style-name="gr2" draw:text-style-name="P2" draw:layer="layout" svg:x1="9.997cm" svg:y1="6.671cm" svg:x2="10.198cm" svg:y2="6.57cm">
          <text:p/>
        </draw:line>
        <draw:path draw:style-name="gr2" draw:text-style-name="P2" draw:layer="layout" svg:width="0.998cm" svg:height="0cm" svg:x="9.597cm" svg:y="6.67cm" svg:viewBox="0 0 999 0" svg:d="M599 0h400M0 0h400">
          <text:p/>
        </draw:path>
        <draw:polyline draw:style-name="gr2" draw:text-style-name="P2" draw:layer="layout" svg:width="0.443cm" svg:height="0.105cm" svg:x="10.154cm" svg:y="6.52cm" svg:viewBox="0 0 444 106" draw:points="0,106 0,0 444,0">
          <text:p/>
        </draw:polyline>
        <draw:g>
          <draw:polygon draw:style-name="gr1" draw:text-style-name="P1" draw:layer="layout" svg:width="0.15cm" svg:height="0.15cm" svg:x="9.897cm" svg:y="6.845cm" svg:viewBox="0 0 151 151" draw:points="0,151 151,151 151,0 0,0">
            <text:p/>
          </draw:polygon>
          <draw:path draw:style-name="gr2" draw:text-style-name="P2" draw:layer="layout" svg:width="0.15cm" svg:height="0.15cm" svg:x="9.897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8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47cm" svg:y="6.845cm" svg:viewBox="0 0 301 151" draw:points="0,151 301,151 301,0 0,0">
              <text:p/>
            </draw:polygon>
            <draw:polygon draw:style-name="gr2" draw:text-style-name="P2" draw:layer="layout" svg:width="0.3cm" svg:height="0.15cm" svg:x="10.04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47cm" svg:y="6.995cm">
            <draw:text-box>
              <text:p/>
            </draw:text-box>
          </draw:frame>
        </draw:g>
        <draw:line draw:style-name="gr2" draw:text-style-name="P2" draw:layer="layout" svg:x1="9.896cm" svg:y1="6.92cm" svg:x2="9.597cm" svg:y2="6.92cm">
          <text:p/>
        </draw:line>
        <draw:polyline draw:style-name="gr2" draw:text-style-name="P2" draw:layer="layout" svg:width="0.14cm" svg:height="0.85cm" svg:x="9.457cm" svg:y="6.92cm" svg:viewBox="0 0 141 851" draw:points="141,0 0,0 0,851">
          <text:p/>
        </draw:polyline>
        <draw:frame draw:style-name="gr4" draw:text-style-name="P4" draw:layer="layout" svg:width="0.552cm" svg:height="0.33cm" svg:x="9.181cm" svg:y="7.77cm">
          <draw:text-box>
            <text:p text:style-name="P3"><text:span text:style-name="T1">IN7</text:span></text:p>
          </draw:text-box>
        </draw:frame>
        <draw:g>
          <draw:path draw:style-name="gr14" draw:text-style-name="P7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9.597cm" svg:y1="6.67cm" svg:x2="9.597cm" svg:y2="6.92cm">
          <text:p/>
        </draw:line>
        <draw:g>
          <draw:path draw:style-name="gr14" draw:text-style-name="P7" draw:layer="layout" svg:width="0.1cm" svg:height="0.1cm" svg:x="11.007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007cm" svg:y="6.3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0.807cm" svg:y="6.0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0.807cm" svg:y="6.0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0.597cm" svg:y1="6.07cm" svg:x2="10.857cm" svg:y2="6.07cm">
          <text:p/>
        </draw:line>
        <draw:polyline draw:style-name="gr2" draw:text-style-name="P2" draw:layer="layout" svg:width="0.26cm" svg:height="0.3cm" svg:x="10.597cm" svg:y="5.77cm" svg:viewBox="0 0 261 301" draw:points="0,0 261,0 261,301">
          <text:p/>
        </draw:polyline>
        <draw:path draw:style-name="gr2" draw:text-style-name="P2" draw:layer="layout" svg:width="0.726cm" svg:height="0.084cm" svg:x="10.597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0.597cm" svg:y1="6.37cm" svg:x2="11.057cm" svg:y2="6.37cm">
          <text:p/>
        </draw:line>
        <draw:line draw:style-name="gr2" draw:text-style-name="P2" draw:layer="layout" svg:x1="11.556cm" svg:y1="6.37cm" svg:x2="11.057cm" svg:y2="6.37cm">
          <text:p/>
        </draw:line>
        <draw:path draw:style-name="gr2" draw:text-style-name="P2" draw:layer="layout" svg:width="0.7cm" svg:height="0.084cm" svg:x="10.857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0.597cm" svg:y="5.62cm" svg:viewBox="0 0 461 751" draw:points="0,0 461,0 461,751">
          <text:p/>
        </draw:polyline>
        <draw:polyline draw:style-name="gr2" draw:text-style-name="P2" draw:layer="layout" svg:width="0.14cm" svg:height="0.7cm" svg:x="9.457cm" svg:y="5.07cm" svg:viewBox="0 0 141 701" draw:points="141,701 0,701 0,0">
          <text:p/>
        </draw:polyline>
        <draw:frame draw:style-name="gr4" draw:text-style-name="P4" draw:layer="layout" svg:width="0.676cm" svg:height="0.33cm" svg:x="9.119cm" svg:y="4.77cm">
          <draw:text-box>
            <text:p text:style-name="P3"><text:span text:style-name="T1">OUT7</text:span></text:p>
          </draw:text-box>
        </draw:frame>
        <draw:frame draw:style-name="gr4" draw:text-style-name="P4" draw:layer="layout" svg:width="0.322cm" svg:height="0.33cm" svg:x="11.319cm" svg:y="5.752cm">
          <draw:text-box>
            <text:p text:style-name="P3"><text:span text:style-name="T1">+V</text:span></text:p>
          </draw:text-box>
        </draw:frame>
        <draw:g>
          <draw:path draw:style-name="gr14" draw:text-style-name="P7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3cm" svg:y="8.27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3cm" svg:y="8.27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path draw:style-name="gr2" draw:text-style-name="P2" draw:layer="layout" svg:width="1.44cm" svg:height="1.65cm" svg:x="15.08cm" svg:y="6.67cm" svg:viewBox="0 0 1441 1651" svg:d="M1441 0v1651h-1057c0-15-4-29-12-42-7-12-18-23-30-30-13-8-27-12-42-12s-29 4-42 12c-13 7-23 18-30 30-8 13-12 27-12 42h-216">
          <text:p/>
        </draw:path>
        <draw:polyline draw:style-name="gr2" draw:text-style-name="P2" draw:layer="layout" svg:width="0.344cm" svg:height="1.65cm" svg:x="14.236cm" svg:y="6.67cm" svg:viewBox="0 0 345 1651" draw:points="0,0 345,0 345,1651">
          <text:p/>
        </draw:polyline>
        <draw:polyline draw:style-name="gr2" draw:text-style-name="P2" draw:layer="layout" svg:width="0.333cm" svg:height="1.65cm" svg:x="10.597cm" svg:y="6.67cm" svg:viewBox="0 0 334 1651" draw:points="0,0 334,0 334,1651">
          <text:p/>
        </draw:polyline>
        <draw:line draw:style-name="gr2" draw:text-style-name="P2" draw:layer="layout" svg:x1="15.079cm" svg:y1="8.32cm" svg:x2="14.58cm" svg:y2="8.32cm">
          <text:p/>
        </draw:line>
        <draw:path draw:style-name="gr2" draw:text-style-name="P2" draw:layer="layout" svg:width="3.65cm" svg:height="0.084cm" svg:x="10.93cm" svg:y="8.237cm" svg:viewBox="0 0 3651 85" svg:d="M0 85h2067c0-15 3-29 11-42 7-13 18-24 30-31 13-8 27-12 42-12s29 4 42 12c13 7 23 18 30 31 8 13 12 27 12 42h1417">
          <text:p/>
        </draw:path>
        <draw:path draw:style-name="gr2" draw:text-style-name="P2" draw:layer="layout" svg:width="3cm" svg:height="0.084cm" svg:x="7.93cm" svg:y="8.237cm" svg:viewBox="0 0 3001 85" svg:d="M0 85h1417c0-15 4-29 11-42s18-24 31-31c12-8 27-12 42-12 14 0 29 4 41 12 13 7 24 18 31 31s11 27 11 42h1417">
          <text:p/>
        </draw:path>
        <draw:g>
          <draw:path draw:style-name="gr14" draw:text-style-name="P7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2cm" svg:height="0.3cm" svg:x="7.93cm" svg:y="8.92cm" svg:viewBox="0 0 201 301" draw:points="0,301 201,301 201,0">
          <text:p/>
        </draw:polyline>
        <draw:line draw:style-name="gr2" draw:text-style-name="P2" draw:layer="layout" svg:x1="7.93cm" svg:y1="8.92cm" svg:x2="8.129cm" svg:y2="8.92cm">
          <text:p/>
        </draw:line>
        <draw:line draw:style-name="gr2" draw:text-style-name="P2" draw:layer="layout" svg:x1="7.93cm" svg:y1="8.62cm" svg:x2="8.129cm" svg:y2="8.62cm">
          <text:p/>
        </draw:line>
        <draw:line draw:style-name="gr2" draw:text-style-name="P2" draw:layer="layout" svg:x1="8.13cm" svg:y1="8.32cm" svg:x2="8.13cm" svg:y2="8.62cm">
          <text:p/>
        </draw:line>
        <draw:line draw:style-name="gr2" draw:text-style-name="P2" draw:layer="layout" svg:x1="8.13cm" svg:y1="8.919cm" svg:x2="8.13cm" svg:y2="8.62cm">
          <text:p/>
        </draw:line>
        <draw:g>
          <draw:polygon draw:style-name="gr1" draw:text-style-name="P1" draw:layer="layout" svg:width="0.7cm" svg:height="1.7cm" svg:x="9.73cm" svg:y="8.97cm" svg:viewBox="0 0 701 1701" draw:points="0,1701 701,1701 701,0 0,0">
            <text:p/>
          </draw:polygon>
          <draw:polygon draw:style-name="gr2" draw:text-style-name="P2" draw:layer="layout" svg:width="0.7cm" svg:height="1.7cm" svg:x="9.73cm" svg:y="8.97cm" svg:viewBox="0 0 701 1701" draw:points="0,1701 701,1701 701,0 0,0">
            <text:p/>
          </draw:polygon>
        </draw:g>
        <draw:line draw:style-name="gr2" draw:text-style-name="P2" draw:layer="layout" svg:x1="9.98cm" svg:y1="9.271cm" svg:x2="10.181cm" svg:y2="9.17cm">
          <text:p/>
        </draw:line>
        <draw:path draw:style-name="gr2" draw:text-style-name="P2" draw:layer="layout" svg:width="0.998cm" svg:height="0cm" svg:x="9.58cm" svg:y="9.27cm" svg:viewBox="0 0 999 0" svg:d="M599 0h400M0 0h400">
          <text:p/>
        </draw:path>
        <draw:polyline draw:style-name="gr2" draw:text-style-name="P2" draw:layer="layout" svg:width="0.443cm" svg:height="0.105cm" svg:x="10.137cm" svg:y="9.12cm" svg:viewBox="0 0 444 106" draw:points="0,106 0,0 444,0">
          <text:p/>
        </draw:polyline>
        <draw:line draw:style-name="gr2" draw:text-style-name="P2" draw:layer="layout" svg:x1="9.98cm" svg:y1="9.571cm" svg:x2="10.181cm" svg:y2="9.47cm">
          <text:p/>
        </draw:line>
        <draw:path draw:style-name="gr2" draw:text-style-name="P2" draw:layer="layout" svg:width="0.998cm" svg:height="0cm" svg:x="9.58cm" svg:y="9.57cm" svg:viewBox="0 0 999 0" svg:d="M599 0h400M0 0h400">
          <text:p/>
        </draw:path>
        <draw:polyline draw:style-name="gr2" draw:text-style-name="P2" draw:layer="layout" svg:width="0.443cm" svg:height="0.105cm" svg:x="10.137cm" svg:y="9.42cm" svg:viewBox="0 0 444 106" draw:points="0,106 0,0 444,0">
          <text:p/>
        </draw:polyline>
        <draw:line draw:style-name="gr2" draw:text-style-name="P2" draw:layer="layout" svg:x1="9.98cm" svg:y1="9.871cm" svg:x2="10.181cm" svg:y2="9.77cm">
          <text:p/>
        </draw:line>
        <draw:path draw:style-name="gr2" draw:text-style-name="P2" draw:layer="layout" svg:width="0.998cm" svg:height="0cm" svg:x="9.58cm" svg:y="9.87cm" svg:viewBox="0 0 999 0" svg:d="M599 0h400M0 0h400">
          <text:p/>
        </draw:path>
        <draw:polyline draw:style-name="gr2" draw:text-style-name="P2" draw:layer="layout" svg:width="0.443cm" svg:height="0.105cm" svg:x="10.137cm" svg:y="9.72cm" svg:viewBox="0 0 444 106" draw:points="0,106 0,0 444,0">
          <text:p/>
        </draw:polyline>
        <draw:line draw:style-name="gr2" draw:text-style-name="P2" draw:layer="layout" svg:x1="9.98cm" svg:y1="10.171cm" svg:x2="10.181cm" svg:y2="10.07cm">
          <text:p/>
        </draw:line>
        <draw:path draw:style-name="gr2" draw:text-style-name="P2" draw:layer="layout" svg:width="0.998cm" svg:height="0cm" svg:x="9.58cm" svg:y="10.17cm" svg:viewBox="0 0 999 0" svg:d="M599 0h400M0 0h400">
          <text:p/>
        </draw:path>
        <draw:polyline draw:style-name="gr2" draw:text-style-name="P2" draw:layer="layout" svg:width="0.443cm" svg:height="0.105cm" svg:x="10.137cm" svg:y="10.02cm" svg:viewBox="0 0 444 106" draw:points="0,106 0,0 444,0">
          <text:p/>
        </draw:polyline>
        <draw:g>
          <draw:polygon draw:style-name="gr1" draw:text-style-name="P1" draw:layer="layout" svg:width="0.15cm" svg:height="0.15cm" svg:x="9.88cm" svg:y="10.345cm" svg:viewBox="0 0 151 151" draw:points="0,151 151,151 151,0 0,0">
            <text:p/>
          </draw:polygon>
          <draw:path draw:style-name="gr2" draw:text-style-name="P2" draw:layer="layout" svg:width="0.15cm" svg:height="0.15cm" svg:x="9.88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6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3cm" svg:y="10.345cm" svg:viewBox="0 0 301 151" draw:points="0,151 301,151 301,0 0,0">
              <text:p/>
            </draw:polygon>
            <draw:polygon draw:style-name="gr2" draw:text-style-name="P2" draw:layer="layout" svg:width="0.3cm" svg:height="0.15cm" svg:x="10.03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3cm" svg:y="10.495cm">
            <draw:text-box>
              <text:p/>
            </draw:text-box>
          </draw:frame>
        </draw:g>
        <draw:line draw:style-name="gr2" draw:text-style-name="P2" draw:layer="layout" svg:x1="9.879cm" svg:y1="10.42cm" svg:x2="9.58cm" svg:y2="10.42cm">
          <text:p/>
        </draw:line>
        <draw:g>
          <draw:polygon draw:style-name="gr1" draw:text-style-name="P1" draw:layer="layout" svg:width="0.7cm" svg:height="1.7cm" svg:x="15.68cm" svg:y="8.97cm" svg:viewBox="0 0 701 1701" draw:points="0,1701 701,1701 701,0 0,0">
            <text:p/>
          </draw:polygon>
          <draw:polygon draw:style-name="gr2" draw:text-style-name="P2" draw:layer="layout" svg:width="0.7cm" svg:height="1.7cm" svg:x="15.68cm" svg:y="8.97cm" svg:viewBox="0 0 701 1701" draw:points="0,1701 701,1701 701,0 0,0">
            <text:p/>
          </draw:polygon>
        </draw:g>
        <draw:line draw:style-name="gr2" draw:text-style-name="P2" draw:layer="layout" svg:x1="15.93cm" svg:y1="9.271cm" svg:x2="16.131cm" svg:y2="9.17cm">
          <text:p/>
        </draw:line>
        <draw:path draw:style-name="gr2" draw:text-style-name="P2" draw:layer="layout" svg:width="0.998cm" svg:height="0cm" svg:x="15.53cm" svg:y="9.27cm" svg:viewBox="0 0 999 0" svg:d="M599 0h400M0 0h400">
          <text:p/>
        </draw:path>
        <draw:polyline draw:style-name="gr2" draw:text-style-name="P2" draw:layer="layout" svg:width="0.443cm" svg:height="0.105cm" svg:x="16.087cm" svg:y="9.12cm" svg:viewBox="0 0 444 106" draw:points="0,106 0,0 444,0">
          <text:p/>
        </draw:polyline>
        <draw:line draw:style-name="gr2" draw:text-style-name="P2" draw:layer="layout" svg:x1="15.93cm" svg:y1="9.571cm" svg:x2="16.131cm" svg:y2="9.47cm">
          <text:p/>
        </draw:line>
        <draw:path draw:style-name="gr2" draw:text-style-name="P2" draw:layer="layout" svg:width="0.998cm" svg:height="0cm" svg:x="15.53cm" svg:y="9.57cm" svg:viewBox="0 0 999 0" svg:d="M599 0h400M0 0h400">
          <text:p/>
        </draw:path>
        <draw:polyline draw:style-name="gr2" draw:text-style-name="P2" draw:layer="layout" svg:width="0.443cm" svg:height="0.105cm" svg:x="16.087cm" svg:y="9.42cm" svg:viewBox="0 0 444 106" draw:points="0,106 0,0 444,0">
          <text:p/>
        </draw:polyline>
        <draw:line draw:style-name="gr2" draw:text-style-name="P2" draw:layer="layout" svg:x1="15.93cm" svg:y1="9.871cm" svg:x2="16.131cm" svg:y2="9.77cm">
          <text:p/>
        </draw:line>
        <draw:path draw:style-name="gr2" draw:text-style-name="P2" draw:layer="layout" svg:width="0.998cm" svg:height="0cm" svg:x="15.53cm" svg:y="9.87cm" svg:viewBox="0 0 999 0" svg:d="M599 0h400M0 0h399">
          <text:p/>
        </draw:path>
        <draw:polyline draw:style-name="gr2" draw:text-style-name="P2" draw:layer="layout" svg:width="0.443cm" svg:height="0.105cm" svg:x="16.087cm" svg:y="9.72cm" svg:viewBox="0 0 444 106" draw:points="0,106 0,0 444,0">
          <text:p/>
        </draw:polyline>
        <draw:line draw:style-name="gr2" draw:text-style-name="P2" draw:layer="layout" svg:x1="15.93cm" svg:y1="10.171cm" svg:x2="16.131cm" svg:y2="10.07cm">
          <text:p/>
        </draw:line>
        <draw:path draw:style-name="gr2" draw:text-style-name="P2" draw:layer="layout" svg:width="0.998cm" svg:height="0cm" svg:x="15.53cm" svg:y="10.17cm" svg:viewBox="0 0 999 0" svg:d="M599 0h400M0 0h399">
          <text:p/>
        </draw:path>
        <draw:polyline draw:style-name="gr2" draw:text-style-name="P2" draw:layer="layout" svg:width="0.443cm" svg:height="0.105cm" svg:x="16.087cm" svg:y="10.02cm" svg:viewBox="0 0 444 106" draw:points="0,106 0,0 444,0">
          <text:p/>
        </draw:polyline>
        <draw:g>
          <draw:polygon draw:style-name="gr1" draw:text-style-name="P1" draw:layer="layout" svg:width="0.15cm" svg:height="0.15cm" svg:x="15.83cm" svg:y="10.345cm" svg:viewBox="0 0 151 151" draw:points="0,151 151,151 151,0 0,0">
            <text:p/>
          </draw:polygon>
          <draw:path draw:style-name="gr2" draw:text-style-name="P2" draw:layer="layout" svg:width="0.15cm" svg:height="0.15cm" svg:x="15.83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1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8cm" svg:y="10.345cm" svg:viewBox="0 0 301 151" draw:points="0,151 301,151 301,0 0,0">
              <text:p/>
            </draw:polygon>
            <draw:polygon draw:style-name="gr2" draw:text-style-name="P2" draw:layer="layout" svg:width="0.3cm" svg:height="0.15cm" svg:x="15.98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8cm" svg:y="10.495cm">
            <draw:text-box>
              <text:p/>
            </draw:text-box>
          </draw:frame>
        </draw:g>
        <draw:line draw:style-name="gr2" draw:text-style-name="P2" draw:layer="layout" svg:x1="15.829cm" svg:y1="10.42cm" svg:x2="15.53cm" svg:y2="10.42cm">
          <text:p/>
        </draw:line>
        <draw:polyline draw:style-name="gr2" draw:text-style-name="P2" draw:layer="layout" svg:width="0.15cm" svg:height="2.05cm" svg:x="15.38cm" svg:y="8.12cm" svg:viewBox="0 0 151 2051" draw:points="151,2051 0,2051 0,0">
          <text:p/>
        </draw:polyline>
        <draw:path draw:style-name="gr2" draw:text-style-name="P2" draw:layer="layout" svg:width="2.45cm" svg:height="1.75cm" svg:x="13.08cm" svg:y="8.12cm" svg:viewBox="0 0 2451 1751" svg:d="M0 0v1751h2217c0-15 4-29 11-42s18-23 31-30c12-8 27-12 41-12 15 0 30 4 42 12 13 7 23 17 31 30 7 13 11 27 11 42h67">
          <text:p/>
        </draw:path>
        <draw:polyline draw:style-name="gr2" draw:text-style-name="P2" draw:layer="layout" svg:width="0.15cm" svg:height="1.15cm" svg:x="9.43cm" svg:y="8.12cm" svg:viewBox="0 0 151 1151" draw:points="0,0 0,1151 151,1151">
          <text:p/>
        </draw:polyline>
        <draw:frame draw:style-name="gr4" draw:text-style-name="P4" draw:layer="layout" svg:width="1.065cm" svg:height="0.33cm" svg:x="8.547cm" svg:y="10.27cm">
          <draw:text-box>
            <text:p text:style-name="P9"><text:span text:style-name="T3">SEL INCI</text:span></text:p>
          </draw:text-box>
        </draw:frame>
        <draw:frame draw:style-name="gr4" draw:text-style-name="P4" draw:layer="layout" svg:width="1.065cm" svg:height="0.33cm" svg:x="14.515cm" svg:y="10.27cm">
          <draw:text-box>
            <text:p text:style-name="P9"><text:span text:style-name="T3">SEL INCI</text:span></text:p>
          </draw:text-box>
        </draw:frame>
        <draw:frame draw:style-name="gr4" draw:text-style-name="P4" draw:layer="layout" svg:width="1.065cm" svg:height="0.33cm" svg:x="10.58cm" svg:y="9.129cm">
          <draw:text-box>
            <text:p text:style-name="P8"><text:span text:style-name="T3">A7</text:span></text:p>
          </draw:text-box>
        </draw:frame>
        <draw:frame draw:style-name="gr4" draw:text-style-name="P4" draw:layer="layout" svg:width="1.065cm" svg:height="0.33cm" svg:x="10.58cm" svg:y="9.42cm">
          <draw:text-box>
            <text:p text:style-name="P8"><text:span text:style-name="T3">A6</text:span></text:p>
          </draw:text-box>
        </draw:frame>
        <draw:frame draw:style-name="gr4" draw:text-style-name="P4" draw:layer="layout" svg:width="1.065cm" svg:height="0.33cm" svg:x="10.58cm" svg:y="9.72cm">
          <draw:text-box>
            <text:p text:style-name="P8"><text:span text:style-name="T3">A5</text:span></text:p>
          </draw:text-box>
        </draw:frame>
        <draw:frame draw:style-name="gr4" draw:text-style-name="P4" draw:layer="layout" svg:width="1.065cm" svg:height="0.33cm" svg:x="10.58cm" svg:y="10.02cm">
          <draw:text-box>
            <text:p text:style-name="P8"><text:span text:style-name="T3">A4</text:span></text:p>
          </draw:text-box>
        </draw:frame>
        <draw:frame draw:style-name="gr4" draw:text-style-name="P4" draw:layer="layout" svg:width="1.065cm" svg:height="0.33cm" svg:x="16.565cm" svg:y="9.12cm">
          <draw:text-box>
            <text:p text:style-name="P8"><text:span text:style-name="T3">A3</text:span></text:p>
          </draw:text-box>
        </draw:frame>
        <draw:frame draw:style-name="gr4" draw:text-style-name="P4" draw:layer="layout" svg:width="1.065cm" svg:height="0.33cm" svg:x="16.565cm" svg:y="9.411cm">
          <draw:text-box>
            <text:p text:style-name="P8"><text:span text:style-name="T3">A2</text:span></text:p>
          </draw:text-box>
        </draw:frame>
        <draw:frame draw:style-name="gr4" draw:text-style-name="P4" draw:layer="layout" svg:width="1.065cm" svg:height="0.33cm" svg:x="16.565cm" svg:y="9.711cm">
          <draw:text-box>
            <text:p text:style-name="P8"><text:span text:style-name="T3">A1</text:span></text:p>
          </draw:text-box>
        </draw:frame>
        <draw:frame draw:style-name="gr4" draw:text-style-name="P4" draw:layer="layout" svg:width="1.065cm" svg:height="0.33cm" svg:x="16.565cm" svg:y="10.011cm">
          <draw:text-box>
            <text:p text:style-name="P8"><text:span text:style-name="T3">A0</text:span></text:p>
          </draw:text-box>
        </draw:frame>
        <draw:g>
          <draw:polygon draw:style-name="gr1" draw:text-style-name="P1" draw:layer="layout" svg:width="0.7cm" svg:height="1.7cm" svg:x="10.763cm" svg:y="2.27cm" svg:viewBox="0 0 701 1701" draw:points="0,1701 701,1701 701,0 0,0">
            <text:p/>
          </draw:polygon>
          <draw:polygon draw:style-name="gr2" draw:text-style-name="P2" draw:layer="layout" svg:width="0.7cm" svg:height="1.7cm" svg:x="10.763cm" svg:y="2.27cm" svg:viewBox="0 0 701 1701" draw:points="0,1701 701,1701 701,0 0,0">
            <text:p/>
          </draw:polygon>
        </draw:g>
        <draw:line draw:style-name="gr2" draw:text-style-name="P2" draw:layer="layout" svg:x1="11.013cm" svg:y1="2.571cm" svg:x2="11.214cm" svg:y2="2.47cm">
          <text:p/>
        </draw:line>
        <draw:path draw:style-name="gr2" draw:text-style-name="P2" draw:layer="layout" svg:width="0.998cm" svg:height="0cm" svg:x="10.613cm" svg:y="2.57cm" svg:viewBox="0 0 999 0" svg:d="M599 0h400M0 0h400">
          <text:p/>
        </draw:path>
        <draw:polyline draw:style-name="gr2" draw:text-style-name="P2" draw:layer="layout" svg:width="0.443cm" svg:height="0.105cm" svg:x="11.17cm" svg:y="2.42cm" svg:viewBox="0 0 444 106" draw:points="0,106 0,0 444,0">
          <text:p/>
        </draw:polyline>
        <draw:line draw:style-name="gr2" draw:text-style-name="P2" draw:layer="layout" svg:x1="11.013cm" svg:y1="2.871cm" svg:x2="11.214cm" svg:y2="2.77cm">
          <text:p/>
        </draw:line>
        <draw:path draw:style-name="gr2" draw:text-style-name="P2" draw:layer="layout" svg:width="0.998cm" svg:height="0cm" svg:x="10.613cm" svg:y="2.87cm" svg:viewBox="0 0 999 0" svg:d="M599 0h400M0 0h400">
          <text:p/>
        </draw:path>
        <draw:polyline draw:style-name="gr2" draw:text-style-name="P2" draw:layer="layout" svg:width="0.443cm" svg:height="0.105cm" svg:x="11.17cm" svg:y="2.72cm" svg:viewBox="0 0 444 106" draw:points="0,106 0,0 444,0">
          <text:p/>
        </draw:polyline>
        <draw:line draw:style-name="gr2" draw:text-style-name="P2" draw:layer="layout" svg:x1="11.013cm" svg:y1="3.171cm" svg:x2="11.214cm" svg:y2="3.07cm">
          <text:p/>
        </draw:line>
        <draw:path draw:style-name="gr2" draw:text-style-name="P2" draw:layer="layout" svg:width="0.998cm" svg:height="0cm" svg:x="10.613cm" svg:y="3.17cm" svg:viewBox="0 0 999 0" svg:d="M599 0h400M0 0h399">
          <text:p/>
        </draw:path>
        <draw:polyline draw:style-name="gr2" draw:text-style-name="P2" draw:layer="layout" svg:width="0.443cm" svg:height="0.105cm" svg:x="11.17cm" svg:y="3.02cm" svg:viewBox="0 0 444 106" draw:points="0,106 0,0 444,0">
          <text:p/>
        </draw:polyline>
        <draw:line draw:style-name="gr2" draw:text-style-name="P2" draw:layer="layout" svg:x1="11.013cm" svg:y1="3.471cm" svg:x2="11.214cm" svg:y2="3.37cm">
          <text:p/>
        </draw:line>
        <draw:path draw:style-name="gr2" draw:text-style-name="P2" draw:layer="layout" svg:width="0.998cm" svg:height="0cm" svg:x="10.613cm" svg:y="3.47cm" svg:viewBox="0 0 999 0" svg:d="M599 0h400M0 0h399">
          <text:p/>
        </draw:path>
        <draw:polyline draw:style-name="gr2" draw:text-style-name="P2" draw:layer="layout" svg:width="0.443cm" svg:height="0.105cm" svg:x="11.17cm" svg:y="3.32cm" svg:viewBox="0 0 444 106" draw:points="0,106 0,0 444,0">
          <text:p/>
        </draw:polyline>
        <draw:g>
          <draw:polygon draw:style-name="gr1" draw:text-style-name="P1" draw:layer="layout" svg:width="0.15cm" svg:height="0.15cm" svg:x="10.913cm" svg:y="3.645cm" svg:viewBox="0 0 151 151" draw:points="0,151 151,151 151,0 0,0">
            <text:p/>
          </draw:polygon>
          <draw:path draw:style-name="gr2" draw:text-style-name="P2" draw:layer="layout" svg:width="0.15cm" svg:height="0.15cm" svg:x="10.91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99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063cm" svg:y="3.645cm" svg:viewBox="0 0 301 151" draw:points="0,151 301,151 301,0 0,0">
              <text:p/>
            </draw:polygon>
            <draw:polygon draw:style-name="gr2" draw:text-style-name="P2" draw:layer="layout" svg:width="0.3cm" svg:height="0.15cm" svg:x="11.06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063cm" svg:y="3.795cm">
            <draw:text-box>
              <text:p/>
            </draw:text-box>
          </draw:frame>
        </draw:g>
        <draw:line draw:style-name="gr2" draw:text-style-name="P2" draw:layer="layout" svg:x1="10.912cm" svg:y1="3.72cm" svg:x2="10.613cm" svg:y2="3.72cm">
          <text:p/>
        </draw:line>
        <draw:g>
          <draw:polygon draw:style-name="gr1" draw:text-style-name="P1" draw:layer="layout" svg:width="0.7cm" svg:height="1.7cm" svg:x="16.713cm" svg:y="2.27cm" svg:viewBox="0 0 701 1701" draw:points="0,1701 701,1701 701,0 0,0">
            <text:p/>
          </draw:polygon>
          <draw:polygon draw:style-name="gr2" draw:text-style-name="P2" draw:layer="layout" svg:width="0.7cm" svg:height="1.7cm" svg:x="16.713cm" svg:y="2.27cm" svg:viewBox="0 0 701 1701" draw:points="0,1701 701,1701 701,0 0,0">
            <text:p/>
          </draw:polygon>
        </draw:g>
        <draw:line draw:style-name="gr2" draw:text-style-name="P2" draw:layer="layout" svg:x1="16.963cm" svg:y1="2.571cm" svg:x2="17.164cm" svg:y2="2.47cm">
          <text:p/>
        </draw:line>
        <draw:path draw:style-name="gr2" draw:text-style-name="P2" draw:layer="layout" svg:width="0.998cm" svg:height="0cm" svg:x="16.563cm" svg:y="2.57cm" svg:viewBox="0 0 999 0" svg:d="M599 0h400M0 0h400">
          <text:p/>
        </draw:path>
        <draw:polyline draw:style-name="gr2" draw:text-style-name="P2" draw:layer="layout" svg:width="0.443cm" svg:height="0.105cm" svg:x="17.12cm" svg:y="2.42cm" svg:viewBox="0 0 444 106" draw:points="0,106 0,0 444,0">
          <text:p/>
        </draw:polyline>
        <draw:line draw:style-name="gr2" draw:text-style-name="P2" draw:layer="layout" svg:x1="16.963cm" svg:y1="2.871cm" svg:x2="17.164cm" svg:y2="2.77cm">
          <text:p/>
        </draw:line>
        <draw:path draw:style-name="gr2" draw:text-style-name="P2" draw:layer="layout" svg:width="0.998cm" svg:height="0cm" svg:x="16.563cm" svg:y="2.87cm" svg:viewBox="0 0 999 0" svg:d="M599 0h400M0 0h400">
          <text:p/>
        </draw:path>
        <draw:polyline draw:style-name="gr2" draw:text-style-name="P2" draw:layer="layout" svg:width="0.443cm" svg:height="0.105cm" svg:x="17.12cm" svg:y="2.72cm" svg:viewBox="0 0 444 106" draw:points="0,106 0,0 444,0">
          <text:p/>
        </draw:polyline>
        <draw:line draw:style-name="gr2" draw:text-style-name="P2" draw:layer="layout" svg:x1="16.963cm" svg:y1="3.171cm" svg:x2="17.164cm" svg:y2="3.07cm">
          <text:p/>
        </draw:line>
        <draw:path draw:style-name="gr2" draw:text-style-name="P2" draw:layer="layout" svg:width="0.998cm" svg:height="0cm" svg:x="16.563cm" svg:y="3.17cm" svg:viewBox="0 0 999 0" svg:d="M599 0h400M0 0h399">
          <text:p/>
        </draw:path>
        <draw:polyline draw:style-name="gr2" draw:text-style-name="P2" draw:layer="layout" svg:width="0.443cm" svg:height="0.105cm" svg:x="17.12cm" svg:y="3.02cm" svg:viewBox="0 0 444 106" draw:points="0,106 0,0 444,0">
          <text:p/>
        </draw:polyline>
        <draw:line draw:style-name="gr2" draw:text-style-name="P2" draw:layer="layout" svg:x1="16.963cm" svg:y1="3.471cm" svg:x2="17.164cm" svg:y2="3.37cm">
          <text:p/>
        </draw:line>
        <draw:path draw:style-name="gr2" draw:text-style-name="P2" draw:layer="layout" svg:width="0.998cm" svg:height="0cm" svg:x="16.563cm" svg:y="3.47cm" svg:viewBox="0 0 999 0" svg:d="M599 0h400M0 0h399">
          <text:p/>
        </draw:path>
        <draw:polyline draw:style-name="gr2" draw:text-style-name="P2" draw:layer="layout" svg:width="0.443cm" svg:height="0.105cm" svg:x="17.12cm" svg:y="3.32cm" svg:viewBox="0 0 444 106" draw:points="0,106 0,0 444,0">
          <text:p/>
        </draw:polyline>
        <draw:g>
          <draw:polygon draw:style-name="gr1" draw:text-style-name="P1" draw:layer="layout" svg:width="0.15cm" svg:height="0.15cm" svg:x="16.863cm" svg:y="3.645cm" svg:viewBox="0 0 151 151" draw:points="0,151 151,151 151,0 0,0">
            <text:p/>
          </draw:polygon>
          <draw:path draw:style-name="gr2" draw:text-style-name="P2" draw:layer="layout" svg:width="0.15cm" svg:height="0.15cm" svg:x="16.86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4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13cm" svg:y="3.645cm" svg:viewBox="0 0 301 151" draw:points="0,151 301,151 301,0 0,0">
              <text:p/>
            </draw:polygon>
            <draw:polygon draw:style-name="gr2" draw:text-style-name="P2" draw:layer="layout" svg:width="0.3cm" svg:height="0.15cm" svg:x="17.01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13cm" svg:y="3.795cm">
            <draw:text-box>
              <text:p/>
            </draw:text-box>
          </draw:frame>
        </draw:g>
        <draw:line draw:style-name="gr2" draw:text-style-name="P2" draw:layer="layout" svg:x1="16.862cm" svg:y1="3.72cm" svg:x2="16.563cm" svg:y2="3.72cm">
          <text:p/>
        </draw:line>
        <draw:frame draw:style-name="gr4" draw:text-style-name="P4" draw:layer="layout" svg:width="1.065cm" svg:height="0.33cm" svg:x="9.58cm" svg:y="3.57cm">
          <draw:text-box>
            <text:p text:style-name="P9"><text:span text:style-name="T3">SEL INCO</text:span></text:p>
          </draw:text-box>
        </draw:frame>
        <draw:frame draw:style-name="gr4" draw:text-style-name="P4" draw:layer="layout" svg:width="1.065cm" svg:height="0.33cm" svg:x="15.547cm" svg:y="3.57cm">
          <draw:text-box>
            <text:p text:style-name="P9"><text:span text:style-name="T3">SEL INCO</text:span></text:p>
          </draw:text-box>
        </draw:frame>
        <draw:frame draw:style-name="gr4" draw:text-style-name="P4" draw:layer="layout" svg:width="1.065cm" svg:height="0.33cm" svg:x="11.613cm" svg:y="2.429cm">
          <draw:text-box>
            <text:p text:style-name="P8"><text:span text:style-name="T3">A7</text:span></text:p>
          </draw:text-box>
        </draw:frame>
        <draw:frame draw:style-name="gr4" draw:text-style-name="P4" draw:layer="layout" svg:width="1.065cm" svg:height="0.33cm" svg:x="11.613cm" svg:y="2.72cm">
          <draw:text-box>
            <text:p text:style-name="P8"><text:span text:style-name="T3">A6</text:span></text:p>
          </draw:text-box>
        </draw:frame>
        <draw:frame draw:style-name="gr4" draw:text-style-name="P4" draw:layer="layout" svg:width="1.065cm" svg:height="0.33cm" svg:x="11.613cm" svg:y="3.02cm">
          <draw:text-box>
            <text:p text:style-name="P8"><text:span text:style-name="T3">A5</text:span></text:p>
          </draw:text-box>
        </draw:frame>
        <draw:frame draw:style-name="gr4" draw:text-style-name="P4" draw:layer="layout" svg:width="1.065cm" svg:height="0.33cm" svg:x="11.613cm" svg:y="3.32cm">
          <draw:text-box>
            <text:p text:style-name="P8"><text:span text:style-name="T3">A4</text:span></text:p>
          </draw:text-box>
        </draw:frame>
        <draw:frame draw:style-name="gr4" draw:text-style-name="P4" draw:layer="layout" svg:width="1.065cm" svg:height="0.33cm" svg:x="17.597cm" svg:y="2.42cm">
          <draw:text-box>
            <text:p text:style-name="P8"><text:span text:style-name="T3">A3</text:span></text:p>
          </draw:text-box>
        </draw:frame>
        <draw:frame draw:style-name="gr4" draw:text-style-name="P4" draw:layer="layout" svg:width="1.065cm" svg:height="0.33cm" svg:x="17.597cm" svg:y="2.711cm">
          <draw:text-box>
            <text:p text:style-name="P8"><text:span text:style-name="T3">A2</text:span></text:p>
          </draw:text-box>
        </draw:frame>
        <draw:frame draw:style-name="gr4" draw:text-style-name="P4" draw:layer="layout" svg:width="1.065cm" svg:height="0.33cm" svg:x="17.597cm" svg:y="3.011cm">
          <draw:text-box>
            <text:p text:style-name="P8"><text:span text:style-name="T3">A1</text:span></text:p>
          </draw:text-box>
        </draw:frame>
        <draw:frame draw:style-name="gr4" draw:text-style-name="P4" draw:layer="layout" svg:width="1.065cm" svg:height="0.33cm" svg:x="17.597cm" svg:y="3.311cm">
          <draw:text-box>
            <text:p text:style-name="P8"><text:span text:style-name="T3">A0</text:span></text:p>
          </draw:text-box>
        </draw:frame>
        <draw:polyline draw:style-name="gr2" draw:text-style-name="P2" draw:layer="layout" svg:width="1.183cm" svg:height="2.2cm" svg:x="9.43cm" svg:y="2.57cm" svg:viewBox="0 0 1184 2201" draw:points="1184,0 0,0 0,2201">
          <text:p/>
        </draw:polyline>
        <draw:polyline draw:style-name="gr2" draw:text-style-name="P2" draw:layer="layout" svg:width="3.483cm" svg:height="1.55cm" svg:x="13.08cm" svg:y="3.17cm" svg:viewBox="0 0 3484 1551" draw:points="3484,0 0,0 0,1551">
          <text:p/>
        </draw:polyline>
        <draw:polyline draw:style-name="gr2" draw:text-style-name="P2" draw:layer="layout" svg:width="1.233cm" svg:height="1.3cm" svg:x="15.33cm" svg:y="3.47cm" svg:viewBox="0 0 1234 1301" draw:points="1234,0 0,0 0,1301">
          <text:p/>
        </draw:polyline>
      </draw:page>
      <draw:page draw:name="Trigger" draw:style-name="dp1" draw:master-page-name="PM23">
        <draw:frame draw:style-name="gr4" draw:text-style-name="P4" draw:layer="layout" svg:width="0.746cm" svg:height="0.33cm" svg:x="13.881cm" svg:y="10.83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1.226cm" svg:y="8cm" svg:viewBox="0 0 701 1701" draw:points="0,1701 701,1701 701,0 0,0">
            <text:p/>
          </draw:polygon>
          <draw:polygon draw:style-name="gr2" draw:text-style-name="P2" draw:layer="layout" svg:width="0.7cm" svg:height="1.7cm" svg:x="11.226cm" svg:y="8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1.376cm" svg:y="9.375cm" svg:viewBox="0 0 151 151" draw:points="0,151 151,151 151,0 0,0">
            <text:p/>
          </draw:polygon>
          <draw:path draw:style-name="gr2" draw:text-style-name="P2" draw:layer="layout" svg:width="0.15cm" svg:height="0.15cm" svg:x="11.376cm" svg:y="9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459cm" svg:y="9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526cm" svg:y="9.375cm" svg:viewBox="0 0 301 151" draw:points="0,151 301,151 301,0 0,0">
              <text:p/>
            </draw:polygon>
            <draw:polygon draw:style-name="gr2" draw:text-style-name="P2" draw:layer="layout" svg:width="0.3cm" svg:height="0.15cm" svg:x="11.526cm" svg:y="9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526cm" svg:y="9.525cm">
            <draw:text-box>
              <text:p/>
            </draw:text-box>
          </draw:frame>
        </draw:g>
        <draw:line draw:style-name="gr18" draw:text-style-name="P2" draw:layer="layout" svg:x1="11.375cm" svg:y1="9.45cm" svg:x2="11.076cm" svg:y2="9.45cm">
          <text:p/>
        </draw:line>
        <draw:polyline draw:style-name="gr18" draw:text-style-name="P2" draw:layer="layout" svg:width="0.126cm" svg:height="0.85cm" svg:x="10.95cm" svg:y="9.45cm" svg:viewBox="0 0 127 851" draw:points="127,0 0,0 0,851">
          <text:p/>
        </draw:polyline>
        <draw:polyline draw:style-name="gr18" draw:text-style-name="P2" draw:layer="layout" svg:width="1.276cm" svg:height="0.7cm" svg:x="10.95cm" svg:y="9.2cm" svg:viewBox="0 0 1277 701" draw:points="0,701 1277,701 1277,0 1129,0">
          <text:p/>
        </draw:polyline>
        <draw:g>
          <draw:path draw:style-name="gr14" draw:text-style-name="P7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4" draw:layer="layout" svg:width="0.305cm" svg:height="0.33cm" svg:x="10.795cm" svg:y="9.018cm">
          <draw:text-box>
            <text:p text:style-name="P3"><text:span text:style-name="T1">+v</text:span></text:p>
          </draw:text-box>
        </draw:frame>
        <draw:frame draw:style-name="gr4" draw:text-style-name="P4" draw:layer="layout" svg:width="0.453cm" svg:height="0.33cm" svg:x="10.724cm" svg:y="10.259cm">
          <draw:text-box>
            <text:p text:style-name="P3"><text:span text:style-name="T1">1</text:span></text:p>
          </draw:text-box>
        </draw:frame>
        <draw:line draw:style-name="gr18" draw:text-style-name="P2" draw:layer="layout" svg:x1="11.079cm" svg:y1="9.2cm" svg:x2="12.078cm" svg:y2="9.2cm">
          <text:p/>
        </draw:line>
        <draw:line draw:style-name="gr2" draw:text-style-name="P2" draw:layer="layout" svg:x1="12.078cm" svg:y1="9.06cm" svg:x2="11.639cm" svg:y2="9.06cm">
          <text:p/>
        </draw:line>
        <draw:line draw:style-name="gr2" draw:text-style-name="P2" draw:layer="layout" svg:x1="11.639cm" svg:y1="9.139cm" svg:x2="11.639cm" svg:y2="9.06cm">
          <text:p/>
        </draw:line>
        <draw:line draw:style-name="gr2" draw:text-style-name="P2" draw:layer="layout" svg:x1="11.079cm" svg:y1="8.6cm" svg:x2="12.078cm" svg:y2="8.6cm">
          <text:p/>
        </draw:line>
        <draw:line draw:style-name="gr2" draw:text-style-name="P2" draw:layer="layout" svg:x1="12.078cm" svg:y1="8.46cm" svg:x2="11.639cm" svg:y2="8.46cm">
          <text:p/>
        </draw:line>
        <draw:line draw:style-name="gr2" draw:text-style-name="P2" draw:layer="layout" svg:x1="11.639cm" svg:y1="8.539cm" svg:x2="11.639cm" svg:y2="8.46cm">
          <text:p/>
        </draw:line>
        <draw:line draw:style-name="gr2" draw:text-style-name="P2" draw:layer="layout" svg:x1="11.079cm" svg:y1="8.3cm" svg:x2="12.078cm" svg:y2="8.3cm">
          <text:p/>
        </draw:line>
        <draw:line draw:style-name="gr2" draw:text-style-name="P2" draw:layer="layout" svg:x1="12.078cm" svg:y1="8.16cm" svg:x2="11.639cm" svg:y2="8.16cm">
          <text:p/>
        </draw:line>
        <draw:line draw:style-name="gr2" draw:text-style-name="P2" draw:layer="layout" svg:x1="11.639cm" svg:y1="8.239cm" svg:x2="11.639cm" svg:y2="8.16cm">
          <text:p/>
        </draw:line>
        <draw:line draw:style-name="gr2" draw:text-style-name="P2" draw:layer="layout" svg:x1="11.079cm" svg:y1="8.9cm" svg:x2="12.079cm" svg:y2="8.9cm">
          <text:p/>
        </draw:line>
        <draw:line draw:style-name="gr2" draw:text-style-name="P2" draw:layer="layout" svg:x1="12.078cm" svg:y1="8.76cm" svg:x2="11.639cm" svg:y2="8.76cm">
          <text:p/>
        </draw:line>
        <draw:line draw:style-name="gr2" draw:text-style-name="P2" draw:layer="layout" svg:x1="11.639cm" svg:y1="8.839cm" svg:x2="11.639cm" svg:y2="8.76cm">
          <text:p/>
        </draw:line>
        <draw:g>
          <draw:polygon draw:style-name="gr1" draw:text-style-name="P1" draw:layer="layout" svg:width="0.7cm" svg:height="1.7cm" svg:x="16.35cm" svg:y="9.4cm" svg:viewBox="0 0 701 1701" draw:points="0,1701 701,1701 701,0 0,0">
            <text:p/>
          </draw:polygon>
          <draw:polygon draw:style-name="gr2" draw:text-style-name="P2" draw:layer="layout" svg:width="0.7cm" svg:height="1.7cm" svg:x="16.35cm" svg:y="9.4cm" svg:viewBox="0 0 701 1701" draw:points="0,1701 701,1701 701,0 0,0">
            <text:p/>
          </draw:polygon>
        </draw:g>
        <draw:line draw:style-name="gr2" draw:text-style-name="P2" draw:layer="layout" svg:x1="16.6cm" svg:y1="9.701cm" svg:x2="16.801cm" svg:y2="9.6cm">
          <text:p/>
        </draw:line>
        <draw:path draw:style-name="gr2" draw:text-style-name="P2" draw:layer="layout" svg:width="0.998cm" svg:height="0cm" svg:x="16.2cm" svg:y="9.7cm" svg:viewBox="0 0 999 0" svg:d="M599 0h400M0 0h400">
          <text:p/>
        </draw:path>
        <draw:polyline draw:style-name="gr2" draw:text-style-name="P2" draw:layer="layout" svg:width="0.443cm" svg:height="0.105cm" svg:x="16.757cm" svg:y="9.55cm" svg:viewBox="0 0 444 106" draw:points="0,106 0,0 444,0">
          <text:p/>
        </draw:polyline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399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6.5cm" svg:y="10.775cm" svg:viewBox="0 0 151 151" draw:points="0,151 151,151 151,0 0,0">
            <text:p/>
          </draw:polygon>
          <draw:path draw:style-name="gr2" draw:text-style-name="P2" draw:layer="layout" svg:width="0.15cm" svg:height="0.15cm" svg:x="16.5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0.775cm" svg:viewBox="0 0 301 151" draw:points="0,151 301,151 301,0 0,0">
              <text:p/>
            </draw:polygon>
            <draw:polygon draw:style-name="gr2" draw:text-style-name="P2" draw:layer="layout" svg:width="0.3cm" svg:height="0.15cm" svg:x="16.6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0.925cm">
            <draw:text-box>
              <text:p/>
            </draw:text-box>
          </draw:frame>
        </draw:g>
        <draw:line draw:style-name="gr2" draw:text-style-name="P2" draw:layer="layout" svg:x1="16.499cm" svg:y1="10.85cm" svg:x2="16.2cm" svg:y2="10.85cm">
          <text:p/>
        </draw:line>
        <draw:frame draw:style-name="gr4" draw:text-style-name="P4" draw:layer="layout" svg:width="0.305cm" svg:height="0.33cm" svg:x="14.275cm" svg:y="10.58cm">
          <draw:text-box>
            <text:p text:style-name="P3"><text:span text:style-name="T1">+v</text:span></text:p>
          </draw:text-box>
        </draw:frame>
        <draw:line draw:style-name="gr2" draw:text-style-name="P2" draw:layer="layout" svg:x1="15.346cm" svg:y1="10.6cm" svg:x2="16.199cm" svg:y2="10.6cm">
          <text:p/>
        </draw:line>
        <draw:g>
          <draw:path draw:style-name="gr14" draw:text-style-name="P7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1cm" svg:height="0.45cm" svg:x="16.1cm" svg:y="10.85cm" svg:viewBox="0 0 101 451" draw:points="101,0 0,0 0,451">
          <text:p/>
        </draw:polyline>
        <draw:polyline draw:style-name="gr2" draw:text-style-name="P2" draw:layer="layout" svg:width="1.288cm" svg:height="0.7cm" svg:x="16.1cm" svg:y="10.6cm" svg:viewBox="0 0 1289 701" draw:points="1101,0 1289,0 1289,701 0,701">
          <text:p/>
        </draw:polyline>
        <draw:line draw:style-name="gr2" draw:text-style-name="P2" draw:layer="layout" svg:x1="16.1cm" svg:y1="11.7cm" svg:x2="16.1cm" svg:y2="11.3cm">
          <text:p/>
        </draw:line>
        <draw:frame draw:style-name="gr4" draw:text-style-name="P4" draw:layer="layout" svg:width="0.453cm" svg:height="0.33cm" svg:x="15.874cm" svg:y="11.6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4.727cm" svg:y="9.54cm" svg:viewBox="0 0 701 1701" draw:points="0,1701 701,1701 701,0 0,0">
            <text:p/>
          </draw:polygon>
          <draw:polygon draw:style-name="gr2" draw:text-style-name="P2" draw:layer="layout" svg:width="0.7cm" svg:height="1.7cm" svg:x="14.727cm" svg:y="9.54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4.878cm" svg:y="10.915cm" svg:viewBox="0 0 151 151" draw:points="0,151 151,151 151,0 0,0">
            <text:p/>
          </draw:polygon>
          <draw:path draw:style-name="gr2" draw:text-style-name="P2" draw:layer="layout" svg:width="0.15cm" svg:height="0.15cm" svg:x="14.878cm" svg:y="10.91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961cm" svg:y="10.95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027cm" svg:y="10.915cm" svg:viewBox="0 0 301 151" draw:points="0,151 301,151 301,0 0,0">
              <text:p/>
            </draw:polygon>
            <draw:polygon draw:style-name="gr2" draw:text-style-name="P2" draw:layer="layout" svg:width="0.3cm" svg:height="0.15cm" svg:x="15.027cm" svg:y="10.91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027cm" svg:y="11.065cm">
            <draw:text-box>
              <text:p/>
            </draw:text-box>
          </draw:frame>
        </draw:g>
        <draw:line draw:style-name="gr18" draw:text-style-name="P2" draw:layer="layout" svg:x1="14.877cm" svg:y1="10.99cm" svg:x2="14.578cm" svg:y2="10.99cm">
          <text:p/>
        </draw:line>
        <draw:line draw:style-name="gr18" draw:text-style-name="P2" draw:layer="layout" svg:x1="14.58cm" svg:y1="10.74cm" svg:x2="15.579cm" svg:y2="10.74cm">
          <text:p/>
        </draw:line>
        <draw:line draw:style-name="gr2" draw:text-style-name="P2" draw:layer="layout" svg:x1="15.579cm" svg:y1="10.6cm" svg:x2="15.14cm" svg:y2="10.6cm">
          <text:p/>
        </draw:line>
        <draw:line draw:style-name="gr2" draw:text-style-name="P2" draw:layer="layout" svg:x1="15.14cm" svg:y1="10.679cm" svg:x2="15.14cm" svg:y2="10.6cm">
          <text:p/>
        </draw:line>
        <draw:line draw:style-name="gr2" draw:text-style-name="P2" draw:layer="layout" svg:x1="14.58cm" svg:y1="10.14cm" svg:x2="15.579cm" svg:y2="10.14cm">
          <text:p/>
        </draw:line>
        <draw:line draw:style-name="gr2" draw:text-style-name="P2" draw:layer="layout" svg:x1="15.579cm" svg:y1="10cm" svg:x2="15.14cm" svg:y2="10cm">
          <text:p/>
        </draw:line>
        <draw:line draw:style-name="gr2" draw:text-style-name="P2" draw:layer="layout" svg:x1="15.14cm" svg:y1="10.079cm" svg:x2="15.14cm" svg:y2="10cm">
          <text:p/>
        </draw:line>
        <draw:line draw:style-name="gr2" draw:text-style-name="P2" draw:layer="layout" svg:x1="14.58cm" svg:y1="9.84cm" svg:x2="15.579cm" svg:y2="9.84cm">
          <text:p/>
        </draw:line>
        <draw:line draw:style-name="gr2" draw:text-style-name="P2" draw:layer="layout" svg:x1="15.579cm" svg:y1="9.7cm" svg:x2="15.14cm" svg:y2="9.7cm">
          <text:p/>
        </draw:line>
        <draw:line draw:style-name="gr2" draw:text-style-name="P2" draw:layer="layout" svg:x1="15.14cm" svg:y1="9.779cm" svg:x2="15.14cm" svg:y2="9.7cm">
          <text:p/>
        </draw:line>
        <draw:line draw:style-name="gr2" draw:text-style-name="P2" draw:layer="layout" svg:x1="14.58cm" svg:y1="10.44cm" svg:x2="15.58cm" svg:y2="10.44cm">
          <text:p/>
        </draw:line>
        <draw:line draw:style-name="gr2" draw:text-style-name="P2" draw:layer="layout" svg:x1="15.579cm" svg:y1="10.3cm" svg:x2="15.14cm" svg:y2="10.3cm">
          <text:p/>
        </draw:line>
        <draw:line draw:style-name="gr2" draw:text-style-name="P2" draw:layer="layout" svg:x1="15.14cm" svg:y1="10.379cm" svg:x2="15.14cm" svg:y2="10.3cm">
          <text:p/>
        </draw:line>
      </draw:page>
      <draw:page draw:name="Memory" draw:style-name="dp1" draw:master-page-name="PM24">
        <draw:frame draw:style-name="gr4" draw:text-style-name="P4" draw:layer="layout" svg:width="1.609cm" svg:height="0.33cm" svg:x="6.5cm" svg:y="6.609cm">
          <draw:text-box>
            <text:p text:style-name="P8"><text:span text:style-name="T1">SEL_MEMA</text:span></text:p>
          </draw:text-box>
        </draw:frame>
        <draw:frame draw:style-name="gr4" draw:text-style-name="P4" draw:layer="layout" svg:width="1.609cm" svg:height="0.33cm" svg:x="6.446cm" svg:y="7.718cm">
          <draw:text-box>
            <text:p text:style-name="P8"><text:span text:style-name="T1">RD_MEM</text:span></text:p>
          </draw:text-box>
        </draw:frame>
        <draw:frame draw:style-name="gr4" draw:text-style-name="P4" draw:layer="layout" svg:width="1.609cm" svg:height="0.33cm" svg:x="6.491cm" svg:y="8.368cm">
          <draw:text-box>
            <text:p text:style-name="P8"><text:span text:style-name="T1">WR_MEM</text:span></text:p>
          </draw:text-box>
        </draw:frame>
        <draw:frame draw:style-name="gr4" draw:text-style-name="P4" draw:layer="layout" svg:width="1.609cm" svg:height="0.33cm" svg:x="6.5cm" svg:y="7.059cm">
          <draw:text-box>
            <text:p text:style-name="P8"><text:span text:style-name="T1">SEL_MEMD</text:span></text:p>
          </draw:text-box>
        </draw:frame>
        <draw:frame draw:style-name="gr4" draw:text-style-name="P4" draw:layer="layout" svg:width="1.609cm" svg:height="0.33cm" svg:x="6.75cm" svg:y="3.218cm">
          <draw:text-box>
            <text:p text:style-name="P8"><text:span text:style-name="T1">DATA</text:span></text:p>
          </draw:text-box>
        </draw:frame>
        <draw:frame draw:style-name="gr4" draw:text-style-name="P4" draw:layer="layout" svg:width="1.609cm" svg:height="0.33cm" svg:x="6cm" svg:y="4.609cm">
          <draw:text-box>
            <text:p text:style-name="P8"><text:span text:style-name="T1">ADDR</text:span></text:p>
          </draw:text-box>
        </draw:frame>
        <draw:frame draw:style-name="gr4" draw:text-style-name="P4" draw:layer="layout" svg:width="1.609cm" svg:height="0.33cm" svg:x="9.891cm" svg:y="2.109cm">
          <draw:text-box>
            <text:p text:style-name="P8"><text:span text:style-name="T1">RD_ROM</text:span></text:p>
          </draw:text-box>
        </draw:frame>
        <draw:frame draw:style-name="gr4" draw:text-style-name="P4" draw:layer="layout" svg:width="1.609cm" svg:height="0.33cm" svg:x="9.695cm" svg:y="3cm">
          <draw:text-box>
            <text:p text:style-name="P8"><text:span text:style-name="T1">SEL_ROMD</text:span></text:p>
          </draw:text-box>
        </draw:frame>
      </draw:page>
      <draw:page draw:name="ROM" draw:style-name="dp1" draw:master-page-name="PM25">
        <draw:frame draw:style-name="gr4" draw:text-style-name="P4" draw:layer="layout" svg:width="0.804cm" svg:height="0.33cm" svg:x="28.5cm" svg:y="12.093cm">
          <draw:text-box>
            <text:p text:style-name="P8"><text:span text:style-name="T1">DATA</text:span></text:p>
          </draw:text-box>
        </draw:frame>
        <draw:frame draw:style-name="gr4" draw:text-style-name="P4" draw:layer="layout" svg:width="1.609cm" svg:height="0.33cm" svg:x="9.109cm" svg:y="4.234cm">
          <draw:text-box>
            <text:p text:style-name="P8"><text:span text:style-name="T1">ADDR</text:span></text:p>
          </draw:text-box>
        </draw:frame>
        <draw:frame draw:style-name="gr4" draw:text-style-name="P4" draw:layer="layout" svg:width="1.609cm" svg:height="0.33cm" svg:x="17.695cm" svg:y="13.984cm">
          <draw:text-box>
            <text:p text:style-name="P8"><text:span text:style-name="T1">RD_ROM</text:span></text:p>
          </draw:text-box>
        </draw:frame>
        <draw:frame draw:style-name="gr4" draw:text-style-name="P4" draw:layer="layout" svg:width="1.25cm" svg:height="0.33cm" svg:x="0cm" svg:y="7.8cm">
          <draw:text-box>
            <text:p text:style-name="P8"><text:span text:style-name="T1">SEL_MEMA</text:span></text:p>
          </draw:text-box>
        </draw:frame>
        <draw:line draw:style-name="gr2" draw:text-style-name="P2" draw:layer="layout" svg:x1="18.86cm" svg:y1="5.226cm" svg:x2="18.759cm" svg:y2="5.025cm">
          <text:p/>
        </draw:line>
        <draw:path draw:style-name="gr2" draw:text-style-name="P2" draw:layer="layout" svg:width="0cm" svg:height="0.998cm" svg:x="18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8.834cm 5.05cm)">
          <draw:text-box>
            <text:p/>
          </draw:text-box>
        </draw:frame>
        <draw:frame draw:style-name="gr3" draw:text-style-name="P2" draw:layer="layout" svg:width="0.071cm" svg:height="1.007cm" svg:x="18.959cm" svg:y="4.963cm">
          <draw:text-box>
            <text:p/>
          </draw:text-box>
        </draw:frame>
        <draw:line draw:style-name="gr2" draw:text-style-name="P2" draw:layer="layout" svg:x1="19.36cm" svg:y1="5.226cm" svg:x2="19.259cm" svg:y2="5.025cm">
          <text:p/>
        </draw:line>
        <draw:path draw:style-name="gr2" draw:text-style-name="P2" draw:layer="layout" svg:width="0cm" svg:height="0.998cm" svg:x="19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334cm 5.05cm)">
          <draw:text-box>
            <text:p/>
          </draw:text-box>
        </draw:frame>
        <draw:frame draw:style-name="gr3" draw:text-style-name="P2" draw:layer="layout" svg:width="0.071cm" svg:height="1.007cm" svg:x="19.459cm" svg:y="4.963cm">
          <draw:text-box>
            <text:p/>
          </draw:text-box>
        </draw:frame>
        <draw:line draw:style-name="gr2" draw:text-style-name="P2" draw:layer="layout" svg:x1="19.86cm" svg:y1="5.226cm" svg:x2="19.759cm" svg:y2="5.025cm">
          <text:p/>
        </draw:line>
        <draw:path draw:style-name="gr2" draw:text-style-name="P2" draw:layer="layout" svg:width="0cm" svg:height="0.998cm" svg:x="19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834cm 5.05cm)">
          <draw:text-box>
            <text:p/>
          </draw:text-box>
        </draw:frame>
        <draw:frame draw:style-name="gr3" draw:text-style-name="P2" draw:layer="layout" svg:width="0.071cm" svg:height="1.007cm" svg:x="19.959cm" svg:y="4.963cm">
          <draw:text-box>
            <text:p/>
          </draw:text-box>
        </draw:frame>
        <draw:line draw:style-name="gr2" draw:text-style-name="P2" draw:layer="layout" svg:x1="20.36cm" svg:y1="5.226cm" svg:x2="20.259cm" svg:y2="5.025cm">
          <text:p/>
        </draw:line>
        <draw:path draw:style-name="gr2" draw:text-style-name="P2" draw:layer="layout" svg:width="0cm" svg:height="0.998cm" svg:x="20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334cm 5.05cm)">
          <draw:text-box>
            <text:p/>
          </draw:text-box>
        </draw:frame>
        <draw:frame draw:style-name="gr3" draw:text-style-name="P2" draw:layer="layout" svg:width="0.071cm" svg:height="1.007cm" svg:x="20.459cm" svg:y="4.963cm">
          <draw:text-box>
            <text:p/>
          </draw:text-box>
        </draw:frame>
        <draw:line draw:style-name="gr2" draw:text-style-name="P2" draw:layer="layout" svg:x1="20.86cm" svg:y1="5.226cm" svg:x2="20.759cm" svg:y2="5.025cm">
          <text:p/>
        </draw:line>
        <draw:path draw:style-name="gr2" draw:text-style-name="P2" draw:layer="layout" svg:width="0cm" svg:height="0.998cm" svg:x="20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834cm 5.05cm)">
          <draw:text-box>
            <text:p/>
          </draw:text-box>
        </draw:frame>
        <draw:frame draw:style-name="gr3" draw:text-style-name="P2" draw:layer="layout" svg:width="0.071cm" svg:height="1.007cm" svg:x="20.959cm" svg:y="4.963cm">
          <draw:text-box>
            <text:p/>
          </draw:text-box>
        </draw:frame>
        <draw:line draw:style-name="gr2" draw:text-style-name="P2" draw:layer="layout" svg:x1="21.36cm" svg:y1="5.226cm" svg:x2="21.259cm" svg:y2="5.025cm">
          <text:p/>
        </draw:line>
        <draw:path draw:style-name="gr2" draw:text-style-name="P2" draw:layer="layout" svg:width="0cm" svg:height="0.998cm" svg:x="21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334cm 5.05cm)">
          <draw:text-box>
            <text:p/>
          </draw:text-box>
        </draw:frame>
        <draw:frame draw:style-name="gr3" draw:text-style-name="P2" draw:layer="layout" svg:width="0.071cm" svg:height="1.007cm" svg:x="21.459cm" svg:y="4.963cm">
          <draw:text-box>
            <text:p/>
          </draw:text-box>
        </draw:frame>
        <draw:line draw:style-name="gr2" draw:text-style-name="P2" draw:layer="layout" svg:x1="21.86cm" svg:y1="5.226cm" svg:x2="21.759cm" svg:y2="5.025cm">
          <text:p/>
        </draw:line>
        <draw:path draw:style-name="gr2" draw:text-style-name="P2" draw:layer="layout" svg:width="0cm" svg:height="0.998cm" svg:x="21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834cm 5.05cm)">
          <draw:text-box>
            <text:p/>
          </draw:text-box>
        </draw:frame>
        <draw:frame draw:style-name="gr3" draw:text-style-name="P2" draw:layer="layout" svg:width="0.071cm" svg:height="1.007cm" svg:x="21.959cm" svg:y="4.963cm">
          <draw:text-box>
            <text:p/>
          </draw:text-box>
        </draw:frame>
        <draw:line draw:style-name="gr2" draw:text-style-name="P2" draw:layer="layout" svg:x1="22.36cm" svg:y1="5.226cm" svg:x2="22.259cm" svg:y2="5.025cm">
          <text:p/>
        </draw:line>
        <draw:path draw:style-name="gr2" draw:text-style-name="P2" draw:layer="layout" svg:width="0cm" svg:height="0.998cm" svg:x="22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334cm 5.05cm)">
          <draw:text-box>
            <text:p/>
          </draw:text-box>
        </draw:frame>
        <draw:frame draw:style-name="gr3" draw:text-style-name="P2" draw:layer="layout" svg:width="0.071cm" svg:height="1.007cm" svg:x="22.459cm" svg:y="4.963cm">
          <draw:text-box>
            <text:p/>
          </draw:text-box>
        </draw:frame>
        <draw:line draw:style-name="gr2" draw:text-style-name="P2" draw:layer="layout" svg:x1="22.86cm" svg:y1="5.226cm" svg:x2="22.759cm" svg:y2="5.025cm">
          <text:p/>
        </draw:line>
        <draw:path draw:style-name="gr2" draw:text-style-name="P2" draw:layer="layout" svg:width="0cm" svg:height="0.998cm" svg:x="22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834cm 5.05cm)">
          <draw:text-box>
            <text:p/>
          </draw:text-box>
        </draw:frame>
        <draw:frame draw:style-name="gr3" draw:text-style-name="P2" draw:layer="layout" svg:width="0.071cm" svg:height="1.007cm" svg:x="22.959cm" svg:y="4.963cm">
          <draw:text-box>
            <text:p/>
          </draw:text-box>
        </draw:frame>
        <draw:line draw:style-name="gr2" draw:text-style-name="P2" draw:layer="layout" svg:x1="23.36cm" svg:y1="5.226cm" svg:x2="23.259cm" svg:y2="5.025cm">
          <text:p/>
        </draw:line>
        <draw:path draw:style-name="gr2" draw:text-style-name="P2" draw:layer="layout" svg:width="0cm" svg:height="0.998cm" svg:x="23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334cm 5.05cm)">
          <draw:text-box>
            <text:p/>
          </draw:text-box>
        </draw:frame>
        <draw:frame draw:style-name="gr3" draw:text-style-name="P2" draw:layer="layout" svg:width="0.071cm" svg:height="1.007cm" svg:x="23.459cm" svg:y="4.963cm">
          <draw:text-box>
            <text:p/>
          </draw:text-box>
        </draw:frame>
        <draw:line draw:style-name="gr2" draw:text-style-name="P2" draw:layer="layout" svg:x1="23.86cm" svg:y1="5.226cm" svg:x2="23.759cm" svg:y2="5.025cm">
          <text:p/>
        </draw:line>
        <draw:path draw:style-name="gr2" draw:text-style-name="P2" draw:layer="layout" svg:width="0cm" svg:height="0.998cm" svg:x="23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834cm 5.05cm)">
          <draw:text-box>
            <text:p/>
          </draw:text-box>
        </draw:frame>
        <draw:frame draw:style-name="gr3" draw:text-style-name="P2" draw:layer="layout" svg:width="0.071cm" svg:height="1.007cm" svg:x="23.959cm" svg:y="4.963cm">
          <draw:text-box>
            <text:p/>
          </draw:text-box>
        </draw:frame>
        <draw:line draw:style-name="gr2" draw:text-style-name="P2" draw:layer="layout" svg:x1="24.36cm" svg:y1="5.226cm" svg:x2="24.259cm" svg:y2="5.025cm">
          <text:p/>
        </draw:line>
        <draw:path draw:style-name="gr2" draw:text-style-name="P2" draw:layer="layout" svg:width="0cm" svg:height="0.998cm" svg:x="24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334cm 5.05cm)">
          <draw:text-box>
            <text:p/>
          </draw:text-box>
        </draw:frame>
        <draw:frame draw:style-name="gr3" draw:text-style-name="P2" draw:layer="layout" svg:width="0.071cm" svg:height="1.007cm" svg:x="24.459cm" svg:y="4.963cm">
          <draw:text-box>
            <text:p/>
          </draw:text-box>
        </draw:frame>
        <draw:line draw:style-name="gr2" draw:text-style-name="P2" draw:layer="layout" svg:x1="24.86cm" svg:y1="5.226cm" svg:x2="24.759cm" svg:y2="5.025cm">
          <text:p/>
        </draw:line>
        <draw:path draw:style-name="gr2" draw:text-style-name="P2" draw:layer="layout" svg:width="0cm" svg:height="0.998cm" svg:x="24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834cm 5.05cm)">
          <draw:text-box>
            <text:p/>
          </draw:text-box>
        </draw:frame>
        <draw:frame draw:style-name="gr3" draw:text-style-name="P2" draw:layer="layout" svg:width="0.071cm" svg:height="1.007cm" svg:x="24.959cm" svg:y="4.963cm">
          <draw:text-box>
            <text:p/>
          </draw:text-box>
        </draw:frame>
        <draw:line draw:style-name="gr2" draw:text-style-name="P2" draw:layer="layout" svg:x1="25.36cm" svg:y1="5.226cm" svg:x2="25.259cm" svg:y2="5.025cm">
          <text:p/>
        </draw:line>
        <draw:path draw:style-name="gr2" draw:text-style-name="P2" draw:layer="layout" svg:width="0cm" svg:height="0.998cm" svg:x="25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334cm 5.05cm)">
          <draw:text-box>
            <text:p/>
          </draw:text-box>
        </draw:frame>
        <draw:frame draw:style-name="gr3" draw:text-style-name="P2" draw:layer="layout" svg:width="0.071cm" svg:height="1.007cm" svg:x="25.459cm" svg:y="4.963cm">
          <draw:text-box>
            <text:p/>
          </draw:text-box>
        </draw:frame>
        <draw:line draw:style-name="gr2" draw:text-style-name="P2" draw:layer="layout" svg:x1="25.86cm" svg:y1="5.226cm" svg:x2="25.759cm" svg:y2="5.025cm">
          <text:p/>
        </draw:line>
        <draw:path draw:style-name="gr2" draw:text-style-name="P2" draw:layer="layout" svg:width="0cm" svg:height="0.998cm" svg:x="25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834cm 5.05cm)">
          <draw:text-box>
            <text:p/>
          </draw:text-box>
        </draw:frame>
        <draw:frame draw:style-name="gr3" draw:text-style-name="P2" draw:layer="layout" svg:width="0.071cm" svg:height="1.007cm" svg:x="25.959cm" svg:y="4.963cm">
          <draw:text-box>
            <text:p/>
          </draw:text-box>
        </draw:frame>
        <draw:line draw:style-name="gr2" draw:text-style-name="P2" draw:layer="layout" svg:x1="26.36cm" svg:y1="5.226cm" svg:x2="26.259cm" svg:y2="5.025cm">
          <text:p/>
        </draw:line>
        <draw:path draw:style-name="gr2" draw:text-style-name="P2" draw:layer="layout" svg:width="0cm" svg:height="0.998cm" svg:x="26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6.334cm 5.05cm)">
          <draw:text-box>
            <text:p/>
          </draw:text-box>
        </draw:frame>
        <draw:frame draw:style-name="gr3" draw:text-style-name="P2" draw:layer="layout" svg:width="0.071cm" svg:height="1.007cm" svg:x="26.459cm" svg:y="4.963cm">
          <draw:text-box>
            <text:p/>
          </draw:text-box>
        </draw:frame>
        <draw:polyline draw:style-name="gr2" draw:text-style-name="P2" draw:layer="layout" svg:width="0.5cm" svg:height="0.4cm" svg:x="25.859cm" svg:y="4.225cm" svg:viewBox="0 0 501 401" draw:points="501,401 501,0 0,0 0,400">
          <text:p/>
        </draw:polyline>
        <draw:polyline draw:style-name="gr2" draw:text-style-name="P2" draw:layer="layout" svg:width="0.5cm" svg:height="0.4cm" svg:x="25.359cm" svg:y="4.225cm" svg:viewBox="0 0 501 401" draw:points="0,401 0,0 501,0 501,401">
          <text:p/>
        </draw:polyline>
        <draw:polyline draw:style-name="gr2" draw:text-style-name="P2" draw:layer="layout" svg:width="0.5cm" svg:height="0.4cm" svg:x="24.859cm" svg:y="4.225cm" svg:viewBox="0 0 501 401" draw:points="0,401 0,0 501,0 501,401">
          <text:p/>
        </draw:polyline>
        <draw:polyline draw:style-name="gr2" draw:text-style-name="P2" draw:layer="layout" svg:width="0.5cm" svg:height="0.4cm" svg:x="24.359cm" svg:y="4.225cm" svg:viewBox="0 0 501 401" draw:points="0,401 0,0 501,0 501,400">
          <text:p/>
        </draw:polyline>
        <draw:polyline draw:style-name="gr2" draw:text-style-name="P2" draw:layer="layout" svg:width="0.5cm" svg:height="0.4cm" svg:x="23.859cm" svg:y="4.225cm" svg:viewBox="0 0 501 401" draw:points="0,400 0,0 501,0 501,401">
          <text:p/>
        </draw:polyline>
        <draw:polyline draw:style-name="gr2" draw:text-style-name="P2" draw:layer="layout" svg:width="0.5cm" svg:height="0.4cm" svg:x="23.359cm" svg:y="4.225cm" svg:viewBox="0 0 501 401" draw:points="0,401 0,0 501,0 501,401">
          <text:p/>
        </draw:polyline>
        <draw:polyline draw:style-name="gr2" draw:text-style-name="P2" draw:layer="layout" svg:width="0.5cm" svg:height="0.4cm" svg:x="22.859cm" svg:y="4.225cm" svg:viewBox="0 0 501 401" draw:points="0,401 0,0 501,0 501,401">
          <text:p/>
        </draw:polyline>
        <draw:polyline draw:style-name="gr2" draw:text-style-name="P2" draw:layer="layout" svg:width="0.5cm" svg:height="0.4cm" svg:x="22.359cm" svg:y="4.225cm" svg:viewBox="0 0 501 401" draw:points="0,401 0,0 501,0 501,400">
          <text:p/>
        </draw:polyline>
        <draw:polyline draw:style-name="gr2" draw:text-style-name="P2" draw:layer="layout" svg:width="0.5cm" svg:height="0.4cm" svg:x="21.859cm" svg:y="4.225cm" svg:viewBox="0 0 501 401" draw:points="0,400 0,0 501,0 501,401">
          <text:p/>
        </draw:polyline>
        <draw:polyline draw:style-name="gr2" draw:text-style-name="P2" draw:layer="layout" svg:width="0.5cm" svg:height="0.4cm" svg:x="21.359cm" svg:y="4.225cm" svg:viewBox="0 0 501 401" draw:points="0,401 0,0 501,0 501,401">
          <text:p/>
        </draw:polyline>
        <draw:polyline draw:style-name="gr2" draw:text-style-name="P2" draw:layer="layout" svg:width="0.5cm" svg:height="0.4cm" svg:x="20.859cm" svg:y="4.225cm" svg:viewBox="0 0 501 401" draw:points="0,401 0,0 501,0 501,401">
          <text:p/>
        </draw:polyline>
        <draw:polyline draw:style-name="gr2" draw:text-style-name="P2" draw:layer="layout" svg:width="0.5cm" svg:height="0.393cm" svg:x="20.359cm" svg:y="4.232cm" svg:viewBox="0 0 501 394" draw:points="0,394 0,0 501,0 501,394">
          <text:p/>
        </draw:polyline>
        <draw:polyline draw:style-name="gr2" draw:text-style-name="P2" draw:layer="layout" svg:width="0.5cm" svg:height="0.4cm" svg:x="19.859cm" svg:y="4.225cm" svg:viewBox="0 0 501 401" draw:points="0,400 0,0 501,0 501,401">
          <text:p/>
        </draw:polyline>
        <draw:polyline draw:style-name="gr2" draw:text-style-name="P2" draw:layer="layout" svg:width="0.5cm" svg:height="0.393cm" svg:x="19.359cm" svg:y="4.232cm" svg:viewBox="0 0 501 394" draw:points="0,394 0,0 501,0 501,394">
          <text:p/>
        </draw:polyline>
        <draw:polyline draw:style-name="gr2" draw:text-style-name="P2" draw:layer="layout" svg:width="0.5cm" svg:height="0.393cm" svg:x="18.859cm" svg:y="4.232cm" svg:viewBox="0 0 501 394" draw:points="0,394 0,0 501,0 501,394">
          <text:p/>
        </draw:polyline>
        <draw:polyline draw:style-name="gr2" draw:text-style-name="P2" draw:layer="layout" svg:width="1.554cm" svg:height="0.4cm" svg:x="17.305cm" svg:y="4.225cm" svg:viewBox="0 0 1555 401" draw:points="0,0 1555,0 1555,401">
          <text:p/>
        </draw:polyline>
        <draw:g>
          <draw:path draw:style-name="gr14" draw:text-style-name="P7" draw:layer="layout" svg:width="0.1cm" svg:height="0.1cm" svg:x="18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3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3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809cm" svg:y="4.1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20.309cm" svg:y="4.1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0.309cm" svg:y="4.1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5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5.809cm" svg:y="4.175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line draw:style-name="gr2" draw:text-style-name="P2" draw:layer="layout" svg:x1="18.86cm" svg:y1="12.133cm" svg:x2="18.759cm" svg:y2="11.932cm">
          <text:p/>
        </draw:line>
        <draw:path draw:style-name="gr2" draw:text-style-name="P2" draw:layer="layout" svg:width="0cm" svg:height="0.998cm" svg:x="18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8.834cm 11.957cm)">
          <draw:text-box>
            <text:p/>
          </draw:text-box>
        </draw:frame>
        <draw:frame draw:style-name="gr3" draw:text-style-name="P2" draw:layer="layout" svg:width="0.071cm" svg:height="1.007cm" svg:x="18.959cm" svg:y="11.869cm">
          <draw:text-box>
            <text:p/>
          </draw:text-box>
        </draw:frame>
        <draw:line draw:style-name="gr2" draw:text-style-name="P2" draw:layer="layout" svg:x1="19.36cm" svg:y1="12.133cm" svg:x2="19.259cm" svg:y2="11.932cm">
          <text:p/>
        </draw:line>
        <draw:path draw:style-name="gr2" draw:text-style-name="P2" draw:layer="layout" svg:width="0cm" svg:height="0.998cm" svg:x="19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334cm 11.957cm)">
          <draw:text-box>
            <text:p/>
          </draw:text-box>
        </draw:frame>
        <draw:frame draw:style-name="gr3" draw:text-style-name="P2" draw:layer="layout" svg:width="0.071cm" svg:height="1.007cm" svg:x="19.459cm" svg:y="11.869cm">
          <draw:text-box>
            <text:p/>
          </draw:text-box>
        </draw:frame>
        <draw:line draw:style-name="gr2" draw:text-style-name="P2" draw:layer="layout" svg:x1="19.86cm" svg:y1="12.133cm" svg:x2="19.759cm" svg:y2="11.932cm">
          <text:p/>
        </draw:line>
        <draw:path draw:style-name="gr2" draw:text-style-name="P2" draw:layer="layout" svg:width="0cm" svg:height="0.998cm" svg:x="19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834cm 11.957cm)">
          <draw:text-box>
            <text:p/>
          </draw:text-box>
        </draw:frame>
        <draw:frame draw:style-name="gr3" draw:text-style-name="P2" draw:layer="layout" svg:width="0.071cm" svg:height="1.007cm" svg:x="19.959cm" svg:y="11.869cm">
          <draw:text-box>
            <text:p/>
          </draw:text-box>
        </draw:frame>
        <draw:line draw:style-name="gr2" draw:text-style-name="P2" draw:layer="layout" svg:x1="20.36cm" svg:y1="12.133cm" svg:x2="20.259cm" svg:y2="11.932cm">
          <text:p/>
        </draw:line>
        <draw:path draw:style-name="gr2" draw:text-style-name="P2" draw:layer="layout" svg:width="0cm" svg:height="0.998cm" svg:x="20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334cm 11.957cm)">
          <draw:text-box>
            <text:p/>
          </draw:text-box>
        </draw:frame>
        <draw:frame draw:style-name="gr3" draw:text-style-name="P2" draw:layer="layout" svg:width="0.071cm" svg:height="1.007cm" svg:x="20.459cm" svg:y="11.869cm">
          <draw:text-box>
            <text:p/>
          </draw:text-box>
        </draw:frame>
        <draw:line draw:style-name="gr2" draw:text-style-name="P2" draw:layer="layout" svg:x1="20.86cm" svg:y1="12.133cm" svg:x2="20.759cm" svg:y2="11.932cm">
          <text:p/>
        </draw:line>
        <draw:path draw:style-name="gr2" draw:text-style-name="P2" draw:layer="layout" svg:width="0cm" svg:height="0.998cm" svg:x="20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834cm 11.957cm)">
          <draw:text-box>
            <text:p/>
          </draw:text-box>
        </draw:frame>
        <draw:frame draw:style-name="gr3" draw:text-style-name="P2" draw:layer="layout" svg:width="0.071cm" svg:height="1.007cm" svg:x="20.959cm" svg:y="11.869cm">
          <draw:text-box>
            <text:p/>
          </draw:text-box>
        </draw:frame>
        <draw:line draw:style-name="gr2" draw:text-style-name="P2" draw:layer="layout" svg:x1="21.36cm" svg:y1="12.133cm" svg:x2="21.259cm" svg:y2="11.932cm">
          <text:p/>
        </draw:line>
        <draw:path draw:style-name="gr2" draw:text-style-name="P2" draw:layer="layout" svg:width="0cm" svg:height="0.998cm" svg:x="21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334cm 11.957cm)">
          <draw:text-box>
            <text:p/>
          </draw:text-box>
        </draw:frame>
        <draw:frame draw:style-name="gr3" draw:text-style-name="P2" draw:layer="layout" svg:width="0.071cm" svg:height="1.007cm" svg:x="21.459cm" svg:y="11.869cm">
          <draw:text-box>
            <text:p/>
          </draw:text-box>
        </draw:frame>
        <draw:line draw:style-name="gr2" draw:text-style-name="P2" draw:layer="layout" svg:x1="21.86cm" svg:y1="12.133cm" svg:x2="21.759cm" svg:y2="11.932cm">
          <text:p/>
        </draw:line>
        <draw:path draw:style-name="gr2" draw:text-style-name="P2" draw:layer="layout" svg:width="0cm" svg:height="0.998cm" svg:x="21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834cm 11.957cm)">
          <draw:text-box>
            <text:p/>
          </draw:text-box>
        </draw:frame>
        <draw:frame draw:style-name="gr3" draw:text-style-name="P2" draw:layer="layout" svg:width="0.071cm" svg:height="1.007cm" svg:x="21.959cm" svg:y="11.869cm">
          <draw:text-box>
            <text:p/>
          </draw:text-box>
        </draw:frame>
        <draw:line draw:style-name="gr2" draw:text-style-name="P2" draw:layer="layout" svg:x1="22.36cm" svg:y1="12.133cm" svg:x2="22.259cm" svg:y2="11.932cm">
          <text:p/>
        </draw:line>
        <draw:path draw:style-name="gr2" draw:text-style-name="P2" draw:layer="layout" svg:width="0cm" svg:height="0.998cm" svg:x="22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334cm 11.957cm)">
          <draw:text-box>
            <text:p/>
          </draw:text-box>
        </draw:frame>
        <draw:frame draw:style-name="gr3" draw:text-style-name="P2" draw:layer="layout" svg:width="0.071cm" svg:height="1.007cm" svg:x="22.459cm" svg:y="11.869cm">
          <draw:text-box>
            <text:p/>
          </draw:text-box>
        </draw:frame>
        <draw:line draw:style-name="gr2" draw:text-style-name="P2" draw:layer="layout" svg:x1="22.86cm" svg:y1="12.133cm" svg:x2="22.759cm" svg:y2="11.932cm">
          <text:p/>
        </draw:line>
        <draw:path draw:style-name="gr2" draw:text-style-name="P2" draw:layer="layout" svg:width="0cm" svg:height="0.998cm" svg:x="22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834cm 11.957cm)">
          <draw:text-box>
            <text:p/>
          </draw:text-box>
        </draw:frame>
        <draw:frame draw:style-name="gr3" draw:text-style-name="P2" draw:layer="layout" svg:width="0.071cm" svg:height="1.007cm" svg:x="22.959cm" svg:y="11.869cm">
          <draw:text-box>
            <text:p/>
          </draw:text-box>
        </draw:frame>
        <draw:line draw:style-name="gr2" draw:text-style-name="P2" draw:layer="layout" svg:x1="23.36cm" svg:y1="12.133cm" svg:x2="23.259cm" svg:y2="11.932cm">
          <text:p/>
        </draw:line>
        <draw:path draw:style-name="gr2" draw:text-style-name="P2" draw:layer="layout" svg:width="0cm" svg:height="0.998cm" svg:x="23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334cm 11.957cm)">
          <draw:text-box>
            <text:p/>
          </draw:text-box>
        </draw:frame>
        <draw:frame draw:style-name="gr3" draw:text-style-name="P2" draw:layer="layout" svg:width="0.071cm" svg:height="1.007cm" svg:x="23.459cm" svg:y="11.869cm">
          <draw:text-box>
            <text:p/>
          </draw:text-box>
        </draw:frame>
        <draw:line draw:style-name="gr2" draw:text-style-name="P2" draw:layer="layout" svg:x1="23.86cm" svg:y1="12.133cm" svg:x2="23.759cm" svg:y2="11.932cm">
          <text:p/>
        </draw:line>
        <draw:path draw:style-name="gr2" draw:text-style-name="P2" draw:layer="layout" svg:width="0cm" svg:height="0.998cm" svg:x="23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834cm 11.957cm)">
          <draw:text-box>
            <text:p/>
          </draw:text-box>
        </draw:frame>
        <draw:frame draw:style-name="gr3" draw:text-style-name="P2" draw:layer="layout" svg:width="0.071cm" svg:height="1.007cm" svg:x="23.959cm" svg:y="11.869cm">
          <draw:text-box>
            <text:p/>
          </draw:text-box>
        </draw:frame>
        <draw:line draw:style-name="gr2" draw:text-style-name="P2" draw:layer="layout" svg:x1="24.36cm" svg:y1="12.133cm" svg:x2="24.259cm" svg:y2="11.932cm">
          <text:p/>
        </draw:line>
        <draw:path draw:style-name="gr2" draw:text-style-name="P2" draw:layer="layout" svg:width="0cm" svg:height="0.998cm" svg:x="24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334cm 11.957cm)">
          <draw:text-box>
            <text:p/>
          </draw:text-box>
        </draw:frame>
        <draw:frame draw:style-name="gr3" draw:text-style-name="P2" draw:layer="layout" svg:width="0.071cm" svg:height="1.007cm" svg:x="24.459cm" svg:y="11.869cm">
          <draw:text-box>
            <text:p/>
          </draw:text-box>
        </draw:frame>
        <draw:line draw:style-name="gr2" draw:text-style-name="P2" draw:layer="layout" svg:x1="24.86cm" svg:y1="12.133cm" svg:x2="24.759cm" svg:y2="11.932cm">
          <text:p/>
        </draw:line>
        <draw:path draw:style-name="gr2" draw:text-style-name="P2" draw:layer="layout" svg:width="0cm" svg:height="0.998cm" svg:x="24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834cm 11.957cm)">
          <draw:text-box>
            <text:p/>
          </draw:text-box>
        </draw:frame>
        <draw:frame draw:style-name="gr3" draw:text-style-name="P2" draw:layer="layout" svg:width="0.071cm" svg:height="1.007cm" svg:x="24.959cm" svg:y="11.869cm">
          <draw:text-box>
            <text:p/>
          </draw:text-box>
        </draw:frame>
        <draw:line draw:style-name="gr2" draw:text-style-name="P2" draw:layer="layout" svg:x1="25.36cm" svg:y1="12.133cm" svg:x2="25.259cm" svg:y2="11.932cm">
          <text:p/>
        </draw:line>
        <draw:path draw:style-name="gr2" draw:text-style-name="P2" draw:layer="layout" svg:width="0cm" svg:height="0.998cm" svg:x="25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334cm 11.957cm)">
          <draw:text-box>
            <text:p/>
          </draw:text-box>
        </draw:frame>
        <draw:frame draw:style-name="gr3" draw:text-style-name="P2" draw:layer="layout" svg:width="0.071cm" svg:height="1.007cm" svg:x="25.459cm" svg:y="11.869cm">
          <draw:text-box>
            <text:p/>
          </draw:text-box>
        </draw:frame>
        <draw:line draw:style-name="gr2" draw:text-style-name="P2" draw:layer="layout" svg:x1="25.86cm" svg:y1="12.133cm" svg:x2="25.759cm" svg:y2="11.932cm">
          <text:p/>
        </draw:line>
        <draw:path draw:style-name="gr2" draw:text-style-name="P2" draw:layer="layout" svg:width="0cm" svg:height="0.998cm" svg:x="25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834cm 11.957cm)">
          <draw:text-box>
            <text:p/>
          </draw:text-box>
        </draw:frame>
        <draw:frame draw:style-name="gr3" draw:text-style-name="P2" draw:layer="layout" svg:width="0.071cm" svg:height="1.007cm" svg:x="25.959cm" svg:y="11.869cm">
          <draw:text-box>
            <text:p/>
          </draw:text-box>
        </draw:frame>
        <draw:line draw:style-name="gr2" draw:text-style-name="P2" draw:layer="layout" svg:x1="26.36cm" svg:y1="12.133cm" svg:x2="26.259cm" svg:y2="11.932cm">
          <text:p/>
        </draw:line>
        <draw:path draw:style-name="gr2" draw:text-style-name="P2" draw:layer="layout" svg:width="0cm" svg:height="0.998cm" svg:x="26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6.334cm 11.957cm)">
          <draw:text-box>
            <text:p/>
          </draw:text-box>
        </draw:frame>
        <draw:frame draw:style-name="gr3" draw:text-style-name="P2" draw:layer="layout" svg:width="0.071cm" svg:height="1.007cm" svg:x="26.459cm" svg:y="11.869cm">
          <draw:text-box>
            <text:p/>
          </draw:text-box>
        </draw:frame>
        <draw:polyline draw:style-name="gr2" draw:text-style-name="P2" draw:layer="layout" svg:width="0.5cm" svg:height="0.4cm" svg:x="25.859cm" svg:y="11.132cm" svg:viewBox="0 0 501 401" draw:points="501,401 501,0 0,0 0,400">
          <text:p/>
        </draw:polyline>
        <draw:polyline draw:style-name="gr2" draw:text-style-name="P2" draw:layer="layout" svg:width="0.5cm" svg:height="0.4cm" svg:x="25.359cm" svg:y="11.132cm" svg:viewBox="0 0 501 401" draw:points="0,401 0,0 501,0 501,401">
          <text:p/>
        </draw:polyline>
        <draw:polyline draw:style-name="gr2" draw:text-style-name="P2" draw:layer="layout" svg:width="0.5cm" svg:height="0.4cm" svg:x="24.859cm" svg:y="11.132cm" svg:viewBox="0 0 501 401" draw:points="0,401 0,0 501,0 501,401">
          <text:p/>
        </draw:polyline>
        <draw:polyline draw:style-name="gr2" draw:text-style-name="P2" draw:layer="layout" svg:width="0.5cm" svg:height="0.4cm" svg:x="24.359cm" svg:y="11.132cm" svg:viewBox="0 0 501 401" draw:points="0,401 0,0 501,0 501,400">
          <text:p/>
        </draw:polyline>
        <draw:polyline draw:style-name="gr2" draw:text-style-name="P2" draw:layer="layout" svg:width="0.5cm" svg:height="0.4cm" svg:x="23.859cm" svg:y="11.132cm" svg:viewBox="0 0 501 401" draw:points="0,400 0,0 501,0 501,401">
          <text:p/>
        </draw:polyline>
        <draw:polyline draw:style-name="gr2" draw:text-style-name="P2" draw:layer="layout" svg:width="0.5cm" svg:height="0.4cm" svg:x="23.359cm" svg:y="11.132cm" svg:viewBox="0 0 501 401" draw:points="0,401 0,0 501,0 501,401">
          <text:p/>
        </draw:polyline>
        <draw:polyline draw:style-name="gr2" draw:text-style-name="P2" draw:layer="layout" svg:width="0.5cm" svg:height="0.4cm" svg:x="22.859cm" svg:y="11.132cm" svg:viewBox="0 0 501 401" draw:points="0,401 0,0 501,0 501,401">
          <text:p/>
        </draw:polyline>
        <draw:polyline draw:style-name="gr2" draw:text-style-name="P2" draw:layer="layout" svg:width="0.5cm" svg:height="0.4cm" svg:x="22.359cm" svg:y="11.132cm" svg:viewBox="0 0 501 401" draw:points="0,401 0,0 501,0 501,400">
          <text:p/>
        </draw:polyline>
        <draw:polyline draw:style-name="gr2" draw:text-style-name="P2" draw:layer="layout" svg:width="0.5cm" svg:height="0.4cm" svg:x="21.859cm" svg:y="11.132cm" svg:viewBox="0 0 501 401" draw:points="0,400 0,0 501,0 501,401">
          <text:p/>
        </draw:polyline>
        <draw:polyline draw:style-name="gr2" draw:text-style-name="P2" draw:layer="layout" svg:width="0.5cm" svg:height="0.4cm" svg:x="21.359cm" svg:y="11.132cm" svg:viewBox="0 0 501 401" draw:points="0,401 0,0 501,0 501,401">
          <text:p/>
        </draw:polyline>
        <draw:polyline draw:style-name="gr2" draw:text-style-name="P2" draw:layer="layout" svg:width="0.5cm" svg:height="0.4cm" svg:x="20.859cm" svg:y="11.132cm" svg:viewBox="0 0 501 401" draw:points="0,401 0,0 501,0 501,401">
          <text:p/>
        </draw:polyline>
        <draw:polyline draw:style-name="gr2" draw:text-style-name="P2" draw:layer="layout" svg:width="0.5cm" svg:height="0.393cm" svg:x="20.359cm" svg:y="11.138cm" svg:viewBox="0 0 501 394" draw:points="0,394 0,0 501,0 501,394">
          <text:p/>
        </draw:polyline>
        <draw:polyline draw:style-name="gr2" draw:text-style-name="P2" draw:layer="layout" svg:width="0.5cm" svg:height="0.4cm" svg:x="19.859cm" svg:y="11.132cm" svg:viewBox="0 0 501 401" draw:points="0,400 0,0 501,0 501,401">
          <text:p/>
        </draw:polyline>
        <draw:polyline draw:style-name="gr2" draw:text-style-name="P2" draw:layer="layout" svg:width="0.5cm" svg:height="0.393cm" svg:x="19.359cm" svg:y="11.138cm" svg:viewBox="0 0 501 394" draw:points="0,394 0,0 501,0 501,394">
          <text:p/>
        </draw:polyline>
        <draw:polyline draw:style-name="gr2" draw:text-style-name="P2" draw:layer="layout" svg:width="0.5cm" svg:height="0.393cm" svg:x="18.859cm" svg:y="11.138cm" svg:viewBox="0 0 501 394" draw:points="0,394 0,0 501,0 501,394">
          <text:p/>
        </draw:polyline>
        <draw:polyline draw:style-name="gr2" draw:text-style-name="P2" draw:layer="layout" svg:width="1.554cm" svg:height="0.407cm" svg:x="17.305cm" svg:y="11.125cm" svg:viewBox="0 0 1555 408" draw:points="0,0 1555,0 1555,408">
          <text:p/>
        </draw:polyline>
        <draw:g>
          <draw:path draw:style-name="gr14" draw:text-style-name="P7" draw:layer="layout" svg:width="0.1cm" svg:height="0.1cm" svg:x="18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8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3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3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9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9.809cm" svg:y="11.082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01cm" svg:x="20.309cm" svg:y="11.082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0.309cm" svg:y="11.082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2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2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ath draw:style-name="gr14" draw:text-style-name="P7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01cm" svg:x="25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  <draw:path draw:style-name="gr2" draw:text-style-name="P2" draw:layer="layout" svg:width="0.1cm" svg:height="0.101cm" svg:x="25.809cm" svg:y="11.082cm" svg:viewBox="0 0 101 102" svg:d="M0 51c0-9 2-18 7-25 4-8 11-15 18-19 8-5 17-7 25-7 9 0 18 2 26 7 7 4 14 11 18 19 5 7 7 16 7 25s-2 18-7 26c-4 7-11 14-18 18-8 5-17 7-25 7-9 0-18-2-26-7-7-4-14-11-18-18-5-8-7-17-7-26z">
            <text:p/>
          </draw:path>
        </draw:g>
        <draw:g>
          <draw:polygon draw:style-name="gr1" draw:text-style-name="P1" draw:layer="layout" svg:width="0.7cm" svg:height="1.7cm" svg:x="27.809cm" svg:y="12.625cm" svg:viewBox="0 0 701 1701" draw:points="0,1701 701,1701 701,0 0,0">
            <text:p/>
          </draw:polygon>
          <draw:polygon draw:style-name="gr2" draw:text-style-name="P2" draw:layer="layout" svg:width="0.7cm" svg:height="1.7cm" svg:x="27.809cm" svg:y="12.625cm" svg:viewBox="0 0 701 1701" draw:points="0,1701 701,1701 701,0 0,0">
            <text:p/>
          </draw:polygon>
        </draw:g>
        <draw:line draw:style-name="gr2" draw:text-style-name="P2" draw:layer="layout" svg:x1="28.059cm" svg:y1="12.926cm" svg:x2="28.26cm" svg:y2="12.825cm">
          <text:p/>
        </draw:line>
        <draw:path draw:style-name="gr2" draw:text-style-name="P2" draw:layer="layout" svg:width="0.998cm" svg:height="0cm" svg:x="27.659cm" svg:y="12.925cm" svg:viewBox="0 0 999 0" svg:d="M599 0h400M0 0h399">
          <text:p/>
        </draw:path>
        <draw:polyline draw:style-name="gr2" draw:text-style-name="P2" draw:layer="layout" svg:width="0.443cm" svg:height="0.105cm" svg:x="28.216cm" svg:y="12.775cm" svg:viewBox="0 0 444 106" draw:points="0,106 0,0 444,0">
          <text:p/>
        </draw:polyline>
        <draw:line draw:style-name="gr2" draw:text-style-name="P2" draw:layer="layout" svg:x1="28.059cm" svg:y1="13.226cm" svg:x2="28.26cm" svg:y2="13.125cm">
          <text:p/>
        </draw:line>
        <draw:path draw:style-name="gr2" draw:text-style-name="P2" draw:layer="layout" svg:width="0.998cm" svg:height="0cm" svg:x="27.659cm" svg:y="13.225cm" svg:viewBox="0 0 999 0" svg:d="M599 0h400M0 0h399">
          <text:p/>
        </draw:path>
        <draw:polyline draw:style-name="gr2" draw:text-style-name="P2" draw:layer="layout" svg:width="0.443cm" svg:height="0.105cm" svg:x="28.216cm" svg:y="13.075cm" svg:viewBox="0 0 444 106" draw:points="0,106 0,0 444,0">
          <text:p/>
        </draw:polyline>
        <draw:line draw:style-name="gr2" draw:text-style-name="P2" draw:layer="layout" svg:x1="28.059cm" svg:y1="13.526cm" svg:x2="28.26cm" svg:y2="13.425cm">
          <text:p/>
        </draw:line>
        <draw:path draw:style-name="gr2" draw:text-style-name="P2" draw:layer="layout" svg:width="0.998cm" svg:height="0cm" svg:x="27.659cm" svg:y="13.525cm" svg:viewBox="0 0 999 0" svg:d="M599 0h400M0 0h399">
          <text:p/>
        </draw:path>
        <draw:polyline draw:style-name="gr2" draw:text-style-name="P2" draw:layer="layout" svg:width="0.443cm" svg:height="0.105cm" svg:x="28.216cm" svg:y="13.375cm" svg:viewBox="0 0 444 106" draw:points="0,106 0,0 444,0">
          <text:p/>
        </draw:polyline>
        <draw:line draw:style-name="gr2" draw:text-style-name="P2" draw:layer="layout" svg:x1="28.059cm" svg:y1="13.826cm" svg:x2="28.26cm" svg:y2="13.725cm">
          <text:p/>
        </draw:line>
        <draw:path draw:style-name="gr2" draw:text-style-name="P2" draw:layer="layout" svg:width="0.998cm" svg:height="0cm" svg:x="27.659cm" svg:y="13.825cm" svg:viewBox="0 0 999 0" svg:d="M599 0h400M0 0h400">
          <text:p/>
        </draw:path>
        <draw:polyline draw:style-name="gr2" draw:text-style-name="P2" draw:layer="layout" svg:width="0.443cm" svg:height="0.105cm" svg:x="28.216cm" svg:y="13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4cm" svg:viewBox="0 0 151 151" draw:points="0,151 151,151 151,0 0,0">
            <text:p/>
          </draw:polygon>
          <draw:path draw:style-name="gr2" draw:text-style-name="P2" draw:layer="layout" svg:width="0.15cm" svg:height="0.15cm" svg:x="27.959cm" svg:y="1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4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4cm" svg:viewBox="0 0 301 151" draw:points="0,151 301,151 301,0 0,0">
              <text:p/>
            </draw:polygon>
            <draw:polygon draw:style-name="gr2" draw:text-style-name="P2" draw:layer="layout" svg:width="0.3cm" svg:height="0.15cm" svg:x="28.109cm" svg:y="1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4.15cm">
            <draw:text-box>
              <text:p/>
            </draw:text-box>
          </draw:frame>
        </draw:g>
        <draw:line draw:style-name="gr2" draw:text-style-name="P2" draw:layer="layout" svg:x1="27.959cm" svg:y1="14.075cm" svg:x2="27.099cm" svg:y2="14.075cm">
          <text:p/>
        </draw:line>
        <draw:g>
          <draw:polygon draw:style-name="gr1" draw:text-style-name="P1" draw:layer="layout" svg:width="0.7cm" svg:height="1.7cm" svg:x="27.809cm" svg:y="14.625cm" svg:viewBox="0 0 701 1701" draw:points="0,1701 701,1701 701,0 0,0">
            <text:p/>
          </draw:polygon>
          <draw:polygon draw:style-name="gr2" draw:text-style-name="P2" draw:layer="layout" svg:width="0.7cm" svg:height="1.7cm" svg:x="27.809cm" svg:y="14.625cm" svg:viewBox="0 0 701 1701" draw:points="0,1701 701,1701 701,0 0,0">
            <text:p/>
          </draw:polygon>
        </draw:g>
        <draw:line draw:style-name="gr2" draw:text-style-name="P2" draw:layer="layout" svg:x1="28.059cm" svg:y1="14.926cm" svg:x2="28.26cm" svg:y2="14.825cm">
          <text:p/>
        </draw:line>
        <draw:path draw:style-name="gr2" draw:text-style-name="P2" draw:layer="layout" svg:width="0.998cm" svg:height="0cm" svg:x="27.659cm" svg:y="14.925cm" svg:viewBox="0 0 999 0" svg:d="M599 0h400M0 0h399">
          <text:p/>
        </draw:path>
        <draw:polyline draw:style-name="gr2" draw:text-style-name="P2" draw:layer="layout" svg:width="0.443cm" svg:height="0.105cm" svg:x="28.216cm" svg:y="14.775cm" svg:viewBox="0 0 444 106" draw:points="0,106 0,0 444,0">
          <text:p/>
        </draw:polyline>
        <draw:line draw:style-name="gr2" draw:text-style-name="P2" draw:layer="layout" svg:x1="28.059cm" svg:y1="15.226cm" svg:x2="28.26cm" svg:y2="15.125cm">
          <text:p/>
        </draw:line>
        <draw:path draw:style-name="gr2" draw:text-style-name="P2" draw:layer="layout" svg:width="0.998cm" svg:height="0cm" svg:x="27.659cm" svg:y="15.225cm" svg:viewBox="0 0 999 0" svg:d="M599 0h400M0 0h399">
          <text:p/>
        </draw:path>
        <draw:polyline draw:style-name="gr2" draw:text-style-name="P2" draw:layer="layout" svg:width="0.443cm" svg:height="0.105cm" svg:x="28.216cm" svg:y="15.075cm" svg:viewBox="0 0 444 106" draw:points="0,106 0,0 444,0">
          <text:p/>
        </draw:polyline>
        <draw:line draw:style-name="gr2" draw:text-style-name="P2" draw:layer="layout" svg:x1="28.059cm" svg:y1="15.526cm" svg:x2="28.26cm" svg:y2="15.425cm">
          <text:p/>
        </draw:line>
        <draw:path draw:style-name="gr2" draw:text-style-name="P2" draw:layer="layout" svg:width="0.998cm" svg:height="0cm" svg:x="27.659cm" svg:y="15.525cm" svg:viewBox="0 0 999 0" svg:d="M599 0h400M0 0h399">
          <text:p/>
        </draw:path>
        <draw:polyline draw:style-name="gr2" draw:text-style-name="P2" draw:layer="layout" svg:width="0.443cm" svg:height="0.105cm" svg:x="28.216cm" svg:y="15.375cm" svg:viewBox="0 0 444 106" draw:points="0,106 0,0 444,0">
          <text:p/>
        </draw:polyline>
        <draw:line draw:style-name="gr2" draw:text-style-name="P2" draw:layer="layout" svg:x1="28.059cm" svg:y1="15.826cm" svg:x2="28.26cm" svg:y2="15.725cm">
          <text:p/>
        </draw:line>
        <draw:path draw:style-name="gr2" draw:text-style-name="P2" draw:layer="layout" svg:width="0.998cm" svg:height="0cm" svg:x="27.659cm" svg:y="15.825cm" svg:viewBox="0 0 999 0" svg:d="M599 0h400M0 0h400">
          <text:p/>
        </draw:path>
        <draw:polyline draw:style-name="gr2" draw:text-style-name="P2" draw:layer="layout" svg:width="0.443cm" svg:height="0.105cm" svg:x="28.216cm" svg:y="15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6cm" svg:viewBox="0 0 151 151" draw:points="0,151 151,151 151,0 0,0">
            <text:p/>
          </draw:polygon>
          <draw:path draw:style-name="gr2" draw:text-style-name="P2" draw:layer="layout" svg:width="0.15cm" svg:height="0.15cm" svg:x="27.959cm" svg:y="16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6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6cm" svg:viewBox="0 0 301 151" draw:points="0,151 301,151 301,0 0,0">
              <text:p/>
            </draw:polygon>
            <draw:polygon draw:style-name="gr2" draw:text-style-name="P2" draw:layer="layout" svg:width="0.3cm" svg:height="0.15cm" svg:x="28.109cm" svg:y="1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6.15cm">
            <draw:text-box>
              <text:p/>
            </draw:text-box>
          </draw:frame>
        </draw:g>
        <draw:line draw:style-name="gr2" draw:text-style-name="P2" draw:layer="layout" svg:x1="27.959cm" svg:y1="16.075cm" svg:x2="27.219cm" svg:y2="16.075cm">
          <text:p/>
        </draw:line>
        <draw:g>
          <draw:polygon draw:style-name="gr1" draw:text-style-name="P1" draw:layer="layout" svg:width="0.7cm" svg:height="1.7cm" svg:x="27.809cm" svg:y="16.625cm" svg:viewBox="0 0 701 1701" draw:points="0,1701 701,1701 701,0 0,0">
            <text:p/>
          </draw:polygon>
          <draw:polygon draw:style-name="gr2" draw:text-style-name="P2" draw:layer="layout" svg:width="0.7cm" svg:height="1.7cm" svg:x="27.809cm" svg:y="16.625cm" svg:viewBox="0 0 701 1701" draw:points="0,1701 701,1701 701,0 0,0">
            <text:p/>
          </draw:polygon>
        </draw:g>
        <draw:line draw:style-name="gr2" draw:text-style-name="P2" draw:layer="layout" svg:x1="28.059cm" svg:y1="16.926cm" svg:x2="28.26cm" svg:y2="16.825cm">
          <text:p/>
        </draw:line>
        <draw:path draw:style-name="gr2" draw:text-style-name="P2" draw:layer="layout" svg:width="0.998cm" svg:height="0cm" svg:x="27.659cm" svg:y="16.925cm" svg:viewBox="0 0 999 0" svg:d="M599 0h400M0 0h399">
          <text:p/>
        </draw:path>
        <draw:polyline draw:style-name="gr2" draw:text-style-name="P2" draw:layer="layout" svg:width="0.443cm" svg:height="0.105cm" svg:x="28.216cm" svg:y="16.775cm" svg:viewBox="0 0 444 106" draw:points="0,106 0,0 444,0">
          <text:p/>
        </draw:polyline>
        <draw:line draw:style-name="gr2" draw:text-style-name="P2" draw:layer="layout" svg:x1="28.059cm" svg:y1="17.226cm" svg:x2="28.26cm" svg:y2="17.125cm">
          <text:p/>
        </draw:line>
        <draw:path draw:style-name="gr2" draw:text-style-name="P2" draw:layer="layout" svg:width="0.998cm" svg:height="0cm" svg:x="27.659cm" svg:y="17.225cm" svg:viewBox="0 0 999 0" svg:d="M599 0h400M0 0h399">
          <text:p/>
        </draw:path>
        <draw:polyline draw:style-name="gr2" draw:text-style-name="P2" draw:layer="layout" svg:width="0.443cm" svg:height="0.105cm" svg:x="28.216cm" svg:y="17.075cm" svg:viewBox="0 0 444 106" draw:points="0,106 0,0 444,0">
          <text:p/>
        </draw:polyline>
        <draw:line draw:style-name="gr2" draw:text-style-name="P2" draw:layer="layout" svg:x1="28.059cm" svg:y1="17.526cm" svg:x2="28.26cm" svg:y2="17.425cm">
          <text:p/>
        </draw:line>
        <draw:path draw:style-name="gr2" draw:text-style-name="P2" draw:layer="layout" svg:width="0.998cm" svg:height="0cm" svg:x="27.659cm" svg:y="17.525cm" svg:viewBox="0 0 999 0" svg:d="M599 0h400M0 0h399">
          <text:p/>
        </draw:path>
        <draw:polyline draw:style-name="gr2" draw:text-style-name="P2" draw:layer="layout" svg:width="0.443cm" svg:height="0.105cm" svg:x="28.216cm" svg:y="17.375cm" svg:viewBox="0 0 444 106" draw:points="0,106 0,0 444,0">
          <text:p/>
        </draw:polyline>
        <draw:line draw:style-name="gr2" draw:text-style-name="P2" draw:layer="layout" svg:x1="28.059cm" svg:y1="17.826cm" svg:x2="28.26cm" svg:y2="17.725cm">
          <text:p/>
        </draw:line>
        <draw:path draw:style-name="gr2" draw:text-style-name="P2" draw:layer="layout" svg:width="0.998cm" svg:height="0cm" svg:x="27.659cm" svg:y="17.825cm" svg:viewBox="0 0 999 0" svg:d="M599 0h400M0 0h400">
          <text:p/>
        </draw:path>
        <draw:polyline draw:style-name="gr2" draw:text-style-name="P2" draw:layer="layout" svg:width="0.443cm" svg:height="0.105cm" svg:x="28.216cm" svg:y="17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8cm" svg:viewBox="0 0 151 151" draw:points="0,151 151,151 151,0 0,0">
            <text:p/>
          </draw:polygon>
          <draw:path draw:style-name="gr2" draw:text-style-name="P2" draw:layer="layout" svg:width="0.15cm" svg:height="0.15cm" svg:x="27.959cm" svg:y="18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8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8cm" svg:viewBox="0 0 301 151" draw:points="0,151 301,151 301,0 0,0">
              <text:p/>
            </draw:polygon>
            <draw:polygon draw:style-name="gr2" draw:text-style-name="P2" draw:layer="layout" svg:width="0.3cm" svg:height="0.15cm" svg:x="28.109cm" svg:y="18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8.15cm">
            <draw:text-box>
              <text:p/>
            </draw:text-box>
          </draw:frame>
        </draw:g>
        <draw:line draw:style-name="gr2" draw:text-style-name="P2" draw:layer="layout" svg:x1="27.959cm" svg:y1="18.075cm" svg:x2="27.339cm" svg:y2="18.075cm">
          <text:p/>
        </draw:line>
        <draw:g>
          <draw:polygon draw:style-name="gr1" draw:text-style-name="P1" draw:layer="layout" svg:width="0.7cm" svg:height="1.7cm" svg:x="27.809cm" svg:y="18.625cm" svg:viewBox="0 0 701 1701" draw:points="0,1701 701,1701 701,0 0,0">
            <text:p/>
          </draw:polygon>
          <draw:polygon draw:style-name="gr2" draw:text-style-name="P2" draw:layer="layout" svg:width="0.7cm" svg:height="1.7cm" svg:x="27.809cm" svg:y="18.625cm" svg:viewBox="0 0 701 1701" draw:points="0,1701 701,1701 701,0 0,0">
            <text:p/>
          </draw:polygon>
        </draw:g>
        <draw:line draw:style-name="gr2" draw:text-style-name="P2" draw:layer="layout" svg:x1="28.059cm" svg:y1="18.926cm" svg:x2="28.26cm" svg:y2="18.825cm">
          <text:p/>
        </draw:line>
        <draw:path draw:style-name="gr2" draw:text-style-name="P2" draw:layer="layout" svg:width="0.998cm" svg:height="0cm" svg:x="27.659cm" svg:y="18.925cm" svg:viewBox="0 0 999 0" svg:d="M599 0h400M0 0h399">
          <text:p/>
        </draw:path>
        <draw:polyline draw:style-name="gr2" draw:text-style-name="P2" draw:layer="layout" svg:width="0.443cm" svg:height="0.105cm" svg:x="28.216cm" svg:y="18.775cm" svg:viewBox="0 0 444 106" draw:points="0,106 0,0 444,0">
          <text:p/>
        </draw:polyline>
        <draw:line draw:style-name="gr2" draw:text-style-name="P2" draw:layer="layout" svg:x1="28.059cm" svg:y1="19.226cm" svg:x2="28.26cm" svg:y2="19.125cm">
          <text:p/>
        </draw:line>
        <draw:path draw:style-name="gr2" draw:text-style-name="P2" draw:layer="layout" svg:width="0.998cm" svg:height="0cm" svg:x="27.659cm" svg:y="19.225cm" svg:viewBox="0 0 999 0" svg:d="M599 0h400M0 0h399">
          <text:p/>
        </draw:path>
        <draw:polyline draw:style-name="gr2" draw:text-style-name="P2" draw:layer="layout" svg:width="0.443cm" svg:height="0.105cm" svg:x="28.216cm" svg:y="19.075cm" svg:viewBox="0 0 444 106" draw:points="0,106 0,0 444,0">
          <text:p/>
        </draw:polyline>
        <draw:line draw:style-name="gr2" draw:text-style-name="P2" draw:layer="layout" svg:x1="28.059cm" svg:y1="19.526cm" svg:x2="28.26cm" svg:y2="19.425cm">
          <text:p/>
        </draw:line>
        <draw:path draw:style-name="gr2" draw:text-style-name="P2" draw:layer="layout" svg:width="0.998cm" svg:height="0cm" svg:x="27.659cm" svg:y="19.525cm" svg:viewBox="0 0 999 0" svg:d="M599 0h400M0 0h399">
          <text:p/>
        </draw:path>
        <draw:polyline draw:style-name="gr2" draw:text-style-name="P2" draw:layer="layout" svg:width="0.443cm" svg:height="0.105cm" svg:x="28.216cm" svg:y="19.375cm" svg:viewBox="0 0 444 106" draw:points="0,106 0,0 444,0">
          <text:p/>
        </draw:polyline>
        <draw:line draw:style-name="gr2" draw:text-style-name="P2" draw:layer="layout" svg:x1="28.059cm" svg:y1="19.826cm" svg:x2="28.26cm" svg:y2="19.725cm">
          <text:p/>
        </draw:line>
        <draw:path draw:style-name="gr2" draw:text-style-name="P2" draw:layer="layout" svg:width="0.998cm" svg:height="0cm" svg:x="27.659cm" svg:y="19.825cm" svg:viewBox="0 0 999 0" svg:d="M599 0h400M0 0h400">
          <text:p/>
        </draw:path>
        <draw:polyline draw:style-name="gr2" draw:text-style-name="P2" draw:layer="layout" svg:width="0.443cm" svg:height="0.105cm" svg:x="28.216cm" svg:y="19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20cm" svg:viewBox="0 0 151 151" draw:points="0,151 151,151 151,0 0,0">
            <text:p/>
          </draw:polygon>
          <draw:path draw:style-name="gr2" draw:text-style-name="P2" draw:layer="layout" svg:width="0.15cm" svg:height="0.15cm" svg:x="27.959cm" svg:y="20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20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20cm" svg:viewBox="0 0 301 151" draw:points="0,151 301,151 301,0 0,0">
              <text:p/>
            </draw:polygon>
            <draw:polygon draw:style-name="gr2" draw:text-style-name="P2" draw:layer="layout" svg:width="0.3cm" svg:height="0.15cm" svg:x="28.109cm" svg:y="20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20.15cm">
            <draw:text-box>
              <text:p/>
            </draw:text-box>
          </draw:frame>
        </draw:g>
        <draw:line draw:style-name="gr2" draw:text-style-name="P2" draw:layer="layout" svg:x1="27.958cm" svg:y1="20.075cm" svg:x2="27.659cm" svg:y2="20.075cm">
          <text:p/>
        </draw:line>
        <draw:polyline draw:style-name="gr2" draw:text-style-name="P2" draw:layer="layout" svg:width="1.3cm" svg:height="0.393cm" svg:x="26.359cm" svg:y="12.532cm" svg:viewBox="0 0 1301 394" draw:points="0,0 0,394 1301,394">
          <text:p/>
        </draw:polyline>
        <draw:polyline draw:style-name="gr2" draw:text-style-name="P2" draw:layer="layout" svg:width="1.8cm" svg:height="0.693cm" svg:x="25.859cm" svg:y="12.532cm" svg:viewBox="0 0 1801 694" draw:points="0,0 0,694 1801,694">
          <text:p/>
        </draw:polyline>
        <draw:polyline draw:style-name="gr2" draw:text-style-name="P2" draw:layer="layout" svg:width="2.3cm" svg:height="0.993cm" svg:x="25.359cm" svg:y="12.532cm" svg:viewBox="0 0 2301 994" draw:points="0,0 0,994 2301,994">
          <text:p/>
        </draw:polyline>
        <draw:polyline draw:style-name="gr2" draw:text-style-name="P2" draw:layer="layout" svg:width="2.8cm" svg:height="1.293cm" svg:x="24.859cm" svg:y="12.532cm" svg:viewBox="0 0 2801 1294" draw:points="0,0 0,1294 2801,1294">
          <text:p/>
        </draw:polyline>
        <draw:path draw:style-name="gr2" draw:text-style-name="P2" draw:layer="layout" svg:width="3.3cm" svg:height="2.393cm" svg:x="24.359cm" svg:y="12.532cm" svg:viewBox="0 0 3301 2394" svg:d="M0 0v2394h2657c0-15 4-29 11-42 7-12 18-23 31-30 12-8 27-12 41-12 15 0 29 4 42 12 13 7 23 18 31 30 7 13 11 27 11 42h477">
          <text:p/>
        </draw:path>
        <draw:path draw:style-name="gr2" draw:text-style-name="P2" draw:layer="layout" svg:width="3.8cm" svg:height="2.693cm" svg:x="23.859cm" svg:y="12.532cm" svg:viewBox="0 0 3801 2694" svg:d="M0 0v2694h3157c0-15 4-29 11-42 7-12 18-23 31-30 12-8 27-12 41-12 15 0 29 4 42 12 13 7 23 18 31 30 7 13 11 27 11 42h477">
          <text:p/>
        </draw:path>
        <draw:path draw:style-name="gr2" draw:text-style-name="P2" draw:layer="layout" svg:width="4.3cm" svg:height="2.993cm" svg:x="23.359cm" svg:y="12.532cm" svg:viewBox="0 0 4301 2994" svg:d="M0 0v2994h3657c0-15 4-29 11-42 7-12 18-23 31-30 12-8 27-12 41-12 15 0 29 4 42 12 13 7 23 18 31 30 7 13 11 27 11 42h477">
          <text:p/>
        </draw:path>
        <draw:path draw:style-name="gr2" draw:text-style-name="P2" draw:layer="layout" svg:width="4.8cm" svg:height="3.293cm" svg:x="22.859cm" svg:y="12.532cm" svg:viewBox="0 0 4801 3294" svg:d="M0 0v3294h4157c0-15 4-29 11-42 7-12 18-23 31-30 12-8 27-12 41-12 15 0 29 4 42 12 13 7 23 18 31 30 7 13 11 27 11 42h477">
          <text:p/>
        </draw:path>
        <draw:path draw:style-name="gr2" draw:text-style-name="P2" draw:layer="layout" svg:width="5.3cm" svg:height="4.393cm" svg:x="22.359cm" svg:y="12.532cm" svg:viewBox="0 0 5301 4394" svg:d="M0 0v4394h4777c0-15 4-29 11-42 7-12 18-23 31-30 12-8 27-12 41-12 15 0 29 4 42 12 13 7 23 18 31 30 7 13 11 27 11 42h357">
          <text:p/>
        </draw:path>
        <draw:path draw:style-name="gr2" draw:text-style-name="P2" draw:layer="layout" svg:width="5.8cm" svg:height="4.693cm" svg:x="21.859cm" svg:y="12.532cm" svg:viewBox="0 0 5801 4694" svg:d="M0 0v4694h5277c0-15 4-29 11-42 7-12 18-23 31-30 12-8 27-12 41-12 15 0 29 4 42 12 13 7 23 18 31 30 7 13 11 27 11 42h357">
          <text:p/>
        </draw:path>
        <draw:path draw:style-name="gr2" draw:text-style-name="P2" draw:layer="layout" svg:width="6.3cm" svg:height="4.993cm" svg:x="21.359cm" svg:y="12.532cm" svg:viewBox="0 0 6301 4994" svg:d="M0 0v4994h5777c0-15 4-29 11-42 7-12 18-23 31-30 12-8 27-12 41-12 15 0 29 4 42 12 13 7 23 18 31 30 7 13 11 27 11 42h357">
          <text:p/>
        </draw:path>
        <draw:path draw:style-name="gr2" draw:text-style-name="P2" draw:layer="layout" svg:width="6.8cm" svg:height="5.293cm" svg:x="20.859cm" svg:y="12.532cm" svg:viewBox="0 0 6801 5294" svg:d="M0 0v5294h6277c0-15 4-29 11-42 7-12 18-23 31-30 12-8 27-12 41-12 15 0 29 4 42 12 13 7 23 18 31 30 7 13 11 27 11 42h357">
          <text:p/>
        </draw:path>
        <draw:path draw:style-name="gr2" draw:text-style-name="P2" draw:layer="layout" svg:width="7.3cm" svg:height="6.393cm" svg:x="20.359cm" svg:y="12.532cm" svg:viewBox="0 0 7301 6394" svg:d="M0 0v6394h6897c0-15 4-29 11-42 7-12 18-23 31-30 12-8 27-12 41-12 15 0 30 4 42 12 13 7 23 18 31 30 7 13 11 27 11 42h237">
          <text:p/>
        </draw:path>
        <draw:path draw:style-name="gr2" draw:text-style-name="P2" draw:layer="layout" svg:width="7.8cm" svg:height="6.693cm" svg:x="19.859cm" svg:y="12.532cm" svg:viewBox="0 0 7801 6694" svg:d="M0 0v6694h7397c0-15 4-29 11-42 7-12 18-23 31-30 12-8 27-12 41-12 15 0 30 4 42 12 13 7 23 18 31 30 7 13 11 27 11 42h237">
          <text:p/>
        </draw:path>
        <draw:path draw:style-name="gr2" draw:text-style-name="P2" draw:layer="layout" svg:width="8.3cm" svg:height="6.993cm" svg:x="19.359cm" svg:y="12.532cm" svg:viewBox="0 0 8301 6994" svg:d="M0 0v6994h7897c0-15 4-29 11-42 7-12 18-23 31-30 12-8 27-12 41-12 15 0 30 4 42 12 13 7 23 18 31 30 7 13 11 27 11 42h237">
          <text:p/>
        </draw:path>
        <draw:path draw:style-name="gr2" draw:text-style-name="P2" draw:layer="layout" svg:width="8.8cm" svg:height="7.293cm" svg:x="18.859cm" svg:y="12.532cm" svg:viewBox="0 0 8801 7294" svg:d="M0 0v7294h8397c0-15 4-29 11-42 7-12 18-23 31-30 12-8 27-12 41-12 15 0 30 4 42 12 13 7 23 18 31 30 7 13 11 27 11 42h237">
          <text:p/>
        </draw:path>
        <draw:g>
          <draw:path draw:style-name="gr14" draw:text-style-name="P7" draw:layer="layout" svg:width="0.1cm" svg:height="0.101cm" svg:x="27.049cm" svg:y="14.02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7.049cm" svg:y="14.02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g>
          <draw:path draw:style-name="gr14" draw:text-style-name="P7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32cm" svg:height="2cm" svg:x="27.339cm" svg:y="18.075cm" svg:viewBox="0 0 321 2001" draw:points="321,2001 0,2001 0,0">
          <text:p/>
        </draw:polyline>
        <draw:polyline draw:style-name="gr2" draw:text-style-name="P2" draw:layer="layout" svg:width="0.12cm" svg:height="2cm" svg:x="27.219cm" svg:y="16.075cm" svg:viewBox="0 0 121 2001" draw:points="0,0 0,2001 121,2001">
          <text:p/>
        </draw:polyline>
        <draw:polyline draw:style-name="gr2" draw:text-style-name="P2" draw:layer="layout" svg:width="0.12cm" svg:height="2cm" svg:x="27.099cm" svg:y="14.075cm" svg:viewBox="0 0 121 2001" draw:points="0,0 0,2001 121,2001">
          <text:p/>
        </draw:polyline>
        <draw:path draw:style-name="gr2" draw:text-style-name="P2" draw:layer="layout" svg:width="8.545cm" svg:height="0.133cm" svg:x="18.554cm" svg:y="13.992cm" svg:viewBox="0 0 8546 134" svg:d="M8546 84h-2658c0-15-3-29-11-42-7-13-18-23-30-31-13-7-27-11-42-11-14 0-29 4-41 11-13 8-23 18-31 31-7 13-11 27-11 42h-334c0-15-4-29-11-42s-18-23-30-31c-13-7-27-11-42-11-14 0-29 4-41 11-13 8-23 18-31 31-7 13-11 27-11 42h-334c0-15-4-29-11-42s-18-23-30-31c-13-7-27-11-42-11-14 0-29 4-41 11-13 8-23 18-31 31-7 13-11 27-11 42h-334c0-15-4-29-11-42s-18-23-30-31c-13-7-27-11-42-11s-29 4-42 11c-12 8-23 18-30 31s-11 27-11 42h-334c0-15-4-29-11-42s-18-23-31-31c-12-7-27-11-41-11-15 0-29 4-42 11-12 8-23 18-30 31s-11 27-11 42h-334c0-15-4-29-11-42-8-13-18-23-31-31-12-7-27-11-41-11-15 0-29 4-42 11-12 8-23 18-30 31s-11 27-11 42h-334c0-15-4-29-11-42-8-13-18-23-31-31-12-7-27-11-41-11-15 0-29 4-42 11-12 8-23 18-30 31-8 13-11 27-11 42h-334c0-15-4-29-12-42-7-13-17-23-30-31-13-7-27-11-41-11-15 0-29 4-42 11-13 8-23 18-30 31-8 13-11 27-11 42h-335c0-15-3-29-11-42-7-13-17-23-30-31-13-7-27-11-42-11-14 0-28 4-41 11-13 8-23 18-30 31-8 13-12 27-12 42h-334c0-15-4-29-11-42s-18-23-30-31c-13-7-27-11-42-11-14 0-29 4-41 11-13 8-23 18-31 31-7 13-11 27-11 42h-334c0-15-4-29-11-42s-18-23-30-31c-13-7-27-11-42-11-14 0-29 4-41 11-13 8-23 18-31 31-7 13-11 27-11 42h-334c0-15-4-29-11-42s-18-23-30-31c-13-7-27-11-42-11s-29 4-41 11c-13 8-24 18-31 31s-11 27-11 42h-221v50">
          <text:p/>
        </draw:path>
        <draw:frame draw:style-name="gr4" draw:text-style-name="P4" draw:layer="layout" svg:width="0.485cm" svg:height="0.33cm" svg:x="28.659cm" svg:y="12.784cm">
          <draw:text-box>
            <text:p text:style-name="P8"><text:span text:style-name="T1">D0</text:span></text:p>
          </draw:text-box>
        </draw:frame>
        <draw:frame draw:style-name="gr4" draw:text-style-name="P4" draw:layer="layout" svg:width="0.485cm" svg:height="0.33cm" svg:x="28.659cm" svg:y="13.075cm">
          <draw:text-box>
            <text:p text:style-name="P8"><text:span text:style-name="T1">D1</text:span></text:p>
          </draw:text-box>
        </draw:frame>
        <draw:frame draw:style-name="gr4" draw:text-style-name="P4" draw:layer="layout" svg:width="0.485cm" svg:height="0.33cm" svg:x="28.659cm" svg:y="13.343cm">
          <draw:text-box>
            <text:p text:style-name="P8"><text:span text:style-name="T1">D2</text:span></text:p>
          </draw:text-box>
        </draw:frame>
        <draw:frame draw:style-name="gr4" draw:text-style-name="P4" draw:layer="layout" svg:width="0.485cm" svg:height="0.33cm" svg:x="28.659cm" svg:y="13.643cm">
          <draw:text-box>
            <text:p text:style-name="P8"><text:span text:style-name="T1">D3</text:span></text:p>
          </draw:text-box>
        </draw:frame>
        <draw:frame draw:style-name="gr4" draw:text-style-name="P4" draw:layer="layout" svg:width="0.485cm" svg:height="0.33cm" svg:x="28.659cm" svg:y="14.784cm">
          <draw:text-box>
            <text:p text:style-name="P8"><text:span text:style-name="T1">D4</text:span></text:p>
          </draw:text-box>
        </draw:frame>
        <draw:frame draw:style-name="gr4" draw:text-style-name="P4" draw:layer="layout" svg:width="0.485cm" svg:height="0.33cm" svg:x="28.659cm" svg:y="15.075cm">
          <draw:text-box>
            <text:p text:style-name="P8"><text:span text:style-name="T1">D5</text:span></text:p>
          </draw:text-box>
        </draw:frame>
        <draw:frame draw:style-name="gr4" draw:text-style-name="P4" draw:layer="layout" svg:width="0.485cm" svg:height="0.33cm" svg:x="28.659cm" svg:y="15.343cm">
          <draw:text-box>
            <text:p text:style-name="P8"><text:span text:style-name="T1">D6</text:span></text:p>
          </draw:text-box>
        </draw:frame>
        <draw:frame draw:style-name="gr4" draw:text-style-name="P4" draw:layer="layout" svg:width="0.485cm" svg:height="0.33cm" svg:x="28.659cm" svg:y="15.643cm">
          <draw:text-box>
            <text:p text:style-name="P8"><text:span text:style-name="T1">D7</text:span></text:p>
          </draw:text-box>
        </draw:frame>
        <draw:frame draw:style-name="gr4" draw:text-style-name="P4" draw:layer="layout" svg:width="0.485cm" svg:height="0.33cm" svg:x="28.659cm" svg:y="16.784cm">
          <draw:text-box>
            <text:p text:style-name="P8"><text:span text:style-name="T1">D8</text:span></text:p>
          </draw:text-box>
        </draw:frame>
        <draw:frame draw:style-name="gr4" draw:text-style-name="P4" draw:layer="layout" svg:width="0.485cm" svg:height="0.33cm" svg:x="28.659cm" svg:y="17.075cm">
          <draw:text-box>
            <text:p text:style-name="P8"><text:span text:style-name="T1">D9</text:span></text:p>
          </draw:text-box>
        </draw:frame>
        <draw:frame draw:style-name="gr4" draw:text-style-name="P4" draw:layer="layout" svg:width="0.485cm" svg:height="0.33cm" svg:x="28.659cm" svg:y="17.343cm">
          <draw:text-box>
            <text:p text:style-name="P8"><text:span text:style-name="T1">D10</text:span></text:p>
          </draw:text-box>
        </draw:frame>
        <draw:frame draw:style-name="gr4" draw:text-style-name="P4" draw:layer="layout" svg:width="0.485cm" svg:height="0.33cm" svg:x="28.659cm" svg:y="17.643cm">
          <draw:text-box>
            <text:p text:style-name="P8"><text:span text:style-name="T1">D11</text:span></text:p>
          </draw:text-box>
        </draw:frame>
        <draw:frame draw:style-name="gr4" draw:text-style-name="P4" draw:layer="layout" svg:width="0.485cm" svg:height="0.33cm" svg:x="28.674cm" svg:y="18.784cm">
          <draw:text-box>
            <text:p text:style-name="P8"><text:span text:style-name="T1">D12</text:span></text:p>
          </draw:text-box>
        </draw:frame>
        <draw:frame draw:style-name="gr4" draw:text-style-name="P4" draw:layer="layout" svg:width="0.485cm" svg:height="0.33cm" svg:x="28.674cm" svg:y="19.075cm">
          <draw:text-box>
            <text:p text:style-name="P8"><text:span text:style-name="T1">D13</text:span></text:p>
          </draw:text-box>
        </draw:frame>
        <draw:frame draw:style-name="gr4" draw:text-style-name="P4" draw:layer="layout" svg:width="0.485cm" svg:height="0.33cm" svg:x="28.674cm" svg:y="19.343cm">
          <draw:text-box>
            <text:p text:style-name="P8"><text:span text:style-name="T1">D14</text:span></text:p>
          </draw:text-box>
        </draw:frame>
        <draw:frame draw:style-name="gr4" draw:text-style-name="P4" draw:layer="layout" svg:width="0.485cm" svg:height="0.33cm" svg:x="28.674cm" svg:y="19.643cm">
          <draw:text-box>
            <text:p text:style-name="P8"><text:span text:style-name="T1">D15</text:span></text:p>
          </draw:text-box>
        </draw:frame>
        <draw:frame draw:style-name="gr4" draw:text-style-name="P4" draw:layer="layout" svg:width="1.489cm" svg:height="0.33cm" svg:x="17.37cm" svg:y="3.875cm">
          <draw:text-box>
            <text:p text:style-name="P3"><text:span text:style-name="T1">Word 0</text:span></text:p>
          </draw:text-box>
        </draw:frame>
        <draw:frame draw:style-name="gr4" draw:text-style-name="P4" draw:layer="layout" svg:width="1.489cm" svg:height="0.33cm" svg:x="17.37cm" svg:y="10.734cm">
          <draw:text-box>
            <text:p text:style-name="P3"><text:span text:style-name="T1">Word 63</text:span></text:p>
          </draw:text-box>
        </draw:frame>
        <draw:g>
          <draw:polygon draw:style-name="gr1" draw:text-style-name="P1" draw:layer="layout" svg:width="0.7cm" svg:height="1.7cm" svg:x="15.259cm" svg:y="0.675cm" svg:viewBox="0 0 701 1701" draw:points="0,1701 701,1701 701,0 0,0">
            <text:p/>
          </draw:polygon>
          <draw:polygon draw:style-name="gr2" draw:text-style-name="P2" draw:layer="layout" svg:width="0.7cm" svg:height="1.7cm" svg:x="15.259cm" svg:y="0.675cm" svg:viewBox="0 0 701 1701" draw:points="0,1701 701,1701 701,0 0,0">
            <text:p/>
          </draw:polygon>
        </draw:g>
        <draw:line draw:style-name="gr2" draw:text-style-name="P2" draw:layer="layout" svg:x1="15.509cm" svg:y1="0.976cm" svg:x2="15.71cm" svg:y2="0.875cm">
          <text:p/>
        </draw:line>
        <draw:path draw:style-name="gr2" draw:text-style-name="P2" draw:layer="layout" svg:width="0.998cm" svg:height="0cm" svg:x="15.109cm" svg:y="0.975cm" svg:viewBox="0 0 999 0" svg:d="M599 0h400M0 0h400">
          <text:p/>
        </draw:path>
        <draw:polyline draw:style-name="gr2" draw:text-style-name="P2" draw:layer="layout" svg:width="0.443cm" svg:height="0.105cm" svg:x="15.666cm" svg:y="0.825cm" svg:viewBox="0 0 444 106" draw:points="0,106 0,0 444,0">
          <text:p/>
        </draw:polyline>
        <draw:line draw:style-name="gr2" draw:text-style-name="P2" draw:layer="layout" svg:x1="15.509cm" svg:y1="1.276cm" svg:x2="15.71cm" svg:y2="1.175cm">
          <text:p/>
        </draw:line>
        <draw:path draw:style-name="gr2" draw:text-style-name="P2" draw:layer="layout" svg:width="0.998cm" svg:height="0cm" svg:x="15.109cm" svg:y="1.275cm" svg:viewBox="0 0 999 0" svg:d="M599 0h400M0 0h400">
          <text:p/>
        </draw:path>
        <draw:polyline draw:style-name="gr2" draw:text-style-name="P2" draw:layer="layout" svg:width="0.443cm" svg:height="0.105cm" svg:x="15.666cm" svg:y="1.125cm" svg:viewBox="0 0 444 106" draw:points="0,106 0,0 444,0">
          <text:p/>
        </draw:polyline>
        <draw:line draw:style-name="gr2" draw:text-style-name="P2" draw:layer="layout" svg:x1="15.509cm" svg:y1="1.576cm" svg:x2="15.71cm" svg:y2="1.475cm">
          <text:p/>
        </draw:line>
        <draw:path draw:style-name="gr2" draw:text-style-name="P2" draw:layer="layout" svg:width="0.998cm" svg:height="0cm" svg:x="15.109cm" svg:y="1.575cm" svg:viewBox="0 0 999 0" svg:d="M599 0h400M0 0h399">
          <text:p/>
        </draw:path>
        <draw:polyline draw:style-name="gr2" draw:text-style-name="P2" draw:layer="layout" svg:width="0.443cm" svg:height="0.105cm" svg:x="15.666cm" svg:y="1.425cm" svg:viewBox="0 0 444 106" draw:points="0,106 0,0 444,0">
          <text:p/>
        </draw:polyline>
        <draw:line draw:style-name="gr2" draw:text-style-name="P2" draw:layer="layout" svg:x1="15.509cm" svg:y1="1.876cm" svg:x2="15.71cm" svg:y2="1.775cm">
          <text:p/>
        </draw:line>
        <draw:path draw:style-name="gr2" draw:text-style-name="P2" draw:layer="layout" svg:width="0.998cm" svg:height="0cm" svg:x="15.109cm" svg:y="1.875cm" svg:viewBox="0 0 999 0" svg:d="M599 0h400M0 0h399">
          <text:p/>
        </draw:path>
        <draw:polyline draw:style-name="gr2" draw:text-style-name="P2" draw:layer="layout" svg:width="0.443cm" svg:height="0.105cm" svg:x="15.666cm" svg:y="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2.05cm" svg:viewBox="0 0 151 151" draw:points="0,151 151,151 151,0 0,0">
            <text:p/>
          </draw:polygon>
          <draw:path draw:style-name="gr2" draw:text-style-name="P2" draw:layer="layout" svg:width="0.15cm" svg:height="0.15cm" svg:x="15.409cm" svg:y="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2.2cm">
            <draw:text-box>
              <text:p/>
            </draw:text-box>
          </draw:frame>
        </draw:g>
        <draw:line draw:style-name="gr2" draw:text-style-name="P2" draw:layer="layout" svg:x1="15.409cm" svg:y1="2.125cm" svg:x2="15.109cm" svg:y2="2.125cm">
          <text:p/>
        </draw:line>
        <draw:g>
          <draw:polygon draw:style-name="gr1" draw:text-style-name="P1" draw:layer="layout" svg:width="0.7cm" svg:height="1.7cm" svg:x="15.259cm" svg:y="2.675cm" svg:viewBox="0 0 701 1701" draw:points="0,1701 701,1701 701,0 0,0">
            <text:p/>
          </draw:polygon>
          <draw:polygon draw:style-name="gr2" draw:text-style-name="P2" draw:layer="layout" svg:width="0.7cm" svg:height="1.7cm" svg:x="15.259cm" svg:y="2.675cm" svg:viewBox="0 0 701 1701" draw:points="0,1701 701,1701 701,0 0,0">
            <text:p/>
          </draw:polygon>
        </draw:g>
        <draw:line draw:style-name="gr2" draw:text-style-name="P2" draw:layer="layout" svg:x1="15.509cm" svg:y1="2.976cm" svg:x2="15.71cm" svg:y2="2.875cm">
          <text:p/>
        </draw:line>
        <draw:path draw:style-name="gr2" draw:text-style-name="P2" draw:layer="layout" svg:width="0.998cm" svg:height="0cm" svg:x="15.109cm" svg:y="2.975cm" svg:viewBox="0 0 999 0" svg:d="M599 0h400M0 0h400">
          <text:p/>
        </draw:path>
        <draw:polyline draw:style-name="gr2" draw:text-style-name="P2" draw:layer="layout" svg:width="0.443cm" svg:height="0.105cm" svg:x="15.666cm" svg:y="2.825cm" svg:viewBox="0 0 444 106" draw:points="0,106 0,0 444,0">
          <text:p/>
        </draw:polyline>
        <draw:line draw:style-name="gr2" draw:text-style-name="P2" draw:layer="layout" svg:x1="15.509cm" svg:y1="3.276cm" svg:x2="15.71cm" svg:y2="3.175cm">
          <text:p/>
        </draw:line>
        <draw:path draw:style-name="gr2" draw:text-style-name="P2" draw:layer="layout" svg:width="0.998cm" svg:height="0cm" svg:x="15.109cm" svg:y="3.275cm" svg:viewBox="0 0 999 0" svg:d="M599 0h400M0 0h400">
          <text:p/>
        </draw:path>
        <draw:polyline draw:style-name="gr2" draw:text-style-name="P2" draw:layer="layout" svg:width="0.443cm" svg:height="0.105cm" svg:x="15.666cm" svg:y="3.125cm" svg:viewBox="0 0 444 106" draw:points="0,106 0,0 444,0">
          <text:p/>
        </draw:polyline>
        <draw:line draw:style-name="gr2" draw:text-style-name="P2" draw:layer="layout" svg:x1="15.509cm" svg:y1="3.576cm" svg:x2="15.71cm" svg:y2="3.475cm">
          <text:p/>
        </draw:line>
        <draw:path draw:style-name="gr2" draw:text-style-name="P2" draw:layer="layout" svg:width="0.998cm" svg:height="0cm" svg:x="15.109cm" svg:y="3.575cm" svg:viewBox="0 0 999 0" svg:d="M599 0h400M0 0h399">
          <text:p/>
        </draw:path>
        <draw:polyline draw:style-name="gr2" draw:text-style-name="P2" draw:layer="layout" svg:width="0.443cm" svg:height="0.105cm" svg:x="15.666cm" svg:y="3.425cm" svg:viewBox="0 0 444 106" draw:points="0,106 0,0 444,0">
          <text:p/>
        </draw:polyline>
        <draw:line draw:style-name="gr2" draw:text-style-name="P2" draw:layer="layout" svg:x1="15.509cm" svg:y1="3.876cm" svg:x2="15.71cm" svg:y2="3.775cm">
          <text:p/>
        </draw:line>
        <draw:path draw:style-name="gr2" draw:text-style-name="P2" draw:layer="layout" svg:width="0.998cm" svg:height="0cm" svg:x="15.109cm" svg:y="3.875cm" svg:viewBox="0 0 999 0" svg:d="M599 0h400M0 0h399">
          <text:p/>
        </draw:path>
        <draw:polyline draw:style-name="gr2" draw:text-style-name="P2" draw:layer="layout" svg:width="0.443cm" svg:height="0.105cm" svg:x="15.666cm" svg:y="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4.05cm" svg:viewBox="0 0 151 151" draw:points="0,151 151,151 151,0 0,0">
            <text:p/>
          </draw:polygon>
          <draw:path draw:style-name="gr2" draw:text-style-name="P2" draw:layer="layout" svg:width="0.15cm" svg:height="0.15cm" svg:x="15.409cm" svg:y="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4.2cm">
            <draw:text-box>
              <text:p/>
            </draw:text-box>
          </draw:frame>
        </draw:g>
        <draw:line draw:style-name="gr2" draw:text-style-name="P2" draw:layer="layout" svg:x1="15.409cm" svg:y1="4.125cm" svg:x2="15.109cm" svg:y2="4.125cm">
          <text:p/>
        </draw:line>
        <draw:g>
          <draw:polygon draw:style-name="gr1" draw:text-style-name="P1" draw:layer="layout" svg:width="0.7cm" svg:height="1.7cm" svg:x="15.259cm" svg:y="4.675cm" svg:viewBox="0 0 701 1701" draw:points="0,1701 701,1701 701,0 0,0">
            <text:p/>
          </draw:polygon>
          <draw:polygon draw:style-name="gr2" draw:text-style-name="P2" draw:layer="layout" svg:width="0.7cm" svg:height="1.7cm" svg:x="15.259cm" svg:y="4.675cm" svg:viewBox="0 0 701 1701" draw:points="0,1701 701,1701 701,0 0,0">
            <text:p/>
          </draw:polygon>
        </draw:g>
        <draw:line draw:style-name="gr2" draw:text-style-name="P2" draw:layer="layout" svg:x1="15.509cm" svg:y1="4.976cm" svg:x2="15.71cm" svg:y2="4.875cm">
          <text:p/>
        </draw:line>
        <draw:path draw:style-name="gr2" draw:text-style-name="P2" draw:layer="layout" svg:width="0.998cm" svg:height="0cm" svg:x="15.109cm" svg:y="4.975cm" svg:viewBox="0 0 999 0" svg:d="M599 0h400M0 0h400">
          <text:p/>
        </draw:path>
        <draw:polyline draw:style-name="gr2" draw:text-style-name="P2" draw:layer="layout" svg:width="0.443cm" svg:height="0.105cm" svg:x="15.666cm" svg:y="4.825cm" svg:viewBox="0 0 444 106" draw:points="0,106 0,0 444,0">
          <text:p/>
        </draw:polyline>
        <draw:line draw:style-name="gr2" draw:text-style-name="P2" draw:layer="layout" svg:x1="15.509cm" svg:y1="5.276cm" svg:x2="15.71cm" svg:y2="5.175cm">
          <text:p/>
        </draw:line>
        <draw:path draw:style-name="gr2" draw:text-style-name="P2" draw:layer="layout" svg:width="0.998cm" svg:height="0cm" svg:x="15.109cm" svg:y="5.275cm" svg:viewBox="0 0 999 0" svg:d="M599 0h400M0 0h400">
          <text:p/>
        </draw:path>
        <draw:polyline draw:style-name="gr2" draw:text-style-name="P2" draw:layer="layout" svg:width="0.443cm" svg:height="0.105cm" svg:x="15.666cm" svg:y="5.125cm" svg:viewBox="0 0 444 106" draw:points="0,106 0,0 444,0">
          <text:p/>
        </draw:polyline>
        <draw:line draw:style-name="gr2" draw:text-style-name="P2" draw:layer="layout" svg:x1="15.509cm" svg:y1="5.576cm" svg:x2="15.71cm" svg:y2="5.475cm">
          <text:p/>
        </draw:line>
        <draw:path draw:style-name="gr2" draw:text-style-name="P2" draw:layer="layout" svg:width="0.998cm" svg:height="0cm" svg:x="15.109cm" svg:y="5.575cm" svg:viewBox="0 0 999 0" svg:d="M599 0h400M0 0h399">
          <text:p/>
        </draw:path>
        <draw:polyline draw:style-name="gr2" draw:text-style-name="P2" draw:layer="layout" svg:width="0.443cm" svg:height="0.105cm" svg:x="15.666cm" svg:y="5.425cm" svg:viewBox="0 0 444 106" draw:points="0,106 0,0 444,0">
          <text:p/>
        </draw:polyline>
        <draw:line draw:style-name="gr2" draw:text-style-name="P2" draw:layer="layout" svg:x1="15.509cm" svg:y1="5.876cm" svg:x2="15.71cm" svg:y2="5.775cm">
          <text:p/>
        </draw:line>
        <draw:path draw:style-name="gr2" draw:text-style-name="P2" draw:layer="layout" svg:width="0.998cm" svg:height="0cm" svg:x="15.109cm" svg:y="5.875cm" svg:viewBox="0 0 999 0" svg:d="M599 0h400M0 0h399">
          <text:p/>
        </draw:path>
        <draw:polyline draw:style-name="gr2" draw:text-style-name="P2" draw:layer="layout" svg:width="0.443cm" svg:height="0.105cm" svg:x="15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6.05cm" svg:viewBox="0 0 151 151" draw:points="0,151 151,151 151,0 0,0">
            <text:p/>
          </draw:polygon>
          <draw:path draw:style-name="gr2" draw:text-style-name="P2" draw:layer="layout" svg:width="0.15cm" svg:height="0.15cm" svg:x="15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6.2cm">
            <draw:text-box>
              <text:p/>
            </draw:text-box>
          </draw:frame>
        </draw:g>
        <draw:line draw:style-name="gr2" draw:text-style-name="P2" draw:layer="layout" svg:x1="15.409cm" svg:y1="6.125cm" svg:x2="15.109cm" svg:y2="6.125cm">
          <text:p/>
        </draw:line>
        <draw:g>
          <draw:polygon draw:style-name="gr1" draw:text-style-name="P1" draw:layer="layout" svg:width="0.7cm" svg:height="1.7cm" svg:x="15.259cm" svg:y="6.675cm" svg:viewBox="0 0 701 1701" draw:points="0,1701 701,1701 701,0 0,0">
            <text:p/>
          </draw:polygon>
          <draw:polygon draw:style-name="gr2" draw:text-style-name="P2" draw:layer="layout" svg:width="0.7cm" svg:height="1.7cm" svg:x="15.259cm" svg:y="6.675cm" svg:viewBox="0 0 701 1701" draw:points="0,1701 701,1701 701,0 0,0">
            <text:p/>
          </draw:polygon>
        </draw:g>
        <draw:line draw:style-name="gr2" draw:text-style-name="P2" draw:layer="layout" svg:x1="15.509cm" svg:y1="6.976cm" svg:x2="15.71cm" svg:y2="6.875cm">
          <text:p/>
        </draw:line>
        <draw:path draw:style-name="gr2" draw:text-style-name="P2" draw:layer="layout" svg:width="0.998cm" svg:height="0cm" svg:x="15.109cm" svg:y="6.975cm" svg:viewBox="0 0 999 0" svg:d="M599 0h400M0 0h400">
          <text:p/>
        </draw:path>
        <draw:polyline draw:style-name="gr2" draw:text-style-name="P2" draw:layer="layout" svg:width="0.443cm" svg:height="0.105cm" svg:x="15.666cm" svg:y="6.825cm" svg:viewBox="0 0 444 106" draw:points="0,106 0,0 444,0">
          <text:p/>
        </draw:polyline>
        <draw:line draw:style-name="gr2" draw:text-style-name="P2" draw:layer="layout" svg:x1="15.509cm" svg:y1="7.276cm" svg:x2="15.71cm" svg:y2="7.175cm">
          <text:p/>
        </draw:line>
        <draw:path draw:style-name="gr2" draw:text-style-name="P2" draw:layer="layout" svg:width="0.998cm" svg:height="0cm" svg:x="15.109cm" svg:y="7.275cm" svg:viewBox="0 0 999 0" svg:d="M599 0h400M0 0h400">
          <text:p/>
        </draw:path>
        <draw:polyline draw:style-name="gr2" draw:text-style-name="P2" draw:layer="layout" svg:width="0.443cm" svg:height="0.105cm" svg:x="15.666cm" svg:y="7.125cm" svg:viewBox="0 0 444 106" draw:points="0,106 0,0 444,0">
          <text:p/>
        </draw:polyline>
        <draw:line draw:style-name="gr2" draw:text-style-name="P2" draw:layer="layout" svg:x1="15.509cm" svg:y1="7.576cm" svg:x2="15.71cm" svg:y2="7.475cm">
          <text:p/>
        </draw:line>
        <draw:path draw:style-name="gr2" draw:text-style-name="P2" draw:layer="layout" svg:width="0.998cm" svg:height="0cm" svg:x="15.109cm" svg:y="7.575cm" svg:viewBox="0 0 999 0" svg:d="M599 0h400M0 0h399">
          <text:p/>
        </draw:path>
        <draw:polyline draw:style-name="gr2" draw:text-style-name="P2" draw:layer="layout" svg:width="0.443cm" svg:height="0.105cm" svg:x="15.666cm" svg:y="7.425cm" svg:viewBox="0 0 444 106" draw:points="0,106 0,0 444,0">
          <text:p/>
        </draw:polyline>
        <draw:line draw:style-name="gr2" draw:text-style-name="P2" draw:layer="layout" svg:x1="15.509cm" svg:y1="7.876cm" svg:x2="15.71cm" svg:y2="7.775cm">
          <text:p/>
        </draw:line>
        <draw:path draw:style-name="gr2" draw:text-style-name="P2" draw:layer="layout" svg:width="0.998cm" svg:height="0cm" svg:x="15.109cm" svg:y="7.875cm" svg:viewBox="0 0 999 0" svg:d="M599 0h400M0 0h399">
          <text:p/>
        </draw:path>
        <draw:polyline draw:style-name="gr2" draw:text-style-name="P2" draw:layer="layout" svg:width="0.443cm" svg:height="0.105cm" svg:x="15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8.05cm" svg:viewBox="0 0 151 151" draw:points="0,151 151,151 151,0 0,0">
            <text:p/>
          </draw:polygon>
          <draw:path draw:style-name="gr2" draw:text-style-name="P2" draw:layer="layout" svg:width="0.15cm" svg:height="0.15cm" svg:x="15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8.2cm">
            <draw:text-box>
              <text:p/>
            </draw:text-box>
          </draw:frame>
        </draw:g>
        <draw:line draw:style-name="gr2" draw:text-style-name="P2" draw:layer="layout" svg:x1="15.408cm" svg:y1="8.125cm" svg:x2="15.109cm" svg:y2="8.125cm">
          <text:p/>
        </draw:line>
        <draw:g>
          <draw:polygon draw:style-name="gr1" draw:text-style-name="P1" draw:layer="layout" svg:width="0.7cm" svg:height="1.7cm" svg:x="15.259cm" svg:y="8.675cm" svg:viewBox="0 0 701 1701" draw:points="0,1701 701,1701 701,0 0,0">
            <text:p/>
          </draw:polygon>
          <draw:polygon draw:style-name="gr2" draw:text-style-name="P2" draw:layer="layout" svg:width="0.7cm" svg:height="1.7cm" svg:x="15.259cm" svg:y="8.675cm" svg:viewBox="0 0 701 1701" draw:points="0,1701 701,1701 701,0 0,0">
            <text:p/>
          </draw:polygon>
        </draw:g>
        <draw:line draw:style-name="gr2" draw:text-style-name="P2" draw:layer="layout" svg:x1="15.509cm" svg:y1="8.976cm" svg:x2="15.71cm" svg:y2="8.875cm">
          <text:p/>
        </draw:line>
        <draw:path draw:style-name="gr2" draw:text-style-name="P2" draw:layer="layout" svg:width="0.998cm" svg:height="0cm" svg:x="15.109cm" svg:y="8.975cm" svg:viewBox="0 0 999 0" svg:d="M599 0h400M0 0h400">
          <text:p/>
        </draw:path>
        <draw:polyline draw:style-name="gr2" draw:text-style-name="P2" draw:layer="layout" svg:width="0.443cm" svg:height="0.105cm" svg:x="15.666cm" svg:y="8.825cm" svg:viewBox="0 0 444 106" draw:points="0,106 0,0 444,0">
          <text:p/>
        </draw:polyline>
        <draw:line draw:style-name="gr2" draw:text-style-name="P2" draw:layer="layout" svg:x1="15.509cm" svg:y1="9.276cm" svg:x2="15.71cm" svg:y2="9.175cm">
          <text:p/>
        </draw:line>
        <draw:path draw:style-name="gr2" draw:text-style-name="P2" draw:layer="layout" svg:width="0.998cm" svg:height="0cm" svg:x="15.109cm" svg:y="9.275cm" svg:viewBox="0 0 999 0" svg:d="M599 0h400M0 0h400">
          <text:p/>
        </draw:path>
        <draw:polyline draw:style-name="gr2" draw:text-style-name="P2" draw:layer="layout" svg:width="0.443cm" svg:height="0.105cm" svg:x="15.666cm" svg:y="9.125cm" svg:viewBox="0 0 444 106" draw:points="0,106 0,0 444,0">
          <text:p/>
        </draw:polyline>
        <draw:line draw:style-name="gr2" draw:text-style-name="P2" draw:layer="layout" svg:x1="15.509cm" svg:y1="9.576cm" svg:x2="15.71cm" svg:y2="9.475cm">
          <text:p/>
        </draw:line>
        <draw:path draw:style-name="gr2" draw:text-style-name="P2" draw:layer="layout" svg:width="0.998cm" svg:height="0cm" svg:x="15.109cm" svg:y="9.575cm" svg:viewBox="0 0 999 0" svg:d="M599 0h400M0 0h399">
          <text:p/>
        </draw:path>
        <draw:polyline draw:style-name="gr2" draw:text-style-name="P2" draw:layer="layout" svg:width="0.443cm" svg:height="0.105cm" svg:x="15.666cm" svg:y="9.425cm" svg:viewBox="0 0 444 106" draw:points="0,106 0,0 444,0">
          <text:p/>
        </draw:polyline>
        <draw:line draw:style-name="gr2" draw:text-style-name="P2" draw:layer="layout" svg:x1="15.509cm" svg:y1="9.876cm" svg:x2="15.71cm" svg:y2="9.775cm">
          <text:p/>
        </draw:line>
        <draw:path draw:style-name="gr2" draw:text-style-name="P2" draw:layer="layout" svg:width="0.998cm" svg:height="0cm" svg:x="15.109cm" svg:y="9.875cm" svg:viewBox="0 0 999 0" svg:d="M599 0h400M0 0h399">
          <text:p/>
        </draw:path>
        <draw:polyline draw:style-name="gr2" draw:text-style-name="P2" draw:layer="layout" svg:width="0.443cm" svg:height="0.105cm" svg:x="15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0.05cm" svg:viewBox="0 0 151 151" draw:points="0,151 151,151 151,0 0,0">
            <text:p/>
          </draw:polygon>
          <draw:path draw:style-name="gr2" draw:text-style-name="P2" draw:layer="layout" svg:width="0.15cm" svg:height="0.15cm" svg:x="15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0.2cm">
            <draw:text-box>
              <text:p/>
            </draw:text-box>
          </draw:frame>
        </draw:g>
        <draw:line draw:style-name="gr2" draw:text-style-name="P2" draw:layer="layout" svg:x1="15.408cm" svg:y1="10.125cm" svg:x2="15.109cm" svg:y2="10.125cm">
          <text:p/>
        </draw:line>
        <draw:g>
          <draw:polygon draw:style-name="gr1" draw:text-style-name="P1" draw:layer="layout" svg:width="0.7cm" svg:height="1.7cm" svg:x="15.259cm" svg:y="10.675cm" svg:viewBox="0 0 701 1701" draw:points="0,1701 701,1701 701,0 0,0">
            <text:p/>
          </draw:polygon>
          <draw:polygon draw:style-name="gr2" draw:text-style-name="P2" draw:layer="layout" svg:width="0.7cm" svg:height="1.7cm" svg:x="15.259cm" svg:y="10.675cm" svg:viewBox="0 0 701 1701" draw:points="0,1701 701,1701 701,0 0,0">
            <text:p/>
          </draw:polygon>
        </draw:g>
        <draw:line draw:style-name="gr2" draw:text-style-name="P2" draw:layer="layout" svg:x1="15.509cm" svg:y1="10.976cm" svg:x2="15.71cm" svg:y2="10.875cm">
          <text:p/>
        </draw:line>
        <draw:path draw:style-name="gr2" draw:text-style-name="P2" draw:layer="layout" svg:width="0.998cm" svg:height="0cm" svg:x="15.109cm" svg:y="10.975cm" svg:viewBox="0 0 999 0" svg:d="M599 0h400M0 0h400">
          <text:p/>
        </draw:path>
        <draw:polyline draw:style-name="gr2" draw:text-style-name="P2" draw:layer="layout" svg:width="0.443cm" svg:height="0.105cm" svg:x="15.666cm" svg:y="10.825cm" svg:viewBox="0 0 444 106" draw:points="0,106 0,0 444,0">
          <text:p/>
        </draw:polyline>
        <draw:line draw:style-name="gr2" draw:text-style-name="P2" draw:layer="layout" svg:x1="15.509cm" svg:y1="11.276cm" svg:x2="15.71cm" svg:y2="11.175cm">
          <text:p/>
        </draw:line>
        <draw:path draw:style-name="gr2" draw:text-style-name="P2" draw:layer="layout" svg:width="0.998cm" svg:height="0cm" svg:x="15.109cm" svg:y="11.275cm" svg:viewBox="0 0 999 0" svg:d="M599 0h400M0 0h400">
          <text:p/>
        </draw:path>
        <draw:polyline draw:style-name="gr2" draw:text-style-name="P2" draw:layer="layout" svg:width="0.443cm" svg:height="0.105cm" svg:x="15.666cm" svg:y="11.125cm" svg:viewBox="0 0 444 106" draw:points="0,106 0,0 444,0">
          <text:p/>
        </draw:polyline>
        <draw:line draw:style-name="gr2" draw:text-style-name="P2" draw:layer="layout" svg:x1="15.509cm" svg:y1="11.576cm" svg:x2="15.71cm" svg:y2="11.475cm">
          <text:p/>
        </draw:line>
        <draw:path draw:style-name="gr2" draw:text-style-name="P2" draw:layer="layout" svg:width="0.998cm" svg:height="0cm" svg:x="15.109cm" svg:y="11.575cm" svg:viewBox="0 0 999 0" svg:d="M599 0h400M0 0h399">
          <text:p/>
        </draw:path>
        <draw:polyline draw:style-name="gr2" draw:text-style-name="P2" draw:layer="layout" svg:width="0.443cm" svg:height="0.105cm" svg:x="15.666cm" svg:y="11.425cm" svg:viewBox="0 0 444 106" draw:points="0,106 0,0 444,0">
          <text:p/>
        </draw:polyline>
        <draw:line draw:style-name="gr2" draw:text-style-name="P2" draw:layer="layout" svg:x1="15.509cm" svg:y1="11.876cm" svg:x2="15.71cm" svg:y2="11.775cm">
          <text:p/>
        </draw:line>
        <draw:path draw:style-name="gr2" draw:text-style-name="P2" draw:layer="layout" svg:width="0.998cm" svg:height="0cm" svg:x="15.109cm" svg:y="11.875cm" svg:viewBox="0 0 999 0" svg:d="M599 0h400M0 0h399">
          <text:p/>
        </draw:path>
        <draw:polyline draw:style-name="gr2" draw:text-style-name="P2" draw:layer="layout" svg:width="0.443cm" svg:height="0.105cm" svg:x="15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2.05cm" svg:viewBox="0 0 151 151" draw:points="0,151 151,151 151,0 0,0">
            <text:p/>
          </draw:polygon>
          <draw:path draw:style-name="gr2" draw:text-style-name="P2" draw:layer="layout" svg:width="0.15cm" svg:height="0.15cm" svg:x="15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2.2cm">
            <draw:text-box>
              <text:p/>
            </draw:text-box>
          </draw:frame>
        </draw:g>
        <draw:line draw:style-name="gr2" draw:text-style-name="P2" draw:layer="layout" svg:x1="15.408cm" svg:y1="12.125cm" svg:x2="15.109cm" svg:y2="12.125cm">
          <text:p/>
        </draw:line>
        <draw:g>
          <draw:polygon draw:style-name="gr1" draw:text-style-name="P1" draw:layer="layout" svg:width="0.7cm" svg:height="1.7cm" svg:x="15.259cm" svg:y="12.675cm" svg:viewBox="0 0 701 1701" draw:points="0,1701 701,1701 701,0 0,0">
            <text:p/>
          </draw:polygon>
          <draw:polygon draw:style-name="gr2" draw:text-style-name="P2" draw:layer="layout" svg:width="0.7cm" svg:height="1.7cm" svg:x="15.259cm" svg:y="12.675cm" svg:viewBox="0 0 701 1701" draw:points="0,1701 701,1701 701,0 0,0">
            <text:p/>
          </draw:polygon>
        </draw:g>
        <draw:line draw:style-name="gr2" draw:text-style-name="P2" draw:layer="layout" svg:x1="15.509cm" svg:y1="12.976cm" svg:x2="15.71cm" svg:y2="12.875cm">
          <text:p/>
        </draw:line>
        <draw:path draw:style-name="gr2" draw:text-style-name="P2" draw:layer="layout" svg:width="0.998cm" svg:height="0cm" svg:x="15.109cm" svg:y="12.975cm" svg:viewBox="0 0 999 0" svg:d="M599 0h400M0 0h400">
          <text:p/>
        </draw:path>
        <draw:polyline draw:style-name="gr2" draw:text-style-name="P2" draw:layer="layout" svg:width="0.443cm" svg:height="0.105cm" svg:x="15.666cm" svg:y="12.825cm" svg:viewBox="0 0 444 106" draw:points="0,106 0,0 444,0">
          <text:p/>
        </draw:polyline>
        <draw:line draw:style-name="gr2" draw:text-style-name="P2" draw:layer="layout" svg:x1="15.509cm" svg:y1="13.276cm" svg:x2="15.71cm" svg:y2="13.175cm">
          <text:p/>
        </draw:line>
        <draw:path draw:style-name="gr2" draw:text-style-name="P2" draw:layer="layout" svg:width="0.998cm" svg:height="0cm" svg:x="15.109cm" svg:y="13.275cm" svg:viewBox="0 0 999 0" svg:d="M599 0h400M0 0h400">
          <text:p/>
        </draw:path>
        <draw:polyline draw:style-name="gr2" draw:text-style-name="P2" draw:layer="layout" svg:width="0.443cm" svg:height="0.105cm" svg:x="15.666cm" svg:y="13.125cm" svg:viewBox="0 0 444 106" draw:points="0,106 0,0 444,0">
          <text:p/>
        </draw:polyline>
        <draw:line draw:style-name="gr2" draw:text-style-name="P2" draw:layer="layout" svg:x1="15.509cm" svg:y1="13.576cm" svg:x2="15.71cm" svg:y2="13.475cm">
          <text:p/>
        </draw:line>
        <draw:path draw:style-name="gr2" draw:text-style-name="P2" draw:layer="layout" svg:width="0.998cm" svg:height="0cm" svg:x="15.109cm" svg:y="13.575cm" svg:viewBox="0 0 999 0" svg:d="M599 0h400M0 0h399">
          <text:p/>
        </draw:path>
        <draw:polyline draw:style-name="gr2" draw:text-style-name="P2" draw:layer="layout" svg:width="0.443cm" svg:height="0.105cm" svg:x="15.666cm" svg:y="13.425cm" svg:viewBox="0 0 444 106" draw:points="0,106 0,0 444,0">
          <text:p/>
        </draw:polyline>
        <draw:line draw:style-name="gr2" draw:text-style-name="P2" draw:layer="layout" svg:x1="15.509cm" svg:y1="13.876cm" svg:x2="15.71cm" svg:y2="13.775cm">
          <text:p/>
        </draw:line>
        <draw:path draw:style-name="gr2" draw:text-style-name="P2" draw:layer="layout" svg:width="0.998cm" svg:height="0cm" svg:x="15.109cm" svg:y="13.875cm" svg:viewBox="0 0 999 0" svg:d="M599 0h400M0 0h399">
          <text:p/>
        </draw:path>
        <draw:polyline draw:style-name="gr2" draw:text-style-name="P2" draw:layer="layout" svg:width="0.443cm" svg:height="0.105cm" svg:x="15.666cm" svg:y="1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4.05cm" svg:viewBox="0 0 151 151" draw:points="0,151 151,151 151,0 0,0">
            <text:p/>
          </draw:polygon>
          <draw:path draw:style-name="gr2" draw:text-style-name="P2" draw:layer="layout" svg:width="0.15cm" svg:height="0.15cm" svg:x="15.409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4.2cm">
            <draw:text-box>
              <text:p/>
            </draw:text-box>
          </draw:frame>
        </draw:g>
        <draw:line draw:style-name="gr2" draw:text-style-name="P2" draw:layer="layout" svg:x1="15.408cm" svg:y1="14.125cm" svg:x2="15.109cm" svg:y2="14.125cm">
          <text:p/>
        </draw:line>
        <draw:g>
          <draw:polygon draw:style-name="gr1" draw:text-style-name="P1" draw:layer="layout" svg:width="0.7cm" svg:height="1.7cm" svg:x="15.259cm" svg:y="14.675cm" svg:viewBox="0 0 701 1701" draw:points="0,1701 701,1701 701,0 0,0">
            <text:p/>
          </draw:polygon>
          <draw:polygon draw:style-name="gr2" draw:text-style-name="P2" draw:layer="layout" svg:width="0.7cm" svg:height="1.7cm" svg:x="15.259cm" svg:y="14.675cm" svg:viewBox="0 0 701 1701" draw:points="0,1701 701,1701 701,0 0,0">
            <text:p/>
          </draw:polygon>
        </draw:g>
        <draw:line draw:style-name="gr2" draw:text-style-name="P2" draw:layer="layout" svg:x1="15.509cm" svg:y1="14.976cm" svg:x2="15.71cm" svg:y2="14.875cm">
          <text:p/>
        </draw:line>
        <draw:path draw:style-name="gr2" draw:text-style-name="P2" draw:layer="layout" svg:width="0.998cm" svg:height="0cm" svg:x="15.109cm" svg:y="14.975cm" svg:viewBox="0 0 999 0" svg:d="M599 0h400M0 0h400">
          <text:p/>
        </draw:path>
        <draw:polyline draw:style-name="gr2" draw:text-style-name="P2" draw:layer="layout" svg:width="0.443cm" svg:height="0.105cm" svg:x="15.666cm" svg:y="14.825cm" svg:viewBox="0 0 444 106" draw:points="0,106 0,0 444,0">
          <text:p/>
        </draw:polyline>
        <draw:line draw:style-name="gr2" draw:text-style-name="P2" draw:layer="layout" svg:x1="15.509cm" svg:y1="15.276cm" svg:x2="15.71cm" svg:y2="15.175cm">
          <text:p/>
        </draw:line>
        <draw:path draw:style-name="gr2" draw:text-style-name="P2" draw:layer="layout" svg:width="0.998cm" svg:height="0cm" svg:x="15.109cm" svg:y="15.275cm" svg:viewBox="0 0 999 0" svg:d="M599 0h400M0 0h400">
          <text:p/>
        </draw:path>
        <draw:polyline draw:style-name="gr2" draw:text-style-name="P2" draw:layer="layout" svg:width="0.443cm" svg:height="0.105cm" svg:x="15.666cm" svg:y="15.125cm" svg:viewBox="0 0 444 106" draw:points="0,106 0,0 444,0">
          <text:p/>
        </draw:polyline>
        <draw:line draw:style-name="gr2" draw:text-style-name="P2" draw:layer="layout" svg:x1="15.509cm" svg:y1="15.576cm" svg:x2="15.71cm" svg:y2="15.475cm">
          <text:p/>
        </draw:line>
        <draw:path draw:style-name="gr2" draw:text-style-name="P2" draw:layer="layout" svg:width="0.998cm" svg:height="0cm" svg:x="15.109cm" svg:y="15.575cm" svg:viewBox="0 0 999 0" svg:d="M599 0h400M0 0h399">
          <text:p/>
        </draw:path>
        <draw:polyline draw:style-name="gr2" draw:text-style-name="P2" draw:layer="layout" svg:width="0.443cm" svg:height="0.105cm" svg:x="15.666cm" svg:y="15.425cm" svg:viewBox="0 0 444 106" draw:points="0,106 0,0 444,0">
          <text:p/>
        </draw:polyline>
        <draw:line draw:style-name="gr2" draw:text-style-name="P2" draw:layer="layout" svg:x1="15.509cm" svg:y1="15.876cm" svg:x2="15.71cm" svg:y2="15.775cm">
          <text:p/>
        </draw:line>
        <draw:path draw:style-name="gr2" draw:text-style-name="P2" draw:layer="layout" svg:width="0.998cm" svg:height="0cm" svg:x="15.109cm" svg:y="15.875cm" svg:viewBox="0 0 999 0" svg:d="M599 0h400M0 0h399">
          <text:p/>
        </draw:path>
        <draw:polyline draw:style-name="gr2" draw:text-style-name="P2" draw:layer="layout" svg:width="0.443cm" svg:height="0.105cm" svg:x="15.666cm" svg:y="1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6.05cm" svg:viewBox="0 0 151 151" draw:points="0,151 151,151 151,0 0,0">
            <text:p/>
          </draw:polygon>
          <draw:path draw:style-name="gr2" draw:text-style-name="P2" draw:layer="layout" svg:width="0.15cm" svg:height="0.15cm" svg:x="15.409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6.2cm">
            <draw:text-box>
              <text:p/>
            </draw:text-box>
          </draw:frame>
        </draw:g>
        <draw:line draw:style-name="gr2" draw:text-style-name="P2" draw:layer="layout" svg:x1="15.408cm" svg:y1="16.125cm" svg:x2="15.109cm" svg:y2="16.125cm">
          <text:p/>
        </draw:line>
        <draw:g>
          <draw:polygon draw:style-name="gr1" draw:text-style-name="P1" draw:layer="layout" svg:width="0.7cm" svg:height="1.7cm" svg:x="12.259cm" svg:y="4.675cm" svg:viewBox="0 0 701 1701" draw:points="0,1701 701,1701 701,0 0,0">
            <text:p/>
          </draw:polygon>
          <draw:polygon draw:style-name="gr2" draw:text-style-name="P2" draw:layer="layout" svg:width="0.7cm" svg:height="1.7cm" svg:x="12.259cm" svg:y="4.675cm" svg:viewBox="0 0 701 1701" draw:points="0,1701 701,1701 701,0 0,0">
            <text:p/>
          </draw:polygon>
        </draw:g>
        <draw:line draw:style-name="gr2" draw:text-style-name="P2" draw:layer="layout" svg:x1="12.509cm" svg:y1="4.976cm" svg:x2="12.71cm" svg:y2="4.875cm">
          <text:p/>
        </draw:line>
        <draw:path draw:style-name="gr2" draw:text-style-name="P2" draw:layer="layout" svg:width="0.998cm" svg:height="0cm" svg:x="12.109cm" svg:y="4.975cm" svg:viewBox="0 0 999 0" svg:d="M599 0h400M0 0h400">
          <text:p/>
        </draw:path>
        <draw:polyline draw:style-name="gr2" draw:text-style-name="P2" draw:layer="layout" svg:width="0.443cm" svg:height="0.105cm" svg:x="12.666cm" svg:y="4.825cm" svg:viewBox="0 0 444 106" draw:points="0,106 0,0 444,0">
          <text:p/>
        </draw:polyline>
        <draw:line draw:style-name="gr2" draw:text-style-name="P2" draw:layer="layout" svg:x1="12.509cm" svg:y1="5.276cm" svg:x2="12.71cm" svg:y2="5.175cm">
          <text:p/>
        </draw:line>
        <draw:path draw:style-name="gr2" draw:text-style-name="P2" draw:layer="layout" svg:width="0.998cm" svg:height="0cm" svg:x="12.109cm" svg:y="5.275cm" svg:viewBox="0 0 999 0" svg:d="M599 0h400M0 0h400">
          <text:p/>
        </draw:path>
        <draw:polyline draw:style-name="gr2" draw:text-style-name="P2" draw:layer="layout" svg:width="0.443cm" svg:height="0.105cm" svg:x="12.666cm" svg:y="5.125cm" svg:viewBox="0 0 444 106" draw:points="0,106 0,0 444,0">
          <text:p/>
        </draw:polyline>
        <draw:line draw:style-name="gr2" draw:text-style-name="P2" draw:layer="layout" svg:x1="12.509cm" svg:y1="5.576cm" svg:x2="12.71cm" svg:y2="5.475cm">
          <text:p/>
        </draw:line>
        <draw:path draw:style-name="gr2" draw:text-style-name="P2" draw:layer="layout" svg:width="0.998cm" svg:height="0cm" svg:x="12.109cm" svg:y="5.575cm" svg:viewBox="0 0 999 0" svg:d="M599 0h400M0 0h399">
          <text:p/>
        </draw:path>
        <draw:polyline draw:style-name="gr2" draw:text-style-name="P2" draw:layer="layout" svg:width="0.443cm" svg:height="0.105cm" svg:x="12.666cm" svg:y="5.425cm" svg:viewBox="0 0 444 106" draw:points="0,106 0,0 444,0">
          <text:p/>
        </draw:polyline>
        <draw:line draw:style-name="gr2" draw:text-style-name="P2" draw:layer="layout" svg:x1="12.509cm" svg:y1="5.876cm" svg:x2="12.71cm" svg:y2="5.775cm">
          <text:p/>
        </draw:line>
        <draw:path draw:style-name="gr2" draw:text-style-name="P2" draw:layer="layout" svg:width="0.998cm" svg:height="0cm" svg:x="12.109cm" svg:y="5.875cm" svg:viewBox="0 0 999 0" svg:d="M599 0h400M0 0h399">
          <text:p/>
        </draw:path>
        <draw:polyline draw:style-name="gr2" draw:text-style-name="P2" draw:layer="layout" svg:width="0.443cm" svg:height="0.105cm" svg:x="12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6.05cm" svg:viewBox="0 0 151 151" draw:points="0,151 151,151 151,0 0,0">
            <text:p/>
          </draw:polygon>
          <draw:path draw:style-name="gr2" draw:text-style-name="P2" draw:layer="layout" svg:width="0.15cm" svg:height="0.15cm" svg:x="12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6.2cm">
            <draw:text-box>
              <text:p/>
            </draw:text-box>
          </draw:frame>
        </draw:g>
        <draw:line draw:style-name="gr2" draw:text-style-name="P2" draw:layer="layout" svg:x1="12.408cm" svg:y1="6.125cm" svg:x2="12.109cm" svg:y2="6.125cm">
          <text:p/>
        </draw:line>
        <draw:g>
          <draw:polygon draw:style-name="gr1" draw:text-style-name="P1" draw:layer="layout" svg:width="0.7cm" svg:height="1.7cm" svg:x="12.259cm" svg:y="6.675cm" svg:viewBox="0 0 701 1701" draw:points="0,1701 701,1701 701,0 0,0">
            <text:p/>
          </draw:polygon>
          <draw:polygon draw:style-name="gr2" draw:text-style-name="P2" draw:layer="layout" svg:width="0.7cm" svg:height="1.7cm" svg:x="12.259cm" svg:y="6.675cm" svg:viewBox="0 0 701 1701" draw:points="0,1701 701,1701 701,0 0,0">
            <text:p/>
          </draw:polygon>
        </draw:g>
        <draw:line draw:style-name="gr2" draw:text-style-name="P2" draw:layer="layout" svg:x1="12.509cm" svg:y1="6.976cm" svg:x2="12.71cm" svg:y2="6.875cm">
          <text:p/>
        </draw:line>
        <draw:path draw:style-name="gr2" draw:text-style-name="P2" draw:layer="layout" svg:width="0.998cm" svg:height="0cm" svg:x="12.109cm" svg:y="6.975cm" svg:viewBox="0 0 999 0" svg:d="M599 0h400M0 0h400">
          <text:p/>
        </draw:path>
        <draw:polyline draw:style-name="gr2" draw:text-style-name="P2" draw:layer="layout" svg:width="0.443cm" svg:height="0.105cm" svg:x="12.666cm" svg:y="6.825cm" svg:viewBox="0 0 444 106" draw:points="0,106 0,0 444,0">
          <text:p/>
        </draw:polyline>
        <draw:line draw:style-name="gr2" draw:text-style-name="P2" draw:layer="layout" svg:x1="12.509cm" svg:y1="7.276cm" svg:x2="12.71cm" svg:y2="7.175cm">
          <text:p/>
        </draw:line>
        <draw:path draw:style-name="gr2" draw:text-style-name="P2" draw:layer="layout" svg:width="0.998cm" svg:height="0cm" svg:x="12.109cm" svg:y="7.275cm" svg:viewBox="0 0 999 0" svg:d="M599 0h400M0 0h400">
          <text:p/>
        </draw:path>
        <draw:polyline draw:style-name="gr2" draw:text-style-name="P2" draw:layer="layout" svg:width="0.443cm" svg:height="0.105cm" svg:x="12.666cm" svg:y="7.125cm" svg:viewBox="0 0 444 106" draw:points="0,106 0,0 444,0">
          <text:p/>
        </draw:polyline>
        <draw:line draw:style-name="gr2" draw:text-style-name="P2" draw:layer="layout" svg:x1="12.509cm" svg:y1="7.576cm" svg:x2="12.71cm" svg:y2="7.475cm">
          <text:p/>
        </draw:line>
        <draw:path draw:style-name="gr2" draw:text-style-name="P2" draw:layer="layout" svg:width="0.998cm" svg:height="0cm" svg:x="12.109cm" svg:y="7.575cm" svg:viewBox="0 0 999 0" svg:d="M599 0h400M0 0h399">
          <text:p/>
        </draw:path>
        <draw:polyline draw:style-name="gr2" draw:text-style-name="P2" draw:layer="layout" svg:width="0.443cm" svg:height="0.105cm" svg:x="12.666cm" svg:y="7.425cm" svg:viewBox="0 0 444 106" draw:points="0,106 0,0 444,0">
          <text:p/>
        </draw:polyline>
        <draw:line draw:style-name="gr2" draw:text-style-name="P2" draw:layer="layout" svg:x1="12.509cm" svg:y1="7.876cm" svg:x2="12.71cm" svg:y2="7.775cm">
          <text:p/>
        </draw:line>
        <draw:path draw:style-name="gr2" draw:text-style-name="P2" draw:layer="layout" svg:width="0.998cm" svg:height="0cm" svg:x="12.109cm" svg:y="7.875cm" svg:viewBox="0 0 999 0" svg:d="M599 0h400M0 0h399">
          <text:p/>
        </draw:path>
        <draw:polyline draw:style-name="gr2" draw:text-style-name="P2" draw:layer="layout" svg:width="0.443cm" svg:height="0.105cm" svg:x="12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8.05cm" svg:viewBox="0 0 151 151" draw:points="0,151 151,151 151,0 0,0">
            <text:p/>
          </draw:polygon>
          <draw:path draw:style-name="gr2" draw:text-style-name="P2" draw:layer="layout" svg:width="0.15cm" svg:height="0.15cm" svg:x="12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8.2cm">
            <draw:text-box>
              <text:p/>
            </draw:text-box>
          </draw:frame>
        </draw:g>
        <draw:line draw:style-name="gr2" draw:text-style-name="P2" draw:layer="layout" svg:x1="12.408cm" svg:y1="8.125cm" svg:x2="12.109cm" svg:y2="8.125cm">
          <text:p/>
        </draw:line>
        <draw:g>
          <draw:polygon draw:style-name="gr1" draw:text-style-name="P1" draw:layer="layout" svg:width="0.7cm" svg:height="1.7cm" svg:x="12.259cm" svg:y="8.675cm" svg:viewBox="0 0 701 1701" draw:points="0,1701 701,1701 701,0 0,0">
            <text:p/>
          </draw:polygon>
          <draw:polygon draw:style-name="gr2" draw:text-style-name="P2" draw:layer="layout" svg:width="0.7cm" svg:height="1.7cm" svg:x="12.259cm" svg:y="8.675cm" svg:viewBox="0 0 701 1701" draw:points="0,1701 701,1701 701,0 0,0">
            <text:p/>
          </draw:polygon>
        </draw:g>
        <draw:line draw:style-name="gr2" draw:text-style-name="P2" draw:layer="layout" svg:x1="12.509cm" svg:y1="8.976cm" svg:x2="12.71cm" svg:y2="8.875cm">
          <text:p/>
        </draw:line>
        <draw:path draw:style-name="gr2" draw:text-style-name="P2" draw:layer="layout" svg:width="0.998cm" svg:height="0cm" svg:x="12.109cm" svg:y="8.975cm" svg:viewBox="0 0 999 0" svg:d="M599 0h400M0 0h400">
          <text:p/>
        </draw:path>
        <draw:polyline draw:style-name="gr2" draw:text-style-name="P2" draw:layer="layout" svg:width="0.443cm" svg:height="0.105cm" svg:x="12.666cm" svg:y="8.825cm" svg:viewBox="0 0 444 106" draw:points="0,106 0,0 444,0">
          <text:p/>
        </draw:polyline>
        <draw:line draw:style-name="gr2" draw:text-style-name="P2" draw:layer="layout" svg:x1="12.509cm" svg:y1="9.276cm" svg:x2="12.71cm" svg:y2="9.175cm">
          <text:p/>
        </draw:line>
        <draw:path draw:style-name="gr2" draw:text-style-name="P2" draw:layer="layout" svg:width="0.998cm" svg:height="0cm" svg:x="12.109cm" svg:y="9.275cm" svg:viewBox="0 0 999 0" svg:d="M599 0h400M0 0h400">
          <text:p/>
        </draw:path>
        <draw:polyline draw:style-name="gr2" draw:text-style-name="P2" draw:layer="layout" svg:width="0.443cm" svg:height="0.105cm" svg:x="12.666cm" svg:y="9.125cm" svg:viewBox="0 0 444 106" draw:points="0,106 0,0 444,0">
          <text:p/>
        </draw:polyline>
        <draw:line draw:style-name="gr2" draw:text-style-name="P2" draw:layer="layout" svg:x1="12.509cm" svg:y1="9.576cm" svg:x2="12.71cm" svg:y2="9.475cm">
          <text:p/>
        </draw:line>
        <draw:path draw:style-name="gr2" draw:text-style-name="P2" draw:layer="layout" svg:width="0.998cm" svg:height="0cm" svg:x="12.109cm" svg:y="9.575cm" svg:viewBox="0 0 999 0" svg:d="M599 0h400M0 0h399">
          <text:p/>
        </draw:path>
        <draw:polyline draw:style-name="gr2" draw:text-style-name="P2" draw:layer="layout" svg:width="0.443cm" svg:height="0.105cm" svg:x="12.666cm" svg:y="9.425cm" svg:viewBox="0 0 444 106" draw:points="0,106 0,0 444,0">
          <text:p/>
        </draw:polyline>
        <draw:line draw:style-name="gr2" draw:text-style-name="P2" draw:layer="layout" svg:x1="12.509cm" svg:y1="9.876cm" svg:x2="12.71cm" svg:y2="9.775cm">
          <text:p/>
        </draw:line>
        <draw:path draw:style-name="gr2" draw:text-style-name="P2" draw:layer="layout" svg:width="0.998cm" svg:height="0cm" svg:x="12.109cm" svg:y="9.875cm" svg:viewBox="0 0 999 0" svg:d="M599 0h400M0 0h399">
          <text:p/>
        </draw:path>
        <draw:polyline draw:style-name="gr2" draw:text-style-name="P2" draw:layer="layout" svg:width="0.443cm" svg:height="0.105cm" svg:x="12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0.05cm" svg:viewBox="0 0 151 151" draw:points="0,151 151,151 151,0 0,0">
            <text:p/>
          </draw:polygon>
          <draw:path draw:style-name="gr2" draw:text-style-name="P2" draw:layer="layout" svg:width="0.15cm" svg:height="0.15cm" svg:x="12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0.2cm">
            <draw:text-box>
              <text:p/>
            </draw:text-box>
          </draw:frame>
        </draw:g>
        <draw:line draw:style-name="gr2" draw:text-style-name="P2" draw:layer="layout" svg:x1="12.408cm" svg:y1="10.125cm" svg:x2="12.109cm" svg:y2="10.125cm">
          <text:p/>
        </draw:line>
        <draw:g>
          <draw:polygon draw:style-name="gr1" draw:text-style-name="P1" draw:layer="layout" svg:width="0.7cm" svg:height="1.7cm" svg:x="12.259cm" svg:y="10.675cm" svg:viewBox="0 0 701 1701" draw:points="0,1701 701,1701 701,0 0,0">
            <text:p/>
          </draw:polygon>
          <draw:polygon draw:style-name="gr2" draw:text-style-name="P2" draw:layer="layout" svg:width="0.7cm" svg:height="1.7cm" svg:x="12.259cm" svg:y="10.675cm" svg:viewBox="0 0 701 1701" draw:points="0,1701 701,1701 701,0 0,0">
            <text:p/>
          </draw:polygon>
        </draw:g>
        <draw:line draw:style-name="gr2" draw:text-style-name="P2" draw:layer="layout" svg:x1="12.509cm" svg:y1="10.976cm" svg:x2="12.71cm" svg:y2="10.875cm">
          <text:p/>
        </draw:line>
        <draw:path draw:style-name="gr2" draw:text-style-name="P2" draw:layer="layout" svg:width="0.998cm" svg:height="0cm" svg:x="12.109cm" svg:y="10.975cm" svg:viewBox="0 0 999 0" svg:d="M599 0h400M0 0h400">
          <text:p/>
        </draw:path>
        <draw:polyline draw:style-name="gr2" draw:text-style-name="P2" draw:layer="layout" svg:width="0.443cm" svg:height="0.105cm" svg:x="12.666cm" svg:y="10.825cm" svg:viewBox="0 0 444 106" draw:points="0,106 0,0 444,0">
          <text:p/>
        </draw:polyline>
        <draw:line draw:style-name="gr2" draw:text-style-name="P2" draw:layer="layout" svg:x1="12.509cm" svg:y1="11.276cm" svg:x2="12.71cm" svg:y2="11.175cm">
          <text:p/>
        </draw:line>
        <draw:path draw:style-name="gr2" draw:text-style-name="P2" draw:layer="layout" svg:width="0.998cm" svg:height="0cm" svg:x="12.109cm" svg:y="11.275cm" svg:viewBox="0 0 999 0" svg:d="M599 0h400M0 0h400">
          <text:p/>
        </draw:path>
        <draw:polyline draw:style-name="gr2" draw:text-style-name="P2" draw:layer="layout" svg:width="0.443cm" svg:height="0.105cm" svg:x="12.666cm" svg:y="11.125cm" svg:viewBox="0 0 444 106" draw:points="0,106 0,0 444,0">
          <text:p/>
        </draw:polyline>
        <draw:line draw:style-name="gr2" draw:text-style-name="P2" draw:layer="layout" svg:x1="12.509cm" svg:y1="11.576cm" svg:x2="12.71cm" svg:y2="11.475cm">
          <text:p/>
        </draw:line>
        <draw:path draw:style-name="gr2" draw:text-style-name="P2" draw:layer="layout" svg:width="0.998cm" svg:height="0cm" svg:x="12.109cm" svg:y="11.575cm" svg:viewBox="0 0 999 0" svg:d="M599 0h400M0 0h399">
          <text:p/>
        </draw:path>
        <draw:polyline draw:style-name="gr2" draw:text-style-name="P2" draw:layer="layout" svg:width="0.443cm" svg:height="0.105cm" svg:x="12.666cm" svg:y="11.425cm" svg:viewBox="0 0 444 106" draw:points="0,106 0,0 444,0">
          <text:p/>
        </draw:polyline>
        <draw:line draw:style-name="gr2" draw:text-style-name="P2" draw:layer="layout" svg:x1="12.509cm" svg:y1="11.876cm" svg:x2="12.71cm" svg:y2="11.775cm">
          <text:p/>
        </draw:line>
        <draw:path draw:style-name="gr2" draw:text-style-name="P2" draw:layer="layout" svg:width="0.998cm" svg:height="0cm" svg:x="12.109cm" svg:y="11.875cm" svg:viewBox="0 0 999 0" svg:d="M599 0h400M0 0h399">
          <text:p/>
        </draw:path>
        <draw:polyline draw:style-name="gr2" draw:text-style-name="P2" draw:layer="layout" svg:width="0.443cm" svg:height="0.105cm" svg:x="12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2.05cm" svg:viewBox="0 0 151 151" draw:points="0,151 151,151 151,0 0,0">
            <text:p/>
          </draw:polygon>
          <draw:path draw:style-name="gr2" draw:text-style-name="P2" draw:layer="layout" svg:width="0.15cm" svg:height="0.15cm" svg:x="12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2.2cm">
            <draw:text-box>
              <text:p/>
            </draw:text-box>
          </draw:frame>
        </draw:g>
        <draw:line draw:style-name="gr2" draw:text-style-name="P2" draw:layer="layout" svg:x1="12.408cm" svg:y1="12.125cm" svg:x2="12.109cm" svg:y2="12.125cm">
          <text:p/>
        </draw:line>
        <draw:g>
          <draw:polygon draw:style-name="gr1" draw:text-style-name="P1" draw:layer="layout" svg:width="0.7cm" svg:height="1.7cm" svg:x="9.609cm" svg:y="6.675cm" svg:viewBox="0 0 701 1701" draw:points="0,1701 701,1701 701,0 0,0">
            <text:p/>
          </draw:polygon>
          <draw:polygon draw:style-name="gr2" draw:text-style-name="P2" draw:layer="layout" svg:width="0.7cm" svg:height="1.7cm" svg:x="9.609cm" svg:y="6.675cm" svg:viewBox="0 0 701 1701" draw:points="0,1701 701,1701 701,0 0,0">
            <text:p/>
          </draw:polygon>
        </draw:g>
        <draw:line draw:style-name="gr2" draw:text-style-name="P2" draw:layer="layout" svg:x1="9.859cm" svg:y1="6.976cm" svg:x2="10.06cm" svg:y2="6.875cm">
          <text:p/>
        </draw:line>
        <draw:path draw:style-name="gr2" draw:text-style-name="P2" draw:layer="layout" svg:width="0.998cm" svg:height="0cm" svg:x="9.459cm" svg:y="6.975cm" svg:viewBox="0 0 999 0" svg:d="M599 0h400M0 0h400">
          <text:p/>
        </draw:path>
        <draw:polyline draw:style-name="gr2" draw:text-style-name="P2" draw:layer="layout" svg:width="0.443cm" svg:height="0.105cm" svg:x="10.016cm" svg:y="6.825cm" svg:viewBox="0 0 444 106" draw:points="0,106 0,0 444,0">
          <text:p/>
        </draw:polyline>
        <draw:line draw:style-name="gr2" draw:text-style-name="P2" draw:layer="layout" svg:x1="9.859cm" svg:y1="7.276cm" svg:x2="10.06cm" svg:y2="7.175cm">
          <text:p/>
        </draw:line>
        <draw:path draw:style-name="gr2" draw:text-style-name="P2" draw:layer="layout" svg:width="0.998cm" svg:height="0cm" svg:x="9.459cm" svg:y="7.275cm" svg:viewBox="0 0 999 0" svg:d="M599 0h400M0 0h400">
          <text:p/>
        </draw:path>
        <draw:polyline draw:style-name="gr2" draw:text-style-name="P2" draw:layer="layout" svg:width="0.443cm" svg:height="0.105cm" svg:x="10.016cm" svg:y="7.125cm" svg:viewBox="0 0 444 106" draw:points="0,106 0,0 444,0">
          <text:p/>
        </draw:polyline>
        <draw:line draw:style-name="gr2" draw:text-style-name="P2" draw:layer="layout" svg:x1="9.859cm" svg:y1="7.576cm" svg:x2="10.06cm" svg:y2="7.475cm">
          <text:p/>
        </draw:line>
        <draw:path draw:style-name="gr2" draw:text-style-name="P2" draw:layer="layout" svg:width="0.998cm" svg:height="0cm" svg:x="9.459cm" svg:y="7.575cm" svg:viewBox="0 0 999 0" svg:d="M599 0h400M0 0h400">
          <text:p/>
        </draw:path>
        <draw:polyline draw:style-name="gr2" draw:text-style-name="P2" draw:layer="layout" svg:width="0.443cm" svg:height="0.105cm" svg:x="10.016cm" svg:y="7.425cm" svg:viewBox="0 0 444 106" draw:points="0,106 0,0 444,0">
          <text:p/>
        </draw:polyline>
        <draw:line draw:style-name="gr2" draw:text-style-name="P2" draw:layer="layout" svg:x1="9.859cm" svg:y1="7.876cm" svg:x2="10.06cm" svg:y2="7.775cm">
          <text:p/>
        </draw:line>
        <draw:path draw:style-name="gr2" draw:text-style-name="P2" draw:layer="layout" svg:width="0.998cm" svg:height="0cm" svg:x="9.459cm" svg:y="7.875cm" svg:viewBox="0 0 999 0" svg:d="M599 0h400M0 0h400">
          <text:p/>
        </draw:path>
        <draw:polyline draw:style-name="gr2" draw:text-style-name="P2" draw:layer="layout" svg:width="0.443cm" svg:height="0.105cm" svg:x="10.016cm" svg:y="7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8.05cm" svg:viewBox="0 0 151 151" draw:points="0,151 151,151 151,0 0,0">
            <text:p/>
          </draw:polygon>
          <draw:path draw:style-name="gr2" draw:text-style-name="P2" draw:layer="layout" svg:width="0.15cm" svg:height="0.15cm" svg:x="9.75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8.05cm" svg:viewBox="0 0 301 151" draw:points="0,151 301,151 301,0 0,0">
              <text:p/>
            </draw:polygon>
            <draw:polygon draw:style-name="gr2" draw:text-style-name="P2" draw:layer="layout" svg:width="0.3cm" svg:height="0.15cm" svg:x="9.90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8.2cm">
            <draw:text-box>
              <text:p/>
            </draw:text-box>
          </draw:frame>
        </draw:g>
        <draw:line draw:style-name="gr2" draw:text-style-name="P2" draw:layer="layout" svg:x1="9.758cm" svg:y1="8.125cm" svg:x2="9.459cm" svg:y2="8.125cm">
          <text:p/>
        </draw:line>
        <draw:g>
          <draw:polygon draw:style-name="gr1" draw:text-style-name="P1" draw:layer="layout" svg:width="0.7cm" svg:height="1.7cm" svg:x="9.609cm" svg:y="8.675cm" svg:viewBox="0 0 701 1701" draw:points="0,1701 701,1701 701,0 0,0">
            <text:p/>
          </draw:polygon>
          <draw:polygon draw:style-name="gr2" draw:text-style-name="P2" draw:layer="layout" svg:width="0.7cm" svg:height="1.7cm" svg:x="9.609cm" svg:y="8.675cm" svg:viewBox="0 0 701 1701" draw:points="0,1701 701,1701 701,0 0,0">
            <text:p/>
          </draw:polygon>
        </draw:g>
        <draw:line draw:style-name="gr2" draw:text-style-name="P2" draw:layer="layout" svg:x1="9.859cm" svg:y1="8.976cm" svg:x2="10.06cm" svg:y2="8.875cm">
          <text:p/>
        </draw:line>
        <draw:path draw:style-name="gr2" draw:text-style-name="P2" draw:layer="layout" svg:width="0.998cm" svg:height="0cm" svg:x="9.459cm" svg:y="8.975cm" svg:viewBox="0 0 999 0" svg:d="M599 0h400M0 0h400">
          <text:p/>
        </draw:path>
        <draw:polyline draw:style-name="gr2" draw:text-style-name="P2" draw:layer="layout" svg:width="0.443cm" svg:height="0.105cm" svg:x="10.016cm" svg:y="8.825cm" svg:viewBox="0 0 444 106" draw:points="0,106 0,0 444,0">
          <text:p/>
        </draw:polyline>
        <draw:line draw:style-name="gr2" draw:text-style-name="P2" draw:layer="layout" svg:x1="9.859cm" svg:y1="9.276cm" svg:x2="10.06cm" svg:y2="9.175cm">
          <text:p/>
        </draw:line>
        <draw:path draw:style-name="gr2" draw:text-style-name="P2" draw:layer="layout" svg:width="0.998cm" svg:height="0cm" svg:x="9.459cm" svg:y="9.275cm" svg:viewBox="0 0 999 0" svg:d="M599 0h400M0 0h400">
          <text:p/>
        </draw:path>
        <draw:polyline draw:style-name="gr2" draw:text-style-name="P2" draw:layer="layout" svg:width="0.443cm" svg:height="0.105cm" svg:x="10.016cm" svg:y="9.125cm" svg:viewBox="0 0 444 106" draw:points="0,106 0,0 444,0">
          <text:p/>
        </draw:polyline>
        <draw:line draw:style-name="gr2" draw:text-style-name="P2" draw:layer="layout" svg:x1="9.859cm" svg:y1="9.576cm" svg:x2="10.06cm" svg:y2="9.475cm">
          <text:p/>
        </draw:line>
        <draw:path draw:style-name="gr2" draw:text-style-name="P2" draw:layer="layout" svg:width="0.998cm" svg:height="0cm" svg:x="9.459cm" svg:y="9.575cm" svg:viewBox="0 0 999 0" svg:d="M599 0h400M0 0h400">
          <text:p/>
        </draw:path>
        <draw:polyline draw:style-name="gr2" draw:text-style-name="P2" draw:layer="layout" svg:width="0.443cm" svg:height="0.105cm" svg:x="10.016cm" svg:y="9.425cm" svg:viewBox="0 0 444 106" draw:points="0,106 0,0 444,0">
          <text:p/>
        </draw:polyline>
        <draw:line draw:style-name="gr2" draw:text-style-name="P2" draw:layer="layout" svg:x1="9.859cm" svg:y1="9.876cm" svg:x2="10.06cm" svg:y2="9.775cm">
          <text:p/>
        </draw:line>
        <draw:path draw:style-name="gr2" draw:text-style-name="P2" draw:layer="layout" svg:width="0.998cm" svg:height="0cm" svg:x="9.459cm" svg:y="9.875cm" svg:viewBox="0 0 999 0" svg:d="M599 0h400M0 0h400">
          <text:p/>
        </draw:path>
        <draw:polyline draw:style-name="gr2" draw:text-style-name="P2" draw:layer="layout" svg:width="0.443cm" svg:height="0.105cm" svg:x="10.016cm" svg:y="9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10.05cm" svg:viewBox="0 0 151 151" draw:points="0,151 151,151 151,0 0,0">
            <text:p/>
          </draw:polygon>
          <draw:path draw:style-name="gr2" draw:text-style-name="P2" draw:layer="layout" svg:width="0.15cm" svg:height="0.15cm" svg:x="9.75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10.05cm" svg:viewBox="0 0 301 151" draw:points="0,151 301,151 301,0 0,0">
              <text:p/>
            </draw:polygon>
            <draw:polygon draw:style-name="gr2" draw:text-style-name="P2" draw:layer="layout" svg:width="0.3cm" svg:height="0.15cm" svg:x="9.90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10.2cm">
            <draw:text-box>
              <text:p/>
            </draw:text-box>
          </draw:frame>
        </draw:g>
        <draw:line draw:style-name="gr2" draw:text-style-name="P2" draw:layer="layout" svg:x1="9.758cm" svg:y1="10.125cm" svg:x2="9.459cm" svg:y2="10.125cm">
          <text:p/>
        </draw:line>
        <draw:g>
          <draw:polygon draw:style-name="gr1" draw:text-style-name="P1" draw:layer="layout" svg:width="0.7cm" svg:height="1.7cm" svg:x="7.454cm" svg:y="7.675cm" svg:viewBox="0 0 701 1701" draw:points="0,1701 701,1701 701,0 0,0">
            <text:p/>
          </draw:polygon>
          <draw:polygon draw:style-name="gr2" draw:text-style-name="P2" draw:layer="layout" svg:width="0.7cm" svg:height="1.7cm" svg:x="7.454cm" svg:y="7.675cm" svg:viewBox="0 0 701 1701" draw:points="0,1701 701,1701 701,0 0,0">
            <text:p/>
          </draw:polygon>
        </draw:g>
        <draw:line draw:style-name="gr2" draw:text-style-name="P2" draw:layer="layout" svg:x1="7.705cm" svg:y1="7.976cm" svg:x2="7.906cm" svg:y2="7.875cm">
          <text:p/>
        </draw:line>
        <draw:path draw:style-name="gr2" draw:text-style-name="P2" draw:layer="layout" svg:width="0.998cm" svg:height="0cm" svg:x="7.305cm" svg:y="7.975cm" svg:viewBox="0 0 999 0" svg:d="M599 0h400M0 0h400">
          <text:p/>
        </draw:path>
        <draw:polyline draw:style-name="gr2" draw:text-style-name="P2" draw:layer="layout" svg:width="0.443cm" svg:height="0.105cm" svg:x="7.862cm" svg:y="7.825cm" svg:viewBox="0 0 444 106" draw:points="0,106 0,0 444,0">
          <text:p/>
        </draw:polyline>
        <draw:line draw:style-name="gr2" draw:text-style-name="P2" draw:layer="layout" svg:x1="7.705cm" svg:y1="8.276cm" svg:x2="7.906cm" svg:y2="8.175cm">
          <text:p/>
        </draw:line>
        <draw:path draw:style-name="gr2" draw:text-style-name="P2" draw:layer="layout" svg:width="0.998cm" svg:height="0cm" svg:x="7.305cm" svg:y="8.275cm" svg:viewBox="0 0 999 0" svg:d="M599 0h400M0 0h400">
          <text:p/>
        </draw:path>
        <draw:polyline draw:style-name="gr2" draw:text-style-name="P2" draw:layer="layout" svg:width="0.443cm" svg:height="0.105cm" svg:x="7.862cm" svg:y="8.125cm" svg:viewBox="0 0 444 106" draw:points="0,106 0,0 444,0">
          <text:p/>
        </draw:polyline>
        <draw:line draw:style-name="gr2" draw:text-style-name="P2" draw:layer="layout" svg:x1="7.705cm" svg:y1="8.576cm" svg:x2="7.906cm" svg:y2="8.475cm">
          <text:p/>
        </draw:line>
        <draw:path draw:style-name="gr2" draw:text-style-name="P2" draw:layer="layout" svg:width="0.998cm" svg:height="0cm" svg:x="7.305cm" svg:y="8.575cm" svg:viewBox="0 0 999 0" svg:d="M599 0h400M0 0h400">
          <text:p/>
        </draw:path>
        <draw:polyline draw:style-name="gr2" draw:text-style-name="P2" draw:layer="layout" svg:width="0.443cm" svg:height="0.105cm" svg:x="7.862cm" svg:y="8.425cm" svg:viewBox="0 0 444 106" draw:points="0,106 0,0 444,0">
          <text:p/>
        </draw:polyline>
        <draw:line draw:style-name="gr2" draw:text-style-name="P2" draw:layer="layout" svg:x1="7.705cm" svg:y1="8.876cm" svg:x2="7.906cm" svg:y2="8.775cm">
          <text:p/>
        </draw:line>
        <draw:path draw:style-name="gr2" draw:text-style-name="P2" draw:layer="layout" svg:width="0.998cm" svg:height="0cm" svg:x="7.305cm" svg:y="8.875cm" svg:viewBox="0 0 999 0" svg:d="M599 0h400M0 0h400">
          <text:p/>
        </draw:path>
        <draw:polyline draw:style-name="gr2" draw:text-style-name="P2" draw:layer="layout" svg:width="0.443cm" svg:height="0.105cm" svg:x="7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7.605cm" svg:y="9.05cm" svg:viewBox="0 0 151 151" draw:points="0,151 151,151 151,0 0,0">
            <text:p/>
          </draw:polygon>
          <draw:path draw:style-name="gr2" draw:text-style-name="P2" draw:layer="layout" svg:width="0.15cm" svg:height="0.15cm" svg:x="7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7.755cm" svg:y="9.05cm" svg:viewBox="0 0 301 151" draw:points="0,151 301,151 301,0 0,0">
              <text:p/>
            </draw:polygon>
            <draw:polygon draw:style-name="gr2" draw:text-style-name="P2" draw:layer="layout" svg:width="0.3cm" svg:height="0.15cm" svg:x="7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755cm" svg:y="9.2cm">
            <draw:text-box>
              <text:p/>
            </draw:text-box>
          </draw:frame>
        </draw:g>
        <draw:line draw:style-name="gr2" draw:text-style-name="P2" draw:layer="layout" svg:x1="7.604cm" svg:y1="9.125cm" svg:x2="7.305cm" svg:y2="9.125cm">
          <text:p/>
        </draw:line>
        <draw:g>
          <draw:polygon draw:style-name="gr1" draw:text-style-name="P1" draw:layer="layout" svg:width="0.7cm" svg:height="1.7cm" svg:x="5.454cm" svg:y="7.675cm" svg:viewBox="0 0 701 1701" draw:points="0,1701 701,1701 701,0 0,0">
            <text:p/>
          </draw:polygon>
          <draw:polygon draw:style-name="gr2" draw:text-style-name="P2" draw:layer="layout" svg:width="0.7cm" svg:height="1.7cm" svg:x="5.454cm" svg:y="7.675cm" svg:viewBox="0 0 701 1701" draw:points="0,1701 701,1701 701,0 0,0">
            <text:p/>
          </draw:polygon>
        </draw:g>
        <draw:line draw:style-name="gr2" draw:text-style-name="P2" draw:layer="layout" svg:x1="5.705cm" svg:y1="7.976cm" svg:x2="5.906cm" svg:y2="7.875cm">
          <text:p/>
        </draw:line>
        <draw:path draw:style-name="gr2" draw:text-style-name="P2" draw:layer="layout" svg:width="0.998cm" svg:height="0cm" svg:x="5.305cm" svg:y="7.975cm" svg:viewBox="0 0 999 0" svg:d="M599 0h400M0 0h400">
          <text:p/>
        </draw:path>
        <draw:polyline draw:style-name="gr2" draw:text-style-name="P2" draw:layer="layout" svg:width="0.443cm" svg:height="0.105cm" svg:x="5.862cm" svg:y="7.825cm" svg:viewBox="0 0 444 106" draw:points="0,106 0,0 444,0">
          <text:p/>
        </draw:polyline>
        <draw:line draw:style-name="gr2" draw:text-style-name="P2" draw:layer="layout" svg:x1="5.705cm" svg:y1="8.276cm" svg:x2="5.906cm" svg:y2="8.175cm">
          <text:p/>
        </draw:line>
        <draw:path draw:style-name="gr2" draw:text-style-name="P2" draw:layer="layout" svg:width="0.998cm" svg:height="0cm" svg:x="5.305cm" svg:y="8.275cm" svg:viewBox="0 0 999 0" svg:d="M599 0h400M0 0h400">
          <text:p/>
        </draw:path>
        <draw:polyline draw:style-name="gr2" draw:text-style-name="P2" draw:layer="layout" svg:width="0.443cm" svg:height="0.105cm" svg:x="5.862cm" svg:y="8.125cm" svg:viewBox="0 0 444 106" draw:points="0,106 0,0 444,0">
          <text:p/>
        </draw:polyline>
        <draw:line draw:style-name="gr2" draw:text-style-name="P2" draw:layer="layout" svg:x1="5.705cm" svg:y1="8.576cm" svg:x2="5.906cm" svg:y2="8.475cm">
          <text:p/>
        </draw:line>
        <draw:path draw:style-name="gr2" draw:text-style-name="P2" draw:layer="layout" svg:width="0.998cm" svg:height="0cm" svg:x="5.305cm" svg:y="8.575cm" svg:viewBox="0 0 999 0" svg:d="M599 0h400M0 0h400">
          <text:p/>
        </draw:path>
        <draw:polyline draw:style-name="gr2" draw:text-style-name="P2" draw:layer="layout" svg:width="0.443cm" svg:height="0.105cm" svg:x="5.862cm" svg:y="8.425cm" svg:viewBox="0 0 444 106" draw:points="0,106 0,0 444,0">
          <text:p/>
        </draw:polyline>
        <draw:line draw:style-name="gr2" draw:text-style-name="P2" draw:layer="layout" svg:x1="5.705cm" svg:y1="8.876cm" svg:x2="5.906cm" svg:y2="8.775cm">
          <text:p/>
        </draw:line>
        <draw:path draw:style-name="gr2" draw:text-style-name="P2" draw:layer="layout" svg:width="0.998cm" svg:height="0cm" svg:x="5.305cm" svg:y="8.875cm" svg:viewBox="0 0 999 0" svg:d="M599 0h400M0 0h400">
          <text:p/>
        </draw:path>
        <draw:polyline draw:style-name="gr2" draw:text-style-name="P2" draw:layer="layout" svg:width="0.443cm" svg:height="0.105cm" svg:x="5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5.605cm" svg:y="9.05cm" svg:viewBox="0 0 151 151" draw:points="0,151 151,151 151,0 0,0">
            <text:p/>
          </draw:polygon>
          <draw:path draw:style-name="gr2" draw:text-style-name="P2" draw:layer="layout" svg:width="0.15cm" svg:height="0.15cm" svg:x="5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5.755cm" svg:y="9.05cm" svg:viewBox="0 0 301 151" draw:points="0,151 301,151 301,0 0,0">
              <text:p/>
            </draw:polygon>
            <draw:polygon draw:style-name="gr2" draw:text-style-name="P2" draw:layer="layout" svg:width="0.3cm" svg:height="0.15cm" svg:x="5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755cm" svg:y="9.2cm">
            <draw:text-box>
              <text:p/>
            </draw:text-box>
          </draw:frame>
        </draw:g>
        <draw:line draw:style-name="gr2" draw:text-style-name="P2" draw:layer="layout" svg:x1="5.604cm" svg:y1="9.125cm" svg:x2="5.305cm" svg:y2="9.125cm">
          <text:p/>
        </draw:line>
        <draw:g>
          <draw:polygon draw:style-name="gr1" draw:text-style-name="P1" draw:layer="layout" svg:width="0.7cm" svg:height="1.7cm" svg:x="3.854cm" svg:y="7.675cm" svg:viewBox="0 0 701 1701" draw:points="0,1701 701,1701 701,0 0,0">
            <text:p/>
          </draw:polygon>
          <draw:polygon draw:style-name="gr2" draw:text-style-name="P2" draw:layer="layout" svg:width="0.7cm" svg:height="1.7cm" svg:x="3.854cm" svg:y="7.675cm" svg:viewBox="0 0 701 1701" draw:points="0,1701 701,1701 701,0 0,0">
            <text:p/>
          </draw:polygon>
        </draw:g>
        <draw:line draw:style-name="gr2" draw:text-style-name="P2" draw:layer="layout" svg:x1="4.104cm" svg:y1="7.976cm" svg:x2="4.305cm" svg:y2="7.875cm">
          <text:p/>
        </draw:line>
        <draw:path draw:style-name="gr2" draw:text-style-name="P2" draw:layer="layout" svg:width="0.998cm" svg:height="0cm" svg:x="3.705cm" svg:y="7.975cm" svg:viewBox="0 0 999 0" svg:d="M599 0h400M0 0h399">
          <text:p/>
        </draw:path>
        <draw:polyline draw:style-name="gr2" draw:text-style-name="P2" draw:layer="layout" svg:width="0.443cm" svg:height="0.105cm" svg:x="4.262cm" svg:y="7.825cm" svg:viewBox="0 0 444 106" draw:points="0,106 0,0 444,0">
          <text:p/>
        </draw:polyline>
        <draw:line draw:style-name="gr2" draw:text-style-name="P2" draw:layer="layout" svg:x1="4.104cm" svg:y1="8.276cm" svg:x2="4.305cm" svg:y2="8.175cm">
          <text:p/>
        </draw:line>
        <draw:path draw:style-name="gr2" draw:text-style-name="P2" draw:layer="layout" svg:width="0.998cm" svg:height="0cm" svg:x="3.705cm" svg:y="8.275cm" svg:viewBox="0 0 999 0" svg:d="M599 0h400M0 0h399">
          <text:p/>
        </draw:path>
        <draw:polyline draw:style-name="gr2" draw:text-style-name="P2" draw:layer="layout" svg:width="0.443cm" svg:height="0.105cm" svg:x="4.262cm" svg:y="8.125cm" svg:viewBox="0 0 444 106" draw:points="0,106 0,0 444,0">
          <text:p/>
        </draw:polyline>
        <draw:line draw:style-name="gr2" draw:text-style-name="P2" draw:layer="layout" svg:x1="4.104cm" svg:y1="8.576cm" svg:x2="4.305cm" svg:y2="8.475cm">
          <text:p/>
        </draw:line>
        <draw:path draw:style-name="gr2" draw:text-style-name="P2" draw:layer="layout" svg:width="0.998cm" svg:height="0cm" svg:x="3.705cm" svg:y="8.575cm" svg:viewBox="0 0 999 0" svg:d="M599 0h400M0 0h399">
          <text:p/>
        </draw:path>
        <draw:polyline draw:style-name="gr2" draw:text-style-name="P2" draw:layer="layout" svg:width="0.443cm" svg:height="0.105cm" svg:x="4.262cm" svg:y="8.425cm" svg:viewBox="0 0 444 106" draw:points="0,106 0,0 444,0">
          <text:p/>
        </draw:polyline>
        <draw:line draw:style-name="gr2" draw:text-style-name="P2" draw:layer="layout" svg:x1="4.104cm" svg:y1="8.876cm" svg:x2="4.305cm" svg:y2="8.775cm">
          <text:p/>
        </draw:line>
        <draw:path draw:style-name="gr2" draw:text-style-name="P2" draw:layer="layout" svg:width="0.998cm" svg:height="0cm" svg:x="3.705cm" svg:y="8.875cm" svg:viewBox="0 0 999 0" svg:d="M599 0h400M0 0h399">
          <text:p/>
        </draw:path>
        <draw:polyline draw:style-name="gr2" draw:text-style-name="P2" draw:layer="layout" svg:width="0.443cm" svg:height="0.105cm" svg:x="4.262cm" svg:y="8.725cm" svg:viewBox="0 0 444 106" draw:points="0,106 0,0 444,0">
          <text:p/>
        </draw:polyline>
        <draw:g>
          <draw:polygon draw:style-name="gr1" draw:text-style-name="P1" draw:layer="layout" svg:width="0.15cm" svg:height="0.15cm" svg:x="4.005cm" svg:y="9.05cm" svg:viewBox="0 0 151 151" draw:points="0,151 151,151 151,0 0,0">
            <text:p/>
          </draw:polygon>
          <draw:path draw:style-name="gr2" draw:text-style-name="P2" draw:layer="layout" svg:width="0.15cm" svg:height="0.15cm" svg:x="4.0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0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4cm" svg:y="9.05cm" svg:viewBox="0 0 301 151" draw:points="0,151 301,151 301,0 0,0">
              <text:p/>
            </draw:polygon>
            <draw:polygon draw:style-name="gr2" draw:text-style-name="P2" draw:layer="layout" svg:width="0.3cm" svg:height="0.15cm" svg:x="4.154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4cm" svg:y="9.2cm">
            <draw:text-box>
              <text:p/>
            </draw:text-box>
          </draw:frame>
        </draw:g>
        <draw:line draw:style-name="gr2" draw:text-style-name="P2" draw:layer="layout" svg:x1="4.004cm" svg:y1="9.125cm" svg:x2="3.705cm" svg:y2="9.125cm">
          <text:p/>
        </draw:line>
        <draw:frame draw:style-name="gr4" draw:text-style-name="P4" draw:layer="layout" svg:width="1.609cm" svg:height="0.33cm" svg:x="1.2cm" svg:y="15.984cm">
          <draw:text-box>
            <text:p text:style-name="P8"><text:span text:style-name="T1">SEL_MEMA</text:span></text:p>
          </draw:text-box>
        </draw:frame>
        <draw:g>
          <draw:polygon draw:style-name="gr1" draw:text-style-name="P1" draw:layer="layout" svg:width="0.7cm" svg:height="1.7cm" svg:x="3.35cm" svg:y="12.675cm" svg:viewBox="0 0 701 1701" draw:points="0,1701 701,1701 701,0 0,0">
            <text:p/>
          </draw:polygon>
          <draw:polygon draw:style-name="gr2" draw:text-style-name="P2" draw:layer="layout" svg:width="0.7cm" svg:height="1.7cm" svg:x="3.35cm" svg:y="12.675cm" svg:viewBox="0 0 701 1701" draw:points="0,1701 701,1701 701,0 0,0">
            <text:p/>
          </draw:polygon>
        </draw:g>
        <draw:line draw:style-name="gr2" draw:text-style-name="P2" draw:layer="layout" svg:x1="3.6cm" svg:y1="12.976cm" svg:x2="3.801cm" svg:y2="12.875cm">
          <text:p/>
        </draw:line>
        <draw:path draw:style-name="gr2" draw:text-style-name="P2" draw:layer="layout" svg:width="0.998cm" svg:height="0cm" svg:x="3.2cm" svg:y="12.975cm" svg:viewBox="0 0 999 0" svg:d="M599 0h400M0 0h399">
          <text:p/>
        </draw:path>
        <draw:polyline draw:style-name="gr2" draw:text-style-name="P2" draw:layer="layout" svg:width="0.443cm" svg:height="0.105cm" svg:x="3.757cm" svg:y="12.825cm" svg:viewBox="0 0 444 106" draw:points="0,106 0,0 444,0">
          <text:p/>
        </draw:polyline>
        <draw:line draw:style-name="gr2" draw:text-style-name="P2" draw:layer="layout" svg:x1="3.6cm" svg:y1="13.276cm" svg:x2="3.801cm" svg:y2="13.175cm">
          <text:p/>
        </draw:line>
        <draw:path draw:style-name="gr2" draw:text-style-name="P2" draw:layer="layout" svg:width="0.998cm" svg:height="0cm" svg:x="3.2cm" svg:y="13.275cm" svg:viewBox="0 0 999 0" svg:d="M599 0h400M0 0h399">
          <text:p/>
        </draw:path>
        <draw:polyline draw:style-name="gr2" draw:text-style-name="P2" draw:layer="layout" svg:width="0.443cm" svg:height="0.105cm" svg:x="3.757cm" svg:y="13.125cm" svg:viewBox="0 0 444 106" draw:points="0,106 0,0 444,0">
          <text:p/>
        </draw:polyline>
        <draw:line draw:style-name="gr2" draw:text-style-name="P2" draw:layer="layout" svg:x1="3.6cm" svg:y1="13.576cm" svg:x2="3.801cm" svg:y2="13.475cm">
          <text:p/>
        </draw:line>
        <draw:path draw:style-name="gr2" draw:text-style-name="P2" draw:layer="layout" svg:width="0.998cm" svg:height="0cm" svg:x="3.2cm" svg:y="13.575cm" svg:viewBox="0 0 999 0" svg:d="M599 0h400M0 0h399">
          <text:p/>
        </draw:path>
        <draw:polyline draw:style-name="gr2" draw:text-style-name="P2" draw:layer="layout" svg:width="0.443cm" svg:height="0.105cm" svg:x="3.757cm" svg:y="13.425cm" svg:viewBox="0 0 444 106" draw:points="0,106 0,0 444,0">
          <text:p/>
        </draw:polyline>
        <draw:line draw:style-name="gr2" draw:text-style-name="P2" draw:layer="layout" svg:x1="3.6cm" svg:y1="13.876cm" svg:x2="3.801cm" svg:y2="13.775cm">
          <text:p/>
        </draw:line>
        <draw:path draw:style-name="gr2" draw:text-style-name="P2" draw:layer="layout" svg:width="0.998cm" svg:height="0cm" svg:x="3.2cm" svg:y="13.875cm" svg:viewBox="0 0 999 0" svg:d="M599 0h400M0 0h399">
          <text:p/>
        </draw:path>
        <draw:polyline draw:style-name="gr2" draw:text-style-name="P2" draw:layer="layout" svg:width="0.443cm" svg:height="0.105cm" svg:x="3.757cm" svg:y="13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4.05cm" svg:viewBox="0 0 151 151" draw:points="0,151 151,151 151,0 0,0">
            <text:p/>
          </draw:polygon>
          <draw:path draw:style-name="gr2" draw:text-style-name="P2" draw:layer="layout" svg:width="0.15cm" svg:height="0.15cm" svg:x="3.5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4.05cm" svg:viewBox="0 0 301 151" draw:points="0,151 301,151 301,0 0,0">
              <text:p/>
            </draw:polygon>
            <draw:polygon draw:style-name="gr2" draw:text-style-name="P2" draw:layer="layout" svg:width="0.3cm" svg:height="0.15cm" svg:x="3.65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4.2cm">
            <draw:text-box>
              <text:p/>
            </draw:text-box>
          </draw:frame>
        </draw:g>
        <draw:line draw:style-name="gr2" draw:text-style-name="P2" draw:layer="layout" svg:x1="3.499cm" svg:y1="14.125cm" svg:x2="3.2cm" svg:y2="14.125cm">
          <text:p/>
        </draw:line>
        <draw:g>
          <draw:polygon draw:style-name="gr1" draw:text-style-name="P1" draw:layer="layout" svg:width="0.7cm" svg:height="1.7cm" svg:x="3.35cm" svg:y="14.675cm" svg:viewBox="0 0 701 1701" draw:points="0,1701 701,1701 701,0 0,0">
            <text:p/>
          </draw:polygon>
          <draw:polygon draw:style-name="gr2" draw:text-style-name="P2" draw:layer="layout" svg:width="0.7cm" svg:height="1.7cm" svg:x="3.35cm" svg:y="14.675cm" svg:viewBox="0 0 701 1701" draw:points="0,1701 701,1701 701,0 0,0">
            <text:p/>
          </draw:polygon>
        </draw:g>
        <draw:line draw:style-name="gr2" draw:text-style-name="P2" draw:layer="layout" svg:x1="3.6cm" svg:y1="14.976cm" svg:x2="3.801cm" svg:y2="14.875cm">
          <text:p/>
        </draw:line>
        <draw:path draw:style-name="gr2" draw:text-style-name="P2" draw:layer="layout" svg:width="0.998cm" svg:height="0cm" svg:x="3.2cm" svg:y="14.975cm" svg:viewBox="0 0 999 0" svg:d="M599 0h400M0 0h399">
          <text:p/>
        </draw:path>
        <draw:polyline draw:style-name="gr2" draw:text-style-name="P2" draw:layer="layout" svg:width="0.443cm" svg:height="0.105cm" svg:x="3.757cm" svg:y="14.825cm" svg:viewBox="0 0 444 106" draw:points="0,106 0,0 444,0">
          <text:p/>
        </draw:polyline>
        <draw:line draw:style-name="gr2" draw:text-style-name="P2" draw:layer="layout" svg:x1="3.6cm" svg:y1="15.276cm" svg:x2="3.801cm" svg:y2="15.175cm">
          <text:p/>
        </draw:line>
        <draw:path draw:style-name="gr2" draw:text-style-name="P2" draw:layer="layout" svg:width="0.998cm" svg:height="0cm" svg:x="3.2cm" svg:y="15.275cm" svg:viewBox="0 0 999 0" svg:d="M599 0h400M0 0h399">
          <text:p/>
        </draw:path>
        <draw:polyline draw:style-name="gr2" draw:text-style-name="P2" draw:layer="layout" svg:width="0.443cm" svg:height="0.105cm" svg:x="3.757cm" svg:y="15.125cm" svg:viewBox="0 0 444 106" draw:points="0,106 0,0 444,0">
          <text:p/>
        </draw:polyline>
        <draw:line draw:style-name="gr2" draw:text-style-name="P2" draw:layer="layout" svg:x1="3.6cm" svg:y1="15.576cm" svg:x2="3.801cm" svg:y2="15.475cm">
          <text:p/>
        </draw:line>
        <draw:path draw:style-name="gr2" draw:text-style-name="P2" draw:layer="layout" svg:width="0.998cm" svg:height="0cm" svg:x="3.2cm" svg:y="15.575cm" svg:viewBox="0 0 999 0" svg:d="M599 0h400M0 0h399">
          <text:p/>
        </draw:path>
        <draw:polyline draw:style-name="gr2" draw:text-style-name="P2" draw:layer="layout" svg:width="0.443cm" svg:height="0.105cm" svg:x="3.757cm" svg:y="15.425cm" svg:viewBox="0 0 444 106" draw:points="0,106 0,0 444,0">
          <text:p/>
        </draw:polyline>
        <draw:line draw:style-name="gr2" draw:text-style-name="P2" draw:layer="layout" svg:x1="3.6cm" svg:y1="15.876cm" svg:x2="3.801cm" svg:y2="15.775cm">
          <text:p/>
        </draw:line>
        <draw:path draw:style-name="gr2" draw:text-style-name="P2" draw:layer="layout" svg:width="0.998cm" svg:height="0cm" svg:x="3.2cm" svg:y="15.875cm" svg:viewBox="0 0 999 0" svg:d="M599 0h400M0 0h399">
          <text:p/>
        </draw:path>
        <draw:polyline draw:style-name="gr2" draw:text-style-name="P2" draw:layer="layout" svg:width="0.443cm" svg:height="0.105cm" svg:x="3.757cm" svg:y="15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6.05cm" svg:viewBox="0 0 151 151" draw:points="0,151 151,151 151,0 0,0">
            <text:p/>
          </draw:polygon>
          <draw:path draw:style-name="gr2" draw:text-style-name="P2" draw:layer="layout" svg:width="0.15cm" svg:height="0.15cm" svg:x="3.5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6.05cm" svg:viewBox="0 0 301 151" draw:points="0,151 301,151 301,0 0,0">
              <text:p/>
            </draw:polygon>
            <draw:polygon draw:style-name="gr2" draw:text-style-name="P2" draw:layer="layout" svg:width="0.3cm" svg:height="0.15cm" svg:x="3.65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6.2cm">
            <draw:text-box>
              <text:p/>
            </draw:text-box>
          </draw:frame>
        </draw:g>
        <draw:line draw:style-name="gr2" draw:text-style-name="P2" draw:layer="layout" svg:x1="3.499cm" svg:y1="16.125cm" svg:x2="3.2cm" svg:y2="16.125cm">
          <text:p/>
        </draw:line>
        <draw:g>
          <draw:path draw:style-name="gr14" draw:text-style-name="P7" draw:layer="layout" svg:width="0.1cm" svg:height="0.101cm" svg:x="2.65cm" svg:y="16.075cm" svg:viewBox="0 0 101 102" svg:d="M0 51c0-9 2-18 7-26 4-7 11-14 18-18 8-5 17-7 25-7 9 0 18 2 26 7 7 4 14 11 18 18 5 8 7 17 7 26s-2 18-7 25c-4 8-11 15-18 19-8 5-17 7-25 7-9 0-18-2-26-7-7-4-14-11-18-19-5-7-7-16-7-25z">
            <text:p/>
          </draw:path>
          <draw:path draw:style-name="gr2" draw:text-style-name="P2" draw:layer="layout" svg:width="0.1cm" svg:height="0.101cm" svg:x="2.65cm" svg:y="16.075cm" svg:viewBox="0 0 101 102" svg:d="M0 51c0-9 2-18 7-26 4-7 11-14 18-18 8-5 17-7 25-7 9 0 18 2 26 7 7 4 14 11 18 18 5 8 7 17 7 26s-2 18-7 25c-4 8-11 15-18 19-8 5-17 7-25 7-9 0-18-2-26-7-7-4-14-11-18-19-5-7-7-16-7-25z">
            <text:p/>
          </draw:path>
        </draw:g>
        <draw:line draw:style-name="gr2" draw:text-style-name="P2" draw:layer="layout" svg:x1="2.7cm" svg:y1="16.125cm" svg:x2="2.3cm" svg:y2="16.125cm">
          <text:p/>
        </draw:line>
        <draw:line draw:style-name="gr2" draw:text-style-name="P2" draw:layer="layout" svg:x1="3.2cm" svg:y1="16.125cm" svg:x2="2.7cm" svg:y2="16.125cm">
          <text:p/>
        </draw:line>
        <draw:polyline draw:style-name="gr2" draw:text-style-name="P2" draw:layer="layout" svg:width="0.5cm" svg:height="2cm" svg:x="2.7cm" svg:y="14.125cm" svg:viewBox="0 0 501 2001" draw:points="501,0 0,0 0,2001">
          <text:p/>
        </draw:polyline>
        <draw:frame draw:style-name="gr4" draw:text-style-name="P4" draw:layer="layout" svg:width="0.485cm" svg:height="0.33cm" svg:x="2.715cm" svg:y="15.725cm">
          <draw:text-box>
            <text:p text:style-name="P9"><text:span text:style-name="T1">A0</text:span></text:p>
          </draw:text-box>
        </draw:frame>
        <draw:frame draw:style-name="gr4" draw:text-style-name="P4" draw:layer="layout" svg:width="0.485cm" svg:height="0.33cm" svg:x="2.715cm" svg:y="15.425cm">
          <draw:text-box>
            <text:p text:style-name="P9"><text:span text:style-name="T1">A1</text:span></text:p>
          </draw:text-box>
        </draw:frame>
        <draw:frame draw:style-name="gr4" draw:text-style-name="P4" draw:layer="layout" svg:width="0.485cm" svg:height="0.33cm" svg:x="2.715cm" svg:y="15.093cm">
          <draw:text-box>
            <text:p text:style-name="P9"><text:span text:style-name="T1">A2</text:span></text:p>
          </draw:text-box>
        </draw:frame>
        <draw:frame draw:style-name="gr4" draw:text-style-name="P4" draw:layer="layout" svg:width="0.485cm" svg:height="0.33cm" svg:x="2.715cm" svg:y="14.784cm">
          <draw:text-box>
            <text:p text:style-name="P9"><text:span text:style-name="T1">A3</text:span></text:p>
          </draw:text-box>
        </draw:frame>
        <draw:frame draw:style-name="gr4" draw:text-style-name="P4" draw:layer="layout" svg:width="0.485cm" svg:height="0.33cm" svg:x="2.715cm" svg:y="13.725cm">
          <draw:text-box>
            <text:p text:style-name="P9"><text:span text:style-name="T1">A4</text:span></text:p>
          </draw:text-box>
        </draw:frame>
        <draw:frame draw:style-name="gr4" draw:text-style-name="P4" draw:layer="layout" svg:width="0.485cm" svg:height="0.33cm" svg:x="2.715cm" svg:y="13.425cm">
          <draw:text-box>
            <text:p text:style-name="P9"><text:span text:style-name="T1">A5</text:span></text:p>
          </draw:text-box>
        </draw:frame>
        <draw:g>
          <draw:path draw:style-name="gr14" draw:text-style-name="P7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7" draw:layer="layout" svg:width="0.1cm" svg:height="0.1cm" svg:x="14.504cm" svg:y="14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4.504cm" svg:y="14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g>
          <draw:path draw:style-name="gr14" draw:text-style-name="P7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554cm" svg:height="2cm" svg:x="14.554cm" svg:y="2.125cm" svg:viewBox="0 0 555 2001" draw:points="555,0 0,0 0,2001">
          <text:p/>
        </draw:polyline>
        <draw:line draw:style-name="gr2" draw:text-style-name="P2" draw:layer="layout" svg:x1="15.108cm" svg:y1="4.125cm" svg:x2="14.554cm" svg:y2="4.125cm">
          <text:p/>
        </draw:line>
        <draw:line draw:style-name="gr2" draw:text-style-name="P2" draw:layer="layout" svg:x1="15.108cm" svg:y1="6.125cm" svg:x2="14.554cm" svg:y2="6.125cm">
          <text:p/>
        </draw:line>
        <draw:line draw:style-name="gr2" draw:text-style-name="P2" draw:layer="layout" svg:x1="14.554cm" svg:y1="4.125cm" svg:x2="14.554cm" svg:y2="6.125cm">
          <text:p/>
        </draw:line>
        <draw:line draw:style-name="gr2" draw:text-style-name="P2" draw:layer="layout" svg:x1="15.108cm" svg:y1="8.125cm" svg:x2="14.554cm" svg:y2="8.125cm">
          <text:p/>
        </draw:line>
        <draw:line draw:style-name="gr2" draw:text-style-name="P2" draw:layer="layout" svg:x1="14.554cm" svg:y1="6.125cm" svg:x2="14.554cm" svg:y2="8.125cm">
          <text:p/>
        </draw:line>
        <draw:line draw:style-name="gr2" draw:text-style-name="P2" draw:layer="layout" svg:x1="15.108cm" svg:y1="10.125cm" svg:x2="14.554cm" svg:y2="10.125cm">
          <text:p/>
        </draw:line>
        <draw:line draw:style-name="gr2" draw:text-style-name="P2" draw:layer="layout" svg:x1="14.554cm" svg:y1="8.125cm" svg:x2="14.554cm" svg:y2="10.124cm">
          <text:p/>
        </draw:line>
        <draw:line draw:style-name="gr2" draw:text-style-name="P2" draw:layer="layout" svg:x1="15.108cm" svg:y1="12.125cm" svg:x2="14.554cm" svg:y2="12.125cm">
          <text:p/>
        </draw:line>
        <draw:line draw:style-name="gr2" draw:text-style-name="P2" draw:layer="layout" svg:x1="14.554cm" svg:y1="10.125cm" svg:x2="14.554cm" svg:y2="12.125cm">
          <text:p/>
        </draw:line>
        <draw:line draw:style-name="gr2" draw:text-style-name="P2" draw:layer="layout" svg:x1="15.108cm" svg:y1="14.125cm" svg:x2="14.554cm" svg:y2="14.125cm">
          <text:p/>
        </draw:line>
        <draw:line draw:style-name="gr2" draw:text-style-name="P2" draw:layer="layout" svg:x1="14.554cm" svg:y1="12.125cm" svg:x2="14.554cm" svg:y2="14.125cm">
          <text:p/>
        </draw:line>
        <draw:line draw:style-name="gr2" draw:text-style-name="P2" draw:layer="layout" svg:x1="15.108cm" svg:y1="16.125cm" svg:x2="14.554cm" svg:y2="16.125cm">
          <text:p/>
        </draw:line>
        <draw:line draw:style-name="gr2" draw:text-style-name="P2" draw:layer="layout" svg:x1="14.554cm" svg:y1="14.125cm" svg:x2="14.554cm" svg:y2="16.125cm">
          <text:p/>
        </draw:line>
        <draw:polyline draw:style-name="gr2" draw:text-style-name="P2" draw:layer="layout" svg:width="10.355cm" svg:height="0.25cm" svg:x="4.2cm" svg:y="15.875cm" svg:viewBox="0 0 10356 251" draw:points="0,0 3793,0 3793,251 10356,251">
          <text:p/>
        </draw:polyline>
        <draw:g>
          <draw:path draw:style-name="gr14" draw:text-style-name="P7" draw:layer="layout" svg:width="0.1cm" svg:height="0.1cm" svg:x="11.504cm" svg:y="12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12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504cm" svg:y="10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10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g>
          <draw:path draw:style-name="gr14" draw:text-style-name="P7" draw:layer="layout" svg:width="0.1cm" svg:height="0.1cm" svg:x="11.504cm" svg:y="8.075cm" svg:viewBox="0 0 101 101" svg:d="M0 51c0-9 2-18 7-25 4-8 11-14 18-19 8-4 17-7 25-7 9 0 18 3 26 7 7 5 14 11 18 19 5 7 7 16 7 25s-2 18-7 25c-4 8-11 14-18 19-8 4-17 6-26 6-8 0-17-2-25-6-7-5-14-11-18-19-5-7-7-16-7-25z">
            <text:p/>
          </draw:path>
          <draw:path draw:style-name="gr2" draw:text-style-name="P2" draw:layer="layout" svg:width="0.1cm" svg:height="0.1cm" svg:x="11.504cm" svg:y="8.075cm" svg:viewBox="0 0 101 101" svg:d="M0 51c0-9 2-18 7-25 4-8 11-14 18-19 8-4 17-7 25-7 9 0 18 3 26 7 7 5 14 11 18 19 5 7 7 16 7 25s-2 18-7 25c-4 8-11 14-18 19-8 4-17 6-26 6-8 0-17-2-25-6-7-5-14-11-18-19-5-7-7-16-7-25z">
            <text:p/>
          </draw:path>
        </draw:g>
        <draw:line draw:style-name="gr2" draw:text-style-name="P2" draw:layer="layout" svg:x1="11.554cm" svg:y1="8.125cm" svg:x2="11.554cm" svg:y2="10.125cm">
          <text:p/>
        </draw:line>
        <draw:line draw:style-name="gr2" draw:text-style-name="P2" draw:layer="layout" svg:x1="11.554cm" svg:y1="10.125cm" svg:x2="11.554cm" svg:y2="12.125cm">
          <text:p/>
        </draw:line>
        <draw:polyline draw:style-name="gr2" draw:text-style-name="P2" draw:layer="layout" svg:width="0.554cm" svg:height="2cm" svg:x="11.554cm" svg:y="6.125cm" svg:viewBox="0 0 555 2001" draw:points="555,0 0,0 0,2001">
          <text:p/>
        </draw:polyline>
        <draw:line draw:style-name="gr2" draw:text-style-name="P2" draw:layer="layout" svg:x1="12.108cm" svg:y1="8.125cm" svg:x2="11.554cm" svg:y2="8.125cm">
          <text:p/>
        </draw:line>
        <draw:line draw:style-name="gr2" draw:text-style-name="P2" draw:layer="layout" svg:x1="12.108cm" svg:y1="10.125cm" svg:x2="11.554cm" svg:y2="10.125cm">
          <text:p/>
        </draw:line>
        <draw:line draw:style-name="gr2" draw:text-style-name="P2" draw:layer="layout" svg:x1="12.108cm" svg:y1="12.125cm" svg:x2="11.554cm" svg:y2="12.125cm">
          <text:p/>
        </draw:line>
        <draw:polyline draw:style-name="gr2" draw:text-style-name="P2" draw:layer="layout" svg:width="7.355cm" svg:height="3.45cm" svg:x="4.2cm" svg:y="12.125cm" svg:viewBox="0 0 7356 3451" draw:points="0,3451 7356,3451 7356,0">
          <text:p/>
        </draw:polyline>
        <draw:g>
          <draw:path draw:style-name="gr14" draw:text-style-name="P7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9.055cm" svg:y="8.125cm" svg:viewBox="0 0 406 2001" draw:points="406,0 0,0 0,2001">
          <text:p/>
        </draw:polyline>
        <draw:line draw:style-name="gr2" draw:text-style-name="P2" draw:layer="layout" svg:x1="9.459cm" svg:y1="10.125cm" svg:x2="9.055cm" svg:y2="10.125cm">
          <text:p/>
        </draw:line>
        <draw:polyline draw:style-name="gr2" draw:text-style-name="P2" draw:layer="layout" svg:width="4.854cm" svg:height="5.15cm" svg:x="4.2cm" svg:y="10.125cm" svg:viewBox="0 0 4855 5151" draw:points="0,5151 4855,5151 4855,0">
          <text:p/>
        </draw:polyline>
        <draw:polyline draw:style-name="gr2" draw:text-style-name="P2" draw:layer="layout" svg:width="3.104cm" svg:height="5.85cm" svg:x="4.2cm" svg:y="9.125cm" svg:viewBox="0 0 3105 5851" draw:points="0,5851 3105,5851 3105,0">
          <text:p/>
        </draw:polyline>
        <draw:polyline draw:style-name="gr2" draw:text-style-name="P2" draw:layer="layout" svg:width="2.705cm" svg:height="4.75cm" svg:x="4.2cm" svg:y="9.125cm" svg:viewBox="0 0 2706 4751" draw:points="0,4751 2706,4751 2706,750 1105,750 1105,0">
          <text:p/>
        </draw:polyline>
        <draw:polyline draw:style-name="gr2" draw:text-style-name="P2" draw:layer="layout" svg:width="2.288cm" svg:height="4.45cm" svg:x="3.705cm" svg:y="9.125cm" svg:viewBox="0 0 2289 4451" draw:points="495,4451 2289,4451 2289,1399 0,1399 0,0">
          <text:p/>
        </draw:polyline>
        <draw:polyline draw:style-name="gr2" draw:text-style-name="P2" draw:layer="layout" svg:width="0.6cm" svg:height="0.15cm" svg:x="4.705cm" svg:y="7.825cm" svg:viewBox="0 0 601 151" draw:points="0,0 497,0 497,151 601,151">
          <text:p/>
        </draw:polyline>
        <draw:polyline draw:style-name="gr2" draw:text-style-name="P2" draw:layer="layout" svg:width="0.6cm" svg:height="0.3cm" svg:x="4.705cm" svg:y="7.975cm" svg:viewBox="0 0 601 301" draw:points="0,0 187,0 187,301 601,301">
          <text:p/>
        </draw:polyline>
        <draw:polyline draw:style-name="gr2" draw:text-style-name="P2" draw:layer="layout" svg:width="1cm" svg:height="0.15cm" svg:x="6.305cm" svg:y="7.825cm" svg:viewBox="0 0 1001 151" draw:points="0,0 844,0 844,151 1001,151">
          <text:p/>
        </draw:polyline>
        <draw:polyline draw:style-name="gr2" draw:text-style-name="P2" draw:layer="layout" svg:width="1cm" svg:height="0.3cm" svg:x="6.305cm" svg:y="7.975cm" svg:viewBox="0 0 1001 301" draw:points="0,0 715,0 715,301 1001,301">
          <text:p/>
        </draw:polyline>
        <draw:polyline draw:style-name="gr2" draw:text-style-name="P2" draw:layer="layout" svg:width="1cm" svg:height="0.45cm" svg:x="6.305cm" svg:y="8.125cm" svg:viewBox="0 0 1001 451" draw:points="0,0 442,0 442,451 1001,451">
          <text:p/>
        </draw:polyline>
        <draw:polyline draw:style-name="gr2" draw:text-style-name="P2" draw:layer="layout" svg:width="1cm" svg:height="0.6cm" svg:x="6.305cm" svg:y="8.275cm" svg:viewBox="0 0 1001 601" draw:points="0,0 199,0 199,601 1001,601">
          <text:p/>
        </draw:polyline>
        <draw:polyline draw:style-name="gr2" draw:text-style-name="P2" draw:layer="layout" svg:width="1.154cm" svg:height="0.85cm" svg:x="8.305cm" svg:y="6.975cm" svg:viewBox="0 0 1155 851" draw:points="0,851 114,851 114,0 1155,0">
          <text:p/>
        </draw:polyline>
        <draw:polyline draw:style-name="gr2" draw:text-style-name="P2" draw:layer="layout" svg:width="1.154cm" svg:height="0.7cm" svg:x="8.305cm" svg:y="7.275cm" svg:viewBox="0 0 1155 701" draw:points="0,701 257,701 257,0 1155,0">
          <text:p/>
        </draw:polyline>
        <draw:polyline draw:style-name="gr2" draw:text-style-name="P2" draw:layer="layout" svg:width="1.154cm" svg:height="0.55cm" svg:x="8.305cm" svg:y="7.575cm" svg:viewBox="0 0 1155 551" draw:points="0,551 428,551 428,0 1155,0">
          <text:p/>
        </draw:polyline>
        <draw:polyline draw:style-name="gr2" draw:text-style-name="P2" draw:layer="layout" svg:width="1.154cm" svg:height="0.4cm" svg:x="8.305cm" svg:y="7.875cm" svg:viewBox="0 0 1155 401" draw:points="0,401 600,401 600,0 1155,0">
          <text:p/>
        </draw:polyline>
        <draw:path draw:style-name="gr2" draw:text-style-name="P2" draw:layer="layout" svg:width="1.154cm" svg:height="0.55cm" svg:x="8.305cm" svg:y="8.425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8.305cm" svg:y="8.575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8.305cm" svg:y="8.725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8.305cm" svg:y="8.875cm" svg:viewBox="0 0 1155 1001" svg:d="M0 0h100v1001h567c0-15 3-29 11-42 7-13 18-23 30-30 13-8 27-12 42-12s29 4 42 12c13 7 23 17 31 30 7 13 11 27 11 42h321">
          <text:p/>
        </draw:path>
        <draw:polyline draw:style-name="gr2" draw:text-style-name="P2" draw:layer="layout" svg:width="1.65cm" svg:height="1.85cm" svg:x="10.459cm" svg:y="4.975cm" svg:viewBox="0 0 1651 1851" draw:points="0,1851 0,0 1651,0">
          <text:p/>
        </draw:polyline>
        <draw:polyline draw:style-name="gr2" draw:text-style-name="P2" draw:layer="layout" svg:width="1.65cm" svg:height="1.7cm" svg:x="10.459cm" svg:y="5.275cm" svg:viewBox="0 0 1651 1701" draw:points="0,1701 245,1701 245,0 1651,0">
          <text:p/>
        </draw:polyline>
        <draw:polyline draw:style-name="gr2" draw:text-style-name="P2" draw:layer="layout" svg:width="1.65cm" svg:height="1.55cm" svg:x="10.459cm" svg:y="5.575cm" svg:viewBox="0 0 1651 1551" draw:points="0,1551 445,1551 445,0 1651,0">
          <text:p/>
        </draw:polyline>
        <draw:polyline draw:style-name="gr2" draw:text-style-name="P2" draw:layer="layout" svg:width="1.65cm" svg:height="1.4cm" svg:x="10.459cm" svg:y="5.875cm" svg:viewBox="0 0 1651 1401" draw:points="0,1401 946,1401 946,0 1651,0">
          <text:p/>
        </draw:polyline>
        <draw:path draw:style-name="gr2" draw:text-style-name="P2" draw:layer="layout" svg:width="1.65cm" svg:height="0.45cm" svg:x="10.459cm" svg:y="6.975cm" svg:viewBox="0 0 1651 451" svg:d="M0 451h1013c0-15 3-29 11-42 7-12 18-23 30-30 13-7 27-11 42-11 14 0 29 4 41 11 13 7 23 18 31 30 7 13 11 27 11 42h67v-451h405">
          <text:p/>
        </draw:path>
        <draw:path draw:style-name="gr2" draw:text-style-name="P2" draw:layer="layout" svg:width="1.65cm" svg:height="0.3cm" svg:x="10.459cm" svg:y="7.275cm" svg:viewBox="0 0 1651 301" svg:d="M0 301h1013c0-15 3-29 11-42 7-12 18-23 30-30 13-8 27-12 42-12 14 0 29 4 41 12 13 7 23 18 31 30 7 13 11 27 11 42h253v-301h219">
          <text:p/>
        </draw:path>
        <draw:path draw:style-name="gr2" draw:text-style-name="P2" draw:layer="layout" svg:width="1.65cm" svg:height="0.15cm" svg:x="10.459cm" svg:y="7.575cm" svg:viewBox="0 0 1651 151" svg:d="M0 151h1013c0-15 3-29 11-42 7-13 18-23 30-31 13-7 27-11 42-11 14 0 29 4 41 11 13 8 23 18 31 31 7 13 11 27 11 42h371v-151h101">
          <text:p/>
        </draw:path>
        <draw:path draw:style-name="gr2" draw:text-style-name="P2" draw:layer="layout" svg:width="1.65cm" svg:height="0.083cm" svg:x="10.459cm" svg:y="7.792cm" svg:viewBox="0 0 1651 84" svg:d="M0 84h1013c0-15 3-29 11-42 7-13 18-23 30-31 13-7 27-11 42-11 14 0 29 4 41 11 13 8 23 18 31 31 7 13 11 27 11 42h472">
          <text:p/>
        </draw:path>
        <draw:path draw:style-name="gr2" draw:text-style-name="P2" draw:layer="layout" svg:width="1.65cm" svg:height="0.233cm" svg:x="10.459cm" svg:y="8.742cm" svg:viewBox="0 0 1651 234" svg:d="M0 83h1013c0-14 3-29 11-41 7-13 18-24 30-31 13-7 27-11 42-11 14 0 29 4 41 11 13 7 23 18 31 31 7 12 11 27 11 41h472v151">
          <text:p/>
        </draw:path>
        <draw:path draw:style-name="gr2" draw:text-style-name="P2" draw:layer="layout" svg:width="1.65cm" svg:height="0.383cm" svg:x="10.459cm" svg:y="8.892cm" svg:viewBox="0 0 1651 384" svg:d="M0 83h1013c0-14 3-29 11-41 7-13 18-24 30-31 13-7 27-11 42-11 14 0 29 4 41 11 13 7 23 18 31 31 7 12 11 27 11 41h267v301h205">
          <text:p/>
        </draw:path>
        <draw:path draw:style-name="gr2" draw:text-style-name="P2" draw:layer="layout" svg:width="1.65cm" svg:height="0.533cm" svg:x="10.459cm" svg:y="9.042cm" svg:viewBox="0 0 1651 534" svg:d="M0 83h1013c0-14 3-29 11-41 7-13 18-24 30-31 13-7 27-11 42-11 14 0 29 4 41 11 13 7 23 18 31 31 7 12 11 27 11 41h138v451h334">
          <text:p/>
        </draw:path>
        <draw:path draw:style-name="gr2" draw:text-style-name="P2" draw:layer="layout" svg:width="1.65cm" svg:height="0.683cm" svg:x="10.459cm" svg:y="9.192cm" svg:viewBox="0 0 1651 684" svg:d="M0 83h1013c0-14 4-29 11-41 8-13 18-24 31-31 12-7 27-11 41-11 15 0 29 4 42 11s23 18 30 31c8 12 11 27 11 41h38v601h434">
          <text:p/>
        </draw:path>
        <draw:path draw:style-name="gr2" draw:text-style-name="P2" draw:layer="layout" svg:width="1.65cm" svg:height="1.55cm" svg:x="10.459cm" svg:y="9.425cm" svg:viewBox="0 0 1651 1551" svg:d="M0 0h946v1551h67c0-15 3-29 11-42 7-12 18-23 30-30 13-7 27-11 42-11 14 0 29 4 41 11 13 7 23 18 31 30 7 13 11 27 11 42h472">
          <text:p/>
        </draw:path>
        <draw:path draw:style-name="gr2" draw:text-style-name="P2" draw:layer="layout" svg:width="1.65cm" svg:height="1.7cm" svg:x="10.459cm" svg:y="9.575cm" svg:viewBox="0 0 1651 1701" svg:d="M0 0h846v1701h167c0-15 3-29 11-42 7-12 18-23 30-30 13-7 27-11 42-11 14 0 29 4 41 11 13 7 23 18 31 30 7 13 11 27 11 42h472">
          <text:p/>
        </draw:path>
        <draw:path draw:style-name="gr2" draw:text-style-name="P2" draw:layer="layout" svg:width="1.65cm" svg:height="1.85cm" svg:x="10.459cm" svg:y="9.725cm" svg:viewBox="0 0 1651 1851" svg:d="M0 0h702v1850l311 1v-1c0-14 3-28 11-41 7-13 18-23 30-30 13-8 27-12 42-12 14 0 29 4 41 12 13 7 23 17 31 30 7 12 11 27 11 41h472">
          <text:p/>
        </draw:path>
        <draw:path draw:style-name="gr2" draw:text-style-name="P2" draw:layer="layout" svg:width="1.65cm" svg:height="2cm" svg:x="10.459cm" svg:y="9.875cm" svg:viewBox="0 0 1651 2001" svg:d="M0 0h375v2001h638c0-15 3-29 11-42 7-12 18-23 30-30 13-7 27-11 42-11 14 0 29 4 41 11 13 7 23 18 31 30 7 13 11 27 11 42h472">
          <text:p/>
        </draw:path>
        <draw:polyline draw:style-name="gr2" draw:text-style-name="P2" draw:layer="layout" svg:width="1.196cm" svg:height="3.4cm" svg:x="16.109cm" svg:y="0.825cm" svg:viewBox="0 0 1197 3401" draw:points="0,0 1197,0 1197,3401">
          <text:p/>
        </draw:polyline>
        <draw:polyline draw:style-name="gr2" draw:text-style-name="P2" draw:layer="layout" svg:width="1.196cm" svg:height="4.75cm" svg:x="16.109cm" svg:y="11.125cm" svg:viewBox="0 0 1197 4751" draw:points="0,4751 1197,4751 1197,0">
          <text:p/>
        </draw:polyline>
        <draw:polyline draw:style-name="gr2" draw:text-style-name="P2" draw:layer="layout" svg:width="2cm" svg:height="3.85cm" svg:x="13.109cm" svg:y="0.975cm" svg:viewBox="0 0 2001 3851" draw:points="0,3851 0,0 2001,0">
          <text:p/>
        </draw:polyline>
        <draw:polyline draw:style-name="gr2" draw:text-style-name="P2" draw:layer="layout" svg:width="2cm" svg:height="3.7cm" svg:x="13.109cm" svg:y="1.275cm" svg:viewBox="0 0 2001 3701" draw:points="0,3701 138,3701 138,0 2001,0">
          <text:p/>
        </draw:polyline>
        <draw:polyline draw:style-name="gr2" draw:text-style-name="P2" draw:layer="layout" svg:width="2cm" svg:height="3.55cm" svg:x="13.109cm" svg:y="1.575cm" svg:viewBox="0 0 2001 3551" draw:points="0,3551 281,3551 281,0 2001,0">
          <text:p/>
        </draw:polyline>
        <draw:polyline draw:style-name="gr2" draw:text-style-name="P2" draw:layer="layout" svg:width="2cm" svg:height="3.4cm" svg:x="13.109cm" svg:y="1.875cm" svg:viewBox="0 0 2001 3401" draw:points="0,3401 375,3401 375,0 2001,0">
          <text:p/>
        </draw:polyline>
        <draw:path draw:style-name="gr2" draw:text-style-name="P2" draw:layer="layout" svg:width="2cm" svg:height="2.533cm" svg:x="13.109cm" svg:y="2.892cm" svg:viewBox="0 0 2001 2534" svg:d="M0 2534h495v-2451h868c0-15 4-29 11-41 7-13 18-24 30-31 13-7 27-11 42-11 14 0 29 4 41 11 13 7 23 18 31 31 7 12 11 26 11 41h472">
          <text:p/>
        </draw:path>
        <draw:path draw:style-name="gr2" draw:text-style-name="P2" draw:layer="layout" svg:width="2cm" svg:height="2.383cm" svg:x="13.109cm" svg:y="3.192cm" svg:viewBox="0 0 2001 2384" svg:d="M0 2384h595v-2301h768c0-15 4-29 11-41 7-13 18-24 30-31 13-7 27-11 42-11 14 0 29 4 41 11 13 7 23 18 31 31 7 12 11 26 11 41h472">
          <text:p/>
        </draw:path>
        <draw:path draw:style-name="gr2" draw:text-style-name="P2" draw:layer="layout" svg:width="2cm" svg:height="2.233cm" svg:x="13.109cm" svg:y="3.492cm" svg:viewBox="0 0 2001 2234" svg:d="M0 2234h695v-2151h668c0-15 4-29 11-41 7-13 18-24 30-31 13-7 27-11 42-11 14 0 29 4 41 11 13 7 23 18 31 31 7 12 11 26 11 41h472">
          <text:p/>
        </draw:path>
        <draw:path draw:style-name="gr2" draw:text-style-name="P2" draw:layer="layout" svg:width="2cm" svg:height="2.083cm" svg:x="13.109cm" svg:y="3.792cm" svg:viewBox="0 0 2001 2084" svg:d="M0 2084h795v-2001h568c0-15 4-29 11-41 7-13 18-24 30-31 13-7 27-11 42-11 14 0 29 4 41 11 13 7 23 18 31 31 7 12 11 26 11 41h472">
          <text:p/>
        </draw:path>
        <draw:path draw:style-name="gr2" draw:text-style-name="P2" draw:layer="layout" svg:width="2cm" svg:height="1.933cm" svg:x="13.109cm" svg:y="4.892cm" svg:viewBox="0 0 2001 1934" svg:d="M0 1934h945v-1851h418c0-15 4-29 11-41 7-13 18-24 30-31 13-7 27-11 42-11 14 0 29 4 41 11 13 7 23 18 31 31 7 12 11 26 11 41h472">
          <text:p/>
        </draw:path>
        <draw:path draw:style-name="gr2" draw:text-style-name="P2" draw:layer="layout" svg:width="2cm" svg:height="1.783cm" svg:x="13.109cm" svg:y="5.192cm" svg:viewBox="0 0 2001 1784" svg:d="M0 1784h1096v-1701h267c0-15 4-29 11-41 7-13 18-24 30-31 13-7 27-11 42-11 14 0 29 4 41 11 13 7 23 18 31 31 7 12 11 26 11 41h472">
          <text:p/>
        </draw:path>
        <draw:path draw:style-name="gr2" draw:text-style-name="P2" draw:layer="layout" svg:width="2cm" svg:height="1.633cm" svg:x="13.109cm" svg:y="5.492cm" svg:viewBox="0 0 2001 1634" svg:d="M0 1634h1196v-1551h167c0-15 4-29 11-41 7-13 18-24 30-31 13-7 27-11 42-11 14 0 29 4 41 11 13 7 23 18 31 31 7 12 11 26 11 41h472">
          <text:p/>
        </draw:path>
        <draw:path draw:style-name="gr2" draw:text-style-name="P2" draw:layer="layout" svg:width="2cm" svg:height="1.483cm" svg:x="13.109cm" svg:y="5.792cm" svg:viewBox="0 0 2001 1484" svg:d="M0 1484h1296v-1401h67c0-15 4-29 11-41 7-13 18-24 30-31 13-7 27-11 42-11 14 0 29 4 41 11 13 7 23 18 31 31 7 12 11 26 11 41h472">
          <text:p/>
        </draw:path>
        <draw:path draw:style-name="gr2" draw:text-style-name="P2" draw:layer="layout" svg:width="2cm" svg:height="0.45cm" svg:x="13.109cm" svg:y="6.975cm" svg:viewBox="0 0 2001 451" svg:d="M0 451h1363c0-15 4-29 11-42 7-12 18-23 30-30 13-7 27-11 42-11 14 0 29 4 41 11 13 7 23 18 31 30 7 13 11 27 11 42h67v-451h405">
          <text:p/>
        </draw:path>
        <draw:path draw:style-name="gr2" draw:text-style-name="P2" draw:layer="layout" svg:width="2cm" svg:height="0.3cm" svg:x="13.109cm" svg:y="7.275cm" svg:viewBox="0 0 2001 301" svg:d="M0 301h1363c0-15 4-29 11-42 7-12 18-23 30-30 13-8 27-12 42-12 14 0 29 4 41 12 13 7 23 18 31 30 7 13 11 27 11 42h167v-301h305">
          <text:p/>
        </draw:path>
        <draw:path draw:style-name="gr2" draw:text-style-name="P2" draw:layer="layout" svg:width="2cm" svg:height="0.15cm" svg:x="13.109cm" svg:y="7.575cm" svg:viewBox="0 0 2001 151" svg:d="M0 151h1363c0-15 4-29 11-42 7-12 18-23 30-30 13-8 27-12 42-12 14 0 29 4 41 12 13 7 23 18 31 30 7 13 11 27 11 42h310v-151h162">
          <text:p/>
        </draw:path>
        <draw:path draw:style-name="gr2" draw:text-style-name="P2" draw:layer="layout" svg:width="2cm" svg:height="0.083cm" svg:x="13.109cm" svg:y="7.792cm" svg:viewBox="0 0 2001 84" svg:d="M0 84h1363c0-15 4-29 11-42s18-23 30-31c13-7 27-11 42-11 14 0 29 4 41 11 13 8 23 18 31 31 7 13 11 27 11 42h472">
          <text:p/>
        </draw:path>
        <draw:path draw:style-name="gr2" draw:text-style-name="P2" draw:layer="layout" svg:width="2cm" svg:height="0.233cm" svg:x="13.109cm" svg:y="8.742cm" svg:viewBox="0 0 2001 234" svg:d="M0 83h1363c0-14 4-29 11-41 7-13 18-24 30-31 13-7 27-11 42-11 14 0 29 4 41 11 13 7 23 18 31 31 7 12 11 27 11 41h472v151">
          <text:p/>
        </draw:path>
        <draw:path draw:style-name="gr2" draw:text-style-name="P2" draw:layer="layout" svg:width="2cm" svg:height="0.383cm" svg:x="13.109cm" svg:y="8.892cm" svg:viewBox="0 0 2001 384" svg:d="M0 83h1363c0-14 4-29 11-41 7-13 18-24 30-31 13-7 27-11 42-11 14 0 29 4 41 11 13 7 23 18 31 31 7 12 11 27 11 41h267v301h205">
          <text:p/>
        </draw:path>
        <draw:path draw:style-name="gr2" draw:text-style-name="P2" draw:layer="layout" svg:width="2cm" svg:height="0.533cm" svg:x="13.109cm" svg:y="9.042cm" svg:viewBox="0 0 2001 534" svg:d="M0 83h1363c0-14 4-29 11-41 7-13 18-24 30-31 13-7 27-11 42-11 14 0 29 4 41 11 13 7 23 18 31 31 7 12 11 27 11 41h167v451h305">
          <text:p/>
        </draw:path>
        <draw:path draw:style-name="gr2" draw:text-style-name="P2" draw:layer="layout" svg:width="2cm" svg:height="0.683cm" svg:x="13.109cm" svg:y="9.192cm" svg:viewBox="0 0 2001 684" svg:d="M0 83h1363c0-14 4-29 11-41 8-13 18-24 31-31s27-11 41-11c15 0 29 4 42 11s23 18 30 31c8 12 12 27 12 41h67v601h404">
          <text:p/>
        </draw:path>
        <draw:path draw:style-name="gr2" draw:text-style-name="P2" draw:layer="layout" svg:width="2cm" svg:height="1.55cm" svg:x="13.109cm" svg:y="9.425cm" svg:viewBox="0 0 2001 1551" svg:d="M0 0h1296v1551h67c0-15 4-29 11-42 8-12 18-23 31-30s27-11 41-11c15 0 29 4 42 11s23 18 30 30c8 13 12 27 12 42h471">
          <text:p/>
        </draw:path>
        <draw:path draw:style-name="gr2" draw:text-style-name="P2" draw:layer="layout" svg:width="2cm" svg:height="1.7cm" svg:x="13.109cm" svg:y="9.575cm" svg:viewBox="0 0 2001 1701" svg:d="M0 0h1196v1701h167c0-15 4-29 11-42 7-12 18-23 30-30 13-7 27-11 42-11 14 0 29 4 41 11 13 7 23 18 31 30 7 13 11 27 11 42h472">
          <text:p/>
        </draw:path>
        <draw:path draw:style-name="gr2" draw:text-style-name="P2" draw:layer="layout" svg:width="2cm" svg:height="1.85cm" svg:x="13.109cm" svg:y="9.725cm" svg:viewBox="0 0 2001 1851" svg:d="M0 0h1096v1851h267c0-15 4-29 11-42 7-12 18-23 30-30 13-7 27-11 42-11 14 0 29 4 41 11 13 7 23 18 31 30 7 13 11 27 11 42h472">
          <text:p/>
        </draw:path>
        <draw:path draw:style-name="gr2" draw:text-style-name="P2" draw:layer="layout" svg:width="2cm" svg:height="2cm" svg:x="13.109cm" svg:y="9.875cm" svg:viewBox="0 0 2001 2001" svg:d="M0 0h946v2001h417c0-15 4-29 11-42 8-12 18-23 31-30s27-11 41-11c15 0 29 4 42 11s23 18 30 30c8 13 12 27 12 42h471">
          <text:p/>
        </draw:path>
        <draw:path draw:style-name="gr2" draw:text-style-name="P2" draw:layer="layout" svg:width="2cm" svg:height="2.15cm" svg:x="13.109cm" svg:y="10.825cm" svg:viewBox="0 0 2001 2151" svg:d="M0 0h795v2150l568 1v-1c0-14 4-28 11-41s18-23 30-30c13-8 27-12 42-12 14 0 29 4 41 12 13 7 23 17 31 30 7 12 11 27 11 41h472">
          <text:p/>
        </draw:path>
        <draw:path draw:style-name="gr2" draw:text-style-name="P2" draw:layer="layout" svg:width="2cm" svg:height="2.3cm" svg:x="13.109cm" svg:y="10.975cm" svg:viewBox="0 0 2001 2301" svg:d="M0 0h709v2301h654c0-15 4-29 11-42 7-12 18-23 30-30 13-7 27-11 42-11 14 0 29 4 41 11 13 7 23 18 31 30 7 13 11 27 11 42h472">
          <text:p/>
        </draw:path>
        <draw:path draw:style-name="gr2" draw:text-style-name="P2" draw:layer="layout" svg:width="2cm" svg:height="2.45cm" svg:x="13.109cm" svg:y="11.125cm" svg:viewBox="0 0 2001 2451" svg:d="M0 0h609v2451h754c0-15 4-29 11-42 7-12 18-23 30-30 13-7 27-11 42-11 14 0 29 4 41 11 13 7 23 18 31 30 7 13 11 27 11 42h472">
          <text:p/>
        </draw:path>
        <draw:path draw:style-name="gr2" draw:text-style-name="P2" draw:layer="layout" svg:width="2cm" svg:height="2.6cm" svg:x="13.109cm" svg:y="11.275cm" svg:viewBox="0 0 2001 2601" svg:d="M0 0h525v2601h838c0-15 4-29 11-42 8-12 18-23 31-30s27-11 41-11c15 0 29 4 42 11s23 18 30 30c8 13 12 27 12 42h471">
          <text:p/>
        </draw:path>
        <draw:path draw:style-name="gr2" draw:text-style-name="P2" draw:layer="layout" svg:width="2cm" svg:height="3.55cm" svg:x="13.109cm" svg:y="11.425cm" svg:viewBox="0 0 2001 3551" svg:d="M0 0h424v3551h939c0-15 4-29 11-42 8-12 18-23 31-30s27-11 41-11c15 0 29 4 42 11s23 18 30 30c8 13 12 27 12 42h471">
          <text:p/>
        </draw:path>
        <draw:path draw:style-name="gr2" draw:text-style-name="P2" draw:layer="layout" svg:width="2cm" svg:height="3.7cm" svg:x="13.109cm" svg:y="11.575cm" svg:viewBox="0 0 2001 3701" svg:d="M0 0h309v3701h1054c0-15 4-29 11-42 7-12 18-23 30-30 13-7 27-11 42-11 14 0 29 4 41 11 13 7 23 18 31 30 7 13 11 27 11 42h472">
          <text:p/>
        </draw:path>
        <draw:path draw:style-name="gr2" draw:text-style-name="P2" draw:layer="layout" svg:width="2cm" svg:height="3.85cm" svg:x="13.109cm" svg:y="11.725cm" svg:viewBox="0 0 2001 3851" svg:d="M0 0h195v3850l1168 1v-1c0-14 4-28 11-41s18-23 30-30c13-8 27-12 42-12 14 0 29 4 41 12 13 7 23 17 31 30 7 12 11 27 11 41h472">
          <text:p/>
        </draw:path>
        <draw:path draw:style-name="gr2" draw:text-style-name="P2" draw:layer="layout" svg:width="2cm" svg:height="4cm" svg:x="13.109cm" svg:y="11.875cm" svg:viewBox="0 0 2001 4001" svg:d="M0 0v4000l1363 1v-1c0-14 4-28 11-41 8-13 18-23 31-30 13-8 27-12 41-12 15 0 29 4 42 12 13 7 23 17 30 30 8 12 11 27 12 41h471">
          <text:p/>
        </draw:path>
        <draw:frame draw:style-name="gr4" draw:text-style-name="P4" draw:layer="layout" svg:width="0.485cm" svg:height="0.33cm" svg:x="2.715cm" svg:y="13.125cm">
          <draw:text-box>
            <text:p text:style-name="P9"><text:span text:style-name="T1">A6</text:span></text:p>
          </draw:text-box>
        </draw:frame>
        <draw:frame draw:style-name="gr4" draw:text-style-name="P4" draw:layer="layout" svg:width="0.485cm" svg:height="0.33cm" svg:x="2.715cm" svg:y="12.843cm">
          <draw:text-box>
            <text:p text:style-name="P9"><text:span text:style-name="T1">A7</text:span></text:p>
          </draw:text-box>
        </draw:frame>
        <draw:g>
          <draw:polygon draw:style-name="gr1" draw:text-style-name="P1" draw:layer="layout" svg:width="0.7cm" svg:height="1.7cm" svg:x="2.55cm" svg:y="7.65cm" svg:viewBox="0 0 701 1701" draw:points="0,1701 701,1701 701,0 0,0">
            <text:p/>
          </draw:polygon>
          <draw:polygon draw:style-name="gr2" draw:text-style-name="P2" draw:layer="layout" svg:width="0.7cm" svg:height="1.7cm" svg:x="2.55cm" svg:y="7.65cm" svg:viewBox="0 0 701 1701" draw:points="0,1701 701,1701 701,0 0,0">
            <text:p/>
          </draw:polygon>
        </draw:g>
        <draw:line draw:style-name="gr2" draw:text-style-name="P2" draw:layer="layout" svg:x1="2.8cm" svg:y1="7.951cm" svg:x2="3.001cm" svg:y2="7.85cm">
          <text:p/>
        </draw:line>
        <draw:path draw:style-name="gr2" draw:text-style-name="P2" draw:layer="layout" svg:width="0.998cm" svg:height="0cm" svg:x="2.4cm" svg:y="7.95cm" svg:viewBox="0 0 999 0" svg:d="M599 0h400M0 0h400">
          <text:p/>
        </draw:path>
        <draw:polyline draw:style-name="gr2" draw:text-style-name="P2" draw:layer="layout" svg:width="0.443cm" svg:height="0.105cm" svg:x="2.957cm" svg:y="7.8cm" svg:viewBox="0 0 444 106" draw:points="0,106 0,0 444,0">
          <text:p/>
        </draw:polyline>
        <draw:line draw:style-name="gr2" draw:text-style-name="P2" draw:layer="layout" svg:x1="2.8cm" svg:y1="8.251cm" svg:x2="3.001cm" svg:y2="8.15cm">
          <text:p/>
        </draw:line>
        <draw:path draw:style-name="gr2" draw:text-style-name="P2" draw:layer="layout" svg:width="0.998cm" svg:height="0cm" svg:x="2.4cm" svg:y="8.25cm" svg:viewBox="0 0 999 0" svg:d="M599 0h400M0 0h399">
          <text:p/>
        </draw:path>
        <draw:polyline draw:style-name="gr2" draw:text-style-name="P2" draw:layer="layout" svg:width="0.443cm" svg:height="0.105cm" svg:x="2.957cm" svg:y="8.1cm" svg:viewBox="0 0 444 106" draw:points="0,106 0,0 444,0">
          <text:p/>
        </draw:polyline>
        <draw:line draw:style-name="gr2" draw:text-style-name="P2" draw:layer="layout" svg:x1="2.8cm" svg:y1="8.551cm" svg:x2="3.001cm" svg:y2="8.45cm">
          <text:p/>
        </draw:line>
        <draw:path draw:style-name="gr2" draw:text-style-name="P2" draw:layer="layout" svg:width="0.998cm" svg:height="0cm" svg:x="2.4cm" svg:y="8.55cm" svg:viewBox="0 0 999 0" svg:d="M599 0h400M0 0h399">
          <text:p/>
        </draw:path>
        <draw:polyline draw:style-name="gr2" draw:text-style-name="P2" draw:layer="layout" svg:width="0.443cm" svg:height="0.105cm" svg:x="2.957cm" svg:y="8.4cm" svg:viewBox="0 0 444 106" draw:points="0,106 0,0 444,0">
          <text:p/>
        </draw:polyline>
        <draw:line draw:style-name="gr2" draw:text-style-name="P2" draw:layer="layout" svg:x1="2.8cm" svg:y1="8.851cm" svg:x2="3.001cm" svg:y2="8.75cm">
          <text:p/>
        </draw:line>
        <draw:path draw:style-name="gr2" draw:text-style-name="P2" draw:layer="layout" svg:width="0.998cm" svg:height="0cm" svg:x="2.4cm" svg:y="8.85cm" svg:viewBox="0 0 999 0" svg:d="M599 0h400M0 0h399">
          <text:p/>
        </draw:path>
        <draw:polyline draw:style-name="gr2" draw:text-style-name="P2" draw:layer="layout" svg:width="0.443cm" svg:height="0.105cm" svg:x="2.957cm" svg:y="8.7cm" svg:viewBox="0 0 444 106" draw:points="0,106 0,0 444,0">
          <text:p/>
        </draw:polyline>
        <draw:g>
          <draw:polygon draw:style-name="gr1" draw:text-style-name="P1" draw:layer="layout" svg:width="0.15cm" svg:height="0.15cm" svg:x="2.7cm" svg:y="9.025cm" svg:viewBox="0 0 151 151" draw:points="0,151 151,151 151,0 0,0">
            <text:p/>
          </draw:polygon>
          <draw:path draw:style-name="gr2" draw:text-style-name="P2" draw:layer="layout" svg:width="0.15cm" svg:height="0.15cm" svg:x="2.7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7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85cm" svg:y="9.025cm" svg:viewBox="0 0 301 151" draw:points="0,151 301,151 301,0 0,0">
              <text:p/>
            </draw:polygon>
            <draw:polygon draw:style-name="gr2" draw:text-style-name="P2" draw:layer="layout" svg:width="0.3cm" svg:height="0.15cm" svg:x="2.8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85cm" svg:y="9.175cm">
            <draw:text-box>
              <text:p/>
            </draw:text-box>
          </draw:frame>
        </draw:g>
        <draw:line draw:style-name="gr2" draw:text-style-name="P2" draw:layer="layout" svg:x1="2.699cm" svg:y1="9.1cm" svg:x2="2.4cm" svg:y2="9.1cm">
          <text:p/>
        </draw:line>
        <draw:g>
          <draw:polygon draw:style-name="gr1" draw:text-style-name="P1" draw:layer="layout" svg:width="0.7cm" svg:height="1.7cm" svg:x="1.25cm" svg:y="7.65cm" svg:viewBox="0 0 701 1701" draw:points="0,1701 701,1701 701,0 0,0">
            <text:p/>
          </draw:polygon>
          <draw:polygon draw:style-name="gr2" draw:text-style-name="P2" draw:layer="layout" svg:width="0.7cm" svg:height="1.7cm" svg:x="1.25cm" svg:y="7.65cm" svg:viewBox="0 0 701 1701" draw:points="0,1701 701,1701 701,0 0,0">
            <text:p/>
          </draw:polygon>
        </draw:g>
        <draw:line draw:style-name="gr2" draw:text-style-name="P2" draw:layer="layout" svg:x1="1.5cm" svg:y1="7.951cm" svg:x2="1.701cm" svg:y2="7.85cm">
          <text:p/>
        </draw:line>
        <draw:path draw:style-name="gr2" draw:text-style-name="P2" draw:layer="layout" svg:width="0.998cm" svg:height="0cm" svg:x="1.1cm" svg:y="7.95cm" svg:viewBox="0 0 999 0" svg:d="M599 0h400M0 0h400">
          <text:p/>
        </draw:path>
        <draw:polyline draw:style-name="gr2" draw:text-style-name="P2" draw:layer="layout" svg:width="0.443cm" svg:height="0.105cm" svg:x="1.657cm" svg:y="7.8cm" svg:viewBox="0 0 444 106" draw:points="0,106 0,0 444,0">
          <text:p/>
        </draw:polyline>
        <draw:line draw:style-name="gr2" draw:text-style-name="P2" draw:layer="layout" svg:x1="1.5cm" svg:y1="8.251cm" svg:x2="1.701cm" svg:y2="8.15cm">
          <text:p/>
        </draw:line>
        <draw:path draw:style-name="gr2" draw:text-style-name="P2" draw:layer="layout" svg:width="0.998cm" svg:height="0cm" svg:x="1.1cm" svg:y="8.25cm" svg:viewBox="0 0 999 0" svg:d="M599 0h400M0 0h400">
          <text:p/>
        </draw:path>
        <draw:polyline draw:style-name="gr2" draw:text-style-name="P2" draw:layer="layout" svg:width="0.443cm" svg:height="0.105cm" svg:x="1.657cm" svg:y="8.1cm" svg:viewBox="0 0 444 106" draw:points="0,106 0,0 444,0">
          <text:p/>
        </draw:polyline>
        <draw:line draw:style-name="gr2" draw:text-style-name="P2" draw:layer="layout" svg:x1="1.5cm" svg:y1="8.551cm" svg:x2="1.701cm" svg:y2="8.45cm">
          <text:p/>
        </draw:line>
        <draw:path draw:style-name="gr2" draw:text-style-name="P2" draw:layer="layout" svg:width="0.998cm" svg:height="0cm" svg:x="1.1cm" svg:y="8.55cm" svg:viewBox="0 0 999 0" svg:d="M599 0h400M0 0h400">
          <text:p/>
        </draw:path>
        <draw:polyline draw:style-name="gr2" draw:text-style-name="P2" draw:layer="layout" svg:width="0.443cm" svg:height="0.105cm" svg:x="1.657cm" svg:y="8.4cm" svg:viewBox="0 0 444 106" draw:points="0,106 0,0 444,0">
          <text:p/>
        </draw:polyline>
        <draw:line draw:style-name="gr2" draw:text-style-name="P2" draw:layer="layout" svg:x1="1.5cm" svg:y1="8.851cm" svg:x2="1.701cm" svg:y2="8.75cm">
          <text:p/>
        </draw:line>
        <draw:path draw:style-name="gr2" draw:text-style-name="P2" draw:layer="layout" svg:width="0.998cm" svg:height="0cm" svg:x="1.1cm" svg:y="8.85cm" svg:viewBox="0 0 999 0" svg:d="M599 0h400M0 0h400">
          <text:p/>
        </draw:path>
        <draw:polyline draw:style-name="gr2" draw:text-style-name="P2" draw:layer="layout" svg:width="0.443cm" svg:height="0.105cm" svg:x="1.657cm" svg:y="8.7cm" svg:viewBox="0 0 444 106" draw:points="0,106 0,0 444,0">
          <text:p/>
        </draw:polyline>
        <draw:g>
          <draw:polygon draw:style-name="gr1" draw:text-style-name="P1" draw:layer="layout" svg:width="0.15cm" svg:height="0.15cm" svg:x="1.4cm" svg:y="9.025cm" svg:viewBox="0 0 151 151" draw:points="0,151 151,151 151,0 0,0">
            <text:p/>
          </draw:polygon>
          <draw:path draw:style-name="gr2" draw:text-style-name="P2" draw:layer="layout" svg:width="0.15cm" svg:height="0.15cm" svg:x="1.4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4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55cm" svg:y="9.025cm" svg:viewBox="0 0 301 151" draw:points="0,151 301,151 301,0 0,0">
              <text:p/>
            </draw:polygon>
            <draw:polygon draw:style-name="gr2" draw:text-style-name="P2" draw:layer="layout" svg:width="0.3cm" svg:height="0.15cm" svg:x="1.5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55cm" svg:y="9.175cm">
            <draw:text-box>
              <text:p/>
            </draw:text-box>
          </draw:frame>
        </draw:g>
        <draw:line draw:style-name="gr2" draw:text-style-name="P2" draw:layer="layout" svg:x1="1.399cm" svg:y1="9.1cm" svg:x2="1.1cm" svg:y2="9.1cm">
          <text:p/>
        </draw:line>
        <draw:polyline draw:style-name="gr2" draw:text-style-name="P2" draw:layer="layout" svg:width="3.1cm" svg:height="4.175cm" svg:x="2.4cm" svg:y="9.1cm" svg:viewBox="0 0 3101 4176" draw:points="1800,4176 3101,4176 3101,1649 0,1649 0,0">
          <text:p/>
        </draw:polyline>
        <draw:polyline draw:style-name="gr2" draw:text-style-name="P2" draw:layer="layout" svg:width="3.288cm" svg:height="3.875cm" svg:x="1.1cm" svg:y="9.1cm" svg:viewBox="0 0 3289 3876" draw:points="3101,3876 3289,3876 3289,2000 0,2000 0,0">
          <text:p/>
        </draw:polyline>
        <draw:polyline draw:style-name="gr2" draw:text-style-name="P2" draw:layer="layout" svg:width="0.3cm" svg:height="0.15cm" svg:x="2.1cm" svg:y="7.8cm" svg:viewBox="0 0 301 151" draw:points="0,0 93,0 93,151 301,151">
          <text:p/>
        </draw:polyline>
        <draw:polyline draw:style-name="gr2" draw:text-style-name="P2" draw:layer="layout" svg:width="0.305cm" svg:height="0.175cm" svg:x="3.4cm" svg:y="7.8cm" svg:viewBox="0 0 306 176" draw:points="0,0 94,0 94,176 306,176">
          <text:p/>
        </draw:polyline>
      </draw:page>
      <draw:page draw:name="Consul" draw:style-name="dp1" draw:master-page-name="PM25">
        <draw:custom-shape draw:style-name="gr21" draw:text-style-name="P11" draw:layer="layout" svg:width="2.727cm" svg:height="3.159cm" svg:x="17.187cm" svg:y="1.655cm">
          <text:p/>
          <draw:enhanced-geometry svg:viewBox="0 0 21600 21600" draw:type="rectangle" draw:enhanced-path="M 0 0 L 21600 0 21600 21600 0 21600 0 0 Z N"/>
        </draw:custom-shape>
        <draw:g>
          <draw:polygon draw:style-name="gr1" draw:text-style-name="P1" draw:layer="layout" svg:width="0.7cm" svg:height="1.7cm" svg:x="26.064cm" svg:y="1.11cm" svg:viewBox="0 0 701 1701" draw:points="0,1701 701,1701 701,0 0,0">
            <text:p/>
          </draw:polygon>
          <draw:polygon draw:style-name="gr2" draw:text-style-name="P2" draw:layer="layout" svg:width="0.7cm" svg:height="1.7cm" svg:x="26.064cm" svg:y="1.11cm" svg:viewBox="0 0 701 1701" draw:points="0,1701 701,1701 701,0 0,0">
            <text:p/>
          </draw:polygon>
        </draw:g>
        <draw:line draw:style-name="gr2" draw:text-style-name="P2" draw:layer="layout" svg:x1="26.314cm" svg:y1="1.411cm" svg:x2="26.515cm" svg:y2="1.31cm">
          <text:p/>
        </draw:line>
        <draw:path draw:style-name="gr2" draw:text-style-name="P2" draw:layer="layout" svg:width="0.998cm" svg:height="0cm" svg:x="25.914cm" svg:y="1.41cm" svg:viewBox="0 0 999 0" svg:d="M599 0h400M0 0h400">
          <text:p/>
        </draw:path>
        <draw:polyline draw:style-name="gr2" draw:text-style-name="P2" draw:layer="layout" svg:width="0.443cm" svg:height="0.105cm" svg:x="26.471cm" svg:y="1.26cm" svg:viewBox="0 0 444 106" draw:points="0,106 0,0 444,0">
          <text:p/>
        </draw:polyline>
        <draw:line draw:style-name="gr2" draw:text-style-name="P2" draw:layer="layout" svg:x1="26.314cm" svg:y1="1.711cm" svg:x2="26.515cm" svg:y2="1.61cm">
          <text:p/>
        </draw:line>
        <draw:path draw:style-name="gr2" draw:text-style-name="P2" draw:layer="layout" svg:width="0.998cm" svg:height="0cm" svg:x="25.914cm" svg:y="1.71cm" svg:viewBox="0 0 999 0" svg:d="M599 0h400M0 0h400">
          <text:p/>
        </draw:path>
        <draw:polyline draw:style-name="gr2" draw:text-style-name="P2" draw:layer="layout" svg:width="0.443cm" svg:height="0.105cm" svg:x="26.471cm" svg:y="1.56cm" svg:viewBox="0 0 444 106" draw:points="0,106 0,0 444,0">
          <text:p/>
        </draw:polyline>
        <draw:line draw:style-name="gr2" draw:text-style-name="P2" draw:layer="layout" svg:x1="26.314cm" svg:y1="2.011cm" svg:x2="26.515cm" svg:y2="1.91cm">
          <text:p/>
        </draw:line>
        <draw:path draw:style-name="gr2" draw:text-style-name="P2" draw:layer="layout" svg:width="0.998cm" svg:height="0cm" svg:x="25.914cm" svg:y="2.01cm" svg:viewBox="0 0 999 0" svg:d="M599 0h400M0 0h400">
          <text:p/>
        </draw:path>
        <draw:polyline draw:style-name="gr2" draw:text-style-name="P2" draw:layer="layout" svg:width="0.443cm" svg:height="0.105cm" svg:x="26.471cm" svg:y="1.86cm" svg:viewBox="0 0 444 106" draw:points="0,106 0,0 444,0">
          <text:p/>
        </draw:polyline>
        <draw:line draw:style-name="gr2" draw:text-style-name="P2" draw:layer="layout" svg:x1="26.314cm" svg:y1="2.311cm" svg:x2="26.515cm" svg:y2="2.21cm">
          <text:p/>
        </draw:line>
        <draw:path draw:style-name="gr2" draw:text-style-name="P2" draw:layer="layout" svg:width="0.998cm" svg:height="0cm" svg:x="25.914cm" svg:y="2.31cm" svg:viewBox="0 0 999 0" svg:d="M599 0h400M0 0h400">
          <text:p/>
        </draw:path>
        <draw:polyline draw:style-name="gr2" draw:text-style-name="P2" draw:layer="layout" svg:width="0.443cm" svg:height="0.105cm" svg:x="26.471cm" svg:y="2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2.485cm" svg:viewBox="0 0 151 151" draw:points="0,151 151,151 151,0 0,0">
            <text:p/>
          </draw:polygon>
          <draw:path draw:style-name="gr2" draw:text-style-name="P2" draw:layer="layout" svg:width="0.15cm" svg:height="0.15cm" svg:x="26.214cm" svg:y="2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2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2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2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2.635cm">
            <draw:text-box>
              <text:p/>
            </draw:text-box>
          </draw:frame>
        </draw:g>
        <draw:line draw:style-name="gr2" draw:text-style-name="P2" draw:layer="layout" svg:x1="26.213cm" svg:y1="2.56cm" svg:x2="25.914cm" svg:y2="2.56cm">
          <text:p/>
        </draw:line>
        <draw:g>
          <draw:polygon draw:style-name="gr1" draw:text-style-name="P1" draw:layer="layout" svg:width="0.7cm" svg:height="1.7cm" svg:x="26.064cm" svg:y="3.11cm" svg:viewBox="0 0 701 1701" draw:points="0,1701 701,1701 701,0 0,0">
            <text:p/>
          </draw:polygon>
          <draw:polygon draw:style-name="gr2" draw:text-style-name="P2" draw:layer="layout" svg:width="0.7cm" svg:height="1.7cm" svg:x="26.064cm" svg:y="3.11cm" svg:viewBox="0 0 701 1701" draw:points="0,1701 701,1701 701,0 0,0">
            <text:p/>
          </draw:polygon>
        </draw:g>
        <draw:line draw:style-name="gr2" draw:text-style-name="P2" draw:layer="layout" svg:x1="26.314cm" svg:y1="3.411cm" svg:x2="26.515cm" svg:y2="3.31cm">
          <text:p/>
        </draw:line>
        <draw:path draw:style-name="gr2" draw:text-style-name="P2" draw:layer="layout" svg:width="0.998cm" svg:height="0cm" svg:x="25.914cm" svg:y="3.41cm" svg:viewBox="0 0 999 0" svg:d="M599 0h400M0 0h400">
          <text:p/>
        </draw:path>
        <draw:polyline draw:style-name="gr2" draw:text-style-name="P2" draw:layer="layout" svg:width="0.443cm" svg:height="0.105cm" svg:x="26.471cm" svg:y="3.26cm" svg:viewBox="0 0 444 106" draw:points="0,106 0,0 444,0">
          <text:p/>
        </draw:polyline>
        <draw:line draw:style-name="gr2" draw:text-style-name="P2" draw:layer="layout" svg:x1="26.314cm" svg:y1="3.711cm" svg:x2="26.515cm" svg:y2="3.61cm">
          <text:p/>
        </draw:line>
        <draw:path draw:style-name="gr2" draw:text-style-name="P2" draw:layer="layout" svg:width="0.998cm" svg:height="0cm" svg:x="25.914cm" svg:y="3.71cm" svg:viewBox="0 0 999 0" svg:d="M599 0h400M0 0h400">
          <text:p/>
        </draw:path>
        <draw:polyline draw:style-name="gr2" draw:text-style-name="P2" draw:layer="layout" svg:width="0.443cm" svg:height="0.105cm" svg:x="26.471cm" svg:y="3.56cm" svg:viewBox="0 0 444 106" draw:points="0,106 0,0 444,0">
          <text:p/>
        </draw:polyline>
        <draw:line draw:style-name="gr2" draw:text-style-name="P2" draw:layer="layout" svg:x1="26.314cm" svg:y1="4.011cm" svg:x2="26.515cm" svg:y2="3.91cm">
          <text:p/>
        </draw:line>
        <draw:path draw:style-name="gr2" draw:text-style-name="P2" draw:layer="layout" svg:width="0.998cm" svg:height="0cm" svg:x="25.914cm" svg:y="4.01cm" svg:viewBox="0 0 999 0" svg:d="M599 0h400M0 0h400">
          <text:p/>
        </draw:path>
        <draw:polyline draw:style-name="gr2" draw:text-style-name="P2" draw:layer="layout" svg:width="0.443cm" svg:height="0.105cm" svg:x="26.471cm" svg:y="3.86cm" svg:viewBox="0 0 444 106" draw:points="0,106 0,0 444,0">
          <text:p/>
        </draw:polyline>
        <draw:line draw:style-name="gr2" draw:text-style-name="P2" draw:layer="layout" svg:x1="26.314cm" svg:y1="4.311cm" svg:x2="26.515cm" svg:y2="4.21cm">
          <text:p/>
        </draw:line>
        <draw:path draw:style-name="gr2" draw:text-style-name="P2" draw:layer="layout" svg:width="0.998cm" svg:height="0cm" svg:x="25.914cm" svg:y="4.31cm" svg:viewBox="0 0 999 0" svg:d="M599 0h400M0 0h400">
          <text:p/>
        </draw:path>
        <draw:polyline draw:style-name="gr2" draw:text-style-name="P2" draw:layer="layout" svg:width="0.443cm" svg:height="0.105cm" svg:x="26.471cm" svg:y="4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4.485cm" svg:viewBox="0 0 151 151" draw:points="0,151 151,151 151,0 0,0">
            <text:p/>
          </draw:polygon>
          <draw:path draw:style-name="gr2" draw:text-style-name="P2" draw:layer="layout" svg:width="0.15cm" svg:height="0.15cm" svg:x="26.214cm" svg:y="4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4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4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4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4.635cm">
            <draw:text-box>
              <text:p/>
            </draw:text-box>
          </draw:frame>
        </draw:g>
        <draw:line draw:style-name="gr2" draw:text-style-name="P2" draw:layer="layout" svg:x1="26.213cm" svg:y1="4.56cm" svg:x2="25.914cm" svg:y2="4.56cm">
          <text:p/>
        </draw:line>
        <draw:g>
          <draw:polygon draw:style-name="gr1" draw:text-style-name="P1" draw:layer="layout" svg:width="0.7cm" svg:height="1.7cm" svg:x="23.909cm" svg:y="2.11cm" svg:viewBox="0 0 701 1701" draw:points="0,1701 701,1701 701,0 0,0">
            <text:p/>
          </draw:polygon>
          <draw:polygon draw:style-name="gr2" draw:text-style-name="P2" draw:layer="layout" svg:width="0.7cm" svg:height="1.7cm" svg:x="23.909cm" svg:y="2.11cm" svg:viewBox="0 0 701 1701" draw:points="0,1701 701,1701 701,0 0,0">
            <text:p/>
          </draw:polygon>
        </draw:g>
        <draw:line draw:style-name="gr2" draw:text-style-name="P2" draw:layer="layout" svg:x1="24.16cm" svg:y1="2.411cm" svg:x2="24.361cm" svg:y2="2.31cm">
          <text:p/>
        </draw:line>
        <draw:path draw:style-name="gr2" draw:text-style-name="P2" draw:layer="layout" svg:width="0.998cm" svg:height="0cm" svg:x="23.76cm" svg:y="2.41cm" svg:viewBox="0 0 999 0" svg:d="M599 0h400M0 0h400">
          <text:p/>
        </draw:path>
        <draw:polyline draw:style-name="gr2" draw:text-style-name="P2" draw:layer="layout" svg:width="0.443cm" svg:height="0.105cm" svg:x="24.317cm" svg:y="2.26cm" svg:viewBox="0 0 444 106" draw:points="0,106 0,0 444,0">
          <text:p/>
        </draw:polyline>
        <draw:line draw:style-name="gr2" draw:text-style-name="P2" draw:layer="layout" svg:x1="24.16cm" svg:y1="2.711cm" svg:x2="24.361cm" svg:y2="2.61cm">
          <text:p/>
        </draw:line>
        <draw:path draw:style-name="gr2" draw:text-style-name="P2" draw:layer="layout" svg:width="0.998cm" svg:height="0cm" svg:x="23.76cm" svg:y="2.71cm" svg:viewBox="0 0 999 0" svg:d="M599 0h400M0 0h400">
          <text:p/>
        </draw:path>
        <draw:polyline draw:style-name="gr2" draw:text-style-name="P2" draw:layer="layout" svg:width="0.443cm" svg:height="0.105cm" svg:x="24.317cm" svg:y="2.56cm" svg:viewBox="0 0 444 106" draw:points="0,106 0,0 444,0">
          <text:p/>
        </draw:polyline>
        <draw:line draw:style-name="gr2" draw:text-style-name="P2" draw:layer="layout" svg:x1="24.16cm" svg:y1="3.011cm" svg:x2="24.361cm" svg:y2="2.91cm">
          <text:p/>
        </draw:line>
        <draw:path draw:style-name="gr2" draw:text-style-name="P2" draw:layer="layout" svg:width="0.998cm" svg:height="0cm" svg:x="23.76cm" svg:y="3.01cm" svg:viewBox="0 0 999 0" svg:d="M599 0h400M0 0h400">
          <text:p/>
        </draw:path>
        <draw:polyline draw:style-name="gr2" draw:text-style-name="P2" draw:layer="layout" svg:width="0.443cm" svg:height="0.105cm" svg:x="24.317cm" svg:y="2.86cm" svg:viewBox="0 0 444 106" draw:points="0,106 0,0 444,0">
          <text:p/>
        </draw:polyline>
        <draw:line draw:style-name="gr2" draw:text-style-name="P2" draw:layer="layout" svg:x1="24.16cm" svg:y1="3.311cm" svg:x2="24.361cm" svg:y2="3.21cm">
          <text:p/>
        </draw:line>
        <draw:path draw:style-name="gr2" draw:text-style-name="P2" draw:layer="layout" svg:width="0.998cm" svg:height="0cm" svg:x="23.76cm" svg:y="3.31cm" svg:viewBox="0 0 999 0" svg:d="M599 0h400M0 0h400">
          <text:p/>
        </draw:path>
        <draw:polyline draw:style-name="gr2" draw:text-style-name="P2" draw:layer="layout" svg:width="0.443cm" svg:height="0.105cm" svg:x="24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4.06cm" svg:y="3.485cm" svg:viewBox="0 0 151 151" draw:points="0,151 151,151 151,0 0,0">
            <text:p/>
          </draw:polygon>
          <draw:path draw:style-name="gr2" draw:text-style-name="P2" draw:layer="layout" svg:width="0.15cm" svg:height="0.15cm" svg:x="24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4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21cm" svg:y="3.635cm">
            <draw:text-box>
              <text:p/>
            </draw:text-box>
          </draw:frame>
        </draw:g>
        <draw:line draw:style-name="gr2" draw:text-style-name="P2" draw:layer="layout" svg:x1="24.059cm" svg:y1="3.56cm" svg:x2="23.76cm" svg:y2="3.56cm">
          <text:p/>
        </draw:line>
        <draw:g>
          <draw:polygon draw:style-name="gr1" draw:text-style-name="P1" draw:layer="layout" svg:width="0.7cm" svg:height="1.7cm" svg:x="21.909cm" svg:y="2.11cm" svg:viewBox="0 0 701 1701" draw:points="0,1701 701,1701 701,0 0,0">
            <text:p/>
          </draw:polygon>
          <draw:polygon draw:style-name="gr2" draw:text-style-name="P2" draw:layer="layout" svg:width="0.7cm" svg:height="1.7cm" svg:x="21.909cm" svg:y="2.11cm" svg:viewBox="0 0 701 1701" draw:points="0,1701 701,1701 701,0 0,0">
            <text:p/>
          </draw:polygon>
        </draw:g>
        <draw:line draw:style-name="gr2" draw:text-style-name="P2" draw:layer="layout" svg:x1="22.16cm" svg:y1="2.411cm" svg:x2="22.361cm" svg:y2="2.31cm">
          <text:p/>
        </draw:line>
        <draw:path draw:style-name="gr2" draw:text-style-name="P2" draw:layer="layout" svg:width="0.998cm" svg:height="0cm" svg:x="21.76cm" svg:y="2.41cm" svg:viewBox="0 0 999 0" svg:d="M599 0h400M0 0h400">
          <text:p/>
        </draw:path>
        <draw:polyline draw:style-name="gr2" draw:text-style-name="P2" draw:layer="layout" svg:width="0.443cm" svg:height="0.105cm" svg:x="22.317cm" svg:y="2.26cm" svg:viewBox="0 0 444 106" draw:points="0,106 0,0 444,0">
          <text:p/>
        </draw:polyline>
        <draw:line draw:style-name="gr2" draw:text-style-name="P2" draw:layer="layout" svg:x1="22.16cm" svg:y1="2.711cm" svg:x2="22.361cm" svg:y2="2.61cm">
          <text:p/>
        </draw:line>
        <draw:path draw:style-name="gr2" draw:text-style-name="P2" draw:layer="layout" svg:width="0.998cm" svg:height="0cm" svg:x="21.76cm" svg:y="2.71cm" svg:viewBox="0 0 999 0" svg:d="M599 0h400M0 0h400">
          <text:p/>
        </draw:path>
        <draw:polyline draw:style-name="gr2" draw:text-style-name="P2" draw:layer="layout" svg:width="0.443cm" svg:height="0.105cm" svg:x="22.317cm" svg:y="2.56cm" svg:viewBox="0 0 444 106" draw:points="0,106 0,0 444,0">
          <text:p/>
        </draw:polyline>
        <draw:line draw:style-name="gr2" draw:text-style-name="P2" draw:layer="layout" svg:x1="22.16cm" svg:y1="3.011cm" svg:x2="22.361cm" svg:y2="2.91cm">
          <text:p/>
        </draw:line>
        <draw:path draw:style-name="gr2" draw:text-style-name="P2" draw:layer="layout" svg:width="0.998cm" svg:height="0cm" svg:x="21.76cm" svg:y="3.01cm" svg:viewBox="0 0 999 0" svg:d="M599 0h400M0 0h400">
          <text:p/>
        </draw:path>
        <draw:polyline draw:style-name="gr2" draw:text-style-name="P2" draw:layer="layout" svg:width="0.443cm" svg:height="0.105cm" svg:x="22.317cm" svg:y="2.86cm" svg:viewBox="0 0 444 106" draw:points="0,106 0,0 444,0">
          <text:p/>
        </draw:polyline>
        <draw:line draw:style-name="gr2" draw:text-style-name="P2" draw:layer="layout" svg:x1="22.16cm" svg:y1="3.311cm" svg:x2="22.361cm" svg:y2="3.21cm">
          <text:p/>
        </draw:line>
        <draw:path draw:style-name="gr2" draw:text-style-name="P2" draw:layer="layout" svg:width="0.998cm" svg:height="0cm" svg:x="21.76cm" svg:y="3.31cm" svg:viewBox="0 0 999 0" svg:d="M599 0h400M0 0h400">
          <text:p/>
        </draw:path>
        <draw:polyline draw:style-name="gr2" draw:text-style-name="P2" draw:layer="layout" svg:width="0.443cm" svg:height="0.105cm" svg:x="22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2.06cm" svg:y="3.485cm" svg:viewBox="0 0 151 151" draw:points="0,151 151,151 151,0 0,0">
            <text:p/>
          </draw:polygon>
          <draw:path draw:style-name="gr2" draw:text-style-name="P2" draw:layer="layout" svg:width="0.15cm" svg:height="0.15cm" svg:x="22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2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2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21cm" svg:y="3.635cm">
            <draw:text-box>
              <text:p/>
            </draw:text-box>
          </draw:frame>
        </draw:g>
        <draw:line draw:style-name="gr2" draw:text-style-name="P2" draw:layer="layout" svg:x1="22.059cm" svg:y1="3.56cm" svg:x2="21.76cm" svg:y2="3.56cm">
          <text:p/>
        </draw:line>
        <draw:g>
          <draw:polygon draw:style-name="gr1" draw:text-style-name="P1" draw:layer="layout" svg:width="0.7cm" svg:height="1.7cm" svg:x="20.309cm" svg:y="2.11cm" svg:viewBox="0 0 701 1701" draw:points="0,1701 701,1701 701,0 0,0">
            <text:p/>
          </draw:polygon>
          <draw:polygon draw:style-name="gr2" draw:text-style-name="P2" draw:layer="layout" svg:width="0.7cm" svg:height="1.7cm" svg:x="20.309cm" svg:y="2.11cm" svg:viewBox="0 0 701 1701" draw:points="0,1701 701,1701 701,0 0,0">
            <text:p/>
          </draw:polygon>
        </draw:g>
        <draw:line draw:style-name="gr2" draw:text-style-name="P2" draw:layer="layout" svg:x1="20.559cm" svg:y1="2.411cm" svg:x2="20.76cm" svg:y2="2.31cm">
          <text:p/>
        </draw:line>
        <draw:path draw:style-name="gr2" draw:text-style-name="P2" draw:layer="layout" svg:width="0.998cm" svg:height="0cm" svg:x="20.16cm" svg:y="2.41cm" svg:viewBox="0 0 999 0" svg:d="M599 0h400M0 0h399">
          <text:p/>
        </draw:path>
        <draw:polyline draw:style-name="gr2" draw:text-style-name="P2" draw:layer="layout" svg:width="0.443cm" svg:height="0.105cm" svg:x="20.717cm" svg:y="2.26cm" svg:viewBox="0 0 444 106" draw:points="0,106 0,0 444,0">
          <text:p/>
        </draw:polyline>
        <draw:line draw:style-name="gr2" draw:text-style-name="P2" draw:layer="layout" svg:x1="20.559cm" svg:y1="2.711cm" svg:x2="20.76cm" svg:y2="2.61cm">
          <text:p/>
        </draw:line>
        <draw:path draw:style-name="gr2" draw:text-style-name="P2" draw:layer="layout" svg:width="0.998cm" svg:height="0cm" svg:x="20.16cm" svg:y="2.71cm" svg:viewBox="0 0 999 0" svg:d="M599 0h400M0 0h399">
          <text:p/>
        </draw:path>
        <draw:polyline draw:style-name="gr2" draw:text-style-name="P2" draw:layer="layout" svg:width="0.443cm" svg:height="0.105cm" svg:x="20.717cm" svg:y="2.56cm" svg:viewBox="0 0 444 106" draw:points="0,106 0,0 444,0">
          <text:p/>
        </draw:polyline>
        <draw:line draw:style-name="gr2" draw:text-style-name="P2" draw:layer="layout" svg:x1="20.559cm" svg:y1="3.011cm" svg:x2="20.76cm" svg:y2="2.91cm">
          <text:p/>
        </draw:line>
        <draw:path draw:style-name="gr2" draw:text-style-name="P2" draw:layer="layout" svg:width="0.998cm" svg:height="0cm" svg:x="20.16cm" svg:y="3.01cm" svg:viewBox="0 0 999 0" svg:d="M599 0h400M0 0h399">
          <text:p/>
        </draw:path>
        <draw:polyline draw:style-name="gr2" draw:text-style-name="P2" draw:layer="layout" svg:width="0.443cm" svg:height="0.105cm" svg:x="20.717cm" svg:y="2.86cm" svg:viewBox="0 0 444 106" draw:points="0,106 0,0 444,0">
          <text:p/>
        </draw:polyline>
        <draw:line draw:style-name="gr2" draw:text-style-name="P2" draw:layer="layout" svg:x1="20.559cm" svg:y1="3.311cm" svg:x2="20.76cm" svg:y2="3.21cm">
          <text:p/>
        </draw:line>
        <draw:path draw:style-name="gr2" draw:text-style-name="P2" draw:layer="layout" svg:width="0.998cm" svg:height="0cm" svg:x="20.16cm" svg:y="3.31cm" svg:viewBox="0 0 999 0" svg:d="M599 0h400M0 0h399">
          <text:p/>
        </draw:path>
        <draw:polyline draw:style-name="gr2" draw:text-style-name="P2" draw:layer="layout" svg:width="0.443cm" svg:height="0.105cm" svg:x="20.717cm" svg:y="3.16cm" svg:viewBox="0 0 444 106" draw:points="0,106 0,0 444,0">
          <text:p/>
        </draw:polyline>
        <draw:g>
          <draw:polygon draw:style-name="gr1" draw:text-style-name="P1" draw:layer="layout" svg:width="0.15cm" svg:height="0.15cm" svg:x="20.46cm" svg:y="3.485cm" svg:viewBox="0 0 151 151" draw:points="0,151 151,151 151,0 0,0">
            <text:p/>
          </draw:polygon>
          <draw:path draw:style-name="gr2" draw:text-style-name="P2" draw:layer="layout" svg:width="0.15cm" svg:height="0.15cm" svg:x="20.4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5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609cm" svg:y="3.485cm" svg:viewBox="0 0 301 151" draw:points="0,151 301,151 301,0 0,0">
              <text:p/>
            </draw:polygon>
            <draw:polygon draw:style-name="gr2" draw:text-style-name="P2" draw:layer="layout" svg:width="0.3cm" svg:height="0.15cm" svg:x="20.609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609cm" svg:y="3.635cm">
            <draw:text-box>
              <text:p/>
            </draw:text-box>
          </draw:frame>
        </draw:g>
        <draw:line draw:style-name="gr2" draw:text-style-name="P2" draw:layer="layout" svg:x1="20.459cm" svg:y1="3.56cm" svg:x2="20.16cm" svg:y2="3.56cm">
          <text:p/>
        </draw:line>
        <draw:g>
          <draw:path draw:style-name="gr14" draw:text-style-name="P7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51cm" svg:y="2.56cm" svg:viewBox="0 0 406 2001" draw:points="406,0 0,0 0,2001">
          <text:p/>
        </draw:polyline>
        <draw:line draw:style-name="gr2" draw:text-style-name="P2" draw:layer="layout" svg:x1="25.914cm" svg:y1="4.56cm" svg:x2="25.51cm" svg:y2="4.56cm">
          <text:p/>
        </draw:line>
        <draw:polyline draw:style-name="gr2" draw:text-style-name="P2" draw:layer="layout" svg:width="1.154cm" svg:height="0.85cm" svg:x="24.76cm" svg:y="1.41cm" svg:viewBox="0 0 1155 851" draw:points="0,851 114,851 114,0 1155,0">
          <text:p/>
        </draw:polyline>
        <draw:polyline draw:style-name="gr2" draw:text-style-name="P2" draw:layer="layout" svg:width="1.154cm" svg:height="0.7cm" svg:x="24.76cm" svg:y="1.71cm" svg:viewBox="0 0 1155 701" draw:points="0,701 257,701 257,0 1155,0">
          <text:p/>
        </draw:polyline>
        <draw:polyline draw:style-name="gr2" draw:text-style-name="P2" draw:layer="layout" svg:width="1.154cm" svg:height="0.55cm" svg:x="24.76cm" svg:y="2.01cm" svg:viewBox="0 0 1155 551" draw:points="0,551 428,551 428,0 1155,0">
          <text:p/>
        </draw:polyline>
        <draw:polyline draw:style-name="gr2" draw:text-style-name="P2" draw:layer="layout" svg:width="1.154cm" svg:height="0.4cm" svg:x="24.76cm" svg:y="2.31cm" svg:viewBox="0 0 1155 401" draw:points="0,401 600,401 600,0 1155,0">
          <text:p/>
        </draw:polyline>
        <draw:path draw:style-name="gr2" draw:text-style-name="P2" draw:layer="layout" svg:width="1.154cm" svg:height="0.55cm" svg:x="24.76cm" svg:y="2.8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6cm" svg:y="3.01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6cm" svg:y="3.1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6cm" svg:y="3.31cm" svg:viewBox="0 0 1155 1001" svg:d="M0 0h100v1001h567c0-15 3-29 11-42 7-13 18-23 30-30 13-8 27-12 42-12s29 4 42 12c13 7 23 17 31 30 7 13 11 27 11 42h321">
          <text:p/>
        </draw:path>
        <draw:g>
          <draw:polygon draw:style-name="gr1" draw:text-style-name="P1" draw:layer="layout" svg:width="0.7cm" svg:height="1.7cm" svg:x="19.005cm" svg:y="2.085cm" svg:viewBox="0 0 701 1701" draw:points="0,1701 701,1701 701,0 0,0">
            <text:p/>
          </draw:polygon>
          <draw:polygon draw:style-name="gr2" draw:text-style-name="P2" draw:layer="layout" svg:width="0.7cm" svg:height="1.7cm" svg:x="19.005cm" svg:y="2.085cm" svg:viewBox="0 0 701 1701" draw:points="0,1701 701,1701 701,0 0,0">
            <text:p/>
          </draw:polygon>
        </draw:g>
        <draw:line draw:style-name="gr2" draw:text-style-name="P2" draw:layer="layout" svg:x1="19.255cm" svg:y1="2.386cm" svg:x2="19.456cm" svg:y2="2.285cm">
          <text:p/>
        </draw:line>
        <draw:path draw:style-name="gr2" draw:text-style-name="P2" draw:layer="layout" svg:width="0.998cm" svg:height="0cm" svg:x="18.855cm" svg:y="2.385cm" svg:viewBox="0 0 999 0" svg:d="M599 0h400M0 0h400">
          <text:p/>
        </draw:path>
        <draw:polyline draw:style-name="gr2" draw:text-style-name="P2" draw:layer="layout" svg:width="0.443cm" svg:height="0.105cm" svg:x="19.412cm" svg:y="2.235cm" svg:viewBox="0 0 444 106" draw:points="0,106 0,0 444,0">
          <text:p/>
        </draw:polyline>
        <draw:line draw:style-name="gr2" draw:text-style-name="P2" draw:layer="layout" svg:x1="19.255cm" svg:y1="2.686cm" svg:x2="19.456cm" svg:y2="2.585cm">
          <text:p/>
        </draw:line>
        <draw:path draw:style-name="gr2" draw:text-style-name="P2" draw:layer="layout" svg:width="0.998cm" svg:height="0cm" svg:x="18.855cm" svg:y="2.685cm" svg:viewBox="0 0 999 0" svg:d="M599 0h400M0 0h399">
          <text:p/>
        </draw:path>
        <draw:polyline draw:style-name="gr2" draw:text-style-name="P2" draw:layer="layout" svg:width="0.443cm" svg:height="0.105cm" svg:x="19.412cm" svg:y="2.535cm" svg:viewBox="0 0 444 106" draw:points="0,106 0,0 444,0">
          <text:p/>
        </draw:polyline>
        <draw:line draw:style-name="gr2" draw:text-style-name="P2" draw:layer="layout" svg:x1="19.255cm" svg:y1="2.986cm" svg:x2="19.456cm" svg:y2="2.885cm">
          <text:p/>
        </draw:line>
        <draw:path draw:style-name="gr2" draw:text-style-name="P2" draw:layer="layout" svg:width="0.998cm" svg:height="0cm" svg:x="18.855cm" svg:y="2.985cm" svg:viewBox="0 0 999 0" svg:d="M599 0h400M0 0h399">
          <text:p/>
        </draw:path>
        <draw:polyline draw:style-name="gr2" draw:text-style-name="P2" draw:layer="layout" svg:width="0.443cm" svg:height="0.105cm" svg:x="19.412cm" svg:y="2.835cm" svg:viewBox="0 0 444 106" draw:points="0,106 0,0 444,0">
          <text:p/>
        </draw:polyline>
        <draw:line draw:style-name="gr2" draw:text-style-name="P2" draw:layer="layout" svg:x1="19.255cm" svg:y1="3.286cm" svg:x2="19.456cm" svg:y2="3.185cm">
          <text:p/>
        </draw:line>
        <draw:path draw:style-name="gr2" draw:text-style-name="P2" draw:layer="layout" svg:width="0.998cm" svg:height="0cm" svg:x="18.855cm" svg:y="3.285cm" svg:viewBox="0 0 999 0" svg:d="M599 0h400M0 0h399">
          <text:p/>
        </draw:path>
        <draw:polyline draw:style-name="gr2" draw:text-style-name="P2" draw:layer="layout" svg:width="0.443cm" svg:height="0.105cm" svg:x="19.4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9.155cm" svg:y="3.46cm" svg:viewBox="0 0 151 151" draw:points="0,151 151,151 151,0 0,0">
            <text:p/>
          </draw:polygon>
          <draw:path draw:style-name="gr2" draw:text-style-name="P2" draw:layer="layout" svg:width="0.15cm" svg:height="0.15cm" svg:x="19.1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2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305cm" svg:y="3.46cm" svg:viewBox="0 0 301 151" draw:points="0,151 301,151 301,0 0,0">
              <text:p/>
            </draw:polygon>
            <draw:polygon draw:style-name="gr2" draw:text-style-name="P2" draw:layer="layout" svg:width="0.3cm" svg:height="0.15cm" svg:x="19.3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305cm" svg:y="3.61cm">
            <draw:text-box>
              <text:p/>
            </draw:text-box>
          </draw:frame>
        </draw:g>
        <draw:line draw:style-name="gr2" draw:text-style-name="P2" draw:layer="layout" svg:x1="19.154cm" svg:y1="3.535cm" svg:x2="18.855cm" svg:y2="3.535cm">
          <text:p/>
        </draw:line>
        <draw:g>
          <draw:polygon draw:style-name="gr1" draw:text-style-name="P1" draw:layer="layout" svg:width="0.7cm" svg:height="1.7cm" svg:x="17.705cm" svg:y="2.085cm" svg:viewBox="0 0 701 1701" draw:points="0,1701 701,1701 701,0 0,0">
            <text:p/>
          </draw:polygon>
          <draw:polygon draw:style-name="gr2" draw:text-style-name="P2" draw:layer="layout" svg:width="0.7cm" svg:height="1.7cm" svg:x="17.705cm" svg:y="2.085cm" svg:viewBox="0 0 701 1701" draw:points="0,1701 701,1701 701,0 0,0">
            <text:p/>
          </draw:polygon>
        </draw:g>
        <draw:line draw:style-name="gr2" draw:text-style-name="P2" draw:layer="layout" svg:x1="17.955cm" svg:y1="2.386cm" svg:x2="18.156cm" svg:y2="2.285cm">
          <text:p/>
        </draw:line>
        <draw:path draw:style-name="gr2" draw:text-style-name="P2" xml:id="id2" draw:id="id2" draw:layer="layout" svg:width="0.998cm" svg:height="0cm" svg:x="17.555cm" svg:y="2.385cm" svg:viewBox="0 0 999 0" svg:d="M599 0h400M0 0h400">
          <text:p/>
        </draw:path>
        <draw:polyline draw:style-name="gr2" draw:text-style-name="P2" draw:layer="layout" svg:width="0.443cm" svg:height="0.105cm" svg:x="18.112cm" svg:y="2.235cm" svg:viewBox="0 0 444 106" draw:points="0,106 0,0 444,0">
          <text:p/>
        </draw:polyline>
        <draw:line draw:style-name="gr2" draw:text-style-name="P2" draw:layer="layout" svg:x1="17.955cm" svg:y1="2.686cm" svg:x2="18.156cm" svg:y2="2.585cm">
          <text:p/>
        </draw:line>
        <draw:path draw:style-name="gr2" draw:text-style-name="P2" xml:id="id4" draw:id="id4" draw:layer="layout" svg:width="0.998cm" svg:height="0cm" svg:x="17.555cm" svg:y="2.685cm" svg:viewBox="0 0 999 0" svg:d="M599 0h400M0 0h400">
          <text:p/>
        </draw:path>
        <draw:polyline draw:style-name="gr2" draw:text-style-name="P2" draw:layer="layout" svg:width="0.443cm" svg:height="0.105cm" svg:x="18.112cm" svg:y="2.535cm" svg:viewBox="0 0 444 106" draw:points="0,106 0,0 444,0">
          <text:p/>
        </draw:polyline>
        <draw:line draw:style-name="gr2" draw:text-style-name="P2" draw:layer="layout" svg:x1="17.955cm" svg:y1="2.986cm" svg:x2="18.156cm" svg:y2="2.885cm">
          <text:p/>
        </draw:line>
        <draw:path draw:style-name="gr2" draw:text-style-name="P2" draw:layer="layout" svg:width="0.998cm" svg:height="0cm" svg:x="17.555cm" svg:y="2.985cm" svg:viewBox="0 0 999 0" svg:d="M599 0h400M0 0h400">
          <text:p/>
        </draw:path>
        <draw:polyline draw:style-name="gr2" draw:text-style-name="P2" draw:layer="layout" svg:width="0.443cm" svg:height="0.105cm" svg:x="18.112cm" svg:y="2.835cm" svg:viewBox="0 0 444 106" draw:points="0,106 0,0 444,0">
          <text:p/>
        </draw:polyline>
        <draw:line draw:style-name="gr2" draw:text-style-name="P2" draw:layer="layout" svg:x1="17.955cm" svg:y1="3.286cm" svg:x2="18.156cm" svg:y2="3.185cm">
          <text:p/>
        </draw:line>
        <draw:path draw:style-name="gr2" draw:text-style-name="P2" draw:layer="layout" svg:width="0.998cm" svg:height="0cm" svg:x="17.555cm" svg:y="3.285cm" svg:viewBox="0 0 999 0" svg:d="M599 0h400M0 0h400">
          <text:p/>
        </draw:path>
        <draw:polyline draw:style-name="gr2" draw:text-style-name="P2" draw:layer="layout" svg:width="0.443cm" svg:height="0.105cm" svg:x="18.1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7.855cm" svg:y="3.46cm" svg:viewBox="0 0 151 151" draw:points="0,151 151,151 151,0 0,0">
            <text:p/>
          </draw:polygon>
          <draw:path draw:style-name="gr2" draw:text-style-name="P2" draw:layer="layout" svg:width="0.15cm" svg:height="0.15cm" svg:x="17.8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5cm" svg:y="3.46cm" svg:viewBox="0 0 301 151" draw:points="0,151 301,151 301,0 0,0">
              <text:p/>
            </draw:polygon>
            <draw:polygon draw:style-name="gr2" draw:text-style-name="P2" draw:layer="layout" svg:width="0.3cm" svg:height="0.15cm" svg:x="18.0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5cm" svg:y="3.61cm">
            <draw:text-box>
              <text:p/>
            </draw:text-box>
          </draw:frame>
        </draw:g>
        <draw:line draw:style-name="gr2" draw:text-style-name="P2" draw:layer="layout" svg:x1="17.854cm" svg:y1="3.535cm" svg:x2="17.555cm" svg:y2="3.535cm">
          <text:p/>
        </draw:line>
        <draw:g>
          <draw:polygon draw:style-name="gr1" draw:text-style-name="P1" draw:layer="layout" svg:width="0.7cm" svg:height="1.7cm" svg:x="15.913cm" svg:y="2.086cm" svg:viewBox="0 0 701 1701" draw:points="0,1701 701,1701 701,0 0,0">
            <text:p/>
          </draw:polygon>
          <draw:polygon draw:style-name="gr2" draw:text-style-name="P2" draw:layer="layout" svg:width="0.7cm" svg:height="1.7cm" svg:x="15.913cm" svg:y="2.086cm" svg:viewBox="0 0 701 1701" draw:points="0,1701 701,1701 701,0 0,0">
            <text:p/>
          </draw:polygon>
        </draw:g>
        <draw:line draw:style-name="gr2" draw:text-style-name="P2" draw:layer="layout" svg:x1="16.163cm" svg:y1="2.387cm" svg:x2="16.364cm" svg:y2="2.286cm">
          <text:p/>
        </draw:line>
        <draw:path draw:style-name="gr2" draw:text-style-name="P2" xml:id="id1" draw:id="id1" draw:layer="layout" svg:width="0.998cm" svg:height="0cm" svg:x="15.763cm" svg:y="2.386cm" svg:viewBox="0 0 999 0" svg:d="M599 0h400M0 0h400">
          <text:p/>
        </draw:path>
        <draw:polyline draw:style-name="gr2" draw:text-style-name="P2" draw:layer="layout" svg:width="0.443cm" svg:height="0.105cm" svg:x="16.32cm" svg:y="2.236cm" svg:viewBox="0 0 444 106" draw:points="0,106 0,0 444,0">
          <text:p/>
        </draw:polyline>
        <draw:line draw:style-name="gr2" draw:text-style-name="P2" draw:layer="layout" svg:x1="16.163cm" svg:y1="2.687cm" svg:x2="16.364cm" svg:y2="2.586cm">
          <text:p/>
        </draw:line>
        <draw:path draw:style-name="gr2" draw:text-style-name="P2" xml:id="id3" draw:id="id3" draw:layer="layout" svg:width="0.998cm" svg:height="0cm" svg:x="15.763cm" svg:y="2.686cm" svg:viewBox="0 0 999 0" svg:d="M599 0h400M0 0h400">
          <text:p/>
        </draw:path>
        <draw:polyline draw:style-name="gr2" draw:text-style-name="P2" draw:layer="layout" svg:width="0.443cm" svg:height="0.105cm" svg:x="16.32cm" svg:y="2.536cm" svg:viewBox="0 0 444 106" draw:points="0,106 0,0 444,0">
          <text:p/>
        </draw:polyline>
        <draw:line draw:style-name="gr2" draw:text-style-name="P2" draw:layer="layout" svg:x1="16.163cm" svg:y1="2.987cm" svg:x2="16.364cm" svg:y2="2.886cm">
          <text:p/>
        </draw:line>
        <draw:path draw:style-name="gr2" draw:text-style-name="P2" draw:layer="layout" svg:width="0.998cm" svg:height="0cm" svg:x="15.763cm" svg:y="2.986cm" svg:viewBox="0 0 999 0" svg:d="M599 0h400M0 0h400">
          <text:p/>
        </draw:path>
        <draw:polyline draw:style-name="gr2" draw:text-style-name="P2" draw:layer="layout" svg:width="0.443cm" svg:height="0.105cm" svg:x="16.32cm" svg:y="2.836cm" svg:viewBox="0 0 444 106" draw:points="0,106 0,0 444,0">
          <text:p/>
        </draw:polyline>
        <draw:line draw:style-name="gr2" draw:text-style-name="P2" draw:layer="layout" svg:x1="16.163cm" svg:y1="3.287cm" svg:x2="16.364cm" svg:y2="3.186cm">
          <text:p/>
        </draw:line>
        <draw:path draw:style-name="gr2" draw:text-style-name="P2" draw:layer="layout" svg:width="0.998cm" svg:height="0cm" svg:x="15.763cm" svg:y="3.286cm" svg:viewBox="0 0 999 0" svg:d="M599 0h400M0 0h400">
          <text:p/>
        </draw:path>
        <draw:polyline draw:style-name="gr2" draw:text-style-name="P2" draw:layer="layout" svg:width="0.443cm" svg:height="0.105cm" svg:x="16.32cm" svg:y="3.136cm" svg:viewBox="0 0 444 106" draw:points="0,106 0,0 444,0">
          <text:p/>
        </draw:polyline>
        <draw:g>
          <draw:polygon draw:style-name="gr1" draw:text-style-name="P1" draw:layer="layout" svg:width="0.15cm" svg:height="0.15cm" svg:x="16.063cm" svg:y="3.461cm" svg:viewBox="0 0 151 151" draw:points="0,151 151,151 151,0 0,0">
            <text:p/>
          </draw:polygon>
          <draw:path draw:style-name="gr2" draw:text-style-name="P2" draw:layer="layout" svg:width="0.15cm" svg:height="0.15cm" svg:x="16.063cm" svg:y="3.46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746cm" svg:y="3.5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213cm" svg:y="3.461cm" svg:viewBox="0 0 301 151" draw:points="0,151 301,151 301,0 0,0">
              <text:p/>
            </draw:polygon>
            <draw:polygon draw:style-name="gr2" draw:text-style-name="P2" draw:layer="layout" svg:width="0.3cm" svg:height="0.15cm" svg:x="16.213cm" svg:y="3.46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213cm" svg:y="3.611cm">
            <draw:text-box>
              <text:p/>
            </draw:text-box>
          </draw:frame>
        </draw:g>
        <draw:line draw:style-name="gr2" draw:text-style-name="P2" draw:layer="layout" svg:x1="16.062cm" svg:y1="3.536cm" svg:x2="15.763cm" svg:y2="3.536cm">
          <text:p/>
        </draw:line>
        <draw:custom-shape draw:style-name="gr22" draw:text-style-name="P12" draw:layer="layout" svg:width="0.635cm" svg:height="0.254cm" svg:x="14.724cm" svg:y="2.261cm">
          <text:p/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14.343cm" svg:y1="2.411cm" svg:x2="14.724cm" svg:y2="2.411cm">
          <text:p/>
        </draw:line>
        <draw:connector draw:style-name="gr24" draw:text-style-name="P13" draw:layer="layout" draw:type="line" svg:x1="16.762cm" svg:y1="2.386cm" svg:x2="17.555cm" svg:y2="2.385cm" draw:start-shape="id1" draw:start-glue-point="1" draw:end-shape="id2" draw:end-glue-point="3" svg:d="M16762 2386l793-1" svg:viewBox="0 0 794 2">
          <text:p/>
        </draw:connector>
        <draw:frame draw:style-name="gr25" draw:text-style-name="P14" draw:layer="layout" svg:width="1.62cm" svg:height="0.526cm" svg:x="12.903cm" svg:y="2.147cm">
          <draw:text-box>
            <text:p><text:span text:style-name="T7">WR_ME</text:span><text:span text:style-name="T7">M</text:span></text:p>
          </draw:text-box>
        </draw:frame>
        <draw:connector draw:style-name="gr24" draw:text-style-name="P13" draw:layer="layout" draw:type="line" svg:x1="16.762cm" svg:y1="2.686cm" svg:x2="17.555cm" svg:y2="2.685cm" draw:start-shape="id3" draw:start-glue-point="1" draw:end-shape="id4" draw:end-glue-point="3" svg:d="M16762 2686l793-1" svg:viewBox="0 0 794 2">
          <text:p/>
        </draw:connector>
        <draw:frame draw:style-name="gr26" draw:text-style-name="P14" draw:layer="layout" svg:width="1.048cm" svg:height="0.526cm" svg:x="14.499cm" svg:y="2.471cm">
          <draw:text-box>
            <text:p><text:span text:style-name="T7">GND</text:span></text:p>
          </draw:text-box>
        </draw:frame>
        <draw:g>
          <draw:polygon draw:style-name="gr1" draw:text-style-name="P1" draw:layer="layout" svg:width="0.7cm" svg:height="1.7cm" svg:x="26.046cm" svg:y="5.296cm" svg:viewBox="0 0 701 1701" draw:points="0,1701 701,1701 701,0 0,0">
            <text:p/>
          </draw:polygon>
          <draw:polygon draw:style-name="gr2" draw:text-style-name="P2" draw:layer="layout" svg:width="0.7cm" svg:height="1.7cm" svg:x="26.046cm" svg:y="5.296cm" svg:viewBox="0 0 701 1701" draw:points="0,1701 701,1701 701,0 0,0">
            <text:p/>
          </draw:polygon>
        </draw:g>
        <draw:line draw:style-name="gr2" draw:text-style-name="P2" draw:layer="layout" svg:x1="26.296cm" svg:y1="5.597cm" svg:x2="26.497cm" svg:y2="5.496cm">
          <text:p/>
        </draw:line>
        <draw:path draw:style-name="gr2" draw:text-style-name="P2" draw:layer="layout" svg:width="0.998cm" svg:height="0cm" svg:x="25.896cm" svg:y="5.596cm" svg:viewBox="0 0 999 0" svg:d="M599 0h400M0 0h400">
          <text:p/>
        </draw:path>
        <draw:polyline draw:style-name="gr2" draw:text-style-name="P2" draw:layer="layout" svg:width="0.443cm" svg:height="0.105cm" svg:x="26.453cm" svg:y="5.446cm" svg:viewBox="0 0 444 106" draw:points="0,106 0,0 444,0">
          <text:p/>
        </draw:polyline>
        <draw:line draw:style-name="gr2" draw:text-style-name="P2" draw:layer="layout" svg:x1="26.296cm" svg:y1="5.897cm" svg:x2="26.497cm" svg:y2="5.796cm">
          <text:p/>
        </draw:line>
        <draw:path draw:style-name="gr2" draw:text-style-name="P2" draw:layer="layout" svg:width="0.998cm" svg:height="0cm" svg:x="25.896cm" svg:y="5.896cm" svg:viewBox="0 0 999 0" svg:d="M599 0h400M0 0h400">
          <text:p/>
        </draw:path>
        <draw:polyline draw:style-name="gr2" draw:text-style-name="P2" draw:layer="layout" svg:width="0.443cm" svg:height="0.105cm" svg:x="26.453cm" svg:y="5.746cm" svg:viewBox="0 0 444 106" draw:points="0,106 0,0 444,0">
          <text:p/>
        </draw:polyline>
        <draw:line draw:style-name="gr2" draw:text-style-name="P2" draw:layer="layout" svg:x1="26.296cm" svg:y1="6.197cm" svg:x2="26.497cm" svg:y2="6.096cm">
          <text:p/>
        </draw:line>
        <draw:path draw:style-name="gr2" draw:text-style-name="P2" draw:layer="layout" svg:width="0.998cm" svg:height="0cm" svg:x="25.896cm" svg:y="6.196cm" svg:viewBox="0 0 999 0" svg:d="M599 0h400M0 0h400">
          <text:p/>
        </draw:path>
        <draw:polyline draw:style-name="gr2" draw:text-style-name="P2" draw:layer="layout" svg:width="0.443cm" svg:height="0.105cm" svg:x="26.453cm" svg:y="6.046cm" svg:viewBox="0 0 444 106" draw:points="0,106 0,0 444,0">
          <text:p/>
        </draw:polyline>
        <draw:line draw:style-name="gr2" draw:text-style-name="P2" draw:layer="layout" svg:x1="26.296cm" svg:y1="6.497cm" svg:x2="26.497cm" svg:y2="6.396cm">
          <text:p/>
        </draw:line>
        <draw:path draw:style-name="gr2" draw:text-style-name="P2" draw:layer="layout" svg:width="0.998cm" svg:height="0cm" svg:x="25.896cm" svg:y="6.496cm" svg:viewBox="0 0 999 0" svg:d="M599 0h400M0 0h400">
          <text:p/>
        </draw:path>
        <draw:polyline draw:style-name="gr2" draw:text-style-name="P2" draw:layer="layout" svg:width="0.443cm" svg:height="0.105cm" svg:x="26.453cm" svg:y="6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6.671cm" svg:viewBox="0 0 151 151" draw:points="0,151 151,151 151,0 0,0">
            <text:p/>
          </draw:polygon>
          <draw:path draw:style-name="gr2" draw:text-style-name="P2" draw:layer="layout" svg:width="0.15cm" svg:height="0.15cm" svg:x="26.196cm" svg:y="6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6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6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6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6.821cm">
            <draw:text-box>
              <text:p/>
            </draw:text-box>
          </draw:frame>
        </draw:g>
        <draw:line draw:style-name="gr2" draw:text-style-name="P2" draw:layer="layout" svg:x1="26.195cm" svg:y1="6.746cm" svg:x2="25.896cm" svg:y2="6.746cm">
          <text:p/>
        </draw:line>
        <draw:g>
          <draw:polygon draw:style-name="gr1" draw:text-style-name="P1" draw:layer="layout" svg:width="0.7cm" svg:height="1.7cm" svg:x="26.046cm" svg:y="7.296cm" svg:viewBox="0 0 701 1701" draw:points="0,1701 701,1701 701,0 0,0">
            <text:p/>
          </draw:polygon>
          <draw:polygon draw:style-name="gr2" draw:text-style-name="P2" draw:layer="layout" svg:width="0.7cm" svg:height="1.7cm" svg:x="26.046cm" svg:y="7.296cm" svg:viewBox="0 0 701 1701" draw:points="0,1701 701,1701 701,0 0,0">
            <text:p/>
          </draw:polygon>
        </draw:g>
        <draw:line draw:style-name="gr2" draw:text-style-name="P2" draw:layer="layout" svg:x1="26.296cm" svg:y1="7.597cm" svg:x2="26.497cm" svg:y2="7.496cm">
          <text:p/>
        </draw:line>
        <draw:path draw:style-name="gr2" draw:text-style-name="P2" draw:layer="layout" svg:width="0.998cm" svg:height="0cm" svg:x="25.896cm" svg:y="7.596cm" svg:viewBox="0 0 999 0" svg:d="M599 0h400M0 0h400">
          <text:p/>
        </draw:path>
        <draw:polyline draw:style-name="gr2" draw:text-style-name="P2" draw:layer="layout" svg:width="0.443cm" svg:height="0.105cm" svg:x="26.453cm" svg:y="7.446cm" svg:viewBox="0 0 444 106" draw:points="0,106 0,0 444,0">
          <text:p/>
        </draw:polyline>
        <draw:line draw:style-name="gr2" draw:text-style-name="P2" draw:layer="layout" svg:x1="26.296cm" svg:y1="7.897cm" svg:x2="26.497cm" svg:y2="7.796cm">
          <text:p/>
        </draw:line>
        <draw:path draw:style-name="gr2" draw:text-style-name="P2" draw:layer="layout" svg:width="0.998cm" svg:height="0cm" svg:x="25.896cm" svg:y="7.896cm" svg:viewBox="0 0 999 0" svg:d="M599 0h400M0 0h400">
          <text:p/>
        </draw:path>
        <draw:polyline draw:style-name="gr2" draw:text-style-name="P2" draw:layer="layout" svg:width="0.443cm" svg:height="0.105cm" svg:x="26.453cm" svg:y="7.746cm" svg:viewBox="0 0 444 106" draw:points="0,106 0,0 444,0">
          <text:p/>
        </draw:polyline>
        <draw:line draw:style-name="gr2" draw:text-style-name="P2" draw:layer="layout" svg:x1="26.296cm" svg:y1="8.197cm" svg:x2="26.497cm" svg:y2="8.096cm">
          <text:p/>
        </draw:line>
        <draw:path draw:style-name="gr2" draw:text-style-name="P2" draw:layer="layout" svg:width="0.998cm" svg:height="0cm" svg:x="25.896cm" svg:y="8.196cm" svg:viewBox="0 0 999 0" svg:d="M599 0h400M0 0h400">
          <text:p/>
        </draw:path>
        <draw:polyline draw:style-name="gr2" draw:text-style-name="P2" draw:layer="layout" svg:width="0.443cm" svg:height="0.105cm" svg:x="26.453cm" svg:y="8.046cm" svg:viewBox="0 0 444 106" draw:points="0,106 0,0 444,0">
          <text:p/>
        </draw:polyline>
        <draw:line draw:style-name="gr2" draw:text-style-name="P2" draw:layer="layout" svg:x1="26.296cm" svg:y1="8.497cm" svg:x2="26.497cm" svg:y2="8.396cm">
          <text:p/>
        </draw:line>
        <draw:path draw:style-name="gr2" draw:text-style-name="P2" draw:layer="layout" svg:width="0.998cm" svg:height="0cm" svg:x="25.896cm" svg:y="8.496cm" svg:viewBox="0 0 999 0" svg:d="M599 0h400M0 0h400">
          <text:p/>
        </draw:path>
        <draw:polyline draw:style-name="gr2" draw:text-style-name="P2" draw:layer="layout" svg:width="0.443cm" svg:height="0.105cm" svg:x="26.453cm" svg:y="8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8.671cm" svg:viewBox="0 0 151 151" draw:points="0,151 151,151 151,0 0,0">
            <text:p/>
          </draw:polygon>
          <draw:path draw:style-name="gr2" draw:text-style-name="P2" draw:layer="layout" svg:width="0.15cm" svg:height="0.15cm" svg:x="26.196cm" svg:y="8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8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8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8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8.821cm">
            <draw:text-box>
              <text:p/>
            </draw:text-box>
          </draw:frame>
        </draw:g>
        <draw:line draw:style-name="gr2" draw:text-style-name="P2" draw:layer="layout" svg:x1="26.195cm" svg:y1="8.746cm" svg:x2="25.896cm" svg:y2="8.746cm">
          <text:p/>
        </draw:line>
        <draw:g>
          <draw:polygon draw:style-name="gr1" draw:text-style-name="P1" draw:layer="layout" svg:width="0.7cm" svg:height="1.7cm" svg:x="23.891cm" svg:y="6.296cm" svg:viewBox="0 0 701 1701" draw:points="0,1701 701,1701 701,0 0,0">
            <text:p/>
          </draw:polygon>
          <draw:polygon draw:style-name="gr2" draw:text-style-name="P2" draw:layer="layout" svg:width="0.7cm" svg:height="1.7cm" svg:x="23.891cm" svg:y="6.296cm" svg:viewBox="0 0 701 1701" draw:points="0,1701 701,1701 701,0 0,0">
            <text:p/>
          </draw:polygon>
        </draw:g>
        <draw:line draw:style-name="gr2" draw:text-style-name="P2" draw:layer="layout" svg:x1="24.142cm" svg:y1="6.597cm" svg:x2="24.343cm" svg:y2="6.496cm">
          <text:p/>
        </draw:line>
        <draw:path draw:style-name="gr2" draw:text-style-name="P2" draw:layer="layout" svg:width="0.998cm" svg:height="0cm" svg:x="23.742cm" svg:y="6.596cm" svg:viewBox="0 0 999 0" svg:d="M599 0h400M0 0h400">
          <text:p/>
        </draw:path>
        <draw:polyline draw:style-name="gr2" draw:text-style-name="P2" draw:layer="layout" svg:width="0.443cm" svg:height="0.105cm" svg:x="24.299cm" svg:y="6.446cm" svg:viewBox="0 0 444 106" draw:points="0,106 0,0 444,0">
          <text:p/>
        </draw:polyline>
        <draw:line draw:style-name="gr2" draw:text-style-name="P2" draw:layer="layout" svg:x1="24.142cm" svg:y1="6.897cm" svg:x2="24.343cm" svg:y2="6.796cm">
          <text:p/>
        </draw:line>
        <draw:path draw:style-name="gr2" draw:text-style-name="P2" draw:layer="layout" svg:width="0.998cm" svg:height="0cm" svg:x="23.742cm" svg:y="6.896cm" svg:viewBox="0 0 999 0" svg:d="M599 0h400M0 0h400">
          <text:p/>
        </draw:path>
        <draw:polyline draw:style-name="gr2" draw:text-style-name="P2" draw:layer="layout" svg:width="0.443cm" svg:height="0.105cm" svg:x="24.299cm" svg:y="6.746cm" svg:viewBox="0 0 444 106" draw:points="0,106 0,0 444,0">
          <text:p/>
        </draw:polyline>
        <draw:line draw:style-name="gr2" draw:text-style-name="P2" draw:layer="layout" svg:x1="24.142cm" svg:y1="7.197cm" svg:x2="24.343cm" svg:y2="7.096cm">
          <text:p/>
        </draw:line>
        <draw:path draw:style-name="gr2" draw:text-style-name="P2" draw:layer="layout" svg:width="0.998cm" svg:height="0cm" svg:x="23.742cm" svg:y="7.196cm" svg:viewBox="0 0 999 0" svg:d="M599 0h400M0 0h400">
          <text:p/>
        </draw:path>
        <draw:polyline draw:style-name="gr2" draw:text-style-name="P2" draw:layer="layout" svg:width="0.443cm" svg:height="0.105cm" svg:x="24.299cm" svg:y="7.046cm" svg:viewBox="0 0 444 106" draw:points="0,106 0,0 444,0">
          <text:p/>
        </draw:polyline>
        <draw:line draw:style-name="gr2" draw:text-style-name="P2" draw:layer="layout" svg:x1="24.142cm" svg:y1="7.497cm" svg:x2="24.343cm" svg:y2="7.396cm">
          <text:p/>
        </draw:line>
        <draw:path draw:style-name="gr2" draw:text-style-name="P2" draw:layer="layout" svg:width="0.998cm" svg:height="0cm" svg:x="23.742cm" svg:y="7.496cm" svg:viewBox="0 0 999 0" svg:d="M599 0h400M0 0h400">
          <text:p/>
        </draw:path>
        <draw:polyline draw:style-name="gr2" draw:text-style-name="P2" draw:layer="layout" svg:width="0.443cm" svg:height="0.105cm" svg:x="24.299cm" svg:y="7.346cm" svg:viewBox="0 0 444 106" draw:points="0,106 0,0 444,0">
          <text:p/>
        </draw:polyline>
        <draw:g>
          <draw:polygon draw:style-name="gr1" draw:text-style-name="P1" draw:layer="layout" svg:width="0.15cm" svg:height="0.15cm" svg:x="24.042cm" svg:y="7.671cm" svg:viewBox="0 0 151 151" draw:points="0,151 151,151 151,0 0,0">
            <text:p/>
          </draw:polygon>
          <draw:path draw:style-name="gr2" draw:text-style-name="P2" draw:layer="layout" svg:width="0.15cm" svg:height="0.15cm" svg:x="24.042cm" svg:y="7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25cm" svg:y="7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192cm" svg:y="7.671cm" svg:viewBox="0 0 301 151" draw:points="0,151 301,151 301,0 0,0">
              <text:p/>
            </draw:polygon>
            <draw:polygon draw:style-name="gr2" draw:text-style-name="P2" draw:layer="layout" svg:width="0.3cm" svg:height="0.15cm" svg:x="24.192cm" svg:y="7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192cm" svg:y="7.821cm">
            <draw:text-box>
              <text:p/>
            </draw:text-box>
          </draw:frame>
        </draw:g>
        <draw:line draw:style-name="gr2" draw:text-style-name="P2" draw:layer="layout" svg:x1="24.041cm" svg:y1="7.746cm" svg:x2="23.742cm" svg:y2="7.746cm">
          <text:p/>
        </draw:line>
        <draw:g>
          <draw:path draw:style-name="gr14" draw:text-style-name="P7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492cm" svg:y="6.746cm" svg:viewBox="0 0 406 2001" draw:points="406,0 0,0 0,2001">
          <text:p/>
        </draw:polyline>
        <draw:line draw:style-name="gr2" draw:text-style-name="P2" draw:layer="layout" svg:x1="25.896cm" svg:y1="8.746cm" svg:x2="25.492cm" svg:y2="8.746cm">
          <text:p/>
        </draw:line>
        <draw:polyline draw:style-name="gr2" draw:text-style-name="P2" draw:layer="layout" svg:width="1.154cm" svg:height="0.85cm" svg:x="24.742cm" svg:y="5.596cm" svg:viewBox="0 0 1155 851" draw:points="0,851 114,851 114,0 1155,0">
          <text:p/>
        </draw:polyline>
        <draw:polyline draw:style-name="gr2" draw:text-style-name="P2" draw:layer="layout" svg:width="1.154cm" svg:height="0.7cm" svg:x="24.742cm" svg:y="5.896cm" svg:viewBox="0 0 1155 701" draw:points="0,701 257,701 257,0 1155,0">
          <text:p/>
        </draw:polyline>
        <draw:polyline draw:style-name="gr2" draw:text-style-name="P2" draw:layer="layout" svg:width="1.154cm" svg:height="0.55cm" svg:x="24.742cm" svg:y="6.196cm" svg:viewBox="0 0 1155 551" draw:points="0,551 428,551 428,0 1155,0">
          <text:p/>
        </draw:polyline>
        <draw:polyline draw:style-name="gr2" draw:text-style-name="P2" draw:layer="layout" svg:width="1.154cm" svg:height="0.4cm" svg:x="24.742cm" svg:y="6.496cm" svg:viewBox="0 0 1155 401" draw:points="0,401 600,401 600,0 1155,0">
          <text:p/>
        </draw:polyline>
        <draw:path draw:style-name="gr2" draw:text-style-name="P2" draw:layer="layout" svg:width="1.154cm" svg:height="0.55cm" svg:x="24.742cm" svg:y="7.04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42cm" svg:y="7.196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42cm" svg:y="7.34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42cm" svg:y="7.496cm" svg:viewBox="0 0 1155 1001" svg:d="M0 0h100v1001h567c0-15 3-29 11-42 7-13 18-23 30-30 13-8 27-12 42-12s29 4 42 12c13 7 23 17 31 30 7 13 11 27 11 42h321">
          <text:p/>
        </draw:path>
        <draw:line draw:style-name="gr23" draw:text-style-name="P13" draw:layer="layout" svg:x1="25.51cm" svg:y1="4.576cm" svg:x2="25.51cm" svg:y2="6.76cm">
          <text:p/>
        </draw:line>
        <draw:g>
          <draw:path draw:style-name="gr14" draw:text-style-name="P7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3" draw:text-style-name="P15" draw:layer="layout" svg:x1="25.503cm" svg:y1="8.756cm" svg:x2="25.503cm" svg:y2="9.269cm">
          <text:p/>
        </draw:line>
        <draw:frame draw:style-name="gr27" draw:text-style-name="P14" draw:layer="layout" svg:width="0.908cm" svg:height="0.607cm" svg:x="25.026cm" svg:y="9.131cm">
          <draw:text-box>
            <text:p><text:span text:style-name="T8">D0</text:span></text:p>
          </draw:text-box>
        </draw:frame>
        <draw:line draw:style-name="gr23" draw:text-style-name="P13" draw:layer="layout" svg:x1="23.1cm" svg:y1="7.743cm" svg:x2="23.73cm" svg:y2="7.743cm">
          <text:p/>
        </draw:line>
        <draw:line draw:style-name="gr23" draw:text-style-name="P13" draw:layer="layout" svg:x1="23.1cm" svg:y1="3.572cm" svg:x2="23.775cm" svg:y2="3.572cm">
          <text:p/>
        </draw:line>
        <draw:line draw:style-name="gr23" draw:text-style-name="P13" draw:layer="layout" svg:x1="23.1cm" svg:y1="3.572cm" svg:x2="23.1cm" svg:y2="7.73cm">
          <text:p/>
        </draw:line>
        <draw:g>
          <draw:path draw:style-name="gr14" draw:text-style-name="P7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3" draw:text-style-name="P13" draw:layer="layout" svg:x1="23.1cm" svg:y1="7.757cm" svg:x2="23.1cm" svg:y2="8.108cm">
          <text:p/>
        </draw:line>
        <draw:frame draw:style-name="gr27" draw:text-style-name="P14" draw:layer="layout" svg:width="0.908cm" svg:height="0.607cm" svg:x="22.626cm" svg:y="7.932cm">
          <draw:text-box>
            <text:p><text:span text:style-name="T8">D1</text:span></text:p>
          </draw:text-box>
        </draw:frame>
        <draw:line draw:style-name="gr23" draw:text-style-name="P13" draw:layer="layout" svg:x1="22.749cm" svg:y1="2.249cm" svg:x2="23.748cm" svg:y2="2.411cm">
          <text:p/>
        </draw:line>
        <draw:line draw:style-name="gr23" draw:text-style-name="P13" draw:layer="layout" svg:x1="22.749cm" svg:y1="2.411cm" svg:x2="23.775cm" svg:y2="2.708cm">
          <text:p/>
        </draw:line>
        <draw:line draw:style-name="gr23" draw:text-style-name="P13" draw:layer="layout" svg:x1="22.776cm" svg:y1="2.573cm" svg:x2="23.775cm" svg:y2="3.005cm">
          <text:p/>
        </draw:line>
        <draw:line draw:style-name="gr23" draw:text-style-name="P13" draw:layer="layout" svg:x1="22.776cm" svg:y1="2.708cm" svg:x2="23.748cm" svg:y2="3.302cm">
          <text:p/>
        </draw:line>
        <draw:line draw:style-name="gr23" draw:text-style-name="P13" draw:layer="layout" svg:x1="22.776cm" svg:y1="2.87cm" svg:x2="23.748cm" svg:y2="6.596cm">
          <text:p/>
        </draw:line>
        <draw:line draw:style-name="gr23" draw:text-style-name="P13" draw:layer="layout" svg:x1="22.776cm" svg:y1="3.032cm" svg:x2="23.748cm" svg:y2="6.893cm">
          <text:p/>
        </draw:line>
        <draw:line draw:style-name="gr23" draw:text-style-name="P13" draw:layer="layout" svg:x1="22.776cm" svg:y1="3.167cm" svg:x2="23.748cm" svg:y2="7.19cm">
          <text:p/>
        </draw:line>
        <draw:line draw:style-name="gr23" draw:text-style-name="P13" draw:layer="layout" svg:x1="22.749cm" svg:y1="3.329cm" svg:x2="23.748cm" svg:y2="7.514cm">
          <text:p/>
        </draw:line>
        <draw:line draw:style-name="gr23" draw:text-style-name="P13" draw:layer="layout" svg:x1="21.156cm" svg:y1="2.276cm" svg:x2="21.777cm" svg:y2="2.411cm">
          <text:p/>
        </draw:line>
        <draw:line draw:style-name="gr23" draw:text-style-name="P13" draw:layer="layout" svg:x1="21.156cm" svg:y1="2.411cm" svg:x2="21.777cm" svg:y2="2.708cm">
          <text:p/>
        </draw:line>
        <draw:line draw:style-name="gr23" draw:text-style-name="P13" draw:layer="layout" svg:x1="21.156cm" svg:y1="2.573cm" svg:x2="21.777cm" svg:y2="3.005cm">
          <text:p/>
        </draw:line>
        <draw:line draw:style-name="gr23" draw:text-style-name="P13" draw:layer="layout" svg:x1="21.183cm" svg:y1="2.735cm" svg:x2="21.777cm" svg:y2="3.329cm">
          <text:p/>
        </draw:line>
        <draw:frame draw:style-name="gr27" draw:text-style-name="P14" draw:layer="layout" svg:width="0.908cm" svg:height="0.607cm" svg:x="21.326cm" svg:y="3.833cm">
          <draw:text-box>
            <text:p><text:span text:style-name="T8">D2</text:span></text:p>
          </draw:text-box>
        </draw:frame>
        <draw:frame draw:style-name="gr27" draw:text-style-name="P14" draw:layer="layout" svg:width="0.908cm" svg:height="0.607cm" svg:x="19.826cm" svg:y="3.834cm">
          <draw:text-box>
            <text:p><text:span text:style-name="T8">D3</text:span></text:p>
          </draw:text-box>
        </draw:frame>
        <draw:frame draw:style-name="gr27" draw:text-style-name="P14" draw:layer="layout" svg:width="0.908cm" svg:height="0.607cm" svg:x="18.426cm" svg:y="3.835cm">
          <draw:text-box>
            <text:p><text:span text:style-name="T8">D4</text:span></text:p>
          </draw:text-box>
        </draw:frame>
        <draw:frame draw:style-name="gr27" draw:text-style-name="P14" draw:layer="layout" svg:width="0.908cm" svg:height="0.607cm" svg:x="17.126cm" svg:y="3.836cm">
          <draw:text-box>
            <text:p><text:span text:style-name="T8">D5</text:span></text:p>
          </draw:text-box>
        </draw:frame>
        <draw:line draw:style-name="gr23" draw:text-style-name="P13" draw:layer="layout" svg:x1="19.86cm" svg:y1="2.384cm" svg:x2="20.157cm" svg:y2="2.411cm">
          <text:p/>
        </draw:line>
        <draw:line draw:style-name="gr23" draw:text-style-name="P13" draw:layer="layout" svg:x1="19.86cm" svg:y1="2.681cm" svg:x2="20.184cm" svg:y2="2.708cm">
          <text:p/>
        </draw:line>
        <draw:line draw:style-name="gr23" draw:text-style-name="P13" draw:layer="layout" svg:x1="18.564cm" svg:y1="2.384cm" svg:x2="18.861cm" svg:y2="2.384cm">
          <text:p/>
        </draw:line>
        <draw:line draw:style-name="gr23" draw:text-style-name="P13" draw:layer="layout" svg:x1="18.537cm" svg:y1="2.681cm" svg:x2="18.861cm" svg:y2="2.681cm">
          <text:p/>
        </draw:line>
        <draw:frame draw:style-name="gr28" draw:text-style-name="P14" draw:layer="layout" svg:width="3.622cm" svg:height="0.569cm" svg:x="8.451cm" svg:y="2.698cm">
          <draw:text-box>
            <text:p><text:span text:style-name="T9">DECO</text:span><text:span text:style-name="T9">DED_</text:span><text:span text:style-name="T9">SEL_</text:span><text:span text:style-name="T9">MEMA</text:span></text:p>
          </draw:text-box>
        </draw:frame>
        <draw:frame draw:style-name="gr29" draw:text-style-name="P14" draw:layer="layout" svg:width="1.924cm" svg:height="0.763cm" draw:transform="rotate (1.5707963267949) translate (26.993cm 3.788cm)">
          <draw:text-box>
            <text:p><text:span text:style-name="T10">RO</text:span><text:span text:style-name="T10">WS</text:span></text:p>
          </draw:text-box>
        </draw:frame>
        <draw:frame draw:style-name="gr30" draw:text-style-name="P14" draw:layer="layout" svg:width="1.747cm" svg:height="0.763cm" draw:transform="rotate (1.5707963267949) translate (26.959cm 7.946cm)">
          <draw:text-box>
            <text:p><text:span text:style-name="T10">CO</text:span><text:span text:style-name="T10">LS</text:span></text:p>
          </draw:text-box>
        </draw:frame>
        <draw:g>
          <draw:polygon draw:style-name="gr1" draw:text-style-name="P1" draw:layer="layout" svg:width="0.7cm" svg:height="1.7cm" svg:x="12.098cm" svg:y="2.079cm" svg:viewBox="0 0 701 1701" draw:points="0,1701 701,1701 701,0 0,0">
            <text:p/>
          </draw:polygon>
          <draw:polygon draw:style-name="gr2" draw:text-style-name="P2" draw:layer="layout" svg:width="0.7cm" svg:height="1.7cm" svg:x="12.098cm" svg:y="2.079cm" svg:viewBox="0 0 701 1701" draw:points="0,1701 701,1701 701,0 0,0">
            <text:p/>
          </draw:polygon>
        </draw:g>
        <draw:line draw:style-name="gr2" draw:text-style-name="P2" draw:layer="layout" svg:x1="12.348cm" svg:y1="2.98cm" svg:x2="12.549cm" svg:y2="2.879cm">
          <text:p/>
        </draw:line>
        <draw:path draw:style-name="gr2" draw:text-style-name="P2" draw:layer="layout" svg:width="0.998cm" svg:height="0cm" svg:x="11.948cm" svg:y="2.979cm" svg:viewBox="0 0 999 0" svg:d="M599 0h400M0 0h400">
          <text:p/>
        </draw:path>
        <draw:polyline draw:style-name="gr2" draw:text-style-name="P2" draw:layer="layout" svg:width="0.443cm" svg:height="0.105cm" svg:x="12.505cm" svg:y="2.829cm" svg:viewBox="0 0 444 106" draw:points="0,106 0,0 444,0">
          <text:p/>
        </draw:polyline>
        <draw:g>
          <draw:polygon draw:style-name="gr1" draw:text-style-name="P1" draw:layer="layout" svg:width="0.15cm" svg:height="0.15cm" svg:x="12.248cm" svg:y="3.454cm" svg:viewBox="0 0 151 151" draw:points="0,151 151,151 151,0 0,0">
            <text:p/>
          </draw:polygon>
          <draw:path draw:style-name="gr2" draw:text-style-name="P2" draw:layer="layout" svg:width="0.15cm" svg:height="0.15cm" svg:x="12.248cm" svg:y="3.4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31cm" svg:y="3.4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398cm" svg:y="3.454cm" svg:viewBox="0 0 301 151" draw:points="0,151 301,151 301,0 0,0">
              <text:p/>
            </draw:polygon>
            <draw:polygon draw:style-name="gr2" draw:text-style-name="P2" draw:layer="layout" svg:width="0.3cm" svg:height="0.15cm" svg:x="12.398cm" svg:y="3.4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398cm" svg:y="3.604cm">
            <draw:text-box>
              <text:p/>
            </draw:text-box>
          </draw:frame>
        </draw:g>
        <draw:line draw:style-name="gr2" draw:text-style-name="P2" xml:id="id6" draw:id="id6" draw:layer="layout" svg:x1="12.247cm" svg:y1="3.529cm" svg:x2="11.948cm" svg:y2="3.529cm">
          <text:p/>
        </draw:line>
        <draw:line draw:style-name="gr2" draw:text-style-name="P2" draw:layer="layout" svg:x1="10.819cm" svg:y1="3.53cm" svg:x2="11.02cm" svg:y2="3.429cm">
          <text:p/>
        </draw:line>
        <draw:path draw:style-name="gr2" draw:text-style-name="P2" xml:id="id5" draw:id="id5" draw:layer="layout" svg:width="0.998cm" svg:height="0cm" svg:x="10.419cm" svg:y="3.529cm" svg:viewBox="0 0 999 0" svg:d="M599 0h400M0 0h400">
          <text:p/>
        </draw:path>
        <draw:connector draw:style-name="gr23" draw:text-style-name="P13" draw:layer="layout" draw:type="line" svg:x1="11.418cm" svg:y1="3.529cm" svg:x2="11.948cm" svg:y2="3.529cm" draw:start-shape="id5" draw:start-glue-point="1" draw:end-shape="id6" draw:end-glue-point="3" svg:d="M11418 3529h530" svg:viewBox="0 0 531 1">
          <text:p/>
        </draw:connector>
        <draw:frame draw:style-name="gr31" draw:text-style-name="P14" draw:layer="layout" svg:width="0.811cm" svg:height="0.526cm" svg:x="9.797cm" svg:y="3.267cm">
          <draw:text-box>
            <text:p><text:span text:style-name="T7">+V</text:span></text:p>
          </draw:text-box>
        </draw:frame>
        <draw:custom-shape draw:style-name="gr32" draw:text-style-name="P11" draw:layer="layout" svg:width="0.729cm" svg:height="0.594cm" svg:x="10.581cm" svg:y="3.213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3.122cm" svg:height="0.569cm" svg:x="8.836cm" svg:y="3.751cm">
          <draw:text-box>
            <text:p><text:span text:style-name="T9">PRINTING </text:span><text:span text:style-name="T9">I_S-IV_M</text:span></text:p>
          </draw:text-box>
        </draw:frame>
        <draw:line draw:style-name="gr23" draw:text-style-name="P13" draw:layer="layout" svg:x1="12.957cm" svg:y1="2.835cm" svg:x2="15.765cm" svg:y2="3.537cm">
          <text:p/>
        </draw:line>
        <draw:line draw:style-name="gr23" draw:text-style-name="P13" draw:layer="layout" svg:x1="12.957cm" svg:y1="2.97cm" svg:x2="13.092cm" svg:y2="2.97cm">
          <text:p/>
        </draw:line>
        <draw:line draw:style-name="gr23" draw:text-style-name="P13" draw:layer="layout" svg:x1="13.092cm" svg:y1="2.97cm" svg:x2="13.092cm" svg:y2="4.05cm">
          <text:p/>
        </draw:line>
        <draw:line draw:style-name="gr23" draw:text-style-name="P13" draw:layer="layout" svg:x1="13.092cm" svg:y1="4.05cm" svg:x2="11.877cm" svg:y2="4.05cm">
          <text:p/>
        </draw:line>
        <draw:line draw:style-name="gr23" draw:text-style-name="P13" draw:layer="layout" svg:x1="11.877cm" svg:y1="4.05cm" svg:x2="11.877cm" svg:y2="3.537cm">
          <text:p/>
        </draw:line>
        <draw:g>
          <draw:path draw:style-name="gr14" draw:text-style-name="P7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3" draw:text-style-name="P13" draw:layer="layout" svg:x1="15.795cm" svg:y1="2.376cm" svg:x2="15.363cm" svg:y2="2.376cm">
          <text:p/>
        </draw:line>
        <draw:line draw:style-name="gr23" draw:text-style-name="P13" draw:layer="layout" svg:x1="15.795cm" svg:y1="2.7cm" svg:x2="15.336cm" svg:y2="2.7cm">
          <text:p/>
        </draw:line>
        <draw:line draw:style-name="gr23" draw:text-style-name="P13" draw:layer="layout" svg:x1="16.767cm" svg:y1="2.538cm" svg:x2="17.037cm" svg:y2="2.5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10" svg:d="M10 0l-10 1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  <style:master-page style:name="PM20" style:page-layout-name="PM0" draw:style-name="Mdp1"/>
    <style:master-page style:name="PM21" style:page-layout-name="PM0" draw:style-name="Mdp1"/>
    <style:master-page style:name="PM22" style:page-layout-name="PM0" draw:style-name="Mdp1"/>
    <style:master-page style:name="PM23" style:page-layout-name="PM0" draw:style-name="Mdp1"/>
    <style:master-page style:name="PM24" style:page-layout-name="PM0" draw:style-name="Mdp1"/>
    <style:master-page style:name="PM25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0T08:59:33.148483408</dc:date>
    <meta:creation-date>2020-03-20T10:50:29Z</meta:creation-date>
    <meta:generator>LibreOffice/6.4.7.2$Linux_X86_64 LibreOffice_project/40$Build-2</meta:generator>
    <meta:editing-duration>PT3H28M51S</meta:editing-duration>
    <meta:editing-cycles>12</meta:editing-cycles>
    <meta:document-statistic meta:object-count="7487"/>
  </office:meta>
</office:document-meta>
</file>